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14mm"/>
    </style:style>
    <style:style style:name="co3" style:family="table-column">
      <style:table-column-properties fo:break-before="auto" style:column-width="47.87mm"/>
    </style:style>
    <style:style style:name="co4" style:family="table-column">
      <style:table-column-properties fo:break-before="auto" style:column-width="41.08mm"/>
    </style:style>
    <style:style style:name="co5" style:family="table-column">
      <style:table-column-properties fo:break-before="auto" style:column-width="39.23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26.09mm"/>
    </style:style>
    <style:style style:name="co8" style:family="table-column">
      <style:table-column-properties fo:break-before="auto" style:column-width="33.97mm"/>
    </style:style>
    <style:style style:name="co9" style:family="table-column">
      <style:table-column-properties fo:break-before="auto" style:column-width="52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lorSpac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lativeSize</text:p>
          </table:table-cell>
          <table:table-cell office:value-type="string" calcext:value-type="string">
            <text:p>RGBFuzzErrorMetric</text:p>
          </table:table-cell>
          <table:table-cell office:value-type="string" calcext:value-type="string">
            <text:p>RGBMeanSquareErrorMetric</text:p>
          </table:table-cell>
          <table:table-cell office:value-type="string" calcext:value-type="string">
            <text:p>RGBPeakSignalToRatioErrorMetric</text:p>
          </table:table-cell>
          <table:table-cell office:value-type="string" calcext:value-type="string">
            <text:p>RGBPerceptualErrorMetric</text:p>
          </table:table-cell>
          <table:table-cell office:value-type="string" calcext:value-type="string">
            <text:p>LABFuzzErrorMetric</text:p>
          </table:table-cell>
          <table:table-cell office:value-type="string" calcext:value-type="string">
            <text:p>LABMeanSquareErrorMetric</text:p>
          </table:table-cell>
          <table:table-cell office:value-type="string" calcext:value-type="string">
            <text:p>LABPeakSignalToRatioErrorMetric</text:p>
          </table:table-cell>
          <table:table-cell office:value-type="string" calcext:value-type="string">
            <text:p>LABPerceptualErrorMetric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10194519" calcext:value-type="float">
            <text:p>10194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6291456" calcext:value-type="float">
            <text:p>6291456</text:p>
          </table:table-cell>
          <table:table-cell/>
          <table:table-cell office:value-type="float" office:value="0.017679" calcext:value-type="float">
            <text:p>0,017679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35.050813" calcext:value-type="float">
            <text:p>35,050813</text:p>
          </table:table-cell>
          <table:table-cell office:value-type="float" office:value="0.389627" calcext:value-type="float">
            <text:p>0,389627</text:p>
          </table:table-cell>
          <table:table-cell office:value-type="float" office:value="0.012134" calcext:value-type="float">
            <text:p>0,012134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38.319593" calcext:value-type="float">
            <text:p>38,319593</text:p>
          </table:table-cell>
          <table:table-cell office:value-type="float" office:value="0.996572" calcext:value-type="float">
            <text:p>0,996572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1802" calcext:value-type="float">
            <text:p>0,01802</text:p>
          </table:table-cell>
          <table:table-cell office:value-type="float" office:value="0.000325" calcext:value-type="float">
            <text:p>0,000325</text:p>
          </table:table-cell>
          <table:table-cell office:value-type="float" office:value="34.884778" calcext:value-type="float">
            <text:p>34,884778</text:p>
          </table:table-cell>
          <table:table-cell office:value-type="float" office:value="0.490857" calcext:value-type="float">
            <text:p>0,490857</text:p>
          </table:table-cell>
          <table:table-cell office:value-type="float" office:value="0.012212" calcext:value-type="float">
            <text:p>0,012212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38.263931" calcext:value-type="float">
            <text:p>38,263931</text:p>
          </table:table-cell>
          <table:table-cell office:value-type="float" office:value="0.315741" calcext:value-type="float">
            <text:p>0,31574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12582912" calcext:value-type="float">
            <text:p>12582912</text:p>
          </table:table-cell>
          <table:table-cell/>
          <table:table-cell office:value-type="float" office:value="0.018215" calcext:value-type="float">
            <text:p>0,018215</text:p>
          </table:table-cell>
          <table:table-cell office:value-type="float" office:value="0.000332" calcext:value-type="float">
            <text:p>0,000332</text:p>
          </table:table-cell>
          <table:table-cell office:value-type="float" office:value="34.791405" calcext:value-type="float">
            <text:p>34,791405</text:p>
          </table:table-cell>
          <table:table-cell office:value-type="float" office:value="1.156476" calcext:value-type="float">
            <text:p>1,156476</text:p>
          </table:table-cell>
          <table:table-cell office:value-type="float" office:value="0.012316" calcext:value-type="float">
            <text:p>0,012316</text:p>
          </table:table-cell>
          <table:table-cell office:value-type="float" office:value="0.000152" calcext:value-type="float">
            <text:p>0,000152</text:p>
          </table:table-cell>
          <table:table-cell office:value-type="float" office:value="38.190297" calcext:value-type="float">
            <text:p>38,190297</text:p>
          </table:table-cell>
          <table:table-cell office:value-type="float" office:value="0.624596" calcext:value-type="float">
            <text:p>0,624596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15728640" calcext:value-type="float">
            <text:p>15728640</text:p>
          </table:table-cell>
          <table:table-cell/>
          <table:table-cell office:value-type="float" office:value="0.018269" calcext:value-type="float">
            <text:p>0,018269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34.765628" calcext:value-type="float">
            <text:p>34,765628</text:p>
          </table:table-cell>
          <table:table-cell office:value-type="float" office:value="1.698576" calcext:value-type="float">
            <text:p>1,698576</text:p>
          </table:table-cell>
          <table:table-cell office:value-type="float" office:value="0.012347" calcext:value-type="float">
            <text:p>0,012347</text:p>
          </table:table-cell>
          <table:table-cell office:value-type="float" office:value="0.000152" calcext:value-type="float">
            <text:p>0,000152</text:p>
          </table:table-cell>
          <table:table-cell office:value-type="float" office:value="38.168874" calcext:value-type="float">
            <text:p>38,168874</text:p>
          </table:table-cell>
          <table:table-cell office:value-type="float" office:value="0.820238" calcext:value-type="float">
            <text:p>0,820238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36223" calcext:value-type="float">
            <text:p>0,036223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28.820231" calcext:value-type="float">
            <text:p>28,820231</text:p>
          </table:table-cell>
          <table:table-cell office:value-type="float" office:value="53.595712" calcext:value-type="float">
            <text:p>53,595712</text:p>
          </table:table-cell>
          <table:table-cell office:value-type="float" office:value="0.022173" calcext:value-type="float">
            <text:p>0,022173</text:p>
          </table:table-cell>
          <table:table-cell office:value-type="float" office:value="0.000492" calcext:value-type="float">
            <text:p>0,000492</text:p>
          </table:table-cell>
          <table:table-cell office:value-type="float" office:value="33.083605" calcext:value-type="float">
            <text:p>33,083605</text:p>
          </table:table-cell>
          <table:table-cell office:value-type="float" office:value="33.191434" calcext:value-type="float">
            <text:p>33,191434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40034" calcext:value-type="float">
            <text:p>0,040034</text:p>
          </table:table-cell>
          <table:table-cell office:value-type="float" office:value="0.001603" calcext:value-type="float">
            <text:p>0,001603</text:p>
          </table:table-cell>
          <table:table-cell office:value-type="float" office:value="27.951365" calcext:value-type="float">
            <text:p>27,951365</text:p>
          </table:table-cell>
          <table:table-cell office:value-type="float" office:value="44.818958" calcext:value-type="float">
            <text:p>44,818958</text:p>
          </table:table-cell>
          <table:table-cell office:value-type="float" office:value="0.024587" calcext:value-type="float">
            <text:p>0,024587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32.185854" calcext:value-type="float">
            <text:p>32,185854</text:p>
          </table:table-cell>
          <table:table-cell office:value-type="float" office:value="38.961506" calcext:value-type="float">
            <text:p>38,961506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41349" calcext:value-type="float">
            <text:p>0,041349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27.670654" calcext:value-type="float">
            <text:p>27,670654</text:p>
          </table:table-cell>
          <table:table-cell office:value-type="float" office:value="48.623091" calcext:value-type="float">
            <text:p>48,623091</text:p>
          </table:table-cell>
          <table:table-cell office:value-type="float" office:value="0.025284" calcext:value-type="float">
            <text:p>0,025284</text:p>
          </table:table-cell>
          <table:table-cell office:value-type="float" office:value="0.000639" calcext:value-type="float">
            <text:p>0,000639</text:p>
          </table:table-cell>
          <table:table-cell office:value-type="float" office:value="31.943102" calcext:value-type="float">
            <text:p>31,943102</text:p>
          </table:table-cell>
          <table:table-cell office:value-type="float" office:value="41.510095" calcext:value-type="float">
            <text:p>41,510095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41684" calcext:value-type="float">
            <text:p>0,041684</text:p>
          </table:table-cell>
          <table:table-cell office:value-type="float" office:value="0.001738" calcext:value-type="float">
            <text:p>0,001738</text:p>
          </table:table-cell>
          <table:table-cell office:value-type="float" office:value="27.60067" calcext:value-type="float">
            <text:p>27,60067</text:p>
          </table:table-cell>
          <table:table-cell office:value-type="float" office:value="49.535588" calcext:value-type="float">
            <text:p>49,535588</text:p>
          </table:table-cell>
          <table:table-cell office:value-type="float" office:value="0.025457" calcext:value-type="float">
            <text:p>0,025457</text:p>
          </table:table-cell>
          <table:table-cell office:value-type="float" office:value="0.000648" calcext:value-type="float">
            <text:p>0,000648</text:p>
          </table:table-cell>
          <table:table-cell office:value-type="float" office:value="31.883962" calcext:value-type="float">
            <text:p>31,883962</text:p>
          </table:table-cell>
          <table:table-cell office:value-type="float" office:value="41.481769" calcext:value-type="float">
            <text:p>41,481769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41735" calcext:value-type="float">
            <text:p>0,041735</text:p>
          </table:table-cell>
          <table:table-cell office:value-type="float" office:value="0.001742" calcext:value-type="float">
            <text:p>0,001742</text:p>
          </table:table-cell>
          <table:table-cell office:value-type="float" office:value="27.589948" calcext:value-type="float">
            <text:p>27,589948</text:p>
          </table:table-cell>
          <table:table-cell office:value-type="float" office:value="45.325671" calcext:value-type="float">
            <text:p>45,325671</text:p>
          </table:table-cell>
          <table:table-cell office:value-type="float" office:value="0.025929" calcext:value-type="float">
            <text:p>0,025929</text:p>
          </table:table-cell>
          <table:table-cell office:value-type="float" office:value="0.000672" calcext:value-type="float">
            <text:p>0,000672</text:p>
          </table:table-cell>
          <table:table-cell office:value-type="float" office:value="31.724131" calcext:value-type="float">
            <text:p>31,724131</text:p>
          </table:table-cell>
          <table:table-cell office:value-type="float" office:value="39.335263" calcext:value-type="float">
            <text:p>39,335263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40798" calcext:value-type="float">
            <text:p>0,040798</text:p>
          </table:table-cell>
          <table:table-cell office:value-type="float" office:value="0.001664" calcext:value-type="float">
            <text:p>0,001664</text:p>
          </table:table-cell>
          <table:table-cell office:value-type="float" office:value="27.78718" calcext:value-type="float">
            <text:p>27,78718</text:p>
          </table:table-cell>
          <table:table-cell office:value-type="float" office:value="39.013834" calcext:value-type="float">
            <text:p>39,013834</text:p>
          </table:table-cell>
          <table:table-cell office:value-type="float" office:value="0.025294" calcext:value-type="float">
            <text:p>0,025294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31.939726" calcext:value-type="float">
            <text:p>31,939726</text:p>
          </table:table-cell>
          <table:table-cell office:value-type="float" office:value="32.491134" calcext:value-type="float">
            <text:p>32,491134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40811" calcext:value-type="float">
            <text:p>0,040811</text:p>
          </table:table-cell>
          <table:table-cell office:value-type="float" office:value="0.001666" calcext:value-type="float">
            <text:p>0,001666</text:p>
          </table:table-cell>
          <table:table-cell office:value-type="float" office:value="27.784371" calcext:value-type="float">
            <text:p>27,784371</text:p>
          </table:table-cell>
          <table:table-cell office:value-type="float" office:value="38.950172" calcext:value-type="float">
            <text:p>38,950172</text:p>
          </table:table-cell>
          <table:table-cell office:value-type="float" office:value="0.025198" calcext:value-type="float">
            <text:p>0,025198</text:p>
          </table:table-cell>
          <table:table-cell office:value-type="float" office:value="0.000635" calcext:value-type="float">
            <text:p>0,000635</text:p>
          </table:table-cell>
          <table:table-cell office:value-type="float" office:value="31.972615" calcext:value-type="float">
            <text:p>31,972615</text:p>
          </table:table-cell>
          <table:table-cell office:value-type="float" office:value="32.000038" calcext:value-type="float">
            <text:p>32,000038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40815" calcext:value-type="float">
            <text:p>0,040815</text:p>
          </table:table-cell>
          <table:table-cell office:value-type="float" office:value="0.001666" calcext:value-type="float">
            <text:p>0,001666</text:p>
          </table:table-cell>
          <table:table-cell office:value-type="float" office:value="27.783647" calcext:value-type="float">
            <text:p>27,783647</text:p>
          </table:table-cell>
          <table:table-cell office:value-type="float" office:value="38.861775" calcext:value-type="float">
            <text:p>38,861775</text:p>
          </table:table-cell>
          <table:table-cell office:value-type="float" office:value="0.025177" calcext:value-type="float">
            <text:p>0,025177</text:p>
          </table:table-cell>
          <table:table-cell office:value-type="float" office:value="0.000634" calcext:value-type="float">
            <text:p>0,000634</text:p>
          </table:table-cell>
          <table:table-cell office:value-type="float" office:value="31.979772" calcext:value-type="float">
            <text:p>31,979772</text:p>
          </table:table-cell>
          <table:table-cell office:value-type="float" office:value="31.901629" calcext:value-type="float">
            <text:p>31,901629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54199" calcext:value-type="float">
            <text:p>0,054199</text:p>
          </table:table-cell>
          <table:table-cell office:value-type="float" office:value="0.002937" calcext:value-type="float">
            <text:p>0,002937</text:p>
          </table:table-cell>
          <table:table-cell office:value-type="float" office:value="25.320249" calcext:value-type="float">
            <text:p>25,320249</text:p>
          </table:table-cell>
          <table:table-cell office:value-type="float" office:value="50.248186" calcext:value-type="float">
            <text:p>50,248186</text:p>
          </table:table-cell>
          <table:table-cell office:value-type="float" office:value="0.031287" calcext:value-type="float">
            <text:p>0,031287</text:p>
          </table:table-cell>
          <table:table-cell office:value-type="float" office:value="0.000979" calcext:value-type="float">
            <text:p>0,000979</text:p>
          </table:table-cell>
          <table:table-cell office:value-type="float" office:value="30.092634" calcext:value-type="float">
            <text:p>30,092634</text:p>
          </table:table-cell>
          <table:table-cell office:value-type="float" office:value="37.650404" calcext:value-type="float">
            <text:p>37,650404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60716" calcext:value-type="float">
            <text:p>0,060716</text:p>
          </table:table-cell>
          <table:table-cell office:value-type="float" office:value="0.003686" calcext:value-type="float">
            <text:p>0,003686</text:p>
          </table:table-cell>
          <table:table-cell office:value-type="float" office:value="24.333958" calcext:value-type="float">
            <text:p>24,333958</text:p>
          </table:table-cell>
          <table:table-cell office:value-type="float" office:value="51.840468" calcext:value-type="float">
            <text:p>51,840468</text:p>
          </table:table-cell>
          <table:table-cell office:value-type="float" office:value="0.034312" calcext:value-type="float">
            <text:p>0,034312</text:p>
          </table:table-cell>
          <table:table-cell office:value-type="float" office:value="0.001177" calcext:value-type="float">
            <text:p>0,001177</text:p>
          </table:table-cell>
          <table:table-cell office:value-type="float" office:value="29.291133" calcext:value-type="float">
            <text:p>29,291133</text:p>
          </table:table-cell>
          <table:table-cell office:value-type="float" office:value="51.022031" calcext:value-type="float">
            <text:p>51,02203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62587" calcext:value-type="float">
            <text:p>0,062587</text:p>
          </table:table-cell>
          <table:table-cell office:value-type="float" office:value="0.003917" calcext:value-type="float">
            <text:p>0,003917</text:p>
          </table:table-cell>
          <table:table-cell office:value-type="float" office:value="24.070261" calcext:value-type="float">
            <text:p>24,070261</text:p>
          </table:table-cell>
          <table:table-cell office:value-type="float" office:value="52.268115" calcext:value-type="float">
            <text:p>52,268115</text:p>
          </table:table-cell>
          <table:table-cell office:value-type="float" office:value="0.035116" calcext:value-type="float">
            <text:p>0,035116</text:p>
          </table:table-cell>
          <table:table-cell office:value-type="float" office:value="0.001233" calcext:value-type="float">
            <text:p>0,001233</text:p>
          </table:table-cell>
          <table:table-cell office:value-type="float" office:value="29.089885" calcext:value-type="float">
            <text:p>29,089885</text:p>
          </table:table-cell>
          <table:table-cell office:value-type="float" office:value="49.930538" calcext:value-type="float">
            <text:p>49,930538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63054" calcext:value-type="float">
            <text:p>0,063054</text:p>
          </table:table-cell>
          <table:table-cell office:value-type="float" office:value="0.003976" calcext:value-type="float">
            <text:p>0,003976</text:p>
          </table:table-cell>
          <table:table-cell office:value-type="float" office:value="24.005797" calcext:value-type="float">
            <text:p>24,005797</text:p>
          </table:table-cell>
          <table:table-cell office:value-type="float" office:value="52.364288" calcext:value-type="float">
            <text:p>52,364288</text:p>
          </table:table-cell>
          <table:table-cell office:value-type="float" office:value="0.035318" calcext:value-type="float">
            <text:p>0,035318</text:p>
          </table:table-cell>
          <table:table-cell office:value-type="float" office:value="0.001247" calcext:value-type="float">
            <text:p>0,001247</text:p>
          </table:table-cell>
          <table:table-cell office:value-type="float" office:value="29.040148" calcext:value-type="float">
            <text:p>29,040148</text:p>
          </table:table-cell>
          <table:table-cell office:value-type="float" office:value="50.104836" calcext:value-type="float">
            <text:p>50,104836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79208" calcext:value-type="float">
            <text:p>0,079208</text:p>
          </table:table-cell>
          <table:table-cell office:value-type="float" office:value="0.006274" calcext:value-type="float">
            <text:p>0,006274</text:p>
          </table:table-cell>
          <table:table-cell office:value-type="float" office:value="22.024662" calcext:value-type="float">
            <text:p>22,024662</text:p>
          </table:table-cell>
          <table:table-cell office:value-type="float" office:value="22.817344" calcext:value-type="float">
            <text:p>22,817344</text:p>
          </table:table-cell>
          <table:table-cell office:value-type="float" office:value="0.040331" calcext:value-type="float">
            <text:p>0,040331</text:p>
          </table:table-cell>
          <table:table-cell office:value-type="float" office:value="0.001627" calcext:value-type="float">
            <text:p>0,001627</text:p>
          </table:table-cell>
          <table:table-cell office:value-type="float" office:value="27.887248" calcext:value-type="float">
            <text:p>27,887248</text:p>
          </table:table-cell>
          <table:table-cell office:value-type="float" office:value="19.114721" calcext:value-type="float">
            <text:p>19,11472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76174" calcext:value-type="float">
            <text:p>0,076174</text:p>
          </table:table-cell>
          <table:table-cell office:value-type="float" office:value="0.005802" calcext:value-type="float">
            <text:p>0,005802</text:p>
          </table:table-cell>
          <table:table-cell office:value-type="float" office:value="22.363904" calcext:value-type="float">
            <text:p>22,363904</text:p>
          </table:table-cell>
          <table:table-cell office:value-type="float" office:value="18.299862" calcext:value-type="float">
            <text:p>18,299862</text:p>
          </table:table-cell>
          <table:table-cell office:value-type="float" office:value="0.039817" calcext:value-type="float">
            <text:p>0,039817</text:p>
          </table:table-cell>
          <table:table-cell office:value-type="float" office:value="0.001585" calcext:value-type="float">
            <text:p>0,001585</text:p>
          </table:table-cell>
          <table:table-cell office:value-type="float" office:value="27.998732" calcext:value-type="float">
            <text:p>27,998732</text:p>
          </table:table-cell>
          <table:table-cell office:value-type="float" office:value="16.847257" calcext:value-type="float">
            <text:p>16,847257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75942" calcext:value-type="float">
            <text:p>0,075942</text:p>
          </table:table-cell>
          <table:table-cell office:value-type="float" office:value="0.005767" calcext:value-type="float">
            <text:p>0,005767</text:p>
          </table:table-cell>
          <table:table-cell office:value-type="float" office:value="22.39032" calcext:value-type="float">
            <text:p>22,39032</text:p>
          </table:table-cell>
          <table:table-cell office:value-type="float" office:value="18.790389" calcext:value-type="float">
            <text:p>18,790389</text:p>
          </table:table-cell>
          <table:table-cell office:value-type="float" office:value="0.039775" calcext:value-type="float">
            <text:p>0,039775</text:p>
          </table:table-cell>
          <table:table-cell office:value-type="float" office:value="0.001582" calcext:value-type="float">
            <text:p>0,001582</text:p>
          </table:table-cell>
          <table:table-cell office:value-type="float" office:value="28.007883" calcext:value-type="float">
            <text:p>28,007883</text:p>
          </table:table-cell>
          <table:table-cell office:value-type="float" office:value="18.7789" calcext:value-type="float">
            <text:p>18,7789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75839" calcext:value-type="float">
            <text:p>0,075839</text:p>
          </table:table-cell>
          <table:table-cell office:value-type="float" office:value="0.005751" calcext:value-type="float">
            <text:p>0,005751</text:p>
          </table:table-cell>
          <table:table-cell office:value-type="float" office:value="22.402196" calcext:value-type="float">
            <text:p>22,402196</text:p>
          </table:table-cell>
          <table:table-cell office:value-type="float" office:value="18.256085" calcext:value-type="float">
            <text:p>18,256085</text:p>
          </table:table-cell>
          <table:table-cell office:value-type="float" office:value="0.039768" calcext:value-type="float">
            <text:p>0,039768</text:p>
          </table:table-cell>
          <table:table-cell office:value-type="float" office:value="0.001582" calcext:value-type="float">
            <text:p>0,001582</text:p>
          </table:table-cell>
          <table:table-cell office:value-type="float" office:value="28.009264" calcext:value-type="float">
            <text:p>28,009264</text:p>
          </table:table-cell>
          <table:table-cell office:value-type="float" office:value="19.824766" calcext:value-type="float">
            <text:p>19,824766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80009" calcext:value-type="float">
            <text:p>0,080009</text:p>
          </table:table-cell>
          <table:table-cell office:value-type="float" office:value="0.006401" calcext:value-type="float">
            <text:p>0,006401</text:p>
          </table:table-cell>
          <table:table-cell office:value-type="float" office:value="21.93721" calcext:value-type="float">
            <text:p>21,93721</text:p>
          </table:table-cell>
          <table:table-cell office:value-type="float" office:value="20.302134" calcext:value-type="float">
            <text:p>20,302134</text:p>
          </table:table-cell>
          <table:table-cell office:value-type="float" office:value="0.062428" calcext:value-type="float">
            <text:p>0,062428</text:p>
          </table:table-cell>
          <table:table-cell office:value-type="float" office:value="0.003897" calcext:value-type="float">
            <text:p>0,003897</text:p>
          </table:table-cell>
          <table:table-cell office:value-type="float" office:value="24.09236" calcext:value-type="float">
            <text:p>24,09236</text:p>
          </table:table-cell>
          <table:table-cell office:value-type="float" office:value="25.009346" calcext:value-type="float">
            <text:p>25,009346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7962" calcext:value-type="float">
            <text:p>0,07962</text:p>
          </table:table-cell>
          <table:table-cell office:value-type="float" office:value="0.006339" calcext:value-type="float">
            <text:p>0,006339</text:p>
          </table:table-cell>
          <table:table-cell office:value-type="float" office:value="21.979528" calcext:value-type="float">
            <text:p>21,979528</text:p>
          </table:table-cell>
          <table:table-cell office:value-type="float" office:value="20.232242" calcext:value-type="float">
            <text:p>20,232242</text:p>
          </table:table-cell>
          <table:table-cell office:value-type="float" office:value="0.062192" calcext:value-type="float">
            <text:p>0,062192</text:p>
          </table:table-cell>
          <table:table-cell office:value-type="float" office:value="0.003868" calcext:value-type="float">
            <text:p>0,003868</text:p>
          </table:table-cell>
          <table:table-cell office:value-type="float" office:value="24.125296" calcext:value-type="float">
            <text:p>24,125296</text:p>
          </table:table-cell>
          <table:table-cell office:value-type="float" office:value="24.096249" calcext:value-type="float">
            <text:p>24,096249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79559" calcext:value-type="float">
            <text:p>0,079559</text:p>
          </table:table-cell>
          <table:table-cell office:value-type="float" office:value="0.00633" calcext:value-type="float">
            <text:p>0,00633</text:p>
          </table:table-cell>
          <table:table-cell office:value-type="float" office:value="21.986248" calcext:value-type="float">
            <text:p>21,986248</text:p>
          </table:table-cell>
          <table:table-cell office:value-type="float" office:value="20.237288" calcext:value-type="float">
            <text:p>20,237288</text:p>
          </table:table-cell>
          <table:table-cell office:value-type="float" office:value="0.062166" calcext:value-type="float">
            <text:p>0,062166</text:p>
          </table:table-cell>
          <table:table-cell office:value-type="float" office:value="0.003865" calcext:value-type="float">
            <text:p>0,003865</text:p>
          </table:table-cell>
          <table:table-cell office:value-type="float" office:value="24.128917" calcext:value-type="float">
            <text:p>24,128917</text:p>
          </table:table-cell>
          <table:table-cell office:value-type="float" office:value="23.956074" calcext:value-type="float">
            <text:p>23,956074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79545" calcext:value-type="float">
            <text:p>0,079545</text:p>
          </table:table-cell>
          <table:table-cell office:value-type="float" office:value="0.006327" calcext:value-type="float">
            <text:p>0,006327</text:p>
          </table:table-cell>
          <table:table-cell office:value-type="float" office:value="21.987703" calcext:value-type="float">
            <text:p>21,987703</text:p>
          </table:table-cell>
          <table:table-cell office:value-type="float" office:value="20.240647" calcext:value-type="float">
            <text:p>20,240647</text:p>
          </table:table-cell>
          <table:table-cell office:value-type="float" office:value="0.062161" calcext:value-type="float">
            <text:p>0,062161</text:p>
          </table:table-cell>
          <table:table-cell office:value-type="float" office:value="0.003864" calcext:value-type="float">
            <text:p>0,003864</text:p>
          </table:table-cell>
          <table:table-cell office:value-type="float" office:value="24.129697" calcext:value-type="float">
            <text:p>24,129697</text:p>
          </table:table-cell>
          <table:table-cell office:value-type="float" office:value="23.924845" calcext:value-type="float">
            <text:p>23,924845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85161" calcext:value-type="float">
            <text:p>0,085161</text:p>
          </table:table-cell>
          <table:table-cell office:value-type="float" office:value="0.007252" calcext:value-type="float">
            <text:p>0,007252</text:p>
          </table:table-cell>
          <table:table-cell office:value-type="float" office:value="21.395212" calcext:value-type="float">
            <text:p>21,395212</text:p>
          </table:table-cell>
          <table:table-cell office:value-type="float" office:value="37.330503" calcext:value-type="float">
            <text:p>37,330503</text:p>
          </table:table-cell>
          <table:table-cell office:value-type="float" office:value="0.063563" calcext:value-type="float">
            <text:p>0,063563</text:p>
          </table:table-cell>
          <table:table-cell office:value-type="float" office:value="0.00404" calcext:value-type="float">
            <text:p>0,00404</text:p>
          </table:table-cell>
          <table:table-cell office:value-type="float" office:value="23.935845" calcext:value-type="float">
            <text:p>23,935845</text:p>
          </table:table-cell>
          <table:table-cell office:value-type="float" office:value="38.125571" calcext:value-type="float">
            <text:p>38,12557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84198" calcext:value-type="float">
            <text:p>0,084198</text:p>
          </table:table-cell>
          <table:table-cell office:value-type="float" office:value="0.007089" calcext:value-type="float">
            <text:p>0,007089</text:p>
          </table:table-cell>
          <table:table-cell office:value-type="float" office:value="21.493961" calcext:value-type="float">
            <text:p>21,493961</text:p>
          </table:table-cell>
          <table:table-cell office:value-type="float" office:value="35.221987" calcext:value-type="float">
            <text:p>35,221987</text:p>
          </table:table-cell>
          <table:table-cell office:value-type="float" office:value="0.063391" calcext:value-type="float">
            <text:p>0,063391</text:p>
          </table:table-cell>
          <table:table-cell office:value-type="float" office:value="0.004018" calcext:value-type="float">
            <text:p>0,004018</text:p>
          </table:table-cell>
          <table:table-cell office:value-type="float" office:value="23.959384" calcext:value-type="float">
            <text:p>23,959384</text:p>
          </table:table-cell>
          <table:table-cell office:value-type="float" office:value="36.760851" calcext:value-type="float">
            <text:p>36,76085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83997" calcext:value-type="float">
            <text:p>0,083997</text:p>
          </table:table-cell>
          <table:table-cell office:value-type="float" office:value="0.007055" calcext:value-type="float">
            <text:p>0,007055</text:p>
          </table:table-cell>
          <table:table-cell office:value-type="float" office:value="21.514764" calcext:value-type="float">
            <text:p>21,514764</text:p>
          </table:table-cell>
          <table:table-cell office:value-type="float" office:value="34.795562" calcext:value-type="float">
            <text:p>34,795562</text:p>
          </table:table-cell>
          <table:table-cell office:value-type="float" office:value="0.063368" calcext:value-type="float">
            <text:p>0,063368</text:p>
          </table:table-cell>
          <table:table-cell office:value-type="float" office:value="0.004016" calcext:value-type="float">
            <text:p>0,004016</text:p>
          </table:table-cell>
          <table:table-cell office:value-type="float" office:value="23.962541" calcext:value-type="float">
            <text:p>23,962541</text:p>
          </table:table-cell>
          <table:table-cell office:value-type="float" office:value="44.754428" calcext:value-type="float">
            <text:p>44,754428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83949" calcext:value-type="float">
            <text:p>0,083949</text:p>
          </table:table-cell>
          <table:table-cell office:value-type="float" office:value="0.007047" calcext:value-type="float">
            <text:p>0,007047</text:p>
          </table:table-cell>
          <table:table-cell office:value-type="float" office:value="21.519656" calcext:value-type="float">
            <text:p>21,519656</text:p>
          </table:table-cell>
          <table:table-cell office:value-type="float" office:value="34.699086" calcext:value-type="float">
            <text:p>34,699086</text:p>
          </table:table-cell>
          <table:table-cell office:value-type="float" office:value="0.063367" calcext:value-type="float">
            <text:p>0,063367</text:p>
          </table:table-cell>
          <table:table-cell office:value-type="float" office:value="0.004015" calcext:value-type="float">
            <text:p>0,004015</text:p>
          </table:table-cell>
          <table:table-cell office:value-type="float" office:value="23.962784" calcext:value-type="float">
            <text:p>23,962784</text:p>
          </table:table-cell>
          <table:table-cell office:value-type="float" office:value="36.513937" calcext:value-type="float">
            <text:p>36,513937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107336" calcext:value-type="float">
            <text:p>0,107336</text:p>
          </table:table-cell>
          <table:table-cell office:value-type="float" office:value="0.011521" calcext:value-type="float">
            <text:p>0,011521</text:p>
          </table:table-cell>
          <table:table-cell office:value-type="float" office:value="19.385052" calcext:value-type="float">
            <text:p>19,385052</text:p>
          </table:table-cell>
          <table:table-cell office:value-type="float" office:value="82.948006" calcext:value-type="float">
            <text:p>82,948006</text:p>
          </table:table-cell>
          <table:table-cell office:value-type="float" office:value="0.078994" calcext:value-type="float">
            <text:p>0,078994</text:p>
          </table:table-cell>
          <table:table-cell office:value-type="float" office:value="0.00624" calcext:value-type="float">
            <text:p>0,00624</text:p>
          </table:table-cell>
          <table:table-cell office:value-type="float" office:value="22.048072" calcext:value-type="float">
            <text:p>22,048072</text:p>
          </table:table-cell>
          <table:table-cell office:value-type="float" office:value="57.461822" calcext:value-type="float">
            <text:p>57,461822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105978" calcext:value-type="float">
            <text:p>0,105978</text:p>
          </table:table-cell>
          <table:table-cell office:value-type="float" office:value="0.011231" calcext:value-type="float">
            <text:p>0,011231</text:p>
          </table:table-cell>
          <table:table-cell office:value-type="float" office:value="19.495674" calcext:value-type="float">
            <text:p>19,495674</text:p>
          </table:table-cell>
          <table:table-cell office:value-type="float" office:value="38.519761" calcext:value-type="float">
            <text:p>38,519761</text:p>
          </table:table-cell>
          <table:table-cell office:value-type="float" office:value="0.075191" calcext:value-type="float">
            <text:p>0,075191</text:p>
          </table:table-cell>
          <table:table-cell office:value-type="float" office:value="0.005654" calcext:value-type="float">
            <text:p>0,005654</text:p>
          </table:table-cell>
          <table:table-cell office:value-type="float" office:value="22.476736" calcext:value-type="float">
            <text:p>22,476736</text:p>
          </table:table-cell>
          <table:table-cell office:value-type="float" office:value="29.773605" calcext:value-type="float">
            <text:p>29,773605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105736" calcext:value-type="float">
            <text:p>0,105736</text:p>
          </table:table-cell>
          <table:table-cell office:value-type="float" office:value="0.01118" calcext:value-type="float">
            <text:p>0,01118</text:p>
          </table:table-cell>
          <table:table-cell office:value-type="float" office:value="19.515556" calcext:value-type="float">
            <text:p>19,515556</text:p>
          </table:table-cell>
          <table:table-cell office:value-type="float" office:value="37.567656" calcext:value-type="float">
            <text:p>37,567656</text:p>
          </table:table-cell>
          <table:table-cell office:value-type="float" office:value="0.075073" calcext:value-type="float">
            <text:p>0,075073</text:p>
          </table:table-cell>
          <table:table-cell office:value-type="float" office:value="0.005636" calcext:value-type="float">
            <text:p>0,005636</text:p>
          </table:table-cell>
          <table:table-cell office:value-type="float" office:value="22.490277" calcext:value-type="float">
            <text:p>22,490277</text:p>
          </table:table-cell>
          <table:table-cell office:value-type="float" office:value="35.740781" calcext:value-type="float">
            <text:p>35,74078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105686" calcext:value-type="float">
            <text:p>0,105686</text:p>
          </table:table-cell>
          <table:table-cell office:value-type="float" office:value="0.011169" calcext:value-type="float">
            <text:p>0,011169</text:p>
          </table:table-cell>
          <table:table-cell office:value-type="float" office:value="19.519683" calcext:value-type="float">
            <text:p>19,519683</text:p>
          </table:table-cell>
          <table:table-cell office:value-type="float" office:value="37.240986" calcext:value-type="float">
            <text:p>37,240986</text:p>
          </table:table-cell>
          <table:table-cell office:value-type="float" office:value="0.075047" calcext:value-type="float">
            <text:p>0,075047</text:p>
          </table:table-cell>
          <table:table-cell office:value-type="float" office:value="0.005632" calcext:value-type="float">
            <text:p>0,005632</text:p>
          </table:table-cell>
          <table:table-cell office:value-type="float" office:value="22.493332" calcext:value-type="float">
            <text:p>22,493332</text:p>
          </table:table-cell>
          <table:table-cell office:value-type="float" office:value="29.489774" calcext:value-type="float">
            <text:p>29,489774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197481" calcext:value-type="float">
            <text:p>0,197481</text:p>
          </table:table-cell>
          <table:table-cell office:value-type="float" office:value="0.038999" calcext:value-type="float">
            <text:p>0,038999</text:p>
          </table:table-cell>
          <table:table-cell office:value-type="float" office:value="14.089489" calcext:value-type="float">
            <text:p>14,089489</text:p>
          </table:table-cell>
          <table:table-cell office:value-type="float" office:value="59.181154" calcext:value-type="float">
            <text:p>59,181154</text:p>
          </table:table-cell>
          <table:table-cell office:value-type="float" office:value="0.098476" calcext:value-type="float">
            <text:p>0,098476</text:p>
          </table:table-cell>
          <table:table-cell office:value-type="float" office:value="0.009698" calcext:value-type="float">
            <text:p>0,009698</text:p>
          </table:table-cell>
          <table:table-cell office:value-type="float" office:value="20.133387" calcext:value-type="float">
            <text:p>20,133387</text:p>
          </table:table-cell>
          <table:table-cell office:value-type="float" office:value="52.441206" calcext:value-type="float">
            <text:p>52,441206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256215" calcext:value-type="float">
            <text:p>0,256215</text:p>
          </table:table-cell>
          <table:table-cell office:value-type="float" office:value="0.065646" calcext:value-type="float">
            <text:p>0,065646</text:p>
          </table:table-cell>
          <table:table-cell office:value-type="float" office:value="11.827912" calcext:value-type="float">
            <text:p>11,827912</text:p>
          </table:table-cell>
          <table:table-cell office:value-type="float" office:value="80.280558" calcext:value-type="float">
            <text:p>80,280558</text:p>
          </table:table-cell>
          <table:table-cell office:value-type="float" office:value="0.121118" calcext:value-type="float">
            <text:p>0,121118</text:p>
          </table:table-cell>
          <table:table-cell office:value-type="float" office:value="0.01467" calcext:value-type="float">
            <text:p>0,01467</text:p>
          </table:table-cell>
          <table:table-cell office:value-type="float" office:value="18.335793" calcext:value-type="float">
            <text:p>18,335793</text:p>
          </table:table-cell>
          <table:table-cell office:value-type="float" office:value="69.466367" calcext:value-type="float">
            <text:p>69,466367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293416" calcext:value-type="float">
            <text:p>0,293416</text:p>
          </table:table-cell>
          <table:table-cell office:value-type="float" office:value="0.086093" calcext:value-type="float">
            <text:p>0,086093</text:p>
          </table:table-cell>
          <table:table-cell office:value-type="float" office:value="10.650331" calcext:value-type="float">
            <text:p>10,650331</text:p>
          </table:table-cell>
          <table:table-cell office:value-type="float" office:value="90.87134" calcext:value-type="float">
            <text:p>90,87134</text:p>
          </table:table-cell>
          <table:table-cell office:value-type="float" office:value="0.143145" calcext:value-type="float">
            <text:p>0,143145</text:p>
          </table:table-cell>
          <table:table-cell office:value-type="float" office:value="0.02049" calcext:value-type="float">
            <text:p>0,02049</text:p>
          </table:table-cell>
          <table:table-cell office:value-type="float" office:value="16.884477" calcext:value-type="float">
            <text:p>16,884477</text:p>
          </table:table-cell>
          <table:table-cell office:value-type="float" office:value="76.673556" calcext:value-type="float">
            <text:p>76,673556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329293" calcext:value-type="float">
            <text:p>0,329293</text:p>
          </table:table-cell>
          <table:table-cell office:value-type="float" office:value="0.108434" calcext:value-type="float">
            <text:p>0,108434</text:p>
          </table:table-cell>
          <table:table-cell office:value-type="float" office:value="9.648349" calcext:value-type="float">
            <text:p>9,648349</text:p>
          </table:table-cell>
          <table:table-cell office:value-type="float" office:value="115.029305" calcext:value-type="float">
            <text:p>115,029305</text:p>
          </table:table-cell>
          <table:table-cell office:value-type="float" office:value="0.170966" calcext:value-type="float">
            <text:p>0,170966</text:p>
          </table:table-cell>
          <table:table-cell office:value-type="float" office:value="0.029229" calcext:value-type="float">
            <text:p>0,029229</text:p>
          </table:table-cell>
          <table:table-cell office:value-type="float" office:value="15.341789" calcext:value-type="float">
            <text:p>15,341789</text:p>
          </table:table-cell>
          <table:table-cell office:value-type="float" office:value="103.321923" calcext:value-type="float">
            <text:p>103,321923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324827" calcext:value-type="float">
            <text:p>0,324827</text:p>
          </table:table-cell>
          <table:table-cell office:value-type="float" office:value="0.105512" calcext:value-type="float">
            <text:p>0,105512</text:p>
          </table:table-cell>
          <table:table-cell office:value-type="float" office:value="9.766963" calcext:value-type="float">
            <text:p>9,766963</text:p>
          </table:table-cell>
          <table:table-cell office:value-type="float" office:value="124.432654" calcext:value-type="float">
            <text:p>124,432654</text:p>
          </table:table-cell>
          <table:table-cell office:value-type="float" office:value="0.16908" calcext:value-type="float">
            <text:p>0,16908</text:p>
          </table:table-cell>
          <table:table-cell office:value-type="float" office:value="0.028588" calcext:value-type="float">
            <text:p>0,028588</text:p>
          </table:table-cell>
          <table:table-cell office:value-type="float" office:value="15.43818" calcext:value-type="float">
            <text:p>15,43818</text:p>
          </table:table-cell>
          <table:table-cell office:value-type="float" office:value="108.300662" calcext:value-type="float">
            <text:p>108,300662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323577" calcext:value-type="float">
            <text:p>0,323577</text:p>
          </table:table-cell>
          <table:table-cell office:value-type="float" office:value="0.104702" calcext:value-type="float">
            <text:p>0,104702</text:p>
          </table:table-cell>
          <table:table-cell office:value-type="float" office:value="9.800438" calcext:value-type="float">
            <text:p>9,800438</text:p>
          </table:table-cell>
          <table:table-cell office:value-type="float" office:value="123.790054" calcext:value-type="float">
            <text:p>123,790054</text:p>
          </table:table-cell>
          <table:table-cell office:value-type="float" office:value="0.168326" calcext:value-type="float">
            <text:p>0,168326</text:p>
          </table:table-cell>
          <table:table-cell office:value-type="float" office:value="0.028334" calcext:value-type="float">
            <text:p>0,028334</text:p>
          </table:table-cell>
          <table:table-cell office:value-type="float" office:value="15.476986" calcext:value-type="float">
            <text:p>15,476986</text:p>
          </table:table-cell>
          <table:table-cell office:value-type="float" office:value="111.771489" calcext:value-type="float">
            <text:p>111,771489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3227" calcext:value-type="float">
            <text:p>0,3227</text:p>
          </table:table-cell>
          <table:table-cell office:value-type="float" office:value="0.104135" calcext:value-type="float">
            <text:p>0,104135</text:p>
          </table:table-cell>
          <table:table-cell office:value-type="float" office:value="9.824018" calcext:value-type="float">
            <text:p>9,824018</text:p>
          </table:table-cell>
          <table:table-cell office:value-type="float" office:value="127.202121" calcext:value-type="float">
            <text:p>127,202121</text:p>
          </table:table-cell>
          <table:table-cell office:value-type="float" office:value="0.167951" calcext:value-type="float">
            <text:p>0,167951</text:p>
          </table:table-cell>
          <table:table-cell office:value-type="float" office:value="0.028207" calcext:value-type="float">
            <text:p>0,028207</text:p>
          </table:table-cell>
          <table:table-cell office:value-type="float" office:value="15.496359" calcext:value-type="float">
            <text:p>15,496359</text:p>
          </table:table-cell>
          <table:table-cell office:value-type="float" office:value="106.28037" calcext:value-type="float">
            <text:p>106,28037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322456" calcext:value-type="float">
            <text:p>0,322456</text:p>
          </table:table-cell>
          <table:table-cell office:value-type="float" office:value="0.103978" calcext:value-type="float">
            <text:p>0,103978</text:p>
          </table:table-cell>
          <table:table-cell office:value-type="float" office:value="9.830604" calcext:value-type="float">
            <text:p>9,830604</text:p>
          </table:table-cell>
          <table:table-cell office:value-type="float" office:value="126.714482" calcext:value-type="float">
            <text:p>126,714482</text:p>
          </table:table-cell>
          <table:table-cell office:value-type="float" office:value="0.167899" calcext:value-type="float">
            <text:p>0,167899</text:p>
          </table:table-cell>
          <table:table-cell office:value-type="float" office:value="0.02819" calcext:value-type="float">
            <text:p>0,02819</text:p>
          </table:table-cell>
          <table:table-cell office:value-type="float" office:value="15.499046" calcext:value-type="float">
            <text:p>15,499046</text:p>
          </table:table-cell>
          <table:table-cell office:value-type="float" office:value="106.136557" calcext:value-type="float">
            <text:p>106,136557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322099" calcext:value-type="float">
            <text:p>0,322099</text:p>
          </table:table-cell>
          <table:table-cell office:value-type="float" office:value="0.103748" calcext:value-type="float">
            <text:p>0,103748</text:p>
          </table:table-cell>
          <table:table-cell office:value-type="float" office:value="9.840218" calcext:value-type="float">
            <text:p>9,840218</text:p>
          </table:table-cell>
          <table:table-cell office:value-type="float" office:value="140.158523" calcext:value-type="float">
            <text:p>140,158523</text:p>
          </table:table-cell>
          <table:table-cell office:value-type="float" office:value="0.167144" calcext:value-type="float">
            <text:p>0,167144</text:p>
          </table:table-cell>
          <table:table-cell office:value-type="float" office:value="0.027937" calcext:value-type="float">
            <text:p>0,027937</text:p>
          </table:table-cell>
          <table:table-cell office:value-type="float" office:value="15.538182" calcext:value-type="float">
            <text:p>15,538182</text:p>
          </table:table-cell>
          <table:table-cell office:value-type="float" office:value="92.449843" calcext:value-type="float">
            <text:p>92,449843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319959" calcext:value-type="float">
            <text:p>0,319959</text:p>
          </table:table-cell>
          <table:table-cell office:value-type="float" office:value="0.102374" calcext:value-type="float">
            <text:p>0,102374</text:p>
          </table:table-cell>
          <table:table-cell office:value-type="float" office:value="9.898105" calcext:value-type="float">
            <text:p>9,898105</text:p>
          </table:table-cell>
          <table:table-cell office:value-type="float" office:value="120.160029" calcext:value-type="float">
            <text:p>120,160029</text:p>
          </table:table-cell>
          <table:table-cell office:value-type="float" office:value="0.166343" calcext:value-type="float">
            <text:p>0,166343</text:p>
          </table:table-cell>
          <table:table-cell office:value-type="float" office:value="0.02767" calcext:value-type="float">
            <text:p>0,02767</text:p>
          </table:table-cell>
          <table:table-cell office:value-type="float" office:value="15.579929" calcext:value-type="float">
            <text:p>15,579929</text:p>
          </table:table-cell>
          <table:table-cell office:value-type="float" office:value="93.691411" calcext:value-type="float">
            <text:p>93,69141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320651" calcext:value-type="float">
            <text:p>0,320651</text:p>
          </table:table-cell>
          <table:table-cell office:value-type="float" office:value="0.102817" calcext:value-type="float">
            <text:p>0,102817</text:p>
          </table:table-cell>
          <table:table-cell office:value-type="float" office:value="9.879349" calcext:value-type="float">
            <text:p>9,879349</text:p>
          </table:table-cell>
          <table:table-cell office:value-type="float" office:value="120.097434" calcext:value-type="float">
            <text:p>120,097434</text:p>
          </table:table-cell>
          <table:table-cell office:value-type="float" office:value="0.166294" calcext:value-type="float">
            <text:p>0,166294</text:p>
          </table:table-cell>
          <table:table-cell office:value-type="float" office:value="0.027654" calcext:value-type="float">
            <text:p>0,027654</text:p>
          </table:table-cell>
          <table:table-cell office:value-type="float" office:value="15.582484" calcext:value-type="float">
            <text:p>15,582484</text:p>
          </table:table-cell>
          <table:table-cell office:value-type="float" office:value="105.932351" calcext:value-type="float">
            <text:p>105,93235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320754" calcext:value-type="float">
            <text:p>0,320754</text:p>
          </table:table-cell>
          <table:table-cell office:value-type="float" office:value="0.102883" calcext:value-type="float">
            <text:p>0,102883</text:p>
          </table:table-cell>
          <table:table-cell office:value-type="float" office:value="9.876561" calcext:value-type="float">
            <text:p>9,876561</text:p>
          </table:table-cell>
          <table:table-cell office:value-type="float" office:value="120.717948" calcext:value-type="float">
            <text:p>120,717948</text:p>
          </table:table-cell>
          <table:table-cell office:value-type="float" office:value="0.166255" calcext:value-type="float">
            <text:p>0,166255</text:p>
          </table:table-cell>
          <table:table-cell office:value-type="float" office:value="0.027641" calcext:value-type="float">
            <text:p>0,027641</text:p>
          </table:table-cell>
          <table:table-cell office:value-type="float" office:value="15.584485" calcext:value-type="float">
            <text:p>15,584485</text:p>
          </table:table-cell>
          <table:table-cell office:value-type="float" office:value="93.516525" calcext:value-type="float">
            <text:p>93,516525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10462913" calcext:value-type="float">
            <text:p>104629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6291456" calcext:value-type="float">
            <text:p>6291456</text:p>
          </table:table-cell>
          <table:table-cell/>
          <table:table-cell office:value-type="float" office:value="0.01996" calcext:value-type="float">
            <text:p>0,01996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33.996787" calcext:value-type="float">
            <text:p>33,996787</text:p>
          </table:table-cell>
          <table:table-cell office:value-type="float" office:value="0.098493" calcext:value-type="float">
            <text:p>0,098493</text:p>
          </table:table-cell>
          <table:table-cell office:value-type="float" office:value="0.012184" calcext:value-type="float">
            <text:p>0,012184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38.284281" calcext:value-type="float">
            <text:p>38,284281</text:p>
          </table:table-cell>
          <table:table-cell office:value-type="float" office:value="0.360253" calcext:value-type="float">
            <text:p>0,36025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20703" calcext:value-type="float">
            <text:p>0,020703</text:p>
          </table:table-cell>
          <table:table-cell office:value-type="float" office:value="0.000429" calcext:value-type="float">
            <text:p>0,000429</text:p>
          </table:table-cell>
          <table:table-cell office:value-type="float" office:value="33.679494" calcext:value-type="float">
            <text:p>33,679494</text:p>
          </table:table-cell>
          <table:table-cell office:value-type="float" office:value="0.156761" calcext:value-type="float">
            <text:p>0,156761</text:p>
          </table:table-cell>
          <table:table-cell office:value-type="float" office:value="0.01252" calcext:value-type="float">
            <text:p>0,01252</text:p>
          </table:table-cell>
          <table:table-cell office:value-type="float" office:value="0.000157" calcext:value-type="float">
            <text:p>0,000157</text:p>
          </table:table-cell>
          <table:table-cell office:value-type="float" office:value="38.047957" calcext:value-type="float">
            <text:p>38,047957</text:p>
          </table:table-cell>
          <table:table-cell office:value-type="float" office:value="0.144883" calcext:value-type="float">
            <text:p>0,14488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12582912" calcext:value-type="float">
            <text:p>12582912</text:p>
          </table:table-cell>
          <table:table-cell/>
          <table:table-cell office:value-type="float" office:value="0.021037" calcext:value-type="float">
            <text:p>0,021037</text:p>
          </table:table-cell>
          <table:table-cell office:value-type="float" office:value="0.000443" calcext:value-type="float">
            <text:p>0,000443</text:p>
          </table:table-cell>
          <table:table-cell office:value-type="float" office:value="33.540141" calcext:value-type="float">
            <text:p>33,540141</text:p>
          </table:table-cell>
          <table:table-cell office:value-type="float" office:value="0.17" calcext:value-type="float">
            <text:p>0,17</text:p>
          </table:table-cell>
          <table:table-cell office:value-type="float" office:value="0.012706" calcext:value-type="float">
            <text:p>0,012706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37.919803" calcext:value-type="float">
            <text:p>37,919803</text:p>
          </table:table-cell>
          <table:table-cell office:value-type="float" office:value="0.077152" calcext:value-type="float">
            <text:p>0,077152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15728640" calcext:value-type="float">
            <text:p>15728640</text:p>
          </table:table-cell>
          <table:table-cell/>
          <table:table-cell office:value-type="float" office:value="0.021128" calcext:value-type="float">
            <text:p>0,021128</text:p>
          </table:table-cell>
          <table:table-cell office:value-type="float" office:value="0.000446" calcext:value-type="float">
            <text:p>0,000446</text:p>
          </table:table-cell>
          <table:table-cell office:value-type="float" office:value="33.502672" calcext:value-type="float">
            <text:p>33,502672</text:p>
          </table:table-cell>
          <table:table-cell office:value-type="float" office:value="0.173868" calcext:value-type="float">
            <text:p>0,173868</text:p>
          </table:table-cell>
          <table:table-cell office:value-type="float" office:value="0.012757" calcext:value-type="float">
            <text:p>0,012757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37.885234" calcext:value-type="float">
            <text:p>37,885234</text:p>
          </table:table-cell>
          <table:table-cell office:value-type="float" office:value="0.092766" calcext:value-type="float">
            <text:p>0,092766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39241" calcext:value-type="float">
            <text:p>0,039241</text:p>
          </table:table-cell>
          <table:table-cell office:value-type="float" office:value="0.00154" calcext:value-type="float">
            <text:p>0,00154</text:p>
          </table:table-cell>
          <table:table-cell office:value-type="float" office:value="28.125273" calcext:value-type="float">
            <text:p>28,125273</text:p>
          </table:table-cell>
          <table:table-cell office:value-type="float" office:value="13.506534" calcext:value-type="float">
            <text:p>13,506534</text:p>
          </table:table-cell>
          <table:table-cell office:value-type="float" office:value="0.022486" calcext:value-type="float">
            <text:p>0,022486</text:p>
          </table:table-cell>
          <table:table-cell office:value-type="float" office:value="0.000506" calcext:value-type="float">
            <text:p>0,000506</text:p>
          </table:table-cell>
          <table:table-cell office:value-type="float" office:value="32.961687" calcext:value-type="float">
            <text:p>32,961687</text:p>
          </table:table-cell>
          <table:table-cell office:value-type="float" office:value="7.391887" calcext:value-type="float">
            <text:p>7,391887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4108" calcext:value-type="float">
            <text:p>0,04108</text:p>
          </table:table-cell>
          <table:table-cell office:value-type="float" office:value="0.001688" calcext:value-type="float">
            <text:p>0,001688</text:p>
          </table:table-cell>
          <table:table-cell office:value-type="float" office:value="27.727372" calcext:value-type="float">
            <text:p>27,727372</text:p>
          </table:table-cell>
          <table:table-cell office:value-type="float" office:value="11.063099" calcext:value-type="float">
            <text:p>11,063099</text:p>
          </table:table-cell>
          <table:table-cell office:value-type="float" office:value="0.023414" calcext:value-type="float">
            <text:p>0,023414</text:p>
          </table:table-cell>
          <table:table-cell office:value-type="float" office:value="0.000548" calcext:value-type="float">
            <text:p>0,000548</text:p>
          </table:table-cell>
          <table:table-cell office:value-type="float" office:value="32.610418" calcext:value-type="float">
            <text:p>32,610418</text:p>
          </table:table-cell>
          <table:table-cell office:value-type="float" office:value="11.878625" calcext:value-type="float">
            <text:p>11,878625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42004" calcext:value-type="float">
            <text:p>0,042004</text:p>
          </table:table-cell>
          <table:table-cell office:value-type="float" office:value="0.001764" calcext:value-type="float">
            <text:p>0,001764</text:p>
          </table:table-cell>
          <table:table-cell office:value-type="float" office:value="27.53426" calcext:value-type="float">
            <text:p>27,53426</text:p>
          </table:table-cell>
          <table:table-cell office:value-type="float" office:value="15.828224" calcext:value-type="float">
            <text:p>15,828224</text:p>
          </table:table-cell>
          <table:table-cell office:value-type="float" office:value="0.023783" calcext:value-type="float">
            <text:p>0,023783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32.47475" calcext:value-type="float">
            <text:p>32,47475</text:p>
          </table:table-cell>
          <table:table-cell office:value-type="float" office:value="13.635825" calcext:value-type="float">
            <text:p>13,635825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42246" calcext:value-type="float">
            <text:p>0,042246</text:p>
          </table:table-cell>
          <table:table-cell office:value-type="float" office:value="0.001785" calcext:value-type="float">
            <text:p>0,001785</text:p>
          </table:table-cell>
          <table:table-cell office:value-type="float" office:value="27.484283" calcext:value-type="float">
            <text:p>27,484283</text:p>
          </table:table-cell>
          <table:table-cell office:value-type="float" office:value="19.2088" calcext:value-type="float">
            <text:p>19,2088</text:p>
          </table:table-cell>
          <table:table-cell office:value-type="float" office:value="0.023877" calcext:value-type="float">
            <text:p>0,023877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32.440554" calcext:value-type="float">
            <text:p>32,440554</text:p>
          </table:table-cell>
          <table:table-cell office:value-type="float" office:value="13.978548" calcext:value-type="float">
            <text:p>13,978548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42193" calcext:value-type="float">
            <text:p>0,042193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27.495253" calcext:value-type="float">
            <text:p>27,495253</text:p>
          </table:table-cell>
          <table:table-cell office:value-type="float" office:value="11.987912" calcext:value-type="float">
            <text:p>11,987912</text:p>
          </table:table-cell>
          <table:table-cell office:value-type="float" office:value="0.024771" calcext:value-type="float">
            <text:p>0,024771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32.121091" calcext:value-type="float">
            <text:p>32,121091</text:p>
          </table:table-cell>
          <table:table-cell office:value-type="float" office:value="16.113645" calcext:value-type="float">
            <text:p>16,113645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42272" calcext:value-type="float">
            <text:p>0,042272</text:p>
          </table:table-cell>
          <table:table-cell office:value-type="float" office:value="0.001787" calcext:value-type="float">
            <text:p>0,001787</text:p>
          </table:table-cell>
          <table:table-cell office:value-type="float" office:value="27.478944" calcext:value-type="float">
            <text:p>27,478944</text:p>
          </table:table-cell>
          <table:table-cell office:value-type="float" office:value="16.55523" calcext:value-type="float">
            <text:p>16,55523</text:p>
          </table:table-cell>
          <table:table-cell office:value-type="float" office:value="0.024887" calcext:value-type="float">
            <text:p>0,024887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32.080589" calcext:value-type="float">
            <text:p>32,080589</text:p>
          </table:table-cell>
          <table:table-cell office:value-type="float" office:value="14.102281" calcext:value-type="float">
            <text:p>14,102281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4257" calcext:value-type="float">
            <text:p>0,04257</text:p>
          </table:table-cell>
          <table:table-cell office:value-type="float" office:value="0.001812" calcext:value-type="float">
            <text:p>0,001812</text:p>
          </table:table-cell>
          <table:table-cell office:value-type="float" office:value="27.417849" calcext:value-type="float">
            <text:p>27,417849</text:p>
          </table:table-cell>
          <table:table-cell office:value-type="float" office:value="15.435889" calcext:value-type="float">
            <text:p>15,435889</text:p>
          </table:table-cell>
          <table:table-cell office:value-type="float" office:value="0.024994" calcext:value-type="float">
            <text:p>0,024994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32.04318" calcext:value-type="float">
            <text:p>32,04318</text:p>
          </table:table-cell>
          <table:table-cell office:value-type="float" office:value="13.823093" calcext:value-type="float">
            <text:p>13,82309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42642" calcext:value-type="float">
            <text:p>0,042642</text:p>
          </table:table-cell>
          <table:table-cell office:value-type="float" office:value="0.001818" calcext:value-type="float">
            <text:p>0,001818</text:p>
          </table:table-cell>
          <table:table-cell office:value-type="float" office:value="27.403232" calcext:value-type="float">
            <text:p>27,403232</text:p>
          </table:table-cell>
          <table:table-cell office:value-type="float" office:value="15.643401" calcext:value-type="float">
            <text:p>15,643401</text:p>
          </table:table-cell>
          <table:table-cell office:value-type="float" office:value="0.025037" calcext:value-type="float">
            <text:p>0,025037</text:p>
          </table:table-cell>
          <table:table-cell office:value-type="float" office:value="0.000627" calcext:value-type="float">
            <text:p>0,000627</text:p>
          </table:table-cell>
          <table:table-cell office:value-type="float" office:value="32.028372" calcext:value-type="float">
            <text:p>32,028372</text:p>
          </table:table-cell>
          <table:table-cell office:value-type="float" office:value="18.171437" calcext:value-type="float">
            <text:p>18,171437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55658" calcext:value-type="float">
            <text:p>0,055658</text:p>
          </table:table-cell>
          <table:table-cell office:value-type="float" office:value="0.003098" calcext:value-type="float">
            <text:p>0,003098</text:p>
          </table:table-cell>
          <table:table-cell office:value-type="float" office:value="25.089434" calcext:value-type="float">
            <text:p>25,089434</text:p>
          </table:table-cell>
          <table:table-cell office:value-type="float" office:value="26.052246" calcext:value-type="float">
            <text:p>26,052246</text:p>
          </table:table-cell>
          <table:table-cell office:value-type="float" office:value="0.032841" calcext:value-type="float">
            <text:p>0,032841</text:p>
          </table:table-cell>
          <table:table-cell office:value-type="float" office:value="0.001079" calcext:value-type="float">
            <text:p>0,001079</text:p>
          </table:table-cell>
          <table:table-cell office:value-type="float" office:value="29.671683" calcext:value-type="float">
            <text:p>29,671683</text:p>
          </table:table-cell>
          <table:table-cell office:value-type="float" office:value="33.378176" calcext:value-type="float">
            <text:p>33,378176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61418" calcext:value-type="float">
            <text:p>0,061418</text:p>
          </table:table-cell>
          <table:table-cell office:value-type="float" office:value="0.003772" calcext:value-type="float">
            <text:p>0,003772</text:p>
          </table:table-cell>
          <table:table-cell office:value-type="float" office:value="24.234105" calcext:value-type="float">
            <text:p>24,234105</text:p>
          </table:table-cell>
          <table:table-cell office:value-type="float" office:value="38.584714" calcext:value-type="float">
            <text:p>38,584714</text:p>
          </table:table-cell>
          <table:table-cell office:value-type="float" office:value="0.035349" calcext:value-type="float">
            <text:p>0,035349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29.032521" calcext:value-type="float">
            <text:p>29,032521</text:p>
          </table:table-cell>
          <table:table-cell office:value-type="float" office:value="45.019986" calcext:value-type="float">
            <text:p>45,019986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63154" calcext:value-type="float">
            <text:p>0,063154</text:p>
          </table:table-cell>
          <table:table-cell office:value-type="float" office:value="0.003988" calcext:value-type="float">
            <text:p>0,003988</text:p>
          </table:table-cell>
          <table:table-cell office:value-type="float" office:value="23.991965" calcext:value-type="float">
            <text:p>23,991965</text:p>
          </table:table-cell>
          <table:table-cell office:value-type="float" office:value="42.206085" calcext:value-type="float">
            <text:p>42,206085</text:p>
          </table:table-cell>
          <table:table-cell office:value-type="float" office:value="0.036038" calcext:value-type="float">
            <text:p>0,036038</text:p>
          </table:table-cell>
          <table:table-cell office:value-type="float" office:value="0.001299" calcext:value-type="float">
            <text:p>0,001299</text:p>
          </table:table-cell>
          <table:table-cell office:value-type="float" office:value="28.864728" calcext:value-type="float">
            <text:p>28,864728</text:p>
          </table:table-cell>
          <table:table-cell office:value-type="float" office:value="47.059624" calcext:value-type="float">
            <text:p>47,059624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63585" calcext:value-type="float">
            <text:p>0,063585</text:p>
          </table:table-cell>
          <table:table-cell office:value-type="float" office:value="0.004043" calcext:value-type="float">
            <text:p>0,004043</text:p>
          </table:table-cell>
          <table:table-cell office:value-type="float" office:value="23.932941" calcext:value-type="float">
            <text:p>23,932941</text:p>
          </table:table-cell>
          <table:table-cell office:value-type="float" office:value="43.146697" calcext:value-type="float">
            <text:p>43,146697</text:p>
          </table:table-cell>
          <table:table-cell office:value-type="float" office:value="0.036212" calcext:value-type="float">
            <text:p>0,036212</text:p>
          </table:table-cell>
          <table:table-cell office:value-type="float" office:value="0.001311" calcext:value-type="float">
            <text:p>0,001311</text:p>
          </table:table-cell>
          <table:table-cell office:value-type="float" office:value="28.822885" calcext:value-type="float">
            <text:p>28,822885</text:p>
          </table:table-cell>
          <table:table-cell office:value-type="float" office:value="47.520993" calcext:value-type="float">
            <text:p>47,52099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7716" calcext:value-type="float">
            <text:p>0,07716</text:p>
          </table:table-cell>
          <table:table-cell office:value-type="float" office:value="0.005954" calcext:value-type="float">
            <text:p>0,005954</text:p>
          </table:table-cell>
          <table:table-cell office:value-type="float" office:value="22.252192" calcext:value-type="float">
            <text:p>22,252192</text:p>
          </table:table-cell>
          <table:table-cell office:value-type="float" office:value="10.598119" calcext:value-type="float">
            <text:p>10,598119</text:p>
          </table:table-cell>
          <table:table-cell office:value-type="float" office:value="0.03816" calcext:value-type="float">
            <text:p>0,03816</text:p>
          </table:table-cell>
          <table:table-cell office:value-type="float" office:value="0.001456" calcext:value-type="float">
            <text:p>0,001456</text:p>
          </table:table-cell>
          <table:table-cell office:value-type="float" office:value="28.367823" calcext:value-type="float">
            <text:p>28,367823</text:p>
          </table:table-cell>
          <table:table-cell office:value-type="float" office:value="11.545872" calcext:value-type="float">
            <text:p>11,545872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74223" calcext:value-type="float">
            <text:p>0,074223</text:p>
          </table:table-cell>
          <table:table-cell office:value-type="float" office:value="0.005509" calcext:value-type="float">
            <text:p>0,005509</text:p>
          </table:table-cell>
          <table:table-cell office:value-type="float" office:value="22.589246" calcext:value-type="float">
            <text:p>22,589246</text:p>
          </table:table-cell>
          <table:table-cell office:value-type="float" office:value="6.440162" calcext:value-type="float">
            <text:p>6,440162</text:p>
          </table:table-cell>
          <table:table-cell office:value-type="float" office:value="0.037616" calcext:value-type="float">
            <text:p>0,037616</text:p>
          </table:table-cell>
          <table:table-cell office:value-type="float" office:value="0.001415" calcext:value-type="float">
            <text:p>0,001415</text:p>
          </table:table-cell>
          <table:table-cell office:value-type="float" office:value="28.492516" calcext:value-type="float">
            <text:p>28,492516</text:p>
          </table:table-cell>
          <table:table-cell office:value-type="float" office:value="9.045393" calcext:value-type="float">
            <text:p>9,04539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74105" calcext:value-type="float">
            <text:p>0,074105</text:p>
          </table:table-cell>
          <table:table-cell office:value-type="float" office:value="0.005492" calcext:value-type="float">
            <text:p>0,005492</text:p>
          </table:table-cell>
          <table:table-cell office:value-type="float" office:value="22.603018" calcext:value-type="float">
            <text:p>22,603018</text:p>
          </table:table-cell>
          <table:table-cell office:value-type="float" office:value="6.44985" calcext:value-type="float">
            <text:p>6,44985</text:p>
          </table:table-cell>
          <table:table-cell office:value-type="float" office:value="0.037574" calcext:value-type="float">
            <text:p>0,037574</text:p>
          </table:table-cell>
          <table:table-cell office:value-type="float" office:value="0.001412" calcext:value-type="float">
            <text:p>0,001412</text:p>
          </table:table-cell>
          <table:table-cell office:value-type="float" office:value="28.502281" calcext:value-type="float">
            <text:p>28,502281</text:p>
          </table:table-cell>
          <table:table-cell office:value-type="float" office:value="8.889883" calcext:value-type="float">
            <text:p>8,88988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74023" calcext:value-type="float">
            <text:p>0,074023</text:p>
          </table:table-cell>
          <table:table-cell office:value-type="float" office:value="0.005479" calcext:value-type="float">
            <text:p>0,005479</text:p>
          </table:table-cell>
          <table:table-cell office:value-type="float" office:value="22.612692" calcext:value-type="float">
            <text:p>22,612692</text:p>
          </table:table-cell>
          <table:table-cell office:value-type="float" office:value="6.42265" calcext:value-type="float">
            <text:p>6,42265</text:p>
          </table:table-cell>
          <table:table-cell office:value-type="float" office:value="0.037567" calcext:value-type="float">
            <text:p>0,037567</text:p>
          </table:table-cell>
          <table:table-cell office:value-type="float" office:value="0.001411" calcext:value-type="float">
            <text:p>0,001411</text:p>
          </table:table-cell>
          <table:table-cell office:value-type="float" office:value="28.503817" calcext:value-type="float">
            <text:p>28,503817</text:p>
          </table:table-cell>
          <table:table-cell office:value-type="float" office:value="8.847235" calcext:value-type="float">
            <text:p>8,847235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79033" calcext:value-type="float">
            <text:p>0,079033</text:p>
          </table:table-cell>
          <table:table-cell office:value-type="float" office:value="0.006246" calcext:value-type="float">
            <text:p>0,006246</text:p>
          </table:table-cell>
          <table:table-cell office:value-type="float" office:value="22.043779" calcext:value-type="float">
            <text:p>22,043779</text:p>
          </table:table-cell>
          <table:table-cell office:value-type="float" office:value="27.18957" calcext:value-type="float">
            <text:p>27,18957</text:p>
          </table:table-cell>
          <table:table-cell office:value-type="float" office:value="0.05064" calcext:value-type="float">
            <text:p>0,05064</text:p>
          </table:table-cell>
          <table:table-cell office:value-type="float" office:value="0.002564" calcext:value-type="float">
            <text:p>0,002564</text:p>
          </table:table-cell>
          <table:table-cell office:value-type="float" office:value="25.910053" calcext:value-type="float">
            <text:p>25,910053</text:p>
          </table:table-cell>
          <table:table-cell office:value-type="float" office:value="30.612973" calcext:value-type="float">
            <text:p>30,61297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79099" calcext:value-type="float">
            <text:p>0,079099</text:p>
          </table:table-cell>
          <table:table-cell office:value-type="float" office:value="0.006257" calcext:value-type="float">
            <text:p>0,006257</text:p>
          </table:table-cell>
          <table:table-cell office:value-type="float" office:value="22.036567" calcext:value-type="float">
            <text:p>22,036567</text:p>
          </table:table-cell>
          <table:table-cell office:value-type="float" office:value="37.008918" calcext:value-type="float">
            <text:p>37,008918</text:p>
          </table:table-cell>
          <table:table-cell office:value-type="float" office:value="0.0511" calcext:value-type="float">
            <text:p>0,0511</text:p>
          </table:table-cell>
          <table:table-cell office:value-type="float" office:value="0.002611" calcext:value-type="float">
            <text:p>0,002611</text:p>
          </table:table-cell>
          <table:table-cell office:value-type="float" office:value="25.831615" calcext:value-type="float">
            <text:p>25,831615</text:p>
          </table:table-cell>
          <table:table-cell office:value-type="float" office:value="40.616362" calcext:value-type="float">
            <text:p>40,616362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79151" calcext:value-type="float">
            <text:p>0,079151</text:p>
          </table:table-cell>
          <table:table-cell office:value-type="float" office:value="0.006265" calcext:value-type="float">
            <text:p>0,006265</text:p>
          </table:table-cell>
          <table:table-cell office:value-type="float" office:value="22.030923" calcext:value-type="float">
            <text:p>22,030923</text:p>
          </table:table-cell>
          <table:table-cell office:value-type="float" office:value="41.547627" calcext:value-type="float">
            <text:p>41,547627</text:p>
          </table:table-cell>
          <table:table-cell office:value-type="float" office:value="0.051247" calcext:value-type="float">
            <text:p>0,051247</text:p>
          </table:table-cell>
          <table:table-cell office:value-type="float" office:value="0.002626" calcext:value-type="float">
            <text:p>0,002626</text:p>
          </table:table-cell>
          <table:table-cell office:value-type="float" office:value="25.806609" calcext:value-type="float">
            <text:p>25,806609</text:p>
          </table:table-cell>
          <table:table-cell office:value-type="float" office:value="44.449613" calcext:value-type="float">
            <text:p>44,44961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79165" calcext:value-type="float">
            <text:p>0,079165</text:p>
          </table:table-cell>
          <table:table-cell office:value-type="float" office:value="0.006267" calcext:value-type="float">
            <text:p>0,006267</text:p>
          </table:table-cell>
          <table:table-cell office:value-type="float" office:value="22.029313" calcext:value-type="float">
            <text:p>22,029313</text:p>
          </table:table-cell>
          <table:table-cell office:value-type="float" office:value="43.0759" calcext:value-type="float">
            <text:p>43,0759</text:p>
          </table:table-cell>
          <table:table-cell office:value-type="float" office:value="0.051286" calcext:value-type="float">
            <text:p>0,051286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25.800088" calcext:value-type="float">
            <text:p>25,800088</text:p>
          </table:table-cell>
          <table:table-cell office:value-type="float" office:value="45.602225" calcext:value-type="float">
            <text:p>45,602225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84027" calcext:value-type="float">
            <text:p>0,084027</text:p>
          </table:table-cell>
          <table:table-cell office:value-type="float" office:value="0.007061" calcext:value-type="float">
            <text:p>0,007061</text:p>
          </table:table-cell>
          <table:table-cell office:value-type="float" office:value="21.511625" calcext:value-type="float">
            <text:p>21,511625</text:p>
          </table:table-cell>
          <table:table-cell office:value-type="float" office:value="36.827791" calcext:value-type="float">
            <text:p>36,827791</text:p>
          </table:table-cell>
          <table:table-cell office:value-type="float" office:value="0.052818" calcext:value-type="float">
            <text:p>0,052818</text:p>
          </table:table-cell>
          <table:table-cell office:value-type="float" office:value="0.00279" calcext:value-type="float">
            <text:p>0,00279</text:p>
          </table:table-cell>
          <table:table-cell office:value-type="float" office:value="25.544392" calcext:value-type="float">
            <text:p>25,544392</text:p>
          </table:table-cell>
          <table:table-cell office:value-type="float" office:value="41.377649" calcext:value-type="float">
            <text:p>41,377649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83192" calcext:value-type="float">
            <text:p>0,083192</text:p>
          </table:table-cell>
          <table:table-cell office:value-type="float" office:value="0.006921" calcext:value-type="float">
            <text:p>0,006921</text:p>
          </table:table-cell>
          <table:table-cell office:value-type="float" office:value="21.598411" calcext:value-type="float">
            <text:p>21,598411</text:p>
          </table:table-cell>
          <table:table-cell office:value-type="float" office:value="36.944032" calcext:value-type="float">
            <text:p>36,944032</text:p>
          </table:table-cell>
          <table:table-cell office:value-type="float" office:value="0.05249" calcext:value-type="float">
            <text:p>0,05249</text:p>
          </table:table-cell>
          <table:table-cell office:value-type="float" office:value="0.002755" calcext:value-type="float">
            <text:p>0,002755</text:p>
          </table:table-cell>
          <table:table-cell office:value-type="float" office:value="25.598464" calcext:value-type="float">
            <text:p>25,598464</text:p>
          </table:table-cell>
          <table:table-cell office:value-type="float" office:value="41.581954" calcext:value-type="float">
            <text:p>41,581954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83028" calcext:value-type="float">
            <text:p>0,083028</text:p>
          </table:table-cell>
          <table:table-cell office:value-type="float" office:value="0.006894" calcext:value-type="float">
            <text:p>0,006894</text:p>
          </table:table-cell>
          <table:table-cell office:value-type="float" office:value="21.615505" calcext:value-type="float">
            <text:p>21,615505</text:p>
          </table:table-cell>
          <table:table-cell office:value-type="float" office:value="37.028035" calcext:value-type="float">
            <text:p>37,028035</text:p>
          </table:table-cell>
          <table:table-cell office:value-type="float" office:value="0.05244" calcext:value-type="float">
            <text:p>0,05244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25.606778" calcext:value-type="float">
            <text:p>25,606778</text:p>
          </table:table-cell>
          <table:table-cell office:value-type="float" office:value="44.929918" calcext:value-type="float">
            <text:p>44,929918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8299" calcext:value-type="float">
            <text:p>0,08299</text:p>
          </table:table-cell>
          <table:table-cell office:value-type="float" office:value="0.006887" calcext:value-type="float">
            <text:p>0,006887</text:p>
          </table:table-cell>
          <table:table-cell office:value-type="float" office:value="21.619454" calcext:value-type="float">
            <text:p>21,619454</text:p>
          </table:table-cell>
          <table:table-cell office:value-type="float" office:value="37.045248" calcext:value-type="float">
            <text:p>37,045248</text:p>
          </table:table-cell>
          <table:table-cell office:value-type="float" office:value="0.052431" calcext:value-type="float">
            <text:p>0,052431</text:p>
          </table:table-cell>
          <table:table-cell office:value-type="float" office:value="0.002749" calcext:value-type="float">
            <text:p>0,002749</text:p>
          </table:table-cell>
          <table:table-cell office:value-type="float" office:value="25.608228" calcext:value-type="float">
            <text:p>25,608228</text:p>
          </table:table-cell>
          <table:table-cell office:value-type="float" office:value="41.71398" calcext:value-type="float">
            <text:p>41,71398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105637" calcext:value-type="float">
            <text:p>0,105637</text:p>
          </table:table-cell>
          <table:table-cell office:value-type="float" office:value="0.011159" calcext:value-type="float">
            <text:p>0,011159</text:p>
          </table:table-cell>
          <table:table-cell office:value-type="float" office:value="19.523638" calcext:value-type="float">
            <text:p>19,523638</text:p>
          </table:table-cell>
          <table:table-cell office:value-type="float" office:value="21.30346" calcext:value-type="float">
            <text:p>21,30346</text:p>
          </table:table-cell>
          <table:table-cell office:value-type="float" office:value="0.066665" calcext:value-type="float">
            <text:p>0,066665</text:p>
          </table:table-cell>
          <table:table-cell office:value-type="float" office:value="0.004444" calcext:value-type="float">
            <text:p>0,004444</text:p>
          </table:table-cell>
          <table:table-cell office:value-type="float" office:value="23.522045" calcext:value-type="float">
            <text:p>23,522045</text:p>
          </table:table-cell>
          <table:table-cell office:value-type="float" office:value="23.710792" calcext:value-type="float">
            <text:p>23,710792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104757" calcext:value-type="float">
            <text:p>0,104757</text:p>
          </table:table-cell>
          <table:table-cell office:value-type="float" office:value="0.010974" calcext:value-type="float">
            <text:p>0,010974</text:p>
          </table:table-cell>
          <table:table-cell office:value-type="float" office:value="19.596363" calcext:value-type="float">
            <text:p>19,596363</text:p>
          </table:table-cell>
          <table:table-cell office:value-type="float" office:value="13.107909" calcext:value-type="float">
            <text:p>13,107909</text:p>
          </table:table-cell>
          <table:table-cell office:value-type="float" office:value="0.064782" calcext:value-type="float">
            <text:p>0,064782</text:p>
          </table:table-cell>
          <table:table-cell office:value-type="float" office:value="0.004197" calcext:value-type="float">
            <text:p>0,004197</text:p>
          </table:table-cell>
          <table:table-cell office:value-type="float" office:value="23.770926" calcext:value-type="float">
            <text:p>23,770926</text:p>
          </table:table-cell>
          <table:table-cell office:value-type="float" office:value="16.891163" calcext:value-type="float">
            <text:p>16,89116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104644" calcext:value-type="float">
            <text:p>0,104644</text:p>
          </table:table-cell>
          <table:table-cell office:value-type="float" office:value="0.01095" calcext:value-type="float">
            <text:p>0,01095</text:p>
          </table:table-cell>
          <table:table-cell office:value-type="float" office:value="19.605747" calcext:value-type="float">
            <text:p>19,605747</text:p>
          </table:table-cell>
          <table:table-cell office:value-type="float" office:value="14.500536" calcext:value-type="float">
            <text:p>14,500536</text:p>
          </table:table-cell>
          <table:table-cell office:value-type="float" office:value="0.064827" calcext:value-type="float">
            <text:p>0,064827</text:p>
          </table:table-cell>
          <table:table-cell office:value-type="float" office:value="0.004203" calcext:value-type="float">
            <text:p>0,004203</text:p>
          </table:table-cell>
          <table:table-cell office:value-type="float" office:value="23.764879" calcext:value-type="float">
            <text:p>23,764879</text:p>
          </table:table-cell>
          <table:table-cell office:value-type="float" office:value="15.805627" calcext:value-type="float">
            <text:p>15,805627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104628" calcext:value-type="float">
            <text:p>0,104628</text:p>
          </table:table-cell>
          <table:table-cell office:value-type="float" office:value="0.010947" calcext:value-type="float">
            <text:p>0,010947</text:p>
          </table:table-cell>
          <table:table-cell office:value-type="float" office:value="19.607039" calcext:value-type="float">
            <text:p>19,607039</text:p>
          </table:table-cell>
          <table:table-cell office:value-type="float" office:value="14.836321" calcext:value-type="float">
            <text:p>14,836321</text:p>
          </table:table-cell>
          <table:table-cell office:value-type="float" office:value="0.064838" calcext:value-type="float">
            <text:p>0,064838</text:p>
          </table:table-cell>
          <table:table-cell office:value-type="float" office:value="0.004204" calcext:value-type="float">
            <text:p>0,004204</text:p>
          </table:table-cell>
          <table:table-cell office:value-type="float" office:value="23.763409" calcext:value-type="float">
            <text:p>23,763409</text:p>
          </table:table-cell>
          <table:table-cell office:value-type="float" office:value="15.653538" calcext:value-type="float">
            <text:p>15,653538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199458" calcext:value-type="float">
            <text:p>0,199458</text:p>
          </table:table-cell>
          <table:table-cell office:value-type="float" office:value="0.039783" calcext:value-type="float">
            <text:p>0,039783</text:p>
          </table:table-cell>
          <table:table-cell office:value-type="float" office:value="14.002978" calcext:value-type="float">
            <text:p>14,002978</text:p>
          </table:table-cell>
          <table:table-cell office:value-type="float" office:value="74.167578" calcext:value-type="float">
            <text:p>74,167578</text:p>
          </table:table-cell>
          <table:table-cell office:value-type="float" office:value="0.090597" calcext:value-type="float">
            <text:p>0,090597</text:p>
          </table:table-cell>
          <table:table-cell office:value-type="float" office:value="0.008208" calcext:value-type="float">
            <text:p>0,008208</text:p>
          </table:table-cell>
          <table:table-cell office:value-type="float" office:value="20.857693" calcext:value-type="float">
            <text:p>20,857693</text:p>
          </table:table-cell>
          <table:table-cell office:value-type="float" office:value="64.570317" calcext:value-type="float">
            <text:p>64,570317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252047" calcext:value-type="float">
            <text:p>0,252047</text:p>
          </table:table-cell>
          <table:table-cell office:value-type="float" office:value="0.063528" calcext:value-type="float">
            <text:p>0,063528</text:p>
          </table:table-cell>
          <table:table-cell office:value-type="float" office:value="11.970374" calcext:value-type="float">
            <text:p>11,970374</text:p>
          </table:table-cell>
          <table:table-cell office:value-type="float" office:value="29.307913" calcext:value-type="float">
            <text:p>29,307913</text:p>
          </table:table-cell>
          <table:table-cell office:value-type="float" office:value="0.115433" calcext:value-type="float">
            <text:p>0,115433</text:p>
          </table:table-cell>
          <table:table-cell office:value-type="float" office:value="0.013325" calcext:value-type="float">
            <text:p>0,013325</text:p>
          </table:table-cell>
          <table:table-cell office:value-type="float" office:value="18.753421" calcext:value-type="float">
            <text:p>18,753421</text:p>
          </table:table-cell>
          <table:table-cell office:value-type="float" office:value="30.821168" calcext:value-type="float">
            <text:p>30,821168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291323" calcext:value-type="float">
            <text:p>0,291323</text:p>
          </table:table-cell>
          <table:table-cell office:value-type="float" office:value="0.084869" calcext:value-type="float">
            <text:p>0,084869</text:p>
          </table:table-cell>
          <table:table-cell office:value-type="float" office:value="10.712507" calcext:value-type="float">
            <text:p>10,712507</text:p>
          </table:table-cell>
          <table:table-cell office:value-type="float" office:value="46.908189" calcext:value-type="float">
            <text:p>46,908189</text:p>
          </table:table-cell>
          <table:table-cell office:value-type="float" office:value="0.138292" calcext:value-type="float">
            <text:p>0,138292</text:p>
          </table:table-cell>
          <table:table-cell office:value-type="float" office:value="0.019125" calcext:value-type="float">
            <text:p>0,019125</text:p>
          </table:table-cell>
          <table:table-cell office:value-type="float" office:value="17.184061" calcext:value-type="float">
            <text:p>17,184061</text:p>
          </table:table-cell>
          <table:table-cell office:value-type="float" office:value="43.493186" calcext:value-type="float">
            <text:p>43,493186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323986" calcext:value-type="float">
            <text:p>0,323986</text:p>
          </table:table-cell>
          <table:table-cell office:value-type="float" office:value="0.104967" calcext:value-type="float">
            <text:p>0,104967</text:p>
          </table:table-cell>
          <table:table-cell office:value-type="float" office:value="9.789488" calcext:value-type="float">
            <text:p>9,789488</text:p>
          </table:table-cell>
          <table:table-cell office:value-type="float" office:value="82.295931" calcext:value-type="float">
            <text:p>82,295931</text:p>
          </table:table-cell>
          <table:table-cell office:value-type="float" office:value="0.16438" calcext:value-type="float">
            <text:p>0,16438</text:p>
          </table:table-cell>
          <table:table-cell office:value-type="float" office:value="0.027021" calcext:value-type="float">
            <text:p>0,027021</text:p>
          </table:table-cell>
          <table:table-cell office:value-type="float" office:value="15.683025" calcext:value-type="float">
            <text:p>15,683025</text:p>
          </table:table-cell>
          <table:table-cell office:value-type="float" office:value="70.458274" calcext:value-type="float">
            <text:p>70,458274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318715" calcext:value-type="float">
            <text:p>0,318715</text:p>
          </table:table-cell>
          <table:table-cell office:value-type="float" office:value="0.101579" calcext:value-type="float">
            <text:p>0,101579</text:p>
          </table:table-cell>
          <table:table-cell office:value-type="float" office:value="9.931942" calcext:value-type="float">
            <text:p>9,931942</text:p>
          </table:table-cell>
          <table:table-cell office:value-type="float" office:value="76.957221" calcext:value-type="float">
            <text:p>76,957221</text:p>
          </table:table-cell>
          <table:table-cell office:value-type="float" office:value="0.161587" calcext:value-type="float">
            <text:p>0,161587</text:p>
          </table:table-cell>
          <table:table-cell office:value-type="float" office:value="0.02611" calcext:value-type="float">
            <text:p>0,02611</text:p>
          </table:table-cell>
          <table:table-cell office:value-type="float" office:value="15.831851" calcext:value-type="float">
            <text:p>15,831851</text:p>
          </table:table-cell>
          <table:table-cell office:value-type="float" office:value="74.456543" calcext:value-type="float">
            <text:p>74,45654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31767" calcext:value-type="float">
            <text:p>0,31767</text:p>
          </table:table-cell>
          <table:table-cell office:value-type="float" office:value="0.100914" calcext:value-type="float">
            <text:p>0,100914</text:p>
          </table:table-cell>
          <table:table-cell office:value-type="float" office:value="9.960483" calcext:value-type="float">
            <text:p>9,960483</text:p>
          </table:table-cell>
          <table:table-cell office:value-type="float" office:value="75.945045" calcext:value-type="float">
            <text:p>75,945045</text:p>
          </table:table-cell>
          <table:table-cell office:value-type="float" office:value="0.161096" calcext:value-type="float">
            <text:p>0,161096</text:p>
          </table:table-cell>
          <table:table-cell office:value-type="float" office:value="0.025952" calcext:value-type="float">
            <text:p>0,025952</text:p>
          </table:table-cell>
          <table:table-cell office:value-type="float" office:value="15.858291" calcext:value-type="float">
            <text:p>15,858291</text:p>
          </table:table-cell>
          <table:table-cell office:value-type="float" office:value="77.724904" calcext:value-type="float">
            <text:p>77,724904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317575" calcext:value-type="float">
            <text:p>0,317575</text:p>
          </table:table-cell>
          <table:table-cell office:value-type="float" office:value="0.100854" calcext:value-type="float">
            <text:p>0,100854</text:p>
          </table:table-cell>
          <table:table-cell office:value-type="float" office:value="9.963069" calcext:value-type="float">
            <text:p>9,963069</text:p>
          </table:table-cell>
          <table:table-cell office:value-type="float" office:value="78.325198" calcext:value-type="float">
            <text:p>78,325198</text:p>
          </table:table-cell>
          <table:table-cell office:value-type="float" office:value="0.160925" calcext:value-type="float">
            <text:p>0,160925</text:p>
          </table:table-cell>
          <table:table-cell office:value-type="float" office:value="0.025897" calcext:value-type="float">
            <text:p>0,025897</text:p>
          </table:table-cell>
          <table:table-cell office:value-type="float" office:value="15.867555" calcext:value-type="float">
            <text:p>15,867555</text:p>
          </table:table-cell>
          <table:table-cell office:value-type="float" office:value="77.227315" calcext:value-type="float">
            <text:p>77,227315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317366" calcext:value-type="float">
            <text:p>0,317366</text:p>
          </table:table-cell>
          <table:table-cell office:value-type="float" office:value="0.100721" calcext:value-type="float">
            <text:p>0,100721</text:p>
          </table:table-cell>
          <table:table-cell office:value-type="float" office:value="9.968792" calcext:value-type="float">
            <text:p>9,968792</text:p>
          </table:table-cell>
          <table:table-cell office:value-type="float" office:value="78.451937" calcext:value-type="float">
            <text:p>78,451937</text:p>
          </table:table-cell>
          <table:table-cell office:value-type="float" office:value="0.160887" calcext:value-type="float">
            <text:p>0,160887</text:p>
          </table:table-cell>
          <table:table-cell office:value-type="float" office:value="0.025885" calcext:value-type="float">
            <text:p>0,025885</text:p>
          </table:table-cell>
          <table:table-cell office:value-type="float" office:value="15.869577" calcext:value-type="float">
            <text:p>15,869577</text:p>
          </table:table-cell>
          <table:table-cell office:value-type="float" office:value="77.195165" calcext:value-type="float">
            <text:p>77,195165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323279" calcext:value-type="float">
            <text:p>0,323279</text:p>
          </table:table-cell>
          <table:table-cell office:value-type="float" office:value="0.104509" calcext:value-type="float">
            <text:p>0,104509</text:p>
          </table:table-cell>
          <table:table-cell office:value-type="float" office:value="9.808453" calcext:value-type="float">
            <text:p>9,808453</text:p>
          </table:table-cell>
          <table:table-cell office:value-type="float" office:value="71.777924" calcext:value-type="float">
            <text:p>71,777924</text:p>
          </table:table-cell>
          <table:table-cell office:value-type="float" office:value="0.161359" calcext:value-type="float">
            <text:p>0,161359</text:p>
          </table:table-cell>
          <table:table-cell office:value-type="float" office:value="0.026037" calcext:value-type="float">
            <text:p>0,026037</text:p>
          </table:table-cell>
          <table:table-cell office:value-type="float" office:value="15.844118" calcext:value-type="float">
            <text:p>15,844118</text:p>
          </table:table-cell>
          <table:table-cell office:value-type="float" office:value="66.914356" calcext:value-type="float">
            <text:p>66,914356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320521" calcext:value-type="float">
            <text:p>0,320521</text:p>
          </table:table-cell>
          <table:table-cell office:value-type="float" office:value="0.102734" calcext:value-type="float">
            <text:p>0,102734</text:p>
          </table:table-cell>
          <table:table-cell office:value-type="float" office:value="9.882876" calcext:value-type="float">
            <text:p>9,882876</text:p>
          </table:table-cell>
          <table:table-cell office:value-type="float" office:value="74.916002" calcext:value-type="float">
            <text:p>74,916002</text:p>
          </table:table-cell>
          <table:table-cell office:value-type="float" office:value="0.160775" calcext:value-type="float">
            <text:p>0,160775</text:p>
          </table:table-cell>
          <table:table-cell office:value-type="float" office:value="0.025849" calcext:value-type="float">
            <text:p>0,025849</text:p>
          </table:table-cell>
          <table:table-cell office:value-type="float" office:value="15.875641" calcext:value-type="float">
            <text:p>15,875641</text:p>
          </table:table-cell>
          <table:table-cell office:value-type="float" office:value="68.314328" calcext:value-type="float">
            <text:p>68,314328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321454" calcext:value-type="float">
            <text:p>0,321454</text:p>
          </table:table-cell>
          <table:table-cell office:value-type="float" office:value="0.103333" calcext:value-type="float">
            <text:p>0,103333</text:p>
          </table:table-cell>
          <table:table-cell office:value-type="float" office:value="9.857616" calcext:value-type="float">
            <text:p>9,857616</text:p>
          </table:table-cell>
          <table:table-cell office:value-type="float" office:value="70.808871" calcext:value-type="float">
            <text:p>70,808871</text:p>
          </table:table-cell>
          <table:table-cell office:value-type="float" office:value="0.160841" calcext:value-type="float">
            <text:p>0,160841</text:p>
          </table:table-cell>
          <table:table-cell office:value-type="float" office:value="0.02587" calcext:value-type="float">
            <text:p>0,02587</text:p>
          </table:table-cell>
          <table:table-cell office:value-type="float" office:value="15.872063" calcext:value-type="float">
            <text:p>15,872063</text:p>
          </table:table-cell>
          <table:table-cell office:value-type="float" office:value="69.805591" calcext:value-type="float">
            <text:p>69,805591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321592" calcext:value-type="float">
            <text:p>0,321592</text:p>
          </table:table-cell>
          <table:table-cell office:value-type="float" office:value="0.103421" calcext:value-type="float">
            <text:p>0,103421</text:p>
          </table:table-cell>
          <table:table-cell office:value-type="float" office:value="9.853897" calcext:value-type="float">
            <text:p>9,853897</text:p>
          </table:table-cell>
          <table:table-cell office:value-type="float" office:value="74.029075" calcext:value-type="float">
            <text:p>74,029075</text:p>
          </table:table-cell>
          <table:table-cell office:value-type="float" office:value="0.160824" calcext:value-type="float">
            <text:p>0,160824</text:p>
          </table:table-cell>
          <table:table-cell office:value-type="float" office:value="0.025864" calcext:value-type="float">
            <text:p>0,025864</text:p>
          </table:table-cell>
          <table:table-cell office:value-type="float" office:value="15.872968" calcext:value-type="float">
            <text:p>15,872968</text:p>
          </table:table-cell>
          <table:table-cell office:value-type="float" office:value="68.830108" calcext:value-type="float">
            <text:p>68,830108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10511662" calcext:value-type="float">
            <text:p>105116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6291456" calcext:value-type="float">
            <text:p>6291456</text:p>
          </table:table-cell>
          <table:table-cell/>
          <table:table-cell office:value-type="float" office:value="0.013838" calcext:value-type="float">
            <text:p>0,013838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37.178567" calcext:value-type="float">
            <text:p>37,178567</text:p>
          </table:table-cell>
          <table:table-cell office:value-type="float" office:value="0.040541" calcext:value-type="float">
            <text:p>0,040541</text:p>
          </table:table-cell>
          <table:table-cell office:value-type="float" office:value="0.011874" calcext:value-type="float">
            <text:p>0,011874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38.5081" calcext:value-type="float">
            <text:p>38,5081</text:p>
          </table:table-cell>
          <table:table-cell office:value-type="float" office:value="0.062436" calcext:value-type="float">
            <text:p>0,06243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14367" calcext:value-type="float">
            <text:p>0,014367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36.85296" calcext:value-type="float">
            <text:p>36,85296</text:p>
          </table:table-cell>
          <table:table-cell office:value-type="float" office:value="0.138432" calcext:value-type="float">
            <text:p>0,138432</text:p>
          </table:table-cell>
          <table:table-cell office:value-type="float" office:value="0.012169" calcext:value-type="float">
            <text:p>0,012169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38.294981" calcext:value-type="float">
            <text:p>38,294981</text:p>
          </table:table-cell>
          <table:table-cell office:value-type="float" office:value="0.116794" calcext:value-type="float">
            <text:p>0,116794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12582912" calcext:value-type="float">
            <text:p>12582912</text:p>
          </table:table-cell>
          <table:table-cell/>
          <table:table-cell office:value-type="float" office:value="0.014601" calcext:value-type="float">
            <text:p>0,014601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36.712398" calcext:value-type="float">
            <text:p>36,712398</text:p>
          </table:table-cell>
          <table:table-cell office:value-type="float" office:value="0.175494" calcext:value-type="float">
            <text:p>0,175494</text:p>
          </table:table-cell>
          <table:table-cell office:value-type="float" office:value="0.01233" calcext:value-type="float">
            <text:p>0,01233</text:p>
          </table:table-cell>
          <table:table-cell office:value-type="float" office:value="0.000152" calcext:value-type="float">
            <text:p>0,000152</text:p>
          </table:table-cell>
          <table:table-cell office:value-type="float" office:value="38.180955" calcext:value-type="float">
            <text:p>38,180955</text:p>
          </table:table-cell>
          <table:table-cell office:value-type="float" office:value="0.163038" calcext:value-type="float">
            <text:p>0,163038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15728640" calcext:value-type="float">
            <text:p>15728640</text:p>
          </table:table-cell>
          <table:table-cell/>
          <table:table-cell office:value-type="float" office:value="0.014664" calcext:value-type="float">
            <text:p>0,014664</text:p>
          </table:table-cell>
          <table:table-cell office:value-type="float" office:value="0.000215" calcext:value-type="float">
            <text:p>0,000215</text:p>
          </table:table-cell>
          <table:table-cell office:value-type="float" office:value="36.674768" calcext:value-type="float">
            <text:p>36,674768</text:p>
          </table:table-cell>
          <table:table-cell office:value-type="float" office:value="0.186322" calcext:value-type="float">
            <text:p>0,186322</text:p>
          </table:table-cell>
          <table:table-cell office:value-type="float" office:value="0.012374" calcext:value-type="float">
            <text:p>0,012374</text:p>
          </table:table-cell>
          <table:table-cell office:value-type="float" office:value="0.000153" calcext:value-type="float">
            <text:p>0,000153</text:p>
          </table:table-cell>
          <table:table-cell office:value-type="float" office:value="38.149813" calcext:value-type="float">
            <text:p>38,149813</text:p>
          </table:table-cell>
          <table:table-cell office:value-type="float" office:value="0.171334" calcext:value-type="float">
            <text:p>0,171334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26921" calcext:value-type="float">
            <text:p>0,026921</text:p>
          </table:table-cell>
          <table:table-cell office:value-type="float" office:value="0.000725" calcext:value-type="float">
            <text:p>0,000725</text:p>
          </table:table-cell>
          <table:table-cell office:value-type="float" office:value="31.398279" calcext:value-type="float">
            <text:p>31,398279</text:p>
          </table:table-cell>
          <table:table-cell office:value-type="float" office:value="11.470191" calcext:value-type="float">
            <text:p>11,470191</text:p>
          </table:table-cell>
          <table:table-cell office:value-type="float" office:value="0.022631" calcext:value-type="float">
            <text:p>0,022631</text:p>
          </table:table-cell>
          <table:table-cell office:value-type="float" office:value="0.000512" calcext:value-type="float">
            <text:p>0,000512</text:p>
          </table:table-cell>
          <table:table-cell office:value-type="float" office:value="32.906038" calcext:value-type="float">
            <text:p>32,906038</text:p>
          </table:table-cell>
          <table:table-cell office:value-type="float" office:value="6.14755" calcext:value-type="float">
            <text:p>6,1475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28443" calcext:value-type="float">
            <text:p>0,028443</text:p>
          </table:table-cell>
          <table:table-cell office:value-type="float" office:value="0.000809" calcext:value-type="float">
            <text:p>0,000809</text:p>
          </table:table-cell>
          <table:table-cell office:value-type="float" office:value="30.920548" calcext:value-type="float">
            <text:p>30,920548</text:p>
          </table:table-cell>
          <table:table-cell office:value-type="float" office:value="17.616827" calcext:value-type="float">
            <text:p>17,616827</text:p>
          </table:table-cell>
          <table:table-cell office:value-type="float" office:value="0.023507" calcext:value-type="float">
            <text:p>0,023507</text:p>
          </table:table-cell>
          <table:table-cell office:value-type="float" office:value="0.000553" calcext:value-type="float">
            <text:p>0,000553</text:p>
          </table:table-cell>
          <table:table-cell office:value-type="float" office:value="32.575959" calcext:value-type="float">
            <text:p>32,575959</text:p>
          </table:table-cell>
          <table:table-cell office:value-type="float" office:value="13.630232" calcext:value-type="float">
            <text:p>13,630232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29066" calcext:value-type="float">
            <text:p>0,029066</text:p>
          </table:table-cell>
          <table:table-cell office:value-type="float" office:value="0.000845" calcext:value-type="float">
            <text:p>0,000845</text:p>
          </table:table-cell>
          <table:table-cell office:value-type="float" office:value="30.732315" calcext:value-type="float">
            <text:p>30,732315</text:p>
          </table:table-cell>
          <table:table-cell office:value-type="float" office:value="25.76029" calcext:value-type="float">
            <text:p>25,76029</text:p>
          </table:table-cell>
          <table:table-cell office:value-type="float" office:value="0.023873" calcext:value-type="float">
            <text:p>0,023873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32.441697" calcext:value-type="float">
            <text:p>32,441697</text:p>
          </table:table-cell>
          <table:table-cell office:value-type="float" office:value="21.898854" calcext:value-type="float">
            <text:p>21,898854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29232" calcext:value-type="float">
            <text:p>0,029232</text:p>
          </table:table-cell>
          <table:table-cell office:value-type="float" office:value="0.000854" calcext:value-type="float">
            <text:p>0,000854</text:p>
          </table:table-cell>
          <table:table-cell office:value-type="float" office:value="30.682906" calcext:value-type="float">
            <text:p>30,682906</text:p>
          </table:table-cell>
          <table:table-cell office:value-type="float" office:value="21.79326" calcext:value-type="float">
            <text:p>21,79326</text:p>
          </table:table-cell>
          <table:table-cell office:value-type="float" office:value="0.023969" calcext:value-type="float">
            <text:p>0,023969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32.406829" calcext:value-type="float">
            <text:p>32,406829</text:p>
          </table:table-cell>
          <table:table-cell office:value-type="float" office:value="23.452962" calcext:value-type="float">
            <text:p>23,452962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29454" calcext:value-type="float">
            <text:p>0,029454</text:p>
          </table:table-cell>
          <table:table-cell office:value-type="float" office:value="0.000868" calcext:value-type="float">
            <text:p>0,000868</text:p>
          </table:table-cell>
          <table:table-cell office:value-type="float" office:value="30.617069" calcext:value-type="float">
            <text:p>30,617069</text:p>
          </table:table-cell>
          <table:table-cell office:value-type="float" office:value="11.956012" calcext:value-type="float">
            <text:p>11,956012</text:p>
          </table:table-cell>
          <table:table-cell office:value-type="float" office:value="0.024823" calcext:value-type="float">
            <text:p>0,024823</text:p>
          </table:table-cell>
          <table:table-cell office:value-type="float" office:value="0.000616" calcext:value-type="float">
            <text:p>0,000616</text:p>
          </table:table-cell>
          <table:table-cell office:value-type="float" office:value="32.103061" calcext:value-type="float">
            <text:p>32,103061</text:p>
          </table:table-cell>
          <table:table-cell office:value-type="float" office:value="12.89792" calcext:value-type="float">
            <text:p>12,89792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3005" calcext:value-type="float">
            <text:p>0,03005</text:p>
          </table:table-cell>
          <table:table-cell office:value-type="float" office:value="0.000903" calcext:value-type="float">
            <text:p>0,000903</text:p>
          </table:table-cell>
          <table:table-cell office:value-type="float" office:value="30.443126" calcext:value-type="float">
            <text:p>30,443126</text:p>
          </table:table-cell>
          <table:table-cell office:value-type="float" office:value="8.627759" calcext:value-type="float">
            <text:p>8,627759</text:p>
          </table:table-cell>
          <table:table-cell office:value-type="float" office:value="0.025117" calcext:value-type="float">
            <text:p>0,025117</text:p>
          </table:table-cell>
          <table:table-cell office:value-type="float" office:value="0.000631" calcext:value-type="float">
            <text:p>0,000631</text:p>
          </table:table-cell>
          <table:table-cell office:value-type="float" office:value="32.0006" calcext:value-type="float">
            <text:p>32,0006</text:p>
          </table:table-cell>
          <table:table-cell office:value-type="float" office:value="9.909201" calcext:value-type="float">
            <text:p>9,909201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30298" calcext:value-type="float">
            <text:p>0,030298</text:p>
          </table:table-cell>
          <table:table-cell office:value-type="float" office:value="0.000918" calcext:value-type="float">
            <text:p>0,000918</text:p>
          </table:table-cell>
          <table:table-cell office:value-type="float" office:value="30.371592" calcext:value-type="float">
            <text:p>30,371592</text:p>
          </table:table-cell>
          <table:table-cell office:value-type="float" office:value="7.855499" calcext:value-type="float">
            <text:p>7,855499</text:p>
          </table:table-cell>
          <table:table-cell office:value-type="float" office:value="0.025218" calcext:value-type="float">
            <text:p>0,025218</text:p>
          </table:table-cell>
          <table:table-cell office:value-type="float" office:value="0.000636" calcext:value-type="float">
            <text:p>0,000636</text:p>
          </table:table-cell>
          <table:table-cell office:value-type="float" office:value="31.965659" calcext:value-type="float">
            <text:p>31,965659</text:p>
          </table:table-cell>
          <table:table-cell office:value-type="float" office:value="8.807824" calcext:value-type="float">
            <text:p>8,807824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30361" calcext:value-type="float">
            <text:p>0,030361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30.353608" calcext:value-type="float">
            <text:p>30,353608</text:p>
          </table:table-cell>
          <table:table-cell office:value-type="float" office:value="7.702455" calcext:value-type="float">
            <text:p>7,702455</text:p>
          </table:table-cell>
          <table:table-cell office:value-type="float" office:value="0.025263" calcext:value-type="float">
            <text:p>0,025263</text:p>
          </table:table-cell>
          <table:table-cell office:value-type="float" office:value="0.000638" calcext:value-type="float">
            <text:p>0,000638</text:p>
          </table:table-cell>
          <table:table-cell office:value-type="float" office:value="31.950391" calcext:value-type="float">
            <text:p>31,950391</text:p>
          </table:table-cell>
          <table:table-cell office:value-type="float" office:value="8.041706" calcext:value-type="float">
            <text:p>8,04170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39005" calcext:value-type="float">
            <text:p>0,039005</text:p>
          </table:table-cell>
          <table:table-cell office:value-type="float" office:value="0.001521" calcext:value-type="float">
            <text:p>0,001521</text:p>
          </table:table-cell>
          <table:table-cell office:value-type="float" office:value="28.17753" calcext:value-type="float">
            <text:p>28,17753</text:p>
          </table:table-cell>
          <table:table-cell office:value-type="float" office:value="23.641548" calcext:value-type="float">
            <text:p>23,641548</text:p>
          </table:table-cell>
          <table:table-cell office:value-type="float" office:value="0.032502" calcext:value-type="float">
            <text:p>0,032502</text:p>
          </table:table-cell>
          <table:table-cell office:value-type="float" office:value="0.001056" calcext:value-type="float">
            <text:p>0,001056</text:p>
          </table:table-cell>
          <table:table-cell office:value-type="float" office:value="29.761743" calcext:value-type="float">
            <text:p>29,761743</text:p>
          </table:table-cell>
          <table:table-cell office:value-type="float" office:value="20.49959" calcext:value-type="float">
            <text:p>20,49959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42644" calcext:value-type="float">
            <text:p>0,042644</text:p>
          </table:table-cell>
          <table:table-cell office:value-type="float" office:value="0.001819" calcext:value-type="float">
            <text:p>0,001819</text:p>
          </table:table-cell>
          <table:table-cell office:value-type="float" office:value="27.402747" calcext:value-type="float">
            <text:p>27,402747</text:p>
          </table:table-cell>
          <table:table-cell office:value-type="float" office:value="43.225266" calcext:value-type="float">
            <text:p>43,225266</text:p>
          </table:table-cell>
          <table:table-cell office:value-type="float" office:value="0.034446" calcext:value-type="float">
            <text:p>0,034446</text:p>
          </table:table-cell>
          <table:table-cell office:value-type="float" office:value="0.001187" calcext:value-type="float">
            <text:p>0,001187</text:p>
          </table:table-cell>
          <table:table-cell office:value-type="float" office:value="29.257187" calcext:value-type="float">
            <text:p>29,257187</text:p>
          </table:table-cell>
          <table:table-cell office:value-type="float" office:value="33.225673" calcext:value-type="float">
            <text:p>33,225673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43718" calcext:value-type="float">
            <text:p>0,043718</text:p>
          </table:table-cell>
          <table:table-cell office:value-type="float" office:value="0.001911" calcext:value-type="float">
            <text:p>0,001911</text:p>
          </table:table-cell>
          <table:table-cell office:value-type="float" office:value="27.186841" calcext:value-type="float">
            <text:p>27,186841</text:p>
          </table:table-cell>
          <table:table-cell office:value-type="float" office:value="47.444024" calcext:value-type="float">
            <text:p>47,444024</text:p>
          </table:table-cell>
          <table:table-cell office:value-type="float" office:value="0.035016" calcext:value-type="float">
            <text:p>0,035016</text:p>
          </table:table-cell>
          <table:table-cell office:value-type="float" office:value="0.001226" calcext:value-type="float">
            <text:p>0,001226</text:p>
          </table:table-cell>
          <table:table-cell office:value-type="float" office:value="29.114723" calcext:value-type="float">
            <text:p>29,114723</text:p>
          </table:table-cell>
          <table:table-cell office:value-type="float" office:value="37.239647" calcext:value-type="float">
            <text:p>37,239647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43985" calcext:value-type="float">
            <text:p>0,043985</text:p>
          </table:table-cell>
          <table:table-cell office:value-type="float" office:value="0.001935" calcext:value-type="float">
            <text:p>0,001935</text:p>
          </table:table-cell>
          <table:table-cell office:value-type="float" office:value="27.133988" calcext:value-type="float">
            <text:p>27,133988</text:p>
          </table:table-cell>
          <table:table-cell office:value-type="float" office:value="48.275168" calcext:value-type="float">
            <text:p>48,275168</text:p>
          </table:table-cell>
          <table:table-cell office:value-type="float" office:value="0.035161" calcext:value-type="float">
            <text:p>0,035161</text:p>
          </table:table-cell>
          <table:table-cell office:value-type="float" office:value="0.001236" calcext:value-type="float">
            <text:p>0,001236</text:p>
          </table:table-cell>
          <table:table-cell office:value-type="float" office:value="29.078716" calcext:value-type="float">
            <text:p>29,078716</text:p>
          </table:table-cell>
          <table:table-cell office:value-type="float" office:value="38.330949" calcext:value-type="float">
            <text:p>38,330949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54078" calcext:value-type="float">
            <text:p>0,054078</text:p>
          </table:table-cell>
          <table:table-cell office:value-type="float" office:value="0.002924" calcext:value-type="float">
            <text:p>0,002924</text:p>
          </table:table-cell>
          <table:table-cell office:value-type="float" office:value="25.339645" calcext:value-type="float">
            <text:p>25,339645</text:p>
          </table:table-cell>
          <table:table-cell office:value-type="float" office:value="8.650437" calcext:value-type="float">
            <text:p>8,650437</text:p>
          </table:table-cell>
          <table:table-cell office:value-type="float" office:value="0.036481" calcext:value-type="float">
            <text:p>0,036481</text:p>
          </table:table-cell>
          <table:table-cell office:value-type="float" office:value="0.001331" calcext:value-type="float">
            <text:p>0,001331</text:p>
          </table:table-cell>
          <table:table-cell office:value-type="float" office:value="28.758716" calcext:value-type="float">
            <text:p>28,758716</text:p>
          </table:table-cell>
          <table:table-cell office:value-type="float" office:value="6.988224" calcext:value-type="float">
            <text:p>6,988224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52587" calcext:value-type="float">
            <text:p>0,052587</text:p>
          </table:table-cell>
          <table:table-cell office:value-type="float" office:value="0.002765" calcext:value-type="float">
            <text:p>0,002765</text:p>
          </table:table-cell>
          <table:table-cell office:value-type="float" office:value="25.582351" calcext:value-type="float">
            <text:p>25,582351</text:p>
          </table:table-cell>
          <table:table-cell office:value-type="float" office:value="6.428637" calcext:value-type="float">
            <text:p>6,428637</text:p>
          </table:table-cell>
          <table:table-cell office:value-type="float" office:value="0.036367" calcext:value-type="float">
            <text:p>0,036367</text:p>
          </table:table-cell>
          <table:table-cell office:value-type="float" office:value="0.001323" calcext:value-type="float">
            <text:p>0,001323</text:p>
          </table:table-cell>
          <table:table-cell office:value-type="float" office:value="28.78584" calcext:value-type="float">
            <text:p>28,78584</text:p>
          </table:table-cell>
          <table:table-cell office:value-type="float" office:value="10.680901" calcext:value-type="float">
            <text:p>10,680901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52432" calcext:value-type="float">
            <text:p>0,052432</text:p>
          </table:table-cell>
          <table:table-cell office:value-type="float" office:value="0.002749" calcext:value-type="float">
            <text:p>0,002749</text:p>
          </table:table-cell>
          <table:table-cell office:value-type="float" office:value="25.608045" calcext:value-type="float">
            <text:p>25,608045</text:p>
          </table:table-cell>
          <table:table-cell office:value-type="float" office:value="6.2649" calcext:value-type="float">
            <text:p>6,2649</text:p>
          </table:table-cell>
          <table:table-cell office:value-type="float" office:value="0.03642" calcext:value-type="float">
            <text:p>0,03642</text:p>
          </table:table-cell>
          <table:table-cell office:value-type="float" office:value="0.001326" calcext:value-type="float">
            <text:p>0,001326</text:p>
          </table:table-cell>
          <table:table-cell office:value-type="float" office:value="28.773296" calcext:value-type="float">
            <text:p>28,773296</text:p>
          </table:table-cell>
          <table:table-cell office:value-type="float" office:value="5.099915" calcext:value-type="float">
            <text:p>5,09991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52381" calcext:value-type="float">
            <text:p>0,052381</text:p>
          </table:table-cell>
          <table:table-cell office:value-type="float" office:value="0.002744" calcext:value-type="float">
            <text:p>0,002744</text:p>
          </table:table-cell>
          <table:table-cell office:value-type="float" office:value="25.616476" calcext:value-type="float">
            <text:p>25,616476</text:p>
          </table:table-cell>
          <table:table-cell office:value-type="float" office:value="6.165677" calcext:value-type="float">
            <text:p>6,165677</text:p>
          </table:table-cell>
          <table:table-cell office:value-type="float" office:value="0.036437" calcext:value-type="float">
            <text:p>0,036437</text:p>
          </table:table-cell>
          <table:table-cell office:value-type="float" office:value="0.001328" calcext:value-type="float">
            <text:p>0,001328</text:p>
          </table:table-cell>
          <table:table-cell office:value-type="float" office:value="28.769147" calcext:value-type="float">
            <text:p>28,769147</text:p>
          </table:table-cell>
          <table:table-cell office:value-type="float" office:value="5.051814" calcext:value-type="float">
            <text:p>5,051814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56915" calcext:value-type="float">
            <text:p>0,056915</text:p>
          </table:table-cell>
          <table:table-cell office:value-type="float" office:value="0.003239" calcext:value-type="float">
            <text:p>0,003239</text:p>
          </table:table-cell>
          <table:table-cell office:value-type="float" office:value="24.895538" calcext:value-type="float">
            <text:p>24,895538</text:p>
          </table:table-cell>
          <table:table-cell office:value-type="float" office:value="13.940491" calcext:value-type="float">
            <text:p>13,940491</text:p>
          </table:table-cell>
          <table:table-cell office:value-type="float" office:value="0.058612" calcext:value-type="float">
            <text:p>0,058612</text:p>
          </table:table-cell>
          <table:table-cell office:value-type="float" office:value="0.003435" calcext:value-type="float">
            <text:p>0,003435</text:p>
          </table:table-cell>
          <table:table-cell office:value-type="float" office:value="24.640279" calcext:value-type="float">
            <text:p>24,640279</text:p>
          </table:table-cell>
          <table:table-cell office:value-type="float" office:value="12.277056" calcext:value-type="float">
            <text:p>12,27705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57146" calcext:value-type="float">
            <text:p>0,057146</text:p>
          </table:table-cell>
          <table:table-cell office:value-type="float" office:value="0.003266" calcext:value-type="float">
            <text:p>0,003266</text:p>
          </table:table-cell>
          <table:table-cell office:value-type="float" office:value="24.860354" calcext:value-type="float">
            <text:p>24,860354</text:p>
          </table:table-cell>
          <table:table-cell office:value-type="float" office:value="16.325017" calcext:value-type="float">
            <text:p>16,325017</text:p>
          </table:table-cell>
          <table:table-cell office:value-type="float" office:value="0.058997" calcext:value-type="float">
            <text:p>0,058997</text:p>
          </table:table-cell>
          <table:table-cell office:value-type="float" office:value="0.003481" calcext:value-type="float">
            <text:p>0,003481</text:p>
          </table:table-cell>
          <table:table-cell office:value-type="float" office:value="24.58345" calcext:value-type="float">
            <text:p>24,58345</text:p>
          </table:table-cell>
          <table:table-cell office:value-type="float" office:value="12.982899" calcext:value-type="float">
            <text:p>12,982899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5724" calcext:value-type="float">
            <text:p>0,05724</text:p>
          </table:table-cell>
          <table:table-cell office:value-type="float" office:value="0.003276" calcext:value-type="float">
            <text:p>0,003276</text:p>
          </table:table-cell>
          <table:table-cell office:value-type="float" office:value="24.846067" calcext:value-type="float">
            <text:p>24,846067</text:p>
          </table:table-cell>
          <table:table-cell office:value-type="float" office:value="17.509587" calcext:value-type="float">
            <text:p>17,509587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0.003496" calcext:value-type="float">
            <text:p>0,003496</text:p>
          </table:table-cell>
          <table:table-cell office:value-type="float" office:value="24.563825" calcext:value-type="float">
            <text:p>24,563825</text:p>
          </table:table-cell>
          <table:table-cell office:value-type="float" office:value="13.138914" calcext:value-type="float">
            <text:p>13,138914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57265" calcext:value-type="float">
            <text:p>0,057265</text:p>
          </table:table-cell>
          <table:table-cell office:value-type="float" office:value="0.003279" calcext:value-type="float">
            <text:p>0,003279</text:p>
          </table:table-cell>
          <table:table-cell office:value-type="float" office:value="24.842224" calcext:value-type="float">
            <text:p>24,842224</text:p>
          </table:table-cell>
          <table:table-cell office:value-type="float" office:value="17.921787" calcext:value-type="float">
            <text:p>17,921787</text:p>
          </table:table-cell>
          <table:table-cell office:value-type="float" office:value="0.059164" calcext:value-type="float">
            <text:p>0,059164</text:p>
          </table:table-cell>
          <table:table-cell office:value-type="float" office:value="0.0035" calcext:value-type="float">
            <text:p>0,0035</text:p>
          </table:table-cell>
          <table:table-cell office:value-type="float" office:value="24.558791" calcext:value-type="float">
            <text:p>24,558791</text:p>
          </table:table-cell>
          <table:table-cell office:value-type="float" office:value="13.238466" calcext:value-type="float">
            <text:p>13,23846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61755" calcext:value-type="float">
            <text:p>0,061755</text:p>
          </table:table-cell>
          <table:table-cell office:value-type="float" office:value="0.003814" calcext:value-type="float">
            <text:p>0,003814</text:p>
          </table:table-cell>
          <table:table-cell office:value-type="float" office:value="24.186574" calcext:value-type="float">
            <text:p>24,186574</text:p>
          </table:table-cell>
          <table:table-cell office:value-type="float" office:value="27.700569" calcext:value-type="float">
            <text:p>27,700569</text:p>
          </table:table-cell>
          <table:table-cell office:value-type="float" office:value="0.060215" calcext:value-type="float">
            <text:p>0,060215</text:p>
          </table:table-cell>
          <table:table-cell office:value-type="float" office:value="0.003626" calcext:value-type="float">
            <text:p>0,003626</text:p>
          </table:table-cell>
          <table:table-cell office:value-type="float" office:value="24.405898" calcext:value-type="float">
            <text:p>24,405898</text:p>
          </table:table-cell>
          <table:table-cell office:value-type="float" office:value="20.252345" calcext:value-type="float">
            <text:p>20,25234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60941" calcext:value-type="float">
            <text:p>0,060941</text:p>
          </table:table-cell>
          <table:table-cell office:value-type="float" office:value="0.003714" calcext:value-type="float">
            <text:p>0,003714</text:p>
          </table:table-cell>
          <table:table-cell office:value-type="float" office:value="24.30179" calcext:value-type="float">
            <text:p>24,30179</text:p>
          </table:table-cell>
          <table:table-cell office:value-type="float" office:value="24.351312" calcext:value-type="float">
            <text:p>24,351312</text:p>
          </table:table-cell>
          <table:table-cell office:value-type="float" office:value="0.059831" calcext:value-type="float">
            <text:p>0,059831</text:p>
          </table:table-cell>
          <table:table-cell office:value-type="float" office:value="0.00358" calcext:value-type="float">
            <text:p>0,00358</text:p>
          </table:table-cell>
          <table:table-cell office:value-type="float" office:value="24.461455" calcext:value-type="float">
            <text:p>24,461455</text:p>
          </table:table-cell>
          <table:table-cell office:value-type="float" office:value="18.867637" calcext:value-type="float">
            <text:p>18,867637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60771" calcext:value-type="float">
            <text:p>0,060771</text:p>
          </table:table-cell>
          <table:table-cell office:value-type="float" office:value="0.003693" calcext:value-type="float">
            <text:p>0,003693</text:p>
          </table:table-cell>
          <table:table-cell office:value-type="float" office:value="24.326003" calcext:value-type="float">
            <text:p>24,326003</text:p>
          </table:table-cell>
          <table:table-cell office:value-type="float" office:value="23.837174" calcext:value-type="float">
            <text:p>23,837174</text:p>
          </table:table-cell>
          <table:table-cell office:value-type="float" office:value="0.059758" calcext:value-type="float">
            <text:p>0,059758</text:p>
          </table:table-cell>
          <table:table-cell office:value-type="float" office:value="0.003571" calcext:value-type="float">
            <text:p>0,003571</text:p>
          </table:table-cell>
          <table:table-cell office:value-type="float" office:value="24.47214" calcext:value-type="float">
            <text:p>24,47214</text:p>
          </table:table-cell>
          <table:table-cell office:value-type="float" office:value="31.698736" calcext:value-type="float">
            <text:p>31,69873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60732" calcext:value-type="float">
            <text:p>0,060732</text:p>
          </table:table-cell>
          <table:table-cell office:value-type="float" office:value="0.003688" calcext:value-type="float">
            <text:p>0,003688</text:p>
          </table:table-cell>
          <table:table-cell office:value-type="float" office:value="24.331717" calcext:value-type="float">
            <text:p>24,331717</text:p>
          </table:table-cell>
          <table:table-cell office:value-type="float" office:value="23.726227" calcext:value-type="float">
            <text:p>23,726227</text:p>
          </table:table-cell>
          <table:table-cell office:value-type="float" office:value="0.059743" calcext:value-type="float">
            <text:p>0,059743</text:p>
          </table:table-cell>
          <table:table-cell office:value-type="float" office:value="0.003569" calcext:value-type="float">
            <text:p>0,003569</text:p>
          </table:table-cell>
          <table:table-cell office:value-type="float" office:value="24.47431" calcext:value-type="float">
            <text:p>24,47431</text:p>
          </table:table-cell>
          <table:table-cell office:value-type="float" office:value="18.485201" calcext:value-type="float">
            <text:p>18,485201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77156" calcext:value-type="float">
            <text:p>0,077156</text:p>
          </table:table-cell>
          <table:table-cell office:value-type="float" office:value="0.005953" calcext:value-type="float">
            <text:p>0,005953</text:p>
          </table:table-cell>
          <table:table-cell office:value-type="float" office:value="22.252655" calcext:value-type="float">
            <text:p>22,252655</text:p>
          </table:table-cell>
          <table:table-cell office:value-type="float" office:value="15.860914" calcext:value-type="float">
            <text:p>15,860914</text:p>
          </table:table-cell>
          <table:table-cell office:value-type="float" office:value="0.070063" calcext:value-type="float">
            <text:p>0,070063</text:p>
          </table:table-cell>
          <table:table-cell office:value-type="float" office:value="0.004909" calcext:value-type="float">
            <text:p>0,004909</text:p>
          </table:table-cell>
          <table:table-cell office:value-type="float" office:value="23.090269" calcext:value-type="float">
            <text:p>23,090269</text:p>
          </table:table-cell>
          <table:table-cell office:value-type="float" office:value="14.777972" calcext:value-type="float">
            <text:p>14,777972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76009" calcext:value-type="float">
            <text:p>0,076009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22.382671" calcext:value-type="float">
            <text:p>22,382671</text:p>
          </table:table-cell>
          <table:table-cell office:value-type="float" office:value="14.392918" calcext:value-type="float">
            <text:p>14,392918</text:p>
          </table:table-cell>
          <table:table-cell office:value-type="float" office:value="0.066419" calcext:value-type="float">
            <text:p>0,066419</text:p>
          </table:table-cell>
          <table:table-cell office:value-type="float" office:value="0.004411" calcext:value-type="float">
            <text:p>0,004411</text:p>
          </table:table-cell>
          <table:table-cell office:value-type="float" office:value="23.554214" calcext:value-type="float">
            <text:p>23,554214</text:p>
          </table:table-cell>
          <table:table-cell office:value-type="float" office:value="16.753139" calcext:value-type="float">
            <text:p>16,753139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7588" calcext:value-type="float">
            <text:p>0,07588</text:p>
          </table:table-cell>
          <table:table-cell office:value-type="float" office:value="0.005758" calcext:value-type="float">
            <text:p>0,005758</text:p>
          </table:table-cell>
          <table:table-cell office:value-type="float" office:value="22.397449" calcext:value-type="float">
            <text:p>22,397449</text:p>
          </table:table-cell>
          <table:table-cell office:value-type="float" office:value="14.560337" calcext:value-type="float">
            <text:p>14,560337</text:p>
          </table:table-cell>
          <table:table-cell office:value-type="float" office:value="0.066488" calcext:value-type="float">
            <text:p>0,066488</text:p>
          </table:table-cell>
          <table:table-cell office:value-type="float" office:value="0.004421" calcext:value-type="float">
            <text:p>0,004421</text:p>
          </table:table-cell>
          <table:table-cell office:value-type="float" office:value="23.545192" calcext:value-type="float">
            <text:p>23,545192</text:p>
          </table:table-cell>
          <table:table-cell office:value-type="float" office:value="18.135011" calcext:value-type="float">
            <text:p>18,135011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75856" calcext:value-type="float">
            <text:p>0,075856</text:p>
          </table:table-cell>
          <table:table-cell office:value-type="float" office:value="0.005754" calcext:value-type="float">
            <text:p>0,005754</text:p>
          </table:table-cell>
          <table:table-cell office:value-type="float" office:value="22.400219" calcext:value-type="float">
            <text:p>22,400219</text:p>
          </table:table-cell>
          <table:table-cell office:value-type="float" office:value="14.616074" calcext:value-type="float">
            <text:p>14,616074</text:p>
          </table:table-cell>
          <table:table-cell office:value-type="float" office:value="0.066505" calcext:value-type="float">
            <text:p>0,066505</text:p>
          </table:table-cell>
          <table:table-cell office:value-type="float" office:value="0.004423" calcext:value-type="float">
            <text:p>0,004423</text:p>
          </table:table-cell>
          <table:table-cell office:value-type="float" office:value="23.542852" calcext:value-type="float">
            <text:p>23,542852</text:p>
          </table:table-cell>
          <table:table-cell office:value-type="float" office:value="17.568967" calcext:value-type="float">
            <text:p>17,568967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14771" calcext:value-type="float">
            <text:p>0,14771</text:p>
          </table:table-cell>
          <table:table-cell office:value-type="float" office:value="0.021818" calcext:value-type="float">
            <text:p>0,021818</text:p>
          </table:table-cell>
          <table:table-cell office:value-type="float" office:value="16.611812" calcext:value-type="float">
            <text:p>16,611812</text:p>
          </table:table-cell>
          <table:table-cell office:value-type="float" office:value="31.620427" calcext:value-type="float">
            <text:p>31,620427</text:p>
          </table:table-cell>
          <table:table-cell office:value-type="float" office:value="0.085136" calcext:value-type="float">
            <text:p>0,085136</text:p>
          </table:table-cell>
          <table:table-cell office:value-type="float" office:value="0.007248" calcext:value-type="float">
            <text:p>0,007248</text:p>
          </table:table-cell>
          <table:table-cell office:value-type="float" office:value="21.39776" calcext:value-type="float">
            <text:p>21,39776</text:p>
          </table:table-cell>
          <table:table-cell office:value-type="float" office:value="37.125001" calcext:value-type="float">
            <text:p>37,125001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189703" calcext:value-type="float">
            <text:p>0,189703</text:p>
          </table:table-cell>
          <table:table-cell office:value-type="float" office:value="0.035987" calcext:value-type="float">
            <text:p>0,035987</text:p>
          </table:table-cell>
          <table:table-cell office:value-type="float" office:value="14.438531" calcext:value-type="float">
            <text:p>14,438531</text:p>
          </table:table-cell>
          <table:table-cell office:value-type="float" office:value="16.393911" calcext:value-type="float">
            <text:p>16,393911</text:p>
          </table:table-cell>
          <table:table-cell office:value-type="float" office:value="0.107891" calcext:value-type="float">
            <text:p>0,107891</text:p>
          </table:table-cell>
          <table:table-cell office:value-type="float" office:value="0.01164" calcext:value-type="float">
            <text:p>0,01164</text:p>
          </table:table-cell>
          <table:table-cell office:value-type="float" office:value="19.34032" calcext:value-type="float">
            <text:p>19,34032</text:p>
          </table:table-cell>
          <table:table-cell office:value-type="float" office:value="16.983075" calcext:value-type="float">
            <text:p>16,98307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227571" calcext:value-type="float">
            <text:p>0,227571</text:p>
          </table:table-cell>
          <table:table-cell office:value-type="float" office:value="0.051789" calcext:value-type="float">
            <text:p>0,051789</text:p>
          </table:table-cell>
          <table:table-cell office:value-type="float" office:value="12.857653" calcext:value-type="float">
            <text:p>12,857653</text:p>
          </table:table-cell>
          <table:table-cell office:value-type="float" office:value="26.517868" calcext:value-type="float">
            <text:p>26,517868</text:p>
          </table:table-cell>
          <table:table-cell office:value-type="float" office:value="0.131106" calcext:value-type="float">
            <text:p>0,131106</text:p>
          </table:table-cell>
          <table:table-cell office:value-type="float" office:value="0.017189" calcext:value-type="float">
            <text:p>0,017189</text:p>
          </table:table-cell>
          <table:table-cell office:value-type="float" office:value="17.647561" calcext:value-type="float">
            <text:p>17,647561</text:p>
          </table:table-cell>
          <table:table-cell office:value-type="float" office:value="27.555244" calcext:value-type="float">
            <text:p>27,555244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267782" calcext:value-type="float">
            <text:p>0,267782</text:p>
          </table:table-cell>
          <table:table-cell office:value-type="float" office:value="0.071707" calcext:value-type="float">
            <text:p>0,071707</text:p>
          </table:table-cell>
          <table:table-cell office:value-type="float" office:value="11.444381" calcext:value-type="float">
            <text:p>11,444381</text:p>
          </table:table-cell>
          <table:table-cell office:value-type="float" office:value="42.268621" calcext:value-type="float">
            <text:p>42,268621</text:p>
          </table:table-cell>
          <table:table-cell office:value-type="float" office:value="0.159773" calcext:value-type="float">
            <text:p>0,159773</text:p>
          </table:table-cell>
          <table:table-cell office:value-type="float" office:value="0.025527" calcext:value-type="float">
            <text:p>0,025527</text:p>
          </table:table-cell>
          <table:table-cell office:value-type="float" office:value="15.929952" calcext:value-type="float">
            <text:p>15,929952</text:p>
          </table:table-cell>
          <table:table-cell office:value-type="float" office:value="36.898445" calcext:value-type="float">
            <text:p>36,89844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267229" calcext:value-type="float">
            <text:p>0,267229</text:p>
          </table:table-cell>
          <table:table-cell office:value-type="float" office:value="0.071411" calcext:value-type="float">
            <text:p>0,071411</text:p>
          </table:table-cell>
          <table:table-cell office:value-type="float" office:value="11.462339" calcext:value-type="float">
            <text:p>11,462339</text:p>
          </table:table-cell>
          <table:table-cell office:value-type="float" office:value="35.695626" calcext:value-type="float">
            <text:p>35,695626</text:p>
          </table:table-cell>
          <table:table-cell office:value-type="float" office:value="0.159063" calcext:value-type="float">
            <text:p>0,159063</text:p>
          </table:table-cell>
          <table:table-cell office:value-type="float" office:value="0.025301" calcext:value-type="float">
            <text:p>0,025301</text:p>
          </table:table-cell>
          <table:table-cell office:value-type="float" office:value="15.968596" calcext:value-type="float">
            <text:p>15,968596</text:p>
          </table:table-cell>
          <table:table-cell office:value-type="float" office:value="28.067492" calcext:value-type="float">
            <text:p>28,067492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266258" calcext:value-type="float">
            <text:p>0,266258</text:p>
          </table:table-cell>
          <table:table-cell office:value-type="float" office:value="0.070893" calcext:value-type="float">
            <text:p>0,070893</text:p>
          </table:table-cell>
          <table:table-cell office:value-type="float" office:value="11.493958" calcext:value-type="float">
            <text:p>11,493958</text:p>
          </table:table-cell>
          <table:table-cell office:value-type="float" office:value="33.464156" calcext:value-type="float">
            <text:p>33,464156</text:p>
          </table:table-cell>
          <table:table-cell office:value-type="float" office:value="0.157958" calcext:value-type="float">
            <text:p>0,157958</text:p>
          </table:table-cell>
          <table:table-cell office:value-type="float" office:value="0.024951" calcext:value-type="float">
            <text:p>0,024951</text:p>
          </table:table-cell>
          <table:table-cell office:value-type="float" office:value="16.029161" calcext:value-type="float">
            <text:p>16,029161</text:p>
          </table:table-cell>
          <table:table-cell office:value-type="float" office:value="40.168694" calcext:value-type="float">
            <text:p>40,168694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266177" calcext:value-type="float">
            <text:p>0,266177</text:p>
          </table:table-cell>
          <table:table-cell office:value-type="float" office:value="0.07085" calcext:value-type="float">
            <text:p>0,07085</text:p>
          </table:table-cell>
          <table:table-cell office:value-type="float" office:value="11.496582" calcext:value-type="float">
            <text:p>11,496582</text:p>
          </table:table-cell>
          <table:table-cell office:value-type="float" office:value="37.252164" calcext:value-type="float">
            <text:p>37,252164</text:p>
          </table:table-cell>
          <table:table-cell office:value-type="float" office:value="0.157749" calcext:value-type="float">
            <text:p>0,157749</text:p>
          </table:table-cell>
          <table:table-cell office:value-type="float" office:value="0.024885" calcext:value-type="float">
            <text:p>0,024885</text:p>
          </table:table-cell>
          <table:table-cell office:value-type="float" office:value="16.040682" calcext:value-type="float">
            <text:p>16,040682</text:p>
          </table:table-cell>
          <table:table-cell office:value-type="float" office:value="29.841065" calcext:value-type="float">
            <text:p>29,84106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266049" calcext:value-type="float">
            <text:p>0,266049</text:p>
          </table:table-cell>
          <table:table-cell office:value-type="float" office:value="0.070782" calcext:value-type="float">
            <text:p>0,070782</text:p>
          </table:table-cell>
          <table:table-cell office:value-type="float" office:value="11.500763" calcext:value-type="float">
            <text:p>11,500763</text:p>
          </table:table-cell>
          <table:table-cell office:value-type="float" office:value="37.271686" calcext:value-type="float">
            <text:p>37,271686</text:p>
          </table:table-cell>
          <table:table-cell office:value-type="float" office:value="0.157722" calcext:value-type="float">
            <text:p>0,157722</text:p>
          </table:table-cell>
          <table:table-cell office:value-type="float" office:value="0.024876" calcext:value-type="float">
            <text:p>0,024876</text:p>
          </table:table-cell>
          <table:table-cell office:value-type="float" office:value="16.042172" calcext:value-type="float">
            <text:p>16,042172</text:p>
          </table:table-cell>
          <table:table-cell office:value-type="float" office:value="29.902784" calcext:value-type="float">
            <text:p>29,902784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271874" calcext:value-type="float">
            <text:p>0,271874</text:p>
          </table:table-cell>
          <table:table-cell office:value-type="float" office:value="0.073916" calcext:value-type="float">
            <text:p>0,073916</text:p>
          </table:table-cell>
          <table:table-cell office:value-type="float" office:value="11.312641" calcext:value-type="float">
            <text:p>11,312641</text:p>
          </table:table-cell>
          <table:table-cell office:value-type="float" office:value="32.166286" calcext:value-type="float">
            <text:p>32,166286</text:p>
          </table:table-cell>
          <table:table-cell office:value-type="float" office:value="0.157258" calcext:value-type="float">
            <text:p>0,157258</text:p>
          </table:table-cell>
          <table:table-cell office:value-type="float" office:value="0.02473" calcext:value-type="float">
            <text:p>0,02473</text:p>
          </table:table-cell>
          <table:table-cell office:value-type="float" office:value="16.067745" calcext:value-type="float">
            <text:p>16,067745</text:p>
          </table:table-cell>
          <table:table-cell office:value-type="float" office:value="23.424675" calcext:value-type="float">
            <text:p>23,42467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269241" calcext:value-type="float">
            <text:p>0,269241</text:p>
          </table:table-cell>
          <table:table-cell office:value-type="float" office:value="0.072491" calcext:value-type="float">
            <text:p>0,072491</text:p>
          </table:table-cell>
          <table:table-cell office:value-type="float" office:value="11.397166" calcext:value-type="float">
            <text:p>11,397166</text:p>
          </table:table-cell>
          <table:table-cell office:value-type="float" office:value="35.694351" calcext:value-type="float">
            <text:p>35,694351</text:p>
          </table:table-cell>
          <table:table-cell office:value-type="float" office:value="0.156359" calcext:value-type="float">
            <text:p>0,156359</text:p>
          </table:table-cell>
          <table:table-cell office:value-type="float" office:value="0.024448" calcext:value-type="float">
            <text:p>0,024448</text:p>
          </table:table-cell>
          <table:table-cell office:value-type="float" office:value="16.117523" calcext:value-type="float">
            <text:p>16,117523</text:p>
          </table:table-cell>
          <table:table-cell office:value-type="float" office:value="26.225674" calcext:value-type="float">
            <text:p>26,225674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269666" calcext:value-type="float">
            <text:p>0,269666</text:p>
          </table:table-cell>
          <table:table-cell office:value-type="float" office:value="0.07272" calcext:value-type="float">
            <text:p>0,07272</text:p>
          </table:table-cell>
          <table:table-cell office:value-type="float" office:value="11.383486" calcext:value-type="float">
            <text:p>11,383486</text:p>
          </table:table-cell>
          <table:table-cell office:value-type="float" office:value="29.56615" calcext:value-type="float">
            <text:p>29,56615</text:p>
          </table:table-cell>
          <table:table-cell office:value-type="float" office:value="0.156318" calcext:value-type="float">
            <text:p>0,156318</text:p>
          </table:table-cell>
          <table:table-cell office:value-type="float" office:value="0.024435" calcext:value-type="float">
            <text:p>0,024435</text:p>
          </table:table-cell>
          <table:table-cell office:value-type="float" office:value="16.119836" calcext:value-type="float">
            <text:p>16,119836</text:p>
          </table:table-cell>
          <table:table-cell office:value-type="float" office:value="29.007199" calcext:value-type="float">
            <text:p>29,007199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269733" calcext:value-type="float">
            <text:p>0,269733</text:p>
          </table:table-cell>
          <table:table-cell office:value-type="float" office:value="0.072756" calcext:value-type="float">
            <text:p>0,072756</text:p>
          </table:table-cell>
          <table:table-cell office:value-type="float" office:value="11.381312" calcext:value-type="float">
            <text:p>11,381312</text:p>
          </table:table-cell>
          <table:table-cell office:value-type="float" office:value="35.303728" calcext:value-type="float">
            <text:p>35,303728</text:p>
          </table:table-cell>
          <table:table-cell office:value-type="float" office:value="0.156286" calcext:value-type="float">
            <text:p>0,156286</text:p>
          </table:table-cell>
          <table:table-cell office:value-type="float" office:value="0.024425" calcext:value-type="float">
            <text:p>0,024425</text:p>
          </table:table-cell>
          <table:table-cell office:value-type="float" office:value="16.121606" calcext:value-type="float">
            <text:p>16,121606</text:p>
          </table:table-cell>
          <table:table-cell office:value-type="float" office:value="25.390813" calcext:value-type="float">
            <text:p>25,390813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2241205" calcext:value-type="float">
            <text:p>22412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384448" calcext:value-type="float">
            <text:p>1384448</text:p>
          </table:table-cell>
          <table:table-cell/>
          <table:table-cell office:value-type="float" office:value="0.015976" calcext:value-type="float">
            <text:p>0,015976</text:p>
          </table:table-cell>
          <table:table-cell office:value-type="float" office:value="0.000255" calcext:value-type="float">
            <text:p>0,000255</text:p>
          </table:table-cell>
          <table:table-cell office:value-type="float" office:value="35.930908" calcext:value-type="float">
            <text:p>35,930908</text:p>
          </table:table-cell>
          <table:table-cell office:value-type="float" office:value="2.109783" calcext:value-type="float">
            <text:p>2,109783</text:p>
          </table:table-cell>
          <table:table-cell office:value-type="float" office:value="0.010924" calcext:value-type="float">
            <text:p>0,010924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39.232036" calcext:value-type="float">
            <text:p>39,232036</text:p>
          </table:table-cell>
          <table:table-cell office:value-type="float" office:value="2.130961" calcext:value-type="float">
            <text:p>2,13096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16107" calcext:value-type="float">
            <text:p>0,016107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35.859858" calcext:value-type="float">
            <text:p>35,859858</text:p>
          </table:table-cell>
          <table:table-cell office:value-type="float" office:value="2.48927" calcext:value-type="float">
            <text:p>2,48927</text:p>
          </table:table-cell>
          <table:table-cell office:value-type="float" office:value="0.011311" calcext:value-type="float">
            <text:p>0,011311</text:p>
          </table:table-cell>
          <table:table-cell office:value-type="float" office:value="0.000128" calcext:value-type="float">
            <text:p>0,000128</text:p>
          </table:table-cell>
          <table:table-cell office:value-type="float" office:value="38.929819" calcext:value-type="float">
            <text:p>38,929819</text:p>
          </table:table-cell>
          <table:table-cell office:value-type="float" office:value="2.222746" calcext:value-type="float">
            <text:p>2,222746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2768896" calcext:value-type="float">
            <text:p>2768896</text:p>
          </table:table-cell>
          <table:table-cell/>
          <table:table-cell office:value-type="float" office:value="0.016222" calcext:value-type="float">
            <text:p>0,016222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35.798114" calcext:value-type="float">
            <text:p>35,798114</text:p>
          </table:table-cell>
          <table:table-cell office:value-type="float" office:value="2.810037" calcext:value-type="float">
            <text:p>2,810037</text:p>
          </table:table-cell>
          <table:table-cell office:value-type="float" office:value="0.011487" calcext:value-type="float">
            <text:p>0,011487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38.795874" calcext:value-type="float">
            <text:p>38,795874</text:p>
          </table:table-cell>
          <table:table-cell office:value-type="float" office:value="1.915611" calcext:value-type="float">
            <text:p>1,91561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3461120" calcext:value-type="float">
            <text:p>3461120</text:p>
          </table:table-cell>
          <table:table-cell/>
          <table:table-cell office:value-type="float" office:value="0.016255" calcext:value-type="float">
            <text:p>0,016255</text:p>
          </table:table-cell>
          <table:table-cell office:value-type="float" office:value="0.000264" calcext:value-type="float">
            <text:p>0,000264</text:p>
          </table:table-cell>
          <table:table-cell office:value-type="float" office:value="35.78032" calcext:value-type="float">
            <text:p>35,78032</text:p>
          </table:table-cell>
          <table:table-cell office:value-type="float" office:value="2.840535" calcext:value-type="float">
            <text:p>2,840535</text:p>
          </table:table-cell>
          <table:table-cell office:value-type="float" office:value="0.011536" calcext:value-type="float">
            <text:p>0,011536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38.75899" calcext:value-type="float">
            <text:p>38,75899</text:p>
          </table:table-cell>
          <table:table-cell office:value-type="float" office:value="2.702248" calcext:value-type="float">
            <text:p>2,702248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43267" calcext:value-type="float">
            <text:p>0,043267</text:p>
          </table:table-cell>
          <table:table-cell office:value-type="float" office:value="0.001872" calcext:value-type="float">
            <text:p>0,001872</text:p>
          </table:table-cell>
          <table:table-cell office:value-type="float" office:value="27.276916" calcext:value-type="float">
            <text:p>27,276916</text:p>
          </table:table-cell>
          <table:table-cell office:value-type="float" office:value="112.837296" calcext:value-type="float">
            <text:p>112,837296</text:p>
          </table:table-cell>
          <table:table-cell office:value-type="float" office:value="0.024064" calcext:value-type="float">
            <text:p>0,024064</text:p>
          </table:table-cell>
          <table:table-cell office:value-type="float" office:value="0.000579" calcext:value-type="float">
            <text:p>0,000579</text:p>
          </table:table-cell>
          <table:table-cell office:value-type="float" office:value="32.372682" calcext:value-type="float">
            <text:p>32,372682</text:p>
          </table:table-cell>
          <table:table-cell office:value-type="float" office:value="72.225257" calcext:value-type="float">
            <text:p>72,225257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45389" calcext:value-type="float">
            <text:p>0,045389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26.861017" calcext:value-type="float">
            <text:p>26,861017</text:p>
          </table:table-cell>
          <table:table-cell office:value-type="float" office:value="110.931606" calcext:value-type="float">
            <text:p>110,931606</text:p>
          </table:table-cell>
          <table:table-cell office:value-type="float" office:value="0.027325" calcext:value-type="float">
            <text:p>0,027325</text:p>
          </table:table-cell>
          <table:table-cell office:value-type="float" office:value="0.000747" calcext:value-type="float">
            <text:p>0,000747</text:p>
          </table:table-cell>
          <table:table-cell office:value-type="float" office:value="31.268949" calcext:value-type="float">
            <text:p>31,268949</text:p>
          </table:table-cell>
          <table:table-cell office:value-type="float" office:value="84.371619" calcext:value-type="float">
            <text:p>84,37161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47207" calcext:value-type="float">
            <text:p>0,047207</text:p>
          </table:table-cell>
          <table:table-cell office:value-type="float" office:value="0.002229" calcext:value-type="float">
            <text:p>0,002229</text:p>
          </table:table-cell>
          <table:table-cell office:value-type="float" office:value="26.519837" calcext:value-type="float">
            <text:p>26,519837</text:p>
          </table:table-cell>
          <table:table-cell office:value-type="float" office:value="119.872173" calcext:value-type="float">
            <text:p>119,872173</text:p>
          </table:table-cell>
          <table:table-cell office:value-type="float" office:value="0.028031" calcext:value-type="float">
            <text:p>0,028031</text:p>
          </table:table-cell>
          <table:table-cell office:value-type="float" office:value="0.000786" calcext:value-type="float">
            <text:p>0,000786</text:p>
          </table:table-cell>
          <table:table-cell office:value-type="float" office:value="31.047103" calcext:value-type="float">
            <text:p>31,047103</text:p>
          </table:table-cell>
          <table:table-cell office:value-type="float" office:value="90.264769" calcext:value-type="float">
            <text:p>90,26476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47668" calcext:value-type="float">
            <text:p>0,047668</text:p>
          </table:table-cell>
          <table:table-cell office:value-type="float" office:value="0.002272" calcext:value-type="float">
            <text:p>0,002272</text:p>
          </table:table-cell>
          <table:table-cell office:value-type="float" office:value="26.43541" calcext:value-type="float">
            <text:p>26,43541</text:p>
          </table:table-cell>
          <table:table-cell office:value-type="float" office:value="123.197027" calcext:value-type="float">
            <text:p>123,197027</text:p>
          </table:table-cell>
          <table:table-cell office:value-type="float" office:value="0.028206" calcext:value-type="float">
            <text:p>0,028206</text:p>
          </table:table-cell>
          <table:table-cell office:value-type="float" office:value="0.000796" calcext:value-type="float">
            <text:p>0,000796</text:p>
          </table:table-cell>
          <table:table-cell office:value-type="float" office:value="30.993228" calcext:value-type="float">
            <text:p>30,993228</text:p>
          </table:table-cell>
          <table:table-cell office:value-type="float" office:value="90.283603" calcext:value-type="float">
            <text:p>90,283603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43989" calcext:value-type="float">
            <text:p>0,043989</text:p>
          </table:table-cell>
          <table:table-cell office:value-type="float" office:value="0.001935" calcext:value-type="float">
            <text:p>0,001935</text:p>
          </table:table-cell>
          <table:table-cell office:value-type="float" office:value="27.133189" calcext:value-type="float">
            <text:p>27,133189</text:p>
          </table:table-cell>
          <table:table-cell office:value-type="float" office:value="126.330942" calcext:value-type="float">
            <text:p>126,330942</text:p>
          </table:table-cell>
          <table:table-cell office:value-type="float" office:value="0.031395" calcext:value-type="float">
            <text:p>0,031395</text:p>
          </table:table-cell>
          <table:table-cell office:value-type="float" office:value="0.000986" calcext:value-type="float">
            <text:p>0,000986</text:p>
          </table:table-cell>
          <table:table-cell office:value-type="float" office:value="30.06283" calcext:value-type="float">
            <text:p>30,06283</text:p>
          </table:table-cell>
          <table:table-cell office:value-type="float" office:value="82.00338" calcext:value-type="float">
            <text:p>82,00338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40051" calcext:value-type="float">
            <text:p>0,040051</text:p>
          </table:table-cell>
          <table:table-cell office:value-type="float" office:value="0.001604" calcext:value-type="float">
            <text:p>0,001604</text:p>
          </table:table-cell>
          <table:table-cell office:value-type="float" office:value="27.947781" calcext:value-type="float">
            <text:p>27,947781</text:p>
          </table:table-cell>
          <table:table-cell office:value-type="float" office:value="98.376678" calcext:value-type="float">
            <text:p>98,376678</text:p>
          </table:table-cell>
          <table:table-cell office:value-type="float" office:value="0.030928" calcext:value-type="float">
            <text:p>0,030928</text:p>
          </table:table-cell>
          <table:table-cell office:value-type="float" office:value="0.000957" calcext:value-type="float">
            <text:p>0,000957</text:p>
          </table:table-cell>
          <table:table-cell office:value-type="float" office:value="30.192908" calcext:value-type="float">
            <text:p>30,192908</text:p>
          </table:table-cell>
          <table:table-cell office:value-type="float" office:value="73.137599" calcext:value-type="float">
            <text:p>73,13759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40114" calcext:value-type="float">
            <text:p>0,040114</text:p>
          </table:table-cell>
          <table:table-cell office:value-type="float" office:value="0.001609" calcext:value-type="float">
            <text:p>0,001609</text:p>
          </table:table-cell>
          <table:table-cell office:value-type="float" office:value="27.934067" calcext:value-type="float">
            <text:p>27,934067</text:p>
          </table:table-cell>
          <table:table-cell office:value-type="float" office:value="97.917257" calcext:value-type="float">
            <text:p>97,917257</text:p>
          </table:table-cell>
          <table:table-cell office:value-type="float" office:value="0.03063" calcext:value-type="float">
            <text:p>0,03063</text:p>
          </table:table-cell>
          <table:table-cell office:value-type="float" office:value="0.000938" calcext:value-type="float">
            <text:p>0,000938</text:p>
          </table:table-cell>
          <table:table-cell office:value-type="float" office:value="30.277164" calcext:value-type="float">
            <text:p>30,277164</text:p>
          </table:table-cell>
          <table:table-cell office:value-type="float" office:value="72.238596" calcext:value-type="float">
            <text:p>72,238596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40124" calcext:value-type="float">
            <text:p>0,040124</text:p>
          </table:table-cell>
          <table:table-cell office:value-type="float" office:value="0.00161" calcext:value-type="float">
            <text:p>0,00161</text:p>
          </table:table-cell>
          <table:table-cell office:value-type="float" office:value="27.931836" calcext:value-type="float">
            <text:p>27,931836</text:p>
          </table:table-cell>
          <table:table-cell office:value-type="float" office:value="98.168502" calcext:value-type="float">
            <text:p>98,168502</text:p>
          </table:table-cell>
          <table:table-cell office:value-type="float" office:value="0.030559" calcext:value-type="float">
            <text:p>0,030559</text:p>
          </table:table-cell>
          <table:table-cell office:value-type="float" office:value="0.000934" calcext:value-type="float">
            <text:p>0,000934</text:p>
          </table:table-cell>
          <table:table-cell office:value-type="float" office:value="30.297194" calcext:value-type="float">
            <text:p>30,297194</text:p>
          </table:table-cell>
          <table:table-cell office:value-type="float" office:value="72.038962" calcext:value-type="float">
            <text:p>72,038962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56979" calcext:value-type="float">
            <text:p>0,056979</text:p>
          </table:table-cell>
          <table:table-cell office:value-type="float" office:value="0.003247" calcext:value-type="float">
            <text:p>0,003247</text:p>
          </table:table-cell>
          <table:table-cell office:value-type="float" office:value="24.885775" calcext:value-type="float">
            <text:p>24,885775</text:p>
          </table:table-cell>
          <table:table-cell office:value-type="float" office:value="58.019844" calcext:value-type="float">
            <text:p>58,019844</text:p>
          </table:table-cell>
          <table:table-cell office:value-type="float" office:value="0.033483" calcext:value-type="float">
            <text:p>0,033483</text:p>
          </table:table-cell>
          <table:table-cell office:value-type="float" office:value="0.001121" calcext:value-type="float">
            <text:p>0,001121</text:p>
          </table:table-cell>
          <table:table-cell office:value-type="float" office:value="29.503426" calcext:value-type="float">
            <text:p>29,503426</text:p>
          </table:table-cell>
          <table:table-cell office:value-type="float" office:value="72.161308" calcext:value-type="float">
            <text:p>72,161308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60851" calcext:value-type="float">
            <text:p>0,060851</text:p>
          </table:table-cell>
          <table:table-cell office:value-type="float" office:value="0.003703" calcext:value-type="float">
            <text:p>0,003703</text:p>
          </table:table-cell>
          <table:table-cell office:value-type="float" office:value="24.314653" calcext:value-type="float">
            <text:p>24,314653</text:p>
          </table:table-cell>
          <table:table-cell office:value-type="float" office:value="53.923493" calcext:value-type="float">
            <text:p>53,923493</text:p>
          </table:table-cell>
          <table:table-cell office:value-type="float" office:value="0.037477" calcext:value-type="float">
            <text:p>0,037477</text:p>
          </table:table-cell>
          <table:table-cell office:value-type="float" office:value="0.001405" calcext:value-type="float">
            <text:p>0,001405</text:p>
          </table:table-cell>
          <table:table-cell office:value-type="float" office:value="28.524719" calcext:value-type="float">
            <text:p>28,524719</text:p>
          </table:table-cell>
          <table:table-cell office:value-type="float" office:value="83.325484" calcext:value-type="float">
            <text:p>83,325484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63263" calcext:value-type="float">
            <text:p>0,063263</text:p>
          </table:table-cell>
          <table:table-cell office:value-type="float" office:value="0.004002" calcext:value-type="float">
            <text:p>0,004002</text:p>
          </table:table-cell>
          <table:table-cell office:value-type="float" office:value="23.976964" calcext:value-type="float">
            <text:p>23,976964</text:p>
          </table:table-cell>
          <table:table-cell office:value-type="float" office:value="57.166493" calcext:value-type="float">
            <text:p>57,166493</text:p>
          </table:table-cell>
          <table:table-cell office:value-type="float" office:value="0.038476" calcext:value-type="float">
            <text:p>0,038476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28.296175" calcext:value-type="float">
            <text:p>28,296175</text:p>
          </table:table-cell>
          <table:table-cell office:value-type="float" office:value="86.420935" calcext:value-type="float">
            <text:p>86,420935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63826" calcext:value-type="float">
            <text:p>0,063826</text:p>
          </table:table-cell>
          <table:table-cell office:value-type="float" office:value="0.004074" calcext:value-type="float">
            <text:p>0,004074</text:p>
          </table:table-cell>
          <table:table-cell office:value-type="float" office:value="23.900043" calcext:value-type="float">
            <text:p>23,900043</text:p>
          </table:table-cell>
          <table:table-cell office:value-type="float" office:value="57.924962" calcext:value-type="float">
            <text:p>57,924962</text:p>
          </table:table-cell>
          <table:table-cell office:value-type="float" office:value="0.038724" calcext:value-type="float">
            <text:p>0,038724</text:p>
          </table:table-cell>
          <table:table-cell office:value-type="float" office:value="0.0015" calcext:value-type="float">
            <text:p>0,0015</text:p>
          </table:table-cell>
          <table:table-cell office:value-type="float" office:value="28.240454" calcext:value-type="float">
            <text:p>28,240454</text:p>
          </table:table-cell>
          <table:table-cell office:value-type="float" office:value="87.257276" calcext:value-type="float">
            <text:p>87,257276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84918" calcext:value-type="float">
            <text:p>0,084918</text:p>
          </table:table-cell>
          <table:table-cell office:value-type="float" office:value="0.007211" calcext:value-type="float">
            <text:p>0,007211</text:p>
          </table:table-cell>
          <table:table-cell office:value-type="float" office:value="21.420024" calcext:value-type="float">
            <text:p>21,420024</text:p>
          </table:table-cell>
          <table:table-cell office:value-type="float" office:value="118.448932" calcext:value-type="float">
            <text:p>118,448932</text:p>
          </table:table-cell>
          <table:table-cell office:value-type="float" office:value="0.040787" calcext:value-type="float">
            <text:p>0,040787</text:p>
          </table:table-cell>
          <table:table-cell office:value-type="float" office:value="0.001664" calcext:value-type="float">
            <text:p>0,001664</text:p>
          </table:table-cell>
          <table:table-cell office:value-type="float" office:value="27.789527" calcext:value-type="float">
            <text:p>27,789527</text:p>
          </table:table-cell>
          <table:table-cell office:value-type="float" office:value="108.329126" calcext:value-type="float">
            <text:p>108,329126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80069" calcext:value-type="float">
            <text:p>0,080069</text:p>
          </table:table-cell>
          <table:table-cell office:value-type="float" office:value="0.006411" calcext:value-type="float">
            <text:p>0,006411</text:p>
          </table:table-cell>
          <table:table-cell office:value-type="float" office:value="21.93069" calcext:value-type="float">
            <text:p>21,93069</text:p>
          </table:table-cell>
          <table:table-cell office:value-type="float" office:value="106.249952" calcext:value-type="float">
            <text:p>106,249952</text:p>
          </table:table-cell>
          <table:table-cell office:value-type="float" office:value="0.040744" calcext:value-type="float">
            <text:p>0,040744</text:p>
          </table:table-cell>
          <table:table-cell office:value-type="float" office:value="0.00166" calcext:value-type="float">
            <text:p>0,00166</text:p>
          </table:table-cell>
          <table:table-cell office:value-type="float" office:value="27.798675" calcext:value-type="float">
            <text:p>27,798675</text:p>
          </table:table-cell>
          <table:table-cell office:value-type="float" office:value="101.445535" calcext:value-type="float">
            <text:p>101,445535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81654" calcext:value-type="float">
            <text:p>0,081654</text:p>
          </table:table-cell>
          <table:table-cell office:value-type="float" office:value="0.006667" calcext:value-type="float">
            <text:p>0,006667</text:p>
          </table:table-cell>
          <table:table-cell office:value-type="float" office:value="21.760421" calcext:value-type="float">
            <text:p>21,760421</text:p>
          </table:table-cell>
          <table:table-cell office:value-type="float" office:value="109.172511" calcext:value-type="float">
            <text:p>109,172511</text:p>
          </table:table-cell>
          <table:table-cell office:value-type="float" office:value="0.040921" calcext:value-type="float">
            <text:p>0,040921</text:p>
          </table:table-cell>
          <table:table-cell office:value-type="float" office:value="0.001675" calcext:value-type="float">
            <text:p>0,001675</text:p>
          </table:table-cell>
          <table:table-cell office:value-type="float" office:value="27.761145" calcext:value-type="float">
            <text:p>27,761145</text:p>
          </table:table-cell>
          <table:table-cell office:value-type="float" office:value="102.25109" calcext:value-type="float">
            <text:p>102,2510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81704" calcext:value-type="float">
            <text:p>0,081704</text:p>
          </table:table-cell>
          <table:table-cell office:value-type="float" office:value="0.006676" calcext:value-type="float">
            <text:p>0,006676</text:p>
          </table:table-cell>
          <table:table-cell office:value-type="float" office:value="21.75516" calcext:value-type="float">
            <text:p>21,75516</text:p>
          </table:table-cell>
          <table:table-cell office:value-type="float" office:value="109.922418" calcext:value-type="float">
            <text:p>109,922418</text:p>
          </table:table-cell>
          <table:table-cell office:value-type="float" office:value="0.040987" calcext:value-type="float">
            <text:p>0,040987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27.747036" calcext:value-type="float">
            <text:p>27,747036</text:p>
          </table:table-cell>
          <table:table-cell office:value-type="float" office:value="104.58961" calcext:value-type="float">
            <text:p>104,5896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91806" calcext:value-type="float">
            <text:p>0,091806</text:p>
          </table:table-cell>
          <table:table-cell office:value-type="float" office:value="0.008428" calcext:value-type="float">
            <text:p>0,008428</text:p>
          </table:table-cell>
          <table:table-cell office:value-type="float" office:value="20.742566" calcext:value-type="float">
            <text:p>20,742566</text:p>
          </table:table-cell>
          <table:table-cell office:value-type="float" office:value="97.226668" calcext:value-type="float">
            <text:p>97,226668</text:p>
          </table:table-cell>
          <table:table-cell office:value-type="float" office:value="0.067444" calcext:value-type="float">
            <text:p>0,067444</text:p>
          </table:table-cell>
          <table:table-cell office:value-type="float" office:value="0.004549" calcext:value-type="float">
            <text:p>0,004549</text:p>
          </table:table-cell>
          <table:table-cell office:value-type="float" office:value="23.421082" calcext:value-type="float">
            <text:p>23,421082</text:p>
          </table:table-cell>
          <table:table-cell office:value-type="float" office:value="89.77151" calcext:value-type="float">
            <text:p>89,7715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93791" calcext:value-type="float">
            <text:p>0,093791</text:p>
          </table:table-cell>
          <table:table-cell office:value-type="float" office:value="0.008797" calcext:value-type="float">
            <text:p>0,008797</text:p>
          </table:table-cell>
          <table:table-cell office:value-type="float" office:value="20.5568" calcext:value-type="float">
            <text:p>20,5568</text:p>
          </table:table-cell>
          <table:table-cell office:value-type="float" office:value="95.150206" calcext:value-type="float">
            <text:p>95,150206</text:p>
          </table:table-cell>
          <table:table-cell office:value-type="float" office:value="0.066862" calcext:value-type="float">
            <text:p>0,066862</text:p>
          </table:table-cell>
          <table:table-cell office:value-type="float" office:value="0.00447" calcext:value-type="float">
            <text:p>0,00447</text:p>
          </table:table-cell>
          <table:table-cell office:value-type="float" office:value="23.496446" calcext:value-type="float">
            <text:p>23,496446</text:p>
          </table:table-cell>
          <table:table-cell office:value-type="float" office:value="88.999662" calcext:value-type="float">
            <text:p>88,999662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94271" calcext:value-type="float">
            <text:p>0,094271</text:p>
          </table:table-cell>
          <table:table-cell office:value-type="float" office:value="0.008887" calcext:value-type="float">
            <text:p>0,008887</text:p>
          </table:table-cell>
          <table:table-cell office:value-type="float" office:value="20.512393" calcext:value-type="float">
            <text:p>20,512393</text:p>
          </table:table-cell>
          <table:table-cell office:value-type="float" office:value="94.902245" calcext:value-type="float">
            <text:p>94,902245</text:p>
          </table:table-cell>
          <table:table-cell office:value-type="float" office:value="0.066733" calcext:value-type="float">
            <text:p>0,066733</text:p>
          </table:table-cell>
          <table:table-cell office:value-type="float" office:value="0.004453" calcext:value-type="float">
            <text:p>0,004453</text:p>
          </table:table-cell>
          <table:table-cell office:value-type="float" office:value="23.513224" calcext:value-type="float">
            <text:p>23,513224</text:p>
          </table:table-cell>
          <table:table-cell office:value-type="float" office:value="88.858945" calcext:value-type="float">
            <text:p>88,858945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9439" calcext:value-type="float">
            <text:p>0,09439</text:p>
          </table:table-cell>
          <table:table-cell office:value-type="float" office:value="0.008909" calcext:value-type="float">
            <text:p>0,008909</text:p>
          </table:table-cell>
          <table:table-cell office:value-type="float" office:value="20.501484" calcext:value-type="float">
            <text:p>20,501484</text:p>
          </table:table-cell>
          <table:table-cell office:value-type="float" office:value="94.851131" calcext:value-type="float">
            <text:p>94,851131</text:p>
          </table:table-cell>
          <table:table-cell office:value-type="float" office:value="0.0667" calcext:value-type="float">
            <text:p>0,0667</text:p>
          </table:table-cell>
          <table:table-cell office:value-type="float" office:value="0.004449" calcext:value-type="float">
            <text:p>0,004449</text:p>
          </table:table-cell>
          <table:table-cell office:value-type="float" office:value="23.51746" calcext:value-type="float">
            <text:p>23,51746</text:p>
          </table:table-cell>
          <table:table-cell office:value-type="float" office:value="88.832819" calcext:value-type="float">
            <text:p>88,83281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75994" calcext:value-type="float">
            <text:p>0,075994</text:p>
          </table:table-cell>
          <table:table-cell office:value-type="float" office:value="0.005775" calcext:value-type="float">
            <text:p>0,005775</text:p>
          </table:table-cell>
          <table:table-cell office:value-type="float" office:value="22.384432" calcext:value-type="float">
            <text:p>22,384432</text:p>
          </table:table-cell>
          <table:table-cell office:value-type="float" office:value="96.733527" calcext:value-type="float">
            <text:p>96,733527</text:p>
          </table:table-cell>
          <table:table-cell office:value-type="float" office:value="0.065536" calcext:value-type="float">
            <text:p>0,065536</text:p>
          </table:table-cell>
          <table:table-cell office:value-type="float" office:value="0.004295" calcext:value-type="float">
            <text:p>0,004295</text:p>
          </table:table-cell>
          <table:table-cell office:value-type="float" office:value="23.670449" calcext:value-type="float">
            <text:p>23,670449</text:p>
          </table:table-cell>
          <table:table-cell office:value-type="float" office:value="89.119152" calcext:value-type="float">
            <text:p>89,119152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74237" calcext:value-type="float">
            <text:p>0,074237</text:p>
          </table:table-cell>
          <table:table-cell office:value-type="float" office:value="0.005511" calcext:value-type="float">
            <text:p>0,005511</text:p>
          </table:table-cell>
          <table:table-cell office:value-type="float" office:value="22.587594" calcext:value-type="float">
            <text:p>22,587594</text:p>
          </table:table-cell>
          <table:table-cell office:value-type="float" office:value="98.859602" calcext:value-type="float">
            <text:p>98,859602</text:p>
          </table:table-cell>
          <table:table-cell office:value-type="float" office:value="0.065679" calcext:value-type="float">
            <text:p>0,065679</text:p>
          </table:table-cell>
          <table:table-cell office:value-type="float" office:value="0.004314" calcext:value-type="float">
            <text:p>0,004314</text:p>
          </table:table-cell>
          <table:table-cell office:value-type="float" office:value="23.651427" calcext:value-type="float">
            <text:p>23,651427</text:p>
          </table:table-cell>
          <table:table-cell office:value-type="float" office:value="90.475324" calcext:value-type="float">
            <text:p>90,475324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73843" calcext:value-type="float">
            <text:p>0,073843</text:p>
          </table:table-cell>
          <table:table-cell office:value-type="float" office:value="0.005453" calcext:value-type="float">
            <text:p>0,005453</text:p>
          </table:table-cell>
          <table:table-cell office:value-type="float" office:value="22.633849" calcext:value-type="float">
            <text:p>22,633849</text:p>
          </table:table-cell>
          <table:table-cell office:value-type="float" office:value="99.529256" calcext:value-type="float">
            <text:p>99,529256</text:p>
          </table:table-cell>
          <table:table-cell office:value-type="float" office:value="0.065719" calcext:value-type="float">
            <text:p>0,065719</text:p>
          </table:table-cell>
          <table:table-cell office:value-type="float" office:value="0.004319" calcext:value-type="float">
            <text:p>0,004319</text:p>
          </table:table-cell>
          <table:table-cell office:value-type="float" office:value="23.64624" calcext:value-type="float">
            <text:p>23,64624</text:p>
          </table:table-cell>
          <table:table-cell office:value-type="float" office:value="90.490101" calcext:value-type="float">
            <text:p>90,49010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73747" calcext:value-type="float">
            <text:p>0,073747</text:p>
          </table:table-cell>
          <table:table-cell office:value-type="float" office:value="0.005439" calcext:value-type="float">
            <text:p>0,005439</text:p>
          </table:table-cell>
          <table:table-cell office:value-type="float" office:value="22.64508" calcext:value-type="float">
            <text:p>22,64508</text:p>
          </table:table-cell>
          <table:table-cell office:value-type="float" office:value="99.697116" calcext:value-type="float">
            <text:p>99,697116</text:p>
          </table:table-cell>
          <table:table-cell office:value-type="float" office:value="0.065729" calcext:value-type="float">
            <text:p>0,065729</text:p>
          </table:table-cell>
          <table:table-cell office:value-type="float" office:value="0.00432" calcext:value-type="float">
            <text:p>0,00432</text:p>
          </table:table-cell>
          <table:table-cell office:value-type="float" office:value="23.644861" calcext:value-type="float">
            <text:p>23,644861</text:p>
          </table:table-cell>
          <table:table-cell office:value-type="float" office:value="90.919459" calcext:value-type="float">
            <text:p>90,91945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78774" calcext:value-type="float">
            <text:p>0,078774</text:p>
          </table:table-cell>
          <table:table-cell office:value-type="float" office:value="0.006205" calcext:value-type="float">
            <text:p>0,006205</text:p>
          </table:table-cell>
          <table:table-cell office:value-type="float" office:value="22.072336" calcext:value-type="float">
            <text:p>22,072336</text:p>
          </table:table-cell>
          <table:table-cell office:value-type="float" office:value="100.454401" calcext:value-type="float">
            <text:p>100,454401</text:p>
          </table:table-cell>
          <table:table-cell office:value-type="float" office:value="0.071555" calcext:value-type="float">
            <text:p>0,071555</text:p>
          </table:table-cell>
          <table:table-cell office:value-type="float" office:value="0.00512" calcext:value-type="float">
            <text:p>0,00512</text:p>
          </table:table-cell>
          <table:table-cell office:value-type="float" office:value="22.907202" calcext:value-type="float">
            <text:p>22,907202</text:p>
          </table:table-cell>
          <table:table-cell office:value-type="float" office:value="97.13087" calcext:value-type="float">
            <text:p>97,13087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77642" calcext:value-type="float">
            <text:p>0,077642</text:p>
          </table:table-cell>
          <table:table-cell office:value-type="float" office:value="0.006028" calcext:value-type="float">
            <text:p>0,006028</text:p>
          </table:table-cell>
          <table:table-cell office:value-type="float" office:value="22.198036" calcext:value-type="float">
            <text:p>22,198036</text:p>
          </table:table-cell>
          <table:table-cell office:value-type="float" office:value="105.581697" calcext:value-type="float">
            <text:p>105,581697</text:p>
          </table:table-cell>
          <table:table-cell office:value-type="float" office:value="0.072004" calcext:value-type="float">
            <text:p>0,072004</text:p>
          </table:table-cell>
          <table:table-cell office:value-type="float" office:value="0.005185" calcext:value-type="float">
            <text:p>0,005185</text:p>
          </table:table-cell>
          <table:table-cell office:value-type="float" office:value="22.85284" calcext:value-type="float">
            <text:p>22,85284</text:p>
          </table:table-cell>
          <table:table-cell office:value-type="float" office:value="99.592959" calcext:value-type="float">
            <text:p>99,59295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77293" calcext:value-type="float">
            <text:p>0,077293</text:p>
          </table:table-cell>
          <table:table-cell office:value-type="float" office:value="0.005974" calcext:value-type="float">
            <text:p>0,005974</text:p>
          </table:table-cell>
          <table:table-cell office:value-type="float" office:value="22.237237" calcext:value-type="float">
            <text:p>22,237237</text:p>
          </table:table-cell>
          <table:table-cell office:value-type="float" office:value="103.661589" calcext:value-type="float">
            <text:p>103,661589</text:p>
          </table:table-cell>
          <table:table-cell office:value-type="float" office:value="0.072465" calcext:value-type="float">
            <text:p>0,072465</text:p>
          </table:table-cell>
          <table:table-cell office:value-type="float" office:value="0.005251" calcext:value-type="float">
            <text:p>0,005251</text:p>
          </table:table-cell>
          <table:table-cell office:value-type="float" office:value="22.797412" calcext:value-type="float">
            <text:p>22,797412</text:p>
          </table:table-cell>
          <table:table-cell office:value-type="float" office:value="101.619083" calcext:value-type="float">
            <text:p>101,619083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77206" calcext:value-type="float">
            <text:p>0,077206</text:p>
          </table:table-cell>
          <table:table-cell office:value-type="float" office:value="0.005961" calcext:value-type="float">
            <text:p>0,005961</text:p>
          </table:table-cell>
          <table:table-cell office:value-type="float" office:value="22.246992" calcext:value-type="float">
            <text:p>22,246992</text:p>
          </table:table-cell>
          <table:table-cell office:value-type="float" office:value="103.893811" calcext:value-type="float">
            <text:p>103,893811</text:p>
          </table:table-cell>
          <table:table-cell office:value-type="float" office:value="0.072212" calcext:value-type="float">
            <text:p>0,072212</text:p>
          </table:table-cell>
          <table:table-cell office:value-type="float" office:value="0.005215" calcext:value-type="float">
            <text:p>0,005215</text:p>
          </table:table-cell>
          <table:table-cell office:value-type="float" office:value="22.827817" calcext:value-type="float">
            <text:p>22,827817</text:p>
          </table:table-cell>
          <table:table-cell office:value-type="float" office:value="100.985881" calcext:value-type="float">
            <text:p>100,98588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114412" calcext:value-type="float">
            <text:p>0,114412</text:p>
          </table:table-cell>
          <table:table-cell office:value-type="float" office:value="0.01309" calcext:value-type="float">
            <text:p>0,01309</text:p>
          </table:table-cell>
          <table:table-cell office:value-type="float" office:value="18.830604" calcext:value-type="float">
            <text:p>18,830604</text:p>
          </table:table-cell>
          <table:table-cell office:value-type="float" office:value="131.771182" calcext:value-type="float">
            <text:p>131,771182</text:p>
          </table:table-cell>
          <table:table-cell office:value-type="float" office:value="0.097316" calcext:value-type="float">
            <text:p>0,097316</text:p>
          </table:table-cell>
          <table:table-cell office:value-type="float" office:value="0.00947" calcext:value-type="float">
            <text:p>0,00947</text:p>
          </table:table-cell>
          <table:table-cell office:value-type="float" office:value="20.236306" calcext:value-type="float">
            <text:p>20,236306</text:p>
          </table:table-cell>
          <table:table-cell office:value-type="float" office:value="120.964633" calcext:value-type="float">
            <text:p>120,964633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202944" calcext:value-type="float">
            <text:p>0,202944</text:p>
          </table:table-cell>
          <table:table-cell office:value-type="float" office:value="0.041186" calcext:value-type="float">
            <text:p>0,041186</text:p>
          </table:table-cell>
          <table:table-cell office:value-type="float" office:value="13.852493" calcext:value-type="float">
            <text:p>13,852493</text:p>
          </table:table-cell>
          <table:table-cell office:value-type="float" office:value="174.353494" calcext:value-type="float">
            <text:p>174,353494</text:p>
          </table:table-cell>
          <table:table-cell office:value-type="float" office:value="0.134286" calcext:value-type="float">
            <text:p>0,134286</text:p>
          </table:table-cell>
          <table:table-cell office:value-type="float" office:value="0.018033" calcext:value-type="float">
            <text:p>0,018033</text:p>
          </table:table-cell>
          <table:table-cell office:value-type="float" office:value="17.439377" calcext:value-type="float">
            <text:p>17,439377</text:p>
          </table:table-cell>
          <table:table-cell office:value-type="float" office:value="162.675303" calcext:value-type="float">
            <text:p>162,675303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264612" calcext:value-type="float">
            <text:p>0,264612</text:p>
          </table:table-cell>
          <table:table-cell office:value-type="float" office:value="0.07002" calcext:value-type="float">
            <text:p>0,07002</text:p>
          </table:table-cell>
          <table:table-cell office:value-type="float" office:value="11.547809" calcext:value-type="float">
            <text:p>11,547809</text:p>
          </table:table-cell>
          <table:table-cell office:value-type="float" office:value="195.351907" calcext:value-type="float">
            <text:p>195,351907</text:p>
          </table:table-cell>
          <table:table-cell office:value-type="float" office:value="0.152811" calcext:value-type="float">
            <text:p>0,152811</text:p>
          </table:table-cell>
          <table:table-cell office:value-type="float" office:value="0.023351" calcext:value-type="float">
            <text:p>0,023351</text:p>
          </table:table-cell>
          <table:table-cell office:value-type="float" office:value="16.31693" calcext:value-type="float">
            <text:p>16,31693</text:p>
          </table:table-cell>
          <table:table-cell office:value-type="float" office:value="196.49177" calcext:value-type="float">
            <text:p>196,49177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309391" calcext:value-type="float">
            <text:p>0,309391</text:p>
          </table:table-cell>
          <table:table-cell office:value-type="float" office:value="0.095723" calcext:value-type="float">
            <text:p>0,095723</text:p>
          </table:table-cell>
          <table:table-cell office:value-type="float" office:value="10.189834" calcext:value-type="float">
            <text:p>10,189834</text:p>
          </table:table-cell>
          <table:table-cell office:value-type="float" office:value="203.502168" calcext:value-type="float">
            <text:p>203,502168</text:p>
          </table:table-cell>
          <table:table-cell office:value-type="float" office:value="0.168244" calcext:value-type="float">
            <text:p>0,168244</text:p>
          </table:table-cell>
          <table:table-cell office:value-type="float" office:value="0.028306" calcext:value-type="float">
            <text:p>0,028306</text:p>
          </table:table-cell>
          <table:table-cell office:value-type="float" office:value="15.481231" calcext:value-type="float">
            <text:p>15,481231</text:p>
          </table:table-cell>
          <table:table-cell office:value-type="float" office:value="200.75102" calcext:value-type="float">
            <text:p>200,75102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307785" calcext:value-type="float">
            <text:p>0,307785</text:p>
          </table:table-cell>
          <table:table-cell office:value-type="float" office:value="0.094732" calcext:value-type="float">
            <text:p>0,094732</text:p>
          </table:table-cell>
          <table:table-cell office:value-type="float" office:value="10.235038" calcext:value-type="float">
            <text:p>10,235038</text:p>
          </table:table-cell>
          <table:table-cell office:value-type="float" office:value="212.390945" calcext:value-type="float">
            <text:p>212,390945</text:p>
          </table:table-cell>
          <table:table-cell office:value-type="float" office:value="0.168515" calcext:value-type="float">
            <text:p>0,168515</text:p>
          </table:table-cell>
          <table:table-cell office:value-type="float" office:value="0.028397" calcext:value-type="float">
            <text:p>0,028397</text:p>
          </table:table-cell>
          <table:table-cell office:value-type="float" office:value="15.467248" calcext:value-type="float">
            <text:p>15,467248</text:p>
          </table:table-cell>
          <table:table-cell office:value-type="float" office:value="196.886727" calcext:value-type="float">
            <text:p>196,886727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310913" calcext:value-type="float">
            <text:p>0,310913</text:p>
          </table:table-cell>
          <table:table-cell office:value-type="float" office:value="0.096667" calcext:value-type="float">
            <text:p>0,096667</text:p>
          </table:table-cell>
          <table:table-cell office:value-type="float" office:value="10.147234" calcext:value-type="float">
            <text:p>10,147234</text:p>
          </table:table-cell>
          <table:table-cell office:value-type="float" office:value="214.135789" calcext:value-type="float">
            <text:p>214,135789</text:p>
          </table:table-cell>
          <table:table-cell office:value-type="float" office:value="0.169592" calcext:value-type="float">
            <text:p>0,169592</text:p>
          </table:table-cell>
          <table:table-cell office:value-type="float" office:value="0.028761" calcext:value-type="float">
            <text:p>0,028761</text:p>
          </table:table-cell>
          <table:table-cell office:value-type="float" office:value="15.411904" calcext:value-type="float">
            <text:p>15,411904</text:p>
          </table:table-cell>
          <table:table-cell office:value-type="float" office:value="198.162866" calcext:value-type="float">
            <text:p>198,162866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310872" calcext:value-type="float">
            <text:p>0,310872</text:p>
          </table:table-cell>
          <table:table-cell office:value-type="float" office:value="0.096642" calcext:value-type="float">
            <text:p>0,096642</text:p>
          </table:table-cell>
          <table:table-cell office:value-type="float" office:value="10.148362" calcext:value-type="float">
            <text:p>10,148362</text:p>
          </table:table-cell>
          <table:table-cell office:value-type="float" office:value="215.15242" calcext:value-type="float">
            <text:p>215,15242</text:p>
          </table:table-cell>
          <table:table-cell office:value-type="float" office:value="0.169688" calcext:value-type="float">
            <text:p>0,169688</text:p>
          </table:table-cell>
          <table:table-cell office:value-type="float" office:value="0.028794" calcext:value-type="float">
            <text:p>0,028794</text:p>
          </table:table-cell>
          <table:table-cell office:value-type="float" office:value="15.406957" calcext:value-type="float">
            <text:p>15,406957</text:p>
          </table:table-cell>
          <table:table-cell office:value-type="float" office:value="199.03234" calcext:value-type="float">
            <text:p>199,03234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311019" calcext:value-type="float">
            <text:p>0,311019</text:p>
          </table:table-cell>
          <table:table-cell office:value-type="float" office:value="0.096733" calcext:value-type="float">
            <text:p>0,096733</text:p>
          </table:table-cell>
          <table:table-cell office:value-type="float" office:value="10.144264" calcext:value-type="float">
            <text:p>10,144264</text:p>
          </table:table-cell>
          <table:table-cell office:value-type="float" office:value="215.379766" calcext:value-type="float">
            <text:p>215,379766</text:p>
          </table:table-cell>
          <table:table-cell office:value-type="float" office:value="0.16974" calcext:value-type="float">
            <text:p>0,16974</text:p>
          </table:table-cell>
          <table:table-cell office:value-type="float" office:value="0.028812" calcext:value-type="float">
            <text:p>0,028812</text:p>
          </table:table-cell>
          <table:table-cell office:value-type="float" office:value="15.404324" calcext:value-type="float">
            <text:p>15,404324</text:p>
          </table:table-cell>
          <table:table-cell office:value-type="float" office:value="201.392635" calcext:value-type="float">
            <text:p>201,392635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284423" calcext:value-type="float">
            <text:p>0,284423</text:p>
          </table:table-cell>
          <table:table-cell office:value-type="float" office:value="0.080897" calcext:value-type="float">
            <text:p>0,080897</text:p>
          </table:table-cell>
          <table:table-cell office:value-type="float" office:value="10.9207" calcext:value-type="float">
            <text:p>10,9207</text:p>
          </table:table-cell>
          <table:table-cell office:value-type="float" office:value="205.785887" calcext:value-type="float">
            <text:p>205,785887</text:p>
          </table:table-cell>
          <table:table-cell office:value-type="float" office:value="0.161891" calcext:value-type="float">
            <text:p>0,161891</text:p>
          </table:table-cell>
          <table:table-cell office:value-type="float" office:value="0.026209" calcext:value-type="float">
            <text:p>0,026209</text:p>
          </table:table-cell>
          <table:table-cell office:value-type="float" office:value="15.815529" calcext:value-type="float">
            <text:p>15,815529</text:p>
          </table:table-cell>
          <table:table-cell office:value-type="float" office:value="190.852084" calcext:value-type="float">
            <text:p>190,852084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281035" calcext:value-type="float">
            <text:p>0,281035</text:p>
          </table:table-cell>
          <table:table-cell office:value-type="float" office:value="0.07898" calcext:value-type="float">
            <text:p>0,07898</text:p>
          </table:table-cell>
          <table:table-cell office:value-type="float" office:value="11.024805" calcext:value-type="float">
            <text:p>11,024805</text:p>
          </table:table-cell>
          <table:table-cell office:value-type="float" office:value="204.380566" calcext:value-type="float">
            <text:p>204,380566</text:p>
          </table:table-cell>
          <table:table-cell office:value-type="float" office:value="0.160631" calcext:value-type="float">
            <text:p>0,160631</text:p>
          </table:table-cell>
          <table:table-cell office:value-type="float" office:value="0.025802" calcext:value-type="float">
            <text:p>0,025802</text:p>
          </table:table-cell>
          <table:table-cell office:value-type="float" office:value="15.883391" calcext:value-type="float">
            <text:p>15,883391</text:p>
          </table:table-cell>
          <table:table-cell office:value-type="float" office:value="190.219279" calcext:value-type="float">
            <text:p>190,21927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280573" calcext:value-type="float">
            <text:p>0,280573</text:p>
          </table:table-cell>
          <table:table-cell office:value-type="float" office:value="0.078721" calcext:value-type="float">
            <text:p>0,078721</text:p>
          </table:table-cell>
          <table:table-cell office:value-type="float" office:value="11.039073" calcext:value-type="float">
            <text:p>11,039073</text:p>
          </table:table-cell>
          <table:table-cell office:value-type="float" office:value="204.398293" calcext:value-type="float">
            <text:p>204,398293</text:p>
          </table:table-cell>
          <table:table-cell office:value-type="float" office:value="0.160401" calcext:value-type="float">
            <text:p>0,160401</text:p>
          </table:table-cell>
          <table:table-cell office:value-type="float" office:value="0.025728" calcext:value-type="float">
            <text:p>0,025728</text:p>
          </table:table-cell>
          <table:table-cell office:value-type="float" office:value="15.895881" calcext:value-type="float">
            <text:p>15,895881</text:p>
          </table:table-cell>
          <table:table-cell office:value-type="float" office:value="191.562842" calcext:value-type="float">
            <text:p>191,562842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280477" calcext:value-type="float">
            <text:p>0,280477</text:p>
          </table:table-cell>
          <table:table-cell office:value-type="float" office:value="0.078667" calcext:value-type="float">
            <text:p>0,078667</text:p>
          </table:table-cell>
          <table:table-cell office:value-type="float" office:value="11.042064" calcext:value-type="float">
            <text:p>11,042064</text:p>
          </table:table-cell>
          <table:table-cell office:value-type="float" office:value="203.366248" calcext:value-type="float">
            <text:p>203,366248</text:p>
          </table:table-cell>
          <table:table-cell office:value-type="float" office:value="0.16034" calcext:value-type="float">
            <text:p>0,16034</text:p>
          </table:table-cell>
          <table:table-cell office:value-type="float" office:value="0.025709" calcext:value-type="float">
            <text:p>0,025709</text:p>
          </table:table-cell>
          <table:table-cell office:value-type="float" office:value="15.89914" calcext:value-type="float">
            <text:p>15,89914</text:p>
          </table:table-cell>
          <table:table-cell office:value-type="float" office:value="193.937887" calcext:value-type="float">
            <text:p>193,93788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2404342" calcext:value-type="float">
            <text:p>24043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384448" calcext:value-type="float">
            <text:p>1384448</text:p>
          </table:table-cell>
          <table:table-cell/>
          <table:table-cell office:value-type="float" office:value="0.020184" calcext:value-type="float">
            <text:p>0,020184</text:p>
          </table:table-cell>
          <table:table-cell office:value-type="float" office:value="0.000407" calcext:value-type="float">
            <text:p>0,000407</text:p>
          </table:table-cell>
          <table:table-cell office:value-type="float" office:value="33.900034" calcext:value-type="float">
            <text:p>33,900034</text:p>
          </table:table-cell>
          <table:table-cell office:value-type="float" office:value="1.665684" calcext:value-type="float">
            <text:p>1,665684</text:p>
          </table:table-cell>
          <table:table-cell office:value-type="float" office:value="0.012028" calcext:value-type="float">
            <text:p>0,012028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38.396261" calcext:value-type="float">
            <text:p>38,396261</text:p>
          </table:table-cell>
          <table:table-cell office:value-type="float" office:value="0.884207" calcext:value-type="float">
            <text:p>0,88420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20987" calcext:value-type="float">
            <text:p>0,020987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33.561047" calcext:value-type="float">
            <text:p>33,561047</text:p>
          </table:table-cell>
          <table:table-cell office:value-type="float" office:value="1.534917" calcext:value-type="float">
            <text:p>1,534917</text:p>
          </table:table-cell>
          <table:table-cell office:value-type="float" office:value="0.012163" calcext:value-type="float">
            <text:p>0,012163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38.299078" calcext:value-type="float">
            <text:p>38,299078</text:p>
          </table:table-cell>
          <table:table-cell office:value-type="float" office:value="0.855288" calcext:value-type="float">
            <text:p>0,855288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2768896" calcext:value-type="float">
            <text:p>2768896</text:p>
          </table:table-cell>
          <table:table-cell/>
          <table:table-cell office:value-type="float" office:value="0.021312" calcext:value-type="float">
            <text:p>0,021312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33.42734" calcext:value-type="float">
            <text:p>33,42734</text:p>
          </table:table-cell>
          <table:table-cell office:value-type="float" office:value="1.534726" calcext:value-type="float">
            <text:p>1,534726</text:p>
          </table:table-cell>
          <table:table-cell office:value-type="float" office:value="0.012268" calcext:value-type="float">
            <text:p>0,012268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38.224593" calcext:value-type="float">
            <text:p>38,224593</text:p>
          </table:table-cell>
          <table:table-cell office:value-type="float" office:value="0.697636" calcext:value-type="float">
            <text:p>0,69763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3461120" calcext:value-type="float">
            <text:p>3461120</text:p>
          </table:table-cell>
          <table:table-cell/>
          <table:table-cell office:value-type="float" office:value="0.0214" calcext:value-type="float">
            <text:p>0,0214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33.391835" calcext:value-type="float">
            <text:p>33,391835</text:p>
          </table:table-cell>
          <table:table-cell office:value-type="float" office:value="1.527635" calcext:value-type="float">
            <text:p>1,527635</text:p>
          </table:table-cell>
          <table:table-cell office:value-type="float" office:value="0.012298" calcext:value-type="float">
            <text:p>0,012298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38.203518" calcext:value-type="float">
            <text:p>38,203518</text:p>
          </table:table-cell>
          <table:table-cell office:value-type="float" office:value="0.713705" calcext:value-type="float">
            <text:p>0,713705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4467" calcext:value-type="float">
            <text:p>0,04467</text:p>
          </table:table-cell>
          <table:table-cell office:value-type="float" office:value="0.001995" calcext:value-type="float">
            <text:p>0,001995</text:p>
          </table:table-cell>
          <table:table-cell office:value-type="float" office:value="26.999622" calcext:value-type="float">
            <text:p>26,999622</text:p>
          </table:table-cell>
          <table:table-cell office:value-type="float" office:value="33.744012" calcext:value-type="float">
            <text:p>33,744012</text:p>
          </table:table-cell>
          <table:table-cell office:value-type="float" office:value="0.022636" calcext:value-type="float">
            <text:p>0,022636</text:p>
          </table:table-cell>
          <table:table-cell office:value-type="float" office:value="0.000512" calcext:value-type="float">
            <text:p>0,000512</text:p>
          </table:table-cell>
          <table:table-cell office:value-type="float" office:value="32.903963" calcext:value-type="float">
            <text:p>32,903963</text:p>
          </table:table-cell>
          <table:table-cell office:value-type="float" office:value="32.087918" calcext:value-type="float">
            <text:p>32,087918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49889" calcext:value-type="float">
            <text:p>0,049889</text:p>
          </table:table-cell>
          <table:table-cell office:value-type="float" office:value="0.002489" calcext:value-type="float">
            <text:p>0,002489</text:p>
          </table:table-cell>
          <table:table-cell office:value-type="float" office:value="26.039909" calcext:value-type="float">
            <text:p>26,039909</text:p>
          </table:table-cell>
          <table:table-cell office:value-type="float" office:value="46.94536" calcext:value-type="float">
            <text:p>46,94536</text:p>
          </table:table-cell>
          <table:table-cell office:value-type="float" office:value="0.026085" calcext:value-type="float">
            <text:p>0,026085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31.672334" calcext:value-type="float">
            <text:p>31,672334</text:p>
          </table:table-cell>
          <table:table-cell office:value-type="float" office:value="42.920173" calcext:value-type="float">
            <text:p>42,920173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5156" calcext:value-type="float">
            <text:p>0,05156</text:p>
          </table:table-cell>
          <table:table-cell office:value-type="float" office:value="0.002658" calcext:value-type="float">
            <text:p>0,002658</text:p>
          </table:table-cell>
          <table:table-cell office:value-type="float" office:value="25.753774" calcext:value-type="float">
            <text:p>25,753774</text:p>
          </table:table-cell>
          <table:table-cell office:value-type="float" office:value="47.906349" calcext:value-type="float">
            <text:p>47,906349</text:p>
          </table:table-cell>
          <table:table-cell office:value-type="float" office:value="0.026988" calcext:value-type="float">
            <text:p>0,026988</text:p>
          </table:table-cell>
          <table:table-cell office:value-type="float" office:value="0.000728" calcext:value-type="float">
            <text:p>0,000728</text:p>
          </table:table-cell>
          <table:table-cell office:value-type="float" office:value="31.376747" calcext:value-type="float">
            <text:p>31,376747</text:p>
          </table:table-cell>
          <table:table-cell office:value-type="float" office:value="45.010921" calcext:value-type="float">
            <text:p>45,010921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51977" calcext:value-type="float">
            <text:p>0,051977</text:p>
          </table:table-cell>
          <table:table-cell office:value-type="float" office:value="0.002702" calcext:value-type="float">
            <text:p>0,002702</text:p>
          </table:table-cell>
          <table:table-cell office:value-type="float" office:value="25.6837" calcext:value-type="float">
            <text:p>25,6837</text:p>
          </table:table-cell>
          <table:table-cell office:value-type="float" office:value="48.215079" calcext:value-type="float">
            <text:p>48,215079</text:p>
          </table:table-cell>
          <table:table-cell office:value-type="float" office:value="0.027204" calcext:value-type="float">
            <text:p>0,027204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31.307295" calcext:value-type="float">
            <text:p>31,307295</text:p>
          </table:table-cell>
          <table:table-cell office:value-type="float" office:value="45.735434" calcext:value-type="float">
            <text:p>45,735434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52949" calcext:value-type="float">
            <text:p>0,052949</text:p>
          </table:table-cell>
          <table:table-cell office:value-type="float" office:value="0.002804" calcext:value-type="float">
            <text:p>0,002804</text:p>
          </table:table-cell>
          <table:table-cell office:value-type="float" office:value="25.522925" calcext:value-type="float">
            <text:p>25,522925</text:p>
          </table:table-cell>
          <table:table-cell office:value-type="float" office:value="52.835073" calcext:value-type="float">
            <text:p>52,835073</text:p>
          </table:table-cell>
          <table:table-cell office:value-type="float" office:value="0.029206" calcext:value-type="float">
            <text:p>0,029206</text:p>
          </table:table-cell>
          <table:table-cell office:value-type="float" office:value="0.000853" calcext:value-type="float">
            <text:p>0,000853</text:p>
          </table:table-cell>
          <table:table-cell office:value-type="float" office:value="30.69042" calcext:value-type="float">
            <text:p>30,69042</text:p>
          </table:table-cell>
          <table:table-cell office:value-type="float" office:value="53.654017" calcext:value-type="float">
            <text:p>53,65401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51264" calcext:value-type="float">
            <text:p>0,051264</text:p>
          </table:table-cell>
          <table:table-cell office:value-type="float" office:value="0.002628" calcext:value-type="float">
            <text:p>0,002628</text:p>
          </table:table-cell>
          <table:table-cell office:value-type="float" office:value="25.803694" calcext:value-type="float">
            <text:p>25,803694</text:p>
          </table:table-cell>
          <table:table-cell office:value-type="float" office:value="46.880649" calcext:value-type="float">
            <text:p>46,880649</text:p>
          </table:table-cell>
          <table:table-cell office:value-type="float" office:value="0.028185" calcext:value-type="float">
            <text:p>0,028185</text:p>
          </table:table-cell>
          <table:table-cell office:value-type="float" office:value="0.000794" calcext:value-type="float">
            <text:p>0,000794</text:p>
          </table:table-cell>
          <table:table-cell office:value-type="float" office:value="30.999578" calcext:value-type="float">
            <text:p>30,999578</text:p>
          </table:table-cell>
          <table:table-cell office:value-type="float" office:value="46.981611" calcext:value-type="float">
            <text:p>46,981611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51146" calcext:value-type="float">
            <text:p>0,051146</text:p>
          </table:table-cell>
          <table:table-cell office:value-type="float" office:value="0.002616" calcext:value-type="float">
            <text:p>0,002616</text:p>
          </table:table-cell>
          <table:table-cell office:value-type="float" office:value="25.823775" calcext:value-type="float">
            <text:p>25,823775</text:p>
          </table:table-cell>
          <table:table-cell office:value-type="float" office:value="46.470141" calcext:value-type="float">
            <text:p>46,470141</text:p>
          </table:table-cell>
          <table:table-cell office:value-type="float" office:value="0.027986" calcext:value-type="float">
            <text:p>0,027986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31.061255" calcext:value-type="float">
            <text:p>31,061255</text:p>
          </table:table-cell>
          <table:table-cell office:value-type="float" office:value="46.305958" calcext:value-type="float">
            <text:p>46,305958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51117" calcext:value-type="float">
            <text:p>0,051117</text:p>
          </table:table-cell>
          <table:table-cell office:value-type="float" office:value="0.002613" calcext:value-type="float">
            <text:p>0,002613</text:p>
          </table:table-cell>
          <table:table-cell office:value-type="float" office:value="25.828683" calcext:value-type="float">
            <text:p>25,828683</text:p>
          </table:table-cell>
          <table:table-cell office:value-type="float" office:value="46.321079" calcext:value-type="float">
            <text:p>46,321079</text:p>
          </table:table-cell>
          <table:table-cell office:value-type="float" office:value="0.027947" calcext:value-type="float">
            <text:p>0,027947</text:p>
          </table:table-cell>
          <table:table-cell office:value-type="float" office:value="0.000781" calcext:value-type="float">
            <text:p>0,000781</text:p>
          </table:table-cell>
          <table:table-cell office:value-type="float" office:value="31.07326" calcext:value-type="float">
            <text:p>31,07326</text:p>
          </table:table-cell>
          <table:table-cell office:value-type="float" office:value="46.351103" calcext:value-type="float">
            <text:p>46,351103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63485" calcext:value-type="float">
            <text:p>0,063485</text:p>
          </table:table-cell>
          <table:table-cell office:value-type="float" office:value="0.00403" calcext:value-type="float">
            <text:p>0,00403</text:p>
          </table:table-cell>
          <table:table-cell office:value-type="float" office:value="23.946561" calcext:value-type="float">
            <text:p>23,946561</text:p>
          </table:table-cell>
          <table:table-cell office:value-type="float" office:value="72.219633" calcext:value-type="float">
            <text:p>72,219633</text:p>
          </table:table-cell>
          <table:table-cell office:value-type="float" office:value="0.034549" calcext:value-type="float">
            <text:p>0,034549</text:p>
          </table:table-cell>
          <table:table-cell office:value-type="float" office:value="0.001194" calcext:value-type="float">
            <text:p>0,001194</text:p>
          </table:table-cell>
          <table:table-cell office:value-type="float" office:value="29.231401" calcext:value-type="float">
            <text:p>29,231401</text:p>
          </table:table-cell>
          <table:table-cell office:value-type="float" office:value="87.703442" calcext:value-type="float">
            <text:p>87,703442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70947" calcext:value-type="float">
            <text:p>0,070947</text:p>
          </table:table-cell>
          <table:table-cell office:value-type="float" office:value="0.005034" calcext:value-type="float">
            <text:p>0,005034</text:p>
          </table:table-cell>
          <table:table-cell office:value-type="float" office:value="22.981274" calcext:value-type="float">
            <text:p>22,981274</text:p>
          </table:table-cell>
          <table:table-cell office:value-type="float" office:value="103.133862" calcext:value-type="float">
            <text:p>103,133862</text:p>
          </table:table-cell>
          <table:table-cell office:value-type="float" office:value="0.038258" calcext:value-type="float">
            <text:p>0,038258</text:p>
          </table:table-cell>
          <table:table-cell office:value-type="float" office:value="0.001464" calcext:value-type="float">
            <text:p>0,001464</text:p>
          </table:table-cell>
          <table:table-cell office:value-type="float" office:value="28.345645" calcext:value-type="float">
            <text:p>28,345645</text:p>
          </table:table-cell>
          <table:table-cell office:value-type="float" office:value="112.386409" calcext:value-type="float">
            <text:p>112,386409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73078" calcext:value-type="float">
            <text:p>0,073078</text:p>
          </table:table-cell>
          <table:table-cell office:value-type="float" office:value="0.00534" calcext:value-type="float">
            <text:p>0,00534</text:p>
          </table:table-cell>
          <table:table-cell office:value-type="float" office:value="22.724298" calcext:value-type="float">
            <text:p>22,724298</text:p>
          </table:table-cell>
          <table:table-cell office:value-type="float" office:value="106.765305" calcext:value-type="float">
            <text:p>106,765305</text:p>
          </table:table-cell>
          <table:table-cell office:value-type="float" office:value="0.039193" calcext:value-type="float">
            <text:p>0,039193</text:p>
          </table:table-cell>
          <table:table-cell office:value-type="float" office:value="0.001536" calcext:value-type="float">
            <text:p>0,001536</text:p>
          </table:table-cell>
          <table:table-cell office:value-type="float" office:value="28.135891" calcext:value-type="float">
            <text:p>28,135891</text:p>
          </table:table-cell>
          <table:table-cell office:value-type="float" office:value="119.188334" calcext:value-type="float">
            <text:p>119,188334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73614" calcext:value-type="float">
            <text:p>0,073614</text:p>
          </table:table-cell>
          <table:table-cell office:value-type="float" office:value="0.005419" calcext:value-type="float">
            <text:p>0,005419</text:p>
          </table:table-cell>
          <table:table-cell office:value-type="float" office:value="22.660825" calcext:value-type="float">
            <text:p>22,660825</text:p>
          </table:table-cell>
          <table:table-cell office:value-type="float" office:value="107.838099" calcext:value-type="float">
            <text:p>107,838099</text:p>
          </table:table-cell>
          <table:table-cell office:value-type="float" office:value="0.039425" calcext:value-type="float">
            <text:p>0,039425</text:p>
          </table:table-cell>
          <table:table-cell office:value-type="float" office:value="0.001554" calcext:value-type="float">
            <text:p>0,001554</text:p>
          </table:table-cell>
          <table:table-cell office:value-type="float" office:value="28.084599" calcext:value-type="float">
            <text:p>28,084599</text:p>
          </table:table-cell>
          <table:table-cell office:value-type="float" office:value="120.916956" calcext:value-type="float">
            <text:p>120,91695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90878" calcext:value-type="float">
            <text:p>0,090878</text:p>
          </table:table-cell>
          <table:table-cell office:value-type="float" office:value="0.008259" calcext:value-type="float">
            <text:p>0,008259</text:p>
          </table:table-cell>
          <table:table-cell office:value-type="float" office:value="20.830805" calcext:value-type="float">
            <text:p>20,830805</text:p>
          </table:table-cell>
          <table:table-cell office:value-type="float" office:value="133.368179" calcext:value-type="float">
            <text:p>133,368179</text:p>
          </table:table-cell>
          <table:table-cell office:value-type="float" office:value="0.041796" calcext:value-type="float">
            <text:p>0,041796</text:p>
          </table:table-cell>
          <table:table-cell office:value-type="float" office:value="0.001747" calcext:value-type="float">
            <text:p>0,001747</text:p>
          </table:table-cell>
          <table:table-cell office:value-type="float" office:value="27.577202" calcext:value-type="float">
            <text:p>27,577202</text:p>
          </table:table-cell>
          <table:table-cell office:value-type="float" office:value="100.477948" calcext:value-type="float">
            <text:p>100,477948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87548" calcext:value-type="float">
            <text:p>0,087548</text:p>
          </table:table-cell>
          <table:table-cell office:value-type="float" office:value="0.007665" calcext:value-type="float">
            <text:p>0,007665</text:p>
          </table:table-cell>
          <table:table-cell office:value-type="float" office:value="21.155037" calcext:value-type="float">
            <text:p>21,155037</text:p>
          </table:table-cell>
          <table:table-cell office:value-type="float" office:value="132.677935" calcext:value-type="float">
            <text:p>132,677935</text:p>
          </table:table-cell>
          <table:table-cell office:value-type="float" office:value="0.041786" calcext:value-type="float">
            <text:p>0,041786</text:p>
          </table:table-cell>
          <table:table-cell office:value-type="float" office:value="0.001746" calcext:value-type="float">
            <text:p>0,001746</text:p>
          </table:table-cell>
          <table:table-cell office:value-type="float" office:value="27.579401" calcext:value-type="float">
            <text:p>27,579401</text:p>
          </table:table-cell>
          <table:table-cell office:value-type="float" office:value="93.256509" calcext:value-type="float">
            <text:p>93,256509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87511" calcext:value-type="float">
            <text:p>0,087511</text:p>
          </table:table-cell>
          <table:table-cell office:value-type="float" office:value="0.007658" calcext:value-type="float">
            <text:p>0,007658</text:p>
          </table:table-cell>
          <table:table-cell office:value-type="float" office:value="21.158766" calcext:value-type="float">
            <text:p>21,158766</text:p>
          </table:table-cell>
          <table:table-cell office:value-type="float" office:value="132.503992" calcext:value-type="float">
            <text:p>132,503992</text:p>
          </table:table-cell>
          <table:table-cell office:value-type="float" office:value="0.04186" calcext:value-type="float">
            <text:p>0,04186</text:p>
          </table:table-cell>
          <table:table-cell office:value-type="float" office:value="0.001752" calcext:value-type="float">
            <text:p>0,001752</text:p>
          </table:table-cell>
          <table:table-cell office:value-type="float" office:value="27.563926" calcext:value-type="float">
            <text:p>27,563926</text:p>
          </table:table-cell>
          <table:table-cell office:value-type="float" office:value="93.075921" calcext:value-type="float">
            <text:p>93,075921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87425" calcext:value-type="float">
            <text:p>0,087425</text:p>
          </table:table-cell>
          <table:table-cell office:value-type="float" office:value="0.007643" calcext:value-type="float">
            <text:p>0,007643</text:p>
          </table:table-cell>
          <table:table-cell office:value-type="float" office:value="21.167308" calcext:value-type="float">
            <text:p>21,167308</text:p>
          </table:table-cell>
          <table:table-cell office:value-type="float" office:value="132.866157" calcext:value-type="float">
            <text:p>132,866157</text:p>
          </table:table-cell>
          <table:table-cell office:value-type="float" office:value="0.041882" calcext:value-type="float">
            <text:p>0,041882</text:p>
          </table:table-cell>
          <table:table-cell office:value-type="float" office:value="0.001754" calcext:value-type="float">
            <text:p>0,001754</text:p>
          </table:table-cell>
          <table:table-cell office:value-type="float" office:value="27.559402" calcext:value-type="float">
            <text:p>27,559402</text:p>
          </table:table-cell>
          <table:table-cell office:value-type="float" office:value="93.081664" calcext:value-type="float">
            <text:p>93,081664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91473" calcext:value-type="float">
            <text:p>0,091473</text:p>
          </table:table-cell>
          <table:table-cell office:value-type="float" office:value="0.008367" calcext:value-type="float">
            <text:p>0,008367</text:p>
          </table:table-cell>
          <table:table-cell office:value-type="float" office:value="20.774129" calcext:value-type="float">
            <text:p>20,774129</text:p>
          </table:table-cell>
          <table:table-cell office:value-type="float" office:value="44.260312" calcext:value-type="float">
            <text:p>44,260312</text:p>
          </table:table-cell>
          <table:table-cell office:value-type="float" office:value="0.052221" calcext:value-type="float">
            <text:p>0,052221</text:p>
          </table:table-cell>
          <table:table-cell office:value-type="float" office:value="0.002727" calcext:value-type="float">
            <text:p>0,002727</text:p>
          </table:table-cell>
          <table:table-cell office:value-type="float" office:value="25.64309" calcext:value-type="float">
            <text:p>25,64309</text:p>
          </table:table-cell>
          <table:table-cell office:value-type="float" office:value="36.937972" calcext:value-type="float">
            <text:p>36,937972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92156" calcext:value-type="float">
            <text:p>0,092156</text:p>
          </table:table-cell>
          <table:table-cell office:value-type="float" office:value="0.008493" calcext:value-type="float">
            <text:p>0,008493</text:p>
          </table:table-cell>
          <table:table-cell office:value-type="float" office:value="20.709544" calcext:value-type="float">
            <text:p>20,709544</text:p>
          </table:table-cell>
          <table:table-cell office:value-type="float" office:value="46.135604" calcext:value-type="float">
            <text:p>46,135604</text:p>
          </table:table-cell>
          <table:table-cell office:value-type="float" office:value="0.052999" calcext:value-type="float">
            <text:p>0,052999</text:p>
          </table:table-cell>
          <table:table-cell office:value-type="float" office:value="0.002809" calcext:value-type="float">
            <text:p>0,002809</text:p>
          </table:table-cell>
          <table:table-cell office:value-type="float" office:value="25.514656" calcext:value-type="float">
            <text:p>25,514656</text:p>
          </table:table-cell>
          <table:table-cell office:value-type="float" office:value="38.020277" calcext:value-type="float">
            <text:p>38,02027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92345" calcext:value-type="float">
            <text:p>0,092345</text:p>
          </table:table-cell>
          <table:table-cell office:value-type="float" office:value="0.008528" calcext:value-type="float">
            <text:p>0,008528</text:p>
          </table:table-cell>
          <table:table-cell office:value-type="float" office:value="20.691688" calcext:value-type="float">
            <text:p>20,691688</text:p>
          </table:table-cell>
          <table:table-cell office:value-type="float" office:value="46.630787" calcext:value-type="float">
            <text:p>46,630787</text:p>
          </table:table-cell>
          <table:table-cell office:value-type="float" office:value="0.053224" calcext:value-type="float">
            <text:p>0,053224</text:p>
          </table:table-cell>
          <table:table-cell office:value-type="float" office:value="0.002833" calcext:value-type="float">
            <text:p>0,002833</text:p>
          </table:table-cell>
          <table:table-cell office:value-type="float" office:value="25.477831" calcext:value-type="float">
            <text:p>25,477831</text:p>
          </table:table-cell>
          <table:table-cell office:value-type="float" office:value="38.306768" calcext:value-type="float">
            <text:p>38,306768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92394" calcext:value-type="float">
            <text:p>0,092394</text:p>
          </table:table-cell>
          <table:table-cell office:value-type="float" office:value="0.008537" calcext:value-type="float">
            <text:p>0,008537</text:p>
          </table:table-cell>
          <table:table-cell office:value-type="float" office:value="20.687164" calcext:value-type="float">
            <text:p>20,687164</text:p>
          </table:table-cell>
          <table:table-cell office:value-type="float" office:value="46.760367" calcext:value-type="float">
            <text:p>46,760367</text:p>
          </table:table-cell>
          <table:table-cell office:value-type="float" office:value="0.053282" calcext:value-type="float">
            <text:p>0,053282</text:p>
          </table:table-cell>
          <table:table-cell office:value-type="float" office:value="0.002839" calcext:value-type="float">
            <text:p>0,002839</text:p>
          </table:table-cell>
          <table:table-cell office:value-type="float" office:value="25.468375" calcext:value-type="float">
            <text:p>25,468375</text:p>
          </table:table-cell>
          <table:table-cell office:value-type="float" office:value="38.387694" calcext:value-type="float">
            <text:p>38,387694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93758" calcext:value-type="float">
            <text:p>0,093758</text:p>
          </table:table-cell>
          <table:table-cell office:value-type="float" office:value="0.008791" calcext:value-type="float">
            <text:p>0,008791</text:p>
          </table:table-cell>
          <table:table-cell office:value-type="float" office:value="20.559793" calcext:value-type="float">
            <text:p>20,559793</text:p>
          </table:table-cell>
          <table:table-cell office:value-type="float" office:value="57.482467" calcext:value-type="float">
            <text:p>57,482467</text:p>
          </table:table-cell>
          <table:table-cell office:value-type="float" office:value="0.05427" calcext:value-type="float">
            <text:p>0,05427</text:p>
          </table:table-cell>
          <table:table-cell office:value-type="float" office:value="0.002945" calcext:value-type="float">
            <text:p>0,002945</text:p>
          </table:table-cell>
          <table:table-cell office:value-type="float" office:value="25.308782" calcext:value-type="float">
            <text:p>25,308782</text:p>
          </table:table-cell>
          <table:table-cell office:value-type="float" office:value="47.26789" calcext:value-type="float">
            <text:p>47,26789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93264" calcext:value-type="float">
            <text:p>0,093264</text:p>
          </table:table-cell>
          <table:table-cell office:value-type="float" office:value="0.008698" calcext:value-type="float">
            <text:p>0,008698</text:p>
          </table:table-cell>
          <table:table-cell office:value-type="float" office:value="20.605751" calcext:value-type="float">
            <text:p>20,605751</text:p>
          </table:table-cell>
          <table:table-cell office:value-type="float" office:value="56.064706" calcext:value-type="float">
            <text:p>56,064706</text:p>
          </table:table-cell>
          <table:table-cell office:value-type="float" office:value="0.053778" calcext:value-type="float">
            <text:p>0,053778</text:p>
          </table:table-cell>
          <table:table-cell office:value-type="float" office:value="0.002892" calcext:value-type="float">
            <text:p>0,002892</text:p>
          </table:table-cell>
          <table:table-cell office:value-type="float" office:value="25.387932" calcext:value-type="float">
            <text:p>25,387932</text:p>
          </table:table-cell>
          <table:table-cell office:value-type="float" office:value="46.444399" calcext:value-type="float">
            <text:p>46,444399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93176" calcext:value-type="float">
            <text:p>0,093176</text:p>
          </table:table-cell>
          <table:table-cell office:value-type="float" office:value="0.008682" calcext:value-type="float">
            <text:p>0,008682</text:p>
          </table:table-cell>
          <table:table-cell office:value-type="float" office:value="20.61393" calcext:value-type="float">
            <text:p>20,61393</text:p>
          </table:table-cell>
          <table:table-cell office:value-type="float" office:value="55.765259" calcext:value-type="float">
            <text:p>55,765259</text:p>
          </table:table-cell>
          <table:table-cell office:value-type="float" office:value="0.053685" calcext:value-type="float">
            <text:p>0,053685</text:p>
          </table:table-cell>
          <table:table-cell office:value-type="float" office:value="0.002882" calcext:value-type="float">
            <text:p>0,002882</text:p>
          </table:table-cell>
          <table:table-cell office:value-type="float" office:value="25.402949" calcext:value-type="float">
            <text:p>25,402949</text:p>
          </table:table-cell>
          <table:table-cell office:value-type="float" office:value="46.749869" calcext:value-type="float">
            <text:p>46,749869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93156" calcext:value-type="float">
            <text:p>0,093156</text:p>
          </table:table-cell>
          <table:table-cell office:value-type="float" office:value="0.008678" calcext:value-type="float">
            <text:p>0,008678</text:p>
          </table:table-cell>
          <table:table-cell office:value-type="float" office:value="20.615752" calcext:value-type="float">
            <text:p>20,615752</text:p>
          </table:table-cell>
          <table:table-cell office:value-type="float" office:value="55.698605" calcext:value-type="float">
            <text:p>55,698605</text:p>
          </table:table-cell>
          <table:table-cell office:value-type="float" office:value="0.053664" calcext:value-type="float">
            <text:p>0,053664</text:p>
          </table:table-cell>
          <table:table-cell office:value-type="float" office:value="0.00288" calcext:value-type="float">
            <text:p>0,00288</text:p>
          </table:table-cell>
          <table:table-cell office:value-type="float" office:value="25.406274" calcext:value-type="float">
            <text:p>25,406274</text:p>
          </table:table-cell>
          <table:table-cell office:value-type="float" office:value="46.224508" calcext:value-type="float">
            <text:p>46,224508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106989" calcext:value-type="float">
            <text:p>0,106989</text:p>
          </table:table-cell>
          <table:table-cell office:value-type="float" office:value="0.011447" calcext:value-type="float">
            <text:p>0,011447</text:p>
          </table:table-cell>
          <table:table-cell office:value-type="float" office:value="19.413253" calcext:value-type="float">
            <text:p>19,413253</text:p>
          </table:table-cell>
          <table:table-cell office:value-type="float" office:value="67.464798" calcext:value-type="float">
            <text:p>67,464798</text:p>
          </table:table-cell>
          <table:table-cell office:value-type="float" office:value="0.066413" calcext:value-type="float">
            <text:p>0,066413</text:p>
          </table:table-cell>
          <table:table-cell office:value-type="float" office:value="0.004411" calcext:value-type="float">
            <text:p>0,004411</text:p>
          </table:table-cell>
          <table:table-cell office:value-type="float" office:value="23.554918" calcext:value-type="float">
            <text:p>23,554918</text:p>
          </table:table-cell>
          <table:table-cell office:value-type="float" office:value="64.984586" calcext:value-type="float">
            <text:p>64,98458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106303" calcext:value-type="float">
            <text:p>0,106303</text:p>
          </table:table-cell>
          <table:table-cell office:value-type="float" office:value="0.0113" calcext:value-type="float">
            <text:p>0,0113</text:p>
          </table:table-cell>
          <table:table-cell office:value-type="float" office:value="19.469129" calcext:value-type="float">
            <text:p>19,469129</text:p>
          </table:table-cell>
          <table:table-cell office:value-type="float" office:value="101.005002" calcext:value-type="float">
            <text:p>101,005002</text:p>
          </table:table-cell>
          <table:table-cell office:value-type="float" office:value="0.064435" calcext:value-type="float">
            <text:p>0,064435</text:p>
          </table:table-cell>
          <table:table-cell office:value-type="float" office:value="0.004152" calcext:value-type="float">
            <text:p>0,004152</text:p>
          </table:table-cell>
          <table:table-cell office:value-type="float" office:value="23.81759" calcext:value-type="float">
            <text:p>23,81759</text:p>
          </table:table-cell>
          <table:table-cell office:value-type="float" office:value="84.573521" calcext:value-type="float">
            <text:p>84,573521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106242" calcext:value-type="float">
            <text:p>0,106242</text:p>
          </table:table-cell>
          <table:table-cell office:value-type="float" office:value="0.011287" calcext:value-type="float">
            <text:p>0,011287</text:p>
          </table:table-cell>
          <table:table-cell office:value-type="float" office:value="19.474062" calcext:value-type="float">
            <text:p>19,474062</text:p>
          </table:table-cell>
          <table:table-cell office:value-type="float" office:value="105.387004" calcext:value-type="float">
            <text:p>105,387004</text:p>
          </table:table-cell>
          <table:table-cell office:value-type="float" office:value="0.064463" calcext:value-type="float">
            <text:p>0,064463</text:p>
          </table:table-cell>
          <table:table-cell office:value-type="float" office:value="0.004156" calcext:value-type="float">
            <text:p>0,004156</text:p>
          </table:table-cell>
          <table:table-cell office:value-type="float" office:value="23.813763" calcext:value-type="float">
            <text:p>23,813763</text:p>
          </table:table-cell>
          <table:table-cell office:value-type="float" office:value="86.034081" calcext:value-type="float">
            <text:p>86,034081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106237" calcext:value-type="float">
            <text:p>0,106237</text:p>
          </table:table-cell>
          <table:table-cell office:value-type="float" office:value="0.011286" calcext:value-type="float">
            <text:p>0,011286</text:p>
          </table:table-cell>
          <table:table-cell office:value-type="float" office:value="19.474503" calcext:value-type="float">
            <text:p>19,474503</text:p>
          </table:table-cell>
          <table:table-cell office:value-type="float" office:value="106.478395" calcext:value-type="float">
            <text:p>106,478395</text:p>
          </table:table-cell>
          <table:table-cell office:value-type="float" office:value="0.064469" calcext:value-type="float">
            <text:p>0,064469</text:p>
          </table:table-cell>
          <table:table-cell office:value-type="float" office:value="0.004156" calcext:value-type="float">
            <text:p>0,004156</text:p>
          </table:table-cell>
          <table:table-cell office:value-type="float" office:value="23.81292" calcext:value-type="float">
            <text:p>23,81292</text:p>
          </table:table-cell>
          <table:table-cell office:value-type="float" office:value="86.370046" calcext:value-type="float">
            <text:p>86,37004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18095" calcext:value-type="float">
            <text:p>0,18095</text:p>
          </table:table-cell>
          <table:table-cell office:value-type="float" office:value="0.032743" calcext:value-type="float">
            <text:p>0,032743</text:p>
          </table:table-cell>
          <table:table-cell office:value-type="float" office:value="14.848844" calcext:value-type="float">
            <text:p>14,848844</text:p>
          </table:table-cell>
          <table:table-cell office:value-type="float" office:value="123.985647" calcext:value-type="float">
            <text:p>123,985647</text:p>
          </table:table-cell>
          <table:table-cell office:value-type="float" office:value="0.090263" calcext:value-type="float">
            <text:p>0,090263</text:p>
          </table:table-cell>
          <table:table-cell office:value-type="float" office:value="0.008147" calcext:value-type="float">
            <text:p>0,008147</text:p>
          </table:table-cell>
          <table:table-cell office:value-type="float" office:value="20.889853" calcext:value-type="float">
            <text:p>20,889853</text:p>
          </table:table-cell>
          <table:table-cell office:value-type="float" office:value="111.090832" calcext:value-type="float">
            <text:p>111,090832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242511" calcext:value-type="float">
            <text:p>0,242511</text:p>
          </table:table-cell>
          <table:table-cell office:value-type="float" office:value="0.058812" calcext:value-type="float">
            <text:p>0,058812</text:p>
          </table:table-cell>
          <table:table-cell office:value-type="float" office:value="12.30536" calcext:value-type="float">
            <text:p>12,30536</text:p>
          </table:table-cell>
          <table:table-cell office:value-type="float" office:value="121.72526" calcext:value-type="float">
            <text:p>121,72526</text:p>
          </table:table-cell>
          <table:table-cell office:value-type="float" office:value="0.121371" calcext:value-type="float">
            <text:p>0,121371</text:p>
          </table:table-cell>
          <table:table-cell office:value-type="float" office:value="0.014731" calcext:value-type="float">
            <text:p>0,014731</text:p>
          </table:table-cell>
          <table:table-cell office:value-type="float" office:value="18.317695" calcext:value-type="float">
            <text:p>18,317695</text:p>
          </table:table-cell>
          <table:table-cell office:value-type="float" office:value="121.392768" calcext:value-type="float">
            <text:p>121,392768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304474" calcext:value-type="float">
            <text:p>0,304474</text:p>
          </table:table-cell>
          <table:table-cell office:value-type="float" office:value="0.092705" calcext:value-type="float">
            <text:p>0,092705</text:p>
          </table:table-cell>
          <table:table-cell office:value-type="float" office:value="10.328989" calcext:value-type="float">
            <text:p>10,328989</text:p>
          </table:table-cell>
          <table:table-cell office:value-type="float" office:value="151.060754" calcext:value-type="float">
            <text:p>151,060754</text:p>
          </table:table-cell>
          <table:table-cell office:value-type="float" office:value="0.154993" calcext:value-type="float">
            <text:p>0,154993</text:p>
          </table:table-cell>
          <table:table-cell office:value-type="float" office:value="0.024023" calcext:value-type="float">
            <text:p>0,024023</text:p>
          </table:table-cell>
          <table:table-cell office:value-type="float" office:value="16.193744" calcext:value-type="float">
            <text:p>16,193744</text:p>
          </table:table-cell>
          <table:table-cell office:value-type="float" office:value="149.395618" calcext:value-type="float">
            <text:p>149,395618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34987" calcext:value-type="float">
            <text:p>0,34987</text:p>
          </table:table-cell>
          <table:table-cell office:value-type="float" office:value="0.122409" calcext:value-type="float">
            <text:p>0,122409</text:p>
          </table:table-cell>
          <table:table-cell office:value-type="float" office:value="9.121876" calcext:value-type="float">
            <text:p>9,121876</text:p>
          </table:table-cell>
          <table:table-cell office:value-type="float" office:value="178.031548" calcext:value-type="float">
            <text:p>178,031548</text:p>
          </table:table-cell>
          <table:table-cell office:value-type="float" office:value="0.184311" calcext:value-type="float">
            <text:p>0,184311</text:p>
          </table:table-cell>
          <table:table-cell office:value-type="float" office:value="0.033971" calcext:value-type="float">
            <text:p>0,033971</text:p>
          </table:table-cell>
          <table:table-cell office:value-type="float" office:value="14.68898" calcext:value-type="float">
            <text:p>14,68898</text:p>
          </table:table-cell>
          <table:table-cell office:value-type="float" office:value="184.581606" calcext:value-type="float">
            <text:p>184,58160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344408" calcext:value-type="float">
            <text:p>0,344408</text:p>
          </table:table-cell>
          <table:table-cell office:value-type="float" office:value="0.118617" calcext:value-type="float">
            <text:p>0,118617</text:p>
          </table:table-cell>
          <table:table-cell office:value-type="float" office:value="9.258539" calcext:value-type="float">
            <text:p>9,258539</text:p>
          </table:table-cell>
          <table:table-cell office:value-type="float" office:value="191.269918" calcext:value-type="float">
            <text:p>191,269918</text:p>
          </table:table-cell>
          <table:table-cell office:value-type="float" office:value="0.183611" calcext:value-type="float">
            <text:p>0,183611</text:p>
          </table:table-cell>
          <table:table-cell office:value-type="float" office:value="0.033713" calcext:value-type="float">
            <text:p>0,033713</text:p>
          </table:table-cell>
          <table:table-cell office:value-type="float" office:value="14.722017" calcext:value-type="float">
            <text:p>14,722017</text:p>
          </table:table-cell>
          <table:table-cell office:value-type="float" office:value="218.710481" calcext:value-type="float">
            <text:p>218,710481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341851" calcext:value-type="float">
            <text:p>0,341851</text:p>
          </table:table-cell>
          <table:table-cell office:value-type="float" office:value="0.116862" calcext:value-type="float">
            <text:p>0,116862</text:p>
          </table:table-cell>
          <table:table-cell office:value-type="float" office:value="9.32327" calcext:value-type="float">
            <text:p>9,32327</text:p>
          </table:table-cell>
          <table:table-cell office:value-type="float" office:value="196.110019" calcext:value-type="float">
            <text:p>196,110019</text:p>
          </table:table-cell>
          <table:table-cell office:value-type="float" office:value="0.182529" calcext:value-type="float">
            <text:p>0,182529</text:p>
          </table:table-cell>
          <table:table-cell office:value-type="float" office:value="0.033317" calcext:value-type="float">
            <text:p>0,033317</text:p>
          </table:table-cell>
          <table:table-cell office:value-type="float" office:value="14.773348" calcext:value-type="float">
            <text:p>14,773348</text:p>
          </table:table-cell>
          <table:table-cell office:value-type="float" office:value="218.560216" calcext:value-type="float">
            <text:p>218,56021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341269" calcext:value-type="float">
            <text:p>0,341269</text:p>
          </table:table-cell>
          <table:table-cell office:value-type="float" office:value="0.116465" calcext:value-type="float">
            <text:p>0,116465</text:p>
          </table:table-cell>
          <table:table-cell office:value-type="float" office:value="9.338059" calcext:value-type="float">
            <text:p>9,338059</text:p>
          </table:table-cell>
          <table:table-cell office:value-type="float" office:value="198.540735" calcext:value-type="float">
            <text:p>198,540735</text:p>
          </table:table-cell>
          <table:table-cell office:value-type="float" office:value="0.182235" calcext:value-type="float">
            <text:p>0,182235</text:p>
          </table:table-cell>
          <table:table-cell office:value-type="float" office:value="0.03321" calcext:value-type="float">
            <text:p>0,03321</text:p>
          </table:table-cell>
          <table:table-cell office:value-type="float" office:value="14.787347" calcext:value-type="float">
            <text:p>14,787347</text:p>
          </table:table-cell>
          <table:table-cell office:value-type="float" office:value="216.630353" calcext:value-type="float">
            <text:p>216,630353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341131" calcext:value-type="float">
            <text:p>0,341131</text:p>
          </table:table-cell>
          <table:table-cell office:value-type="float" office:value="0.11637" calcext:value-type="float">
            <text:p>0,11637</text:p>
          </table:table-cell>
          <table:table-cell office:value-type="float" office:value="9.341573" calcext:value-type="float">
            <text:p>9,341573</text:p>
          </table:table-cell>
          <table:table-cell office:value-type="float" office:value="202.525219" calcext:value-type="float">
            <text:p>202,525219</text:p>
          </table:table-cell>
          <table:table-cell office:value-type="float" office:value="0.182224" calcext:value-type="float">
            <text:p>0,182224</text:p>
          </table:table-cell>
          <table:table-cell office:value-type="float" office:value="0.033206" calcext:value-type="float">
            <text:p>0,033206</text:p>
          </table:table-cell>
          <table:table-cell office:value-type="float" office:value="14.787893" calcext:value-type="float">
            <text:p>14,787893</text:p>
          </table:table-cell>
          <table:table-cell office:value-type="float" office:value="217.786047" calcext:value-type="float">
            <text:p>217,78604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340804" calcext:value-type="float">
            <text:p>0,340804</text:p>
          </table:table-cell>
          <table:table-cell office:value-type="float" office:value="0.116147" calcext:value-type="float">
            <text:p>0,116147</text:p>
          </table:table-cell>
          <table:table-cell office:value-type="float" office:value="9.349908" calcext:value-type="float">
            <text:p>9,349908</text:p>
          </table:table-cell>
          <table:table-cell office:value-type="float" office:value="185.145467" calcext:value-type="float">
            <text:p>185,145467</text:p>
          </table:table-cell>
          <table:table-cell office:value-type="float" office:value="0.181098" calcext:value-type="float">
            <text:p>0,181098</text:p>
          </table:table-cell>
          <table:table-cell office:value-type="float" office:value="0.032796" calcext:value-type="float">
            <text:p>0,032796</text:p>
          </table:table-cell>
          <table:table-cell office:value-type="float" office:value="14.841744" calcext:value-type="float">
            <text:p>14,841744</text:p>
          </table:table-cell>
          <table:table-cell office:value-type="float" office:value="190.929336" calcext:value-type="float">
            <text:p>190,92933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339604" calcext:value-type="float">
            <text:p>0,339604</text:p>
          </table:table-cell>
          <table:table-cell office:value-type="float" office:value="0.115331" calcext:value-type="float">
            <text:p>0,115331</text:p>
          </table:table-cell>
          <table:table-cell office:value-type="float" office:value="9.380554" calcext:value-type="float">
            <text:p>9,380554</text:p>
          </table:table-cell>
          <table:table-cell office:value-type="float" office:value="185.667272" calcext:value-type="float">
            <text:p>185,667272</text:p>
          </table:table-cell>
          <table:table-cell office:value-type="float" office:value="0.180723" calcext:value-type="float">
            <text:p>0,180723</text:p>
          </table:table-cell>
          <table:table-cell office:value-type="float" office:value="0.032661" calcext:value-type="float">
            <text:p>0,032661</text:p>
          </table:table-cell>
          <table:table-cell office:value-type="float" office:value="14.859743" calcext:value-type="float">
            <text:p>14,859743</text:p>
          </table:table-cell>
          <table:table-cell office:value-type="float" office:value="193.183522" calcext:value-type="float">
            <text:p>193,183522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339895" calcext:value-type="float">
            <text:p>0,339895</text:p>
          </table:table-cell>
          <table:table-cell office:value-type="float" office:value="0.115529" calcext:value-type="float">
            <text:p>0,115529</text:p>
          </table:table-cell>
          <table:table-cell office:value-type="float" office:value="9.373104" calcext:value-type="float">
            <text:p>9,373104</text:p>
          </table:table-cell>
          <table:table-cell office:value-type="float" office:value="190.205969" calcext:value-type="float">
            <text:p>190,205969</text:p>
          </table:table-cell>
          <table:table-cell office:value-type="float" office:value="0.18068" calcext:value-type="float">
            <text:p>0,18068</text:p>
          </table:table-cell>
          <table:table-cell office:value-type="float" office:value="0.032645" calcext:value-type="float">
            <text:p>0,032645</text:p>
          </table:table-cell>
          <table:table-cell office:value-type="float" office:value="14.861803" calcext:value-type="float">
            <text:p>14,861803</text:p>
          </table:table-cell>
          <table:table-cell office:value-type="float" office:value="196.338613" calcext:value-type="float">
            <text:p>196,338613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339936" calcext:value-type="float">
            <text:p>0,339936</text:p>
          </table:table-cell>
          <table:table-cell office:value-type="float" office:value="0.115556" calcext:value-type="float">
            <text:p>0,115556</text:p>
          </table:table-cell>
          <table:table-cell office:value-type="float" office:value="9.372066" calcext:value-type="float">
            <text:p>9,372066</text:p>
          </table:table-cell>
          <table:table-cell office:value-type="float" office:value="186.416427" calcext:value-type="float">
            <text:p>186,416427</text:p>
          </table:table-cell>
          <table:table-cell office:value-type="float" office:value="0.18066" calcext:value-type="float">
            <text:p>0,18066</text:p>
          </table:table-cell>
          <table:table-cell office:value-type="float" office:value="0.032638" calcext:value-type="float">
            <text:p>0,032638</text:p>
          </table:table-cell>
          <table:table-cell office:value-type="float" office:value="14.862767" calcext:value-type="float">
            <text:p>14,862767</text:p>
          </table:table-cell>
          <table:table-cell office:value-type="float" office:value="193.945234" calcext:value-type="float">
            <text:p>193,945234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2236327" calcext:value-type="float">
            <text:p>2236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384448" calcext:value-type="float">
            <text:p>1384448</text:p>
          </table:table-cell>
          <table:table-cell/>
          <table:table-cell office:value-type="float" office:value="0.011738" calcext:value-type="float">
            <text:p>0,011738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38.607929" calcext:value-type="float">
            <text:p>38,607929</text:p>
          </table:table-cell>
          <table:table-cell office:value-type="float" office:value="8.302036" calcext:value-type="float">
            <text:p>8,302036</text:p>
          </table:table-cell>
          <table:table-cell office:value-type="float" office:value="0.012684" calcext:value-type="float">
            <text:p>0,012684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37.935097" calcext:value-type="float">
            <text:p>37,935097</text:p>
          </table:table-cell>
          <table:table-cell office:value-type="float" office:value="1.669361" calcext:value-type="float">
            <text:p>1,669361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12066" calcext:value-type="float">
            <text:p>0,012066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38.368728" calcext:value-type="float">
            <text:p>38,368728</text:p>
          </table:table-cell>
          <table:table-cell office:value-type="float" office:value="8.094138" calcext:value-type="float">
            <text:p>8,094138</text:p>
          </table:table-cell>
          <table:table-cell office:value-type="float" office:value="0.013586" calcext:value-type="float">
            <text:p>0,013586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37.338044" calcext:value-type="float">
            <text:p>37,338044</text:p>
          </table:table-cell>
          <table:table-cell office:value-type="float" office:value="4.219897" calcext:value-type="float">
            <text:p>4,219897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2768896" calcext:value-type="float">
            <text:p>2768896</text:p>
          </table:table-cell>
          <table:table-cell/>
          <table:table-cell office:value-type="float" office:value="0.012222" calcext:value-type="float">
            <text:p>0,012222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38.25736" calcext:value-type="float">
            <text:p>38,25736</text:p>
          </table:table-cell>
          <table:table-cell office:value-type="float" office:value="8.016759" calcext:value-type="float">
            <text:p>8,016759</text:p>
          </table:table-cell>
          <table:table-cell office:value-type="float" office:value="0.013896" calcext:value-type="float">
            <text:p>0,013896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37.14225" calcext:value-type="float">
            <text:p>37,14225</text:p>
          </table:table-cell>
          <table:table-cell office:value-type="float" office:value="1.41774" calcext:value-type="float">
            <text:p>1,41774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3461120" calcext:value-type="float">
            <text:p>3461120</text:p>
          </table:table-cell>
          <table:table-cell/>
          <table:table-cell office:value-type="float" office:value="0.012264" calcext:value-type="float">
            <text:p>0,012264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38.227035" calcext:value-type="float">
            <text:p>38,227035</text:p>
          </table:table-cell>
          <table:table-cell office:value-type="float" office:value="8.094901" calcext:value-type="float">
            <text:p>8,094901</text:p>
          </table:table-cell>
          <table:table-cell office:value-type="float" office:value="0.013977" calcext:value-type="float">
            <text:p>0,013977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37.091612" calcext:value-type="float">
            <text:p>37,091612</text:p>
          </table:table-cell>
          <table:table-cell office:value-type="float" office:value="2.191333" calcext:value-type="float">
            <text:p>2,191333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35115" calcext:value-type="float">
            <text:p>0,035115</text:p>
          </table:table-cell>
          <table:table-cell office:value-type="float" office:value="0.001233" calcext:value-type="float">
            <text:p>0,001233</text:p>
          </table:table-cell>
          <table:table-cell office:value-type="float" office:value="29.090177" calcext:value-type="float">
            <text:p>29,090177</text:p>
          </table:table-cell>
          <table:table-cell office:value-type="float" office:value="166.819649" calcext:value-type="float">
            <text:p>166,819649</text:p>
          </table:table-cell>
          <table:table-cell office:value-type="float" office:value="0.025456" calcext:value-type="float">
            <text:p>0,025456</text:p>
          </table:table-cell>
          <table:table-cell office:value-type="float" office:value="0.000648" calcext:value-type="float">
            <text:p>0,000648</text:p>
          </table:table-cell>
          <table:table-cell office:value-type="float" office:value="31.884367" calcext:value-type="float">
            <text:p>31,884367</text:p>
          </table:table-cell>
          <table:table-cell office:value-type="float" office:value="175.039929" calcext:value-type="float">
            <text:p>175,039929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3823" calcext:value-type="float">
            <text:p>0,03823</text:p>
          </table:table-cell>
          <table:table-cell office:value-type="float" office:value="0.001462" calcext:value-type="float">
            <text:p>0,001462</text:p>
          </table:table-cell>
          <table:table-cell office:value-type="float" office:value="28.351841" calcext:value-type="float">
            <text:p>28,351841</text:p>
          </table:table-cell>
          <table:table-cell office:value-type="float" office:value="175.297904" calcext:value-type="float">
            <text:p>175,297904</text:p>
          </table:table-cell>
          <table:table-cell office:value-type="float" office:value="0.029779" calcext:value-type="float">
            <text:p>0,029779</text:p>
          </table:table-cell>
          <table:table-cell office:value-type="float" office:value="0.000887" calcext:value-type="float">
            <text:p>0,000887</text:p>
          </table:table-cell>
          <table:table-cell office:value-type="float" office:value="30.521659" calcext:value-type="float">
            <text:p>30,521659</text:p>
          </table:table-cell>
          <table:table-cell office:value-type="float" office:value="187.315333" calcext:value-type="float">
            <text:p>187,315333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39724" calcext:value-type="float">
            <text:p>0,039724</text:p>
          </table:table-cell>
          <table:table-cell office:value-type="float" office:value="0.001578" calcext:value-type="float">
            <text:p>0,001578</text:p>
          </table:table-cell>
          <table:table-cell office:value-type="float" office:value="28.018884" calcext:value-type="float">
            <text:p>28,018884</text:p>
          </table:table-cell>
          <table:table-cell office:value-type="float" office:value="186.626491" calcext:value-type="float">
            <text:p>186,626491</text:p>
          </table:table-cell>
          <table:table-cell office:value-type="float" office:value="0.030851" calcext:value-type="float">
            <text:p>0,030851</text:p>
          </table:table-cell>
          <table:table-cell office:value-type="float" office:value="0.000952" calcext:value-type="float">
            <text:p>0,000952</text:p>
          </table:table-cell>
          <table:table-cell office:value-type="float" office:value="30.214702" calcext:value-type="float">
            <text:p>30,214702</text:p>
          </table:table-cell>
          <table:table-cell office:value-type="float" office:value="194.157556" calcext:value-type="float">
            <text:p>194,157556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40099" calcext:value-type="float">
            <text:p>0,040099</text:p>
          </table:table-cell>
          <table:table-cell office:value-type="float" office:value="0.001608" calcext:value-type="float">
            <text:p>0,001608</text:p>
          </table:table-cell>
          <table:table-cell office:value-type="float" office:value="27.937433" calcext:value-type="float">
            <text:p>27,937433</text:p>
          </table:table-cell>
          <table:table-cell office:value-type="float" office:value="193.127255" calcext:value-type="float">
            <text:p>193,127255</text:p>
          </table:table-cell>
          <table:table-cell office:value-type="float" office:value="0.031103" calcext:value-type="float">
            <text:p>0,031103</text:p>
          </table:table-cell>
          <table:table-cell office:value-type="float" office:value="0.000967" calcext:value-type="float">
            <text:p>0,000967</text:p>
          </table:table-cell>
          <table:table-cell office:value-type="float" office:value="30.143924" calcext:value-type="float">
            <text:p>30,143924</text:p>
          </table:table-cell>
          <table:table-cell office:value-type="float" office:value="193.971664" calcext:value-type="float">
            <text:p>193,971664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38618" calcext:value-type="float">
            <text:p>0,038618</text:p>
          </table:table-cell>
          <table:table-cell office:value-type="float" office:value="0.001491" calcext:value-type="float">
            <text:p>0,001491</text:p>
          </table:table-cell>
          <table:table-cell office:value-type="float" office:value="28.264156" calcext:value-type="float">
            <text:p>28,264156</text:p>
          </table:table-cell>
          <table:table-cell office:value-type="float" office:value="182.798086" calcext:value-type="float">
            <text:p>182,798086</text:p>
          </table:table-cell>
          <table:table-cell office:value-type="float" office:value="0.032474" calcext:value-type="float">
            <text:p>0,032474</text:p>
          </table:table-cell>
          <table:table-cell office:value-type="float" office:value="0.001055" calcext:value-type="float">
            <text:p>0,001055</text:p>
          </table:table-cell>
          <table:table-cell office:value-type="float" office:value="29.769184" calcext:value-type="float">
            <text:p>29,769184</text:p>
          </table:table-cell>
          <table:table-cell office:value-type="float" office:value="186.869748" calcext:value-type="float">
            <text:p>186,86974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36018" calcext:value-type="float">
            <text:p>0,036018</text:p>
          </table:table-cell>
          <table:table-cell office:value-type="float" office:value="0.001297" calcext:value-type="float">
            <text:p>0,001297</text:p>
          </table:table-cell>
          <table:table-cell office:value-type="float" office:value="28.869502" calcext:value-type="float">
            <text:p>28,869502</text:p>
          </table:table-cell>
          <table:table-cell office:value-type="float" office:value="170.385021" calcext:value-type="float">
            <text:p>170,385021</text:p>
          </table:table-cell>
          <table:table-cell office:value-type="float" office:value="0.031663" calcext:value-type="float">
            <text:p>0,031663</text:p>
          </table:table-cell>
          <table:table-cell office:value-type="float" office:value="0.001003" calcext:value-type="float">
            <text:p>0,001003</text:p>
          </table:table-cell>
          <table:table-cell office:value-type="float" office:value="29.988916" calcext:value-type="float">
            <text:p>29,988916</text:p>
          </table:table-cell>
          <table:table-cell office:value-type="float" office:value="175.560538" calcext:value-type="float">
            <text:p>175,56053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35973" calcext:value-type="float">
            <text:p>0,035973</text:p>
          </table:table-cell>
          <table:table-cell office:value-type="float" office:value="0.001294" calcext:value-type="float">
            <text:p>0,001294</text:p>
          </table:table-cell>
          <table:table-cell office:value-type="float" office:value="28.88051" calcext:value-type="float">
            <text:p>28,88051</text:p>
          </table:table-cell>
          <table:table-cell office:value-type="float" office:value="169.86826" calcext:value-type="float">
            <text:p>169,86826</text:p>
          </table:table-cell>
          <table:table-cell office:value-type="float" office:value="0.03152" calcext:value-type="float">
            <text:p>0,03152</text:p>
          </table:table-cell>
          <table:table-cell office:value-type="float" office:value="0.000993" calcext:value-type="float">
            <text:p>0,000993</text:p>
          </table:table-cell>
          <table:table-cell office:value-type="float" office:value="30.028327" calcext:value-type="float">
            <text:p>30,028327</text:p>
          </table:table-cell>
          <table:table-cell office:value-type="float" office:value="173.986562" calcext:value-type="float">
            <text:p>173,986562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35961" calcext:value-type="float">
            <text:p>0,035961</text:p>
          </table:table-cell>
          <table:table-cell office:value-type="float" office:value="0.001293" calcext:value-type="float">
            <text:p>0,001293</text:p>
          </table:table-cell>
          <table:table-cell office:value-type="float" office:value="28.883432" calcext:value-type="float">
            <text:p>28,883432</text:p>
          </table:table-cell>
          <table:table-cell office:value-type="float" office:value="169.631844" calcext:value-type="float">
            <text:p>169,631844</text:p>
          </table:table-cell>
          <table:table-cell office:value-type="float" office:value="0.031487" calcext:value-type="float">
            <text:p>0,031487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30.037351" calcext:value-type="float">
            <text:p>30,037351</text:p>
          </table:table-cell>
          <table:table-cell office:value-type="float" office:value="173.567647" calcext:value-type="float">
            <text:p>173,567647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4556" calcext:value-type="float">
            <text:p>0,04556</text:p>
          </table:table-cell>
          <table:table-cell office:value-type="float" office:value="0.002076" calcext:value-type="float">
            <text:p>0,002076</text:p>
          </table:table-cell>
          <table:table-cell office:value-type="float" office:value="26.828234" calcext:value-type="float">
            <text:p>26,828234</text:p>
          </table:table-cell>
          <table:table-cell office:value-type="float" office:value="214.824315" calcext:value-type="float">
            <text:p>214,824315</text:p>
          </table:table-cell>
          <table:table-cell office:value-type="float" office:value="0.032193" calcext:value-type="float">
            <text:p>0,032193</text:p>
          </table:table-cell>
          <table:table-cell office:value-type="float" office:value="0.001036" calcext:value-type="float">
            <text:p>0,001036</text:p>
          </table:table-cell>
          <table:table-cell office:value-type="float" office:value="29.844674" calcext:value-type="float">
            <text:p>29,844674</text:p>
          </table:table-cell>
          <table:table-cell office:value-type="float" office:value="206.317476" calcext:value-type="float">
            <text:p>206,317476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49876" calcext:value-type="float">
            <text:p>0,049876</text:p>
          </table:table-cell>
          <table:table-cell office:value-type="float" office:value="0.002488" calcext:value-type="float">
            <text:p>0,002488</text:p>
          </table:table-cell>
          <table:table-cell office:value-type="float" office:value="26.042198" calcext:value-type="float">
            <text:p>26,042198</text:p>
          </table:table-cell>
          <table:table-cell office:value-type="float" office:value="221.693863" calcext:value-type="float">
            <text:p>221,693863</text:p>
          </table:table-cell>
          <table:table-cell office:value-type="float" office:value="0.036599" calcext:value-type="float">
            <text:p>0,036599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28.730516" calcext:value-type="float">
            <text:p>28,730516</text:p>
          </table:table-cell>
          <table:table-cell office:value-type="float" office:value="240.533296" calcext:value-type="float">
            <text:p>240,533296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51634" calcext:value-type="float">
            <text:p>0,051634</text:p>
          </table:table-cell>
          <table:table-cell office:value-type="float" office:value="0.002666" calcext:value-type="float">
            <text:p>0,002666</text:p>
          </table:table-cell>
          <table:table-cell office:value-type="float" office:value="25.741357" calcext:value-type="float">
            <text:p>25,741357</text:p>
          </table:table-cell>
          <table:table-cell office:value-type="float" office:value="240.267303" calcext:value-type="float">
            <text:p>240,267303</text:p>
          </table:table-cell>
          <table:table-cell office:value-type="float" office:value="0.037692" calcext:value-type="float">
            <text:p>0,037692</text:p>
          </table:table-cell>
          <table:table-cell office:value-type="float" office:value="0.001421" calcext:value-type="float">
            <text:p>0,001421</text:p>
          </table:table-cell>
          <table:table-cell office:value-type="float" office:value="28.474951" calcext:value-type="float">
            <text:p>28,474951</text:p>
          </table:table-cell>
          <table:table-cell office:value-type="float" office:value="248.829182" calcext:value-type="float">
            <text:p>248,829182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52074" calcext:value-type="float">
            <text:p>0,052074</text:p>
          </table:table-cell>
          <table:table-cell office:value-type="float" office:value="0.002712" calcext:value-type="float">
            <text:p>0,002712</text:p>
          </table:table-cell>
          <table:table-cell office:value-type="float" office:value="25.667573" calcext:value-type="float">
            <text:p>25,667573</text:p>
          </table:table-cell>
          <table:table-cell office:value-type="float" office:value="248.583082" calcext:value-type="float">
            <text:p>248,583082</text:p>
          </table:table-cell>
          <table:table-cell office:value-type="float" office:value="0.037963" calcext:value-type="float">
            <text:p>0,037963</text:p>
          </table:table-cell>
          <table:table-cell office:value-type="float" office:value="0.001441" calcext:value-type="float">
            <text:p>0,001441</text:p>
          </table:table-cell>
          <table:table-cell office:value-type="float" office:value="28.412877" calcext:value-type="float">
            <text:p>28,412877</text:p>
          </table:table-cell>
          <table:table-cell office:value-type="float" office:value="250.891" calcext:value-type="float">
            <text:p>250,891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65167" calcext:value-type="float">
            <text:p>0,065167</text:p>
          </table:table-cell>
          <table:table-cell office:value-type="float" office:value="0.004247" calcext:value-type="float">
            <text:p>0,004247</text:p>
          </table:table-cell>
          <table:table-cell office:value-type="float" office:value="23.719491" calcext:value-type="float">
            <text:p>23,719491</text:p>
          </table:table-cell>
          <table:table-cell office:value-type="float" office:value="159.191271" calcext:value-type="float">
            <text:p>159,191271</text:p>
          </table:table-cell>
          <table:table-cell office:value-type="float" office:value="0.040032" calcext:value-type="float">
            <text:p>0,040032</text:p>
          </table:table-cell>
          <table:table-cell office:value-type="float" office:value="0.001603" calcext:value-type="float">
            <text:p>0,001603</text:p>
          </table:table-cell>
          <table:table-cell office:value-type="float" office:value="27.951953" calcext:value-type="float">
            <text:p>27,951953</text:p>
          </table:table-cell>
          <table:table-cell office:value-type="float" office:value="163.083247" calcext:value-type="float">
            <text:p>163,083247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62484" calcext:value-type="float">
            <text:p>0,062484</text:p>
          </table:table-cell>
          <table:table-cell office:value-type="float" office:value="0.003904" calcext:value-type="float">
            <text:p>0,003904</text:p>
          </table:table-cell>
          <table:table-cell office:value-type="float" office:value="24.084651" calcext:value-type="float">
            <text:p>24,084651</text:p>
          </table:table-cell>
          <table:table-cell office:value-type="float" office:value="142.484898" calcext:value-type="float">
            <text:p>142,484898</text:p>
          </table:table-cell>
          <table:table-cell office:value-type="float" office:value="0.040574" calcext:value-type="float">
            <text:p>0,040574</text:p>
          </table:table-cell>
          <table:table-cell office:value-type="float" office:value="0.001646" calcext:value-type="float">
            <text:p>0,001646</text:p>
          </table:table-cell>
          <table:table-cell office:value-type="float" office:value="27.835009" calcext:value-type="float">
            <text:p>27,835009</text:p>
          </table:table-cell>
          <table:table-cell office:value-type="float" office:value="147.761736" calcext:value-type="float">
            <text:p>147,761736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63345" calcext:value-type="float">
            <text:p>0,063345</text:p>
          </table:table-cell>
          <table:table-cell office:value-type="float" office:value="0.004013" calcext:value-type="float">
            <text:p>0,004013</text:p>
          </table:table-cell>
          <table:table-cell office:value-type="float" office:value="23.96574" calcext:value-type="float">
            <text:p>23,96574</text:p>
          </table:table-cell>
          <table:table-cell office:value-type="float" office:value="145.232887" calcext:value-type="float">
            <text:p>145,232887</text:p>
          </table:table-cell>
          <table:table-cell office:value-type="float" office:value="0.040832" calcext:value-type="float">
            <text:p>0,040832</text:p>
          </table:table-cell>
          <table:table-cell office:value-type="float" office:value="0.001667" calcext:value-type="float">
            <text:p>0,001667</text:p>
          </table:table-cell>
          <table:table-cell office:value-type="float" office:value="27.779924" calcext:value-type="float">
            <text:p>27,779924</text:p>
          </table:table-cell>
          <table:table-cell office:value-type="float" office:value="148.834158" calcext:value-type="float">
            <text:p>148,83415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63376" calcext:value-type="float">
            <text:p>0,063376</text:p>
          </table:table-cell>
          <table:table-cell office:value-type="float" office:value="0.004016" calcext:value-type="float">
            <text:p>0,004016</text:p>
          </table:table-cell>
          <table:table-cell office:value-type="float" office:value="23.961526" calcext:value-type="float">
            <text:p>23,961526</text:p>
          </table:table-cell>
          <table:table-cell office:value-type="float" office:value="145.753615" calcext:value-type="float">
            <text:p>145,753615</text:p>
          </table:table-cell>
          <table:table-cell office:value-type="float" office:value="0.040903" calcext:value-type="float">
            <text:p>0,040903</text:p>
          </table:table-cell>
          <table:table-cell office:value-type="float" office:value="0.001673" calcext:value-type="float">
            <text:p>0,001673</text:p>
          </table:table-cell>
          <table:table-cell office:value-type="float" office:value="27.764915" calcext:value-type="float">
            <text:p>27,764915</text:p>
          </table:table-cell>
          <table:table-cell office:value-type="float" office:value="149.318119" calcext:value-type="float">
            <text:p>149,318119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71158" calcext:value-type="float">
            <text:p>0,071158</text:p>
          </table:table-cell>
          <table:table-cell office:value-type="float" office:value="0.005063" calcext:value-type="float">
            <text:p>0,005063</text:p>
          </table:table-cell>
          <table:table-cell office:value-type="float" office:value="22.955551" calcext:value-type="float">
            <text:p>22,955551</text:p>
          </table:table-cell>
          <table:table-cell office:value-type="float" office:value="209.828861" calcext:value-type="float">
            <text:p>209,828861</text:p>
          </table:table-cell>
          <table:table-cell office:value-type="float" office:value="0.079022" calcext:value-type="float">
            <text:p>0,079022</text:p>
          </table:table-cell>
          <table:table-cell office:value-type="float" office:value="0.006244" calcext:value-type="float">
            <text:p>0,006244</text:p>
          </table:table-cell>
          <table:table-cell office:value-type="float" office:value="22.045041" calcext:value-type="float">
            <text:p>22,045041</text:p>
          </table:table-cell>
          <table:table-cell office:value-type="float" office:value="227.09558" calcext:value-type="float">
            <text:p>227,0955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72133" calcext:value-type="float">
            <text:p>0,072133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22.837262" calcext:value-type="float">
            <text:p>22,837262</text:p>
          </table:table-cell>
          <table:table-cell office:value-type="float" office:value="215.646573" calcext:value-type="float">
            <text:p>215,646573</text:p>
          </table:table-cell>
          <table:table-cell office:value-type="float" office:value="0.078694" calcext:value-type="float">
            <text:p>0,078694</text:p>
          </table:table-cell>
          <table:table-cell office:value-type="float" office:value="0.006193" calcext:value-type="float">
            <text:p>0,006193</text:p>
          </table:table-cell>
          <table:table-cell office:value-type="float" office:value="22.081202" calcext:value-type="float">
            <text:p>22,081202</text:p>
          </table:table-cell>
          <table:table-cell office:value-type="float" office:value="236.30119" calcext:value-type="float">
            <text:p>236,30119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72385" calcext:value-type="float">
            <text:p>0,072385</text:p>
          </table:table-cell>
          <table:table-cell office:value-type="float" office:value="0.00524" calcext:value-type="float">
            <text:p>0,00524</text:p>
          </table:table-cell>
          <table:table-cell office:value-type="float" office:value="22.807031" calcext:value-type="float">
            <text:p>22,807031</text:p>
          </table:table-cell>
          <table:table-cell office:value-type="float" office:value="216.852317" calcext:value-type="float">
            <text:p>216,852317</text:p>
          </table:table-cell>
          <table:table-cell office:value-type="float" office:value="0.078635" calcext:value-type="float">
            <text:p>0,078635</text:p>
          </table:table-cell>
          <table:table-cell office:value-type="float" office:value="0.006184" calcext:value-type="float">
            <text:p>0,006184</text:p>
          </table:table-cell>
          <table:table-cell office:value-type="float" office:value="22.087651" calcext:value-type="float">
            <text:p>22,087651</text:p>
          </table:table-cell>
          <table:table-cell office:value-type="float" office:value="243.749959" calcext:value-type="float">
            <text:p>243,749959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72448" calcext:value-type="float">
            <text:p>0,072448</text:p>
          </table:table-cell>
          <table:table-cell office:value-type="float" office:value="0.005249" calcext:value-type="float">
            <text:p>0,005249</text:p>
          </table:table-cell>
          <table:table-cell office:value-type="float" office:value="22.799496" calcext:value-type="float">
            <text:p>22,799496</text:p>
          </table:table-cell>
          <table:table-cell office:value-type="float" office:value="218.192073" calcext:value-type="float">
            <text:p>218,192073</text:p>
          </table:table-cell>
          <table:table-cell office:value-type="float" office:value="0.078621" calcext:value-type="float">
            <text:p>0,078621</text:p>
          </table:table-cell>
          <table:table-cell office:value-type="float" office:value="0.006181" calcext:value-type="float">
            <text:p>0,006181</text:p>
          </table:table-cell>
          <table:table-cell office:value-type="float" office:value="22.089177" calcext:value-type="float">
            <text:p>22,089177</text:p>
          </table:table-cell>
          <table:table-cell office:value-type="float" office:value="240.535149" calcext:value-type="float">
            <text:p>240,535149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62906" calcext:value-type="float">
            <text:p>0,062906</text:p>
          </table:table-cell>
          <table:table-cell office:value-type="float" office:value="0.003957" calcext:value-type="float">
            <text:p>0,003957</text:p>
          </table:table-cell>
          <table:table-cell office:value-type="float" office:value="24.026175" calcext:value-type="float">
            <text:p>24,026175</text:p>
          </table:table-cell>
          <table:table-cell office:value-type="float" office:value="211.975431" calcext:value-type="float">
            <text:p>211,975431</text:p>
          </table:table-cell>
          <table:table-cell office:value-type="float" office:value="0.078078" calcext:value-type="float">
            <text:p>0,078078</text:p>
          </table:table-cell>
          <table:table-cell office:value-type="float" office:value="0.006096" calcext:value-type="float">
            <text:p>0,006096</text:p>
          </table:table-cell>
          <table:table-cell office:value-type="float" office:value="22.149432" calcext:value-type="float">
            <text:p>22,149432</text:p>
          </table:table-cell>
          <table:table-cell office:value-type="float" office:value="231.762712" calcext:value-type="float">
            <text:p>231,762712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61826" calcext:value-type="float">
            <text:p>0,061826</text:p>
          </table:table-cell>
          <table:table-cell office:value-type="float" office:value="0.003822" calcext:value-type="float">
            <text:p>0,003822</text:p>
          </table:table-cell>
          <table:table-cell office:value-type="float" office:value="24.176589" calcext:value-type="float">
            <text:p>24,176589</text:p>
          </table:table-cell>
          <table:table-cell office:value-type="float" office:value="205.524415" calcext:value-type="float">
            <text:p>205,524415</text:p>
          </table:table-cell>
          <table:table-cell office:value-type="float" office:value="0.078038" calcext:value-type="float">
            <text:p>0,078038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22.153832" calcext:value-type="float">
            <text:p>22,153832</text:p>
          </table:table-cell>
          <table:table-cell office:value-type="float" office:value="224.982018" calcext:value-type="float">
            <text:p>224,98201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61587" calcext:value-type="float">
            <text:p>0,061587</text:p>
          </table:table-cell>
          <table:table-cell office:value-type="float" office:value="0.003793" calcext:value-type="float">
            <text:p>0,003793</text:p>
          </table:table-cell>
          <table:table-cell office:value-type="float" office:value="24.210154" calcext:value-type="float">
            <text:p>24,210154</text:p>
          </table:table-cell>
          <table:table-cell office:value-type="float" office:value="204.126635" calcext:value-type="float">
            <text:p>204,126635</text:p>
          </table:table-cell>
          <table:table-cell office:value-type="float" office:value="0.078035" calcext:value-type="float">
            <text:p>0,078035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22.154169" calcext:value-type="float">
            <text:p>22,154169</text:p>
          </table:table-cell>
          <table:table-cell office:value-type="float" office:value="221.122501" calcext:value-type="float">
            <text:p>221,122501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6153" calcext:value-type="float">
            <text:p>0,06153</text:p>
          </table:table-cell>
          <table:table-cell office:value-type="float" office:value="0.003786" calcext:value-type="float">
            <text:p>0,003786</text:p>
          </table:table-cell>
          <table:table-cell office:value-type="float" office:value="24.218256" calcext:value-type="float">
            <text:p>24,218256</text:p>
          </table:table-cell>
          <table:table-cell office:value-type="float" office:value="203.799787" calcext:value-type="float">
            <text:p>203,799787</text:p>
          </table:table-cell>
          <table:table-cell office:value-type="float" office:value="0.078038" calcext:value-type="float">
            <text:p>0,078038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22.153874" calcext:value-type="float">
            <text:p>22,153874</text:p>
          </table:table-cell>
          <table:table-cell office:value-type="float" office:value="222.408834" calcext:value-type="float">
            <text:p>222,408834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73621" calcext:value-type="float">
            <text:p>0,073621</text:p>
          </table:table-cell>
          <table:table-cell office:value-type="float" office:value="0.00542" calcext:value-type="float">
            <text:p>0,00542</text:p>
          </table:table-cell>
          <table:table-cell office:value-type="float" office:value="22.660002" calcext:value-type="float">
            <text:p>22,660002</text:p>
          </table:table-cell>
          <table:table-cell office:value-type="float" office:value="183.392905" calcext:value-type="float">
            <text:p>183,392905</text:p>
          </table:table-cell>
          <table:table-cell office:value-type="float" office:value="0.090172" calcext:value-type="float">
            <text:p>0,090172</text:p>
          </table:table-cell>
          <table:table-cell office:value-type="float" office:value="0.008131" calcext:value-type="float">
            <text:p>0,008131</text:p>
          </table:table-cell>
          <table:table-cell office:value-type="float" office:value="20.898559" calcext:value-type="float">
            <text:p>20,898559</text:p>
          </table:table-cell>
          <table:table-cell office:value-type="float" office:value="175.230535" calcext:value-type="float">
            <text:p>175,230535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72875" calcext:value-type="float">
            <text:p>0,072875</text:p>
          </table:table-cell>
          <table:table-cell office:value-type="float" office:value="0.005311" calcext:value-type="float">
            <text:p>0,005311</text:p>
          </table:table-cell>
          <table:table-cell office:value-type="float" office:value="22.748414" calcext:value-type="float">
            <text:p>22,748414</text:p>
          </table:table-cell>
          <table:table-cell office:value-type="float" office:value="165.281338" calcext:value-type="float">
            <text:p>165,281338</text:p>
          </table:table-cell>
          <table:table-cell office:value-type="float" office:value="0.088742" calcext:value-type="float">
            <text:p>0,088742</text:p>
          </table:table-cell>
          <table:table-cell office:value-type="float" office:value="0.007875" calcext:value-type="float">
            <text:p>0,007875</text:p>
          </table:table-cell>
          <table:table-cell office:value-type="float" office:value="21.03738" calcext:value-type="float">
            <text:p>21,03738</text:p>
          </table:table-cell>
          <table:table-cell office:value-type="float" office:value="177.772013" calcext:value-type="float">
            <text:p>177,772013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7253" calcext:value-type="float">
            <text:p>0,07253</text:p>
          </table:table-cell>
          <table:table-cell office:value-type="float" office:value="0.005261" calcext:value-type="float">
            <text:p>0,005261</text:p>
          </table:table-cell>
          <table:table-cell office:value-type="float" office:value="22.789653" calcext:value-type="float">
            <text:p>22,789653</text:p>
          </table:table-cell>
          <table:table-cell office:value-type="float" office:value="166.243563" calcext:value-type="float">
            <text:p>166,243563</text:p>
          </table:table-cell>
          <table:table-cell office:value-type="float" office:value="0.088867" calcext:value-type="float">
            <text:p>0,088867</text:p>
          </table:table-cell>
          <table:table-cell office:value-type="float" office:value="0.007897" calcext:value-type="float">
            <text:p>0,007897</text:p>
          </table:table-cell>
          <table:table-cell office:value-type="float" office:value="21.02519" calcext:value-type="float">
            <text:p>21,02519</text:p>
          </table:table-cell>
          <table:table-cell office:value-type="float" office:value="177.717699" calcext:value-type="float">
            <text:p>177,717699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72435" calcext:value-type="float">
            <text:p>0,072435</text:p>
          </table:table-cell>
          <table:table-cell office:value-type="float" office:value="0.005247" calcext:value-type="float">
            <text:p>0,005247</text:p>
          </table:table-cell>
          <table:table-cell office:value-type="float" office:value="22.800987" calcext:value-type="float">
            <text:p>22,800987</text:p>
          </table:table-cell>
          <table:table-cell office:value-type="float" office:value="166.072606" calcext:value-type="float">
            <text:p>166,072606</text:p>
          </table:table-cell>
          <table:table-cell office:value-type="float" office:value="0.088739" calcext:value-type="float">
            <text:p>0,088739</text:p>
          </table:table-cell>
          <table:table-cell office:value-type="float" office:value="0.007875" calcext:value-type="float">
            <text:p>0,007875</text:p>
          </table:table-cell>
          <table:table-cell office:value-type="float" office:value="21.037754" calcext:value-type="float">
            <text:p>21,037754</text:p>
          </table:table-cell>
          <table:table-cell office:value-type="float" office:value="177.359286" calcext:value-type="float">
            <text:p>177,359286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123145" calcext:value-type="float">
            <text:p>0,123145</text:p>
          </table:table-cell>
          <table:table-cell office:value-type="float" office:value="0.015165" calcext:value-type="float">
            <text:p>0,015165</text:p>
          </table:table-cell>
          <table:table-cell office:value-type="float" office:value="18.191692" calcext:value-type="float">
            <text:p>18,191692</text:p>
          </table:table-cell>
          <table:table-cell office:value-type="float" office:value="208.652674" calcext:value-type="float">
            <text:p>208,652674</text:p>
          </table:table-cell>
          <table:table-cell office:value-type="float" office:value="0.110102" calcext:value-type="float">
            <text:p>0,110102</text:p>
          </table:table-cell>
          <table:table-cell office:value-type="float" office:value="0.012122" calcext:value-type="float">
            <text:p>0,012122</text:p>
          </table:table-cell>
          <table:table-cell office:value-type="float" office:value="19.164082" calcext:value-type="float">
            <text:p>19,164082</text:p>
          </table:table-cell>
          <table:table-cell office:value-type="float" office:value="209.896555" calcext:value-type="float">
            <text:p>209,896555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212565" calcext:value-type="float">
            <text:p>0,212565</text:p>
          </table:table-cell>
          <table:table-cell office:value-type="float" office:value="0.045184" calcext:value-type="float">
            <text:p>0,045184</text:p>
          </table:table-cell>
          <table:table-cell office:value-type="float" office:value="13.45017" calcext:value-type="float">
            <text:p>13,45017</text:p>
          </table:table-cell>
          <table:table-cell office:value-type="float" office:value="269.198806" calcext:value-type="float">
            <text:p>269,198806</text:p>
          </table:table-cell>
          <table:table-cell office:value-type="float" office:value="0.142597" calcext:value-type="float">
            <text:p>0,142597</text:p>
          </table:table-cell>
          <table:table-cell office:value-type="float" office:value="0.020334" calcext:value-type="float">
            <text:p>0,020334</text:p>
          </table:table-cell>
          <table:table-cell office:value-type="float" office:value="16.91782" calcext:value-type="float">
            <text:p>16,91782</text:p>
          </table:table-cell>
          <table:table-cell office:value-type="float" office:value="237.533981" calcext:value-type="float">
            <text:p>237,533981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294775" calcext:value-type="float">
            <text:p>0,294775</text:p>
          </table:table-cell>
          <table:table-cell office:value-type="float" office:value="0.086893" calcext:value-type="float">
            <text:p>0,086893</text:p>
          </table:table-cell>
          <table:table-cell office:value-type="float" office:value="10.610175" calcext:value-type="float">
            <text:p>10,610175</text:p>
          </table:table-cell>
          <table:table-cell office:value-type="float" office:value="300.701542" calcext:value-type="float">
            <text:p>300,701542</text:p>
          </table:table-cell>
          <table:table-cell office:value-type="float" office:value="0.169508" calcext:value-type="float">
            <text:p>0,169508</text:p>
          </table:table-cell>
          <table:table-cell office:value-type="float" office:value="0.028733" calcext:value-type="float">
            <text:p>0,028733</text:p>
          </table:table-cell>
          <table:table-cell office:value-type="float" office:value="15.416204" calcext:value-type="float">
            <text:p>15,416204</text:p>
          </table:table-cell>
          <table:table-cell office:value-type="float" office:value="270.291856" calcext:value-type="float">
            <text:p>270,291856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345675" calcext:value-type="float">
            <text:p>0,345675</text:p>
          </table:table-cell>
          <table:table-cell office:value-type="float" office:value="0.119491" calcext:value-type="float">
            <text:p>0,119491</text:p>
          </table:table-cell>
          <table:table-cell office:value-type="float" office:value="9.226647" calcext:value-type="float">
            <text:p>9,226647</text:p>
          </table:table-cell>
          <table:table-cell office:value-type="float" office:value="316.151266" calcext:value-type="float">
            <text:p>316,151266</text:p>
          </table:table-cell>
          <table:table-cell office:value-type="float" office:value="0.190323" calcext:value-type="float">
            <text:p>0,190323</text:p>
          </table:table-cell>
          <table:table-cell office:value-type="float" office:value="0.036223" calcext:value-type="float">
            <text:p>0,036223</text:p>
          </table:table-cell>
          <table:table-cell office:value-type="float" office:value="14.410159" calcext:value-type="float">
            <text:p>14,410159</text:p>
          </table:table-cell>
          <table:table-cell office:value-type="float" office:value="280.618536" calcext:value-type="float">
            <text:p>280,618536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337482" calcext:value-type="float">
            <text:p>0,337482</text:p>
          </table:table-cell>
          <table:table-cell office:value-type="float" office:value="0.113894" calcext:value-type="float">
            <text:p>0,113894</text:p>
          </table:table-cell>
          <table:table-cell office:value-type="float" office:value="9.434986" calcext:value-type="float">
            <text:p>9,434986</text:p>
          </table:table-cell>
          <table:table-cell office:value-type="float" office:value="311.000409" calcext:value-type="float">
            <text:p>311,000409</text:p>
          </table:table-cell>
          <table:table-cell office:value-type="float" office:value="0.189824" calcext:value-type="float">
            <text:p>0,189824</text:p>
          </table:table-cell>
          <table:table-cell office:value-type="float" office:value="0.036033" calcext:value-type="float">
            <text:p>0,036033</text:p>
          </table:table-cell>
          <table:table-cell office:value-type="float" office:value="14.432978" calcext:value-type="float">
            <text:p>14,432978</text:p>
          </table:table-cell>
          <table:table-cell office:value-type="float" office:value="283.277178" calcext:value-type="float">
            <text:p>283,27717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336867" calcext:value-type="float">
            <text:p>0,336867</text:p>
          </table:table-cell>
          <table:table-cell office:value-type="float" office:value="0.113479" calcext:value-type="float">
            <text:p>0,113479</text:p>
          </table:table-cell>
          <table:table-cell office:value-type="float" office:value="9.450842" calcext:value-type="float">
            <text:p>9,450842</text:p>
          </table:table-cell>
          <table:table-cell office:value-type="float" office:value="315.022257" calcext:value-type="float">
            <text:p>315,022257</text:p>
          </table:table-cell>
          <table:table-cell office:value-type="float" office:value="0.189454" calcext:value-type="float">
            <text:p>0,189454</text:p>
          </table:table-cell>
          <table:table-cell office:value-type="float" office:value="0.035893" calcext:value-type="float">
            <text:p>0,035893</text:p>
          </table:table-cell>
          <table:table-cell office:value-type="float" office:value="14.449919" calcext:value-type="float">
            <text:p>14,449919</text:p>
          </table:table-cell>
          <table:table-cell office:value-type="float" office:value="283.478004" calcext:value-type="float">
            <text:p>283,478004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335621" calcext:value-type="float">
            <text:p>0,335621</text:p>
          </table:table-cell>
          <table:table-cell office:value-type="float" office:value="0.112641" calcext:value-type="float">
            <text:p>0,112641</text:p>
          </table:table-cell>
          <table:table-cell office:value-type="float" office:value="9.483025" calcext:value-type="float">
            <text:p>9,483025</text:p>
          </table:table-cell>
          <table:table-cell office:value-type="float" office:value="328.340337" calcext:value-type="float">
            <text:p>328,340337</text:p>
          </table:table-cell>
          <table:table-cell office:value-type="float" office:value="0.189198" calcext:value-type="float">
            <text:p>0,189198</text:p>
          </table:table-cell>
          <table:table-cell office:value-type="float" office:value="0.035796" calcext:value-type="float">
            <text:p>0,035796</text:p>
          </table:table-cell>
          <table:table-cell office:value-type="float" office:value="14.461647" calcext:value-type="float">
            <text:p>14,461647</text:p>
          </table:table-cell>
          <table:table-cell office:value-type="float" office:value="286.893841" calcext:value-type="float">
            <text:p>286,893841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335574" calcext:value-type="float">
            <text:p>0,335574</text:p>
          </table:table-cell>
          <table:table-cell office:value-type="float" office:value="0.11261" calcext:value-type="float">
            <text:p>0,11261</text:p>
          </table:table-cell>
          <table:table-cell office:value-type="float" office:value="9.484235" calcext:value-type="float">
            <text:p>9,484235</text:p>
          </table:table-cell>
          <table:table-cell office:value-type="float" office:value="329.573238" calcext:value-type="float">
            <text:p>329,573238</text:p>
          </table:table-cell>
          <table:table-cell office:value-type="float" office:value="0.189192" calcext:value-type="float">
            <text:p>0,189192</text:p>
          </table:table-cell>
          <table:table-cell office:value-type="float" office:value="0.035794" calcext:value-type="float">
            <text:p>0,035794</text:p>
          </table:table-cell>
          <table:table-cell office:value-type="float" office:value="14.461941" calcext:value-type="float">
            <text:p>14,461941</text:p>
          </table:table-cell>
          <table:table-cell office:value-type="float" office:value="286.632168" calcext:value-type="float">
            <text:p>286,63216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313534" calcext:value-type="float">
            <text:p>0,313534</text:p>
          </table:table-cell>
          <table:table-cell office:value-type="float" office:value="0.098303" calcext:value-type="float">
            <text:p>0,098303</text:p>
          </table:table-cell>
          <table:table-cell office:value-type="float" office:value="10.074314" calcext:value-type="float">
            <text:p>10,074314</text:p>
          </table:table-cell>
          <table:table-cell office:value-type="float" office:value="294.610705" calcext:value-type="float">
            <text:p>294,610705</text:p>
          </table:table-cell>
          <table:table-cell office:value-type="float" office:value="0.183648" calcext:value-type="float">
            <text:p>0,183648</text:p>
          </table:table-cell>
          <table:table-cell office:value-type="float" office:value="0.033727" calcext:value-type="float">
            <text:p>0,033727</text:p>
          </table:table-cell>
          <table:table-cell office:value-type="float" office:value="14.720278" calcext:value-type="float">
            <text:p>14,720278</text:p>
          </table:table-cell>
          <table:table-cell office:value-type="float" office:value="273.233737" calcext:value-type="float">
            <text:p>273,233737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30969" calcext:value-type="float">
            <text:p>0,30969</text:p>
          </table:table-cell>
          <table:table-cell office:value-type="float" office:value="0.095908" calcext:value-type="float">
            <text:p>0,095908</text:p>
          </table:table-cell>
          <table:table-cell office:value-type="float" office:value="10.181444" calcext:value-type="float">
            <text:p>10,181444</text:p>
          </table:table-cell>
          <table:table-cell office:value-type="float" office:value="324.556207" calcext:value-type="float">
            <text:p>324,556207</text:p>
          </table:table-cell>
          <table:table-cell office:value-type="float" office:value="0.18223" calcext:value-type="float">
            <text:p>0,18223</text:p>
          </table:table-cell>
          <table:table-cell office:value-type="float" office:value="0.033208" calcext:value-type="float">
            <text:p>0,033208</text:p>
          </table:table-cell>
          <table:table-cell office:value-type="float" office:value="14.787617" calcext:value-type="float">
            <text:p>14,787617</text:p>
          </table:table-cell>
          <table:table-cell office:value-type="float" office:value="280.900561" calcext:value-type="float">
            <text:p>280,900561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308892" calcext:value-type="float">
            <text:p>0,308892</text:p>
          </table:table-cell>
          <table:table-cell office:value-type="float" office:value="0.095414" calcext:value-type="float">
            <text:p>0,095414</text:p>
          </table:table-cell>
          <table:table-cell office:value-type="float" office:value="10.203874" calcext:value-type="float">
            <text:p>10,203874</text:p>
          </table:table-cell>
          <table:table-cell office:value-type="float" office:value="296.450806" calcext:value-type="float">
            <text:p>296,450806</text:p>
          </table:table-cell>
          <table:table-cell office:value-type="float" office:value="0.182012" calcext:value-type="float">
            <text:p>0,182012</text:p>
          </table:table-cell>
          <table:table-cell office:value-type="float" office:value="0.033128" calcext:value-type="float">
            <text:p>0,033128</text:p>
          </table:table-cell>
          <table:table-cell office:value-type="float" office:value="14.798017" calcext:value-type="float">
            <text:p>14,798017</text:p>
          </table:table-cell>
          <table:table-cell office:value-type="float" office:value="275.114244" calcext:value-type="float">
            <text:p>275,114244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308779" calcext:value-type="float">
            <text:p>0,308779</text:p>
          </table:table-cell>
          <table:table-cell office:value-type="float" office:value="0.095344" calcext:value-type="float">
            <text:p>0,095344</text:p>
          </table:table-cell>
          <table:table-cell office:value-type="float" office:value="10.207044" calcext:value-type="float">
            <text:p>10,207044</text:p>
          </table:table-cell>
          <table:table-cell office:value-type="float" office:value="299.358935" calcext:value-type="float">
            <text:p>299,358935</text:p>
          </table:table-cell>
          <table:table-cell office:value-type="float" office:value="0.181959" calcext:value-type="float">
            <text:p>0,181959</text:p>
          </table:table-cell>
          <table:table-cell office:value-type="float" office:value="0.033109" calcext:value-type="float">
            <text:p>0,033109</text:p>
          </table:table-cell>
          <table:table-cell office:value-type="float" office:value="14.800547" calcext:value-type="float">
            <text:p>14,800547</text:p>
          </table:table-cell>
          <table:table-cell office:value-type="float" office:value="277.524147" calcext:value-type="float">
            <text:p>277,524147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26916101" calcext:value-type="float">
            <text:p>26916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6588800" calcext:value-type="float">
            <text:p>16588800</text:p>
          </table:table-cell>
          <table:table-cell/>
          <table:table-cell office:value-type="float" office:value="0.020663" calcext:value-type="float">
            <text:p>0,020663</text:p>
          </table:table-cell>
          <table:table-cell office:value-type="float" office:value="0.000427" calcext:value-type="float">
            <text:p>0,000427</text:p>
          </table:table-cell>
          <table:table-cell office:value-type="float" office:value="33.696242" calcext:value-type="float">
            <text:p>33,696242</text:p>
          </table:table-cell>
          <table:table-cell office:value-type="float" office:value="0.092245" calcext:value-type="float">
            <text:p>0,092245</text:p>
          </table:table-cell>
          <table:table-cell office:value-type="float" office:value="0.010716" calcext:value-type="float">
            <text:p>0,010716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39.399125" calcext:value-type="float">
            <text:p>39,399125</text:p>
          </table:table-cell>
          <table:table-cell office:value-type="float" office:value="0.018618" calcext:value-type="float">
            <text:p>0,018618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21716" calcext:value-type="float">
            <text:p>0,021716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33.264437" calcext:value-type="float">
            <text:p>33,264437</text:p>
          </table:table-cell>
          <table:table-cell office:value-type="float" office:value="0.094128" calcext:value-type="float">
            <text:p>0,094128</text:p>
          </table:table-cell>
          <table:table-cell office:value-type="float" office:value="0.011259" calcext:value-type="float">
            <text:p>0,011259</text:p>
          </table:table-cell>
          <table:table-cell office:value-type="float" office:value="0.000127" calcext:value-type="float">
            <text:p>0,000127</text:p>
          </table:table-cell>
          <table:table-cell office:value-type="float" office:value="38.970191" calcext:value-type="float">
            <text:p>38,970191</text:p>
          </table:table-cell>
          <table:table-cell office:value-type="float" office:value="0.025225" calcext:value-type="float">
            <text:p>0,025225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33177600" calcext:value-type="float">
            <text:p>33177600</text:p>
          </table:table-cell>
          <table:table-cell/>
          <table:table-cell office:value-type="float" office:value="0.022117" calcext:value-type="float">
            <text:p>0,022117</text:p>
          </table:table-cell>
          <table:table-cell office:value-type="float" office:value="0.000489" calcext:value-type="float">
            <text:p>0,000489</text:p>
          </table:table-cell>
          <table:table-cell office:value-type="float" office:value="33.105529" calcext:value-type="float">
            <text:p>33,105529</text:p>
          </table:table-cell>
          <table:table-cell office:value-type="float" office:value="0.100381" calcext:value-type="float">
            <text:p>0,100381</text:p>
          </table:table-cell>
          <table:table-cell office:value-type="float" office:value="0.011469" calcext:value-type="float">
            <text:p>0,011469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38.809635" calcext:value-type="float">
            <text:p>38,809635</text:p>
          </table:table-cell>
          <table:table-cell office:value-type="float" office:value="0.02929" calcext:value-type="float">
            <text:p>0,02929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41472000" calcext:value-type="float">
            <text:p>41472000</text:p>
          </table:table-cell>
          <table:table-cell/>
          <table:table-cell office:value-type="float" office:value="0.022224" calcext:value-type="float">
            <text:p>0,022224</text:p>
          </table:table-cell>
          <table:table-cell office:value-type="float" office:value="0.000494" calcext:value-type="float">
            <text:p>0,000494</text:p>
          </table:table-cell>
          <table:table-cell office:value-type="float" office:value="33.063682" calcext:value-type="float">
            <text:p>33,063682</text:p>
          </table:table-cell>
          <table:table-cell office:value-type="float" office:value="0.101333" calcext:value-type="float">
            <text:p>0,101333</text:p>
          </table:table-cell>
          <table:table-cell office:value-type="float" office:value="0.011524" calcext:value-type="float">
            <text:p>0,011524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38.767726" calcext:value-type="float">
            <text:p>38,767726</text:p>
          </table:table-cell>
          <table:table-cell office:value-type="float" office:value="0.030248" calcext:value-type="float">
            <text:p>0,030248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051812" calcext:value-type="float">
            <text:p>0,051812</text:p>
          </table:table-cell>
          <table:table-cell office:value-type="float" office:value="0.002684" calcext:value-type="float">
            <text:p>0,002684</text:p>
          </table:table-cell>
          <table:table-cell office:value-type="float" office:value="25.711447" calcext:value-type="float">
            <text:p>25,711447</text:p>
          </table:table-cell>
          <table:table-cell office:value-type="float" office:value="7.068191" calcext:value-type="float">
            <text:p>7,068191</text:p>
          </table:table-cell>
          <table:table-cell office:value-type="float" office:value="0.022049" calcext:value-type="float">
            <text:p>0,022049</text:p>
          </table:table-cell>
          <table:table-cell office:value-type="float" office:value="0.000486" calcext:value-type="float">
            <text:p>0,000486</text:p>
          </table:table-cell>
          <table:table-cell office:value-type="float" office:value="33.132026" calcext:value-type="float">
            <text:p>33,132026</text:p>
          </table:table-cell>
          <table:table-cell office:value-type="float" office:value="4.754788" calcext:value-type="float">
            <text:p>4,754788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52628" calcext:value-type="float">
            <text:p>0,052628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25.575658" calcext:value-type="float">
            <text:p>25,575658</text:p>
          </table:table-cell>
          <table:table-cell office:value-type="float" office:value="9.556317" calcext:value-type="float">
            <text:p>9,556317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00552" calcext:value-type="float">
            <text:p>0,000552</text:p>
          </table:table-cell>
          <table:table-cell office:value-type="float" office:value="32.578678" calcext:value-type="float">
            <text:p>32,578678</text:p>
          </table:table-cell>
          <table:table-cell office:value-type="float" office:value="7.63033" calcext:value-type="float">
            <text:p>7,6303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53969" calcext:value-type="float">
            <text:p>0,053969</text:p>
          </table:table-cell>
          <table:table-cell office:value-type="float" office:value="0.002913" calcext:value-type="float">
            <text:p>0,002913</text:p>
          </table:table-cell>
          <table:table-cell office:value-type="float" office:value="25.357092" calcext:value-type="float">
            <text:p>25,357092</text:p>
          </table:table-cell>
          <table:table-cell office:value-type="float" office:value="10.6764" calcext:value-type="float">
            <text:p>10,6764</text:p>
          </table:table-cell>
          <table:table-cell office:value-type="float" office:value="0.023979" calcext:value-type="float">
            <text:p>0,023979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32.403547" calcext:value-type="float">
            <text:p>32,403547</text:p>
          </table:table-cell>
          <table:table-cell office:value-type="float" office:value="8.620853" calcext:value-type="float">
            <text:p>8,62085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54355" calcext:value-type="float">
            <text:p>0,054355</text:p>
          </table:table-cell>
          <table:table-cell office:value-type="float" office:value="0.002954" calcext:value-type="float">
            <text:p>0,002954</text:p>
          </table:table-cell>
          <table:table-cell office:value-type="float" office:value="25.29519" calcext:value-type="float">
            <text:p>25,29519</text:p>
          </table:table-cell>
          <table:table-cell office:value-type="float" office:value="10.94467" calcext:value-type="float">
            <text:p>10,94467</text:p>
          </table:table-cell>
          <table:table-cell office:value-type="float" office:value="0.024084" calcext:value-type="float">
            <text:p>0,024084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32.365442" calcext:value-type="float">
            <text:p>32,365442</text:p>
          </table:table-cell>
          <table:table-cell office:value-type="float" office:value="8.678172" calcext:value-type="float">
            <text:p>8,678172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054504" calcext:value-type="float">
            <text:p>0,054504</text:p>
          </table:table-cell>
          <table:table-cell office:value-type="float" office:value="0.002971" calcext:value-type="float">
            <text:p>0,002971</text:p>
          </table:table-cell>
          <table:table-cell office:value-type="float" office:value="25.271364" calcext:value-type="float">
            <text:p>25,271364</text:p>
          </table:table-cell>
          <table:table-cell office:value-type="float" office:value="11.097733" calcext:value-type="float">
            <text:p>11,097733</text:p>
          </table:table-cell>
          <table:table-cell office:value-type="float" office:value="0.026272" calcext:value-type="float">
            <text:p>0,026272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31.610254" calcext:value-type="float">
            <text:p>31,610254</text:p>
          </table:table-cell>
          <table:table-cell office:value-type="float" office:value="7.592578" calcext:value-type="float">
            <text:p>7,592578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52321" calcext:value-type="float">
            <text:p>0,052321</text:p>
          </table:table-cell>
          <table:table-cell office:value-type="float" office:value="0.002737" calcext:value-type="float">
            <text:p>0,002737</text:p>
          </table:table-cell>
          <table:table-cell office:value-type="float" office:value="25.626488" calcext:value-type="float">
            <text:p>25,626488</text:p>
          </table:table-cell>
          <table:table-cell office:value-type="float" office:value="9.6935" calcext:value-type="float">
            <text:p>9,6935</text:p>
          </table:table-cell>
          <table:table-cell office:value-type="float" office:value="0.026166" calcext:value-type="float">
            <text:p>0,026166</text:p>
          </table:table-cell>
          <table:table-cell office:value-type="float" office:value="0.000685" calcext:value-type="float">
            <text:p>0,000685</text:p>
          </table:table-cell>
          <table:table-cell office:value-type="float" office:value="31.645362" calcext:value-type="float">
            <text:p>31,645362</text:p>
          </table:table-cell>
          <table:table-cell office:value-type="float" office:value="5.928732" calcext:value-type="float">
            <text:p>5,928732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52538" calcext:value-type="float">
            <text:p>0,052538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25.590532" calcext:value-type="float">
            <text:p>25,590532</text:p>
          </table:table-cell>
          <table:table-cell office:value-type="float" office:value="9.597318" calcext:value-type="float">
            <text:p>9,597318</text:p>
          </table:table-cell>
          <table:table-cell office:value-type="float" office:value="0.026181" calcext:value-type="float">
            <text:p>0,026181</text:p>
          </table:table-cell>
          <table:table-cell office:value-type="float" office:value="0.000685" calcext:value-type="float">
            <text:p>0,000685</text:p>
          </table:table-cell>
          <table:table-cell office:value-type="float" office:value="31.640312" calcext:value-type="float">
            <text:p>31,640312</text:p>
          </table:table-cell>
          <table:table-cell office:value-type="float" office:value="5.68352" calcext:value-type="float">
            <text:p>5,68352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52602" calcext:value-type="float">
            <text:p>0,052602</text:p>
          </table:table-cell>
          <table:table-cell office:value-type="float" office:value="0.002767" calcext:value-type="float">
            <text:p>0,002767</text:p>
          </table:table-cell>
          <table:table-cell office:value-type="float" office:value="25.579946" calcext:value-type="float">
            <text:p>25,579946</text:p>
          </table:table-cell>
          <table:table-cell office:value-type="float" office:value="9.649218" calcext:value-type="float">
            <text:p>9,649218</text:p>
          </table:table-cell>
          <table:table-cell office:value-type="float" office:value="0.026194" calcext:value-type="float">
            <text:p>0,026194</text:p>
          </table:table-cell>
          <table:table-cell office:value-type="float" office:value="0.000686" calcext:value-type="float">
            <text:p>0,000686</text:p>
          </table:table-cell>
          <table:table-cell office:value-type="float" office:value="31.636109" calcext:value-type="float">
            <text:p>31,636109</text:p>
          </table:table-cell>
          <table:table-cell office:value-type="float" office:value="5.626239" calcext:value-type="float">
            <text:p>5,626239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074295" calcext:value-type="float">
            <text:p>0,074295</text:p>
          </table:table-cell>
          <table:table-cell office:value-type="float" office:value="0.00552" calcext:value-type="float">
            <text:p>0,00552</text:p>
          </table:table-cell>
          <table:table-cell office:value-type="float" office:value="22.580832" calcext:value-type="float">
            <text:p>22,580832</text:p>
          </table:table-cell>
          <table:table-cell office:value-type="float" office:value="11.856367" calcext:value-type="float">
            <text:p>11,856367</text:p>
          </table:table-cell>
          <table:table-cell office:value-type="float" office:value="0.033936" calcext:value-type="float">
            <text:p>0,033936</text:p>
          </table:table-cell>
          <table:table-cell office:value-type="float" office:value="0.001152" calcext:value-type="float">
            <text:p>0,001152</text:p>
          </table:table-cell>
          <table:table-cell office:value-type="float" office:value="29.38691" calcext:value-type="float">
            <text:p>29,38691</text:p>
          </table:table-cell>
          <table:table-cell office:value-type="float" office:value="24.573711" calcext:value-type="float">
            <text:p>24,573711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79262" calcext:value-type="float">
            <text:p>0,079262</text:p>
          </table:table-cell>
          <table:table-cell office:value-type="float" office:value="0.006283" calcext:value-type="float">
            <text:p>0,006283</text:p>
          </table:table-cell>
          <table:table-cell office:value-type="float" office:value="22.018675" calcext:value-type="float">
            <text:p>22,018675</text:p>
          </table:table-cell>
          <table:table-cell office:value-type="float" office:value="11.449947" calcext:value-type="float">
            <text:p>11,449947</text:p>
          </table:table-cell>
          <table:table-cell office:value-type="float" office:value="0.037123" calcext:value-type="float">
            <text:p>0,037123</text:p>
          </table:table-cell>
          <table:table-cell office:value-type="float" office:value="0.001378" calcext:value-type="float">
            <text:p>0,001378</text:p>
          </table:table-cell>
          <table:table-cell office:value-type="float" office:value="28.607223" calcext:value-type="float">
            <text:p>28,607223</text:p>
          </table:table-cell>
          <table:table-cell office:value-type="float" office:value="36.712139" calcext:value-type="float">
            <text:p>36,712139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81261" calcext:value-type="float">
            <text:p>0,081261</text:p>
          </table:table-cell>
          <table:table-cell office:value-type="float" office:value="0.006603" calcext:value-type="float">
            <text:p>0,006603</text:p>
          </table:table-cell>
          <table:table-cell office:value-type="float" office:value="21.802304" calcext:value-type="float">
            <text:p>21,802304</text:p>
          </table:table-cell>
          <table:table-cell office:value-type="float" office:value="12.549095" calcext:value-type="float">
            <text:p>12,549095</text:p>
          </table:table-cell>
          <table:table-cell office:value-type="float" office:value="0.037941" calcext:value-type="float">
            <text:p>0,037941</text:p>
          </table:table-cell>
          <table:table-cell office:value-type="float" office:value="0.001439" calcext:value-type="float">
            <text:p>0,001439</text:p>
          </table:table-cell>
          <table:table-cell office:value-type="float" office:value="28.417937" calcext:value-type="float">
            <text:p>28,417937</text:p>
          </table:table-cell>
          <table:table-cell office:value-type="float" office:value="39.799224" calcext:value-type="float">
            <text:p>39,799224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8179" calcext:value-type="float">
            <text:p>0,08179</text:p>
          </table:table-cell>
          <table:table-cell office:value-type="float" office:value="0.00669" calcext:value-type="float">
            <text:p>0,00669</text:p>
          </table:table-cell>
          <table:table-cell office:value-type="float" office:value="21.745996" calcext:value-type="float">
            <text:p>21,745996</text:p>
          </table:table-cell>
          <table:table-cell office:value-type="float" office:value="12.804141" calcext:value-type="float">
            <text:p>12,804141</text:p>
          </table:table-cell>
          <table:table-cell office:value-type="float" office:value="0.038144" calcext:value-type="float">
            <text:p>0,038144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28.371417" calcext:value-type="float">
            <text:p>28,371417</text:p>
          </table:table-cell>
          <table:table-cell office:value-type="float" office:value="40.592114" calcext:value-type="float">
            <text:p>40,592114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10172" calcext:value-type="float">
            <text:p>0,10172</text:p>
          </table:table-cell>
          <table:table-cell office:value-type="float" office:value="0.010347" calcext:value-type="float">
            <text:p>0,010347</text:p>
          </table:table-cell>
          <table:table-cell office:value-type="float" office:value="19.851877" calcext:value-type="float">
            <text:p>19,851877</text:p>
          </table:table-cell>
          <table:table-cell office:value-type="float" office:value="25.671462" calcext:value-type="float">
            <text:p>25,671462</text:p>
          </table:table-cell>
          <table:table-cell office:value-type="float" office:value="0.038974" calcext:value-type="float">
            <text:p>0,038974</text:p>
          </table:table-cell>
          <table:table-cell office:value-type="float" office:value="0.001519" calcext:value-type="float">
            <text:p>0,001519</text:p>
          </table:table-cell>
          <table:table-cell office:value-type="float" office:value="28.184581" calcext:value-type="float">
            <text:p>28,184581</text:p>
          </table:table-cell>
          <table:table-cell office:value-type="float" office:value="20.905357" calcext:value-type="float">
            <text:p>20,905357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96969" calcext:value-type="float">
            <text:p>0,096969</text:p>
          </table:table-cell>
          <table:table-cell office:value-type="float" office:value="0.009403" calcext:value-type="float">
            <text:p>0,009403</text:p>
          </table:table-cell>
          <table:table-cell office:value-type="float" office:value="20.267369" calcext:value-type="float">
            <text:p>20,267369</text:p>
          </table:table-cell>
          <table:table-cell office:value-type="float" office:value="15.907518" calcext:value-type="float">
            <text:p>15,907518</text:p>
          </table:table-cell>
          <table:table-cell office:value-type="float" office:value="0.038385" calcext:value-type="float">
            <text:p>0,038385</text:p>
          </table:table-cell>
          <table:table-cell office:value-type="float" office:value="0.001473" calcext:value-type="float">
            <text:p>0,001473</text:p>
          </table:table-cell>
          <table:table-cell office:value-type="float" office:value="28.316738" calcext:value-type="float">
            <text:p>28,316738</text:p>
          </table:table-cell>
          <table:table-cell office:value-type="float" office:value="14.404973" calcext:value-type="float">
            <text:p>14,40497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97686" calcext:value-type="float">
            <text:p>0,097686</text:p>
          </table:table-cell>
          <table:table-cell office:value-type="float" office:value="0.009542" calcext:value-type="float">
            <text:p>0,009542</text:p>
          </table:table-cell>
          <table:table-cell office:value-type="float" office:value="20.203397" calcext:value-type="float">
            <text:p>20,203397</text:p>
          </table:table-cell>
          <table:table-cell office:value-type="float" office:value="16.762973" calcext:value-type="float">
            <text:p>16,762973</text:p>
          </table:table-cell>
          <table:table-cell office:value-type="float" office:value="0.038385" calcext:value-type="float">
            <text:p>0,038385</text:p>
          </table:table-cell>
          <table:table-cell office:value-type="float" office:value="0.001473" calcext:value-type="float">
            <text:p>0,001473</text:p>
          </table:table-cell>
          <table:table-cell office:value-type="float" office:value="28.316838" calcext:value-type="float">
            <text:p>28,316838</text:p>
          </table:table-cell>
          <table:table-cell office:value-type="float" office:value="14.221303" calcext:value-type="float">
            <text:p>14,22130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97632" calcext:value-type="float">
            <text:p>0,097632</text:p>
          </table:table-cell>
          <table:table-cell office:value-type="float" office:value="0.009532" calcext:value-type="float">
            <text:p>0,009532</text:p>
          </table:table-cell>
          <table:table-cell office:value-type="float" office:value="20.208157" calcext:value-type="float">
            <text:p>20,208157</text:p>
          </table:table-cell>
          <table:table-cell office:value-type="float" office:value="16.835254" calcext:value-type="float">
            <text:p>16,835254</text:p>
          </table:table-cell>
          <table:table-cell office:value-type="float" office:value="0.038385" calcext:value-type="float">
            <text:p>0,038385</text:p>
          </table:table-cell>
          <table:table-cell office:value-type="float" office:value="0.001473" calcext:value-type="float">
            <text:p>0,001473</text:p>
          </table:table-cell>
          <table:table-cell office:value-type="float" office:value="28.316777" calcext:value-type="float">
            <text:p>28,316777</text:p>
          </table:table-cell>
          <table:table-cell office:value-type="float" office:value="14.228767" calcext:value-type="float">
            <text:p>14,228767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106807" calcext:value-type="float">
            <text:p>0,106807</text:p>
          </table:table-cell>
          <table:table-cell office:value-type="float" office:value="0.011408" calcext:value-type="float">
            <text:p>0,011408</text:p>
          </table:table-cell>
          <table:table-cell office:value-type="float" office:value="19.428045" calcext:value-type="float">
            <text:p>19,428045</text:p>
          </table:table-cell>
          <table:table-cell office:value-type="float" office:value="15.941798" calcext:value-type="float">
            <text:p>15,941798</text:p>
          </table:table-cell>
          <table:table-cell office:value-type="float" office:value="0.049687" calcext:value-type="float">
            <text:p>0,049687</text:p>
          </table:table-cell>
          <table:table-cell office:value-type="float" office:value="0.002469" calcext:value-type="float">
            <text:p>0,002469</text:p>
          </table:table-cell>
          <table:table-cell office:value-type="float" office:value="26.075104" calcext:value-type="float">
            <text:p>26,075104</text:p>
          </table:table-cell>
          <table:table-cell office:value-type="float" office:value="15.554814" calcext:value-type="float">
            <text:p>15,554814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108443" calcext:value-type="float">
            <text:p>0,108443</text:p>
          </table:table-cell>
          <table:table-cell office:value-type="float" office:value="0.01176" calcext:value-type="float">
            <text:p>0,01176</text:p>
          </table:table-cell>
          <table:table-cell office:value-type="float" office:value="19.29597" calcext:value-type="float">
            <text:p>19,29597</text:p>
          </table:table-cell>
          <table:table-cell office:value-type="float" office:value="16.344489" calcext:value-type="float">
            <text:p>16,344489</text:p>
          </table:table-cell>
          <table:table-cell office:value-type="float" office:value="0.049954" calcext:value-type="float">
            <text:p>0,049954</text:p>
          </table:table-cell>
          <table:table-cell office:value-type="float" office:value="0.002495" calcext:value-type="float">
            <text:p>0,002495</text:p>
          </table:table-cell>
          <table:table-cell office:value-type="float" office:value="26.028641" calcext:value-type="float">
            <text:p>26,028641</text:p>
          </table:table-cell>
          <table:table-cell office:value-type="float" office:value="16.044323" calcext:value-type="float">
            <text:p>16,04432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108849" calcext:value-type="float">
            <text:p>0,108849</text:p>
          </table:table-cell>
          <table:table-cell office:value-type="float" office:value="0.011848" calcext:value-type="float">
            <text:p>0,011848</text:p>
          </table:table-cell>
          <table:table-cell office:value-type="float" office:value="19.263549" calcext:value-type="float">
            <text:p>19,263549</text:p>
          </table:table-cell>
          <table:table-cell office:value-type="float" office:value="16.449694" calcext:value-type="float">
            <text:p>16,449694</text:p>
          </table:table-cell>
          <table:table-cell office:value-type="float" office:value="0.050043" calcext:value-type="float">
            <text:p>0,050043</text:p>
          </table:table-cell>
          <table:table-cell office:value-type="float" office:value="0.002504" calcext:value-type="float">
            <text:p>0,002504</text:p>
          </table:table-cell>
          <table:table-cell office:value-type="float" office:value="26.013131" calcext:value-type="float">
            <text:p>26,013131</text:p>
          </table:table-cell>
          <table:table-cell office:value-type="float" office:value="16.166116" calcext:value-type="float">
            <text:p>16,166116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108949" calcext:value-type="float">
            <text:p>0,108949</text:p>
          </table:table-cell>
          <table:table-cell office:value-type="float" office:value="0.01187" calcext:value-type="float">
            <text:p>0,01187</text:p>
          </table:table-cell>
          <table:table-cell office:value-type="float" office:value="19.255537" calcext:value-type="float">
            <text:p>19,255537</text:p>
          </table:table-cell>
          <table:table-cell office:value-type="float" office:value="16.475922" calcext:value-type="float">
            <text:p>16,475922</text:p>
          </table:table-cell>
          <table:table-cell office:value-type="float" office:value="0.050066" calcext:value-type="float">
            <text:p>0,050066</text:p>
          </table:table-cell>
          <table:table-cell office:value-type="float" office:value="0.002507" calcext:value-type="float">
            <text:p>0,002507</text:p>
          </table:table-cell>
          <table:table-cell office:value-type="float" office:value="26.009105" calcext:value-type="float">
            <text:p>26,009105</text:p>
          </table:table-cell>
          <table:table-cell office:value-type="float" office:value="16.188427" calcext:value-type="float">
            <text:p>16,188427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094897" calcext:value-type="float">
            <text:p>0,094897</text:p>
          </table:table-cell>
          <table:table-cell office:value-type="float" office:value="0.009005" calcext:value-type="float">
            <text:p>0,009005</text:p>
          </table:table-cell>
          <table:table-cell office:value-type="float" office:value="20.454943" calcext:value-type="float">
            <text:p>20,454943</text:p>
          </table:table-cell>
          <table:table-cell office:value-type="float" office:value="12.318102" calcext:value-type="float">
            <text:p>12,318102</text:p>
          </table:table-cell>
          <table:table-cell office:value-type="float" office:value="0.049748" calcext:value-type="float">
            <text:p>0,049748</text:p>
          </table:table-cell>
          <table:table-cell office:value-type="float" office:value="0.002475" calcext:value-type="float">
            <text:p>0,002475</text:p>
          </table:table-cell>
          <table:table-cell office:value-type="float" office:value="26.064448" calcext:value-type="float">
            <text:p>26,064448</text:p>
          </table:table-cell>
          <table:table-cell office:value-type="float" office:value="10.992643" calcext:value-type="float">
            <text:p>10,99264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93344" calcext:value-type="float">
            <text:p>0,093344</text:p>
          </table:table-cell>
          <table:table-cell office:value-type="float" office:value="0.008713" calcext:value-type="float">
            <text:p>0,008713</text:p>
          </table:table-cell>
          <table:table-cell office:value-type="float" office:value="20.59831" calcext:value-type="float">
            <text:p>20,59831</text:p>
          </table:table-cell>
          <table:table-cell office:value-type="float" office:value="11.482544" calcext:value-type="float">
            <text:p>11,482544</text:p>
          </table:table-cell>
          <table:table-cell office:value-type="float" office:value="0.049318" calcext:value-type="float">
            <text:p>0,049318</text:p>
          </table:table-cell>
          <table:table-cell office:value-type="float" office:value="0.002432" calcext:value-type="float">
            <text:p>0,002432</text:p>
          </table:table-cell>
          <table:table-cell office:value-type="float" office:value="26.139953" calcext:value-type="float">
            <text:p>26,139953</text:p>
          </table:table-cell>
          <table:table-cell office:value-type="float" office:value="10.052436" calcext:value-type="float">
            <text:p>10,052436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93015" calcext:value-type="float">
            <text:p>0,093015</text:p>
          </table:table-cell>
          <table:table-cell office:value-type="float" office:value="0.008652" calcext:value-type="float">
            <text:p>0,008652</text:p>
          </table:table-cell>
          <table:table-cell office:value-type="float" office:value="20.628931" calcext:value-type="float">
            <text:p>20,628931</text:p>
          </table:table-cell>
          <table:table-cell office:value-type="float" office:value="11.293381" calcext:value-type="float">
            <text:p>11,293381</text:p>
          </table:table-cell>
          <table:table-cell office:value-type="float" office:value="0.049234" calcext:value-type="float">
            <text:p>0,049234</text:p>
          </table:table-cell>
          <table:table-cell office:value-type="float" office:value="0.002424" calcext:value-type="float">
            <text:p>0,002424</text:p>
          </table:table-cell>
          <table:table-cell office:value-type="float" office:value="26.154716" calcext:value-type="float">
            <text:p>26,154716</text:p>
          </table:table-cell>
          <table:table-cell office:value-type="float" office:value="10.123803" calcext:value-type="float">
            <text:p>10,12380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92937" calcext:value-type="float">
            <text:p>0,092937</text:p>
          </table:table-cell>
          <table:table-cell office:value-type="float" office:value="0.008637" calcext:value-type="float">
            <text:p>0,008637</text:p>
          </table:table-cell>
          <table:table-cell office:value-type="float" office:value="20.636221" calcext:value-type="float">
            <text:p>20,636221</text:p>
          </table:table-cell>
          <table:table-cell office:value-type="float" office:value="11.247646" calcext:value-type="float">
            <text:p>11,247646</text:p>
          </table:table-cell>
          <table:table-cell office:value-type="float" office:value="0.049215" calcext:value-type="float">
            <text:p>0,049215</text:p>
          </table:table-cell>
          <table:table-cell office:value-type="float" office:value="0.002422" calcext:value-type="float">
            <text:p>0,002422</text:p>
          </table:table-cell>
          <table:table-cell office:value-type="float" office:value="26.158067" calcext:value-type="float">
            <text:p>26,158067</text:p>
          </table:table-cell>
          <table:table-cell office:value-type="float" office:value="9.789401" calcext:value-type="float">
            <text:p>9,789401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103858" calcext:value-type="float">
            <text:p>0,103858</text:p>
          </table:table-cell>
          <table:table-cell office:value-type="float" office:value="0.010786" calcext:value-type="float">
            <text:p>0,010786</text:p>
          </table:table-cell>
          <table:table-cell office:value-type="float" office:value="19.671231" calcext:value-type="float">
            <text:p>19,671231</text:p>
          </table:table-cell>
          <table:table-cell office:value-type="float" office:value="27.808399" calcext:value-type="float">
            <text:p>27,808399</text:p>
          </table:table-cell>
          <table:table-cell office:value-type="float" office:value="0.062152" calcext:value-type="float">
            <text:p>0,062152</text:p>
          </table:table-cell>
          <table:table-cell office:value-type="float" office:value="0.003863" calcext:value-type="float">
            <text:p>0,003863</text:p>
          </table:table-cell>
          <table:table-cell office:value-type="float" office:value="24.130829" calcext:value-type="float">
            <text:p>24,130829</text:p>
          </table:table-cell>
          <table:table-cell office:value-type="float" office:value="55.696076" calcext:value-type="float">
            <text:p>55,696076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101012" calcext:value-type="float">
            <text:p>0,101012</text:p>
          </table:table-cell>
          <table:table-cell office:value-type="float" office:value="0.010203" calcext:value-type="float">
            <text:p>0,010203</text:p>
          </table:table-cell>
          <table:table-cell office:value-type="float" office:value="19.912543" calcext:value-type="float">
            <text:p>19,912543</text:p>
          </table:table-cell>
          <table:table-cell office:value-type="float" office:value="34.030286" calcext:value-type="float">
            <text:p>34,030286</text:p>
          </table:table-cell>
          <table:table-cell office:value-type="float" office:value="0.06177" calcext:value-type="float">
            <text:p>0,06177</text:p>
          </table:table-cell>
          <table:table-cell office:value-type="float" office:value="0.003816" calcext:value-type="float">
            <text:p>0,003816</text:p>
          </table:table-cell>
          <table:table-cell office:value-type="float" office:value="24.184428" calcext:value-type="float">
            <text:p>24,184428</text:p>
          </table:table-cell>
          <table:table-cell office:value-type="float" office:value="61.393566" calcext:value-type="float">
            <text:p>61,393566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100348" calcext:value-type="float">
            <text:p>0,100348</text:p>
          </table:table-cell>
          <table:table-cell office:value-type="float" office:value="0.01007" calcext:value-type="float">
            <text:p>0,01007</text:p>
          </table:table-cell>
          <table:table-cell office:value-type="float" office:value="19.969803" calcext:value-type="float">
            <text:p>19,969803</text:p>
          </table:table-cell>
          <table:table-cell office:value-type="float" office:value="32.82011" calcext:value-type="float">
            <text:p>32,82011</text:p>
          </table:table-cell>
          <table:table-cell office:value-type="float" office:value="0.061705" calcext:value-type="float">
            <text:p>0,061705</text:p>
          </table:table-cell>
          <table:table-cell office:value-type="float" office:value="0.003808" calcext:value-type="float">
            <text:p>0,003808</text:p>
          </table:table-cell>
          <table:table-cell office:value-type="float" office:value="24.193542" calcext:value-type="float">
            <text:p>24,193542</text:p>
          </table:table-cell>
          <table:table-cell office:value-type="float" office:value="64.941267" calcext:value-type="float">
            <text:p>64,941267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100192" calcext:value-type="float">
            <text:p>0,100192</text:p>
          </table:table-cell>
          <table:table-cell office:value-type="float" office:value="0.010038" calcext:value-type="float">
            <text:p>0,010038</text:p>
          </table:table-cell>
          <table:table-cell office:value-type="float" office:value="19.983319" calcext:value-type="float">
            <text:p>19,983319</text:p>
          </table:table-cell>
          <table:table-cell office:value-type="float" office:value="32.471256" calcext:value-type="float">
            <text:p>32,471256</text:p>
          </table:table-cell>
          <table:table-cell office:value-type="float" office:value="0.061674" calcext:value-type="float">
            <text:p>0,061674</text:p>
          </table:table-cell>
          <table:table-cell office:value-type="float" office:value="0.003804" calcext:value-type="float">
            <text:p>0,003804</text:p>
          </table:table-cell>
          <table:table-cell office:value-type="float" office:value="24.197929" calcext:value-type="float">
            <text:p>24,197929</text:p>
          </table:table-cell>
          <table:table-cell office:value-type="float" office:value="64.487477" calcext:value-type="float">
            <text:p>64,487477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174983" calcext:value-type="float">
            <text:p>0,174983</text:p>
          </table:table-cell>
          <table:table-cell office:value-type="float" office:value="0.030619" calcext:value-type="float">
            <text:p>0,030619</text:p>
          </table:table-cell>
          <table:table-cell office:value-type="float" office:value="15.140068" calcext:value-type="float">
            <text:p>15,140068</text:p>
          </table:table-cell>
          <table:table-cell office:value-type="float" office:value="36.564689" calcext:value-type="float">
            <text:p>36,564689</text:p>
          </table:table-cell>
          <table:table-cell office:value-type="float" office:value="0.087352" calcext:value-type="float">
            <text:p>0,087352</text:p>
          </table:table-cell>
          <table:table-cell office:value-type="float" office:value="0.00763" calcext:value-type="float">
            <text:p>0,00763</text:p>
          </table:table-cell>
          <table:table-cell office:value-type="float" office:value="21.174501" calcext:value-type="float">
            <text:p>21,174501</text:p>
          </table:table-cell>
          <table:table-cell office:value-type="float" office:value="62.566623" calcext:value-type="float">
            <text:p>62,56662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259363" calcext:value-type="float">
            <text:p>0,259363</text:p>
          </table:table-cell>
          <table:table-cell office:value-type="float" office:value="0.067269" calcext:value-type="float">
            <text:p>0,067269</text:p>
          </table:table-cell>
          <table:table-cell office:value-type="float" office:value="11.721841" calcext:value-type="float">
            <text:p>11,721841</text:p>
          </table:table-cell>
          <table:table-cell office:value-type="float" office:value="57.157327" calcext:value-type="float">
            <text:p>57,157327</text:p>
          </table:table-cell>
          <table:table-cell office:value-type="float" office:value="0.117563" calcext:value-type="float">
            <text:p>0,117563</text:p>
          </table:table-cell>
          <table:table-cell office:value-type="float" office:value="0.013821" calcext:value-type="float">
            <text:p>0,013821</text:p>
          </table:table-cell>
          <table:table-cell office:value-type="float" office:value="18.594623" calcext:value-type="float">
            <text:p>18,594623</text:p>
          </table:table-cell>
          <table:table-cell office:value-type="float" office:value="65.144505" calcext:value-type="float">
            <text:p>65,144505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3407" calcext:value-type="float">
            <text:p>0,3407</text:p>
          </table:table-cell>
          <table:table-cell office:value-type="float" office:value="0.116076" calcext:value-type="float">
            <text:p>0,116076</text:p>
          </table:table-cell>
          <table:table-cell office:value-type="float" office:value="9.352565" calcext:value-type="float">
            <text:p>9,352565</text:p>
          </table:table-cell>
          <table:table-cell office:value-type="float" office:value="64.974979" calcext:value-type="float">
            <text:p>64,974979</text:p>
          </table:table-cell>
          <table:table-cell office:value-type="float" office:value="0.14783" calcext:value-type="float">
            <text:p>0,14783</text:p>
          </table:table-cell>
          <table:table-cell office:value-type="float" office:value="0.021854" calcext:value-type="float">
            <text:p>0,021854</text:p>
          </table:table-cell>
          <table:table-cell office:value-type="float" office:value="16.604742" calcext:value-type="float">
            <text:p>16,604742</text:p>
          </table:table-cell>
          <table:table-cell office:value-type="float" office:value="71.396853" calcext:value-type="float">
            <text:p>71,39685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376376" calcext:value-type="float">
            <text:p>0,376376</text:p>
          </table:table-cell>
          <table:table-cell office:value-type="float" office:value="0.141659" calcext:value-type="float">
            <text:p>0,141659</text:p>
          </table:table-cell>
          <table:table-cell office:value-type="float" office:value="8.487558" calcext:value-type="float">
            <text:p>8,487558</text:p>
          </table:table-cell>
          <table:table-cell office:value-type="float" office:value="77.438405" calcext:value-type="float">
            <text:p>77,438405</text:p>
          </table:table-cell>
          <table:table-cell office:value-type="float" office:value="0.166198" calcext:value-type="float">
            <text:p>0,166198</text:p>
          </table:table-cell>
          <table:table-cell office:value-type="float" office:value="0.027622" calcext:value-type="float">
            <text:p>0,027622</text:p>
          </table:table-cell>
          <table:table-cell office:value-type="float" office:value="15.587494" calcext:value-type="float">
            <text:p>15,587494</text:p>
          </table:table-cell>
          <table:table-cell office:value-type="float" office:value="88.645638" calcext:value-type="float">
            <text:p>88,645638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36589" calcext:value-type="float">
            <text:p>0,36589</text:p>
          </table:table-cell>
          <table:table-cell office:value-type="float" office:value="0.133875" calcext:value-type="float">
            <text:p>0,133875</text:p>
          </table:table-cell>
          <table:table-cell office:value-type="float" office:value="8.732992" calcext:value-type="float">
            <text:p>8,732992</text:p>
          </table:table-cell>
          <table:table-cell office:value-type="float" office:value="92.241861" calcext:value-type="float">
            <text:p>92,241861</text:p>
          </table:table-cell>
          <table:table-cell office:value-type="float" office:value="0.163931" calcext:value-type="float">
            <text:p>0,163931</text:p>
          </table:table-cell>
          <table:table-cell office:value-type="float" office:value="0.026874" calcext:value-type="float">
            <text:p>0,026874</text:p>
          </table:table-cell>
          <table:table-cell office:value-type="float" office:value="15.706754" calcext:value-type="float">
            <text:p>15,706754</text:p>
          </table:table-cell>
          <table:table-cell office:value-type="float" office:value="75.037981" calcext:value-type="float">
            <text:p>75,037981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363712" calcext:value-type="float">
            <text:p>0,363712</text:p>
          </table:table-cell>
          <table:table-cell office:value-type="float" office:value="0.132287" calcext:value-type="float">
            <text:p>0,132287</text:p>
          </table:table-cell>
          <table:table-cell office:value-type="float" office:value="8.784836" calcext:value-type="float">
            <text:p>8,784836</text:p>
          </table:table-cell>
          <table:table-cell office:value-type="float" office:value="74.929588" calcext:value-type="float">
            <text:p>74,929588</text:p>
          </table:table-cell>
          <table:table-cell office:value-type="float" office:value="0.162831" calcext:value-type="float">
            <text:p>0,162831</text:p>
          </table:table-cell>
          <table:table-cell office:value-type="float" office:value="0.026514" calcext:value-type="float">
            <text:p>0,026514</text:p>
          </table:table-cell>
          <table:table-cell office:value-type="float" office:value="15.765277" calcext:value-type="float">
            <text:p>15,765277</text:p>
          </table:table-cell>
          <table:table-cell office:value-type="float" office:value="78.199245" calcext:value-type="float">
            <text:p>78,199245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363115" calcext:value-type="float">
            <text:p>0,363115</text:p>
          </table:table-cell>
          <table:table-cell office:value-type="float" office:value="0.131852" calcext:value-type="float">
            <text:p>0,131852</text:p>
          </table:table-cell>
          <table:table-cell office:value-type="float" office:value="8.799126" calcext:value-type="float">
            <text:p>8,799126</text:p>
          </table:table-cell>
          <table:table-cell office:value-type="float" office:value="88.4783" calcext:value-type="float">
            <text:p>88,4783</text:p>
          </table:table-cell>
          <table:table-cell office:value-type="float" office:value="0.162541" calcext:value-type="float">
            <text:p>0,162541</text:p>
          </table:table-cell>
          <table:table-cell office:value-type="float" office:value="0.026419" calcext:value-type="float">
            <text:p>0,026419</text:p>
          </table:table-cell>
          <table:table-cell office:value-type="float" office:value="15.780764" calcext:value-type="float">
            <text:p>15,780764</text:p>
          </table:table-cell>
          <table:table-cell office:value-type="float" office:value="75.463521" calcext:value-type="float">
            <text:p>75,463521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36296" calcext:value-type="float">
            <text:p>0,36296</text:p>
          </table:table-cell>
          <table:table-cell office:value-type="float" office:value="0.13174" calcext:value-type="float">
            <text:p>0,13174</text:p>
          </table:table-cell>
          <table:table-cell office:value-type="float" office:value="8.802821" calcext:value-type="float">
            <text:p>8,802821</text:p>
          </table:table-cell>
          <table:table-cell office:value-type="float" office:value="92.453907" calcext:value-type="float">
            <text:p>92,453907</text:p>
          </table:table-cell>
          <table:table-cell office:value-type="float" office:value="0.162492" calcext:value-type="float">
            <text:p>0,162492</text:p>
          </table:table-cell>
          <table:table-cell office:value-type="float" office:value="0.026404" calcext:value-type="float">
            <text:p>0,026404</text:p>
          </table:table-cell>
          <table:table-cell office:value-type="float" office:value="15.783341" calcext:value-type="float">
            <text:p>15,783341</text:p>
          </table:table-cell>
          <table:table-cell office:value-type="float" office:value="75.263741" calcext:value-type="float">
            <text:p>75,263741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356777" calcext:value-type="float">
            <text:p>0,356777</text:p>
          </table:table-cell>
          <table:table-cell office:value-type="float" office:value="0.12729" calcext:value-type="float">
            <text:p>0,12729</text:p>
          </table:table-cell>
          <table:table-cell office:value-type="float" office:value="8.952066" calcext:value-type="float">
            <text:p>8,952066</text:p>
          </table:table-cell>
          <table:table-cell office:value-type="float" office:value="82.216399" calcext:value-type="float">
            <text:p>82,216399</text:p>
          </table:table-cell>
          <table:table-cell office:value-type="float" office:value="0.16054" calcext:value-type="float">
            <text:p>0,16054</text:p>
          </table:table-cell>
          <table:table-cell office:value-type="float" office:value="0.025773" calcext:value-type="float">
            <text:p>0,025773</text:p>
          </table:table-cell>
          <table:table-cell office:value-type="float" office:value="15.888338" calcext:value-type="float">
            <text:p>15,888338</text:p>
          </table:table-cell>
          <table:table-cell office:value-type="float" office:value="74.806777" calcext:value-type="float">
            <text:p>74,806777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355845" calcext:value-type="float">
            <text:p>0,355845</text:p>
          </table:table-cell>
          <table:table-cell office:value-type="float" office:value="0.126625" calcext:value-type="float">
            <text:p>0,126625</text:p>
          </table:table-cell>
          <table:table-cell office:value-type="float" office:value="8.974789" calcext:value-type="float">
            <text:p>8,974789</text:p>
          </table:table-cell>
          <table:table-cell office:value-type="float" office:value="84.337545" calcext:value-type="float">
            <text:p>84,337545</text:p>
          </table:table-cell>
          <table:table-cell office:value-type="float" office:value="0.159971" calcext:value-type="float">
            <text:p>0,159971</text:p>
          </table:table-cell>
          <table:table-cell office:value-type="float" office:value="0.025591" calcext:value-type="float">
            <text:p>0,025591</text:p>
          </table:table-cell>
          <table:table-cell office:value-type="float" office:value="15.919188" calcext:value-type="float">
            <text:p>15,919188</text:p>
          </table:table-cell>
          <table:table-cell office:value-type="float" office:value="75.467456" calcext:value-type="float">
            <text:p>75,467456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355151" calcext:value-type="float">
            <text:p>0,355151</text:p>
          </table:table-cell>
          <table:table-cell office:value-type="float" office:value="0.126133" calcext:value-type="float">
            <text:p>0,126133</text:p>
          </table:table-cell>
          <table:table-cell office:value-type="float" office:value="8.99173" calcext:value-type="float">
            <text:p>8,99173</text:p>
          </table:table-cell>
          <table:table-cell office:value-type="float" office:value="77.140343" calcext:value-type="float">
            <text:p>77,140343</text:p>
          </table:table-cell>
          <table:table-cell office:value-type="float" office:value="0.159817" calcext:value-type="float">
            <text:p>0,159817</text:p>
          </table:table-cell>
          <table:table-cell office:value-type="float" office:value="0.025542" calcext:value-type="float">
            <text:p>0,025542</text:p>
          </table:table-cell>
          <table:table-cell office:value-type="float" office:value="15.927515" calcext:value-type="float">
            <text:p>15,927515</text:p>
          </table:table-cell>
          <table:table-cell office:value-type="float" office:value="79.248386" calcext:value-type="float">
            <text:p>79,248386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355198" calcext:value-type="float">
            <text:p>0,355198</text:p>
          </table:table-cell>
          <table:table-cell office:value-type="float" office:value="0.126166" calcext:value-type="float">
            <text:p>0,126166</text:p>
          </table:table-cell>
          <table:table-cell office:value-type="float" office:value="8.99059" calcext:value-type="float">
            <text:p>8,99059</text:p>
          </table:table-cell>
          <table:table-cell office:value-type="float" office:value="83.308415" calcext:value-type="float">
            <text:p>83,308415</text:p>
          </table:table-cell>
          <table:table-cell office:value-type="float" office:value="0.159806" calcext:value-type="float">
            <text:p>0,159806</text:p>
          </table:table-cell>
          <table:table-cell office:value-type="float" office:value="0.025538" calcext:value-type="float">
            <text:p>0,025538</text:p>
          </table:table-cell>
          <table:table-cell office:value-type="float" office:value="15.928148" calcext:value-type="float">
            <text:p>15,928148</text:p>
          </table:table-cell>
          <table:table-cell office:value-type="float" office:value="75.776118" calcext:value-type="float">
            <text:p>75,776118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5591117" calcext:value-type="float">
            <text:p>5591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2795520" calcext:value-type="float">
            <text:p>2795520</text:p>
          </table:table-cell>
          <table:table-cell/>
          <table:table-cell office:value-type="float" office:value="0.013178" calcext:value-type="float">
            <text:p>0,013178</text:p>
          </table:table-cell>
          <table:table-cell office:value-type="float" office:value="0.000174" calcext:value-type="float">
            <text:p>0,000174</text:p>
          </table:table-cell>
          <table:table-cell office:value-type="float" office:value="37.603084" calcext:value-type="float">
            <text:p>37,603084</text:p>
          </table:table-cell>
          <table:table-cell office:value-type="float" office:value="2.408197" calcext:value-type="float">
            <text:p>2,408197</text:p>
          </table:table-cell>
          <table:table-cell office:value-type="float" office:value="0.010209" calcext:value-type="float">
            <text:p>0,010209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39.82022" calcext:value-type="float">
            <text:p>39,82022</text:p>
          </table:table-cell>
          <table:table-cell office:value-type="float" office:value="4.231309" calcext:value-type="float">
            <text:p>4,231309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13364" calcext:value-type="float">
            <text:p>0,013364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37.48113" calcext:value-type="float">
            <text:p>37,48113</text:p>
          </table:table-cell>
          <table:table-cell office:value-type="float" office:value="2.375994" calcext:value-type="float">
            <text:p>2,375994</text:p>
          </table:table-cell>
          <table:table-cell office:value-type="float" office:value="0.010203" calcext:value-type="float">
            <text:p>0,010203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39.825441" calcext:value-type="float">
            <text:p>39,825441</text:p>
          </table:table-cell>
          <table:table-cell office:value-type="float" office:value="3.798716" calcext:value-type="float">
            <text:p>3,798716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5591040" calcext:value-type="float">
            <text:p>5591040</text:p>
          </table:table-cell>
          <table:table-cell/>
          <table:table-cell office:value-type="float" office:value="0.013495" calcext:value-type="float">
            <text:p>0,013495</text:p>
          </table:table-cell>
          <table:table-cell office:value-type="float" office:value="0.000182" calcext:value-type="float">
            <text:p>0,000182</text:p>
          </table:table-cell>
          <table:table-cell office:value-type="float" office:value="37.396372" calcext:value-type="float">
            <text:p>37,396372</text:p>
          </table:table-cell>
          <table:table-cell office:value-type="float" office:value="2.55998" calcext:value-type="float">
            <text:p>2,55998</text:p>
          </table:table-cell>
          <table:table-cell office:value-type="float" office:value="0.010266" calcext:value-type="float">
            <text:p>0,010266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39.772106" calcext:value-type="float">
            <text:p>39,772106</text:p>
          </table:table-cell>
          <table:table-cell office:value-type="float" office:value="3.767055" calcext:value-type="float">
            <text:p>3,76705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6988800" calcext:value-type="float">
            <text:p>6988800</text:p>
          </table:table-cell>
          <table:table-cell/>
          <table:table-cell office:value-type="float" office:value="0.013532" calcext:value-type="float">
            <text:p>0,013532</text:p>
          </table:table-cell>
          <table:table-cell office:value-type="float" office:value="0.000183" calcext:value-type="float">
            <text:p>0,000183</text:p>
          </table:table-cell>
          <table:table-cell office:value-type="float" office:value="37.372468" calcext:value-type="float">
            <text:p>37,372468</text:p>
          </table:table-cell>
          <table:table-cell office:value-type="float" office:value="2.631692" calcext:value-type="float">
            <text:p>2,631692</text:p>
          </table:table-cell>
          <table:table-cell office:value-type="float" office:value="0.010285" calcext:value-type="float">
            <text:p>0,01028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39.755958" calcext:value-type="float">
            <text:p>39,755958</text:p>
          </table:table-cell>
          <table:table-cell office:value-type="float" office:value="3.763983" calcext:value-type="float">
            <text:p>3,763983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45707" calcext:value-type="float">
            <text:p>0,045707</text:p>
          </table:table-cell>
          <table:table-cell office:value-type="float" office:value="0.002089" calcext:value-type="float">
            <text:p>0,002089</text:p>
          </table:table-cell>
          <table:table-cell office:value-type="float" office:value="26.800307" calcext:value-type="float">
            <text:p>26,800307</text:p>
          </table:table-cell>
          <table:table-cell office:value-type="float" office:value="45.618671" calcext:value-type="float">
            <text:p>45,618671</text:p>
          </table:table-cell>
          <table:table-cell office:value-type="float" office:value="0.022952" calcext:value-type="float">
            <text:p>0,022952</text:p>
          </table:table-cell>
          <table:table-cell office:value-type="float" office:value="0.000527" calcext:value-type="float">
            <text:p>0,000527</text:p>
          </table:table-cell>
          <table:table-cell office:value-type="float" office:value="32.783483" calcext:value-type="float">
            <text:p>32,783483</text:p>
          </table:table-cell>
          <table:table-cell office:value-type="float" office:value="37.960018" calcext:value-type="float">
            <text:p>37,960018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47457" calcext:value-type="float">
            <text:p>0,047457</text:p>
          </table:table-cell>
          <table:table-cell office:value-type="float" office:value="0.002252" calcext:value-type="float">
            <text:p>0,002252</text:p>
          </table:table-cell>
          <table:table-cell office:value-type="float" office:value="26.474049" calcext:value-type="float">
            <text:p>26,474049</text:p>
          </table:table-cell>
          <table:table-cell office:value-type="float" office:value="53.155069" calcext:value-type="float">
            <text:p>53,155069</text:p>
          </table:table-cell>
          <table:table-cell office:value-type="float" office:value="0.02618" calcext:value-type="float">
            <text:p>0,02618</text:p>
          </table:table-cell>
          <table:table-cell office:value-type="float" office:value="0.000685" calcext:value-type="float">
            <text:p>0,000685</text:p>
          </table:table-cell>
          <table:table-cell office:value-type="float" office:value="31.64064" calcext:value-type="float">
            <text:p>31,64064</text:p>
          </table:table-cell>
          <table:table-cell office:value-type="float" office:value="39.075809" calcext:value-type="float">
            <text:p>39,075809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49216" calcext:value-type="float">
            <text:p>0,049216</text:p>
          </table:table-cell>
          <table:table-cell office:value-type="float" office:value="0.002422" calcext:value-type="float">
            <text:p>0,002422</text:p>
          </table:table-cell>
          <table:table-cell office:value-type="float" office:value="26.157896" calcext:value-type="float">
            <text:p>26,157896</text:p>
          </table:table-cell>
          <table:table-cell office:value-type="float" office:value="51.316976" calcext:value-type="float">
            <text:p>51,316976</text:p>
          </table:table-cell>
          <table:table-cell office:value-type="float" office:value="0.027003" calcext:value-type="float">
            <text:p>0,027003</text:p>
          </table:table-cell>
          <table:table-cell office:value-type="float" office:value="0.000729" calcext:value-type="float">
            <text:p>0,000729</text:p>
          </table:table-cell>
          <table:table-cell office:value-type="float" office:value="31.371649" calcext:value-type="float">
            <text:p>31,371649</text:p>
          </table:table-cell>
          <table:table-cell office:value-type="float" office:value="47.15819" calcext:value-type="float">
            <text:p>47,15819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49658" calcext:value-type="float">
            <text:p>0,049658</text:p>
          </table:table-cell>
          <table:table-cell office:value-type="float" office:value="0.002466" calcext:value-type="float">
            <text:p>0,002466</text:p>
          </table:table-cell>
          <table:table-cell office:value-type="float" office:value="26.080286" calcext:value-type="float">
            <text:p>26,080286</text:p>
          </table:table-cell>
          <table:table-cell office:value-type="float" office:value="51.876897" calcext:value-type="float">
            <text:p>51,876897</text:p>
          </table:table-cell>
          <table:table-cell office:value-type="float" office:value="0.027177" calcext:value-type="float">
            <text:p>0,027177</text:p>
          </table:table-cell>
          <table:table-cell office:value-type="float" office:value="0.000739" calcext:value-type="float">
            <text:p>0,000739</text:p>
          </table:table-cell>
          <table:table-cell office:value-type="float" office:value="31.31599" calcext:value-type="float">
            <text:p>31,31599</text:p>
          </table:table-cell>
          <table:table-cell office:value-type="float" office:value="47.058097" calcext:value-type="float">
            <text:p>47,058097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46916" calcext:value-type="float">
            <text:p>0,046916</text:p>
          </table:table-cell>
          <table:table-cell office:value-type="float" office:value="0.002201" calcext:value-type="float">
            <text:p>0,002201</text:p>
          </table:table-cell>
          <table:table-cell office:value-type="float" office:value="26.573638" calcext:value-type="float">
            <text:p>26,573638</text:p>
          </table:table-cell>
          <table:table-cell office:value-type="float" office:value="56.082648" calcext:value-type="float">
            <text:p>56,082648</text:p>
          </table:table-cell>
          <table:table-cell office:value-type="float" office:value="0.031057" calcext:value-type="float">
            <text:p>0,031057</text:p>
          </table:table-cell>
          <table:table-cell office:value-type="float" office:value="0.000965" calcext:value-type="float">
            <text:p>0,000965</text:p>
          </table:table-cell>
          <table:table-cell office:value-type="float" office:value="30.156936" calcext:value-type="float">
            <text:p>30,156936</text:p>
          </table:table-cell>
          <table:table-cell office:value-type="float" office:value="50.612616" calcext:value-type="float">
            <text:p>50,612616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42791" calcext:value-type="float">
            <text:p>0,042791</text:p>
          </table:table-cell>
          <table:table-cell office:value-type="float" office:value="0.001831" calcext:value-type="float">
            <text:p>0,001831</text:p>
          </table:table-cell>
          <table:table-cell office:value-type="float" office:value="27.373008" calcext:value-type="float">
            <text:p>27,373008</text:p>
          </table:table-cell>
          <table:table-cell office:value-type="float" office:value="38.920057" calcext:value-type="float">
            <text:p>38,920057</text:p>
          </table:table-cell>
          <table:table-cell office:value-type="float" office:value="0.030126" calcext:value-type="float">
            <text:p>0,030126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30.421261" calcext:value-type="float">
            <text:p>30,421261</text:p>
          </table:table-cell>
          <table:table-cell office:value-type="float" office:value="38.077495" calcext:value-type="float">
            <text:p>38,07749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42863" calcext:value-type="float">
            <text:p>0,042863</text:p>
          </table:table-cell>
          <table:table-cell office:value-type="float" office:value="0.001837" calcext:value-type="float">
            <text:p>0,001837</text:p>
          </table:table-cell>
          <table:table-cell office:value-type="float" office:value="27.358326" calcext:value-type="float">
            <text:p>27,358326</text:p>
          </table:table-cell>
          <table:table-cell office:value-type="float" office:value="39.395374" calcext:value-type="float">
            <text:p>39,395374</text:p>
          </table:table-cell>
          <table:table-cell office:value-type="float" office:value="0.02988" calcext:value-type="float">
            <text:p>0,02988</text:p>
          </table:table-cell>
          <table:table-cell office:value-type="float" office:value="0.000893" calcext:value-type="float">
            <text:p>0,000893</text:p>
          </table:table-cell>
          <table:table-cell office:value-type="float" office:value="30.492397" calcext:value-type="float">
            <text:p>30,492397</text:p>
          </table:table-cell>
          <table:table-cell office:value-type="float" office:value="36.989631" calcext:value-type="float">
            <text:p>36,989631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42882" calcext:value-type="float">
            <text:p>0,042882</text:p>
          </table:table-cell>
          <table:table-cell office:value-type="float" office:value="0.001839" calcext:value-type="float">
            <text:p>0,001839</text:p>
          </table:table-cell>
          <table:table-cell office:value-type="float" office:value="27.354521" calcext:value-type="float">
            <text:p>27,354521</text:p>
          </table:table-cell>
          <table:table-cell office:value-type="float" office:value="39.448495" calcext:value-type="float">
            <text:p>39,448495</text:p>
          </table:table-cell>
          <table:table-cell office:value-type="float" office:value="0.029831" calcext:value-type="float">
            <text:p>0,029831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30.506562" calcext:value-type="float">
            <text:p>30,506562</text:p>
          </table:table-cell>
          <table:table-cell office:value-type="float" office:value="36.707811" calcext:value-type="float">
            <text:p>36,707811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5878" calcext:value-type="float">
            <text:p>0,05878</text:p>
          </table:table-cell>
          <table:table-cell office:value-type="float" office:value="0.003455" calcext:value-type="float">
            <text:p>0,003455</text:p>
          </table:table-cell>
          <table:table-cell office:value-type="float" office:value="24.61547" calcext:value-type="float">
            <text:p>24,61547</text:p>
          </table:table-cell>
          <table:table-cell office:value-type="float" office:value="73.335888" calcext:value-type="float">
            <text:p>73,335888</text:p>
          </table:table-cell>
          <table:table-cell office:value-type="float" office:value="0.035636" calcext:value-type="float">
            <text:p>0,035636</text:p>
          </table:table-cell>
          <table:table-cell office:value-type="float" office:value="0.00127" calcext:value-type="float">
            <text:p>0,00127</text:p>
          </table:table-cell>
          <table:table-cell office:value-type="float" office:value="28.962177" calcext:value-type="float">
            <text:p>28,962177</text:p>
          </table:table-cell>
          <table:table-cell office:value-type="float" office:value="73.035648" calcext:value-type="float">
            <text:p>73,035648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62073" calcext:value-type="float">
            <text:p>0,062073</text:p>
          </table:table-cell>
          <table:table-cell office:value-type="float" office:value="0.003853" calcext:value-type="float">
            <text:p>0,003853</text:p>
          </table:table-cell>
          <table:table-cell office:value-type="float" office:value="24.142011" calcext:value-type="float">
            <text:p>24,142011</text:p>
          </table:table-cell>
          <table:table-cell office:value-type="float" office:value="185.872661" calcext:value-type="float">
            <text:p>185,872661</text:p>
          </table:table-cell>
          <table:table-cell office:value-type="float" office:value="0.039461" calcext:value-type="float">
            <text:p>0,039461</text:p>
          </table:table-cell>
          <table:table-cell office:value-type="float" office:value="0.001557" calcext:value-type="float">
            <text:p>0,001557</text:p>
          </table:table-cell>
          <table:table-cell office:value-type="float" office:value="28.076653" calcext:value-type="float">
            <text:p>28,076653</text:p>
          </table:table-cell>
          <table:table-cell office:value-type="float" office:value="77.667019" calcext:value-type="float">
            <text:p>77,667019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6412" calcext:value-type="float">
            <text:p>0,06412</text:p>
          </table:table-cell>
          <table:table-cell office:value-type="float" office:value="0.004111" calcext:value-type="float">
            <text:p>0,004111</text:p>
          </table:table-cell>
          <table:table-cell office:value-type="float" office:value="23.860062" calcext:value-type="float">
            <text:p>23,860062</text:p>
          </table:table-cell>
          <table:table-cell office:value-type="float" office:value="215.608951" calcext:value-type="float">
            <text:p>215,608951</text:p>
          </table:table-cell>
          <table:table-cell office:value-type="float" office:value="0.040414" calcext:value-type="float">
            <text:p>0,040414</text:p>
          </table:table-cell>
          <table:table-cell office:value-type="float" office:value="0.001633" calcext:value-type="float">
            <text:p>0,001633</text:p>
          </table:table-cell>
          <table:table-cell office:value-type="float" office:value="27.86941" calcext:value-type="float">
            <text:p>27,86941</text:p>
          </table:table-cell>
          <table:table-cell office:value-type="float" office:value="79.979555" calcext:value-type="float">
            <text:p>79,97955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64653" calcext:value-type="float">
            <text:p>0,064653</text:p>
          </table:table-cell>
          <table:table-cell office:value-type="float" office:value="0.00418" calcext:value-type="float">
            <text:p>0,00418</text:p>
          </table:table-cell>
          <table:table-cell office:value-type="float" office:value="23.788225" calcext:value-type="float">
            <text:p>23,788225</text:p>
          </table:table-cell>
          <table:table-cell office:value-type="float" office:value="223.308372" calcext:value-type="float">
            <text:p>223,308372</text:p>
          </table:table-cell>
          <table:table-cell office:value-type="float" office:value="0.04065" calcext:value-type="float">
            <text:p>0,04065</text:p>
          </table:table-cell>
          <table:table-cell office:value-type="float" office:value="0.001652" calcext:value-type="float">
            <text:p>0,001652</text:p>
          </table:table-cell>
          <table:table-cell office:value-type="float" office:value="27.818839" calcext:value-type="float">
            <text:p>27,818839</text:p>
          </table:table-cell>
          <table:table-cell office:value-type="float" office:value="80.580062" calcext:value-type="float">
            <text:p>80,580062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8155" calcext:value-type="float">
            <text:p>0,08155</text:p>
          </table:table-cell>
          <table:table-cell office:value-type="float" office:value="0.00665" calcext:value-type="float">
            <text:p>0,00665</text:p>
          </table:table-cell>
          <table:table-cell office:value-type="float" office:value="21.771574" calcext:value-type="float">
            <text:p>21,771574</text:p>
          </table:table-cell>
          <table:table-cell office:value-type="float" office:value="88.17526" calcext:value-type="float">
            <text:p>88,17526</text:p>
          </table:table-cell>
          <table:table-cell office:value-type="float" office:value="0.038244" calcext:value-type="float">
            <text:p>0,038244</text:p>
          </table:table-cell>
          <table:table-cell office:value-type="float" office:value="0.001463" calcext:value-type="float">
            <text:p>0,001463</text:p>
          </table:table-cell>
          <table:table-cell office:value-type="float" office:value="28.348735" calcext:value-type="float">
            <text:p>28,348735</text:p>
          </table:table-cell>
          <table:table-cell office:value-type="float" office:value="74.289" calcext:value-type="float">
            <text:p>74,289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77574" calcext:value-type="float">
            <text:p>0,077574</text:p>
          </table:table-cell>
          <table:table-cell office:value-type="float" office:value="0.006018" calcext:value-type="float">
            <text:p>0,006018</text:p>
          </table:table-cell>
          <table:table-cell office:value-type="float" office:value="22.205685" calcext:value-type="float">
            <text:p>22,205685</text:p>
          </table:table-cell>
          <table:table-cell office:value-type="float" office:value="69.138039" calcext:value-type="float">
            <text:p>69,138039</text:p>
          </table:table-cell>
          <table:table-cell office:value-type="float" office:value="0.037925" calcext:value-type="float">
            <text:p>0,037925</text:p>
          </table:table-cell>
          <table:table-cell office:value-type="float" office:value="0.001438" calcext:value-type="float">
            <text:p>0,001438</text:p>
          </table:table-cell>
          <table:table-cell office:value-type="float" office:value="28.421511" calcext:value-type="float">
            <text:p>28,421511</text:p>
          </table:table-cell>
          <table:table-cell office:value-type="float" office:value="82.800252" calcext:value-type="float">
            <text:p>82,800252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79386" calcext:value-type="float">
            <text:p>0,079386</text:p>
          </table:table-cell>
          <table:table-cell office:value-type="float" office:value="0.006302" calcext:value-type="float">
            <text:p>0,006302</text:p>
          </table:table-cell>
          <table:table-cell office:value-type="float" office:value="22.005133" calcext:value-type="float">
            <text:p>22,005133</text:p>
          </table:table-cell>
          <table:table-cell office:value-type="float" office:value="68.210665" calcext:value-type="float">
            <text:p>68,210665</text:p>
          </table:table-cell>
          <table:table-cell office:value-type="float" office:value="0.038042" calcext:value-type="float">
            <text:p>0,038042</text:p>
          </table:table-cell>
          <table:table-cell office:value-type="float" office:value="0.001447" calcext:value-type="float">
            <text:p>0,001447</text:p>
          </table:table-cell>
          <table:table-cell office:value-type="float" office:value="28.394739" calcext:value-type="float">
            <text:p>28,394739</text:p>
          </table:table-cell>
          <table:table-cell office:value-type="float" office:value="91.496902" calcext:value-type="float">
            <text:p>91,496902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79487" calcext:value-type="float">
            <text:p>0,079487</text:p>
          </table:table-cell>
          <table:table-cell office:value-type="float" office:value="0.006318" calcext:value-type="float">
            <text:p>0,006318</text:p>
          </table:table-cell>
          <table:table-cell office:value-type="float" office:value="21.994067" calcext:value-type="float">
            <text:p>21,994067</text:p>
          </table:table-cell>
          <table:table-cell office:value-type="float" office:value="69.358982" calcext:value-type="float">
            <text:p>69,358982</text:p>
          </table:table-cell>
          <table:table-cell office:value-type="float" office:value="0.038081" calcext:value-type="float">
            <text:p>0,038081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28.385736" calcext:value-type="float">
            <text:p>28,385736</text:p>
          </table:table-cell>
          <table:table-cell office:value-type="float" office:value="92.492828" calcext:value-type="float">
            <text:p>92,492828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90846" calcext:value-type="float">
            <text:p>0,090846</text:p>
          </table:table-cell>
          <table:table-cell office:value-type="float" office:value="0.008253" calcext:value-type="float">
            <text:p>0,008253</text:p>
          </table:table-cell>
          <table:table-cell office:value-type="float" office:value="20.833894" calcext:value-type="float">
            <text:p>20,833894</text:p>
          </table:table-cell>
          <table:table-cell office:value-type="float" office:value="48.373022" calcext:value-type="float">
            <text:p>48,373022</text:p>
          </table:table-cell>
          <table:table-cell office:value-type="float" office:value="0.057052" calcext:value-type="float">
            <text:p>0,057052</text:p>
          </table:table-cell>
          <table:table-cell office:value-type="float" office:value="0.003255" calcext:value-type="float">
            <text:p>0,003255</text:p>
          </table:table-cell>
          <table:table-cell office:value-type="float" office:value="24.874513" calcext:value-type="float">
            <text:p>24,874513</text:p>
          </table:table-cell>
          <table:table-cell office:value-type="float" office:value="65.203279" calcext:value-type="float">
            <text:p>65,203279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93315" calcext:value-type="float">
            <text:p>0,093315</text:p>
          </table:table-cell>
          <table:table-cell office:value-type="float" office:value="0.008708" calcext:value-type="float">
            <text:p>0,008708</text:p>
          </table:table-cell>
          <table:table-cell office:value-type="float" office:value="20.601009" calcext:value-type="float">
            <text:p>20,601009</text:p>
          </table:table-cell>
          <table:table-cell office:value-type="float" office:value="44.581242" calcext:value-type="float">
            <text:p>44,581242</text:p>
          </table:table-cell>
          <table:table-cell office:value-type="float" office:value="0.058071" calcext:value-type="float">
            <text:p>0,058071</text:p>
          </table:table-cell>
          <table:table-cell office:value-type="float" office:value="0.003372" calcext:value-type="float">
            <text:p>0,003372</text:p>
          </table:table-cell>
          <table:table-cell office:value-type="float" office:value="24.720886" calcext:value-type="float">
            <text:p>24,720886</text:p>
          </table:table-cell>
          <table:table-cell office:value-type="float" office:value="61.149389" calcext:value-type="float">
            <text:p>61,149389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93912" calcext:value-type="float">
            <text:p>0,093912</text:p>
          </table:table-cell>
          <table:table-cell office:value-type="float" office:value="0.00882" calcext:value-type="float">
            <text:p>0,00882</text:p>
          </table:table-cell>
          <table:table-cell office:value-type="float" office:value="20.545536" calcext:value-type="float">
            <text:p>20,545536</text:p>
          </table:table-cell>
          <table:table-cell office:value-type="float" office:value="42.267676" calcext:value-type="float">
            <text:p>42,267676</text:p>
          </table:table-cell>
          <table:table-cell office:value-type="float" office:value="0.058338" calcext:value-type="float">
            <text:p>0,058338</text:p>
          </table:table-cell>
          <table:table-cell office:value-type="float" office:value="0.003403" calcext:value-type="float">
            <text:p>0,003403</text:p>
          </table:table-cell>
          <table:table-cell office:value-type="float" office:value="24.680952" calcext:value-type="float">
            <text:p>24,680952</text:p>
          </table:table-cell>
          <table:table-cell office:value-type="float" office:value="60.442409" calcext:value-type="float">
            <text:p>60,442409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9406" calcext:value-type="float">
            <text:p>0,09406</text:p>
          </table:table-cell>
          <table:table-cell office:value-type="float" office:value="0.008847" calcext:value-type="float">
            <text:p>0,008847</text:p>
          </table:table-cell>
          <table:table-cell office:value-type="float" office:value="20.53192" calcext:value-type="float">
            <text:p>20,53192</text:p>
          </table:table-cell>
          <table:table-cell office:value-type="float" office:value="41.882973" calcext:value-type="float">
            <text:p>41,882973</text:p>
          </table:table-cell>
          <table:table-cell office:value-type="float" office:value="0.058405" calcext:value-type="float">
            <text:p>0,058405</text:p>
          </table:table-cell>
          <table:table-cell office:value-type="float" office:value="0.003411" calcext:value-type="float">
            <text:p>0,003411</text:p>
          </table:table-cell>
          <table:table-cell office:value-type="float" office:value="24.67094" calcext:value-type="float">
            <text:p>24,67094</text:p>
          </table:table-cell>
          <table:table-cell office:value-type="float" office:value="60.243401" calcext:value-type="float">
            <text:p>60,243401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74091" calcext:value-type="float">
            <text:p>0,074091</text:p>
          </table:table-cell>
          <table:table-cell office:value-type="float" office:value="0.005489" calcext:value-type="float">
            <text:p>0,005489</text:p>
          </table:table-cell>
          <table:table-cell office:value-type="float" office:value="22.604683" calcext:value-type="float">
            <text:p>22,604683</text:p>
          </table:table-cell>
          <table:table-cell office:value-type="float" office:value="40.732979" calcext:value-type="float">
            <text:p>40,732979</text:p>
          </table:table-cell>
          <table:table-cell office:value-type="float" office:value="0.058093" calcext:value-type="float">
            <text:p>0,058093</text:p>
          </table:table-cell>
          <table:table-cell office:value-type="float" office:value="0.003375" calcext:value-type="float">
            <text:p>0,003375</text:p>
          </table:table-cell>
          <table:table-cell office:value-type="float" office:value="24.717509" calcext:value-type="float">
            <text:p>24,717509</text:p>
          </table:table-cell>
          <table:table-cell office:value-type="float" office:value="62.98804" calcext:value-type="float">
            <text:p>62,98804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71842" calcext:value-type="float">
            <text:p>0,071842</text:p>
          </table:table-cell>
          <table:table-cell office:value-type="float" office:value="0.005161" calcext:value-type="float">
            <text:p>0,005161</text:p>
          </table:table-cell>
          <table:table-cell office:value-type="float" office:value="22.872438" calcext:value-type="float">
            <text:p>22,872438</text:p>
          </table:table-cell>
          <table:table-cell office:value-type="float" office:value="45.580216" calcext:value-type="float">
            <text:p>45,580216</text:p>
          </table:table-cell>
          <table:table-cell office:value-type="float" office:value="0.057173" calcext:value-type="float">
            <text:p>0,057173</text:p>
          </table:table-cell>
          <table:table-cell office:value-type="float" office:value="0.003269" calcext:value-type="float">
            <text:p>0,003269</text:p>
          </table:table-cell>
          <table:table-cell office:value-type="float" office:value="24.85611" calcext:value-type="float">
            <text:p>24,85611</text:p>
          </table:table-cell>
          <table:table-cell office:value-type="float" office:value="63.362881" calcext:value-type="float">
            <text:p>63,362881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71331" calcext:value-type="float">
            <text:p>0,071331</text:p>
          </table:table-cell>
          <table:table-cell office:value-type="float" office:value="0.005088" calcext:value-type="float">
            <text:p>0,005088</text:p>
          </table:table-cell>
          <table:table-cell office:value-type="float" office:value="22.934439" calcext:value-type="float">
            <text:p>22,934439</text:p>
          </table:table-cell>
          <table:table-cell office:value-type="float" office:value="59.657642" calcext:value-type="float">
            <text:p>59,657642</text:p>
          </table:table-cell>
          <table:table-cell office:value-type="float" office:value="0.056967" calcext:value-type="float">
            <text:p>0,056967</text:p>
          </table:table-cell>
          <table:table-cell office:value-type="float" office:value="0.003245" calcext:value-type="float">
            <text:p>0,003245</text:p>
          </table:table-cell>
          <table:table-cell office:value-type="float" office:value="24.887533" calcext:value-type="float">
            <text:p>24,887533</text:p>
          </table:table-cell>
          <table:table-cell office:value-type="float" office:value="59.968008" calcext:value-type="float">
            <text:p>59,968008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71207" calcext:value-type="float">
            <text:p>0,071207</text:p>
          </table:table-cell>
          <table:table-cell office:value-type="float" office:value="0.00507" calcext:value-type="float">
            <text:p>0,00507</text:p>
          </table:table-cell>
          <table:table-cell office:value-type="float" office:value="22.949532" calcext:value-type="float">
            <text:p>22,949532</text:p>
          </table:table-cell>
          <table:table-cell office:value-type="float" office:value="50.165741" calcext:value-type="float">
            <text:p>50,165741</text:p>
          </table:table-cell>
          <table:table-cell office:value-type="float" office:value="0.056918" calcext:value-type="float">
            <text:p>0,056918</text:p>
          </table:table-cell>
          <table:table-cell office:value-type="float" office:value="0.00324" calcext:value-type="float">
            <text:p>0,00324</text:p>
          </table:table-cell>
          <table:table-cell office:value-type="float" office:value="24.895066" calcext:value-type="float">
            <text:p>24,895066</text:p>
          </table:table-cell>
          <table:table-cell office:value-type="float" office:value="64.191494" calcext:value-type="float">
            <text:p>64,191494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8137" calcext:value-type="float">
            <text:p>0,08137</text:p>
          </table:table-cell>
          <table:table-cell office:value-type="float" office:value="0.006621" calcext:value-type="float">
            <text:p>0,006621</text:p>
          </table:table-cell>
          <table:table-cell office:value-type="float" office:value="21.790666" calcext:value-type="float">
            <text:p>21,790666</text:p>
          </table:table-cell>
          <table:table-cell office:value-type="float" office:value="38.032608" calcext:value-type="float">
            <text:p>38,032608</text:p>
          </table:table-cell>
          <table:table-cell office:value-type="float" office:value="0.079577" calcext:value-type="float">
            <text:p>0,079577</text:p>
          </table:table-cell>
          <table:table-cell office:value-type="float" office:value="0.006333" calcext:value-type="float">
            <text:p>0,006333</text:p>
          </table:table-cell>
          <table:table-cell office:value-type="float" office:value="21.9842" calcext:value-type="float">
            <text:p>21,9842</text:p>
          </table:table-cell>
          <table:table-cell office:value-type="float" office:value="58.817149" calcext:value-type="float">
            <text:p>58,817149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78842" calcext:value-type="float">
            <text:p>0,078842</text:p>
          </table:table-cell>
          <table:table-cell office:value-type="float" office:value="0.006216" calcext:value-type="float">
            <text:p>0,006216</text:p>
          </table:table-cell>
          <table:table-cell office:value-type="float" office:value="22.064885" calcext:value-type="float">
            <text:p>22,064885</text:p>
          </table:table-cell>
          <table:table-cell office:value-type="float" office:value="38.570699" calcext:value-type="float">
            <text:p>38,570699</text:p>
          </table:table-cell>
          <table:table-cell office:value-type="float" office:value="0.080186" calcext:value-type="float">
            <text:p>0,080186</text:p>
          </table:table-cell>
          <table:table-cell office:value-type="float" office:value="0.00643" calcext:value-type="float">
            <text:p>0,00643</text:p>
          </table:table-cell>
          <table:table-cell office:value-type="float" office:value="21.917982" calcext:value-type="float">
            <text:p>21,917982</text:p>
          </table:table-cell>
          <table:table-cell office:value-type="float" office:value="55.649203" calcext:value-type="float">
            <text:p>55,649203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78252" calcext:value-type="float">
            <text:p>0,078252</text:p>
          </table:table-cell>
          <table:table-cell office:value-type="float" office:value="0.006123" calcext:value-type="float">
            <text:p>0,006123</text:p>
          </table:table-cell>
          <table:table-cell office:value-type="float" office:value="22.130119" calcext:value-type="float">
            <text:p>22,130119</text:p>
          </table:table-cell>
          <table:table-cell office:value-type="float" office:value="37.57554" calcext:value-type="float">
            <text:p>37,57554</text:p>
          </table:table-cell>
          <table:table-cell office:value-type="float" office:value="0.080354" calcext:value-type="float">
            <text:p>0,080354</text:p>
          </table:table-cell>
          <table:table-cell office:value-type="float" office:value="0.006457" calcext:value-type="float">
            <text:p>0,006457</text:p>
          </table:table-cell>
          <table:table-cell office:value-type="float" office:value="21.899836" calcext:value-type="float">
            <text:p>21,899836</text:p>
          </table:table-cell>
          <table:table-cell office:value-type="float" office:value="57.861315" calcext:value-type="float">
            <text:p>57,86131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78105" calcext:value-type="float">
            <text:p>0,078105</text:p>
          </table:table-cell>
          <table:table-cell office:value-type="float" office:value="0.0061" calcext:value-type="float">
            <text:p>0,0061</text:p>
          </table:table-cell>
          <table:table-cell office:value-type="float" office:value="22.146465" calcext:value-type="float">
            <text:p>22,146465</text:p>
          </table:table-cell>
          <table:table-cell office:value-type="float" office:value="36.59566" calcext:value-type="float">
            <text:p>36,59566</text:p>
          </table:table-cell>
          <table:table-cell office:value-type="float" office:value="0.080346" calcext:value-type="float">
            <text:p>0,080346</text:p>
          </table:table-cell>
          <table:table-cell office:value-type="float" office:value="0.006455" calcext:value-type="float">
            <text:p>0,006455</text:p>
          </table:table-cell>
          <table:table-cell office:value-type="float" office:value="21.900715" calcext:value-type="float">
            <text:p>21,900715</text:p>
          </table:table-cell>
          <table:table-cell office:value-type="float" office:value="55.894675" calcext:value-type="float">
            <text:p>55,89467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135971" calcext:value-type="float">
            <text:p>0,135971</text:p>
          </table:table-cell>
          <table:table-cell office:value-type="float" office:value="0.018488" calcext:value-type="float">
            <text:p>0,018488</text:p>
          </table:table-cell>
          <table:table-cell office:value-type="float" office:value="17.331082" calcext:value-type="float">
            <text:p>17,331082</text:p>
          </table:table-cell>
          <table:table-cell office:value-type="float" office:value="52.162447" calcext:value-type="float">
            <text:p>52,162447</text:p>
          </table:table-cell>
          <table:table-cell office:value-type="float" office:value="0.106408" calcext:value-type="float">
            <text:p>0,106408</text:p>
          </table:table-cell>
          <table:table-cell office:value-type="float" office:value="0.011323" calcext:value-type="float">
            <text:p>0,011323</text:p>
          </table:table-cell>
          <table:table-cell office:value-type="float" office:value="19.460523" calcext:value-type="float">
            <text:p>19,460523</text:p>
          </table:table-cell>
          <table:table-cell office:value-type="float" office:value="59.919262" calcext:value-type="float">
            <text:p>59,919262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234259" calcext:value-type="float">
            <text:p>0,234259</text:p>
          </table:table-cell>
          <table:table-cell office:value-type="float" office:value="0.054877" calcext:value-type="float">
            <text:p>0,054877</text:p>
          </table:table-cell>
          <table:table-cell office:value-type="float" office:value="12.606061" calcext:value-type="float">
            <text:p>12,606061</text:p>
          </table:table-cell>
          <table:table-cell office:value-type="float" office:value="78.094557" calcext:value-type="float">
            <text:p>78,094557</text:p>
          </table:table-cell>
          <table:table-cell office:value-type="float" office:value="0.137494" calcext:value-type="float">
            <text:p>0,137494</text:p>
          </table:table-cell>
          <table:table-cell office:value-type="float" office:value="0.018905" calcext:value-type="float">
            <text:p>0,018905</text:p>
          </table:table-cell>
          <table:table-cell office:value-type="float" office:value="17.234326" calcext:value-type="float">
            <text:p>17,234326</text:p>
          </table:table-cell>
          <table:table-cell office:value-type="float" office:value="68.205285" calcext:value-type="float">
            <text:p>68,20528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342556" calcext:value-type="float">
            <text:p>0,342556</text:p>
          </table:table-cell>
          <table:table-cell office:value-type="float" office:value="0.117344" calcext:value-type="float">
            <text:p>0,117344</text:p>
          </table:table-cell>
          <table:table-cell office:value-type="float" office:value="9.305378" calcext:value-type="float">
            <text:p>9,305378</text:p>
          </table:table-cell>
          <table:table-cell office:value-type="float" office:value="86.738439" calcext:value-type="float">
            <text:p>86,738439</text:p>
          </table:table-cell>
          <table:table-cell office:value-type="float" office:value="0.171066" calcext:value-type="float">
            <text:p>0,171066</text:p>
          </table:table-cell>
          <table:table-cell office:value-type="float" office:value="0.029263" calcext:value-type="float">
            <text:p>0,029263</text:p>
          </table:table-cell>
          <table:table-cell office:value-type="float" office:value="15.336742" calcext:value-type="float">
            <text:p>15,336742</text:p>
          </table:table-cell>
          <table:table-cell office:value-type="float" office:value="106.493905" calcext:value-type="float">
            <text:p>106,49390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368232" calcext:value-type="float">
            <text:p>0,368232</text:p>
          </table:table-cell>
          <table:table-cell office:value-type="float" office:value="0.135595" calcext:value-type="float">
            <text:p>0,135595</text:p>
          </table:table-cell>
          <table:table-cell office:value-type="float" office:value="8.677575" calcext:value-type="float">
            <text:p>8,677575</text:p>
          </table:table-cell>
          <table:table-cell office:value-type="float" office:value="98.494428" calcext:value-type="float">
            <text:p>98,494428</text:p>
          </table:table-cell>
          <table:table-cell office:value-type="float" office:value="0.184013" calcext:value-type="float">
            <text:p>0,184013</text:p>
          </table:table-cell>
          <table:table-cell office:value-type="float" office:value="0.033861" calcext:value-type="float">
            <text:p>0,033861</text:p>
          </table:table-cell>
          <table:table-cell office:value-type="float" office:value="14.703036" calcext:value-type="float">
            <text:p>14,703036</text:p>
          </table:table-cell>
          <table:table-cell office:value-type="float" office:value="114.382906" calcext:value-type="float">
            <text:p>114,382906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355921" calcext:value-type="float">
            <text:p>0,355921</text:p>
          </table:table-cell>
          <table:table-cell office:value-type="float" office:value="0.12668" calcext:value-type="float">
            <text:p>0,12668</text:p>
          </table:table-cell>
          <table:table-cell office:value-type="float" office:value="8.972936" calcext:value-type="float">
            <text:p>8,972936</text:p>
          </table:table-cell>
          <table:table-cell office:value-type="float" office:value="124.851635" calcext:value-type="float">
            <text:p>124,851635</text:p>
          </table:table-cell>
          <table:table-cell office:value-type="float" office:value="0.180816" calcext:value-type="float">
            <text:p>0,180816</text:p>
          </table:table-cell>
          <table:table-cell office:value-type="float" office:value="0.032694" calcext:value-type="float">
            <text:p>0,032694</text:p>
          </table:table-cell>
          <table:table-cell office:value-type="float" office:value="14.855277" calcext:value-type="float">
            <text:p>14,855277</text:p>
          </table:table-cell>
          <table:table-cell office:value-type="float" office:value="107.637484" calcext:value-type="float">
            <text:p>107,637484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351826" calcext:value-type="float">
            <text:p>0,351826</text:p>
          </table:table-cell>
          <table:table-cell office:value-type="float" office:value="0.123781" calcext:value-type="float">
            <text:p>0,123781</text:p>
          </table:table-cell>
          <table:table-cell office:value-type="float" office:value="9.073452" calcext:value-type="float">
            <text:p>9,073452</text:p>
          </table:table-cell>
          <table:table-cell office:value-type="float" office:value="104.952602" calcext:value-type="float">
            <text:p>104,952602</text:p>
          </table:table-cell>
          <table:table-cell office:value-type="float" office:value="0.179505" calcext:value-type="float">
            <text:p>0,179505</text:p>
          </table:table-cell>
          <table:table-cell office:value-type="float" office:value="0.032222" calcext:value-type="float">
            <text:p>0,032222</text:p>
          </table:table-cell>
          <table:table-cell office:value-type="float" office:value="14.918472" calcext:value-type="float">
            <text:p>14,918472</text:p>
          </table:table-cell>
          <table:table-cell office:value-type="float" office:value="92.85945" calcext:value-type="float">
            <text:p>92,8594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349951" calcext:value-type="float">
            <text:p>0,349951</text:p>
          </table:table-cell>
          <table:table-cell office:value-type="float" office:value="0.122466" calcext:value-type="float">
            <text:p>0,122466</text:p>
          </table:table-cell>
          <table:table-cell office:value-type="float" office:value="9.119853" calcext:value-type="float">
            <text:p>9,119853</text:p>
          </table:table-cell>
          <table:table-cell office:value-type="float" office:value="108.683258" calcext:value-type="float">
            <text:p>108,683258</text:p>
          </table:table-cell>
          <table:table-cell office:value-type="float" office:value="0.179065" calcext:value-type="float">
            <text:p>0,179065</text:p>
          </table:table-cell>
          <table:table-cell office:value-type="float" office:value="0.032064" calcext:value-type="float">
            <text:p>0,032064</text:p>
          </table:table-cell>
          <table:table-cell office:value-type="float" office:value="14.939778" calcext:value-type="float">
            <text:p>14,939778</text:p>
          </table:table-cell>
          <table:table-cell office:value-type="float" office:value="113.977635" calcext:value-type="float">
            <text:p>113,97763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349907" calcext:value-type="float">
            <text:p>0,349907</text:p>
          </table:table-cell>
          <table:table-cell office:value-type="float" office:value="0.122435" calcext:value-type="float">
            <text:p>0,122435</text:p>
          </table:table-cell>
          <table:table-cell office:value-type="float" office:value="9.120957" calcext:value-type="float">
            <text:p>9,120957</text:p>
          </table:table-cell>
          <table:table-cell office:value-type="float" office:value="109.667803" calcext:value-type="float">
            <text:p>109,667803</text:p>
          </table:table-cell>
          <table:table-cell office:value-type="float" office:value="0.179045" calcext:value-type="float">
            <text:p>0,179045</text:p>
          </table:table-cell>
          <table:table-cell office:value-type="float" office:value="0.032057" calcext:value-type="float">
            <text:p>0,032057</text:p>
          </table:table-cell>
          <table:table-cell office:value-type="float" office:value="14.940737" calcext:value-type="float">
            <text:p>14,940737</text:p>
          </table:table-cell>
          <table:table-cell office:value-type="float" office:value="113.905067" calcext:value-type="float">
            <text:p>113,905067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328334" calcext:value-type="float">
            <text:p>0,328334</text:p>
          </table:table-cell>
          <table:table-cell office:value-type="float" office:value="0.107803" calcext:value-type="float">
            <text:p>0,107803</text:p>
          </table:table-cell>
          <table:table-cell office:value-type="float" office:value="9.673684" calcext:value-type="float">
            <text:p>9,673684</text:p>
          </table:table-cell>
          <table:table-cell office:value-type="float" office:value="98.446887" calcext:value-type="float">
            <text:p>98,446887</text:p>
          </table:table-cell>
          <table:table-cell office:value-type="float" office:value="0.173983" calcext:value-type="float">
            <text:p>0,173983</text:p>
          </table:table-cell>
          <table:table-cell office:value-type="float" office:value="0.03027" calcext:value-type="float">
            <text:p>0,03027</text:p>
          </table:table-cell>
          <table:table-cell office:value-type="float" office:value="15.189884" calcext:value-type="float">
            <text:p>15,189884</text:p>
          </table:table-cell>
          <table:table-cell office:value-type="float" office:value="102.039947" calcext:value-type="float">
            <text:p>102,039947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324197" calcext:value-type="float">
            <text:p>0,324197</text:p>
          </table:table-cell>
          <table:table-cell office:value-type="float" office:value="0.105104" calcext:value-type="float">
            <text:p>0,105104</text:p>
          </table:table-cell>
          <table:table-cell office:value-type="float" office:value="9.783812" calcext:value-type="float">
            <text:p>9,783812</text:p>
          </table:table-cell>
          <table:table-cell office:value-type="float" office:value="99.164598" calcext:value-type="float">
            <text:p>99,164598</text:p>
          </table:table-cell>
          <table:table-cell office:value-type="float" office:value="0.173012" calcext:value-type="float">
            <text:p>0,173012</text:p>
          </table:table-cell>
          <table:table-cell office:value-type="float" office:value="0.029933" calcext:value-type="float">
            <text:p>0,029933</text:p>
          </table:table-cell>
          <table:table-cell office:value-type="float" office:value="15.238453" calcext:value-type="float">
            <text:p>15,238453</text:p>
          </table:table-cell>
          <table:table-cell office:value-type="float" office:value="110.989583" calcext:value-type="float">
            <text:p>110,989583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323323" calcext:value-type="float">
            <text:p>0,323323</text:p>
          </table:table-cell>
          <table:table-cell office:value-type="float" office:value="0.104538" calcext:value-type="float">
            <text:p>0,104538</text:p>
          </table:table-cell>
          <table:table-cell office:value-type="float" office:value="9.807264" calcext:value-type="float">
            <text:p>9,807264</text:p>
          </table:table-cell>
          <table:table-cell office:value-type="float" office:value="98.62473" calcext:value-type="float">
            <text:p>98,62473</text:p>
          </table:table-cell>
          <table:table-cell office:value-type="float" office:value="0.172823" calcext:value-type="float">
            <text:p>0,172823</text:p>
          </table:table-cell>
          <table:table-cell office:value-type="float" office:value="0.029868" calcext:value-type="float">
            <text:p>0,029868</text:p>
          </table:table-cell>
          <table:table-cell office:value-type="float" office:value="15.247954" calcext:value-type="float">
            <text:p>15,247954</text:p>
          </table:table-cell>
          <table:table-cell office:value-type="float" office:value="86.486732" calcext:value-type="float">
            <text:p>86,486732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323301" calcext:value-type="float">
            <text:p>0,323301</text:p>
          </table:table-cell>
          <table:table-cell office:value-type="float" office:value="0.104524" calcext:value-type="float">
            <text:p>0,104524</text:p>
          </table:table-cell>
          <table:table-cell office:value-type="float" office:value="9.807848" calcext:value-type="float">
            <text:p>9,807848</text:p>
          </table:table-cell>
          <table:table-cell office:value-type="float" office:value="99.726131" calcext:value-type="float">
            <text:p>99,726131</text:p>
          </table:table-cell>
          <table:table-cell office:value-type="float" office:value="0.172803" calcext:value-type="float">
            <text:p>0,172803</text:p>
          </table:table-cell>
          <table:table-cell office:value-type="float" office:value="0.029861" calcext:value-type="float">
            <text:p>0,029861</text:p>
          </table:table-cell>
          <table:table-cell office:value-type="float" office:value="15.248984" calcext:value-type="float">
            <text:p>15,248984</text:p>
          </table:table-cell>
          <table:table-cell office:value-type="float" office:value="107.712086" calcext:value-type="float">
            <text:p>107,71208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3088716" calcext:value-type="float">
            <text:p>3088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544320" calcext:value-type="float">
            <text:p>1544320</text:p>
          </table:table-cell>
          <table:table-cell/>
          <table:table-cell office:value-type="float" office:value="0.011901" calcext:value-type="float">
            <text:p>0,011901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38.488551" calcext:value-type="float">
            <text:p>38,488551</text:p>
          </table:table-cell>
          <table:table-cell office:value-type="float" office:value="0.835797" calcext:value-type="float">
            <text:p>0,835797</text:p>
          </table:table-cell>
          <table:table-cell office:value-type="float" office:value="0.012638" calcext:value-type="float">
            <text:p>0,012638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37.966746" calcext:value-type="float">
            <text:p>37,966746</text:p>
          </table:table-cell>
          <table:table-cell office:value-type="float" office:value="0.23881" calcext:value-type="float">
            <text:p>0,23881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12227" calcext:value-type="float">
            <text:p>0,01222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38.25358" calcext:value-type="float">
            <text:p>38,25358</text:p>
          </table:table-cell>
          <table:table-cell office:value-type="float" office:value="0.644954" calcext:value-type="float">
            <text:p>0,644954</text:p>
          </table:table-cell>
          <table:table-cell office:value-type="float" office:value="0.012822" calcext:value-type="float">
            <text:p>0,012822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37.840838" calcext:value-type="float">
            <text:p>37,840838</text:p>
          </table:table-cell>
          <table:table-cell office:value-type="float" office:value="0.711559" calcext:value-type="float">
            <text:p>0,71155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3088640" calcext:value-type="float">
            <text:p>3088640</text:p>
          </table:table-cell>
          <table:table-cell/>
          <table:table-cell office:value-type="float" office:value="0.01239" calcext:value-type="float">
            <text:p>0,01239</text:p>
          </table:table-cell>
          <table:table-cell office:value-type="float" office:value="0.000154" calcext:value-type="float">
            <text:p>0,000154</text:p>
          </table:table-cell>
          <table:table-cell office:value-type="float" office:value="38.138566" calcext:value-type="float">
            <text:p>38,138566</text:p>
          </table:table-cell>
          <table:table-cell office:value-type="float" office:value="0.735955" calcext:value-type="float">
            <text:p>0,735955</text:p>
          </table:table-cell>
          <table:table-cell office:value-type="float" office:value="0.012957" calcext:value-type="float">
            <text:p>0,012957</text:p>
          </table:table-cell>
          <table:table-cell office:value-type="float" office:value="0.000168" calcext:value-type="float">
            <text:p>0,000168</text:p>
          </table:table-cell>
          <table:table-cell office:value-type="float" office:value="37.749651" calcext:value-type="float">
            <text:p>37,749651</text:p>
          </table:table-cell>
          <table:table-cell office:value-type="float" office:value="1.053755" calcext:value-type="float">
            <text:p>1,053755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3860800" calcext:value-type="float">
            <text:p>3860800</text:p>
          </table:table-cell>
          <table:table-cell/>
          <table:table-cell office:value-type="float" office:value="0.012435" calcext:value-type="float">
            <text:p>0,012435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38.107323" calcext:value-type="float">
            <text:p>38,107323</text:p>
          </table:table-cell>
          <table:table-cell office:value-type="float" office:value="0.849915" calcext:value-type="float">
            <text:p>0,849915</text:p>
          </table:table-cell>
          <table:table-cell office:value-type="float" office:value="0.012995" calcext:value-type="float">
            <text:p>0,012995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37.724173" calcext:value-type="float">
            <text:p>37,724173</text:p>
          </table:table-cell>
          <table:table-cell office:value-type="float" office:value="1.200071" calcext:value-type="float">
            <text:p>1,200071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24915" calcext:value-type="float">
            <text:p>0,024915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32.07094" calcext:value-type="float">
            <text:p>32,07094</text:p>
          </table:table-cell>
          <table:table-cell office:value-type="float" office:value="68.063293" calcext:value-type="float">
            <text:p>68,063293</text:p>
          </table:table-cell>
          <table:table-cell office:value-type="float" office:value="0.025253" calcext:value-type="float">
            <text:p>0,025253</text:p>
          </table:table-cell>
          <table:table-cell office:value-type="float" office:value="0.000638" calcext:value-type="float">
            <text:p>0,000638</text:p>
          </table:table-cell>
          <table:table-cell office:value-type="float" office:value="31.953652" calcext:value-type="float">
            <text:p>31,953652</text:p>
          </table:table-cell>
          <table:table-cell office:value-type="float" office:value="67.108585" calcext:value-type="float">
            <text:p>67,108585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28495" calcext:value-type="float">
            <text:p>0,028495</text:p>
          </table:table-cell>
          <table:table-cell office:value-type="float" office:value="0.000812" calcext:value-type="float">
            <text:p>0,000812</text:p>
          </table:table-cell>
          <table:table-cell office:value-type="float" office:value="30.904591" calcext:value-type="float">
            <text:p>30,904591</text:p>
          </table:table-cell>
          <table:table-cell office:value-type="float" office:value="78.769298" calcext:value-type="float">
            <text:p>78,769298</text:p>
          </table:table-cell>
          <table:table-cell office:value-type="float" office:value="0.029664" calcext:value-type="float">
            <text:p>0,029664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30.555482" calcext:value-type="float">
            <text:p>30,555482</text:p>
          </table:table-cell>
          <table:table-cell office:value-type="float" office:value="82.357378" calcext:value-type="float">
            <text:p>82,357378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29528" calcext:value-type="float">
            <text:p>0,029528</text:p>
          </table:table-cell>
          <table:table-cell office:value-type="float" office:value="0.000872" calcext:value-type="float">
            <text:p>0,000872</text:p>
          </table:table-cell>
          <table:table-cell office:value-type="float" office:value="30.595407" calcext:value-type="float">
            <text:p>30,595407</text:p>
          </table:table-cell>
          <table:table-cell office:value-type="float" office:value="81.112479" calcext:value-type="float">
            <text:p>81,112479</text:p>
          </table:table-cell>
          <table:table-cell office:value-type="float" office:value="0.030765" calcext:value-type="float">
            <text:p>0,030765</text:p>
          </table:table-cell>
          <table:table-cell office:value-type="float" office:value="0.000946" calcext:value-type="float">
            <text:p>0,000946</text:p>
          </table:table-cell>
          <table:table-cell office:value-type="float" office:value="30.238891" calcext:value-type="float">
            <text:p>30,238891</text:p>
          </table:table-cell>
          <table:table-cell office:value-type="float" office:value="83.853787" calcext:value-type="float">
            <text:p>83,853787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29788" calcext:value-type="float">
            <text:p>0,029788</text:p>
          </table:table-cell>
          <table:table-cell office:value-type="float" office:value="0.000887" calcext:value-type="float">
            <text:p>0,000887</text:p>
          </table:table-cell>
          <table:table-cell office:value-type="float" office:value="30.519257" calcext:value-type="float">
            <text:p>30,519257</text:p>
          </table:table-cell>
          <table:table-cell office:value-type="float" office:value="81.703347" calcext:value-type="float">
            <text:p>81,703347</text:p>
          </table:table-cell>
          <table:table-cell office:value-type="float" office:value="0.031038" calcext:value-type="float">
            <text:p>0,031038</text:p>
          </table:table-cell>
          <table:table-cell office:value-type="float" office:value="0.000963" calcext:value-type="float">
            <text:p>0,000963</text:p>
          </table:table-cell>
          <table:table-cell office:value-type="float" office:value="30.162209" calcext:value-type="float">
            <text:p>30,162209</text:p>
          </table:table-cell>
          <table:table-cell office:value-type="float" office:value="84.416739" calcext:value-type="float">
            <text:p>84,41673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31405" calcext:value-type="float">
            <text:p>0,031405</text:p>
          </table:table-cell>
          <table:table-cell office:value-type="float" office:value="0.000986" calcext:value-type="float">
            <text:p>0,000986</text:p>
          </table:table-cell>
          <table:table-cell office:value-type="float" office:value="30.060144" calcext:value-type="float">
            <text:p>30,060144</text:p>
          </table:table-cell>
          <table:table-cell office:value-type="float" office:value="106.987196" calcext:value-type="float">
            <text:p>106,987196</text:p>
          </table:table-cell>
          <table:table-cell office:value-type="float" office:value="0.034431" calcext:value-type="float">
            <text:p>0,034431</text:p>
          </table:table-cell>
          <table:table-cell office:value-type="float" office:value="0.001185" calcext:value-type="float">
            <text:p>0,001185</text:p>
          </table:table-cell>
          <table:table-cell office:value-type="float" office:value="29.261064" calcext:value-type="float">
            <text:p>29,261064</text:p>
          </table:table-cell>
          <table:table-cell office:value-type="float" office:value="118.952734" calcext:value-type="float">
            <text:p>118,952734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30334" calcext:value-type="float">
            <text:p>0,030334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30.36145" calcext:value-type="float">
            <text:p>30,36145</text:p>
          </table:table-cell>
          <table:table-cell office:value-type="float" office:value="98.556513" calcext:value-type="float">
            <text:p>98,556513</text:p>
          </table:table-cell>
          <table:table-cell office:value-type="float" office:value="0.033257" calcext:value-type="float">
            <text:p>0,033257</text:p>
          </table:table-cell>
          <table:table-cell office:value-type="float" office:value="0.001106" calcext:value-type="float">
            <text:p>0,001106</text:p>
          </table:table-cell>
          <table:table-cell office:value-type="float" office:value="29.562347" calcext:value-type="float">
            <text:p>29,562347</text:p>
          </table:table-cell>
          <table:table-cell office:value-type="float" office:value="115.882102" calcext:value-type="float">
            <text:p>115,882102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30187" calcext:value-type="float">
            <text:p>0,030187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30.40364" calcext:value-type="float">
            <text:p>30,40364</text:p>
          </table:table-cell>
          <table:table-cell office:value-type="float" office:value="97.626444" calcext:value-type="float">
            <text:p>97,626444</text:p>
          </table:table-cell>
          <table:table-cell office:value-type="float" office:value="0.032993" calcext:value-type="float">
            <text:p>0,032993</text:p>
          </table:table-cell>
          <table:table-cell office:value-type="float" office:value="0.001089" calcext:value-type="float">
            <text:p>0,001089</text:p>
          </table:table-cell>
          <table:table-cell office:value-type="float" office:value="29.631569" calcext:value-type="float">
            <text:p>29,631569</text:p>
          </table:table-cell>
          <table:table-cell office:value-type="float" office:value="109.144439" calcext:value-type="float">
            <text:p>109,14443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30151" calcext:value-type="float">
            <text:p>0,030151</text:p>
          </table:table-cell>
          <table:table-cell office:value-type="float" office:value="0.000909" calcext:value-type="float">
            <text:p>0,000909</text:p>
          </table:table-cell>
          <table:table-cell office:value-type="float" office:value="30.413982" calcext:value-type="float">
            <text:p>30,413982</text:p>
          </table:table-cell>
          <table:table-cell office:value-type="float" office:value="97.438944" calcext:value-type="float">
            <text:p>97,438944</text:p>
          </table:table-cell>
          <table:table-cell office:value-type="float" office:value="0.032938" calcext:value-type="float">
            <text:p>0,032938</text:p>
          </table:table-cell>
          <table:table-cell office:value-type="float" office:value="0.001085" calcext:value-type="float">
            <text:p>0,001085</text:p>
          </table:table-cell>
          <table:table-cell office:value-type="float" office:value="29.645953" calcext:value-type="float">
            <text:p>29,645953</text:p>
          </table:table-cell>
          <table:table-cell office:value-type="float" office:value="107.286971" calcext:value-type="float">
            <text:p>107,286971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37654" calcext:value-type="float">
            <text:p>0,037654</text:p>
          </table:table-cell>
          <table:table-cell office:value-type="float" office:value="0.001418" calcext:value-type="float">
            <text:p>0,001418</text:p>
          </table:table-cell>
          <table:table-cell office:value-type="float" office:value="28.483875" calcext:value-type="float">
            <text:p>28,483875</text:p>
          </table:table-cell>
          <table:table-cell office:value-type="float" office:value="40.86163" calcext:value-type="float">
            <text:p>40,86163</text:p>
          </table:table-cell>
          <table:table-cell office:value-type="float" office:value="0.038131" calcext:value-type="float">
            <text:p>0,038131</text:p>
          </table:table-cell>
          <table:table-cell office:value-type="float" office:value="0.001454" calcext:value-type="float">
            <text:p>0,001454</text:p>
          </table:table-cell>
          <table:table-cell office:value-type="float" office:value="28.37441" calcext:value-type="float">
            <text:p>28,37441</text:p>
          </table:table-cell>
          <table:table-cell office:value-type="float" office:value="45.840291" calcext:value-type="float">
            <text:p>45,840291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41404" calcext:value-type="float">
            <text:p>0,041404</text:p>
          </table:table-cell>
          <table:table-cell office:value-type="float" office:value="0.001714" calcext:value-type="float">
            <text:p>0,001714</text:p>
          </table:table-cell>
          <table:table-cell office:value-type="float" office:value="27.659257" calcext:value-type="float">
            <text:p>27,659257</text:p>
          </table:table-cell>
          <table:table-cell office:value-type="float" office:value="50.543931" calcext:value-type="float">
            <text:p>50,543931</text:p>
          </table:table-cell>
          <table:table-cell office:value-type="float" office:value="0.041396" calcext:value-type="float">
            <text:p>0,041396</text:p>
          </table:table-cell>
          <table:table-cell office:value-type="float" office:value="0.001714" calcext:value-type="float">
            <text:p>0,001714</text:p>
          </table:table-cell>
          <table:table-cell office:value-type="float" office:value="27.660754" calcext:value-type="float">
            <text:p>27,660754</text:p>
          </table:table-cell>
          <table:table-cell office:value-type="float" office:value="53.757835" calcext:value-type="float">
            <text:p>53,757835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42448" calcext:value-type="float">
            <text:p>0,042448</text:p>
          </table:table-cell>
          <table:table-cell office:value-type="float" office:value="0.001802" calcext:value-type="float">
            <text:p>0,001802</text:p>
          </table:table-cell>
          <table:table-cell office:value-type="float" office:value="27.442821" calcext:value-type="float">
            <text:p>27,442821</text:p>
          </table:table-cell>
          <table:table-cell office:value-type="float" office:value="53.669282" calcext:value-type="float">
            <text:p>53,669282</text:p>
          </table:table-cell>
          <table:table-cell office:value-type="float" office:value="0.042232" calcext:value-type="float">
            <text:p>0,042232</text:p>
          </table:table-cell>
          <table:table-cell office:value-type="float" office:value="0.001784" calcext:value-type="float">
            <text:p>0,001784</text:p>
          </table:table-cell>
          <table:table-cell office:value-type="float" office:value="27.487097" calcext:value-type="float">
            <text:p>27,487097</text:p>
          </table:table-cell>
          <table:table-cell office:value-type="float" office:value="56.413227" calcext:value-type="float">
            <text:p>56,413227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42708" calcext:value-type="float">
            <text:p>0,042708</text:p>
          </table:table-cell>
          <table:table-cell office:value-type="float" office:value="0.001824" calcext:value-type="float">
            <text:p>0,001824</text:p>
          </table:table-cell>
          <table:table-cell office:value-type="float" office:value="27.389735" calcext:value-type="float">
            <text:p>27,389735</text:p>
          </table:table-cell>
          <table:table-cell office:value-type="float" office:value="54.475676" calcext:value-type="float">
            <text:p>54,475676</text:p>
          </table:table-cell>
          <table:table-cell office:value-type="float" office:value="0.042441" calcext:value-type="float">
            <text:p>0,042441</text:p>
          </table:table-cell>
          <table:table-cell office:value-type="float" office:value="0.001801" calcext:value-type="float">
            <text:p>0,001801</text:p>
          </table:table-cell>
          <table:table-cell office:value-type="float" office:value="27.444382" calcext:value-type="float">
            <text:p>27,444382</text:p>
          </table:table-cell>
          <table:table-cell office:value-type="float" office:value="57.104824" calcext:value-type="float">
            <text:p>57,104824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49358" calcext:value-type="float">
            <text:p>0,049358</text:p>
          </table:table-cell>
          <table:table-cell office:value-type="float" office:value="0.002436" calcext:value-type="float">
            <text:p>0,002436</text:p>
          </table:table-cell>
          <table:table-cell office:value-type="float" office:value="26.132889" calcext:value-type="float">
            <text:p>26,132889</text:p>
          </table:table-cell>
          <table:table-cell office:value-type="float" office:value="74.26805" calcext:value-type="float">
            <text:p>74,26805</text:p>
          </table:table-cell>
          <table:table-cell office:value-type="float" office:value="0.043018" calcext:value-type="float">
            <text:p>0,043018</text:p>
          </table:table-cell>
          <table:table-cell office:value-type="float" office:value="0.001851" calcext:value-type="float">
            <text:p>0,001851</text:p>
          </table:table-cell>
          <table:table-cell office:value-type="float" office:value="27.327003" calcext:value-type="float">
            <text:p>27,327003</text:p>
          </table:table-cell>
          <table:table-cell office:value-type="float" office:value="76.354154" calcext:value-type="float">
            <text:p>76,354154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479" calcext:value-type="float">
            <text:p>0,0479</text:p>
          </table:table-cell>
          <table:table-cell office:value-type="float" office:value="0.002294" calcext:value-type="float">
            <text:p>0,002294</text:p>
          </table:table-cell>
          <table:table-cell office:value-type="float" office:value="26.39335" calcext:value-type="float">
            <text:p>26,39335</text:p>
          </table:table-cell>
          <table:table-cell office:value-type="float" office:value="79.995208" calcext:value-type="float">
            <text:p>79,995208</text:p>
          </table:table-cell>
          <table:table-cell office:value-type="float" office:value="0.043455" calcext:value-type="float">
            <text:p>0,043455</text:p>
          </table:table-cell>
          <table:table-cell office:value-type="float" office:value="0.001888" calcext:value-type="float">
            <text:p>0,001888</text:p>
          </table:table-cell>
          <table:table-cell office:value-type="float" office:value="27.23911" calcext:value-type="float">
            <text:p>27,23911</text:p>
          </table:table-cell>
          <table:table-cell office:value-type="float" office:value="87.385862" calcext:value-type="float">
            <text:p>87,385862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47807" calcext:value-type="float">
            <text:p>0,047807</text:p>
          </table:table-cell>
          <table:table-cell office:value-type="float" office:value="0.002286" calcext:value-type="float">
            <text:p>0,002286</text:p>
          </table:table-cell>
          <table:table-cell office:value-type="float" office:value="26.410182" calcext:value-type="float">
            <text:p>26,410182</text:p>
          </table:table-cell>
          <table:table-cell office:value-type="float" office:value="93.987158" calcext:value-type="float">
            <text:p>93,987158</text:p>
          </table:table-cell>
          <table:table-cell office:value-type="float" office:value="0.043654" calcext:value-type="float">
            <text:p>0,043654</text:p>
          </table:table-cell>
          <table:table-cell office:value-type="float" office:value="0.001906" calcext:value-type="float">
            <text:p>0,001906</text:p>
          </table:table-cell>
          <table:table-cell office:value-type="float" office:value="27.19952" calcext:value-type="float">
            <text:p>27,19952</text:p>
          </table:table-cell>
          <table:table-cell office:value-type="float" office:value="83.230018" calcext:value-type="float">
            <text:p>83,230018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47764" calcext:value-type="float">
            <text:p>0,047764</text:p>
          </table:table-cell>
          <table:table-cell office:value-type="float" office:value="0.002281" calcext:value-type="float">
            <text:p>0,002281</text:p>
          </table:table-cell>
          <table:table-cell office:value-type="float" office:value="26.417922" calcext:value-type="float">
            <text:p>26,417922</text:p>
          </table:table-cell>
          <table:table-cell office:value-type="float" office:value="84.86653" calcext:value-type="float">
            <text:p>84,86653</text:p>
          </table:table-cell>
          <table:table-cell office:value-type="float" office:value="0.043711" calcext:value-type="float">
            <text:p>0,043711</text:p>
          </table:table-cell>
          <table:table-cell office:value-type="float" office:value="0.001911" calcext:value-type="float">
            <text:p>0,001911</text:p>
          </table:table-cell>
          <table:table-cell office:value-type="float" office:value="27.188104" calcext:value-type="float">
            <text:p>27,188104</text:p>
          </table:table-cell>
          <table:table-cell office:value-type="float" office:value="83.043396" calcext:value-type="float">
            <text:p>83,04339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52124" calcext:value-type="float">
            <text:p>0,052124</text:p>
          </table:table-cell>
          <table:table-cell office:value-type="float" office:value="0.002717" calcext:value-type="float">
            <text:p>0,002717</text:p>
          </table:table-cell>
          <table:table-cell office:value-type="float" office:value="25.659224" calcext:value-type="float">
            <text:p>25,659224</text:p>
          </table:table-cell>
          <table:table-cell office:value-type="float" office:value="87.358458" calcext:value-type="float">
            <text:p>87,358458</text:p>
          </table:table-cell>
          <table:table-cell office:value-type="float" office:value="0.067408" calcext:value-type="float">
            <text:p>0,067408</text:p>
          </table:table-cell>
          <table:table-cell office:value-type="float" office:value="0.004544" calcext:value-type="float">
            <text:p>0,004544</text:p>
          </table:table-cell>
          <table:table-cell office:value-type="float" office:value="23.42578" calcext:value-type="float">
            <text:p>23,42578</text:p>
          </table:table-cell>
          <table:table-cell office:value-type="float" office:value="108.561126" calcext:value-type="float">
            <text:p>108,56112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52412" calcext:value-type="float">
            <text:p>0,052412</text:p>
          </table:table-cell>
          <table:table-cell office:value-type="float" office:value="0.002747" calcext:value-type="float">
            <text:p>0,002747</text:p>
          </table:table-cell>
          <table:table-cell office:value-type="float" office:value="25.611386" calcext:value-type="float">
            <text:p>25,611386</text:p>
          </table:table-cell>
          <table:table-cell office:value-type="float" office:value="95.695834" calcext:value-type="float">
            <text:p>95,695834</text:p>
          </table:table-cell>
          <table:table-cell office:value-type="float" office:value="0.067151" calcext:value-type="float">
            <text:p>0,067151</text:p>
          </table:table-cell>
          <table:table-cell office:value-type="float" office:value="0.004509" calcext:value-type="float">
            <text:p>0,004509</text:p>
          </table:table-cell>
          <table:table-cell office:value-type="float" office:value="23.459006" calcext:value-type="float">
            <text:p>23,459006</text:p>
          </table:table-cell>
          <table:table-cell office:value-type="float" office:value="101.20529" calcext:value-type="float">
            <text:p>101,2052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52518" calcext:value-type="float">
            <text:p>0,052518</text:p>
          </table:table-cell>
          <table:table-cell office:value-type="float" office:value="0.002758" calcext:value-type="float">
            <text:p>0,002758</text:p>
          </table:table-cell>
          <table:table-cell office:value-type="float" office:value="25.593845" calcext:value-type="float">
            <text:p>25,593845</text:p>
          </table:table-cell>
          <table:table-cell office:value-type="float" office:value="95.447608" calcext:value-type="float">
            <text:p>95,447608</text:p>
          </table:table-cell>
          <table:table-cell office:value-type="float" office:value="0.067126" calcext:value-type="float">
            <text:p>0,067126</text:p>
          </table:table-cell>
          <table:table-cell office:value-type="float" office:value="0.004506" calcext:value-type="float">
            <text:p>0,004506</text:p>
          </table:table-cell>
          <table:table-cell office:value-type="float" office:value="23.462174" calcext:value-type="float">
            <text:p>23,462174</text:p>
          </table:table-cell>
          <table:table-cell office:value-type="float" office:value="101.068801" calcext:value-type="float">
            <text:p>101,068801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52546" calcext:value-type="float">
            <text:p>0,052546</text:p>
          </table:table-cell>
          <table:table-cell office:value-type="float" office:value="0.002761" calcext:value-type="float">
            <text:p>0,002761</text:p>
          </table:table-cell>
          <table:table-cell office:value-type="float" office:value="25.589191" calcext:value-type="float">
            <text:p>25,589191</text:p>
          </table:table-cell>
          <table:table-cell office:value-type="float" office:value="95.588897" calcext:value-type="float">
            <text:p>95,588897</text:p>
          </table:table-cell>
          <table:table-cell office:value-type="float" office:value="0.067121" calcext:value-type="float">
            <text:p>0,067121</text:p>
          </table:table-cell>
          <table:table-cell office:value-type="float" office:value="0.004505" calcext:value-type="float">
            <text:p>0,004505</text:p>
          </table:table-cell>
          <table:table-cell office:value-type="float" office:value="23.462834" calcext:value-type="float">
            <text:p>23,462834</text:p>
          </table:table-cell>
          <table:table-cell office:value-type="float" office:value="106.144327" calcext:value-type="float">
            <text:p>106,144327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53775" calcext:value-type="float">
            <text:p>0,053775</text:p>
          </table:table-cell>
          <table:table-cell office:value-type="float" office:value="0.002892" calcext:value-type="float">
            <text:p>0,002892</text:p>
          </table:table-cell>
          <table:table-cell office:value-type="float" office:value="25.388444" calcext:value-type="float">
            <text:p>25,388444</text:p>
          </table:table-cell>
          <table:table-cell office:value-type="float" office:value="92.322247" calcext:value-type="float">
            <text:p>92,322247</text:p>
          </table:table-cell>
          <table:table-cell office:value-type="float" office:value="0.06699" calcext:value-type="float">
            <text:p>0,06699</text:p>
          </table:table-cell>
          <table:table-cell office:value-type="float" office:value="0.004488" calcext:value-type="float">
            <text:p>0,004488</text:p>
          </table:table-cell>
          <table:table-cell office:value-type="float" office:value="23.479854" calcext:value-type="float">
            <text:p>23,479854</text:p>
          </table:table-cell>
          <table:table-cell office:value-type="float" office:value="106.611568" calcext:value-type="float">
            <text:p>106,611568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53315" calcext:value-type="float">
            <text:p>0,053315</text:p>
          </table:table-cell>
          <table:table-cell office:value-type="float" office:value="0.002843" calcext:value-type="float">
            <text:p>0,002843</text:p>
          </table:table-cell>
          <table:table-cell office:value-type="float" office:value="25.462936" calcext:value-type="float">
            <text:p>25,462936</text:p>
          </table:table-cell>
          <table:table-cell office:value-type="float" office:value="90.858282" calcext:value-type="float">
            <text:p>90,858282</text:p>
          </table:table-cell>
          <table:table-cell office:value-type="float" office:value="0.066809" calcext:value-type="float">
            <text:p>0,066809</text:p>
          </table:table-cell>
          <table:table-cell office:value-type="float" office:value="0.004463" calcext:value-type="float">
            <text:p>0,004463</text:p>
          </table:table-cell>
          <table:table-cell office:value-type="float" office:value="23.503331" calcext:value-type="float">
            <text:p>23,503331</text:p>
          </table:table-cell>
          <table:table-cell office:value-type="float" office:value="103.073805" calcext:value-type="float">
            <text:p>103,073805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53225" calcext:value-type="float">
            <text:p>0,053225</text:p>
          </table:table-cell>
          <table:table-cell office:value-type="float" office:value="0.002833" calcext:value-type="float">
            <text:p>0,002833</text:p>
          </table:table-cell>
          <table:table-cell office:value-type="float" office:value="25.47765" calcext:value-type="float">
            <text:p>25,47765</text:p>
          </table:table-cell>
          <table:table-cell office:value-type="float" office:value="90.56604" calcext:value-type="float">
            <text:p>90,56604</text:p>
          </table:table-cell>
          <table:table-cell office:value-type="float" office:value="0.066779" calcext:value-type="float">
            <text:p>0,066779</text:p>
          </table:table-cell>
          <table:table-cell office:value-type="float" office:value="0.004459" calcext:value-type="float">
            <text:p>0,004459</text:p>
          </table:table-cell>
          <table:table-cell office:value-type="float" office:value="23.507169" calcext:value-type="float">
            <text:p>23,507169</text:p>
          </table:table-cell>
          <table:table-cell office:value-type="float" office:value="103.936093" calcext:value-type="float">
            <text:p>103,936093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53204" calcext:value-type="float">
            <text:p>0,053204</text:p>
          </table:table-cell>
          <table:table-cell office:value-type="float" office:value="0.002831" calcext:value-type="float">
            <text:p>0,002831</text:p>
          </table:table-cell>
          <table:table-cell office:value-type="float" office:value="25.481083" calcext:value-type="float">
            <text:p>25,481083</text:p>
          </table:table-cell>
          <table:table-cell office:value-type="float" office:value="90.502179" calcext:value-type="float">
            <text:p>90,502179</text:p>
          </table:table-cell>
          <table:table-cell office:value-type="float" office:value="0.066774" calcext:value-type="float">
            <text:p>0,066774</text:p>
          </table:table-cell>
          <table:table-cell office:value-type="float" office:value="0.004459" calcext:value-type="float">
            <text:p>0,004459</text:p>
          </table:table-cell>
          <table:table-cell office:value-type="float" office:value="23.50779" calcext:value-type="float">
            <text:p>23,50779</text:p>
          </table:table-cell>
          <table:table-cell office:value-type="float" office:value="102.315174" calcext:value-type="float">
            <text:p>102,315174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69143" calcext:value-type="float">
            <text:p>0,069143</text:p>
          </table:table-cell>
          <table:table-cell office:value-type="float" office:value="0.004781" calcext:value-type="float">
            <text:p>0,004781</text:p>
          </table:table-cell>
          <table:table-cell office:value-type="float" office:value="23.205085" calcext:value-type="float">
            <text:p>23,205085</text:p>
          </table:table-cell>
          <table:table-cell office:value-type="float" office:value="134.973101" calcext:value-type="float">
            <text:p>134,973101</text:p>
          </table:table-cell>
          <table:table-cell office:value-type="float" office:value="0.080919" calcext:value-type="float">
            <text:p>0,080919</text:p>
          </table:table-cell>
          <table:table-cell office:value-type="float" office:value="0.006548" calcext:value-type="float">
            <text:p>0,006548</text:p>
          </table:table-cell>
          <table:table-cell office:value-type="float" office:value="21.838987" calcext:value-type="float">
            <text:p>21,838987</text:p>
          </table:table-cell>
          <table:table-cell office:value-type="float" office:value="136.194607" calcext:value-type="float">
            <text:p>136,194607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67976" calcext:value-type="float">
            <text:p>0,067976</text:p>
          </table:table-cell>
          <table:table-cell office:value-type="float" office:value="0.004621" calcext:value-type="float">
            <text:p>0,004621</text:p>
          </table:table-cell>
          <table:table-cell office:value-type="float" office:value="23.35285" calcext:value-type="float">
            <text:p>23,35285</text:p>
          </table:table-cell>
          <table:table-cell office:value-type="float" office:value="135.205504" calcext:value-type="float">
            <text:p>135,205504</text:p>
          </table:table-cell>
          <table:table-cell office:value-type="float" office:value="0.079277" calcext:value-type="float">
            <text:p>0,079277</text:p>
          </table:table-cell>
          <table:table-cell office:value-type="float" office:value="0.006285" calcext:value-type="float">
            <text:p>0,006285</text:p>
          </table:table-cell>
          <table:table-cell office:value-type="float" office:value="22.017063" calcext:value-type="float">
            <text:p>22,017063</text:p>
          </table:table-cell>
          <table:table-cell office:value-type="float" office:value="137.437116" calcext:value-type="float">
            <text:p>137,43711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67619" calcext:value-type="float">
            <text:p>0,067619</text:p>
          </table:table-cell>
          <table:table-cell office:value-type="float" office:value="0.004572" calcext:value-type="float">
            <text:p>0,004572</text:p>
          </table:table-cell>
          <table:table-cell office:value-type="float" office:value="23.398683" calcext:value-type="float">
            <text:p>23,398683</text:p>
          </table:table-cell>
          <table:table-cell office:value-type="float" office:value="138.760368" calcext:value-type="float">
            <text:p>138,760368</text:p>
          </table:table-cell>
          <table:table-cell office:value-type="float" office:value="0.079196" calcext:value-type="float">
            <text:p>0,079196</text:p>
          </table:table-cell>
          <table:table-cell office:value-type="float" office:value="0.006272" calcext:value-type="float">
            <text:p>0,006272</text:p>
          </table:table-cell>
          <table:table-cell office:value-type="float" office:value="22.025941" calcext:value-type="float">
            <text:p>22,025941</text:p>
          </table:table-cell>
          <table:table-cell office:value-type="float" office:value="133.797569" calcext:value-type="float">
            <text:p>133,79756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67527" calcext:value-type="float">
            <text:p>0,067527</text:p>
          </table:table-cell>
          <table:table-cell office:value-type="float" office:value="0.00456" calcext:value-type="float">
            <text:p>0,00456</text:p>
          </table:table-cell>
          <table:table-cell office:value-type="float" office:value="23.410482" calcext:value-type="float">
            <text:p>23,410482</text:p>
          </table:table-cell>
          <table:table-cell office:value-type="float" office:value="138.765975" calcext:value-type="float">
            <text:p>138,765975</text:p>
          </table:table-cell>
          <table:table-cell office:value-type="float" office:value="0.079065" calcext:value-type="float">
            <text:p>0,079065</text:p>
          </table:table-cell>
          <table:table-cell office:value-type="float" office:value="0.006251" calcext:value-type="float">
            <text:p>0,006251</text:p>
          </table:table-cell>
          <table:table-cell office:value-type="float" office:value="22.040264" calcext:value-type="float">
            <text:p>22,040264</text:p>
          </table:table-cell>
          <table:table-cell office:value-type="float" office:value="133.942493" calcext:value-type="float">
            <text:p>133,942493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125884" calcext:value-type="float">
            <text:p>0,125884</text:p>
          </table:table-cell>
          <table:table-cell office:value-type="float" office:value="0.015847" calcext:value-type="float">
            <text:p>0,015847</text:p>
          </table:table-cell>
          <table:table-cell office:value-type="float" office:value="18.00057" calcext:value-type="float">
            <text:p>18,00057</text:p>
          </table:table-cell>
          <table:table-cell office:value-type="float" office:value="178.657201" calcext:value-type="float">
            <text:p>178,657201</text:p>
          </table:table-cell>
          <table:table-cell office:value-type="float" office:value="0.108998" calcext:value-type="float">
            <text:p>0,108998</text:p>
          </table:table-cell>
          <table:table-cell office:value-type="float" office:value="0.011881" calcext:value-type="float">
            <text:p>0,011881</text:p>
          </table:table-cell>
          <table:table-cell office:value-type="float" office:value="19.251615" calcext:value-type="float">
            <text:p>19,251615</text:p>
          </table:table-cell>
          <table:table-cell office:value-type="float" office:value="170.825832" calcext:value-type="float">
            <text:p>170,825832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194038" calcext:value-type="float">
            <text:p>0,194038</text:p>
          </table:table-cell>
          <table:table-cell office:value-type="float" office:value="0.037651" calcext:value-type="float">
            <text:p>0,037651</text:p>
          </table:table-cell>
          <table:table-cell office:value-type="float" office:value="14.242276" calcext:value-type="float">
            <text:p>14,242276</text:p>
          </table:table-cell>
          <table:table-cell office:value-type="float" office:value="228.298879" calcext:value-type="float">
            <text:p>228,298879</text:p>
          </table:table-cell>
          <table:table-cell office:value-type="float" office:value="0.150307" calcext:value-type="float">
            <text:p>0,150307</text:p>
          </table:table-cell>
          <table:table-cell office:value-type="float" office:value="0.022592" calcext:value-type="float">
            <text:p>0,022592</text:p>
          </table:table-cell>
          <table:table-cell office:value-type="float" office:value="16.460442" calcext:value-type="float">
            <text:p>16,460442</text:p>
          </table:table-cell>
          <table:table-cell office:value-type="float" office:value="216.536269" calcext:value-type="float">
            <text:p>216,53626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268977" calcext:value-type="float">
            <text:p>0,268977</text:p>
          </table:table-cell>
          <table:table-cell office:value-type="float" office:value="0.072349" calcext:value-type="float">
            <text:p>0,072349</text:p>
          </table:table-cell>
          <table:table-cell office:value-type="float" office:value="11.40569" calcext:value-type="float">
            <text:p>11,40569</text:p>
          </table:table-cell>
          <table:table-cell office:value-type="float" office:value="267.846898" calcext:value-type="float">
            <text:p>267,846898</text:p>
          </table:table-cell>
          <table:table-cell office:value-type="float" office:value="0.190658" calcext:value-type="float">
            <text:p>0,190658</text:p>
          </table:table-cell>
          <table:table-cell office:value-type="float" office:value="0.03635" calcext:value-type="float">
            <text:p>0,03635</text:p>
          </table:table-cell>
          <table:table-cell office:value-type="float" office:value="14.3949" calcext:value-type="float">
            <text:p>14,3949</text:p>
          </table:table-cell>
          <table:table-cell office:value-type="float" office:value="256.854749" calcext:value-type="float">
            <text:p>256,85474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336059" calcext:value-type="float">
            <text:p>0,336059</text:p>
          </table:table-cell>
          <table:table-cell office:value-type="float" office:value="0.112935" calcext:value-type="float">
            <text:p>0,112935</text:p>
          </table:table-cell>
          <table:table-cell office:value-type="float" office:value="9.471698" calcext:value-type="float">
            <text:p>9,471698</text:p>
          </table:table-cell>
          <table:table-cell office:value-type="float" office:value="280.165298" calcext:value-type="float">
            <text:p>280,165298</text:p>
          </table:table-cell>
          <table:table-cell office:value-type="float" office:value="0.223277" calcext:value-type="float">
            <text:p>0,223277</text:p>
          </table:table-cell>
          <table:table-cell office:value-type="float" office:value="0.049852" calcext:value-type="float">
            <text:p>0,049852</text:p>
          </table:table-cell>
          <table:table-cell office:value-type="float" office:value="13.023134" calcext:value-type="float">
            <text:p>13,023134</text:p>
          </table:table-cell>
          <table:table-cell office:value-type="float" office:value="277.46914" calcext:value-type="float">
            <text:p>277,46914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335713" calcext:value-type="float">
            <text:p>0,335713</text:p>
          </table:table-cell>
          <table:table-cell office:value-type="float" office:value="0.112703" calcext:value-type="float">
            <text:p>0,112703</text:p>
          </table:table-cell>
          <table:table-cell office:value-type="float" office:value="9.480633" calcext:value-type="float">
            <text:p>9,480633</text:p>
          </table:table-cell>
          <table:table-cell office:value-type="float" office:value="279.749382" calcext:value-type="float">
            <text:p>279,749382</text:p>
          </table:table-cell>
          <table:table-cell office:value-type="float" office:value="0.224065" calcext:value-type="float">
            <text:p>0,224065</text:p>
          </table:table-cell>
          <table:table-cell office:value-type="float" office:value="0.050205" calcext:value-type="float">
            <text:p>0,050205</text:p>
          </table:table-cell>
          <table:table-cell office:value-type="float" office:value="12.992501" calcext:value-type="float">
            <text:p>12,992501</text:p>
          </table:table-cell>
          <table:table-cell office:value-type="float" office:value="274.855464" calcext:value-type="float">
            <text:p>274,855464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333486" calcext:value-type="float">
            <text:p>0,333486</text:p>
          </table:table-cell>
          <table:table-cell office:value-type="float" office:value="0.111213" calcext:value-type="float">
            <text:p>0,111213</text:p>
          </table:table-cell>
          <table:table-cell office:value-type="float" office:value="9.53845" calcext:value-type="float">
            <text:p>9,53845</text:p>
          </table:table-cell>
          <table:table-cell office:value-type="float" office:value="281.86557" calcext:value-type="float">
            <text:p>281,86557</text:p>
          </table:table-cell>
          <table:table-cell office:value-type="float" office:value="0.222655" calcext:value-type="float">
            <text:p>0,222655</text:p>
          </table:table-cell>
          <table:table-cell office:value-type="float" office:value="0.049575" calcext:value-type="float">
            <text:p>0,049575</text:p>
          </table:table-cell>
          <table:table-cell office:value-type="float" office:value="13.047336" calcext:value-type="float">
            <text:p>13,047336</text:p>
          </table:table-cell>
          <table:table-cell office:value-type="float" office:value="272.816496" calcext:value-type="float">
            <text:p>272,81649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332724" calcext:value-type="float">
            <text:p>0,332724</text:p>
          </table:table-cell>
          <table:table-cell office:value-type="float" office:value="0.110705" calcext:value-type="float">
            <text:p>0,110705</text:p>
          </table:table-cell>
          <table:table-cell office:value-type="float" office:value="9.558316" calcext:value-type="float">
            <text:p>9,558316</text:p>
          </table:table-cell>
          <table:table-cell office:value-type="float" office:value="281.363139" calcext:value-type="float">
            <text:p>281,363139</text:p>
          </table:table-cell>
          <table:table-cell office:value-type="float" office:value="0.222344" calcext:value-type="float">
            <text:p>0,222344</text:p>
          </table:table-cell>
          <table:table-cell office:value-type="float" office:value="0.049437" calcext:value-type="float">
            <text:p>0,049437</text:p>
          </table:table-cell>
          <table:table-cell office:value-type="float" office:value="13.059481" calcext:value-type="float">
            <text:p>13,059481</text:p>
          </table:table-cell>
          <table:table-cell office:value-type="float" office:value="270.583738" calcext:value-type="float">
            <text:p>270,583738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332779" calcext:value-type="float">
            <text:p>0,332779</text:p>
          </table:table-cell>
          <table:table-cell office:value-type="float" office:value="0.110742" calcext:value-type="float">
            <text:p>0,110742</text:p>
          </table:table-cell>
          <table:table-cell office:value-type="float" office:value="9.556873" calcext:value-type="float">
            <text:p>9,556873</text:p>
          </table:table-cell>
          <table:table-cell office:value-type="float" office:value="281.602918" calcext:value-type="float">
            <text:p>281,602918</text:p>
          </table:table-cell>
          <table:table-cell office:value-type="float" office:value="0.222375" calcext:value-type="float">
            <text:p>0,222375</text:p>
          </table:table-cell>
          <table:table-cell office:value-type="float" office:value="0.049451" calcext:value-type="float">
            <text:p>0,049451</text:p>
          </table:table-cell>
          <table:table-cell office:value-type="float" office:value="13.058267" calcext:value-type="float">
            <text:p>13,058267</text:p>
          </table:table-cell>
          <table:table-cell office:value-type="float" office:value="270.562058" calcext:value-type="float">
            <text:p>270,562058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325477" calcext:value-type="float">
            <text:p>0,325477</text:p>
          </table:table-cell>
          <table:table-cell office:value-type="float" office:value="0.105935" calcext:value-type="float">
            <text:p>0,105935</text:p>
          </table:table-cell>
          <table:table-cell office:value-type="float" office:value="9.749602" calcext:value-type="float">
            <text:p>9,749602</text:p>
          </table:table-cell>
          <table:table-cell office:value-type="float" office:value="272.531301" calcext:value-type="float">
            <text:p>272,531301</text:p>
          </table:table-cell>
          <table:table-cell office:value-type="float" office:value="0.218947" calcext:value-type="float">
            <text:p>0,218947</text:p>
          </table:table-cell>
          <table:table-cell office:value-type="float" office:value="0.047938" calcext:value-type="float">
            <text:p>0,047938</text:p>
          </table:table-cell>
          <table:table-cell office:value-type="float" office:value="13.193201" calcext:value-type="float">
            <text:p>13,193201</text:p>
          </table:table-cell>
          <table:table-cell office:value-type="float" office:value="264.399965" calcext:value-type="float">
            <text:p>264,399965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323565" calcext:value-type="float">
            <text:p>0,323565</text:p>
          </table:table-cell>
          <table:table-cell office:value-type="float" office:value="0.104694" calcext:value-type="float">
            <text:p>0,104694</text:p>
          </table:table-cell>
          <table:table-cell office:value-type="float" office:value="9.800772" calcext:value-type="float">
            <text:p>9,800772</text:p>
          </table:table-cell>
          <table:table-cell office:value-type="float" office:value="274.945086" calcext:value-type="float">
            <text:p>274,945086</text:p>
          </table:table-cell>
          <table:table-cell office:value-type="float" office:value="0.218377" calcext:value-type="float">
            <text:p>0,218377</text:p>
          </table:table-cell>
          <table:table-cell office:value-type="float" office:value="0.047688" calcext:value-type="float">
            <text:p>0,047688</text:p>
          </table:table-cell>
          <table:table-cell office:value-type="float" office:value="13.215882" calcext:value-type="float">
            <text:p>13,215882</text:p>
          </table:table-cell>
          <table:table-cell office:value-type="float" office:value="263.846434" calcext:value-type="float">
            <text:p>263,846434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323495" calcext:value-type="float">
            <text:p>0,323495</text:p>
          </table:table-cell>
          <table:table-cell office:value-type="float" office:value="0.104649" calcext:value-type="float">
            <text:p>0,104649</text:p>
          </table:table-cell>
          <table:table-cell office:value-type="float" office:value="9.802651" calcext:value-type="float">
            <text:p>9,802651</text:p>
          </table:table-cell>
          <table:table-cell office:value-type="float" office:value="274.951681" calcext:value-type="float">
            <text:p>274,951681</text:p>
          </table:table-cell>
          <table:table-cell office:value-type="float" office:value="0.218296" calcext:value-type="float">
            <text:p>0,218296</text:p>
          </table:table-cell>
          <table:table-cell office:value-type="float" office:value="0.047653" calcext:value-type="float">
            <text:p>0,047653</text:p>
          </table:table-cell>
          <table:table-cell office:value-type="float" office:value="13.219096" calcext:value-type="float">
            <text:p>13,219096</text:p>
          </table:table-cell>
          <table:table-cell office:value-type="float" office:value="266.103714" calcext:value-type="float">
            <text:p>266,103714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3235" calcext:value-type="float">
            <text:p>0,3235</text:p>
          </table:table-cell>
          <table:table-cell office:value-type="float" office:value="0.104652" calcext:value-type="float">
            <text:p>0,104652</text:p>
          </table:table-cell>
          <table:table-cell office:value-type="float" office:value="9.802515" calcext:value-type="float">
            <text:p>9,802515</text:p>
          </table:table-cell>
          <table:table-cell office:value-type="float" office:value="273.042998" calcext:value-type="float">
            <text:p>273,042998</text:p>
          </table:table-cell>
          <table:table-cell office:value-type="float" office:value="0.218273" calcext:value-type="float">
            <text:p>0,218273</text:p>
          </table:table-cell>
          <table:table-cell office:value-type="float" office:value="0.047643" calcext:value-type="float">
            <text:p>0,047643</text:p>
          </table:table-cell>
          <table:table-cell office:value-type="float" office:value="13.220008" calcext:value-type="float">
            <text:p>13,220008</text:p>
          </table:table-cell>
          <table:table-cell office:value-type="float" office:value="264.191951" calcext:value-type="float">
            <text:p>264,191951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3152976" calcext:value-type="float">
            <text:p>3152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576448" calcext:value-type="float">
            <text:p>1576448</text:p>
          </table:table-cell>
          <table:table-cell/>
          <table:table-cell office:value-type="float" office:value="0.015677" calcext:value-type="float">
            <text:p>0,015677</text:p>
          </table:table-cell>
          <table:table-cell office:value-type="float" office:value="0.000246" calcext:value-type="float">
            <text:p>0,000246</text:p>
          </table:table-cell>
          <table:table-cell office:value-type="float" office:value="36.094548" calcext:value-type="float">
            <text:p>36,094548</text:p>
          </table:table-cell>
          <table:table-cell office:value-type="float" office:value="0.204713" calcext:value-type="float">
            <text:p>0,204713</text:p>
          </table:table-cell>
          <table:table-cell office:value-type="float" office:value="0.011607" calcext:value-type="float">
            <text:p>0,011607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38.705954" calcext:value-type="float">
            <text:p>38,705954</text:p>
          </table:table-cell>
          <table:table-cell office:value-type="float" office:value="0.189499" calcext:value-type="float">
            <text:p>0,189499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364672" calcext:value-type="float">
            <text:p>2364672</text:p>
          </table:table-cell>
          <table:table-cell/>
          <table:table-cell office:value-type="float" office:value="0.016032" calcext:value-type="float">
            <text:p>0,016032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35.900424" calcext:value-type="float">
            <text:p>35,900424</text:p>
          </table:table-cell>
          <table:table-cell office:value-type="float" office:value="0.111253" calcext:value-type="float">
            <text:p>0,111253</text:p>
          </table:table-cell>
          <table:table-cell office:value-type="float" office:value="0.011758" calcext:value-type="float">
            <text:p>0,011758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38.593203" calcext:value-type="float">
            <text:p>38,593203</text:p>
          </table:table-cell>
          <table:table-cell office:value-type="float" office:value="0.286135" calcext:value-type="float">
            <text:p>0,286135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3152900" calcext:value-type="float">
            <text:p>3152900</text:p>
          </table:table-cell>
          <table:table-cell/>
          <table:table-cell office:value-type="float" office:value="0.016233" calcext:value-type="float">
            <text:p>0,016233</text:p>
          </table:table-cell>
          <table:table-cell office:value-type="float" office:value="0.000264" calcext:value-type="float">
            <text:p>0,000264</text:p>
          </table:table-cell>
          <table:table-cell office:value-type="float" office:value="35.792117" calcext:value-type="float">
            <text:p>35,792117</text:p>
          </table:table-cell>
          <table:table-cell office:value-type="float" office:value="0.223258" calcext:value-type="float">
            <text:p>0,223258</text:p>
          </table:table-cell>
          <table:table-cell office:value-type="float" office:value="0.011871" calcext:value-type="float">
            <text:p>0,011871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38.510173" calcext:value-type="float">
            <text:p>38,510173</text:p>
          </table:table-cell>
          <table:table-cell office:value-type="float" office:value="0.219836" calcext:value-type="float">
            <text:p>0,219836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3941124" calcext:value-type="float">
            <text:p>3941124</text:p>
          </table:table-cell>
          <table:table-cell/>
          <table:table-cell office:value-type="float" office:value="0.016289" calcext:value-type="float">
            <text:p>0,016289</text:p>
          </table:table-cell>
          <table:table-cell office:value-type="float" office:value="0.000265" calcext:value-type="float">
            <text:p>0,000265</text:p>
          </table:table-cell>
          <table:table-cell office:value-type="float" office:value="35.762205" calcext:value-type="float">
            <text:p>35,762205</text:p>
          </table:table-cell>
          <table:table-cell office:value-type="float" office:value="0.295458" calcext:value-type="float">
            <text:p>0,295458</text:p>
          </table:table-cell>
          <table:table-cell office:value-type="float" office:value="0.011903" calcext:value-type="float">
            <text:p>0,011903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38.48702" calcext:value-type="float">
            <text:p>38,48702</text:p>
          </table:table-cell>
          <table:table-cell office:value-type="float" office:value="0.222734" calcext:value-type="float">
            <text:p>0,222734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35598" calcext:value-type="float">
            <text:p>0,035598</text:p>
          </table:table-cell>
          <table:table-cell office:value-type="float" office:value="0.001267" calcext:value-type="float">
            <text:p>0,001267</text:p>
          </table:table-cell>
          <table:table-cell office:value-type="float" office:value="28.9715" calcext:value-type="float">
            <text:p>28,9715</text:p>
          </table:table-cell>
          <table:table-cell office:value-type="float" office:value="15.290119" calcext:value-type="float">
            <text:p>15,290119</text:p>
          </table:table-cell>
          <table:table-cell office:value-type="float" office:value="0.021284" calcext:value-type="float">
            <text:p>0,021284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33.438943" calcext:value-type="float">
            <text:p>33,438943</text:p>
          </table:table-cell>
          <table:table-cell office:value-type="float" office:value="16.466616" calcext:value-type="float">
            <text:p>16,466616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37117" calcext:value-type="float">
            <text:p>0,037117</text:p>
          </table:table-cell>
          <table:table-cell office:value-type="float" office:value="0.001378" calcext:value-type="float">
            <text:p>0,001378</text:p>
          </table:table-cell>
          <table:table-cell office:value-type="float" office:value="28.60859" calcext:value-type="float">
            <text:p>28,60859</text:p>
          </table:table-cell>
          <table:table-cell office:value-type="float" office:value="22.982319" calcext:value-type="float">
            <text:p>22,982319</text:p>
          </table:table-cell>
          <table:table-cell office:value-type="float" office:value="0.022522" calcext:value-type="float">
            <text:p>0,022522</text:p>
          </table:table-cell>
          <table:table-cell office:value-type="float" office:value="0.000507" calcext:value-type="float">
            <text:p>0,000507</text:p>
          </table:table-cell>
          <table:table-cell office:value-type="float" office:value="32.947847" calcext:value-type="float">
            <text:p>32,947847</text:p>
          </table:table-cell>
          <table:table-cell office:value-type="float" office:value="24.175256" calcext:value-type="float">
            <text:p>24,175256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38186" calcext:value-type="float">
            <text:p>0,038186</text:p>
          </table:table-cell>
          <table:table-cell office:value-type="float" office:value="0.001458" calcext:value-type="float">
            <text:p>0,001458</text:p>
          </table:table-cell>
          <table:table-cell office:value-type="float" office:value="28.361859" calcext:value-type="float">
            <text:p>28,361859</text:p>
          </table:table-cell>
          <table:table-cell office:value-type="float" office:value="26.364719" calcext:value-type="float">
            <text:p>26,364719</text:p>
          </table:table-cell>
          <table:table-cell office:value-type="float" office:value="0.022929" calcext:value-type="float">
            <text:p>0,022929</text:p>
          </table:table-cell>
          <table:table-cell office:value-type="float" office:value="0.000526" calcext:value-type="float">
            <text:p>0,000526</text:p>
          </table:table-cell>
          <table:table-cell office:value-type="float" office:value="32.792292" calcext:value-type="float">
            <text:p>32,792292</text:p>
          </table:table-cell>
          <table:table-cell office:value-type="float" office:value="27.332348" calcext:value-type="float">
            <text:p>27,332348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3846" calcext:value-type="float">
            <text:p>0,03846</text:p>
          </table:table-cell>
          <table:table-cell office:value-type="float" office:value="0.001479" calcext:value-type="float">
            <text:p>0,001479</text:p>
          </table:table-cell>
          <table:table-cell office:value-type="float" office:value="28.299862" calcext:value-type="float">
            <text:p>28,299862</text:p>
          </table:table-cell>
          <table:table-cell office:value-type="float" office:value="27.161791" calcext:value-type="float">
            <text:p>27,161791</text:p>
          </table:table-cell>
          <table:table-cell office:value-type="float" office:value="0.023029" calcext:value-type="float">
            <text:p>0,023029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32.754456" calcext:value-type="float">
            <text:p>32,754456</text:p>
          </table:table-cell>
          <table:table-cell office:value-type="float" office:value="27.931842" calcext:value-type="float">
            <text:p>27,931842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37195" calcext:value-type="float">
            <text:p>0,037195</text:p>
          </table:table-cell>
          <table:table-cell office:value-type="float" office:value="0.001383" calcext:value-type="float">
            <text:p>0,001383</text:p>
          </table:table-cell>
          <table:table-cell office:value-type="float" office:value="28.590408" calcext:value-type="float">
            <text:p>28,590408</text:p>
          </table:table-cell>
          <table:table-cell office:value-type="float" office:value="28.859197" calcext:value-type="float">
            <text:p>28,859197</text:p>
          </table:table-cell>
          <table:table-cell office:value-type="float" office:value="0.024549" calcext:value-type="float">
            <text:p>0,024549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32.199224" calcext:value-type="float">
            <text:p>32,199224</text:p>
          </table:table-cell>
          <table:table-cell office:value-type="float" office:value="29.000577" calcext:value-type="float">
            <text:p>29,000577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35108" calcext:value-type="float">
            <text:p>0,035108</text:p>
          </table:table-cell>
          <table:table-cell office:value-type="float" office:value="0.001233" calcext:value-type="float">
            <text:p>0,001233</text:p>
          </table:table-cell>
          <table:table-cell office:value-type="float" office:value="29.091951" calcext:value-type="float">
            <text:p>29,091951</text:p>
          </table:table-cell>
          <table:table-cell office:value-type="float" office:value="23.886236" calcext:value-type="float">
            <text:p>23,886236</text:p>
          </table:table-cell>
          <table:table-cell office:value-type="float" office:value="0.024078" calcext:value-type="float">
            <text:p>0,024078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32.367569" calcext:value-type="float">
            <text:p>32,367569</text:p>
          </table:table-cell>
          <table:table-cell office:value-type="float" office:value="24.772352" calcext:value-type="float">
            <text:p>24,772352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351" calcext:value-type="float">
            <text:p>0,0351</text:p>
          </table:table-cell>
          <table:table-cell office:value-type="float" office:value="0.001232" calcext:value-type="float">
            <text:p>0,001232</text:p>
          </table:table-cell>
          <table:table-cell office:value-type="float" office:value="29.093896" calcext:value-type="float">
            <text:p>29,093896</text:p>
          </table:table-cell>
          <table:table-cell office:value-type="float" office:value="23.014628" calcext:value-type="float">
            <text:p>23,014628</text:p>
          </table:table-cell>
          <table:table-cell office:value-type="float" office:value="0.023911" calcext:value-type="float">
            <text:p>0,023911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32.427983" calcext:value-type="float">
            <text:p>32,427983</text:p>
          </table:table-cell>
          <table:table-cell office:value-type="float" office:value="24.351288" calcext:value-type="float">
            <text:p>24,351288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35099" calcext:value-type="float">
            <text:p>0,035099</text:p>
          </table:table-cell>
          <table:table-cell office:value-type="float" office:value="0.001232" calcext:value-type="float">
            <text:p>0,001232</text:p>
          </table:table-cell>
          <table:table-cell office:value-type="float" office:value="29.094208" calcext:value-type="float">
            <text:p>29,094208</text:p>
          </table:table-cell>
          <table:table-cell office:value-type="float" office:value="22.824994" calcext:value-type="float">
            <text:p>22,824994</text:p>
          </table:table-cell>
          <table:table-cell office:value-type="float" office:value="0.024019" calcext:value-type="float">
            <text:p>0,024019</text:p>
          </table:table-cell>
          <table:table-cell office:value-type="float" office:value="0.000577" calcext:value-type="float">
            <text:p>0,000577</text:p>
          </table:table-cell>
          <table:table-cell office:value-type="float" office:value="32.388889" calcext:value-type="float">
            <text:p>32,388889</text:p>
          </table:table-cell>
          <table:table-cell office:value-type="float" office:value="29.993032" calcext:value-type="float">
            <text:p>29,993032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46908" calcext:value-type="float">
            <text:p>0,046908</text:p>
          </table:table-cell>
          <table:table-cell office:value-type="float" office:value="0.0022" calcext:value-type="float">
            <text:p>0,0022</text:p>
          </table:table-cell>
          <table:table-cell office:value-type="float" office:value="26.575101" calcext:value-type="float">
            <text:p>26,575101</text:p>
          </table:table-cell>
          <table:table-cell office:value-type="float" office:value="38.187703" calcext:value-type="float">
            <text:p>38,187703</text:p>
          </table:table-cell>
          <table:table-cell office:value-type="float" office:value="0.031085" calcext:value-type="float">
            <text:p>0,031085</text:p>
          </table:table-cell>
          <table:table-cell office:value-type="float" office:value="0.000966" calcext:value-type="float">
            <text:p>0,000966</text:p>
          </table:table-cell>
          <table:table-cell office:value-type="float" office:value="30.148987" calcext:value-type="float">
            <text:p>30,148987</text:p>
          </table:table-cell>
          <table:table-cell office:value-type="float" office:value="59.090797" calcext:value-type="float">
            <text:p>59,090797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50492" calcext:value-type="float">
            <text:p>0,050492</text:p>
          </table:table-cell>
          <table:table-cell office:value-type="float" office:value="0.002549" calcext:value-type="float">
            <text:p>0,002549</text:p>
          </table:table-cell>
          <table:table-cell office:value-type="float" office:value="25.935528" calcext:value-type="float">
            <text:p>25,935528</text:p>
          </table:table-cell>
          <table:table-cell office:value-type="float" office:value="40.137017" calcext:value-type="float">
            <text:p>40,137017</text:p>
          </table:table-cell>
          <table:table-cell office:value-type="float" office:value="0.03334" calcext:value-type="float">
            <text:p>0,03334</text:p>
          </table:table-cell>
          <table:table-cell office:value-type="float" office:value="0.001112" calcext:value-type="float">
            <text:p>0,001112</text:p>
          </table:table-cell>
          <table:table-cell office:value-type="float" office:value="29.540564" calcext:value-type="float">
            <text:p>29,540564</text:p>
          </table:table-cell>
          <table:table-cell office:value-type="float" office:value="76.875119" calcext:value-type="float">
            <text:p>76,875119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52049" calcext:value-type="float">
            <text:p>0,052049</text:p>
          </table:table-cell>
          <table:table-cell office:value-type="float" office:value="0.002709" calcext:value-type="float">
            <text:p>0,002709</text:p>
          </table:table-cell>
          <table:table-cell office:value-type="float" office:value="25.671795" calcext:value-type="float">
            <text:p>25,671795</text:p>
          </table:table-cell>
          <table:table-cell office:value-type="float" office:value="41.712557" calcext:value-type="float">
            <text:p>41,712557</text:p>
          </table:table-cell>
          <table:table-cell office:value-type="float" office:value="0.033981" calcext:value-type="float">
            <text:p>0,033981</text:p>
          </table:table-cell>
          <table:table-cell office:value-type="float" office:value="0.001155" calcext:value-type="float">
            <text:p>0,001155</text:p>
          </table:table-cell>
          <table:table-cell office:value-type="float" office:value="29.375235" calcext:value-type="float">
            <text:p>29,375235</text:p>
          </table:table-cell>
          <table:table-cell office:value-type="float" office:value="82.501285" calcext:value-type="float">
            <text:p>82,501285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52435" calcext:value-type="float">
            <text:p>0,052435</text:p>
          </table:table-cell>
          <table:table-cell office:value-type="float" office:value="0.002749" calcext:value-type="float">
            <text:p>0,002749</text:p>
          </table:table-cell>
          <table:table-cell office:value-type="float" office:value="25.607616" calcext:value-type="float">
            <text:p>25,607616</text:p>
          </table:table-cell>
          <table:table-cell office:value-type="float" office:value="42.361865" calcext:value-type="float">
            <text:p>42,361865</text:p>
          </table:table-cell>
          <table:table-cell office:value-type="float" office:value="0.034144" calcext:value-type="float">
            <text:p>0,034144</text:p>
          </table:table-cell>
          <table:table-cell office:value-type="float" office:value="0.001166" calcext:value-type="float">
            <text:p>0,001166</text:p>
          </table:table-cell>
          <table:table-cell office:value-type="float" office:value="29.333761" calcext:value-type="float">
            <text:p>29,333761</text:p>
          </table:table-cell>
          <table:table-cell office:value-type="float" office:value="84.732987" calcext:value-type="float">
            <text:p>84,732987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68576" calcext:value-type="float">
            <text:p>0,068576</text:p>
          </table:table-cell>
          <table:table-cell office:value-type="float" office:value="0.004703" calcext:value-type="float">
            <text:p>0,004703</text:p>
          </table:table-cell>
          <table:table-cell office:value-type="float" office:value="23.276563" calcext:value-type="float">
            <text:p>23,276563</text:p>
          </table:table-cell>
          <table:table-cell office:value-type="float" office:value="81.675787" calcext:value-type="float">
            <text:p>81,675787</text:p>
          </table:table-cell>
          <table:table-cell office:value-type="float" office:value="0.035825" calcext:value-type="float">
            <text:p>0,035825</text:p>
          </table:table-cell>
          <table:table-cell office:value-type="float" office:value="0.001283" calcext:value-type="float">
            <text:p>0,001283</text:p>
          </table:table-cell>
          <table:table-cell office:value-type="float" office:value="28.916203" calcext:value-type="float">
            <text:p>28,916203</text:p>
          </table:table-cell>
          <table:table-cell office:value-type="float" office:value="99.096711" calcext:value-type="float">
            <text:p>99,096711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65771" calcext:value-type="float">
            <text:p>0,065771</text:p>
          </table:table-cell>
          <table:table-cell office:value-type="float" office:value="0.004326" calcext:value-type="float">
            <text:p>0,004326</text:p>
          </table:table-cell>
          <table:table-cell office:value-type="float" office:value="23.639349" calcext:value-type="float">
            <text:p>23,639349</text:p>
          </table:table-cell>
          <table:table-cell office:value-type="float" office:value="61.431902" calcext:value-type="float">
            <text:p>61,431902</text:p>
          </table:table-cell>
          <table:table-cell office:value-type="float" office:value="0.035536" calcext:value-type="float">
            <text:p>0,035536</text:p>
          </table:table-cell>
          <table:table-cell office:value-type="float" office:value="0.001263" calcext:value-type="float">
            <text:p>0,001263</text:p>
          </table:table-cell>
          <table:table-cell office:value-type="float" office:value="28.986674" calcext:value-type="float">
            <text:p>28,986674</text:p>
          </table:table-cell>
          <table:table-cell office:value-type="float" office:value="76.551381" calcext:value-type="float">
            <text:p>76,551381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66477" calcext:value-type="float">
            <text:p>0,066477</text:p>
          </table:table-cell>
          <table:table-cell office:value-type="float" office:value="0.004419" calcext:value-type="float">
            <text:p>0,004419</text:p>
          </table:table-cell>
          <table:table-cell office:value-type="float" office:value="23.546544" calcext:value-type="float">
            <text:p>23,546544</text:p>
          </table:table-cell>
          <table:table-cell office:value-type="float" office:value="61.600365" calcext:value-type="float">
            <text:p>61,600365</text:p>
          </table:table-cell>
          <table:table-cell office:value-type="float" office:value="0.035621" calcext:value-type="float">
            <text:p>0,035621</text:p>
          </table:table-cell>
          <table:table-cell office:value-type="float" office:value="0.001269" calcext:value-type="float">
            <text:p>0,001269</text:p>
          </table:table-cell>
          <table:table-cell office:value-type="float" office:value="28.96579" calcext:value-type="float">
            <text:p>28,96579</text:p>
          </table:table-cell>
          <table:table-cell office:value-type="float" office:value="70.068498" calcext:value-type="float">
            <text:p>70,068498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6649" calcext:value-type="float">
            <text:p>0,06649</text:p>
          </table:table-cell>
          <table:table-cell office:value-type="float" office:value="0.004421" calcext:value-type="float">
            <text:p>0,004421</text:p>
          </table:table-cell>
          <table:table-cell office:value-type="float" office:value="23.544918" calcext:value-type="float">
            <text:p>23,544918</text:p>
          </table:table-cell>
          <table:table-cell office:value-type="float" office:value="60.089818" calcext:value-type="float">
            <text:p>60,089818</text:p>
          </table:table-cell>
          <table:table-cell office:value-type="float" office:value="0.035653" calcext:value-type="float">
            <text:p>0,035653</text:p>
          </table:table-cell>
          <table:table-cell office:value-type="float" office:value="0.001271" calcext:value-type="float">
            <text:p>0,001271</text:p>
          </table:table-cell>
          <table:table-cell office:value-type="float" office:value="28.958102" calcext:value-type="float">
            <text:p>28,958102</text:p>
          </table:table-cell>
          <table:table-cell office:value-type="float" office:value="71.720175" calcext:value-type="float">
            <text:p>71,720175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72617" calcext:value-type="float">
            <text:p>0,072617</text:p>
          </table:table-cell>
          <table:table-cell office:value-type="float" office:value="0.005273" calcext:value-type="float">
            <text:p>0,005273</text:p>
          </table:table-cell>
          <table:table-cell office:value-type="float" office:value="22.779188" calcext:value-type="float">
            <text:p>22,779188</text:p>
          </table:table-cell>
          <table:table-cell office:value-type="float" office:value="35.732956" calcext:value-type="float">
            <text:p>35,732956</text:p>
          </table:table-cell>
          <table:table-cell office:value-type="float" office:value="0.053133" calcext:value-type="float">
            <text:p>0,053133</text:p>
          </table:table-cell>
          <table:table-cell office:value-type="float" office:value="0.002823" calcext:value-type="float">
            <text:p>0,002823</text:p>
          </table:table-cell>
          <table:table-cell office:value-type="float" office:value="25.492653" calcext:value-type="float">
            <text:p>25,492653</text:p>
          </table:table-cell>
          <table:table-cell office:value-type="float" office:value="37.796812" calcext:value-type="float">
            <text:p>37,796812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74268" calcext:value-type="float">
            <text:p>0,074268</text:p>
          </table:table-cell>
          <table:table-cell office:value-type="float" office:value="0.005516" calcext:value-type="float">
            <text:p>0,005516</text:p>
          </table:table-cell>
          <table:table-cell office:value-type="float" office:value="22.583939" calcext:value-type="float">
            <text:p>22,583939</text:p>
          </table:table-cell>
          <table:table-cell office:value-type="float" office:value="39.891448" calcext:value-type="float">
            <text:p>39,891448</text:p>
          </table:table-cell>
          <table:table-cell office:value-type="float" office:value="0.053908" calcext:value-type="float">
            <text:p>0,053908</text:p>
          </table:table-cell>
          <table:table-cell office:value-type="float" office:value="0.002906" calcext:value-type="float">
            <text:p>0,002906</text:p>
          </table:table-cell>
          <table:table-cell office:value-type="float" office:value="25.367016" calcext:value-type="float">
            <text:p>25,367016</text:p>
          </table:table-cell>
          <table:table-cell office:value-type="float" office:value="34.889283" calcext:value-type="float">
            <text:p>34,889283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74681" calcext:value-type="float">
            <text:p>0,074681</text:p>
          </table:table-cell>
          <table:table-cell office:value-type="float" office:value="0.005577" calcext:value-type="float">
            <text:p>0,005577</text:p>
          </table:table-cell>
          <table:table-cell office:value-type="float" office:value="22.535833" calcext:value-type="float">
            <text:p>22,535833</text:p>
          </table:table-cell>
          <table:table-cell office:value-type="float" office:value="39.699255" calcext:value-type="float">
            <text:p>39,699255</text:p>
          </table:table-cell>
          <table:table-cell office:value-type="float" office:value="0.054131" calcext:value-type="float">
            <text:p>0,054131</text:p>
          </table:table-cell>
          <table:table-cell office:value-type="float" office:value="0.00293" calcext:value-type="float">
            <text:p>0,00293</text:p>
          </table:table-cell>
          <table:table-cell office:value-type="float" office:value="25.331039" calcext:value-type="float">
            <text:p>25,331039</text:p>
          </table:table-cell>
          <table:table-cell office:value-type="float" office:value="34.418353" calcext:value-type="float">
            <text:p>34,418353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74783" calcext:value-type="float">
            <text:p>0,074783</text:p>
          </table:table-cell>
          <table:table-cell office:value-type="float" office:value="0.005593" calcext:value-type="float">
            <text:p>0,005593</text:p>
          </table:table-cell>
          <table:table-cell office:value-type="float" office:value="22.523938" calcext:value-type="float">
            <text:p>22,523938</text:p>
          </table:table-cell>
          <table:table-cell office:value-type="float" office:value="38.720818" calcext:value-type="float">
            <text:p>38,720818</text:p>
          </table:table-cell>
          <table:table-cell office:value-type="float" office:value="0.054188" calcext:value-type="float">
            <text:p>0,054188</text:p>
          </table:table-cell>
          <table:table-cell office:value-type="float" office:value="0.002936" calcext:value-type="float">
            <text:p>0,002936</text:p>
          </table:table-cell>
          <table:table-cell office:value-type="float" office:value="25.32188" calcext:value-type="float">
            <text:p>25,32188</text:p>
          </table:table-cell>
          <table:table-cell office:value-type="float" office:value="34.308593" calcext:value-type="float">
            <text:p>34,308593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6823" calcext:value-type="float">
            <text:p>0,06823</text:p>
          </table:table-cell>
          <table:table-cell office:value-type="float" office:value="0.004655" calcext:value-type="float">
            <text:p>0,004655</text:p>
          </table:table-cell>
          <table:table-cell office:value-type="float" office:value="23.320532" calcext:value-type="float">
            <text:p>23,320532</text:p>
          </table:table-cell>
          <table:table-cell office:value-type="float" office:value="37.255653" calcext:value-type="float">
            <text:p>37,255653</text:p>
          </table:table-cell>
          <table:table-cell office:value-type="float" office:value="0.055497" calcext:value-type="float">
            <text:p>0,055497</text:p>
          </table:table-cell>
          <table:table-cell office:value-type="float" office:value="0.00308" calcext:value-type="float">
            <text:p>0,00308</text:p>
          </table:table-cell>
          <table:table-cell office:value-type="float" office:value="25.114566" calcext:value-type="float">
            <text:p>25,114566</text:p>
          </table:table-cell>
          <table:table-cell office:value-type="float" office:value="55.315148" calcext:value-type="float">
            <text:p>55,315148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67334" calcext:value-type="float">
            <text:p>0,067334</text:p>
          </table:table-cell>
          <table:table-cell office:value-type="float" office:value="0.004534" calcext:value-type="float">
            <text:p>0,004534</text:p>
          </table:table-cell>
          <table:table-cell office:value-type="float" office:value="23.435281" calcext:value-type="float">
            <text:p>23,435281</text:p>
          </table:table-cell>
          <table:table-cell office:value-type="float" office:value="36.217188" calcext:value-type="float">
            <text:p>36,217188</text:p>
          </table:table-cell>
          <table:table-cell office:value-type="float" office:value="0.055054" calcext:value-type="float">
            <text:p>0,055054</text:p>
          </table:table-cell>
          <table:table-cell office:value-type="float" office:value="0.003031" calcext:value-type="float">
            <text:p>0,003031</text:p>
          </table:table-cell>
          <table:table-cell office:value-type="float" office:value="25.184184" calcext:value-type="float">
            <text:p>25,184184</text:p>
          </table:table-cell>
          <table:table-cell office:value-type="float" office:value="56.734484" calcext:value-type="float">
            <text:p>56,734484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67148" calcext:value-type="float">
            <text:p>0,067148</text:p>
          </table:table-cell>
          <table:table-cell office:value-type="float" office:value="0.004509" calcext:value-type="float">
            <text:p>0,004509</text:p>
          </table:table-cell>
          <table:table-cell office:value-type="float" office:value="23.459392" calcext:value-type="float">
            <text:p>23,459392</text:p>
          </table:table-cell>
          <table:table-cell office:value-type="float" office:value="36.112348" calcext:value-type="float">
            <text:p>36,112348</text:p>
          </table:table-cell>
          <table:table-cell office:value-type="float" office:value="0.054963" calcext:value-type="float">
            <text:p>0,054963</text:p>
          </table:table-cell>
          <table:table-cell office:value-type="float" office:value="0.003021" calcext:value-type="float">
            <text:p>0,003021</text:p>
          </table:table-cell>
          <table:table-cell office:value-type="float" office:value="25.198582" calcext:value-type="float">
            <text:p>25,198582</text:p>
          </table:table-cell>
          <table:table-cell office:value-type="float" office:value="64.502668" calcext:value-type="float">
            <text:p>64,502668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67103" calcext:value-type="float">
            <text:p>0,067103</text:p>
          </table:table-cell>
          <table:table-cell office:value-type="float" office:value="0.004503" calcext:value-type="float">
            <text:p>0,004503</text:p>
          </table:table-cell>
          <table:table-cell office:value-type="float" office:value="23.465108" calcext:value-type="float">
            <text:p>23,465108</text:p>
          </table:table-cell>
          <table:table-cell office:value-type="float" office:value="36.099125" calcext:value-type="float">
            <text:p>36,099125</text:p>
          </table:table-cell>
          <table:table-cell office:value-type="float" office:value="0.054942" calcext:value-type="float">
            <text:p>0,054942</text:p>
          </table:table-cell>
          <table:table-cell office:value-type="float" office:value="0.003019" calcext:value-type="float">
            <text:p>0,003019</text:p>
          </table:table-cell>
          <table:table-cell office:value-type="float" office:value="25.201853" calcext:value-type="float">
            <text:p>25,201853</text:p>
          </table:table-cell>
          <table:table-cell office:value-type="float" office:value="49.280162" calcext:value-type="float">
            <text:p>49,280162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71668" calcext:value-type="float">
            <text:p>0,071668</text:p>
          </table:table-cell>
          <table:table-cell office:value-type="float" office:value="0.005136" calcext:value-type="float">
            <text:p>0,005136</text:p>
          </table:table-cell>
          <table:table-cell office:value-type="float" office:value="22.893495" calcext:value-type="float">
            <text:p>22,893495</text:p>
          </table:table-cell>
          <table:table-cell office:value-type="float" office:value="25.04341" calcext:value-type="float">
            <text:p>25,04341</text:p>
          </table:table-cell>
          <table:table-cell office:value-type="float" office:value="0.060284" calcext:value-type="float">
            <text:p>0,060284</text:p>
          </table:table-cell>
          <table:table-cell office:value-type="float" office:value="0.003634" calcext:value-type="float">
            <text:p>0,003634</text:p>
          </table:table-cell>
          <table:table-cell office:value-type="float" office:value="24.39593" calcext:value-type="float">
            <text:p>24,39593</text:p>
          </table:table-cell>
          <table:table-cell office:value-type="float" office:value="31.150627" calcext:value-type="float">
            <text:p>31,150627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71159" calcext:value-type="float">
            <text:p>0,071159</text:p>
          </table:table-cell>
          <table:table-cell office:value-type="float" office:value="0.005064" calcext:value-type="float">
            <text:p>0,005064</text:p>
          </table:table-cell>
          <table:table-cell office:value-type="float" office:value="22.955427" calcext:value-type="float">
            <text:p>22,955427</text:p>
          </table:table-cell>
          <table:table-cell office:value-type="float" office:value="19.754248" calcext:value-type="float">
            <text:p>19,754248</text:p>
          </table:table-cell>
          <table:table-cell office:value-type="float" office:value="0.058059" calcext:value-type="float">
            <text:p>0,058059</text:p>
          </table:table-cell>
          <table:table-cell office:value-type="float" office:value="0.003371" calcext:value-type="float">
            <text:p>0,003371</text:p>
          </table:table-cell>
          <table:table-cell office:value-type="float" office:value="24.722636" calcext:value-type="float">
            <text:p>24,722636</text:p>
          </table:table-cell>
          <table:table-cell office:value-type="float" office:value="25.783202" calcext:value-type="float">
            <text:p>25,783202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71156" calcext:value-type="float">
            <text:p>0,071156</text:p>
          </table:table-cell>
          <table:table-cell office:value-type="float" office:value="0.005063" calcext:value-type="float">
            <text:p>0,005063</text:p>
          </table:table-cell>
          <table:table-cell office:value-type="float" office:value="22.955741" calcext:value-type="float">
            <text:p>22,955741</text:p>
          </table:table-cell>
          <table:table-cell office:value-type="float" office:value="20.27157" calcext:value-type="float">
            <text:p>20,27157</text:p>
          </table:table-cell>
          <table:table-cell office:value-type="float" office:value="0.058265" calcext:value-type="float">
            <text:p>0,058265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24.691817" calcext:value-type="float">
            <text:p>24,691817</text:p>
          </table:table-cell>
          <table:table-cell office:value-type="float" office:value="26.811485" calcext:value-type="float">
            <text:p>26,811485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71166" calcext:value-type="float">
            <text:p>0,071166</text:p>
          </table:table-cell>
          <table:table-cell office:value-type="float" office:value="0.005065" calcext:value-type="float">
            <text:p>0,005065</text:p>
          </table:table-cell>
          <table:table-cell office:value-type="float" office:value="22.95455" calcext:value-type="float">
            <text:p>22,95455</text:p>
          </table:table-cell>
          <table:table-cell office:value-type="float" office:value="20.330058" calcext:value-type="float">
            <text:p>20,330058</text:p>
          </table:table-cell>
          <table:table-cell office:value-type="float" office:value="0.058296" calcext:value-type="float">
            <text:p>0,058296</text:p>
          </table:table-cell>
          <table:table-cell office:value-type="float" office:value="0.003398" calcext:value-type="float">
            <text:p>0,003398</text:p>
          </table:table-cell>
          <table:table-cell office:value-type="float" office:value="24.68727" calcext:value-type="float">
            <text:p>24,68727</text:p>
          </table:table-cell>
          <table:table-cell office:value-type="float" office:value="26.873091" calcext:value-type="float">
            <text:p>26,873091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107042" calcext:value-type="float">
            <text:p>0,107042</text:p>
          </table:table-cell>
          <table:table-cell office:value-type="float" office:value="0.011458" calcext:value-type="float">
            <text:p>0,011458</text:p>
          </table:table-cell>
          <table:table-cell office:value-type="float" office:value="19.408908" calcext:value-type="float">
            <text:p>19,408908</text:p>
          </table:table-cell>
          <table:table-cell office:value-type="float" office:value="61.762095" calcext:value-type="float">
            <text:p>61,762095</text:p>
          </table:table-cell>
          <table:table-cell office:value-type="float" office:value="0.071327" calcext:value-type="float">
            <text:p>0,071327</text:p>
          </table:table-cell>
          <table:table-cell office:value-type="float" office:value="0.005087" calcext:value-type="float">
            <text:p>0,005087</text:p>
          </table:table-cell>
          <table:table-cell office:value-type="float" office:value="22.934975" calcext:value-type="float">
            <text:p>22,934975</text:p>
          </table:table-cell>
          <table:table-cell office:value-type="float" office:value="59.152312" calcext:value-type="float">
            <text:p>59,152312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140967" calcext:value-type="float">
            <text:p>0,140967</text:p>
          </table:table-cell>
          <table:table-cell office:value-type="float" office:value="0.019872" calcext:value-type="float">
            <text:p>0,019872</text:p>
          </table:table-cell>
          <table:table-cell office:value-type="float" office:value="17.01762" calcext:value-type="float">
            <text:p>17,01762</text:p>
          </table:table-cell>
          <table:table-cell office:value-type="float" office:value="98.653491" calcext:value-type="float">
            <text:p>98,653491</text:p>
          </table:table-cell>
          <table:table-cell office:value-type="float" office:value="0.094345" calcext:value-type="float">
            <text:p>0,094345</text:p>
          </table:table-cell>
          <table:table-cell office:value-type="float" office:value="0.008901" calcext:value-type="float">
            <text:p>0,008901</text:p>
          </table:table-cell>
          <table:table-cell office:value-type="float" office:value="20.505642" calcext:value-type="float">
            <text:p>20,505642</text:p>
          </table:table-cell>
          <table:table-cell office:value-type="float" office:value="98.553722" calcext:value-type="float">
            <text:p>98,553722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182689" calcext:value-type="float">
            <text:p>0,182689</text:p>
          </table:table-cell>
          <table:table-cell office:value-type="float" office:value="0.033375" calcext:value-type="float">
            <text:p>0,033375</text:p>
          </table:table-cell>
          <table:table-cell office:value-type="float" office:value="14.765768" calcext:value-type="float">
            <text:p>14,765768</text:p>
          </table:table-cell>
          <table:table-cell office:value-type="float" office:value="83.879436" calcext:value-type="float">
            <text:p>83,879436</text:p>
          </table:table-cell>
          <table:table-cell office:value-type="float" office:value="0.118771" calcext:value-type="float">
            <text:p>0,118771</text:p>
          </table:table-cell>
          <table:table-cell office:value-type="float" office:value="0.014107" calcext:value-type="float">
            <text:p>0,014107</text:p>
          </table:table-cell>
          <table:table-cell office:value-type="float" office:value="18.505771" calcext:value-type="float">
            <text:p>18,505771</text:p>
          </table:table-cell>
          <table:table-cell office:value-type="float" office:value="107.727133" calcext:value-type="float">
            <text:p>107,727133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231936" calcext:value-type="float">
            <text:p>0,231936</text:p>
          </table:table-cell>
          <table:table-cell office:value-type="float" office:value="0.053794" calcext:value-type="float">
            <text:p>0,053794</text:p>
          </table:table-cell>
          <table:table-cell office:value-type="float" office:value="12.692633" calcext:value-type="float">
            <text:p>12,692633</text:p>
          </table:table-cell>
          <table:table-cell office:value-type="float" office:value="125.981551" calcext:value-type="float">
            <text:p>125,981551</text:p>
          </table:table-cell>
          <table:table-cell office:value-type="float" office:value="0.148897" calcext:value-type="float">
            <text:p>0,14889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6.542261" calcext:value-type="float">
            <text:p>16,542261</text:p>
          </table:table-cell>
          <table:table-cell office:value-type="float" office:value="133.303032" calcext:value-type="float">
            <text:p>133,303032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235454" calcext:value-type="float">
            <text:p>0,235454</text:p>
          </table:table-cell>
          <table:table-cell office:value-type="float" office:value="0.055439" calcext:value-type="float">
            <text:p>0,055439</text:p>
          </table:table-cell>
          <table:table-cell office:value-type="float" office:value="12.56187" calcext:value-type="float">
            <text:p>12,56187</text:p>
          </table:table-cell>
          <table:table-cell office:value-type="float" office:value="140.699949" calcext:value-type="float">
            <text:p>140,699949</text:p>
          </table:table-cell>
          <table:table-cell office:value-type="float" office:value="0.149791" calcext:value-type="float">
            <text:p>0,149791</text:p>
          </table:table-cell>
          <table:table-cell office:value-type="float" office:value="0.022437" calcext:value-type="float">
            <text:p>0,022437</text:p>
          </table:table-cell>
          <table:table-cell office:value-type="float" office:value="16.490296" calcext:value-type="float">
            <text:p>16,490296</text:p>
          </table:table-cell>
          <table:table-cell office:value-type="float" office:value="129.898323" calcext:value-type="float">
            <text:p>129,898323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234869" calcext:value-type="float">
            <text:p>0,234869</text:p>
          </table:table-cell>
          <table:table-cell office:value-type="float" office:value="0.055163" calcext:value-type="float">
            <text:p>0,055163</text:p>
          </table:table-cell>
          <table:table-cell office:value-type="float" office:value="12.5835" calcext:value-type="float">
            <text:p>12,5835</text:p>
          </table:table-cell>
          <table:table-cell office:value-type="float" office:value="160.264548" calcext:value-type="float">
            <text:p>160,264548</text:p>
          </table:table-cell>
          <table:table-cell office:value-type="float" office:value="0.149069" calcext:value-type="float">
            <text:p>0,149069</text:p>
          </table:table-cell>
          <table:table-cell office:value-type="float" office:value="0.022222" calcext:value-type="float">
            <text:p>0,022222</text:p>
          </table:table-cell>
          <table:table-cell office:value-type="float" office:value="16.532232" calcext:value-type="float">
            <text:p>16,532232</text:p>
          </table:table-cell>
          <table:table-cell office:value-type="float" office:value="139.503572" calcext:value-type="float">
            <text:p>139,503572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234783" calcext:value-type="float">
            <text:p>0,234783</text:p>
          </table:table-cell>
          <table:table-cell office:value-type="float" office:value="0.055123" calcext:value-type="float">
            <text:p>0,055123</text:p>
          </table:table-cell>
          <table:table-cell office:value-type="float" office:value="12.586676" calcext:value-type="float">
            <text:p>12,586676</text:p>
          </table:table-cell>
          <table:table-cell office:value-type="float" office:value="137.904277" calcext:value-type="float">
            <text:p>137,904277</text:p>
          </table:table-cell>
          <table:table-cell office:value-type="float" office:value="0.148926" calcext:value-type="float">
            <text:p>0,148926</text:p>
          </table:table-cell>
          <table:table-cell office:value-type="float" office:value="0.022179" calcext:value-type="float">
            <text:p>0,022179</text:p>
          </table:table-cell>
          <table:table-cell office:value-type="float" office:value="16.540595" calcext:value-type="float">
            <text:p>16,540595</text:p>
          </table:table-cell>
          <table:table-cell office:value-type="float" office:value="152.945287" calcext:value-type="float">
            <text:p>152,945287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234762" calcext:value-type="float">
            <text:p>0,234762</text:p>
          </table:table-cell>
          <table:table-cell office:value-type="float" office:value="0.055113" calcext:value-type="float">
            <text:p>0,055113</text:p>
          </table:table-cell>
          <table:table-cell office:value-type="float" office:value="12.587441" calcext:value-type="float">
            <text:p>12,587441</text:p>
          </table:table-cell>
          <table:table-cell office:value-type="float" office:value="138.518423" calcext:value-type="float">
            <text:p>138,518423</text:p>
          </table:table-cell>
          <table:table-cell office:value-type="float" office:value="0.148948" calcext:value-type="float">
            <text:p>0,148948</text:p>
          </table:table-cell>
          <table:table-cell office:value-type="float" office:value="0.022185" calcext:value-type="float">
            <text:p>0,022185</text:p>
          </table:table-cell>
          <table:table-cell office:value-type="float" office:value="16.539335" calcext:value-type="float">
            <text:p>16,539335</text:p>
          </table:table-cell>
          <table:table-cell office:value-type="float" office:value="148.707175" calcext:value-type="float">
            <text:p>148,707175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238089" calcext:value-type="float">
            <text:p>0,238089</text:p>
          </table:table-cell>
          <table:table-cell office:value-type="float" office:value="0.056686" calcext:value-type="float">
            <text:p>0,056686</text:p>
          </table:table-cell>
          <table:table-cell office:value-type="float" office:value="12.465215" calcext:value-type="float">
            <text:p>12,465215</text:p>
          </table:table-cell>
          <table:table-cell office:value-type="float" office:value="135.589424" calcext:value-type="float">
            <text:p>135,589424</text:p>
          </table:table-cell>
          <table:table-cell office:value-type="float" office:value="0.148103" calcext:value-type="float">
            <text:p>0,148103</text:p>
          </table:table-cell>
          <table:table-cell office:value-type="float" office:value="0.021934" calcext:value-type="float">
            <text:p>0,021934</text:p>
          </table:table-cell>
          <table:table-cell office:value-type="float" office:value="16.588725" calcext:value-type="float">
            <text:p>16,588725</text:p>
          </table:table-cell>
          <table:table-cell office:value-type="float" office:value="133.36769" calcext:value-type="float">
            <text:p>133,36769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237193" calcext:value-type="float">
            <text:p>0,237193</text:p>
          </table:table-cell>
          <table:table-cell office:value-type="float" office:value="0.05626" calcext:value-type="float">
            <text:p>0,05626</text:p>
          </table:table-cell>
          <table:table-cell office:value-type="float" office:value="12.497968" calcext:value-type="float">
            <text:p>12,497968</text:p>
          </table:table-cell>
          <table:table-cell office:value-type="float" office:value="140.114997" calcext:value-type="float">
            <text:p>140,114997</text:p>
          </table:table-cell>
          <table:table-cell office:value-type="float" office:value="0.147641" calcext:value-type="float">
            <text:p>0,147641</text:p>
          </table:table-cell>
          <table:table-cell office:value-type="float" office:value="0.021798" calcext:value-type="float">
            <text:p>0,021798</text:p>
          </table:table-cell>
          <table:table-cell office:value-type="float" office:value="16.615871" calcext:value-type="float">
            <text:p>16,615871</text:p>
          </table:table-cell>
          <table:table-cell office:value-type="float" office:value="148.343107" calcext:value-type="float">
            <text:p>148,343107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237494" calcext:value-type="float">
            <text:p>0,237494</text:p>
          </table:table-cell>
          <table:table-cell office:value-type="float" office:value="0.056403" calcext:value-type="float">
            <text:p>0,056403</text:p>
          </table:table-cell>
          <table:table-cell office:value-type="float" office:value="12.48695" calcext:value-type="float">
            <text:p>12,48695</text:p>
          </table:table-cell>
          <table:table-cell office:value-type="float" office:value="165.472764" calcext:value-type="float">
            <text:p>165,472764</text:p>
          </table:table-cell>
          <table:table-cell office:value-type="float" office:value="0.147618" calcext:value-type="float">
            <text:p>0,147618</text:p>
          </table:table-cell>
          <table:table-cell office:value-type="float" office:value="0.021791" calcext:value-type="float">
            <text:p>0,021791</text:p>
          </table:table-cell>
          <table:table-cell office:value-type="float" office:value="16.617216" calcext:value-type="float">
            <text:p>16,617216</text:p>
          </table:table-cell>
          <table:table-cell office:value-type="float" office:value="139.657917" calcext:value-type="float">
            <text:p>139,657917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237509" calcext:value-type="float">
            <text:p>0,237509</text:p>
          </table:table-cell>
          <table:table-cell office:value-type="float" office:value="0.056411" calcext:value-type="float">
            <text:p>0,056411</text:p>
          </table:table-cell>
          <table:table-cell office:value-type="float" office:value="12.486386" calcext:value-type="float">
            <text:p>12,486386</text:p>
          </table:table-cell>
          <table:table-cell office:value-type="float" office:value="135.923653" calcext:value-type="float">
            <text:p>135,923653</text:p>
          </table:table-cell>
          <table:table-cell office:value-type="float" office:value="0.147589" calcext:value-type="float">
            <text:p>0,147589</text:p>
          </table:table-cell>
          <table:table-cell office:value-type="float" office:value="0.021782" calcext:value-type="float">
            <text:p>0,021782</text:p>
          </table:table-cell>
          <table:table-cell office:value-type="float" office:value="16.618924" calcext:value-type="float">
            <text:p>16,618924</text:p>
          </table:table-cell>
          <table:table-cell office:value-type="float" office:value="137.71805" calcext:value-type="float">
            <text:p>137,71805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3244396" calcext:value-type="float">
            <text:p>3244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622160" calcext:value-type="float">
            <text:p>1622160</text:p>
          </table:table-cell>
          <table:table-cell/>
          <table:table-cell office:value-type="float" office:value="0.012405" calcext:value-type="float">
            <text:p>0,012405</text:p>
          </table:table-cell>
          <table:table-cell office:value-type="float" office:value="0.000154" calcext:value-type="float">
            <text:p>0,000154</text:p>
          </table:table-cell>
          <table:table-cell office:value-type="float" office:value="38.128337" calcext:value-type="float">
            <text:p>38,128337</text:p>
          </table:table-cell>
          <table:table-cell office:value-type="float" office:value="0.265581" calcext:value-type="float">
            <text:p>0,265581</text:p>
          </table:table-cell>
          <table:table-cell office:value-type="float" office:value="0.012328" calcext:value-type="float">
            <text:p>0,012328</text:p>
          </table:table-cell>
          <table:table-cell office:value-type="float" office:value="0.000152" calcext:value-type="float">
            <text:p>0,000152</text:p>
          </table:table-cell>
          <table:table-cell office:value-type="float" office:value="38.182179" calcext:value-type="float">
            <text:p>38,182179</text:p>
          </table:table-cell>
          <table:table-cell office:value-type="float" office:value="0.220127" calcext:value-type="float">
            <text:p>0,220127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13038" calcext:value-type="float">
            <text:p>0,013038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37.695749" calcext:value-type="float">
            <text:p>37,695749</text:p>
          </table:table-cell>
          <table:table-cell office:value-type="float" office:value="0.709934" calcext:value-type="float">
            <text:p>0,709934</text:p>
          </table:table-cell>
          <table:table-cell office:value-type="float" office:value="0.013086" calcext:value-type="float">
            <text:p>0,013086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37.663555" calcext:value-type="float">
            <text:p>37,663555</text:p>
          </table:table-cell>
          <table:table-cell office:value-type="float" office:value="0.754896" calcext:value-type="float">
            <text:p>0,754896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3244320" calcext:value-type="float">
            <text:p>3244320</text:p>
          </table:table-cell>
          <table:table-cell/>
          <table:table-cell office:value-type="float" office:value="0.013281" calcext:value-type="float">
            <text:p>0,013281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37.535193" calcext:value-type="float">
            <text:p>37,535193</text:p>
          </table:table-cell>
          <table:table-cell office:value-type="float" office:value="0.706942" calcext:value-type="float">
            <text:p>0,706942</text:p>
          </table:table-cell>
          <table:table-cell office:value-type="float" office:value="0.01337" calcext:value-type="float">
            <text:p>0,01337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37.47721" calcext:value-type="float">
            <text:p>37,47721</text:p>
          </table:table-cell>
          <table:table-cell office:value-type="float" office:value="1.086172" calcext:value-type="float">
            <text:p>1,08617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4055400" calcext:value-type="float">
            <text:p>4055400</text:p>
          </table:table-cell>
          <table:table-cell/>
          <table:table-cell office:value-type="float" office:value="0.013346" calcext:value-type="float">
            <text:p>0,013346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37.492788" calcext:value-type="float">
            <text:p>37,492788</text:p>
          </table:table-cell>
          <table:table-cell office:value-type="float" office:value="0.744373" calcext:value-type="float">
            <text:p>0,744373</text:p>
          </table:table-cell>
          <table:table-cell office:value-type="float" office:value="0.013445" calcext:value-type="float">
            <text:p>0,013445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37.428983" calcext:value-type="float">
            <text:p>37,428983</text:p>
          </table:table-cell>
          <table:table-cell office:value-type="float" office:value="1.185015" calcext:value-type="float">
            <text:p>1,185015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25307" calcext:value-type="float">
            <text:p>0,025307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31.935277" calcext:value-type="float">
            <text:p>31,935277</text:p>
          </table:table-cell>
          <table:table-cell office:value-type="float" office:value="52.564187" calcext:value-type="float">
            <text:p>52,564187</text:p>
          </table:table-cell>
          <table:table-cell office:value-type="float" office:value="0.022657" calcext:value-type="float">
            <text:p>0,022657</text:p>
          </table:table-cell>
          <table:table-cell office:value-type="float" office:value="0.000513" calcext:value-type="float">
            <text:p>0,000513</text:p>
          </table:table-cell>
          <table:table-cell office:value-type="float" office:value="32.895852" calcext:value-type="float">
            <text:p>32,895852</text:p>
          </table:table-cell>
          <table:table-cell office:value-type="float" office:value="57.027351" calcext:value-type="float">
            <text:p>57,02735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27579" calcext:value-type="float">
            <text:p>0,027579</text:p>
          </table:table-cell>
          <table:table-cell office:value-type="float" office:value="0.000761" calcext:value-type="float">
            <text:p>0,000761</text:p>
          </table:table-cell>
          <table:table-cell office:value-type="float" office:value="31.18839" calcext:value-type="float">
            <text:p>31,18839</text:p>
          </table:table-cell>
          <table:table-cell office:value-type="float" office:value="86.343326" calcext:value-type="float">
            <text:p>86,343326</text:p>
          </table:table-cell>
          <table:table-cell office:value-type="float" office:value="0.025279" calcext:value-type="float">
            <text:p>0,025279</text:p>
          </table:table-cell>
          <table:table-cell office:value-type="float" office:value="0.000639" calcext:value-type="float">
            <text:p>0,000639</text:p>
          </table:table-cell>
          <table:table-cell office:value-type="float" office:value="31.944902" calcext:value-type="float">
            <text:p>31,944902</text:p>
          </table:table-cell>
          <table:table-cell office:value-type="float" office:value="82.488589" calcext:value-type="float">
            <text:p>82,488589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28321" calcext:value-type="float">
            <text:p>0,028321</text:p>
          </table:table-cell>
          <table:table-cell office:value-type="float" office:value="0.000802" calcext:value-type="float">
            <text:p>0,000802</text:p>
          </table:table-cell>
          <table:table-cell office:value-type="float" office:value="30.957794" calcext:value-type="float">
            <text:p>30,957794</text:p>
          </table:table-cell>
          <table:table-cell office:value-type="float" office:value="65.21675" calcext:value-type="float">
            <text:p>65,21675</text:p>
          </table:table-cell>
          <table:table-cell office:value-type="float" office:value="0.025944" calcext:value-type="float">
            <text:p>0,025944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31.719263" calcext:value-type="float">
            <text:p>31,719263</text:p>
          </table:table-cell>
          <table:table-cell office:value-type="float" office:value="68.489991" calcext:value-type="float">
            <text:p>68,48999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28515" calcext:value-type="float">
            <text:p>0,028515</text:p>
          </table:table-cell>
          <table:table-cell office:value-type="float" office:value="0.000813" calcext:value-type="float">
            <text:p>0,000813</text:p>
          </table:table-cell>
          <table:table-cell office:value-type="float" office:value="30.898576" calcext:value-type="float">
            <text:p>30,898576</text:p>
          </table:table-cell>
          <table:table-cell office:value-type="float" office:value="64.868997" calcext:value-type="float">
            <text:p>64,868997</text:p>
          </table:table-cell>
          <table:table-cell office:value-type="float" office:value="0.026118" calcext:value-type="float">
            <text:p>0,026118</text:p>
          </table:table-cell>
          <table:table-cell office:value-type="float" office:value="0.000682" calcext:value-type="float">
            <text:p>0,000682</text:p>
          </table:table-cell>
          <table:table-cell office:value-type="float" office:value="31.66104" calcext:value-type="float">
            <text:p>31,66104</text:p>
          </table:table-cell>
          <table:table-cell office:value-type="float" office:value="68.520731" calcext:value-type="float">
            <text:p>68,52073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28628" calcext:value-type="float">
            <text:p>0,028628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30.864051" calcext:value-type="float">
            <text:p>30,864051</text:p>
          </table:table-cell>
          <table:table-cell office:value-type="float" office:value="78.072503" calcext:value-type="float">
            <text:p>78,072503</text:p>
          </table:table-cell>
          <table:table-cell office:value-type="float" office:value="0.026312" calcext:value-type="float">
            <text:p>0,026312</text:p>
          </table:table-cell>
          <table:table-cell office:value-type="float" office:value="0.000692" calcext:value-type="float">
            <text:p>0,000692</text:p>
          </table:table-cell>
          <table:table-cell office:value-type="float" office:value="31.596968" calcext:value-type="float">
            <text:p>31,596968</text:p>
          </table:table-cell>
          <table:table-cell office:value-type="float" office:value="79.730723" calcext:value-type="float">
            <text:p>79,730723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29239" calcext:value-type="float">
            <text:p>0,029239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30.68085" calcext:value-type="float">
            <text:p>30,68085</text:p>
          </table:table-cell>
          <table:table-cell office:value-type="float" office:value="70.105806" calcext:value-type="float">
            <text:p>70,105806</text:p>
          </table:table-cell>
          <table:table-cell office:value-type="float" office:value="0.026446" calcext:value-type="float">
            <text:p>0,026446</text:p>
          </table:table-cell>
          <table:table-cell office:value-type="float" office:value="0.000699" calcext:value-type="float">
            <text:p>0,000699</text:p>
          </table:table-cell>
          <table:table-cell office:value-type="float" office:value="31.552963" calcext:value-type="float">
            <text:p>31,552963</text:p>
          </table:table-cell>
          <table:table-cell office:value-type="float" office:value="73.590247" calcext:value-type="float">
            <text:p>73,590247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29468" calcext:value-type="float">
            <text:p>0,029468</text:p>
          </table:table-cell>
          <table:table-cell office:value-type="float" office:value="0.000868" calcext:value-type="float">
            <text:p>0,000868</text:p>
          </table:table-cell>
          <table:table-cell office:value-type="float" office:value="30.612887" calcext:value-type="float">
            <text:p>30,612887</text:p>
          </table:table-cell>
          <table:table-cell office:value-type="float" office:value="68.985374" calcext:value-type="float">
            <text:p>68,985374</text:p>
          </table:table-cell>
          <table:table-cell office:value-type="float" office:value="0.026534" calcext:value-type="float">
            <text:p>0,026534</text:p>
          </table:table-cell>
          <table:table-cell office:value-type="float" office:value="0.000704" calcext:value-type="float">
            <text:p>0,000704</text:p>
          </table:table-cell>
          <table:table-cell office:value-type="float" office:value="31.523982" calcext:value-type="float">
            <text:p>31,523982</text:p>
          </table:table-cell>
          <table:table-cell office:value-type="float" office:value="72.696104" calcext:value-type="float">
            <text:p>72,69610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29524" calcext:value-type="float">
            <text:p>0,029524</text:p>
          </table:table-cell>
          <table:table-cell office:value-type="float" office:value="0.000872" calcext:value-type="float">
            <text:p>0,000872</text:p>
          </table:table-cell>
          <table:table-cell office:value-type="float" office:value="30.596573" calcext:value-type="float">
            <text:p>30,596573</text:p>
          </table:table-cell>
          <table:table-cell office:value-type="float" office:value="68.695265" calcext:value-type="float">
            <text:p>68,695265</text:p>
          </table:table-cell>
          <table:table-cell office:value-type="float" office:value="0.026559" calcext:value-type="float">
            <text:p>0,026559</text:p>
          </table:table-cell>
          <table:table-cell office:value-type="float" office:value="0.000705" calcext:value-type="float">
            <text:p>0,000705</text:p>
          </table:table-cell>
          <table:table-cell office:value-type="float" office:value="31.515833" calcext:value-type="float">
            <text:p>31,515833</text:p>
          </table:table-cell>
          <table:table-cell office:value-type="float" office:value="72.573602" calcext:value-type="float">
            <text:p>72,57360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35406" calcext:value-type="float">
            <text:p>0,035406</text:p>
          </table:table-cell>
          <table:table-cell office:value-type="float" office:value="0.001254" calcext:value-type="float">
            <text:p>0,001254</text:p>
          </table:table-cell>
          <table:table-cell office:value-type="float" office:value="29.018371" calcext:value-type="float">
            <text:p>29,018371</text:p>
          </table:table-cell>
          <table:table-cell office:value-type="float" office:value="69.967678" calcext:value-type="float">
            <text:p>69,967678</text:p>
          </table:table-cell>
          <table:table-cell office:value-type="float" office:value="0.028283" calcext:value-type="float">
            <text:p>0,028283</text:p>
          </table:table-cell>
          <table:table-cell office:value-type="float" office:value="0.0008" calcext:value-type="float">
            <text:p>0,0008</text:p>
          </table:table-cell>
          <table:table-cell office:value-type="float" office:value="30.969392" calcext:value-type="float">
            <text:p>30,969392</text:p>
          </table:table-cell>
          <table:table-cell office:value-type="float" office:value="69.644101" calcext:value-type="float">
            <text:p>69,64410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39558" calcext:value-type="float">
            <text:p>0,039558</text:p>
          </table:table-cell>
          <table:table-cell office:value-type="float" office:value="0.001565" calcext:value-type="float">
            <text:p>0,001565</text:p>
          </table:table-cell>
          <table:table-cell office:value-type="float" office:value="28.055212" calcext:value-type="float">
            <text:p>28,055212</text:p>
          </table:table-cell>
          <table:table-cell office:value-type="float" office:value="86.782187" calcext:value-type="float">
            <text:p>86,782187</text:p>
          </table:table-cell>
          <table:table-cell office:value-type="float" office:value="0.03147" calcext:value-type="float">
            <text:p>0,03147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30.041932" calcext:value-type="float">
            <text:p>30,041932</text:p>
          </table:table-cell>
          <table:table-cell office:value-type="float" office:value="83.182062" calcext:value-type="float">
            <text:p>83,18206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40706" calcext:value-type="float">
            <text:p>0,040706</text:p>
          </table:table-cell>
          <table:table-cell office:value-type="float" office:value="0.001657" calcext:value-type="float">
            <text:p>0,001657</text:p>
          </table:table-cell>
          <table:table-cell office:value-type="float" office:value="27.806765" calcext:value-type="float">
            <text:p>27,806765</text:p>
          </table:table-cell>
          <table:table-cell office:value-type="float" office:value="89.078126" calcext:value-type="float">
            <text:p>89,078126</text:p>
          </table:table-cell>
          <table:table-cell office:value-type="float" office:value="0.032324" calcext:value-type="float">
            <text:p>0,032324</text:p>
          </table:table-cell>
          <table:table-cell office:value-type="float" office:value="0.001045" calcext:value-type="float">
            <text:p>0,001045</text:p>
          </table:table-cell>
          <table:table-cell office:value-type="float" office:value="29.80947" calcext:value-type="float">
            <text:p>29,80947</text:p>
          </table:table-cell>
          <table:table-cell office:value-type="float" office:value="85.923742" calcext:value-type="float">
            <text:p>85,92374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40991" calcext:value-type="float">
            <text:p>0,040991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27.746265" calcext:value-type="float">
            <text:p>27,746265</text:p>
          </table:table-cell>
          <table:table-cell office:value-type="float" office:value="89.957864" calcext:value-type="float">
            <text:p>89,957864</text:p>
          </table:table-cell>
          <table:table-cell office:value-type="float" office:value="0.032538" calcext:value-type="float">
            <text:p>0,032538</text:p>
          </table:table-cell>
          <table:table-cell office:value-type="float" office:value="0.001059" calcext:value-type="float">
            <text:p>0,001059</text:p>
          </table:table-cell>
          <table:table-cell office:value-type="float" office:value="29.752101" calcext:value-type="float">
            <text:p>29,752101</text:p>
          </table:table-cell>
          <table:table-cell office:value-type="float" office:value="86.603503" calcext:value-type="float">
            <text:p>86,603503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47921" calcext:value-type="float">
            <text:p>0,047921</text:p>
          </table:table-cell>
          <table:table-cell office:value-type="float" office:value="0.002296" calcext:value-type="float">
            <text:p>0,002296</text:p>
          </table:table-cell>
          <table:table-cell office:value-type="float" office:value="26.389414" calcext:value-type="float">
            <text:p>26,389414</text:p>
          </table:table-cell>
          <table:table-cell office:value-type="float" office:value="8.52271" calcext:value-type="float">
            <text:p>8,52271</text:p>
          </table:table-cell>
          <table:table-cell office:value-type="float" office:value="0.030938" calcext:value-type="float">
            <text:p>0,030938</text:p>
          </table:table-cell>
          <table:table-cell office:value-type="float" office:value="0.000957" calcext:value-type="float">
            <text:p>0,000957</text:p>
          </table:table-cell>
          <table:table-cell office:value-type="float" office:value="30.190056" calcext:value-type="float">
            <text:p>30,190056</text:p>
          </table:table-cell>
          <table:table-cell office:value-type="float" office:value="8.467412" calcext:value-type="float">
            <text:p>8,46741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46099" calcext:value-type="float">
            <text:p>0,046099</text:p>
          </table:table-cell>
          <table:table-cell office:value-type="float" office:value="0.002125" calcext:value-type="float">
            <text:p>0,002125</text:p>
          </table:table-cell>
          <table:table-cell office:value-type="float" office:value="26.726197" calcext:value-type="float">
            <text:p>26,726197</text:p>
          </table:table-cell>
          <table:table-cell office:value-type="float" office:value="36.973347" calcext:value-type="float">
            <text:p>36,973347</text:p>
          </table:table-cell>
          <table:table-cell office:value-type="float" office:value="0.029753" calcext:value-type="float">
            <text:p>0,029753</text:p>
          </table:table-cell>
          <table:table-cell office:value-type="float" office:value="0.000885" calcext:value-type="float">
            <text:p>0,000885</text:p>
          </table:table-cell>
          <table:table-cell office:value-type="float" office:value="30.529321" calcext:value-type="float">
            <text:p>30,529321</text:p>
          </table:table-cell>
          <table:table-cell office:value-type="float" office:value="9.140805" calcext:value-type="float">
            <text:p>9,140805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45941" calcext:value-type="float">
            <text:p>0,045941</text:p>
          </table:table-cell>
          <table:table-cell office:value-type="float" office:value="0.002111" calcext:value-type="float">
            <text:p>0,002111</text:p>
          </table:table-cell>
          <table:table-cell office:value-type="float" office:value="26.755963" calcext:value-type="float">
            <text:p>26,755963</text:p>
          </table:table-cell>
          <table:table-cell office:value-type="float" office:value="31.014613" calcext:value-type="float">
            <text:p>31,014613</text:p>
          </table:table-cell>
          <table:table-cell office:value-type="float" office:value="0.029606" calcext:value-type="float">
            <text:p>0,029606</text:p>
          </table:table-cell>
          <table:table-cell office:value-type="float" office:value="0.000877" calcext:value-type="float">
            <text:p>0,000877</text:p>
          </table:table-cell>
          <table:table-cell office:value-type="float" office:value="30.572401" calcext:value-type="float">
            <text:p>30,572401</text:p>
          </table:table-cell>
          <table:table-cell office:value-type="float" office:value="29.117994" calcext:value-type="float">
            <text:p>29,11799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45878" calcext:value-type="float">
            <text:p>0,045878</text:p>
          </table:table-cell>
          <table:table-cell office:value-type="float" office:value="0.002105" calcext:value-type="float">
            <text:p>0,002105</text:p>
          </table:table-cell>
          <table:table-cell office:value-type="float" office:value="26.767816" calcext:value-type="float">
            <text:p>26,767816</text:p>
          </table:table-cell>
          <table:table-cell office:value-type="float" office:value="29.294688" calcext:value-type="float">
            <text:p>29,294688</text:p>
          </table:table-cell>
          <table:table-cell office:value-type="float" office:value="0.029578" calcext:value-type="float">
            <text:p>0,029578</text:p>
          </table:table-cell>
          <table:table-cell office:value-type="float" office:value="0.000875" calcext:value-type="float">
            <text:p>0,000875</text:p>
          </table:table-cell>
          <table:table-cell office:value-type="float" office:value="30.58056" calcext:value-type="float">
            <text:p>30,58056</text:p>
          </table:table-cell>
          <table:table-cell office:value-type="float" office:value="27.593413" calcext:value-type="float">
            <text:p>27,593413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51044" calcext:value-type="float">
            <text:p>0,051044</text:p>
          </table:table-cell>
          <table:table-cell office:value-type="float" office:value="0.002605" calcext:value-type="float">
            <text:p>0,002605</text:p>
          </table:table-cell>
          <table:table-cell office:value-type="float" office:value="25.841125" calcext:value-type="float">
            <text:p>25,841125</text:p>
          </table:table-cell>
          <table:table-cell office:value-type="float" office:value="63.695044" calcext:value-type="float">
            <text:p>63,695044</text:p>
          </table:table-cell>
          <table:table-cell office:value-type="float" office:value="0.061488" calcext:value-type="float">
            <text:p>0,061488</text:p>
          </table:table-cell>
          <table:table-cell office:value-type="float" office:value="0.003781" calcext:value-type="float">
            <text:p>0,003781</text:p>
          </table:table-cell>
          <table:table-cell office:value-type="float" office:value="24.224183" calcext:value-type="float">
            <text:p>24,224183</text:p>
          </table:table-cell>
          <table:table-cell office:value-type="float" office:value="59.913204" calcext:value-type="float">
            <text:p>59,91320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50693" calcext:value-type="float">
            <text:p>0,050693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25.90109" calcext:value-type="float">
            <text:p>25,90109</text:p>
          </table:table-cell>
          <table:table-cell office:value-type="float" office:value="68.17621" calcext:value-type="float">
            <text:p>68,17621</text:p>
          </table:table-cell>
          <table:table-cell office:value-type="float" office:value="0.061155" calcext:value-type="float">
            <text:p>0,061155</text:p>
          </table:table-cell>
          <table:table-cell office:value-type="float" office:value="0.00374" calcext:value-type="float">
            <text:p>0,00374</text:p>
          </table:table-cell>
          <table:table-cell office:value-type="float" office:value="24.2713" calcext:value-type="float">
            <text:p>24,2713</text:p>
          </table:table-cell>
          <table:table-cell office:value-type="float" office:value="58.642731" calcext:value-type="float">
            <text:p>58,64273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50644" calcext:value-type="float">
            <text:p>0,050644</text:p>
          </table:table-cell>
          <table:table-cell office:value-type="float" office:value="0.002565" calcext:value-type="float">
            <text:p>0,002565</text:p>
          </table:table-cell>
          <table:table-cell office:value-type="float" office:value="25.909468" calcext:value-type="float">
            <text:p>25,909468</text:p>
          </table:table-cell>
          <table:table-cell office:value-type="float" office:value="64.899437" calcext:value-type="float">
            <text:p>64,899437</text:p>
          </table:table-cell>
          <table:table-cell office:value-type="float" office:value="0.061105" calcext:value-type="float">
            <text:p>0,061105</text:p>
          </table:table-cell>
          <table:table-cell office:value-type="float" office:value="0.003734" calcext:value-type="float">
            <text:p>0,003734</text:p>
          </table:table-cell>
          <table:table-cell office:value-type="float" office:value="24.278408" calcext:value-type="float">
            <text:p>24,278408</text:p>
          </table:table-cell>
          <table:table-cell office:value-type="float" office:value="58.406557" calcext:value-type="float">
            <text:p>58,406557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50634" calcext:value-type="float">
            <text:p>0,050634</text:p>
          </table:table-cell>
          <table:table-cell office:value-type="float" office:value="0.002564" calcext:value-type="float">
            <text:p>0,002564</text:p>
          </table:table-cell>
          <table:table-cell office:value-type="float" office:value="25.911182" calcext:value-type="float">
            <text:p>25,911182</text:p>
          </table:table-cell>
          <table:table-cell office:value-type="float" office:value="64.406707" calcext:value-type="float">
            <text:p>64,406707</text:p>
          </table:table-cell>
          <table:table-cell office:value-type="float" office:value="0.061094" calcext:value-type="float">
            <text:p>0,061094</text:p>
          </table:table-cell>
          <table:table-cell office:value-type="float" office:value="0.003732" calcext:value-type="float">
            <text:p>0,003732</text:p>
          </table:table-cell>
          <table:table-cell office:value-type="float" office:value="24.280039" calcext:value-type="float">
            <text:p>24,280039</text:p>
          </table:table-cell>
          <table:table-cell office:value-type="float" office:value="58.328082" calcext:value-type="float">
            <text:p>58,32808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54665" calcext:value-type="float">
            <text:p>0,054665</text:p>
          </table:table-cell>
          <table:table-cell office:value-type="float" office:value="0.002988" calcext:value-type="float">
            <text:p>0,002988</text:p>
          </table:table-cell>
          <table:table-cell office:value-type="float" office:value="25.245803" calcext:value-type="float">
            <text:p>25,245803</text:p>
          </table:table-cell>
          <table:table-cell office:value-type="float" office:value="52.997881" calcext:value-type="float">
            <text:p>52,997881</text:p>
          </table:table-cell>
          <table:table-cell office:value-type="float" office:value="0.06147" calcext:value-type="float">
            <text:p>0,06147</text:p>
          </table:table-cell>
          <table:table-cell office:value-type="float" office:value="0.003779" calcext:value-type="float">
            <text:p>0,003779</text:p>
          </table:table-cell>
          <table:table-cell office:value-type="float" office:value="24.226783" calcext:value-type="float">
            <text:p>24,226783</text:p>
          </table:table-cell>
          <table:table-cell office:value-type="float" office:value="53.027961" calcext:value-type="float">
            <text:p>53,02796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54039" calcext:value-type="float">
            <text:p>0,054039</text:p>
          </table:table-cell>
          <table:table-cell office:value-type="float" office:value="0.00292" calcext:value-type="float">
            <text:p>0,00292</text:p>
          </table:table-cell>
          <table:table-cell office:value-type="float" office:value="25.345775" calcext:value-type="float">
            <text:p>25,345775</text:p>
          </table:table-cell>
          <table:table-cell office:value-type="float" office:value="53.523654" calcext:value-type="float">
            <text:p>53,523654</text:p>
          </table:table-cell>
          <table:table-cell office:value-type="float" office:value="0.061402" calcext:value-type="float">
            <text:p>0,061402</text:p>
          </table:table-cell>
          <table:table-cell office:value-type="float" office:value="0.00377" calcext:value-type="float">
            <text:p>0,00377</text:p>
          </table:table-cell>
          <table:table-cell office:value-type="float" office:value="24.236375" calcext:value-type="float">
            <text:p>24,236375</text:p>
          </table:table-cell>
          <table:table-cell office:value-type="float" office:value="53.564762" calcext:value-type="float">
            <text:p>53,56476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53912" calcext:value-type="float">
            <text:p>0,053912</text:p>
          </table:table-cell>
          <table:table-cell office:value-type="float" office:value="0.002906" calcext:value-type="float">
            <text:p>0,002906</text:p>
          </table:table-cell>
          <table:table-cell office:value-type="float" office:value="25.366338" calcext:value-type="float">
            <text:p>25,366338</text:p>
          </table:table-cell>
          <table:table-cell office:value-type="float" office:value="53.593488" calcext:value-type="float">
            <text:p>53,593488</text:p>
          </table:table-cell>
          <table:table-cell office:value-type="float" office:value="0.061398" calcext:value-type="float">
            <text:p>0,061398</text:p>
          </table:table-cell>
          <table:table-cell office:value-type="float" office:value="0.00377" calcext:value-type="float">
            <text:p>0,00377</text:p>
          </table:table-cell>
          <table:table-cell office:value-type="float" office:value="24.236949" calcext:value-type="float">
            <text:p>24,236949</text:p>
          </table:table-cell>
          <table:table-cell office:value-type="float" office:value="37.012787" calcext:value-type="float">
            <text:p>37,012787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53882" calcext:value-type="float">
            <text:p>0,053882</text:p>
          </table:table-cell>
          <table:table-cell office:value-type="float" office:value="0.002903" calcext:value-type="float">
            <text:p>0,002903</text:p>
          </table:table-cell>
          <table:table-cell office:value-type="float" office:value="25.37117" calcext:value-type="float">
            <text:p>25,37117</text:p>
          </table:table-cell>
          <table:table-cell office:value-type="float" office:value="53.617245" calcext:value-type="float">
            <text:p>53,617245</text:p>
          </table:table-cell>
          <table:table-cell office:value-type="float" office:value="0.0614" calcext:value-type="float">
            <text:p>0,0614</text:p>
          </table:table-cell>
          <table:table-cell office:value-type="float" office:value="0.00377" calcext:value-type="float">
            <text:p>0,00377</text:p>
          </table:table-cell>
          <table:table-cell office:value-type="float" office:value="24.236618" calcext:value-type="float">
            <text:p>24,236618</text:p>
          </table:table-cell>
          <table:table-cell office:value-type="float" office:value="53.135608" calcext:value-type="float">
            <text:p>53,135608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70369" calcext:value-type="float">
            <text:p>0,070369</text:p>
          </table:table-cell>
          <table:table-cell office:value-type="float" office:value="0.004952" calcext:value-type="float">
            <text:p>0,004952</text:p>
          </table:table-cell>
          <table:table-cell office:value-type="float" office:value="23.052331" calcext:value-type="float">
            <text:p>23,052331</text:p>
          </table:table-cell>
          <table:table-cell office:value-type="float" office:value="58.485759" calcext:value-type="float">
            <text:p>58,485759</text:p>
          </table:table-cell>
          <table:table-cell office:value-type="float" office:value="0.072275" calcext:value-type="float">
            <text:p>0,072275</text:p>
          </table:table-cell>
          <table:table-cell office:value-type="float" office:value="0.005224" calcext:value-type="float">
            <text:p>0,005224</text:p>
          </table:table-cell>
          <table:table-cell office:value-type="float" office:value="22.820293" calcext:value-type="float">
            <text:p>22,820293</text:p>
          </table:table-cell>
          <table:table-cell office:value-type="float" office:value="50.169633" calcext:value-type="float">
            <text:p>50,169633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68733" calcext:value-type="float">
            <text:p>0,068733</text:p>
          </table:table-cell>
          <table:table-cell office:value-type="float" office:value="0.004724" calcext:value-type="float">
            <text:p>0,004724</text:p>
          </table:table-cell>
          <table:table-cell office:value-type="float" office:value="23.256677" calcext:value-type="float">
            <text:p>23,256677</text:p>
          </table:table-cell>
          <table:table-cell office:value-type="float" office:value="54.198561" calcext:value-type="float">
            <text:p>54,198561</text:p>
          </table:table-cell>
          <table:table-cell office:value-type="float" office:value="0.068596" calcext:value-type="float">
            <text:p>0,068596</text:p>
          </table:table-cell>
          <table:table-cell office:value-type="float" office:value="0.004705" calcext:value-type="float">
            <text:p>0,004705</text:p>
          </table:table-cell>
          <table:table-cell office:value-type="float" office:value="23.274019" calcext:value-type="float">
            <text:p>23,274019</text:p>
          </table:table-cell>
          <table:table-cell office:value-type="float" office:value="45.440539" calcext:value-type="float">
            <text:p>45,440539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68512" calcext:value-type="float">
            <text:p>0,068512</text:p>
          </table:table-cell>
          <table:table-cell office:value-type="float" office:value="0.004694" calcext:value-type="float">
            <text:p>0,004694</text:p>
          </table:table-cell>
          <table:table-cell office:value-type="float" office:value="23.28464" calcext:value-type="float">
            <text:p>23,28464</text:p>
          </table:table-cell>
          <table:table-cell office:value-type="float" office:value="52.911574" calcext:value-type="float">
            <text:p>52,911574</text:p>
          </table:table-cell>
          <table:table-cell office:value-type="float" office:value="0.068517" calcext:value-type="float">
            <text:p>0,068517</text:p>
          </table:table-cell>
          <table:table-cell office:value-type="float" office:value="0.004695" calcext:value-type="float">
            <text:p>0,004695</text:p>
          </table:table-cell>
          <table:table-cell office:value-type="float" office:value="23.284081" calcext:value-type="float">
            <text:p>23,284081</text:p>
          </table:table-cell>
          <table:table-cell office:value-type="float" office:value="49.681414" calcext:value-type="float">
            <text:p>49,68141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68465" calcext:value-type="float">
            <text:p>0,068465</text:p>
          </table:table-cell>
          <table:table-cell office:value-type="float" office:value="0.004687" calcext:value-type="float">
            <text:p>0,004687</text:p>
          </table:table-cell>
          <table:table-cell office:value-type="float" office:value="23.29063" calcext:value-type="float">
            <text:p>23,29063</text:p>
          </table:table-cell>
          <table:table-cell office:value-type="float" office:value="53.033604" calcext:value-type="float">
            <text:p>53,033604</text:p>
          </table:table-cell>
          <table:table-cell office:value-type="float" office:value="0.0685" calcext:value-type="float">
            <text:p>0,0685</text:p>
          </table:table-cell>
          <table:table-cell office:value-type="float" office:value="0.004692" calcext:value-type="float">
            <text:p>0,004692</text:p>
          </table:table-cell>
          <table:table-cell office:value-type="float" office:value="23.286182" calcext:value-type="float">
            <text:p>23,286182</text:p>
          </table:table-cell>
          <table:table-cell office:value-type="float" office:value="49.798438" calcext:value-type="float">
            <text:p>49,798438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130896" calcext:value-type="float">
            <text:p>0,130896</text:p>
          </table:table-cell>
          <table:table-cell office:value-type="float" office:value="0.017134" calcext:value-type="float">
            <text:p>0,017134</text:p>
          </table:table-cell>
          <table:table-cell office:value-type="float" office:value="17.661471" calcext:value-type="float">
            <text:p>17,661471</text:p>
          </table:table-cell>
          <table:table-cell office:value-type="float" office:value="30.794033" calcext:value-type="float">
            <text:p>30,794033</text:p>
          </table:table-cell>
          <table:table-cell office:value-type="float" office:value="0.082404" calcext:value-type="float">
            <text:p>0,082404</text:p>
          </table:table-cell>
          <table:table-cell office:value-type="float" office:value="0.00679" calcext:value-type="float">
            <text:p>0,00679</text:p>
          </table:table-cell>
          <table:table-cell office:value-type="float" office:value="21.681019" calcext:value-type="float">
            <text:p>21,681019</text:p>
          </table:table-cell>
          <table:table-cell office:value-type="float" office:value="31.44378" calcext:value-type="float">
            <text:p>31,44378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162433" calcext:value-type="float">
            <text:p>0,162433</text:p>
          </table:table-cell>
          <table:table-cell office:value-type="float" office:value="0.026385" calcext:value-type="float">
            <text:p>0,026385</text:p>
          </table:table-cell>
          <table:table-cell office:value-type="float" office:value="15.786501" calcext:value-type="float">
            <text:p>15,786501</text:p>
          </table:table-cell>
          <table:table-cell office:value-type="float" office:value="38.307717" calcext:value-type="float">
            <text:p>38,307717</text:p>
          </table:table-cell>
          <table:table-cell office:value-type="float" office:value="0.100595" calcext:value-type="float">
            <text:p>0,100595</text:p>
          </table:table-cell>
          <table:table-cell office:value-type="float" office:value="0.010119" calcext:value-type="float">
            <text:p>0,010119</text:p>
          </table:table-cell>
          <table:table-cell office:value-type="float" office:value="19.94845" calcext:value-type="float">
            <text:p>19,94845</text:p>
          </table:table-cell>
          <table:table-cell office:value-type="float" office:value="38.359284" calcext:value-type="float">
            <text:p>38,35928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187868" calcext:value-type="float">
            <text:p>0,187868</text:p>
          </table:table-cell>
          <table:table-cell office:value-type="float" office:value="0.035294" calcext:value-type="float">
            <text:p>0,035294</text:p>
          </table:table-cell>
          <table:table-cell office:value-type="float" office:value="14.522948" calcext:value-type="float">
            <text:p>14,522948</text:p>
          </table:table-cell>
          <table:table-cell office:value-type="float" office:value="64.625833" calcext:value-type="float">
            <text:p>64,625833</text:p>
          </table:table-cell>
          <table:table-cell office:value-type="float" office:value="0.11973" calcext:value-type="float">
            <text:p>0,11973</text:p>
          </table:table-cell>
          <table:table-cell office:value-type="float" office:value="0.014335" calcext:value-type="float">
            <text:p>0,014335</text:p>
          </table:table-cell>
          <table:table-cell office:value-type="float" office:value="18.435935" calcext:value-type="float">
            <text:p>18,435935</text:p>
          </table:table-cell>
          <table:table-cell office:value-type="float" office:value="59.305555" calcext:value-type="float">
            <text:p>59,305555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222338" calcext:value-type="float">
            <text:p>0,222338</text:p>
          </table:table-cell>
          <table:table-cell office:value-type="float" office:value="0.049434" calcext:value-type="float">
            <text:p>0,049434</text:p>
          </table:table-cell>
          <table:table-cell office:value-type="float" office:value="13.059713" calcext:value-type="float">
            <text:p>13,059713</text:p>
          </table:table-cell>
          <table:table-cell office:value-type="float" office:value="82.893587" calcext:value-type="float">
            <text:p>82,893587</text:p>
          </table:table-cell>
          <table:table-cell office:value-type="float" office:value="0.145046" calcext:value-type="float">
            <text:p>0,145046</text:p>
          </table:table-cell>
          <table:table-cell office:value-type="float" office:value="0.021038" calcext:value-type="float">
            <text:p>0,021038</text:p>
          </table:table-cell>
          <table:table-cell office:value-type="float" office:value="16.769896" calcext:value-type="float">
            <text:p>16,769896</text:p>
          </table:table-cell>
          <table:table-cell office:value-type="float" office:value="79.372844" calcext:value-type="float">
            <text:p>79,37284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224938" calcext:value-type="float">
            <text:p>0,224938</text:p>
          </table:table-cell>
          <table:table-cell office:value-type="float" office:value="0.050597" calcext:value-type="float">
            <text:p>0,050597</text:p>
          </table:table-cell>
          <table:table-cell office:value-type="float" office:value="12.958725" calcext:value-type="float">
            <text:p>12,958725</text:p>
          </table:table-cell>
          <table:table-cell office:value-type="float" office:value="91.70458" calcext:value-type="float">
            <text:p>91,70458</text:p>
          </table:table-cell>
          <table:table-cell office:value-type="float" office:value="0.14424" calcext:value-type="float">
            <text:p>0,14424</text:p>
          </table:table-cell>
          <table:table-cell office:value-type="float" office:value="0.020805" calcext:value-type="float">
            <text:p>0,020805</text:p>
          </table:table-cell>
          <table:table-cell office:value-type="float" office:value="16.818314" calcext:value-type="float">
            <text:p>16,818314</text:p>
          </table:table-cell>
          <table:table-cell office:value-type="float" office:value="86.845446" calcext:value-type="float">
            <text:p>86,845446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224198" calcext:value-type="float">
            <text:p>0,224198</text:p>
          </table:table-cell>
          <table:table-cell office:value-type="float" office:value="0.050265" calcext:value-type="float">
            <text:p>0,050265</text:p>
          </table:table-cell>
          <table:table-cell office:value-type="float" office:value="12.98738" calcext:value-type="float">
            <text:p>12,98738</text:p>
          </table:table-cell>
          <table:table-cell office:value-type="float" office:value="76.996004" calcext:value-type="float">
            <text:p>76,996004</text:p>
          </table:table-cell>
          <table:table-cell office:value-type="float" office:value="0.143202" calcext:value-type="float">
            <text:p>0,143202</text:p>
          </table:table-cell>
          <table:table-cell office:value-type="float" office:value="0.020507" calcext:value-type="float">
            <text:p>0,020507</text:p>
          </table:table-cell>
          <table:table-cell office:value-type="float" office:value="16.880993" calcext:value-type="float">
            <text:p>16,880993</text:p>
          </table:table-cell>
          <table:table-cell office:value-type="float" office:value="71.163042" calcext:value-type="float">
            <text:p>71,16304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224041" calcext:value-type="float">
            <text:p>0,224041</text:p>
          </table:table-cell>
          <table:table-cell office:value-type="float" office:value="0.050195" calcext:value-type="float">
            <text:p>0,050195</text:p>
          </table:table-cell>
          <table:table-cell office:value-type="float" office:value="12.993436" calcext:value-type="float">
            <text:p>12,993436</text:p>
          </table:table-cell>
          <table:table-cell office:value-type="float" office:value="94.21507" calcext:value-type="float">
            <text:p>94,21507</text:p>
          </table:table-cell>
          <table:table-cell office:value-type="float" office:value="0.14297" calcext:value-type="float">
            <text:p>0,14297</text:p>
          </table:table-cell>
          <table:table-cell office:value-type="float" office:value="0.02044" calcext:value-type="float">
            <text:p>0,02044</text:p>
          </table:table-cell>
          <table:table-cell office:value-type="float" office:value="16.895105" calcext:value-type="float">
            <text:p>16,895105</text:p>
          </table:table-cell>
          <table:table-cell office:value-type="float" office:value="88.98233" calcext:value-type="float">
            <text:p>88,98233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223924" calcext:value-type="float">
            <text:p>0,223924</text:p>
          </table:table-cell>
          <table:table-cell office:value-type="float" office:value="0.050142" calcext:value-type="float">
            <text:p>0,050142</text:p>
          </table:table-cell>
          <table:table-cell office:value-type="float" office:value="12.99799" calcext:value-type="float">
            <text:p>12,99799</text:p>
          </table:table-cell>
          <table:table-cell office:value-type="float" office:value="94.06203" calcext:value-type="float">
            <text:p>94,06203</text:p>
          </table:table-cell>
          <table:table-cell office:value-type="float" office:value="0.142938" calcext:value-type="float">
            <text:p>0,142938</text:p>
          </table:table-cell>
          <table:table-cell office:value-type="float" office:value="0.020431" calcext:value-type="float">
            <text:p>0,020431</text:p>
          </table:table-cell>
          <table:table-cell office:value-type="float" office:value="16.897034" calcext:value-type="float">
            <text:p>16,897034</text:p>
          </table:table-cell>
          <table:table-cell office:value-type="float" office:value="88.76244" calcext:value-type="float">
            <text:p>88,7624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228988" calcext:value-type="float">
            <text:p>0,228988</text:p>
          </table:table-cell>
          <table:table-cell office:value-type="float" office:value="0.052435" calcext:value-type="float">
            <text:p>0,052435</text:p>
          </table:table-cell>
          <table:table-cell office:value-type="float" office:value="12.80375" calcext:value-type="float">
            <text:p>12,80375</text:p>
          </table:table-cell>
          <table:table-cell office:value-type="float" office:value="84.407766" calcext:value-type="float">
            <text:p>84,407766</text:p>
          </table:table-cell>
          <table:table-cell office:value-type="float" office:value="0.142704" calcext:value-type="float">
            <text:p>0,142704</text:p>
          </table:table-cell>
          <table:table-cell office:value-type="float" office:value="0.020365" calcext:value-type="float">
            <text:p>0,020365</text:p>
          </table:table-cell>
          <table:table-cell office:value-type="float" office:value="16.911252" calcext:value-type="float">
            <text:p>16,911252</text:p>
          </table:table-cell>
          <table:table-cell office:value-type="float" office:value="79.287811" calcext:value-type="float">
            <text:p>79,28781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227013" calcext:value-type="float">
            <text:p>0,227013</text:p>
          </table:table-cell>
          <table:table-cell office:value-type="float" office:value="0.051535" calcext:value-type="float">
            <text:p>0,051535</text:p>
          </table:table-cell>
          <table:table-cell office:value-type="float" office:value="12.878986" calcext:value-type="float">
            <text:p>12,878986</text:p>
          </table:table-cell>
          <table:table-cell office:value-type="float" office:value="80.422136" calcext:value-type="float">
            <text:p>80,422136</text:p>
          </table:table-cell>
          <table:table-cell office:value-type="float" office:value="0.141651" calcext:value-type="float">
            <text:p>0,141651</text:p>
          </table:table-cell>
          <table:table-cell office:value-type="float" office:value="0.020065" calcext:value-type="float">
            <text:p>0,020065</text:p>
          </table:table-cell>
          <table:table-cell office:value-type="float" office:value="16.975637" calcext:value-type="float">
            <text:p>16,975637</text:p>
          </table:table-cell>
          <table:table-cell office:value-type="float" office:value="76.121506" calcext:value-type="float">
            <text:p>76,121506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227563" calcext:value-type="float">
            <text:p>0,227563</text:p>
          </table:table-cell>
          <table:table-cell office:value-type="float" office:value="0.051785" calcext:value-type="float">
            <text:p>0,051785</text:p>
          </table:table-cell>
          <table:table-cell office:value-type="float" office:value="12.857953" calcext:value-type="float">
            <text:p>12,857953</text:p>
          </table:table-cell>
          <table:table-cell office:value-type="float" office:value="68.11114" calcext:value-type="float">
            <text:p>68,11114</text:p>
          </table:table-cell>
          <table:table-cell office:value-type="float" office:value="0.141656" calcext:value-type="float">
            <text:p>0,141656</text:p>
          </table:table-cell>
          <table:table-cell office:value-type="float" office:value="0.020066" calcext:value-type="float">
            <text:p>0,020066</text:p>
          </table:table-cell>
          <table:table-cell office:value-type="float" office:value="16.975294" calcext:value-type="float">
            <text:p>16,975294</text:p>
          </table:table-cell>
          <table:table-cell office:value-type="float" office:value="63.021856" calcext:value-type="float">
            <text:p>63,021856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227651" calcext:value-type="float">
            <text:p>0,227651</text:p>
          </table:table-cell>
          <table:table-cell office:value-type="float" office:value="0.051825" calcext:value-type="float">
            <text:p>0,051825</text:p>
          </table:table-cell>
          <table:table-cell office:value-type="float" office:value="12.854595" calcext:value-type="float">
            <text:p>12,854595</text:p>
          </table:table-cell>
          <table:table-cell office:value-type="float" office:value="86.175954" calcext:value-type="float">
            <text:p>86,175954</text:p>
          </table:table-cell>
          <table:table-cell office:value-type="float" office:value="0.141619" calcext:value-type="float">
            <text:p>0,141619</text:p>
          </table:table-cell>
          <table:table-cell office:value-type="float" office:value="0.020056" calcext:value-type="float">
            <text:p>0,020056</text:p>
          </table:table-cell>
          <table:table-cell office:value-type="float" office:value="16.977546" calcext:value-type="float">
            <text:p>16,977546</text:p>
          </table:table-cell>
          <table:table-cell office:value-type="float" office:value="80.948897" calcext:value-type="float">
            <text:p>80,948897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5591117" calcext:value-type="float">
            <text:p>5591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2795520" calcext:value-type="float">
            <text:p>2795520</text:p>
          </table:table-cell>
          <table:table-cell/>
          <table:table-cell office:value-type="float" office:value="0.024647" calcext:value-type="float">
            <text:p>0,024647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32.164766" calcext:value-type="float">
            <text:p>32,164766</text:p>
          </table:table-cell>
          <table:table-cell office:value-type="float" office:value="0.002998" calcext:value-type="float">
            <text:p>0,002998</text:p>
          </table:table-cell>
          <table:table-cell office:value-type="float" office:value="0.008675" calcext:value-type="float">
            <text:p>0,00867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41.234487" calcext:value-type="float">
            <text:p>41,234487</text:p>
          </table:table-cell>
          <table:table-cell office:value-type="float" office:value="0.003092" calcext:value-type="float">
            <text:p>0,003092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25375" calcext:value-type="float">
            <text:p>0,025375</text:p>
          </table:table-cell>
          <table:table-cell office:value-type="float" office:value="0.000644" calcext:value-type="float">
            <text:p>0,000644</text:p>
          </table:table-cell>
          <table:table-cell office:value-type="float" office:value="31.911921" calcext:value-type="float">
            <text:p>31,911921</text:p>
          </table:table-cell>
          <table:table-cell office:value-type="float" office:value="0.006832" calcext:value-type="float">
            <text:p>0,006832</text:p>
          </table:table-cell>
          <table:table-cell office:value-type="float" office:value="0.008826" calcext:value-type="float">
            <text:p>0,008826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41.08491" calcext:value-type="float">
            <text:p>41,08491</text:p>
          </table:table-cell>
          <table:table-cell office:value-type="float" office:value="0.00689" calcext:value-type="float">
            <text:p>0,00689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5591040" calcext:value-type="float">
            <text:p>5591040</text:p>
          </table:table-cell>
          <table:table-cell/>
          <table:table-cell office:value-type="float" office:value="0.025724" calcext:value-type="float">
            <text:p>0,025724</text:p>
          </table:table-cell>
          <table:table-cell office:value-type="float" office:value="0.000662" calcext:value-type="float">
            <text:p>0,000662</text:p>
          </table:table-cell>
          <table:table-cell office:value-type="float" office:value="31.793396" calcext:value-type="float">
            <text:p>31,793396</text:p>
          </table:table-cell>
          <table:table-cell office:value-type="float" office:value="0.008992" calcext:value-type="float">
            <text:p>0,008992</text:p>
          </table:table-cell>
          <table:table-cell office:value-type="float" office:value="0.008921" calcext:value-type="float">
            <text:p>0,008921</text:p>
          </table:table-cell>
          <table:table-cell office:value-type="float" office:value="0.00008" calcext:value-type="float">
            <text:p>8E-05</text:p>
          </table:table-cell>
          <table:table-cell office:value-type="float" office:value="40.992061" calcext:value-type="float">
            <text:p>40,992061</text:p>
          </table:table-cell>
          <table:table-cell office:value-type="float" office:value="0.009325" calcext:value-type="float">
            <text:p>0,00932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6988800" calcext:value-type="float">
            <text:p>6988800</text:p>
          </table:table-cell>
          <table:table-cell/>
          <table:table-cell office:value-type="float" office:value="0.025819" calcext:value-type="float">
            <text:p>0,025819</text:p>
          </table:table-cell>
          <table:table-cell office:value-type="float" office:value="0.000667" calcext:value-type="float">
            <text:p>0,000667</text:p>
          </table:table-cell>
          <table:table-cell office:value-type="float" office:value="31.76119" calcext:value-type="float">
            <text:p>31,76119</text:p>
          </table:table-cell>
          <table:table-cell office:value-type="float" office:value="0.00961" calcext:value-type="float">
            <text:p>0,00961</text:p>
          </table:table-cell>
          <table:table-cell office:value-type="float" office:value="0.008947" calcext:value-type="float">
            <text:p>0,008947</text:p>
          </table:table-cell>
          <table:table-cell office:value-type="float" office:value="0.00008" calcext:value-type="float">
            <text:p>8E-05</text:p>
          </table:table-cell>
          <table:table-cell office:value-type="float" office:value="40.966395" calcext:value-type="float">
            <text:p>40,966395</text:p>
          </table:table-cell>
          <table:table-cell office:value-type="float" office:value="0.009996" calcext:value-type="float">
            <text:p>0,009996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68566" calcext:value-type="float">
            <text:p>0,068566</text:p>
          </table:table-cell>
          <table:table-cell office:value-type="float" office:value="0.004701" calcext:value-type="float">
            <text:p>0,004701</text:p>
          </table:table-cell>
          <table:table-cell office:value-type="float" office:value="23.277807" calcext:value-type="float">
            <text:p>23,277807</text:p>
          </table:table-cell>
          <table:table-cell office:value-type="float" office:value="21.297614" calcext:value-type="float">
            <text:p>21,297614</text:p>
          </table:table-cell>
          <table:table-cell office:value-type="float" office:value="0.018302" calcext:value-type="float">
            <text:p>0,018302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34.750242" calcext:value-type="float">
            <text:p>34,750242</text:p>
          </table:table-cell>
          <table:table-cell office:value-type="float" office:value="14.850973" calcext:value-type="float">
            <text:p>14,850973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70602" calcext:value-type="float">
            <text:p>0,070602</text:p>
          </table:table-cell>
          <table:table-cell office:value-type="float" office:value="0.004985" calcext:value-type="float">
            <text:p>0,004985</text:p>
          </table:table-cell>
          <table:table-cell office:value-type="float" office:value="23.023683" calcext:value-type="float">
            <text:p>23,023683</text:p>
          </table:table-cell>
          <table:table-cell office:value-type="float" office:value="27.311115" calcext:value-type="float">
            <text:p>27,311115</text:p>
          </table:table-cell>
          <table:table-cell office:value-type="float" office:value="0.019768" calcext:value-type="float">
            <text:p>0,019768</text:p>
          </table:table-cell>
          <table:table-cell office:value-type="float" office:value="0.000391" calcext:value-type="float">
            <text:p>0,000391</text:p>
          </table:table-cell>
          <table:table-cell office:value-type="float" office:value="34.080964" calcext:value-type="float">
            <text:p>34,080964</text:p>
          </table:table-cell>
          <table:table-cell office:value-type="float" office:value="17.495517" calcext:value-type="float">
            <text:p>17,495517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72875" calcext:value-type="float">
            <text:p>0,072875</text:p>
          </table:table-cell>
          <table:table-cell office:value-type="float" office:value="0.005311" calcext:value-type="float">
            <text:p>0,005311</text:p>
          </table:table-cell>
          <table:table-cell office:value-type="float" office:value="22.74838" calcext:value-type="float">
            <text:p>22,74838</text:p>
          </table:table-cell>
          <table:table-cell office:value-type="float" office:value="22.475615" calcext:value-type="float">
            <text:p>22,475615</text:p>
          </table:table-cell>
          <table:table-cell office:value-type="float" office:value="0.020278" calcext:value-type="float">
            <text:p>0,020278</text:p>
          </table:table-cell>
          <table:table-cell office:value-type="float" office:value="0.000411" calcext:value-type="float">
            <text:p>0,000411</text:p>
          </table:table-cell>
          <table:table-cell office:value-type="float" office:value="33.859512" calcext:value-type="float">
            <text:p>33,859512</text:p>
          </table:table-cell>
          <table:table-cell office:value-type="float" office:value="18.294633" calcext:value-type="float">
            <text:p>18,294633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7346" calcext:value-type="float">
            <text:p>0,07346</text:p>
          </table:table-cell>
          <table:table-cell office:value-type="float" office:value="0.005396" calcext:value-type="float">
            <text:p>0,005396</text:p>
          </table:table-cell>
          <table:table-cell office:value-type="float" office:value="22.678942" calcext:value-type="float">
            <text:p>22,678942</text:p>
          </table:table-cell>
          <table:table-cell office:value-type="float" office:value="22.76951" calcext:value-type="float">
            <text:p>22,76951</text:p>
          </table:table-cell>
          <table:table-cell office:value-type="float" office:value="0.020336" calcext:value-type="float">
            <text:p>0,020336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33.834849" calcext:value-type="float">
            <text:p>33,834849</text:p>
          </table:table-cell>
          <table:table-cell office:value-type="float" office:value="18.495771" calcext:value-type="float">
            <text:p>18,495771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70396" calcext:value-type="float">
            <text:p>0,070396</text:p>
          </table:table-cell>
          <table:table-cell office:value-type="float" office:value="0.004956" calcext:value-type="float">
            <text:p>0,004956</text:p>
          </table:table-cell>
          <table:table-cell office:value-type="float" office:value="23.049065" calcext:value-type="float">
            <text:p>23,049065</text:p>
          </table:table-cell>
          <table:table-cell office:value-type="float" office:value="24.443222" calcext:value-type="float">
            <text:p>24,443222</text:p>
          </table:table-cell>
          <table:table-cell office:value-type="float" office:value="0.022368" calcext:value-type="float">
            <text:p>0,022368</text:p>
          </table:table-cell>
          <table:table-cell office:value-type="float" office:value="0.0005" calcext:value-type="float">
            <text:p>0,0005</text:p>
          </table:table-cell>
          <table:table-cell office:value-type="float" office:value="33.007385" calcext:value-type="float">
            <text:p>33,007385</text:p>
          </table:table-cell>
          <table:table-cell office:value-type="float" office:value="16.316196" calcext:value-type="float">
            <text:p>16,316196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66083" calcext:value-type="float">
            <text:p>0,066083</text:p>
          </table:table-cell>
          <table:table-cell office:value-type="float" office:value="0.004367" calcext:value-type="float">
            <text:p>0,004367</text:p>
          </table:table-cell>
          <table:table-cell office:value-type="float" office:value="23.598203" calcext:value-type="float">
            <text:p>23,598203</text:p>
          </table:table-cell>
          <table:table-cell office:value-type="float" office:value="20.736811" calcext:value-type="float">
            <text:p>20,736811</text:p>
          </table:table-cell>
          <table:table-cell office:value-type="float" office:value="0.022158" calcext:value-type="float">
            <text:p>0,022158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33.089304" calcext:value-type="float">
            <text:p>33,089304</text:p>
          </table:table-cell>
          <table:table-cell office:value-type="float" office:value="11.223307" calcext:value-type="float">
            <text:p>11,223307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66333" calcext:value-type="float">
            <text:p>0,066333</text:p>
          </table:table-cell>
          <table:table-cell office:value-type="float" office:value="0.0044" calcext:value-type="float">
            <text:p>0,0044</text:p>
          </table:table-cell>
          <table:table-cell office:value-type="float" office:value="23.565371" calcext:value-type="float">
            <text:p>23,565371</text:p>
          </table:table-cell>
          <table:table-cell office:value-type="float" office:value="20.216451" calcext:value-type="float">
            <text:p>20,216451</text:p>
          </table:table-cell>
          <table:table-cell office:value-type="float" office:value="0.02209" calcext:value-type="float">
            <text:p>0,02209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33.116014" calcext:value-type="float">
            <text:p>33,116014</text:p>
          </table:table-cell>
          <table:table-cell office:value-type="float" office:value="10.836012" calcext:value-type="float">
            <text:p>10,836012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664" calcext:value-type="float">
            <text:p>0,0664</text:p>
          </table:table-cell>
          <table:table-cell office:value-type="float" office:value="0.004409" calcext:value-type="float">
            <text:p>0,004409</text:p>
          </table:table-cell>
          <table:table-cell office:value-type="float" office:value="23.55661" calcext:value-type="float">
            <text:p>23,55661</text:p>
          </table:table-cell>
          <table:table-cell office:value-type="float" office:value="20.256033" calcext:value-type="float">
            <text:p>20,256033</text:p>
          </table:table-cell>
          <table:table-cell office:value-type="float" office:value="0.022076" calcext:value-type="float">
            <text:p>0,022076</text:p>
          </table:table-cell>
          <table:table-cell office:value-type="float" office:value="0.000487" calcext:value-type="float">
            <text:p>0,000487</text:p>
          </table:table-cell>
          <table:table-cell office:value-type="float" office:value="33.121477" calcext:value-type="float">
            <text:p>33,121477</text:p>
          </table:table-cell>
          <table:table-cell office:value-type="float" office:value="10.729231" calcext:value-type="float">
            <text:p>10,729231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92003" calcext:value-type="float">
            <text:p>0,092003</text:p>
          </table:table-cell>
          <table:table-cell office:value-type="float" office:value="0.008465" calcext:value-type="float">
            <text:p>0,008465</text:p>
          </table:table-cell>
          <table:table-cell office:value-type="float" office:value="20.72393" calcext:value-type="float">
            <text:p>20,72393</text:p>
          </table:table-cell>
          <table:table-cell office:value-type="float" office:value="28.831444" calcext:value-type="float">
            <text:p>28,831444</text:p>
          </table:table-cell>
          <table:table-cell office:value-type="float" office:value="0.03057" calcext:value-type="float">
            <text:p>0,03057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30.294172" calcext:value-type="float">
            <text:p>30,294172</text:p>
          </table:table-cell>
          <table:table-cell office:value-type="float" office:value="59.601441" calcext:value-type="float">
            <text:p>59,601441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96155" calcext:value-type="float">
            <text:p>0,096155</text:p>
          </table:table-cell>
          <table:table-cell office:value-type="float" office:value="0.009246" calcext:value-type="float">
            <text:p>0,009246</text:p>
          </table:table-cell>
          <table:table-cell office:value-type="float" office:value="20.340523" calcext:value-type="float">
            <text:p>20,340523</text:p>
          </table:table-cell>
          <table:table-cell office:value-type="float" office:value="30.051668" calcext:value-type="float">
            <text:p>30,051668</text:p>
          </table:table-cell>
          <table:table-cell office:value-type="float" office:value="0.033876" calcext:value-type="float">
            <text:p>0,033876</text:p>
          </table:table-cell>
          <table:table-cell office:value-type="float" office:value="0.001148" calcext:value-type="float">
            <text:p>0,001148</text:p>
          </table:table-cell>
          <table:table-cell office:value-type="float" office:value="29.402065" calcext:value-type="float">
            <text:p>29,402065</text:p>
          </table:table-cell>
          <table:table-cell office:value-type="float" office:value="86.925773" calcext:value-type="float">
            <text:p>86,925773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98839" calcext:value-type="float">
            <text:p>0,098839</text:p>
          </table:table-cell>
          <table:table-cell office:value-type="float" office:value="0.009769" calcext:value-type="float">
            <text:p>0,009769</text:p>
          </table:table-cell>
          <table:table-cell office:value-type="float" office:value="20.101419" calcext:value-type="float">
            <text:p>20,101419</text:p>
          </table:table-cell>
          <table:table-cell office:value-type="float" office:value="30.234747" calcext:value-type="float">
            <text:p>30,234747</text:p>
          </table:table-cell>
          <table:table-cell office:value-type="float" office:value="0.034724" calcext:value-type="float">
            <text:p>0,034724</text:p>
          </table:table-cell>
          <table:table-cell office:value-type="float" office:value="0.001206" calcext:value-type="float">
            <text:p>0,001206</text:p>
          </table:table-cell>
          <table:table-cell office:value-type="float" office:value="29.187401" calcext:value-type="float">
            <text:p>29,187401</text:p>
          </table:table-cell>
          <table:table-cell office:value-type="float" office:value="92.572893" calcext:value-type="float">
            <text:p>92,572893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99516" calcext:value-type="float">
            <text:p>0,099516</text:p>
          </table:table-cell>
          <table:table-cell office:value-type="float" office:value="0.009903" calcext:value-type="float">
            <text:p>0,009903</text:p>
          </table:table-cell>
          <table:table-cell office:value-type="float" office:value="20.042141" calcext:value-type="float">
            <text:p>20,042141</text:p>
          </table:table-cell>
          <table:table-cell office:value-type="float" office:value="30.59012" calcext:value-type="float">
            <text:p>30,59012</text:p>
          </table:table-cell>
          <table:table-cell office:value-type="float" office:value="0.034935" calcext:value-type="float">
            <text:p>0,034935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29.134765" calcext:value-type="float">
            <text:p>29,134765</text:p>
          </table:table-cell>
          <table:table-cell office:value-type="float" office:value="94.152071" calcext:value-type="float">
            <text:p>94,152071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127571" calcext:value-type="float">
            <text:p>0,127571</text:p>
          </table:table-cell>
          <table:table-cell office:value-type="float" office:value="0.016274" calcext:value-type="float">
            <text:p>0,016274</text:p>
          </table:table-cell>
          <table:table-cell office:value-type="float" office:value="17.884967" calcext:value-type="float">
            <text:p>17,884967</text:p>
          </table:table-cell>
          <table:table-cell office:value-type="float" office:value="60.244537" calcext:value-type="float">
            <text:p>60,244537</text:p>
          </table:table-cell>
          <table:table-cell office:value-type="float" office:value="0.033528" calcext:value-type="float">
            <text:p>0,033528</text:p>
          </table:table-cell>
          <table:table-cell office:value-type="float" office:value="0.001124" calcext:value-type="float">
            <text:p>0,001124</text:p>
          </table:table-cell>
          <table:table-cell office:value-type="float" office:value="29.49189" calcext:value-type="float">
            <text:p>29,49189</text:p>
          </table:table-cell>
          <table:table-cell office:value-type="float" office:value="47.968517" calcext:value-type="float">
            <text:p>47,968517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120907" calcext:value-type="float">
            <text:p>0,120907</text:p>
          </table:table-cell>
          <table:table-cell office:value-type="float" office:value="0.014618" calcext:value-type="float">
            <text:p>0,014618</text:p>
          </table:table-cell>
          <table:table-cell office:value-type="float" office:value="18.351004" calcext:value-type="float">
            <text:p>18,351004</text:p>
          </table:table-cell>
          <table:table-cell office:value-type="float" office:value="46.228813" calcext:value-type="float">
            <text:p>46,228813</text:p>
          </table:table-cell>
          <table:table-cell office:value-type="float" office:value="0.032058" calcext:value-type="float">
            <text:p>0,032058</text:p>
          </table:table-cell>
          <table:table-cell office:value-type="float" office:value="0.001028" calcext:value-type="float">
            <text:p>0,001028</text:p>
          </table:table-cell>
          <table:table-cell office:value-type="float" office:value="29.88122" calcext:value-type="float">
            <text:p>29,88122</text:p>
          </table:table-cell>
          <table:table-cell office:value-type="float" office:value="35.990808" calcext:value-type="float">
            <text:p>35,990808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122892" calcext:value-type="float">
            <text:p>0,122892</text:p>
          </table:table-cell>
          <table:table-cell office:value-type="float" office:value="0.015102" calcext:value-type="float">
            <text:p>0,015102</text:p>
          </table:table-cell>
          <table:table-cell office:value-type="float" office:value="18.209531" calcext:value-type="float">
            <text:p>18,209531</text:p>
          </table:table-cell>
          <table:table-cell office:value-type="float" office:value="48.656776" calcext:value-type="float">
            <text:p>48,656776</text:p>
          </table:table-cell>
          <table:table-cell office:value-type="float" office:value="0.031997" calcext:value-type="float">
            <text:p>0,031997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29.897906" calcext:value-type="float">
            <text:p>29,897906</text:p>
          </table:table-cell>
          <table:table-cell office:value-type="float" office:value="35.107488" calcext:value-type="float">
            <text:p>35,107488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12294" calcext:value-type="float">
            <text:p>0,12294</text:p>
          </table:table-cell>
          <table:table-cell office:value-type="float" office:value="0.015114" calcext:value-type="float">
            <text:p>0,015114</text:p>
          </table:table-cell>
          <table:table-cell office:value-type="float" office:value="18.206139" calcext:value-type="float">
            <text:p>18,206139</text:p>
          </table:table-cell>
          <table:table-cell office:value-type="float" office:value="48.740119" calcext:value-type="float">
            <text:p>48,740119</text:p>
          </table:table-cell>
          <table:table-cell office:value-type="float" office:value="0.031979" calcext:value-type="float">
            <text:p>0,031979</text:p>
          </table:table-cell>
          <table:table-cell office:value-type="float" office:value="0.001023" calcext:value-type="float">
            <text:p>0,001023</text:p>
          </table:table-cell>
          <table:table-cell office:value-type="float" office:value="29.902688" calcext:value-type="float">
            <text:p>29,902688</text:p>
          </table:table-cell>
          <table:table-cell office:value-type="float" office:value="34.98212" calcext:value-type="float">
            <text:p>34,98212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136375" calcext:value-type="float">
            <text:p>0,136375</text:p>
          </table:table-cell>
          <table:table-cell office:value-type="float" office:value="0.018598" calcext:value-type="float">
            <text:p>0,018598</text:p>
          </table:table-cell>
          <table:table-cell office:value-type="float" office:value="17.305318" calcext:value-type="float">
            <text:p>17,305318</text:p>
          </table:table-cell>
          <table:table-cell office:value-type="float" office:value="53.988031" calcext:value-type="float">
            <text:p>53,988031</text:p>
          </table:table-cell>
          <table:table-cell office:value-type="float" office:value="0.034388" calcext:value-type="float">
            <text:p>0,034388</text:p>
          </table:table-cell>
          <table:table-cell office:value-type="float" office:value="0.001183" calcext:value-type="float">
            <text:p>0,001183</text:p>
          </table:table-cell>
          <table:table-cell office:value-type="float" office:value="29.271878" calcext:value-type="float">
            <text:p>29,271878</text:p>
          </table:table-cell>
          <table:table-cell office:value-type="float" office:value="43.33521" calcext:value-type="float">
            <text:p>43,33521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139598" calcext:value-type="float">
            <text:p>0,139598</text:p>
          </table:table-cell>
          <table:table-cell office:value-type="float" office:value="0.019488" calcext:value-type="float">
            <text:p>0,019488</text:p>
          </table:table-cell>
          <table:table-cell office:value-type="float" office:value="17.102422" calcext:value-type="float">
            <text:p>17,102422</text:p>
          </table:table-cell>
          <table:table-cell office:value-type="float" office:value="56.775699" calcext:value-type="float">
            <text:p>56,775699</text:p>
          </table:table-cell>
          <table:table-cell office:value-type="float" office:value="0.034918" calcext:value-type="float">
            <text:p>0,034918</text:p>
          </table:table-cell>
          <table:table-cell office:value-type="float" office:value="0.001219" calcext:value-type="float">
            <text:p>0,001219</text:p>
          </table:table-cell>
          <table:table-cell office:value-type="float" office:value="29.139016" calcext:value-type="float">
            <text:p>29,139016</text:p>
          </table:table-cell>
          <table:table-cell office:value-type="float" office:value="46.392111" calcext:value-type="float">
            <text:p>46,392111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140369" calcext:value-type="float">
            <text:p>0,140369</text:p>
          </table:table-cell>
          <table:table-cell office:value-type="float" office:value="0.019704" calcext:value-type="float">
            <text:p>0,019704</text:p>
          </table:table-cell>
          <table:table-cell office:value-type="float" office:value="17.054561" calcext:value-type="float">
            <text:p>17,054561</text:p>
          </table:table-cell>
          <table:table-cell office:value-type="float" office:value="57.478449" calcext:value-type="float">
            <text:p>57,478449</text:p>
          </table:table-cell>
          <table:table-cell office:value-type="float" office:value="0.035051" calcext:value-type="float">
            <text:p>0,035051</text:p>
          </table:table-cell>
          <table:table-cell office:value-type="float" office:value="0.001229" calcext:value-type="float">
            <text:p>0,001229</text:p>
          </table:table-cell>
          <table:table-cell office:value-type="float" office:value="29.105881" calcext:value-type="float">
            <text:p>29,105881</text:p>
          </table:table-cell>
          <table:table-cell office:value-type="float" office:value="47.208244" calcext:value-type="float">
            <text:p>47,208244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140559" calcext:value-type="float">
            <text:p>0,140559</text:p>
          </table:table-cell>
          <table:table-cell office:value-type="float" office:value="0.019757" calcext:value-type="float">
            <text:p>0,019757</text:p>
          </table:table-cell>
          <table:table-cell office:value-type="float" office:value="17.042838" calcext:value-type="float">
            <text:p>17,042838</text:p>
          </table:table-cell>
          <table:table-cell office:value-type="float" office:value="57.651" calcext:value-type="float">
            <text:p>57,651</text:p>
          </table:table-cell>
          <table:table-cell office:value-type="float" office:value="0.035084" calcext:value-type="float">
            <text:p>0,035084</text:p>
          </table:table-cell>
          <table:table-cell office:value-type="float" office:value="0.001231" calcext:value-type="float">
            <text:p>0,001231</text:p>
          </table:table-cell>
          <table:table-cell office:value-type="float" office:value="29.097838" calcext:value-type="float">
            <text:p>29,097838</text:p>
          </table:table-cell>
          <table:table-cell office:value-type="float" office:value="47.362043" calcext:value-type="float">
            <text:p>47,362043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118473" calcext:value-type="float">
            <text:p>0,118473</text:p>
          </table:table-cell>
          <table:table-cell office:value-type="float" office:value="0.014036" calcext:value-type="float">
            <text:p>0,014036</text:p>
          </table:table-cell>
          <table:table-cell office:value-type="float" office:value="18.527626" calcext:value-type="float">
            <text:p>18,527626</text:p>
          </table:table-cell>
          <table:table-cell office:value-type="float" office:value="38.984559" calcext:value-type="float">
            <text:p>38,984559</text:p>
          </table:table-cell>
          <table:table-cell office:value-type="float" office:value="0.035023" calcext:value-type="float">
            <text:p>0,035023</text:p>
          </table:table-cell>
          <table:table-cell office:value-type="float" office:value="0.001227" calcext:value-type="float">
            <text:p>0,001227</text:p>
          </table:table-cell>
          <table:table-cell office:value-type="float" office:value="29.113002" calcext:value-type="float">
            <text:p>29,113002</text:p>
          </table:table-cell>
          <table:table-cell office:value-type="float" office:value="28.925657" calcext:value-type="float">
            <text:p>28,925657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116495" calcext:value-type="float">
            <text:p>0,116495</text:p>
          </table:table-cell>
          <table:table-cell office:value-type="float" office:value="0.013571" calcext:value-type="float">
            <text:p>0,013571</text:p>
          </table:table-cell>
          <table:table-cell office:value-type="float" office:value="18.673882" calcext:value-type="float">
            <text:p>18,673882</text:p>
          </table:table-cell>
          <table:table-cell office:value-type="float" office:value="37.285208" calcext:value-type="float">
            <text:p>37,285208</text:p>
          </table:table-cell>
          <table:table-cell office:value-type="float" office:value="0.034605" calcext:value-type="float">
            <text:p>0,034605</text:p>
          </table:table-cell>
          <table:table-cell office:value-type="float" office:value="0.001198" calcext:value-type="float">
            <text:p>0,001198</text:p>
          </table:table-cell>
          <table:table-cell office:value-type="float" office:value="29.217222" calcext:value-type="float">
            <text:p>29,217222</text:p>
          </table:table-cell>
          <table:table-cell office:value-type="float" office:value="27.287866" calcext:value-type="float">
            <text:p>27,287866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116068" calcext:value-type="float">
            <text:p>0,116068</text:p>
          </table:table-cell>
          <table:table-cell office:value-type="float" office:value="0.013472" calcext:value-type="float">
            <text:p>0,013472</text:p>
          </table:table-cell>
          <table:table-cell office:value-type="float" office:value="18.705739" calcext:value-type="float">
            <text:p>18,705739</text:p>
          </table:table-cell>
          <table:table-cell office:value-type="float" office:value="36.904374" calcext:value-type="float">
            <text:p>36,904374</text:p>
          </table:table-cell>
          <table:table-cell office:value-type="float" office:value="0.034527" calcext:value-type="float">
            <text:p>0,034527</text:p>
          </table:table-cell>
          <table:table-cell office:value-type="float" office:value="0.001192" calcext:value-type="float">
            <text:p>0,001192</text:p>
          </table:table-cell>
          <table:table-cell office:value-type="float" office:value="29.236834" calcext:value-type="float">
            <text:p>29,236834</text:p>
          </table:table-cell>
          <table:table-cell office:value-type="float" office:value="26.928788" calcext:value-type="float">
            <text:p>26,928788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115966" calcext:value-type="float">
            <text:p>0,115966</text:p>
          </table:table-cell>
          <table:table-cell office:value-type="float" office:value="0.013448" calcext:value-type="float">
            <text:p>0,013448</text:p>
          </table:table-cell>
          <table:table-cell office:value-type="float" office:value="18.713391" calcext:value-type="float">
            <text:p>18,713391</text:p>
          </table:table-cell>
          <table:table-cell office:value-type="float" office:value="36.809148" calcext:value-type="float">
            <text:p>36,809148</text:p>
          </table:table-cell>
          <table:table-cell office:value-type="float" office:value="0.034507" calcext:value-type="float">
            <text:p>0,034507</text:p>
          </table:table-cell>
          <table:table-cell office:value-type="float" office:value="0.001191" calcext:value-type="float">
            <text:p>0,001191</text:p>
          </table:table-cell>
          <table:table-cell office:value-type="float" office:value="29.241873" calcext:value-type="float">
            <text:p>29,241873</text:p>
          </table:table-cell>
          <table:table-cell office:value-type="float" office:value="26.832295" calcext:value-type="float">
            <text:p>26,83229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123418" calcext:value-type="float">
            <text:p>0,123418</text:p>
          </table:table-cell>
          <table:table-cell office:value-type="float" office:value="0.015232" calcext:value-type="float">
            <text:p>0,015232</text:p>
          </table:table-cell>
          <table:table-cell office:value-type="float" office:value="18.172404" calcext:value-type="float">
            <text:p>18,172404</text:p>
          </table:table-cell>
          <table:table-cell office:value-type="float" office:value="35.967051" calcext:value-type="float">
            <text:p>35,967051</text:p>
          </table:table-cell>
          <table:table-cell office:value-type="float" office:value="0.043511" calcext:value-type="float">
            <text:p>0,043511</text:p>
          </table:table-cell>
          <table:table-cell office:value-type="float" office:value="0.001893" calcext:value-type="float">
            <text:p>0,001893</text:p>
          </table:table-cell>
          <table:table-cell office:value-type="float" office:value="27.228098" calcext:value-type="float">
            <text:p>27,228098</text:p>
          </table:table-cell>
          <table:table-cell office:value-type="float" office:value="48.480158" calcext:value-type="float">
            <text:p>48,480158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120621" calcext:value-type="float">
            <text:p>0,120621</text:p>
          </table:table-cell>
          <table:table-cell office:value-type="float" office:value="0.014549" calcext:value-type="float">
            <text:p>0,014549</text:p>
          </table:table-cell>
          <table:table-cell office:value-type="float" office:value="18.371541" calcext:value-type="float">
            <text:p>18,371541</text:p>
          </table:table-cell>
          <table:table-cell office:value-type="float" office:value="32.074431" calcext:value-type="float">
            <text:p>32,074431</text:p>
          </table:table-cell>
          <table:table-cell office:value-type="float" office:value="0.042987" calcext:value-type="float">
            <text:p>0,042987</text:p>
          </table:table-cell>
          <table:table-cell office:value-type="float" office:value="0.001848" calcext:value-type="float">
            <text:p>0,001848</text:p>
          </table:table-cell>
          <table:table-cell office:value-type="float" office:value="27.333197" calcext:value-type="float">
            <text:p>27,333197</text:p>
          </table:table-cell>
          <table:table-cell office:value-type="float" office:value="50.394269" calcext:value-type="float">
            <text:p>50,394269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120128" calcext:value-type="float">
            <text:p>0,120128</text:p>
          </table:table-cell>
          <table:table-cell office:value-type="float" office:value="0.014431" calcext:value-type="float">
            <text:p>0,014431</text:p>
          </table:table-cell>
          <table:table-cell office:value-type="float" office:value="18.407129" calcext:value-type="float">
            <text:p>18,407129</text:p>
          </table:table-cell>
          <table:table-cell office:value-type="float" office:value="33.610014" calcext:value-type="float">
            <text:p>33,610014</text:p>
          </table:table-cell>
          <table:table-cell office:value-type="float" office:value="0.043094" calcext:value-type="float">
            <text:p>0,043094</text:p>
          </table:table-cell>
          <table:table-cell office:value-type="float" office:value="0.001857" calcext:value-type="float">
            <text:p>0,001857</text:p>
          </table:table-cell>
          <table:table-cell office:value-type="float" office:value="27.311688" calcext:value-type="float">
            <text:p>27,311688</text:p>
          </table:table-cell>
          <table:table-cell office:value-type="float" office:value="53.427822" calcext:value-type="float">
            <text:p>53,427822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120014" calcext:value-type="float">
            <text:p>0,120014</text:p>
          </table:table-cell>
          <table:table-cell office:value-type="float" office:value="0.014403" calcext:value-type="float">
            <text:p>0,014403</text:p>
          </table:table-cell>
          <table:table-cell office:value-type="float" office:value="18.41538" calcext:value-type="float">
            <text:p>18,41538</text:p>
          </table:table-cell>
          <table:table-cell office:value-type="float" office:value="36.309468" calcext:value-type="float">
            <text:p>36,309468</text:p>
          </table:table-cell>
          <table:table-cell office:value-type="float" office:value="0.043081" calcext:value-type="float">
            <text:p>0,043081</text:p>
          </table:table-cell>
          <table:table-cell office:value-type="float" office:value="0.001856" calcext:value-type="float">
            <text:p>0,001856</text:p>
          </table:table-cell>
          <table:table-cell office:value-type="float" office:value="27.314239" calcext:value-type="float">
            <text:p>27,314239</text:p>
          </table:table-cell>
          <table:table-cell office:value-type="float" office:value="53.840579" calcext:value-type="float">
            <text:p>53,840579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162331" calcext:value-type="float">
            <text:p>0,162331</text:p>
          </table:table-cell>
          <table:table-cell office:value-type="float" office:value="0.026351" calcext:value-type="float">
            <text:p>0,026351</text:p>
          </table:table-cell>
          <table:table-cell office:value-type="float" office:value="15.791951" calcext:value-type="float">
            <text:p>15,791951</text:p>
          </table:table-cell>
          <table:table-cell office:value-type="float" office:value="77.055893" calcext:value-type="float">
            <text:p>77,055893</text:p>
          </table:table-cell>
          <table:table-cell office:value-type="float" office:value="0.061581" calcext:value-type="float">
            <text:p>0,061581</text:p>
          </table:table-cell>
          <table:table-cell office:value-type="float" office:value="0.003792" calcext:value-type="float">
            <text:p>0,003792</text:p>
          </table:table-cell>
          <table:table-cell office:value-type="float" office:value="24.211022" calcext:value-type="float">
            <text:p>24,211022</text:p>
          </table:table-cell>
          <table:table-cell office:value-type="float" office:value="57.620615" calcext:value-type="float">
            <text:p>57,62061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235855" calcext:value-type="float">
            <text:p>0,235855</text:p>
          </table:table-cell>
          <table:table-cell office:value-type="float" office:value="0.055628" calcext:value-type="float">
            <text:p>0,055628</text:p>
          </table:table-cell>
          <table:table-cell office:value-type="float" office:value="12.54708" calcext:value-type="float">
            <text:p>12,54708</text:p>
          </table:table-cell>
          <table:table-cell office:value-type="float" office:value="70.210518" calcext:value-type="float">
            <text:p>70,210518</text:p>
          </table:table-cell>
          <table:table-cell office:value-type="float" office:value="0.087247" calcext:value-type="float">
            <text:p>0,087247</text:p>
          </table:table-cell>
          <table:table-cell office:value-type="float" office:value="0.007612" calcext:value-type="float">
            <text:p>0,007612</text:p>
          </table:table-cell>
          <table:table-cell office:value-type="float" office:value="21.184942" calcext:value-type="float">
            <text:p>21,184942</text:p>
          </table:table-cell>
          <table:table-cell office:value-type="float" office:value="78.478433" calcext:value-type="float">
            <text:p>78,478433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270998" calcext:value-type="float">
            <text:p>0,270998</text:p>
          </table:table-cell>
          <table:table-cell office:value-type="float" office:value="0.07344" calcext:value-type="float">
            <text:p>0,07344</text:p>
          </table:table-cell>
          <table:table-cell office:value-type="float" office:value="11.340684" calcext:value-type="float">
            <text:p>11,340684</text:p>
          </table:table-cell>
          <table:table-cell office:value-type="float" office:value="72.912356" calcext:value-type="float">
            <text:p>72,912356</text:p>
          </table:table-cell>
          <table:table-cell office:value-type="float" office:value="0.099598" calcext:value-type="float">
            <text:p>0,099598</text:p>
          </table:table-cell>
          <table:table-cell office:value-type="float" office:value="0.00992" calcext:value-type="float">
            <text:p>0,00992</text:p>
          </table:table-cell>
          <table:table-cell office:value-type="float" office:value="20.034947" calcext:value-type="float">
            <text:p>20,034947</text:p>
          </table:table-cell>
          <table:table-cell office:value-type="float" office:value="79.197633" calcext:value-type="float">
            <text:p>79,197633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287213" calcext:value-type="float">
            <text:p>0,287213</text:p>
          </table:table-cell>
          <table:table-cell office:value-type="float" office:value="0.082491" calcext:value-type="float">
            <text:p>0,082491</text:p>
          </table:table-cell>
          <table:table-cell office:value-type="float" office:value="10.835923" calcext:value-type="float">
            <text:p>10,835923</text:p>
          </table:table-cell>
          <table:table-cell office:value-type="float" office:value="85.71304" calcext:value-type="float">
            <text:p>85,71304</text:p>
          </table:table-cell>
          <table:table-cell office:value-type="float" office:value="0.109956" calcext:value-type="float">
            <text:p>0,109956</text:p>
          </table:table-cell>
          <table:table-cell office:value-type="float" office:value="0.01209" calcext:value-type="float">
            <text:p>0,01209</text:p>
          </table:table-cell>
          <table:table-cell office:value-type="float" office:value="19.175611" calcext:value-type="float">
            <text:p>19,175611</text:p>
          </table:table-cell>
          <table:table-cell office:value-type="float" office:value="91.73299" calcext:value-type="float">
            <text:p>91,73299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277618" calcext:value-type="float">
            <text:p>0,277618</text:p>
          </table:table-cell>
          <table:table-cell office:value-type="float" office:value="0.077072" calcext:value-type="float">
            <text:p>0,077072</text:p>
          </table:table-cell>
          <table:table-cell office:value-type="float" office:value="11.131048" calcext:value-type="float">
            <text:p>11,131048</text:p>
          </table:table-cell>
          <table:table-cell office:value-type="float" office:value="67.786177" calcext:value-type="float">
            <text:p>67,786177</text:p>
          </table:table-cell>
          <table:table-cell office:value-type="float" office:value="0.103021" calcext:value-type="float">
            <text:p>0,103021</text:p>
          </table:table-cell>
          <table:table-cell office:value-type="float" office:value="0.010613" calcext:value-type="float">
            <text:p>0,010613</text:p>
          </table:table-cell>
          <table:table-cell office:value-type="float" office:value="19.741517" calcext:value-type="float">
            <text:p>19,741517</text:p>
          </table:table-cell>
          <table:table-cell office:value-type="float" office:value="61.278464" calcext:value-type="float">
            <text:p>61,278464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277798" calcext:value-type="float">
            <text:p>0,277798</text:p>
          </table:table-cell>
          <table:table-cell office:value-type="float" office:value="0.077172" calcext:value-type="float">
            <text:p>0,077172</text:p>
          </table:table-cell>
          <table:table-cell office:value-type="float" office:value="11.125412" calcext:value-type="float">
            <text:p>11,125412</text:p>
          </table:table-cell>
          <table:table-cell office:value-type="float" office:value="72.624735" calcext:value-type="float">
            <text:p>72,624735</text:p>
          </table:table-cell>
          <table:table-cell office:value-type="float" office:value="0.103238" calcext:value-type="float">
            <text:p>0,103238</text:p>
          </table:table-cell>
          <table:table-cell office:value-type="float" office:value="0.010658" calcext:value-type="float">
            <text:p>0,010658</text:p>
          </table:table-cell>
          <table:table-cell office:value-type="float" office:value="19.723216" calcext:value-type="float">
            <text:p>19,723216</text:p>
          </table:table-cell>
          <table:table-cell office:value-type="float" office:value="63.947923" calcext:value-type="float">
            <text:p>63,947923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278411" calcext:value-type="float">
            <text:p>0,278411</text:p>
          </table:table-cell>
          <table:table-cell office:value-type="float" office:value="0.077512" calcext:value-type="float">
            <text:p>0,077512</text:p>
          </table:table-cell>
          <table:table-cell office:value-type="float" office:value="11.106287" calcext:value-type="float">
            <text:p>11,106287</text:p>
          </table:table-cell>
          <table:table-cell office:value-type="float" office:value="77.666599" calcext:value-type="float">
            <text:p>77,666599</text:p>
          </table:table-cell>
          <table:table-cell office:value-type="float" office:value="0.103243" calcext:value-type="float">
            <text:p>0,103243</text:p>
          </table:table-cell>
          <table:table-cell office:value-type="float" office:value="0.010659" calcext:value-type="float">
            <text:p>0,010659</text:p>
          </table:table-cell>
          <table:table-cell office:value-type="float" office:value="19.722792" calcext:value-type="float">
            <text:p>19,722792</text:p>
          </table:table-cell>
          <table:table-cell office:value-type="float" office:value="65.57555" calcext:value-type="float">
            <text:p>65,5755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278408" calcext:value-type="float">
            <text:p>0,278408</text:p>
          </table:table-cell>
          <table:table-cell office:value-type="float" office:value="0.077511" calcext:value-type="float">
            <text:p>0,077511</text:p>
          </table:table-cell>
          <table:table-cell office:value-type="float" office:value="11.106357" calcext:value-type="float">
            <text:p>11,106357</text:p>
          </table:table-cell>
          <table:table-cell office:value-type="float" office:value="75.937759" calcext:value-type="float">
            <text:p>75,937759</text:p>
          </table:table-cell>
          <table:table-cell office:value-type="float" office:value="0.103189" calcext:value-type="float">
            <text:p>0,103189</text:p>
          </table:table-cell>
          <table:table-cell office:value-type="float" office:value="0.010648" calcext:value-type="float">
            <text:p>0,010648</text:p>
          </table:table-cell>
          <table:table-cell office:value-type="float" office:value="19.727371" calcext:value-type="float">
            <text:p>19,727371</text:p>
          </table:table-cell>
          <table:table-cell office:value-type="float" office:value="64.486272" calcext:value-type="float">
            <text:p>64,486272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266983" calcext:value-type="float">
            <text:p>0,266983</text:p>
          </table:table-cell>
          <table:table-cell office:value-type="float" office:value="0.07128" calcext:value-type="float">
            <text:p>0,07128</text:p>
          </table:table-cell>
          <table:table-cell office:value-type="float" office:value="11.470344" calcext:value-type="float">
            <text:p>11,470344</text:p>
          </table:table-cell>
          <table:table-cell office:value-type="float" office:value="65.444874" calcext:value-type="float">
            <text:p>65,444874</text:p>
          </table:table-cell>
          <table:table-cell office:value-type="float" office:value="0.100287" calcext:value-type="float">
            <text:p>0,100287</text:p>
          </table:table-cell>
          <table:table-cell office:value-type="float" office:value="0.010057" calcext:value-type="float">
            <text:p>0,010057</text:p>
          </table:table-cell>
          <table:table-cell office:value-type="float" office:value="19.975103" calcext:value-type="float">
            <text:p>19,975103</text:p>
          </table:table-cell>
          <table:table-cell office:value-type="float" office:value="65.291479" calcext:value-type="float">
            <text:p>65,291479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268016" calcext:value-type="float">
            <text:p>0,268016</text:p>
          </table:table-cell>
          <table:table-cell office:value-type="float" office:value="0.071832" calcext:value-type="float">
            <text:p>0,071832</text:p>
          </table:table-cell>
          <table:table-cell office:value-type="float" office:value="11.436796" calcext:value-type="float">
            <text:p>11,436796</text:p>
          </table:table-cell>
          <table:table-cell office:value-type="float" office:value="66.606712" calcext:value-type="float">
            <text:p>66,606712</text:p>
          </table:table-cell>
          <table:table-cell office:value-type="float" office:value="0.100343" calcext:value-type="float">
            <text:p>0,100343</text:p>
          </table:table-cell>
          <table:table-cell office:value-type="float" office:value="0.010069" calcext:value-type="float">
            <text:p>0,010069</text:p>
          </table:table-cell>
          <table:table-cell office:value-type="float" office:value="19.970233" calcext:value-type="float">
            <text:p>19,970233</text:p>
          </table:table-cell>
          <table:table-cell office:value-type="float" office:value="69.527461" calcext:value-type="float">
            <text:p>69,527461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26869" calcext:value-type="float">
            <text:p>0,26869</text:p>
          </table:table-cell>
          <table:table-cell office:value-type="float" office:value="0.072194" calcext:value-type="float">
            <text:p>0,072194</text:p>
          </table:table-cell>
          <table:table-cell office:value-type="float" office:value="11.414981" calcext:value-type="float">
            <text:p>11,414981</text:p>
          </table:table-cell>
          <table:table-cell office:value-type="float" office:value="69.967011" calcext:value-type="float">
            <text:p>69,967011</text:p>
          </table:table-cell>
          <table:table-cell office:value-type="float" office:value="0.100367" calcext:value-type="float">
            <text:p>0,100367</text:p>
          </table:table-cell>
          <table:table-cell office:value-type="float" office:value="0.010073" calcext:value-type="float">
            <text:p>0,010073</text:p>
          </table:table-cell>
          <table:table-cell office:value-type="float" office:value="19.968208" calcext:value-type="float">
            <text:p>19,968208</text:p>
          </table:table-cell>
          <table:table-cell office:value-type="float" office:value="62.797942" calcext:value-type="float">
            <text:p>62,797942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268772" calcext:value-type="float">
            <text:p>0,268772</text:p>
          </table:table-cell>
          <table:table-cell office:value-type="float" office:value="0.072238" calcext:value-type="float">
            <text:p>0,072238</text:p>
          </table:table-cell>
          <table:table-cell office:value-type="float" office:value="11.412334" calcext:value-type="float">
            <text:p>11,412334</text:p>
          </table:table-cell>
          <table:table-cell office:value-type="float" office:value="68.703066" calcext:value-type="float">
            <text:p>68,703066</text:p>
          </table:table-cell>
          <table:table-cell office:value-type="float" office:value="0.100327" calcext:value-type="float">
            <text:p>0,100327</text:p>
          </table:table-cell>
          <table:table-cell office:value-type="float" office:value="0.010066" calcext:value-type="float">
            <text:p>0,010066</text:p>
          </table:table-cell>
          <table:table-cell office:value-type="float" office:value="19.97162" calcext:value-type="float">
            <text:p>19,97162</text:p>
          </table:table-cell>
          <table:table-cell office:value-type="float" office:value="62.101481" calcext:value-type="float">
            <text:p>62,101481</text:p>
          </table:table-cell>
        </table:table-row>
      </table:table>
      <table:table table:name="Average" table:style-name="ta2">
        <office:forms form:automatic-focus="false" form:apply-design-mode="false"/>
        <table:table-column table:style-name="co1" table:number-columns-repeated="12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 table:style-name="ce4" office:value-type="string" calcext:value-type="string">
            <text:p>Depth</text:p>
          </table:table-cell>
          <table:table-cell table:style-name="ce4" office:value-type="string" calcext:value-type="string">
            <text:p>ColorSpac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Relative Size to Original</text:p>
          </table:table-cell>
          <table:table-cell office:value-type="string" calcext:value-type="string">
            <text:p>RGBFuzzErrorMetric</text:p>
          </table:table-cell>
          <table:table-cell office:value-type="string" calcext:value-type="string">
            <text:p>RGBMeanSquareErrorMetric</text:p>
          </table:table-cell>
          <table:table-cell office:value-type="string" calcext:value-type="string">
            <text:p>RGBPeakSignalToRatioErrorMetric</text:p>
          </table:table-cell>
          <table:table-cell office:value-type="string" calcext:value-type="string">
            <text:p>RGBPerceptualErrorMetric</text:p>
          </table:table-cell>
          <table:table-cell office:value-type="string" calcext:value-type="string">
            <text:p>LABFuzzErrorMetric</text:p>
          </table:table-cell>
          <table:table-cell office:value-type="string" calcext:value-type="string">
            <text:p>LABMeanSquareErrorMetric</text:p>
          </table:table-cell>
          <table:table-cell office:value-type="string" calcext:value-type="string">
            <text:p>LABPeakSignalToRatioErrorMetric</text:p>
          </table:table-cell>
          <table:table-cell office:value-type="string" calcext:value-type="string">
            <text:p>LABPerceptualErrorMetric</text:p>
          </table:table-cell>
          <table:table-cell table:style-name="Default"/>
          <table:table-cell table:style-name="ce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GB(A)</text:p>
          </table:table-cell>
          <table:table-cell table:formula="of:=AVERAGE([DATA.D2];[DATA.D47];[DATA.D92];[DATA.D137];[DATA.D182])" office:value-type="float" office:value="7162928.2" calcext:value-type="float">
            <text:p>7162928,2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table:formula="of:=AVERAGE([DATA.D3];[DATA.D48];[DATA.D93];[DATA.D138];[DATA.D183])" office:value-type="float" office:value="4328652.8" calcext:value-type="float">
            <text:p>4328652,8</text:p>
          </table:table-cell>
          <table:table-cell table:formula="of:=[.C3]/7162928.2" office:value-type="float" office:value="0.604313303042742" calcext:value-type="float">
            <text:p>0,604313303042742</text:p>
          </table:table-cell>
          <table:table-cell table:formula="of:=AVERAGE([DATA.F3];[DATA.F48];[DATA.F93];[DATA.F138];[DATA.F183];[DATA.F228];[DATA.F273];[DATA.F318];[DATA.F363];[DATA.F408];[DATA.F453];[DATA.F498])" office:value-type="float" office:value="0.0164871666666667" calcext:value-type="float">
            <text:p>0,016487166666667</text:p>
          </table:table-cell>
          <table:table-cell table:formula="of:=AVERAGE([DATA.G3];[DATA.G48];[DATA.G93];[DATA.G138];[DATA.G183];[DATA.G228];[DATA.G273];[DATA.G318];[DATA.G363];[DATA.G408];[DATA.G453];[DATA.G498])" office:value-type="float" office:value="0.000287666666666667" calcext:value-type="float">
            <text:p>0,000287666666667</text:p>
          </table:table-cell>
          <table:table-cell table:formula="of:=AVERAGE([DATA.H3];[DATA.H48];[DATA.H93];[DATA.H138];[DATA.H183];[DATA.H228];[DATA.H273];[DATA.H318];[DATA.H363];[DATA.H408];[DATA.H453];[DATA.H498])" office:value-type="float" office:value="35.9033805" calcext:value-type="float">
            <text:p>35,9033805</text:p>
          </table:table-cell>
          <table:table-cell table:formula="of:=AVERAGE([DATA.I3];[DATA.I48];[DATA.I93];[DATA.I138];[DATA.I183];[DATA.I228];[DATA.I273];[DATA.I318];[DATA.I363];[DATA.I408];[DATA.I453];[DATA.I498])" office:value-type="float" office:value="1.36797458333333" calcext:value-type="float">
            <text:p>1,36797458333333</text:p>
          </table:table-cell>
          <table:table-cell table:formula="of:=AVERAGE([DATA.J3];[DATA.J48];[DATA.J93];[DATA.J138];[DATA.J183];[DATA.J228];[DATA.J273];[DATA.J318];[DATA.J363];[DATA.J408];[DATA.J453];[DATA.J498])" office:value-type="float" office:value="0.0115000833333333" calcext:value-type="float">
            <text:p>0,011500083333333</text:p>
          </table:table-cell>
          <table:table-cell table:formula="of:=AVERAGE([DATA.K3];[DATA.K48];[DATA.K93];[DATA.K138];[DATA.K183];[DATA.K228];[DATA.K273];[DATA.K318];[DATA.K363];[DATA.K408];[DATA.K453];[DATA.K498])" office:value-type="float" office:value="0.0001335" calcext:value-type="float">
            <text:p>0,0001335</text:p>
          </table:table-cell>
          <table:table-cell table:formula="of:=AVERAGE([DATA.L3];[DATA.L48];[DATA.L93];[DATA.L138];[DATA.L183];[DATA.L228];[DATA.L273];[DATA.L318];[DATA.L363];[DATA.L408];[DATA.L453];[DATA.L498])" office:value-type="float" office:value="38.8320065833333" calcext:value-type="float">
            <text:p>38,8320065833333</text:p>
          </table:table-cell>
          <table:table-cell table:formula="of:=AVERAGE([DATA.M3];[DATA.M48];[DATA.M93];[DATA.M138];[DATA.M183];[DATA.M228];[DATA.M273];[DATA.M318];[DATA.M363];[DATA.M408];[DATA.M453];[DATA.M498])" office:value-type="float" office:value="0.91710375" calcext:value-type="float">
            <text:p>0,917103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table:formula="of:=AVERAGE([DATA.D4];[DATA.D49];[DATA.D94];[DATA.D139];[DATA.D184])" office:value-type="float" office:value="6492979.2" calcext:value-type="float">
            <text:p>6492979,2</text:p>
          </table:table-cell>
          <table:table-cell table:formula="of:=[.C4]/7162928.2" office:value-type="float" office:value="0.906469954564112" calcext:value-type="float">
            <text:p>0,906469954564112</text:p>
          </table:table-cell>
          <table:table-cell table:formula="of:=AVERAGE([DATA.F4];[DATA.F49];[DATA.F94];[DATA.F139];[DATA.F184];[DATA.F229];[DATA.F274];[DATA.F319];[DATA.F364];[DATA.F409];[DATA.F454];[DATA.F499])" office:value-type="float" office:value="0.0170001666666667" calcext:value-type="float">
            <text:p>0,017000166666667</text:p>
          </table:table-cell>
          <table:table-cell table:formula="of:=AVERAGE([DATA.G4];[DATA.G49];[DATA.G94];[DATA.G139];[DATA.G184];[DATA.G229];[DATA.G274];[DATA.G319];[DATA.G364];[DATA.G409];[DATA.G454];[DATA.G499])" office:value-type="float" office:value="0.000306416666666667" calcext:value-type="float">
            <text:p>0,000306416666667</text:p>
          </table:table-cell>
          <table:table-cell table:formula="of:=AVERAGE([DATA.H4];[DATA.H49];[DATA.H94];[DATA.H139];[DATA.H184];[DATA.H229];[DATA.H274];[DATA.H319];[DATA.H364];[DATA.H409];[DATA.H454];[DATA.H499])" office:value-type="float" office:value="35.6428421666667" calcext:value-type="float">
            <text:p>35,6428421666667</text:p>
          </table:table-cell>
          <table:table-cell table:formula="of:=AVERAGE([DATA.I4];[DATA.I49];[DATA.I94];[DATA.I139];[DATA.I184];[DATA.I229];[DATA.I274];[DATA.I319];[DATA.I364];[DATA.I409];[DATA.I454];[DATA.I499])" office:value-type="float" office:value="1.40395583333333" calcext:value-type="float">
            <text:p>1,40395583333333</text:p>
          </table:table-cell>
          <table:table-cell table:formula="of:=AVERAGE([DATA.J4];[DATA.J49];[DATA.J94];[DATA.J139];[DATA.J184];[DATA.J229];[DATA.J274];[DATA.J319];[DATA.J364];[DATA.J409];[DATA.J454];[DATA.J499])" office:value-type="float" office:value="0.01182625" calcext:value-type="float">
            <text:p>0,01182625</text:p>
          </table:table-cell>
          <table:table-cell table:formula="of:=AVERAGE([DATA.K4];[DATA.K49];[DATA.K94];[DATA.K139];[DATA.K184];[DATA.K229];[DATA.K274];[DATA.K319];[DATA.K364];[DATA.K409];[DATA.K454];[DATA.K499])" office:value-type="float" office:value="0.000141416666666667" calcext:value-type="float">
            <text:p>0,000141416666667</text:p>
          </table:table-cell>
          <table:table-cell table:formula="of:=AVERAGE([DATA.L4];[DATA.L49];[DATA.L94];[DATA.L139];[DATA.L184];[DATA.L229];[DATA.L274];[DATA.L319];[DATA.L364];[DATA.L409];[DATA.L454];[DATA.L499])" office:value-type="float" office:value="38.5959956666667" calcext:value-type="float">
            <text:p>38,5959956666667</text:p>
          </table:table-cell>
          <table:table-cell table:formula="of:=AVERAGE([DATA.M4];[DATA.M49];[DATA.M94];[DATA.M139];[DATA.M184];[DATA.M229];[DATA.M274];[DATA.M319];[DATA.M364];[DATA.M409];[DATA.M454];[DATA.M499])" office:value-type="float" office:value="1.12156416666667" calcext:value-type="float">
            <text:p>1,1215641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table:formula="of:=AVERAGE([DATA.D5];[DATA.D50];[DATA.D95];[DATA.D140];[DATA.D185])" office:value-type="float" office:value="8657305.6" calcext:value-type="float">
            <text:p>8657305,6</text:p>
          </table:table-cell>
          <table:table-cell table:formula="of:=[.C5]/7162928.2" office:value-type="float" office:value="1.20862660608548" calcext:value-type="float">
            <text:p>1,20862660608548</text:p>
          </table:table-cell>
          <table:table-cell table:formula="of:=AVERAGE([DATA.F5];[DATA.F50];[DATA.F95];[DATA.F140];[DATA.F185];[DATA.F230];[DATA.F275];[DATA.F320];[DATA.F365];[DATA.F410];[DATA.F455];[DATA.F500])" office:value-type="float" office:value="0.0172374166666667" calcext:value-type="float">
            <text:p>0,017237416666667</text:p>
          </table:table-cell>
          <table:table-cell table:formula="of:=AVERAGE([DATA.G5];[DATA.G50];[DATA.G95];[DATA.G140];[DATA.G185];[DATA.G230];[DATA.G275];[DATA.G320];[DATA.G365];[DATA.G410];[DATA.G455];[DATA.G500])" office:value-type="float" office:value="0.000315083333333333" calcext:value-type="float">
            <text:p>0,000315083333333</text:p>
          </table:table-cell>
          <table:table-cell table:formula="of:=AVERAGE([DATA.H5];[DATA.H50];[DATA.H95];[DATA.H140];[DATA.H185];[DATA.H230];[DATA.H275];[DATA.H320];[DATA.H365];[DATA.H410];[DATA.H455];[DATA.H500])" office:value-type="float" office:value="35.52399425" calcext:value-type="float">
            <text:p>35,52399425</text:p>
          </table:table-cell>
          <table:table-cell table:formula="of:=AVERAGE([DATA.I5];[DATA.I50];[DATA.I95];[DATA.I140];[DATA.I185];[DATA.I230];[DATA.I275];[DATA.I320];[DATA.I365];[DATA.I410];[DATA.I455];[DATA.I500])" office:value-type="float" office:value="1.51658333333333" calcext:value-type="float">
            <text:p>1,51658333333333</text:p>
          </table:table-cell>
          <table:table-cell table:formula="of:=AVERAGE([DATA.J5];[DATA.J50];[DATA.J95];[DATA.J140];[DATA.J185];[DATA.J230];[DATA.J275];[DATA.J320];[DATA.J365];[DATA.J410];[DATA.J455];[DATA.J500])" office:value-type="float" office:value="0.0119880833333333" calcext:value-type="float">
            <text:p>0,011988083333333</text:p>
          </table:table-cell>
          <table:table-cell table:formula="of:=AVERAGE([DATA.K5];[DATA.K50];[DATA.K95];[DATA.K140];[DATA.K185];[DATA.K230];[DATA.K275];[DATA.K320];[DATA.K365];[DATA.K410];[DATA.K455];[DATA.K500])" office:value-type="float" office:value="0.0001455" calcext:value-type="float">
            <text:p>0,0001455</text:p>
          </table:table-cell>
          <table:table-cell table:formula="of:=AVERAGE([DATA.L5];[DATA.L50];[DATA.L95];[DATA.L140];[DATA.L185];[DATA.L230];[DATA.L275];[DATA.L320];[DATA.L365];[DATA.L410];[DATA.L455];[DATA.L500])" office:value-type="float" office:value="38.480384" calcext:value-type="float">
            <text:p>38,480384</text:p>
          </table:table-cell>
          <table:table-cell table:formula="of:=AVERAGE([DATA.M5];[DATA.M50];[DATA.M95];[DATA.M140];[DATA.M185];[DATA.M230];[DATA.M275];[DATA.M320];[DATA.M365];[DATA.M410];[DATA.M455];[DATA.M500])" office:value-type="float" office:value="0.921767166666667" calcext:value-type="float">
            <text:p>0,921767166666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table:formula="of:=AVERAGE([DATA.D6];[DATA.D51];[DATA.D96];[DATA.D141];[DATA.D186])" office:value-type="float" office:value="10821632" calcext:value-type="float">
            <text:p>10821632</text:p>
          </table:table-cell>
          <table:table-cell table:formula="of:=[.C6]/7162928.2" office:value-type="float" office:value="1.51078325760685" calcext:value-type="float">
            <text:p>1,51078325760685</text:p>
          </table:table-cell>
          <table:table-cell table:formula="of:=AVERAGE([DATA.F6];[DATA.F51];[DATA.F96];[DATA.F141];[DATA.F186];[DATA.F231];[DATA.F276];[DATA.F321];[DATA.F366];[DATA.F411];[DATA.F456];[DATA.F501])" office:value-type="float" office:value="0.0173020833333333" calcext:value-type="float">
            <text:p>0,017302083333333</text:p>
          </table:table-cell>
          <table:table-cell table:formula="of:=AVERAGE([DATA.G6];[DATA.G51];[DATA.G96];[DATA.G141];[DATA.G186];[DATA.G231];[DATA.G276];[DATA.G321];[DATA.G366];[DATA.G411];[DATA.G456];[DATA.G501])" office:value-type="float" office:value="0.000317416666666667" calcext:value-type="float">
            <text:p>0,000317416666667</text:p>
          </table:table-cell>
          <table:table-cell table:formula="of:=AVERAGE([DATA.H6];[DATA.H51];[DATA.H96];[DATA.H141];[DATA.H186];[DATA.H231];[DATA.H276];[DATA.H321];[DATA.H366];[DATA.H411];[DATA.H456];[DATA.H501])" office:value-type="float" office:value="35.4918261666667" calcext:value-type="float">
            <text:p>35,4918261666667</text:p>
          </table:table-cell>
          <table:table-cell table:formula="of:=AVERAGE([DATA.I6];[DATA.I51];[DATA.I96];[DATA.I141];[DATA.I186];[DATA.I231];[DATA.I276];[DATA.I321];[DATA.I366];[DATA.I411];[DATA.I456];[DATA.I501])" office:value-type="float" office:value="1.59618483333333" calcext:value-type="float">
            <text:p>1,59618483333333</text:p>
          </table:table-cell>
          <table:table-cell table:formula="of:=AVERAGE([DATA.J6];[DATA.J51];[DATA.J96];[DATA.J141];[DATA.J186];[DATA.J231];[DATA.J276];[DATA.J321];[DATA.J366];[DATA.J411];[DATA.J456];[DATA.J501])" office:value-type="float" office:value="0.0120323333333333" calcext:value-type="float">
            <text:p>0,012032333333333</text:p>
          </table:table-cell>
          <table:table-cell table:formula="of:=AVERAGE([DATA.K6];[DATA.K51];[DATA.K96];[DATA.K141];[DATA.K186];[DATA.K231];[DATA.K276];[DATA.K321];[DATA.K366];[DATA.K411];[DATA.K456];[DATA.K501])" office:value-type="float" office:value="0.0001465" calcext:value-type="float">
            <text:p>0,0001465</text:p>
          </table:table-cell>
          <table:table-cell table:formula="of:=AVERAGE([DATA.L6];[DATA.L51];[DATA.L96];[DATA.L141];[DATA.L186];[DATA.L231];[DATA.L276];[DATA.L321];[DATA.L366];[DATA.L411];[DATA.L456];[DATA.L501])" office:value-type="float" office:value="38.4490246666667" calcext:value-type="float">
            <text:p>38,4490246666667</text:p>
          </table:table-cell>
          <table:table-cell table:formula="of:=AVERAGE([DATA.M6];[DATA.M51];[DATA.M96];[DATA.M141];[DATA.M186];[DATA.M231];[DATA.M276];[DATA.M321];[DATA.M366];[DATA.M411];[DATA.M456];[DATA.M501])" office:value-type="float" office:value="1.09197258333333" calcext:value-type="float">
            <text:p>1,09197258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CbCr</text:p>
          </table:table-cell>
          <table:table-cell table:formula="of:=AVERAGE([DATA.D7];[DATA.D52];[DATA.D97];[DATA.D142];[DATA.D187])" office:value-type="float" office:value="3246489.6" calcext:value-type="float">
            <text:p>3246489,6</text:p>
          </table:table-cell>
          <table:table-cell table:formula="of:=[.C7]/7162928.2" office:value-type="float" office:value="0.453234977282056" calcext:value-type="float">
            <text:p>0,453234977282056</text:p>
          </table:table-cell>
          <table:table-cell table:formula="of:=AVERAGE([DATA.F7];[DATA.F52];[DATA.F97];[DATA.F142];[DATA.F187];[DATA.F232];[DATA.F277];[DATA.F322];[DATA.F367];[DATA.F412];[DATA.F457];[DATA.F502])" office:value-type="float" office:value="0.0397785" calcext:value-type="float">
            <text:p>0,0397785</text:p>
          </table:table-cell>
          <table:table-cell table:formula="of:=AVERAGE([DATA.G7];[DATA.G52];[DATA.G97];[DATA.G142];[DATA.G187];[DATA.G232];[DATA.G277];[DATA.G322];[DATA.G367];[DATA.G412];[DATA.G457];[DATA.G502])" office:value-type="float" office:value="0.00172325" calcext:value-type="float">
            <text:p>0,00172325</text:p>
          </table:table-cell>
          <table:table-cell table:formula="of:=AVERAGE([DATA.H7];[DATA.H52];[DATA.H97];[DATA.H142];[DATA.H187];[DATA.H232];[DATA.H277];[DATA.H322];[DATA.H367];[DATA.H412];[DATA.H457];[DATA.H502])" office:value-type="float" office:value="28.373148" calcext:value-type="float">
            <text:p>28,373148</text:p>
          </table:table-cell>
          <table:table-cell table:formula="of:=AVERAGE([DATA.I7];[DATA.I52];[DATA.I97];[DATA.I142];[DATA.I187];[DATA.I232];[DATA.I277];[DATA.I322];[DATA.I367];[DATA.I412];[DATA.I457];[DATA.I502])" office:value-type="float" office:value="50.1562890833333" calcext:value-type="float">
            <text:p>50,1562890833333</text:p>
          </table:table-cell>
          <table:table-cell table:formula="of:=AVERAGE([DATA.J7];[DATA.J52];[DATA.J97];[DATA.J142];[DATA.J187];[DATA.J232];[DATA.J277];[DATA.J322];[DATA.J367];[DATA.J412];[DATA.J457];[DATA.J502])" office:value-type="float" office:value="0.0226619166666667" calcext:value-type="float">
            <text:p>0,022661916666667</text:p>
          </table:table-cell>
          <table:table-cell table:formula="of:=AVERAGE([DATA.K7];[DATA.K52];[DATA.K97];[DATA.K142];[DATA.K187];[DATA.K232];[DATA.K277];[DATA.K322];[DATA.K367];[DATA.K412];[DATA.K457];[DATA.K502])" office:value-type="float" office:value="0.00051675" calcext:value-type="float">
            <text:p>0,00051675</text:p>
          </table:table-cell>
          <table:table-cell table:formula="of:=AVERAGE([DATA.L7];[DATA.L52];[DATA.L97];[DATA.L142];[DATA.L187];[DATA.L232];[DATA.L277];[DATA.L322];[DATA.L367];[DATA.L412];[DATA.L457];[DATA.L502])" office:value-type="float" office:value="32.9222116666667" calcext:value-type="float">
            <text:p>32,9222116666667</text:p>
          </table:table-cell>
          <table:table-cell table:formula="of:=AVERAGE([DATA.M7];[DATA.M52];[DATA.M97];[DATA.M142];[DATA.M187];[DATA.M232];[DATA.M277];[DATA.M322];[DATA.M367];[DATA.M412];[DATA.M457];[DATA.M502])" office:value-type="float" office:value="43.6876921666667" calcext:value-type="float">
            <text:p>43,68769216666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CbCr</text:p>
          </table:table-cell>
          <table:table-cell table:formula="of:=AVERAGE([DATA.D8];[DATA.D53];[DATA.D98];[DATA.D143];[DATA.D188])" office:value-type="float" office:value="4869734.4" calcext:value-type="float">
            <text:p>4869734,4</text:p>
          </table:table-cell>
          <table:table-cell table:formula="of:=[.C8]/7162928.2" office:value-type="float" office:value="0.679852465923084" calcext:value-type="float">
            <text:p>0,679852465923084</text:p>
          </table:table-cell>
          <table:table-cell table:formula="of:=AVERAGE([DATA.F8];[DATA.F53];[DATA.F98];[DATA.F143];[DATA.F188];[DATA.F233];[DATA.F278];[DATA.F323];[DATA.F368];[DATA.F413];[DATA.F458];[DATA.F503])" office:value-type="float" office:value="0.04224525" calcext:value-type="float">
            <text:p>0,04224525</text:p>
          </table:table-cell>
          <table:table-cell table:formula="of:=AVERAGE([DATA.G8];[DATA.G53];[DATA.G98];[DATA.G143];[DATA.G188];[DATA.G233];[DATA.G278];[DATA.G323];[DATA.G368];[DATA.G413];[DATA.G458];[DATA.G503])" office:value-type="float" office:value="0.00192241666666667" calcext:value-type="float">
            <text:p>0,001922416666667</text:p>
          </table:table-cell>
          <table:table-cell table:formula="of:=AVERAGE([DATA.H8];[DATA.H53];[DATA.H98];[DATA.H143];[DATA.H188];[DATA.H233];[DATA.H278];[DATA.H323];[DATA.H368];[DATA.H413];[DATA.H458];[DATA.H503])" office:value-type="float" office:value="27.8022510833333" calcext:value-type="float">
            <text:p>27,8022510833333</text:p>
          </table:table-cell>
          <table:table-cell table:formula="of:=AVERAGE([DATA.I8];[DATA.I53];[DATA.I98];[DATA.I143];[DATA.I188];[DATA.I233];[DATA.I278];[DATA.I323];[DATA.I368];[DATA.I413];[DATA.I458];[DATA.I503])" office:value-type="float" office:value="57.0659331666667" calcext:value-type="float">
            <text:p>57,0659331666667</text:p>
          </table:table-cell>
          <table:table-cell table:formula="of:=AVERAGE([DATA.J8];[DATA.J53];[DATA.J98];[DATA.J143];[DATA.J188];[DATA.J233];[DATA.J278];[DATA.J323];[DATA.J368];[DATA.J413];[DATA.J458];[DATA.J503])" office:value-type="float" office:value="0.0251341666666667" calcext:value-type="float">
            <text:p>0,025134166666667</text:p>
          </table:table-cell>
          <table:table-cell table:formula="of:=AVERAGE([DATA.K8];[DATA.K53];[DATA.K98];[DATA.K143];[DATA.K188];[DATA.K233];[DATA.K278];[DATA.K323];[DATA.K368];[DATA.K413];[DATA.K458];[DATA.K503])" office:value-type="float" office:value="0.0006395" calcext:value-type="float">
            <text:p>0,0006395</text:p>
          </table:table-cell>
          <table:table-cell table:formula="of:=AVERAGE([DATA.L8];[DATA.L53];[DATA.L98];[DATA.L143];[DATA.L188];[DATA.L233];[DATA.L278];[DATA.L323];[DATA.L368];[DATA.L413];[DATA.L458];[DATA.L503])" office:value-type="float" office:value="32.0486405" calcext:value-type="float">
            <text:p>32,0486405</text:p>
          </table:table-cell>
          <table:table-cell table:formula="of:=AVERAGE([DATA.M8];[DATA.M53];[DATA.M98];[DATA.M143];[DATA.M188];[DATA.M233];[DATA.M278];[DATA.M323];[DATA.M368];[DATA.M413];[DATA.M458];[DATA.M503])" office:value-type="float" office:value="52.69169725" calcext:value-type="float">
            <text:p>52,691697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CbCr</text:p>
          </table:table-cell>
          <table:table-cell table:formula="of:=AVERAGE([DATA.D9];[DATA.D54];[DATA.D99];[DATA.D144];[DATA.D189])" office:value-type="float" office:value="6492979.2" calcext:value-type="float">
            <text:p>6492979,2</text:p>
          </table:table-cell>
          <table:table-cell table:formula="of:=[.C9]/7162928.2" office:value-type="float" office:value="0.906469954564112" calcext:value-type="float">
            <text:p>0,906469954564112</text:p>
          </table:table-cell>
          <table:table-cell table:formula="of:=AVERAGE([DATA.F9];[DATA.F54];[DATA.F99];[DATA.F144];[DATA.F189];[DATA.F234];[DATA.F279];[DATA.F324];[DATA.F369];[DATA.F414];[DATA.F459];[DATA.F504])" office:value-type="float" office:value="0.04358375" calcext:value-type="float">
            <text:p>0,04358375</text:p>
          </table:table-cell>
          <table:table-cell table:formula="of:=AVERAGE([DATA.G9];[DATA.G54];[DATA.G99];[DATA.G144];[DATA.G189];[DATA.G234];[DATA.G279];[DATA.G324];[DATA.G369];[DATA.G414];[DATA.G459];[DATA.G504])" office:value-type="float" office:value="0.00204683333333333" calcext:value-type="float">
            <text:p>0,002046833333333</text:p>
          </table:table-cell>
          <table:table-cell table:formula="of:=AVERAGE([DATA.H9];[DATA.H54];[DATA.H99];[DATA.H144];[DATA.H189];[DATA.H234];[DATA.H279];[DATA.H324];[DATA.H369];[DATA.H414];[DATA.H459];[DATA.H504])" office:value-type="float" office:value="27.5340126666667" calcext:value-type="float">
            <text:p>27,5340126666667</text:p>
          </table:table-cell>
          <table:table-cell table:formula="of:=AVERAGE([DATA.I9];[DATA.I54];[DATA.I99];[DATA.I144];[DATA.I189];[DATA.I234];[DATA.I279];[DATA.I324];[DATA.I369];[DATA.I414];[DATA.I459];[DATA.I504])" office:value-type="float" office:value="58.48162975" calcext:value-type="float">
            <text:p>58,48162975</text:p>
          </table:table-cell>
          <table:table-cell table:formula="of:=AVERAGE([DATA.J9];[DATA.J54];[DATA.J99];[DATA.J144];[DATA.J189];[DATA.J234];[DATA.J279];[DATA.J324];[DATA.J369];[DATA.J414];[DATA.J459];[DATA.J504])" office:value-type="float" office:value="0.025809" calcext:value-type="float">
            <text:p>0,025809</text:p>
          </table:table-cell>
          <table:table-cell table:formula="of:=AVERAGE([DATA.K9];[DATA.K54];[DATA.K99];[DATA.K144];[DATA.K189];[DATA.K234];[DATA.K279];[DATA.K324];[DATA.K369];[DATA.K414];[DATA.K459];[DATA.K504])" office:value-type="float" office:value="0.000675083333333333" calcext:value-type="float">
            <text:p>0,000675083333333</text:p>
          </table:table-cell>
          <table:table-cell table:formula="of:=AVERAGE([DATA.L9];[DATA.L54];[DATA.L99];[DATA.L144];[DATA.L189];[DATA.L234];[DATA.L279];[DATA.L324];[DATA.L369];[DATA.L414];[DATA.L459];[DATA.L504])" office:value-type="float" office:value="31.8236045833333" calcext:value-type="float">
            <text:p>31,8236045833333</text:p>
          </table:table-cell>
          <table:table-cell table:formula="of:=AVERAGE([DATA.M9];[DATA.M54];[DATA.M99];[DATA.M144];[DATA.M189];[DATA.M234];[DATA.M279];[DATA.M324];[DATA.M369];[DATA.M414];[DATA.M459];[DATA.M504])" office:value-type="float" office:value="55.0189851666667" calcext:value-type="float">
            <text:p>55,0189851666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CbCr</text:p>
          </table:table-cell>
          <table:table-cell table:formula="of:=AVERAGE([DATA.D10];[DATA.D55];[DATA.D100];[DATA.D145];[DATA.D190])" office:value-type="float" office:value="8116224" calcext:value-type="float">
            <text:p>8116224</text:p>
          </table:table-cell>
          <table:table-cell table:formula="of:=[.C10]/7162928.2" office:value-type="float" office:value="1.13308744320514" calcext:value-type="float">
            <text:p>1,13308744320514</text:p>
          </table:table-cell>
          <table:table-cell table:formula="of:=AVERAGE([DATA.F10];[DATA.F55];[DATA.F100];[DATA.F145];[DATA.F190];[DATA.F235];[DATA.F280];[DATA.F325];[DATA.F370];[DATA.F415];[DATA.F460];[DATA.F505])" office:value-type="float" office:value="0.0439285" calcext:value-type="float">
            <text:p>0,0439285</text:p>
          </table:table-cell>
          <table:table-cell table:formula="of:=AVERAGE([DATA.G10];[DATA.G55];[DATA.G100];[DATA.G145];[DATA.G190];[DATA.G235];[DATA.G280];[DATA.G325];[DATA.G370];[DATA.G415];[DATA.G460];[DATA.G505])" office:value-type="float" office:value="0.0020795" calcext:value-type="float">
            <text:p>0,0020795</text:p>
          </table:table-cell>
          <table:table-cell table:formula="of:=AVERAGE([DATA.H10];[DATA.H55];[DATA.H100];[DATA.H145];[DATA.H190];[DATA.H235];[DATA.H280];[DATA.H325];[DATA.H370];[DATA.H415];[DATA.H460];[DATA.H505])" office:value-type="float" office:value="27.46637625" calcext:value-type="float">
            <text:p>27,46637625</text:p>
          </table:table-cell>
          <table:table-cell table:formula="of:=AVERAGE([DATA.I10];[DATA.I55];[DATA.I100];[DATA.I145];[DATA.I190];[DATA.I235];[DATA.I280];[DATA.I325];[DATA.I370];[DATA.I415];[DATA.I460];[DATA.I505])" office:value-type="float" office:value="59.5335184166667" calcext:value-type="float">
            <text:p>59,5335184166667</text:p>
          </table:table-cell>
          <table:table-cell table:formula="of:=AVERAGE([DATA.J10];[DATA.J55];[DATA.J100];[DATA.J145];[DATA.J190];[DATA.J235];[DATA.J280];[DATA.J325];[DATA.J370];[DATA.J415];[DATA.J460];[DATA.J505])" office:value-type="float" office:value="0.0259665" calcext:value-type="float">
            <text:p>0,0259665</text:p>
          </table:table-cell>
          <table:table-cell table:formula="of:=AVERAGE([DATA.K10];[DATA.K55];[DATA.K100];[DATA.K145];[DATA.K190];[DATA.K235];[DATA.K280];[DATA.K325];[DATA.K370];[DATA.K415];[DATA.K460];[DATA.K505])" office:value-type="float" office:value="0.000683666666666667" calcext:value-type="float">
            <text:p>0,000683666666667</text:p>
          </table:table-cell>
          <table:table-cell table:formula="of:=AVERAGE([DATA.L10];[DATA.L55];[DATA.L100];[DATA.L145];[DATA.L190];[DATA.L235];[DATA.L280];[DATA.L325];[DATA.L370];[DATA.L415];[DATA.L460];[DATA.L505])" office:value-type="float" office:value="31.7724815" calcext:value-type="float">
            <text:p>31,7724815</text:p>
          </table:table-cell>
          <table:table-cell table:formula="of:=AVERAGE([DATA.M10];[DATA.M55];[DATA.M100];[DATA.M145];[DATA.M190];[DATA.M235];[DATA.M280];[DATA.M325];[DATA.M370];[DATA.M415];[DATA.M460];[DATA.M505])" office:value-type="float" office:value="55.3337776666667" calcext:value-type="float">
            <text:p>55,333777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table:formula="of:=AVERAGE([DATA.D11];[DATA.D56];[DATA.D101];[DATA.D146];[DATA.D191])" office:value-type="float" office:value="3246489.6" calcext:value-type="float">
            <text:p>3246489,6</text:p>
          </table:table-cell>
          <table:table-cell table:formula="of:=[.C11]/7162928.2" office:value-type="float" office:value="0.453234977282056" calcext:value-type="float">
            <text:p>0,453234977282056</text:p>
          </table:table-cell>
          <table:table-cell table:formula="of:=AVERAGE([DATA.F11];[DATA.F56];[DATA.F101];[DATA.F146];[DATA.F191];[DATA.F236];[DATA.F281];[DATA.F326];[DATA.F371];[DATA.F416];[DATA.F461];[DATA.F506])" office:value-type="float" office:value="0.0431651666666667" calcext:value-type="float">
            <text:p>0,043165166666667</text:p>
          </table:table-cell>
          <table:table-cell table:formula="of:=AVERAGE([DATA.G11];[DATA.G56];[DATA.G101];[DATA.G146];[DATA.G191];[DATA.G236];[DATA.G281];[DATA.G326];[DATA.G371];[DATA.G416];[DATA.G461];[DATA.G506])" office:value-type="float" office:value="0.00199475" calcext:value-type="float">
            <text:p>0,00199475</text:p>
          </table:table-cell>
          <table:table-cell table:formula="of:=AVERAGE([DATA.H11];[DATA.H56];[DATA.H101];[DATA.H146];[DATA.H191];[DATA.H236];[DATA.H281];[DATA.H326];[DATA.H371];[DATA.H416];[DATA.H461];[DATA.H506])" office:value-type="float" office:value="27.5859341666667" calcext:value-type="float">
            <text:p>27,5859341666667</text:p>
          </table:table-cell>
          <table:table-cell table:formula="of:=AVERAGE([DATA.I11];[DATA.I56];[DATA.I101];[DATA.I146];[DATA.I191];[DATA.I236];[DATA.I281];[DATA.I326];[DATA.I371];[DATA.I416];[DATA.I461];[DATA.I506])" office:value-type="float" office:value="61.39801625" calcext:value-type="float">
            <text:p>61,39801625</text:p>
          </table:table-cell>
          <table:table-cell table:formula="of:=AVERAGE([DATA.J11];[DATA.J56];[DATA.J101];[DATA.J146];[DATA.J191];[DATA.J236];[DATA.J281];[DATA.J326];[DATA.J371];[DATA.J416];[DATA.J461];[DATA.J506])" office:value-type="float" office:value="0.0277989166666667" calcext:value-type="float">
            <text:p>0,027798916666667</text:p>
          </table:table-cell>
          <table:table-cell table:formula="of:=AVERAGE([DATA.K11];[DATA.K56];[DATA.K101];[DATA.K146];[DATA.K191];[DATA.K236];[DATA.K281];[DATA.K326];[DATA.K371];[DATA.K416];[DATA.K461];[DATA.K506])" office:value-type="float" office:value="0.000785916666666667" calcext:value-type="float">
            <text:p>0,000785916666667</text:p>
          </table:table-cell>
          <table:table-cell table:formula="of:=AVERAGE([DATA.L11];[DATA.L56];[DATA.L101];[DATA.L146];[DATA.L191];[DATA.L236];[DATA.L281];[DATA.L326];[DATA.L371];[DATA.L416];[DATA.L461];[DATA.L506])" office:value-type="float" office:value="31.191879" calcext:value-type="float">
            <text:p>31,191879</text:p>
          </table:table-cell>
          <table:table-cell table:formula="of:=AVERAGE([DATA.M11];[DATA.M56];[DATA.M101];[DATA.M146];[DATA.M191];[DATA.M236];[DATA.M281];[DATA.M326];[DATA.M371];[DATA.M416];[DATA.M461];[DATA.M506])" office:value-type="float" office:value="57.7566164166667" calcext:value-type="float">
            <text:p>57,75661641666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table:formula="of:=AVERAGE([DATA.D12];[DATA.D57];[DATA.D102];[DATA.D147];[DATA.D192])" office:value-type="float" office:value="4869734.4" calcext:value-type="float">
            <text:p>4869734,4</text:p>
          </table:table-cell>
          <table:table-cell table:formula="of:=[.C12]/7162928.2" office:value-type="float" office:value="0.679852465923084" calcext:value-type="float">
            <text:p>0,679852465923084</text:p>
          </table:table-cell>
          <table:table-cell table:formula="of:=AVERAGE([DATA.F12];[DATA.F57];[DATA.F102];[DATA.F147];[DATA.F192];[DATA.F237];[DATA.F282];[DATA.F327];[DATA.F372];[DATA.F417];[DATA.F462];[DATA.F507])" office:value-type="float" office:value="0.04136075" calcext:value-type="float">
            <text:p>0,04136075</text:p>
          </table:table-cell>
          <table:table-cell table:formula="of:=AVERAGE([DATA.G12];[DATA.G57];[DATA.G102];[DATA.G147];[DATA.G192];[DATA.G237];[DATA.G282];[DATA.G327];[DATA.G372];[DATA.G417];[DATA.G462];[DATA.G507])" office:value-type="float" office:value="0.00181883333333333" calcext:value-type="float">
            <text:p>0,001818833333333</text:p>
          </table:table-cell>
          <table:table-cell table:formula="of:=AVERAGE([DATA.H12];[DATA.H57];[DATA.H102];[DATA.H147];[DATA.H192];[DATA.H237];[DATA.H282];[DATA.H327];[DATA.H372];[DATA.H417];[DATA.H462];[DATA.H507])" office:value-type="float" office:value="27.9218480833333" calcext:value-type="float">
            <text:p>27,9218480833333</text:p>
          </table:table-cell>
          <table:table-cell table:formula="of:=AVERAGE([DATA.I12];[DATA.I57];[DATA.I102];[DATA.I147];[DATA.I192];[DATA.I237];[DATA.I282];[DATA.I327];[DATA.I372];[DATA.I417];[DATA.I462];[DATA.I507])" office:value-type="float" office:value="53.4781745" calcext:value-type="float">
            <text:p>53,4781745</text:p>
          </table:table-cell>
          <table:table-cell table:formula="of:=AVERAGE([DATA.J12];[DATA.J57];[DATA.J102];[DATA.J147];[DATA.J192];[DATA.J237];[DATA.J282];[DATA.J327];[DATA.J372];[DATA.J417];[DATA.J462];[DATA.J507])" office:value-type="float" office:value="0.02735875" calcext:value-type="float">
            <text:p>0,02735875</text:p>
          </table:table-cell>
          <table:table-cell table:formula="of:=AVERAGE([DATA.K12];[DATA.K57];[DATA.K102];[DATA.K147];[DATA.K192];[DATA.K237];[DATA.K282];[DATA.K327];[DATA.K372];[DATA.K417];[DATA.K462];[DATA.K507])" office:value-type="float" office:value="0.000759416666666666" calcext:value-type="float">
            <text:p>0,000759416666667</text:p>
          </table:table-cell>
          <table:table-cell table:formula="of:=AVERAGE([DATA.L12];[DATA.L57];[DATA.L102];[DATA.L147];[DATA.L192];[DATA.L237];[DATA.L282];[DATA.L327];[DATA.L372];[DATA.L417];[DATA.L462];[DATA.L507])" office:value-type="float" office:value="31.3200935833333" calcext:value-type="float">
            <text:p>31,3200935833333</text:p>
          </table:table-cell>
          <table:table-cell table:formula="of:=AVERAGE([DATA.M12];[DATA.M57];[DATA.M102];[DATA.M147];[DATA.M192];[DATA.M237];[DATA.M282];[DATA.M327];[DATA.M372];[DATA.M417];[DATA.M462];[DATA.M507])" office:value-type="float" office:value="51.8047165833333" calcext:value-type="float">
            <text:p>51,80471658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table:formula="of:=AVERAGE([DATA.D13];[DATA.D58];[DATA.D103];[DATA.D148];[DATA.D193])" office:value-type="float" office:value="6492979.2" calcext:value-type="float">
            <text:p>6492979,2</text:p>
          </table:table-cell>
          <table:table-cell table:formula="of:=[.C13]/7162928.2" office:value-type="float" office:value="0.906469954564112" calcext:value-type="float">
            <text:p>0,906469954564112</text:p>
          </table:table-cell>
          <table:table-cell table:formula="of:=AVERAGE([DATA.F13];[DATA.F58];[DATA.F103];[DATA.F148];[DATA.F193];[DATA.F238];[DATA.F283];[DATA.F328];[DATA.F373];[DATA.F418];[DATA.F463];[DATA.F508])" office:value-type="float" office:value="0.0414500833333333" calcext:value-type="float">
            <text:p>0,041450083333333</text:p>
          </table:table-cell>
          <table:table-cell table:formula="of:=AVERAGE([DATA.G13];[DATA.G58];[DATA.G103];[DATA.G148];[DATA.G193];[DATA.G238];[DATA.G283];[DATA.G328];[DATA.G373];[DATA.G418];[DATA.G463];[DATA.G508])" office:value-type="float" office:value="0.00182691666666667" calcext:value-type="float">
            <text:p>0,001826916666667</text:p>
          </table:table-cell>
          <table:table-cell table:formula="of:=AVERAGE([DATA.H13];[DATA.H58];[DATA.H103];[DATA.H148];[DATA.H193];[DATA.H238];[DATA.H283];[DATA.H328];[DATA.H373];[DATA.H418];[DATA.H463];[DATA.H508])" office:value-type="float" office:value="27.903068" calcext:value-type="float">
            <text:p>27,903068</text:p>
          </table:table-cell>
          <table:table-cell table:formula="of:=AVERAGE([DATA.I13];[DATA.I58];[DATA.I103];[DATA.I148];[DATA.I193];[DATA.I238];[DATA.I283];[DATA.I328];[DATA.I373];[DATA.I418];[DATA.I463];[DATA.I508])" office:value-type="float" office:value="52.9444005833333" calcext:value-type="float">
            <text:p>52,9444005833333</text:p>
          </table:table-cell>
          <table:table-cell table:formula="of:=AVERAGE([DATA.J13];[DATA.J58];[DATA.J103];[DATA.J148];[DATA.J193];[DATA.J238];[DATA.J283];[DATA.J328];[DATA.J373];[DATA.J418];[DATA.J463];[DATA.J508])" office:value-type="float" office:value="0.02726125" calcext:value-type="float">
            <text:p>0,02726125</text:p>
          </table:table-cell>
          <table:table-cell table:formula="of:=AVERAGE([DATA.K13];[DATA.K58];[DATA.K103];[DATA.K148];[DATA.K193];[DATA.K238];[DATA.K283];[DATA.K328];[DATA.K373];[DATA.K418];[DATA.K463];[DATA.K508])" office:value-type="float" office:value="0.000753416666666667" calcext:value-type="float">
            <text:p>0,000753416666667</text:p>
          </table:table-cell>
          <table:table-cell table:formula="of:=AVERAGE([DATA.L13];[DATA.L58];[DATA.L103];[DATA.L148];[DATA.L193];[DATA.L238];[DATA.L283];[DATA.L328];[DATA.L373];[DATA.L418];[DATA.L463];[DATA.L508])" office:value-type="float" office:value="31.3483714166667" calcext:value-type="float">
            <text:p>31,3483714166667</text:p>
          </table:table-cell>
          <table:table-cell table:formula="of:=AVERAGE([DATA.M13];[DATA.M58];[DATA.M103];[DATA.M148];[DATA.M193];[DATA.M238];[DATA.M283];[DATA.M328];[DATA.M373];[DATA.M418];[DATA.M463];[DATA.M508])" office:value-type="float" office:value="50.5719220833333" calcext:value-type="float">
            <text:p>50,57192208333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table:formula="of:=AVERAGE([DATA.D14];[DATA.D59];[DATA.D104];[DATA.D149];[DATA.D194])" office:value-type="float" office:value="8116224" calcext:value-type="float">
            <text:p>8116224</text:p>
          </table:table-cell>
          <table:table-cell table:formula="of:=[.C14]/7162928.2" office:value-type="float" office:value="1.13308744320514" calcext:value-type="float">
            <text:p>1,13308744320514</text:p>
          </table:table-cell>
          <table:table-cell table:formula="of:=AVERAGE([DATA.F14];[DATA.F59];[DATA.F104];[DATA.F149];[DATA.F194];[DATA.F239];[DATA.F284];[DATA.F329];[DATA.F374];[DATA.F419];[DATA.F464];[DATA.F509])" office:value-type="float" office:value="0.0414731666666667" calcext:value-type="float">
            <text:p>0,041473166666667</text:p>
          </table:table-cell>
          <table:table-cell table:formula="of:=AVERAGE([DATA.G14];[DATA.G59];[DATA.G104];[DATA.G149];[DATA.G194];[DATA.G239];[DATA.G284];[DATA.G329];[DATA.G374];[DATA.G419];[DATA.G464];[DATA.G509])" office:value-type="float" office:value="0.00182916666666667" calcext:value-type="float">
            <text:p>0,001829166666667</text:p>
          </table:table-cell>
          <table:table-cell table:formula="of:=AVERAGE([DATA.H14];[DATA.H59];[DATA.H104];[DATA.H149];[DATA.H194];[DATA.H239];[DATA.H284];[DATA.H329];[DATA.H374];[DATA.H419];[DATA.H464];[DATA.H509])" office:value-type="float" office:value="27.8983565" calcext:value-type="float">
            <text:p>27,8983565</text:p>
          </table:table-cell>
          <table:table-cell table:formula="of:=AVERAGE([DATA.I14];[DATA.I59];[DATA.I104];[DATA.I149];[DATA.I194];[DATA.I239];[DATA.I284];[DATA.I329];[DATA.I374];[DATA.I419];[DATA.I464];[DATA.I509])" office:value-type="float" office:value="52.88683375" calcext:value-type="float">
            <text:p>52,88683375</text:p>
          </table:table-cell>
          <table:table-cell table:formula="of:=AVERAGE([DATA.J14];[DATA.J59];[DATA.J104];[DATA.J149];[DATA.J194];[DATA.J239];[DATA.J284];[DATA.J329];[DATA.J374];[DATA.J419];[DATA.J464];[DATA.J509])" office:value-type="float" office:value="0.02725725" calcext:value-type="float">
            <text:p>0,02725725</text:p>
          </table:table-cell>
          <table:table-cell table:formula="of:=AVERAGE([DATA.K14];[DATA.K59];[DATA.K104];[DATA.K149];[DATA.K194];[DATA.K239];[DATA.K284];[DATA.K329];[DATA.K374];[DATA.K419];[DATA.K464];[DATA.K509])" office:value-type="float" office:value="0.000752916666666667" calcext:value-type="float">
            <text:p>0,000752916666667</text:p>
          </table:table-cell>
          <table:table-cell table:formula="of:=AVERAGE([DATA.L14];[DATA.L59];[DATA.L104];[DATA.L149];[DATA.L194];[DATA.L239];[DATA.L284];[DATA.L329];[DATA.L374];[DATA.L419];[DATA.L464];[DATA.L509])" office:value-type="float" office:value="31.34843025" calcext:value-type="float">
            <text:p>31,34843025</text:p>
          </table:table-cell>
          <table:table-cell table:formula="of:=AVERAGE([DATA.M14];[DATA.M59];[DATA.M104];[DATA.M149];[DATA.M194];[DATA.M239];[DATA.M284];[DATA.M329];[DATA.M374];[DATA.M419];[DATA.M464];[DATA.M509])" office:value-type="float" office:value="51.0824475" calcext:value-type="float">
            <text:p>51,08244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table:formula="of:=AVERAGE([DATA.D15];[DATA.D60];[DATA.D105];[DATA.D150];[DATA.D195])" office:value-type="float" office:value="3246489.6" calcext:value-type="float">
            <text:p>3246489,6</text:p>
          </table:table-cell>
          <table:table-cell table:formula="of:=[.C15]/7162928.2" office:value-type="float" office:value="0.453234977282056" calcext:value-type="float">
            <text:p>0,453234977282056</text:p>
          </table:table-cell>
          <table:table-cell table:formula="of:=AVERAGE([DATA.F15];[DATA.F60];[DATA.F105];[DATA.F150];[DATA.F195];[DATA.F240];[DATA.F285];[DATA.F330];[DATA.F375];[DATA.F420];[DATA.F465];[DATA.F510])" office:value-type="float" office:value="0.0549943333333333" calcext:value-type="float">
            <text:p>0,054994333333333</text:p>
          </table:table-cell>
          <table:table-cell table:formula="of:=AVERAGE([DATA.G15];[DATA.G60];[DATA.G105];[DATA.G150];[DATA.G195];[DATA.G240];[DATA.G285];[DATA.G330];[DATA.G375];[DATA.G420];[DATA.G465];[DATA.G510])" office:value-type="float" office:value="0.00326841666666667" calcext:value-type="float">
            <text:p>0,003268416666667</text:p>
          </table:table-cell>
          <table:table-cell table:formula="of:=AVERAGE([DATA.H15];[DATA.H60];[DATA.H105];[DATA.H150];[DATA.H195];[DATA.H240];[DATA.H285];[DATA.H330];[DATA.H375];[DATA.H420];[DATA.H465];[DATA.H510])" office:value-type="float" office:value="25.5204468333333" calcext:value-type="float">
            <text:p>25,5204468333333</text:p>
          </table:table-cell>
          <table:table-cell table:formula="of:=AVERAGE([DATA.I15];[DATA.I60];[DATA.I105];[DATA.I150];[DATA.I195];[DATA.I240];[DATA.I285];[DATA.I330];[DATA.I375];[DATA.I420];[DATA.I465];[DATA.I510])" office:value-type="float" office:value="59.0038735" calcext:value-type="float">
            <text:p>59,0038735</text:p>
          </table:table-cell>
          <table:table-cell table:formula="of:=AVERAGE([DATA.J15];[DATA.J60];[DATA.J105];[DATA.J150];[DATA.J195];[DATA.J240];[DATA.J285];[DATA.J330];[DATA.J375];[DATA.J420];[DATA.J465];[DATA.J510])" office:value-type="float" office:value="0.0328746666666667" calcext:value-type="float">
            <text:p>0,032874666666667</text:p>
          </table:table-cell>
          <table:table-cell table:formula="of:=AVERAGE([DATA.K15];[DATA.K60];[DATA.K105];[DATA.K150];[DATA.K195];[DATA.K240];[DATA.K285];[DATA.K330];[DATA.K375];[DATA.K420];[DATA.K465];[DATA.K510])" office:value-type="float" office:value="0.00108683333333333" calcext:value-type="float">
            <text:p>0,001086833333333</text:p>
          </table:table-cell>
          <table:table-cell table:formula="of:=AVERAGE([DATA.L15];[DATA.L60];[DATA.L105];[DATA.L150];[DATA.L195];[DATA.L240];[DATA.L285];[DATA.L330];[DATA.L375];[DATA.L420];[DATA.L465];[DATA.L510])" office:value-type="float" office:value="29.68680075" calcext:value-type="float">
            <text:p>29,68680075</text:p>
          </table:table-cell>
          <table:table-cell table:formula="of:=AVERAGE([DATA.M15];[DATA.M60];[DATA.M105];[DATA.M150];[DATA.M195];[DATA.M240];[DATA.M285];[DATA.M330];[DATA.M375];[DATA.M420];[DATA.M465];[DATA.M510])" office:value-type="float" office:value="65.7913654166667" calcext:value-type="float">
            <text:p>65,79136541666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table:formula="of:=AVERAGE([DATA.D16];[DATA.D61];[DATA.D106];[DATA.D151];[DATA.D196])" office:value-type="float" office:value="4869734.4" calcext:value-type="float">
            <text:p>4869734,4</text:p>
          </table:table-cell>
          <table:table-cell table:formula="of:=[.C16]/7162928.2" office:value-type="float" office:value="0.679852465923084" calcext:value-type="float">
            <text:p>0,679852465923084</text:p>
          </table:table-cell>
          <table:table-cell table:formula="of:=AVERAGE([DATA.F16];[DATA.F61];[DATA.F106];[DATA.F151];[DATA.F196];[DATA.F241];[DATA.F286];[DATA.F331];[DATA.F376];[DATA.F421];[DATA.F466];[DATA.F511])" office:value-type="float" office:value="0.0596163333333333" calcext:value-type="float">
            <text:p>0,059616333333333</text:p>
          </table:table-cell>
          <table:table-cell table:formula="of:=AVERAGE([DATA.G16];[DATA.G61];[DATA.G106];[DATA.G151];[DATA.G196];[DATA.G241];[DATA.G286];[DATA.G331];[DATA.G376];[DATA.G421];[DATA.G466];[DATA.G511])" office:value-type="float" office:value="0.00380933333333333" calcext:value-type="float">
            <text:p>0,003809333333333</text:p>
          </table:table-cell>
          <table:table-cell table:formula="of:=AVERAGE([DATA.H16];[DATA.H61];[DATA.H106];[DATA.H151];[DATA.H196];[DATA.H241];[DATA.H286];[DATA.H331];[DATA.H376];[DATA.H421];[DATA.H466];[DATA.H511])" office:value-type="float" office:value="24.7883450833333" calcext:value-type="float">
            <text:p>24,7883450833333</text:p>
          </table:table-cell>
          <table:table-cell table:formula="of:=AVERAGE([DATA.I16];[DATA.I61];[DATA.I106];[DATA.I151];[DATA.I196];[DATA.I241];[DATA.I286];[DATA.I331];[DATA.I376];[DATA.I421];[DATA.I466];[DATA.I511])" office:value-type="float" office:value="76.43658975" calcext:value-type="float">
            <text:p>76,43658975</text:p>
          </table:table-cell>
          <table:table-cell table:formula="of:=AVERAGE([DATA.J16];[DATA.J61];[DATA.J106];[DATA.J151];[DATA.J196];[DATA.J241];[DATA.J286];[DATA.J331];[DATA.J376];[DATA.J421];[DATA.J466];[DATA.J511])" office:value-type="float" office:value="0.03609225" calcext:value-type="float">
            <text:p>0,03609225</text:p>
          </table:table-cell>
          <table:table-cell table:formula="of:=AVERAGE([DATA.K16];[DATA.K61];[DATA.K106];[DATA.K151];[DATA.K196];[DATA.K241];[DATA.K286];[DATA.K331];[DATA.K376];[DATA.K421];[DATA.K466];[DATA.K511])" office:value-type="float" office:value="0.00131016666666667" calcext:value-type="float">
            <text:p>0,001310166666667</text:p>
          </table:table-cell>
          <table:table-cell table:formula="of:=AVERAGE([DATA.L16];[DATA.L61];[DATA.L106];[DATA.L151];[DATA.L196];[DATA.L241];[DATA.L286];[DATA.L331];[DATA.L376];[DATA.L421];[DATA.L466];[DATA.L511])" office:value-type="float" office:value="28.8759093333333" calcext:value-type="float">
            <text:p>28,8759093333333</text:p>
          </table:table-cell>
          <table:table-cell table:formula="of:=AVERAGE([DATA.M16];[DATA.M61];[DATA.M106];[DATA.M151];[DATA.M196];[DATA.M241];[DATA.M286];[DATA.M331];[DATA.M376];[DATA.M421];[DATA.M466];[DATA.M511])" office:value-type="float" office:value="81.7194021666667" calcext:value-type="float">
            <text:p>81,7194021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table:formula="of:=AVERAGE([DATA.D17];[DATA.D62];[DATA.D107];[DATA.D152];[DATA.D197])" office:value-type="float" office:value="6492979.2" calcext:value-type="float">
            <text:p>6492979,2</text:p>
          </table:table-cell>
          <table:table-cell table:formula="of:=[.C17]/7162928.2" office:value-type="float" office:value="0.906469954564112" calcext:value-type="float">
            <text:p>0,906469954564112</text:p>
          </table:table-cell>
          <table:table-cell table:formula="of:=AVERAGE([DATA.F17];[DATA.F62];[DATA.F107];[DATA.F152];[DATA.F197];[DATA.F242];[DATA.F287];[DATA.F332];[DATA.F377];[DATA.F422];[DATA.F467];[DATA.F512])" office:value-type="float" office:value="0.06140475" calcext:value-type="float">
            <text:p>0,06140475</text:p>
          </table:table-cell>
          <table:table-cell table:formula="of:=AVERAGE([DATA.G17];[DATA.G62];[DATA.G107];[DATA.G152];[DATA.G197];[DATA.G242];[DATA.G287];[DATA.G332];[DATA.G377];[DATA.G422];[DATA.G467];[DATA.G512])" office:value-type="float" office:value="0.00403958333333333" calcext:value-type="float">
            <text:p>0,004039583333333</text:p>
          </table:table-cell>
          <table:table-cell table:formula="of:=AVERAGE([DATA.H17];[DATA.H62];[DATA.H107];[DATA.H152];[DATA.H197];[DATA.H242];[DATA.H287];[DATA.H332];[DATA.H377];[DATA.H422];[DATA.H467];[DATA.H512])" office:value-type="float" office:value="24.5314043333333" calcext:value-type="float">
            <text:p>24,5314043333333</text:p>
          </table:table-cell>
          <table:table-cell table:formula="of:=AVERAGE([DATA.I17];[DATA.I62];[DATA.I107];[DATA.I152];[DATA.I197];[DATA.I242];[DATA.I287];[DATA.I332];[DATA.I377];[DATA.I422];[DATA.I467];[DATA.I512])" office:value-type="float" office:value="82.4141735833333" calcext:value-type="float">
            <text:p>82,4141735833333</text:p>
          </table:table-cell>
          <table:table-cell table:formula="of:=AVERAGE([DATA.J17];[DATA.J62];[DATA.J107];[DATA.J152];[DATA.J197];[DATA.J242];[DATA.J287];[DATA.J332];[DATA.J377];[DATA.J422];[DATA.J467];[DATA.J512])" office:value-type="float" office:value="0.0369289166666667" calcext:value-type="float">
            <text:p>0,036928916666667</text:p>
          </table:table-cell>
          <table:table-cell table:formula="of:=AVERAGE([DATA.K17];[DATA.K62];[DATA.K107];[DATA.K152];[DATA.K197];[DATA.K242];[DATA.K287];[DATA.K332];[DATA.K377];[DATA.K422];[DATA.K467];[DATA.K512])" office:value-type="float" office:value="0.00137141666666667" calcext:value-type="float">
            <text:p>0,001371416666667</text:p>
          </table:table-cell>
          <table:table-cell table:formula="of:=AVERAGE([DATA.L17];[DATA.L62];[DATA.L107];[DATA.L152];[DATA.L197];[DATA.L242];[DATA.L287];[DATA.L332];[DATA.L377];[DATA.L422];[DATA.L467];[DATA.L512])" office:value-type="float" office:value="28.6769085833333" calcext:value-type="float">
            <text:p>28,6769085833333</text:p>
          </table:table-cell>
          <table:table-cell table:formula="of:=AVERAGE([DATA.M17];[DATA.M62];[DATA.M107];[DATA.M152];[DATA.M197];[DATA.M242];[DATA.M287];[DATA.M332];[DATA.M377];[DATA.M422];[DATA.M467];[DATA.M512])" office:value-type="float" office:value="85.4881821666666" calcext:value-type="float">
            <text:p>85,48818216666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table:formula="of:=AVERAGE([DATA.D18];[DATA.D63];[DATA.D108];[DATA.D153];[DATA.D198])" office:value-type="float" office:value="8116224" calcext:value-type="float">
            <text:p>8116224</text:p>
          </table:table-cell>
          <table:table-cell table:formula="of:=[.C18]/7162928.2" office:value-type="float" office:value="1.13308744320514" calcext:value-type="float">
            <text:p>1,13308744320514</text:p>
          </table:table-cell>
          <table:table-cell table:formula="of:=AVERAGE([DATA.F18];[DATA.F63];[DATA.F108];[DATA.F153];[DATA.F198];[DATA.F243];[DATA.F288];[DATA.F333];[DATA.F378];[DATA.F423];[DATA.F468];[DATA.F513])" office:value-type="float" office:value="0.0618525833333333" calcext:value-type="float">
            <text:p>0,061852583333333</text:p>
          </table:table-cell>
          <table:table-cell table:formula="of:=AVERAGE([DATA.G18];[DATA.G63];[DATA.G108];[DATA.G153];[DATA.G198];[DATA.G243];[DATA.G288];[DATA.G333];[DATA.G378];[DATA.G423];[DATA.G468];[DATA.G513])" office:value-type="float" office:value="0.00409875" calcext:value-type="float">
            <text:p>0,00409875</text:p>
          </table:table-cell>
          <table:table-cell table:formula="of:=AVERAGE([DATA.H18];[DATA.H63];[DATA.H108];[DATA.H153];[DATA.H198];[DATA.H243];[DATA.H288];[DATA.H333];[DATA.H378];[DATA.H423];[DATA.H468];[DATA.H513])" office:value-type="float" office:value="24.46842875" calcext:value-type="float">
            <text:p>24,46842875</text:p>
          </table:table-cell>
          <table:table-cell table:formula="of:=AVERAGE([DATA.I18];[DATA.I63];[DATA.I108];[DATA.I153];[DATA.I198];[DATA.I243];[DATA.I288];[DATA.I333];[DATA.I378];[DATA.I423];[DATA.I468];[DATA.I513])" office:value-type="float" office:value="84.3025278333333" calcext:value-type="float">
            <text:p>84,3025278333333</text:p>
          </table:table-cell>
          <table:table-cell table:formula="of:=AVERAGE([DATA.J18];[DATA.J63];[DATA.J108];[DATA.J153];[DATA.J198];[DATA.J243];[DATA.J288];[DATA.J333];[DATA.J378];[DATA.J423];[DATA.J468];[DATA.J513])" office:value-type="float" office:value="0.0371379166666667" calcext:value-type="float">
            <text:p>0,037137916666667</text:p>
          </table:table-cell>
          <table:table-cell table:formula="of:=AVERAGE([DATA.K18];[DATA.K63];[DATA.K108];[DATA.K153];[DATA.K198];[DATA.K243];[DATA.K288];[DATA.K333];[DATA.K378];[DATA.K423];[DATA.K468];[DATA.K513])" office:value-type="float" office:value="0.00138683333333333" calcext:value-type="float">
            <text:p>0,001386833333333</text:p>
          </table:table-cell>
          <table:table-cell table:formula="of:=AVERAGE([DATA.L18];[DATA.L63];[DATA.L108];[DATA.L153];[DATA.L198];[DATA.L243];[DATA.L288];[DATA.L333];[DATA.L378];[DATA.L423];[DATA.L468];[DATA.L513])" office:value-type="float" office:value="28.627912" calcext:value-type="float">
            <text:p>28,627912</text:p>
          </table:table-cell>
          <table:table-cell table:formula="of:=AVERAGE([DATA.M18];[DATA.M63];[DATA.M108];[DATA.M153];[DATA.M198];[DATA.M243];[DATA.M288];[DATA.M333];[DATA.M378];[DATA.M423];[DATA.M468];[DATA.M513])" office:value-type="float" office:value="86.5656309166667" calcext:value-type="float">
            <text:p>86,56563091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table:formula="of:=AVERAGE([DATA.D19];[DATA.D64];[DATA.D109];[DATA.D154];[DATA.D199])" office:value-type="float" office:value="3246489.6" calcext:value-type="float">
            <text:p>3246489,6</text:p>
          </table:table-cell>
          <table:table-cell table:formula="of:=[.C19]/7162928.2" office:value-type="float" office:value="0.453234977282056" calcext:value-type="float">
            <text:p>0,453234977282056</text:p>
          </table:table-cell>
          <table:table-cell table:formula="of:=AVERAGE([DATA.F19];[DATA.F64];[DATA.F109];[DATA.F154];[DATA.F199];[DATA.F244];[DATA.F289];[DATA.F334];[DATA.F379];[DATA.F424];[DATA.F469];[DATA.F514])" office:value-type="float" office:value="0.0773420833333333" calcext:value-type="float">
            <text:p>0,077342083333333</text:p>
          </table:table-cell>
          <table:table-cell table:formula="of:=AVERAGE([DATA.G19];[DATA.G64];[DATA.G109];[DATA.G154];[DATA.G199];[DATA.G244];[DATA.G289];[DATA.G334];[DATA.G379];[DATA.G424];[DATA.G469];[DATA.G514])" office:value-type="float" office:value="0.00646458333333333" calcext:value-type="float">
            <text:p>0,006464583333333</text:p>
          </table:table-cell>
          <table:table-cell table:formula="of:=AVERAGE([DATA.H19];[DATA.H64];[DATA.H109];[DATA.H154];[DATA.H199];[DATA.H244];[DATA.H289];[DATA.H334];[DATA.H379];[DATA.H424];[DATA.H469];[DATA.H514])" office:value-type="float" office:value="22.5745085833333" calcext:value-type="float">
            <text:p>22,5745085833333</text:p>
          </table:table-cell>
          <table:table-cell table:formula="of:=AVERAGE([DATA.I19];[DATA.I64];[DATA.I109];[DATA.I154];[DATA.I199];[DATA.I244];[DATA.I289];[DATA.I334];[DATA.I379];[DATA.I424];[DATA.I469];[DATA.I514])" office:value-type="float" office:value="65.9693406666667" calcext:value-type="float">
            <text:p>65,9693406666667</text:p>
          </table:table-cell>
          <table:table-cell table:formula="of:=AVERAGE([DATA.J19];[DATA.J64];[DATA.J109];[DATA.J154];[DATA.J199];[DATA.J244];[DATA.J289];[DATA.J334];[DATA.J379];[DATA.J424];[DATA.J469];[DATA.J514])" office:value-type="float" office:value="0.0381761666666667" calcext:value-type="float">
            <text:p>0,038176166666667</text:p>
          </table:table-cell>
          <table:table-cell table:formula="of:=AVERAGE([DATA.K19];[DATA.K64];[DATA.K109];[DATA.K154];[DATA.K199];[DATA.K244];[DATA.K289];[DATA.K334];[DATA.K379];[DATA.K424];[DATA.K469];[DATA.K514])" office:value-type="float" office:value="0.00146875" calcext:value-type="float">
            <text:p>0,00146875</text:p>
          </table:table-cell>
          <table:table-cell table:formula="of:=AVERAGE([DATA.L19];[DATA.L64];[DATA.L109];[DATA.L154];[DATA.L199];[DATA.L244];[DATA.L289];[DATA.L334];[DATA.L379];[DATA.L424];[DATA.L469];[DATA.L514])" office:value-type="float" office:value="28.39924475" calcext:value-type="float">
            <text:p>28,39924475</text:p>
          </table:table-cell>
          <table:table-cell table:formula="of:=AVERAGE([DATA.M19];[DATA.M64];[DATA.M109];[DATA.M154];[DATA.M199];[DATA.M244];[DATA.M289];[DATA.M334];[DATA.M379];[DATA.M424];[DATA.M469];[DATA.M514])" office:value-type="float" office:value="61.3850240833333" calcext:value-type="float">
            <text:p>61,385024083333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table:formula="of:=AVERAGE([DATA.D20];[DATA.D65];[DATA.D110];[DATA.D155];[DATA.D200])" office:value-type="float" office:value="4869734.4" calcext:value-type="float">
            <text:p>4869734,4</text:p>
          </table:table-cell>
          <table:table-cell table:formula="of:=[.C20]/7162928.2" office:value-type="float" office:value="0.679852465923084" calcext:value-type="float">
            <text:p>0,679852465923084</text:p>
          </table:table-cell>
          <table:table-cell table:formula="of:=AVERAGE([DATA.F20];[DATA.F65];[DATA.F110];[DATA.F155];[DATA.F200];[DATA.F245];[DATA.F290];[DATA.F335];[DATA.F380];[DATA.F425];[DATA.F470];[DATA.F515])" office:value-type="float" office:value="0.0740254166666667" calcext:value-type="float">
            <text:p>0,074025416666667</text:p>
          </table:table-cell>
          <table:table-cell table:formula="of:=AVERAGE([DATA.G20];[DATA.G65];[DATA.G110];[DATA.G155];[DATA.G200];[DATA.G245];[DATA.G290];[DATA.G335];[DATA.G380];[DATA.G425];[DATA.G470];[DATA.G515])" office:value-type="float" office:value="0.00590333333333333" calcext:value-type="float">
            <text:p>0,005903333333333</text:p>
          </table:table-cell>
          <table:table-cell table:formula="of:=AVERAGE([DATA.H20];[DATA.H65];[DATA.H110];[DATA.H155];[DATA.H200];[DATA.H245];[DATA.H290];[DATA.H335];[DATA.H380];[DATA.H425];[DATA.H470];[DATA.H515])" office:value-type="float" office:value="22.9407360833333" calcext:value-type="float">
            <text:p>22,9407360833333</text:p>
          </table:table-cell>
          <table:table-cell table:formula="of:=AVERAGE([DATA.I20];[DATA.I65];[DATA.I110];[DATA.I155];[DATA.I200];[DATA.I245];[DATA.I290];[DATA.I335];[DATA.I380];[DATA.I425];[DATA.I470];[DATA.I515])" office:value-type="float" office:value="60.18802275" calcext:value-type="float">
            <text:p>60,18802275</text:p>
          </table:table-cell>
          <table:table-cell table:formula="of:=AVERAGE([DATA.J20];[DATA.J65];[DATA.J110];[DATA.J155];[DATA.J200];[DATA.J245];[DATA.J290];[DATA.J335];[DATA.J380];[DATA.J425];[DATA.J470];[DATA.J515])" office:value-type="float" office:value="0.0378346666666667" calcext:value-type="float">
            <text:p>0,037834666666667</text:p>
          </table:table-cell>
          <table:table-cell table:formula="of:=AVERAGE([DATA.K20];[DATA.K65];[DATA.K110];[DATA.K155];[DATA.K200];[DATA.K245];[DATA.K290];[DATA.K335];[DATA.K380];[DATA.K425];[DATA.K470];[DATA.K515])" office:value-type="float" office:value="0.00144583333333333" calcext:value-type="float">
            <text:p>0,001445833333333</text:p>
          </table:table-cell>
          <table:table-cell table:formula="of:=AVERAGE([DATA.L20];[DATA.L65];[DATA.L110];[DATA.L155];[DATA.L200];[DATA.L245];[DATA.L290];[DATA.L335];[DATA.L380];[DATA.L425];[DATA.L470];[DATA.L515])" office:value-type="float" office:value="28.4887289166667" calcext:value-type="float">
            <text:p>28,4887289166667</text:p>
          </table:table-cell>
          <table:table-cell table:formula="of:=AVERAGE([DATA.M20];[DATA.M65];[DATA.M110];[DATA.M155];[DATA.M200];[DATA.M245];[DATA.M290];[DATA.M335];[DATA.M380];[DATA.M425];[DATA.M470];[DATA.M515])" office:value-type="float" office:value="57.1092843333333" calcext:value-type="float">
            <text:p>57,109284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table:formula="of:=AVERAGE([DATA.D21];[DATA.D66];[DATA.D111];[DATA.D156];[DATA.D201])" office:value-type="float" office:value="6492979.2" calcext:value-type="float">
            <text:p>6492979,2</text:p>
          </table:table-cell>
          <table:table-cell table:formula="of:=[.C21]/7162928.2" office:value-type="float" office:value="0.906469954564112" calcext:value-type="float">
            <text:p>0,906469954564112</text:p>
          </table:table-cell>
          <table:table-cell table:formula="of:=AVERAGE([DATA.F21];[DATA.F66];[DATA.F111];[DATA.F156];[DATA.F201];[DATA.F246];[DATA.F291];[DATA.F336];[DATA.F381];[DATA.F426];[DATA.F471];[DATA.F516])" office:value-type="float" office:value="0.0745981666666667" calcext:value-type="float">
            <text:p>0,074598166666667</text:p>
          </table:table-cell>
          <table:table-cell table:formula="of:=AVERAGE([DATA.G21];[DATA.G66];[DATA.G111];[DATA.G156];[DATA.G201];[DATA.G246];[DATA.G291];[DATA.G336];[DATA.G381];[DATA.G426];[DATA.G471];[DATA.G516])" office:value-type="float" office:value="0.006009" calcext:value-type="float">
            <text:p>0,006009</text:p>
          </table:table-cell>
          <table:table-cell table:formula="of:=AVERAGE([DATA.H21];[DATA.H66];[DATA.H111];[DATA.H156];[DATA.H201];[DATA.H246];[DATA.H291];[DATA.H336];[DATA.H381];[DATA.H426];[DATA.H471];[DATA.H516])" office:value-type="float" office:value="22.884755" calcext:value-type="float">
            <text:p>22,884755</text:p>
          </table:table-cell>
          <table:table-cell table:formula="of:=AVERAGE([DATA.I21];[DATA.I66];[DATA.I111];[DATA.I156];[DATA.I201];[DATA.I246];[DATA.I291];[DATA.I336];[DATA.I381];[DATA.I426];[DATA.I471];[DATA.I516])" office:value-type="float" office:value="61.55392325" calcext:value-type="float">
            <text:p>61,55392325</text:p>
          </table:table-cell>
          <table:table-cell table:formula="of:=AVERAGE([DATA.J21];[DATA.J66];[DATA.J111];[DATA.J156];[DATA.J201];[DATA.J246];[DATA.J291];[DATA.J336];[DATA.J381];[DATA.J426];[DATA.J471];[DATA.J516])" office:value-type="float" office:value="0.0378905833333333" calcext:value-type="float">
            <text:p>0,037890583333333</text:p>
          </table:table-cell>
          <table:table-cell table:formula="of:=AVERAGE([DATA.K21];[DATA.K66];[DATA.K111];[DATA.K156];[DATA.K201];[DATA.K246];[DATA.K291];[DATA.K336];[DATA.K381];[DATA.K426];[DATA.K471];[DATA.K516])" office:value-type="float" office:value="0.00145083333333333" calcext:value-type="float">
            <text:p>0,001450833333333</text:p>
          </table:table-cell>
          <table:table-cell table:formula="of:=AVERAGE([DATA.L21];[DATA.L66];[DATA.L111];[DATA.L156];[DATA.L201];[DATA.L246];[DATA.L291];[DATA.L336];[DATA.L381];[DATA.L426];[DATA.L471];[DATA.L516])" office:value-type="float" office:value="28.47797075" calcext:value-type="float">
            <text:p>28,47797075</text:p>
          </table:table-cell>
          <table:table-cell table:formula="of:=AVERAGE([DATA.M21];[DATA.M66];[DATA.M111];[DATA.M156];[DATA.M201];[DATA.M246];[DATA.M291];[DATA.M336];[DATA.M381];[DATA.M426];[DATA.M471];[DATA.M516])" office:value-type="float" office:value="58.3476725" calcext:value-type="float">
            <text:p>58,34767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table:formula="of:=AVERAGE([DATA.D22];[DATA.D67];[DATA.D112];[DATA.D157];[DATA.D202])" office:value-type="float" office:value="8116224" calcext:value-type="float">
            <text:p>8116224</text:p>
          </table:table-cell>
          <table:table-cell table:formula="of:=[.C22]/7162928.2" office:value-type="float" office:value="1.13308744320514" calcext:value-type="float">
            <text:p>1,13308744320514</text:p>
          </table:table-cell>
          <table:table-cell table:formula="of:=AVERAGE([DATA.F22];[DATA.F67];[DATA.F112];[DATA.F157];[DATA.F202];[DATA.F247];[DATA.F292];[DATA.F337];[DATA.F382];[DATA.F427];[DATA.F472];[DATA.F517])" office:value-type="float" office:value="0.07457825" calcext:value-type="float">
            <text:p>0,07457825</text:p>
          </table:table-cell>
          <table:table-cell table:formula="of:=AVERAGE([DATA.G22];[DATA.G67];[DATA.G112];[DATA.G157];[DATA.G202];[DATA.G247];[DATA.G292];[DATA.G337];[DATA.G382];[DATA.G427];[DATA.G472];[DATA.G517])" office:value-type="float" office:value="0.00600666666666667" calcext:value-type="float">
            <text:p>0,006006666666667</text:p>
          </table:table-cell>
          <table:table-cell table:formula="of:=AVERAGE([DATA.H22];[DATA.H67];[DATA.H112];[DATA.H157];[DATA.H202];[DATA.H247];[DATA.H292];[DATA.H337];[DATA.H382];[DATA.H427];[DATA.H472];[DATA.H517])" office:value-type="float" office:value="22.88786475" calcext:value-type="float">
            <text:p>22,88786475</text:p>
          </table:table-cell>
          <table:table-cell table:formula="of:=AVERAGE([DATA.I22];[DATA.I67];[DATA.I112];[DATA.I157];[DATA.I202];[DATA.I247];[DATA.I292];[DATA.I337];[DATA.I382];[DATA.I427];[DATA.I472];[DATA.I517])" office:value-type="float" office:value="60.71433275" calcext:value-type="float">
            <text:p>60,71433275</text:p>
          </table:table-cell>
          <table:table-cell table:formula="of:=AVERAGE([DATA.J22];[DATA.J67];[DATA.J112];[DATA.J157];[DATA.J202];[DATA.J247];[DATA.J292];[DATA.J337];[DATA.J382];[DATA.J427];[DATA.J472];[DATA.J517])" office:value-type="float" office:value="0.0379109166666667" calcext:value-type="float">
            <text:p>0,037910916666667</text:p>
          </table:table-cell>
          <table:table-cell table:formula="of:=AVERAGE([DATA.K22];[DATA.K67];[DATA.K112];[DATA.K157];[DATA.K202];[DATA.K247];[DATA.K292];[DATA.K337];[DATA.K382];[DATA.K427];[DATA.K472];[DATA.K517])" office:value-type="float" office:value="0.00145258333333333" calcext:value-type="float">
            <text:p>0,001452583333333</text:p>
          </table:table-cell>
          <table:table-cell table:formula="of:=AVERAGE([DATA.L22];[DATA.L67];[DATA.L112];[DATA.L157];[DATA.L202];[DATA.L247];[DATA.L292];[DATA.L337];[DATA.L382];[DATA.L427];[DATA.L472];[DATA.L517])" office:value-type="float" office:value="28.4737956666667" calcext:value-type="float">
            <text:p>28,4737956666667</text:p>
          </table:table-cell>
          <table:table-cell table:formula="of:=AVERAGE([DATA.M22];[DATA.M67];[DATA.M112];[DATA.M157];[DATA.M202];[DATA.M247];[DATA.M292];[DATA.M337];[DATA.M382];[DATA.M427];[DATA.M472];[DATA.M517])" office:value-type="float" office:value="58.7311589166667" calcext:value-type="float">
            <text:p>58,73115891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table:formula="of:=AVERAGE([DATA.D23];[DATA.D68];[DATA.D113];[DATA.D158];[DATA.D203])" office:value-type="float" office:value="3246489.6" calcext:value-type="float">
            <text:p>3246489,6</text:p>
          </table:table-cell>
          <table:table-cell table:formula="of:=[.C23]/7162928.2" office:value-type="float" office:value="0.453234977282056" calcext:value-type="float">
            <text:p>0,453234977282056</text:p>
          </table:table-cell>
          <table:table-cell table:formula="of:=AVERAGE([DATA.F23];[DATA.F68];[DATA.F113];[DATA.F158];[DATA.F203];[DATA.F248];[DATA.F293];[DATA.F338];[DATA.F383];[DATA.F428];[DATA.F473];[DATA.F518])" office:value-type="float" office:value="0.0816839166666667" calcext:value-type="float">
            <text:p>0,081683916666667</text:p>
          </table:table-cell>
          <table:table-cell table:formula="of:=AVERAGE([DATA.G23];[DATA.G68];[DATA.G113];[DATA.G158];[DATA.G203];[DATA.G248];[DATA.G293];[DATA.G338];[DATA.G383];[DATA.G428];[DATA.G473];[DATA.G518])" office:value-type="float" office:value="0.0072165" calcext:value-type="float">
            <text:p>0,0072165</text:p>
          </table:table-cell>
          <table:table-cell table:formula="of:=AVERAGE([DATA.H23];[DATA.H68];[DATA.H113];[DATA.H158];[DATA.H203];[DATA.H248];[DATA.H293];[DATA.H338];[DATA.H383];[DATA.H428];[DATA.H473];[DATA.H518])" office:value-type="float" office:value="22.0996305833333" calcext:value-type="float">
            <text:p>22,0996305833333</text:p>
          </table:table-cell>
          <table:table-cell table:formula="of:=AVERAGE([DATA.I23];[DATA.I68];[DATA.I113];[DATA.I158];[DATA.I203];[DATA.I248];[DATA.I293];[DATA.I338];[DATA.I383];[DATA.I428];[DATA.I473];[DATA.I518])" office:value-type="float" office:value="59.81977875" calcext:value-type="float">
            <text:p>59,81977875</text:p>
          </table:table-cell>
          <table:table-cell table:formula="of:=AVERAGE([DATA.J23];[DATA.J68];[DATA.J113];[DATA.J158];[DATA.J203];[DATA.J248];[DATA.J293];[DATA.J338];[DATA.J383];[DATA.J428];[DATA.J473];[DATA.J518])" office:value-type="float" office:value="0.0577935833333333" calcext:value-type="float">
            <text:p>0,057793583333333</text:p>
          </table:table-cell>
          <table:table-cell table:formula="of:=AVERAGE([DATA.K23];[DATA.K68];[DATA.K113];[DATA.K158];[DATA.K203];[DATA.K248];[DATA.K293];[DATA.K338];[DATA.K383];[DATA.K428];[DATA.K473];[DATA.K518])" office:value-type="float" office:value="0.00345591666666667" calcext:value-type="float">
            <text:p>0,003455916666667</text:p>
          </table:table-cell>
          <table:table-cell table:formula="of:=AVERAGE([DATA.L23];[DATA.L68];[DATA.L113];[DATA.L158];[DATA.L203];[DATA.L248];[DATA.L293];[DATA.L338];[DATA.L383];[DATA.L428];[DATA.L473];[DATA.L518])" office:value-type="float" office:value="24.9263346666667" calcext:value-type="float">
            <text:p>24,9263346666667</text:p>
          </table:table-cell>
          <table:table-cell table:formula="of:=AVERAGE([DATA.M23];[DATA.M68];[DATA.M113];[DATA.M158];[DATA.M203];[DATA.M248];[DATA.M293];[DATA.M338];[DATA.M383];[DATA.M428];[DATA.M473];[DATA.M518])" office:value-type="float" office:value="62.6724068333334" calcext:value-type="float">
            <text:p>62,67240683333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table:formula="of:=AVERAGE([DATA.D24];[DATA.D69];[DATA.D114];[DATA.D159];[DATA.D204])" office:value-type="float" office:value="4869734.4" calcext:value-type="float">
            <text:p>4869734,4</text:p>
          </table:table-cell>
          <table:table-cell table:formula="of:=[.C24]/7162928.2" office:value-type="float" office:value="0.679852465923084" calcext:value-type="float">
            <text:p>0,679852465923084</text:p>
          </table:table-cell>
          <table:table-cell table:formula="of:=AVERAGE([DATA.F24];[DATA.F69];[DATA.F114];[DATA.F159];[DATA.F204];[DATA.F249];[DATA.F294];[DATA.F339];[DATA.F384];[DATA.F429];[DATA.F474];[DATA.F519])" office:value-type="float" office:value="0.0827228333333333" calcext:value-type="float">
            <text:p>0,082722833333333</text:p>
          </table:table-cell>
          <table:table-cell table:formula="of:=AVERAGE([DATA.G24];[DATA.G69];[DATA.G114];[DATA.G159];[DATA.G204];[DATA.G249];[DATA.G294];[DATA.G339];[DATA.G384];[DATA.G429];[DATA.G474];[DATA.G519])" office:value-type="float" office:value="0.00742866666666667" calcext:value-type="float">
            <text:p>0,007428666666667</text:p>
          </table:table-cell>
          <table:table-cell table:formula="of:=AVERAGE([DATA.H24];[DATA.H69];[DATA.H114];[DATA.H159];[DATA.H204];[DATA.H249];[DATA.H294];[DATA.H339];[DATA.H384];[DATA.H429];[DATA.H474];[DATA.H519])" office:value-type="float" office:value="22.0063225833333" calcext:value-type="float">
            <text:p>22,0063225833333</text:p>
          </table:table-cell>
          <table:table-cell table:formula="of:=AVERAGE([DATA.I24];[DATA.I69];[DATA.I114];[DATA.I159];[DATA.I204];[DATA.I249];[DATA.I294];[DATA.I339];[DATA.I384];[DATA.I429];[DATA.I474];[DATA.I519])" office:value-type="float" office:value="62.6636235" calcext:value-type="float">
            <text:p>62,6636235</text:p>
          </table:table-cell>
          <table:table-cell table:formula="of:=AVERAGE([DATA.J24];[DATA.J69];[DATA.J114];[DATA.J159];[DATA.J204];[DATA.J249];[DATA.J294];[DATA.J339];[DATA.J384];[DATA.J429];[DATA.J474];[DATA.J519])" office:value-type="float" office:value="0.0580000833333333" calcext:value-type="float">
            <text:p>0,058000083333333</text:p>
          </table:table-cell>
          <table:table-cell table:formula="of:=AVERAGE([DATA.K24];[DATA.K69];[DATA.K114];[DATA.K159];[DATA.K204];[DATA.K249];[DATA.K294];[DATA.K339];[DATA.K384];[DATA.K429];[DATA.K474];[DATA.K519])" office:value-type="float" office:value="0.00347275" calcext:value-type="float">
            <text:p>0,00347275</text:p>
          </table:table-cell>
          <table:table-cell table:formula="of:=AVERAGE([DATA.L24];[DATA.L69];[DATA.L114];[DATA.L159];[DATA.L204];[DATA.L249];[DATA.L294];[DATA.L339];[DATA.L384];[DATA.L429];[DATA.L474];[DATA.L519])" office:value-type="float" office:value="24.8848775" calcext:value-type="float">
            <text:p>24,8848775</text:p>
          </table:table-cell>
          <table:table-cell table:formula="of:=AVERAGE([DATA.M24];[DATA.M69];[DATA.M114];[DATA.M159];[DATA.M204];[DATA.M249];[DATA.M294];[DATA.M339];[DATA.M384];[DATA.M429];[DATA.M474];[DATA.M519])" office:value-type="float" office:value="63.2783138333333" calcext:value-type="float">
            <text:p>63,2783138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table:formula="of:=AVERAGE([DATA.D25];[DATA.D70];[DATA.D115];[DATA.D160];[DATA.D205])" office:value-type="float" office:value="6492979.2" calcext:value-type="float">
            <text:p>6492979,2</text:p>
          </table:table-cell>
          <table:table-cell table:formula="of:=[.C25]/7162928.2" office:value-type="float" office:value="0.906469954564112" calcext:value-type="float">
            <text:p>0,906469954564112</text:p>
          </table:table-cell>
          <table:table-cell table:formula="of:=AVERAGE([DATA.F25];[DATA.F70];[DATA.F115];[DATA.F160];[DATA.F205];[DATA.F250];[DATA.F295];[DATA.F340];[DATA.F385];[DATA.F430];[DATA.F475];[DATA.F520])" office:value-type="float" office:value="0.0829936666666666" calcext:value-type="float">
            <text:p>0,082993666666667</text:p>
          </table:table-cell>
          <table:table-cell table:formula="of:=AVERAGE([DATA.G25];[DATA.G70];[DATA.G115];[DATA.G160];[DATA.G205];[DATA.G250];[DATA.G295];[DATA.G340];[DATA.G385];[DATA.G430];[DATA.G475];[DATA.G520])" office:value-type="float" office:value="0.00748316666666667" calcext:value-type="float">
            <text:p>0,007483166666667</text:p>
          </table:table-cell>
          <table:table-cell table:formula="of:=AVERAGE([DATA.H25];[DATA.H70];[DATA.H115];[DATA.H160];[DATA.H205];[DATA.H250];[DATA.H295];[DATA.H340];[DATA.H385];[DATA.H430];[DATA.H475];[DATA.H520])" office:value-type="float" office:value="21.9814285" calcext:value-type="float">
            <text:p>21,9814285</text:p>
          </table:table-cell>
          <table:table-cell table:formula="of:=AVERAGE([DATA.I25];[DATA.I70];[DATA.I115];[DATA.I160];[DATA.I205];[DATA.I250];[DATA.I295];[DATA.I340];[DATA.I385];[DATA.I430];[DATA.I475];[DATA.I520])" office:value-type="float" office:value="62.8268308333333" calcext:value-type="float">
            <text:p>62,8268308333333</text:p>
          </table:table-cell>
          <table:table-cell table:formula="of:=AVERAGE([DATA.J25];[DATA.J70];[DATA.J115];[DATA.J160];[DATA.J205];[DATA.J250];[DATA.J295];[DATA.J340];[DATA.J385];[DATA.J430];[DATA.J475];[DATA.J520])" office:value-type="float" office:value="0.0580774166666667" calcext:value-type="float">
            <text:p>0,058077416666667</text:p>
          </table:table-cell>
          <table:table-cell table:formula="of:=AVERAGE([DATA.K25];[DATA.K70];[DATA.K115];[DATA.K160];[DATA.K205];[DATA.K250];[DATA.K295];[DATA.K340];[DATA.K385];[DATA.K430];[DATA.K475];[DATA.K520])" office:value-type="float" office:value="0.00348025" calcext:value-type="float">
            <text:p>0,00348025</text:p>
          </table:table-cell>
          <table:table-cell table:formula="of:=AVERAGE([DATA.L25];[DATA.L70];[DATA.L115];[DATA.L160];[DATA.L205];[DATA.L250];[DATA.L295];[DATA.L340];[DATA.L385];[DATA.L430];[DATA.L475];[DATA.L520])" office:value-type="float" office:value="24.8708035" calcext:value-type="float">
            <text:p>24,8708035</text:p>
          </table:table-cell>
          <table:table-cell table:formula="of:=AVERAGE([DATA.M25];[DATA.M70];[DATA.M115];[DATA.M160];[DATA.M205];[DATA.M250];[DATA.M295];[DATA.M340];[DATA.M385];[DATA.M430];[DATA.M475];[DATA.M520])" office:value-type="float" office:value="64.1808960833334" calcext:value-type="float">
            <text:p>64,180896083333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table:formula="of:=AVERAGE([DATA.D26];[DATA.D71];[DATA.D116];[DATA.D161];[DATA.D206])" office:value-type="float" office:value="8116224" calcext:value-type="float">
            <text:p>8116224</text:p>
          </table:table-cell>
          <table:table-cell table:formula="of:=[.C26]/7162928.2" office:value-type="float" office:value="1.13308744320514" calcext:value-type="float">
            <text:p>1,13308744320514</text:p>
          </table:table-cell>
          <table:table-cell table:formula="of:=AVERAGE([DATA.F26];[DATA.F71];[DATA.F116];[DATA.F161];[DATA.F206];[DATA.F251];[DATA.F296];[DATA.F341];[DATA.F386];[DATA.F431];[DATA.F476];[DATA.F521])" office:value-type="float" office:value="0.0830615" calcext:value-type="float">
            <text:p>0,0830615</text:p>
          </table:table-cell>
          <table:table-cell table:formula="of:=AVERAGE([DATA.G26];[DATA.G71];[DATA.G116];[DATA.G161];[DATA.G206];[DATA.G251];[DATA.G296];[DATA.G341];[DATA.G386];[DATA.G431];[DATA.G476];[DATA.G521])" office:value-type="float" office:value="0.00749666666666667" calcext:value-type="float">
            <text:p>0,007496666666667</text:p>
          </table:table-cell>
          <table:table-cell table:formula="of:=AVERAGE([DATA.H26];[DATA.H71];[DATA.H116];[DATA.H161];[DATA.H206];[DATA.H251];[DATA.H296];[DATA.H341];[DATA.H386];[DATA.H431];[DATA.H476];[DATA.H521])" office:value-type="float" office:value="21.9751658333333" calcext:value-type="float">
            <text:p>21,9751658333333</text:p>
          </table:table-cell>
          <table:table-cell table:formula="of:=AVERAGE([DATA.I26];[DATA.I71];[DATA.I116];[DATA.I161];[DATA.I206];[DATA.I251];[DATA.I296];[DATA.I341];[DATA.I386];[DATA.I431];[DATA.I476];[DATA.I521])" office:value-type="float" office:value="62.9806851666667" calcext:value-type="float">
            <text:p>62,9806851666667</text:p>
          </table:table-cell>
          <table:table-cell table:formula="of:=AVERAGE([DATA.J26];[DATA.J71];[DATA.J116];[DATA.J161];[DATA.J206];[DATA.J251];[DATA.J296];[DATA.J341];[DATA.J386];[DATA.J431];[DATA.J476];[DATA.J521])" office:value-type="float" office:value="0.0580976666666667" calcext:value-type="float">
            <text:p>0,058097666666667</text:p>
          </table:table-cell>
          <table:table-cell table:formula="of:=AVERAGE([DATA.K26];[DATA.K71];[DATA.K116];[DATA.K161];[DATA.K206];[DATA.K251];[DATA.K296];[DATA.K341];[DATA.K386];[DATA.K431];[DATA.K476];[DATA.K521])" office:value-type="float" office:value="0.00348208333333333" calcext:value-type="float">
            <text:p>0,003482083333333</text:p>
          </table:table-cell>
          <table:table-cell table:formula="of:=AVERAGE([DATA.L26];[DATA.L71];[DATA.L116];[DATA.L161];[DATA.L206];[DATA.L251];[DATA.L296];[DATA.L341];[DATA.L386];[DATA.L431];[DATA.L476];[DATA.L521])" office:value-type="float" office:value="24.8671853333333" calcext:value-type="float">
            <text:p>24,8671853333333</text:p>
          </table:table-cell>
          <table:table-cell table:formula="of:=AVERAGE([DATA.M26];[DATA.M71];[DATA.M116];[DATA.M161];[DATA.M206];[DATA.M251];[DATA.M296];[DATA.M341];[DATA.M386];[DATA.M431];[DATA.M476];[DATA.M521])" office:value-type="float" office:value="64.4246725833333" calcext:value-type="float">
            <text:p>64,42467258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table:formula="of:=AVERAGE([DATA.D27];[DATA.D72];[DATA.D117];[DATA.D162];[DATA.D207])" office:value-type="float" office:value="3246489.6" calcext:value-type="float">
            <text:p>3246489,6</text:p>
          </table:table-cell>
          <table:table-cell table:formula="of:=[.C27]/7162928.2" office:value-type="float" office:value="0.453234977282056" calcext:value-type="float">
            <text:p>0,453234977282056</text:p>
          </table:table-cell>
          <table:table-cell table:formula="of:=AVERAGE([DATA.F27];[DATA.F72];[DATA.F117];[DATA.F162];[DATA.F207];[DATA.F252];[DATA.F297];[DATA.F342];[DATA.F387];[DATA.F432];[DATA.F477];[DATA.F522])" office:value-type="float" office:value="0.077311" calcext:value-type="float">
            <text:p>0,077311</text:p>
          </table:table-cell>
          <table:table-cell table:formula="of:=AVERAGE([DATA.G27];[DATA.G72];[DATA.G117];[DATA.G162];[DATA.G207];[DATA.G252];[DATA.G297];[DATA.G342];[DATA.G387];[DATA.G432];[DATA.G477];[DATA.G522])" office:value-type="float" office:value="0.00630958333333333" calcext:value-type="float">
            <text:p>0,006309583333333</text:p>
          </table:table-cell>
          <table:table-cell table:formula="of:=AVERAGE([DATA.H27];[DATA.H72];[DATA.H117];[DATA.H162];[DATA.H207];[DATA.H252];[DATA.H297];[DATA.H342];[DATA.H387];[DATA.H432];[DATA.H477];[DATA.H522])" office:value-type="float" office:value="22.4671535" calcext:value-type="float">
            <text:p>22,4671535</text:p>
          </table:table-cell>
          <table:table-cell table:formula="of:=AVERAGE([DATA.I27];[DATA.I72];[DATA.I117];[DATA.I162];[DATA.I207];[DATA.I252];[DATA.I297];[DATA.I342];[DATA.I387];[DATA.I432];[DATA.I477];[DATA.I522])" office:value-type="float" office:value="61.88847575" calcext:value-type="float">
            <text:p>61,88847575</text:p>
          </table:table-cell>
          <table:table-cell table:formula="of:=AVERAGE([DATA.J27];[DATA.J72];[DATA.J117];[DATA.J162];[DATA.J207];[DATA.J252];[DATA.J297];[DATA.J342];[DATA.J387];[DATA.J432];[DATA.J477];[DATA.J522])" office:value-type="float" office:value="0.05844175" calcext:value-type="float">
            <text:p>0,05844175</text:p>
          </table:table-cell>
          <table:table-cell table:formula="of:=AVERAGE([DATA.K27];[DATA.K72];[DATA.K117];[DATA.K162];[DATA.K207];[DATA.K252];[DATA.K297];[DATA.K342];[DATA.K387];[DATA.K432];[DATA.K477];[DATA.K522])" office:value-type="float" office:value="0.003518" calcext:value-type="float">
            <text:p>0,003518</text:p>
          </table:table-cell>
          <table:table-cell table:formula="of:=AVERAGE([DATA.L27];[DATA.L72];[DATA.L117];[DATA.L162];[DATA.L207];[DATA.L252];[DATA.L297];[DATA.L342];[DATA.L387];[DATA.L432];[DATA.L477];[DATA.L522])" office:value-type="float" office:value="24.8109133333333" calcext:value-type="float">
            <text:p>24,8109133333333</text:p>
          </table:table-cell>
          <table:table-cell table:formula="of:=AVERAGE([DATA.M27];[DATA.M72];[DATA.M117];[DATA.M162];[DATA.M207];[DATA.M252];[DATA.M297];[DATA.M342];[DATA.M387];[DATA.M432];[DATA.M477];[DATA.M522])" office:value-type="float" office:value="65.480528" calcext:value-type="float">
            <text:p>65,48052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table:formula="of:=AVERAGE([DATA.D28];[DATA.D73];[DATA.D118];[DATA.D163];[DATA.D208])" office:value-type="float" office:value="4869734.4" calcext:value-type="float">
            <text:p>4869734,4</text:p>
          </table:table-cell>
          <table:table-cell table:formula="of:=[.C28]/7162928.2" office:value-type="float" office:value="0.679852465923084" calcext:value-type="float">
            <text:p>0,679852465923084</text:p>
          </table:table-cell>
          <table:table-cell table:formula="of:=AVERAGE([DATA.F28];[DATA.F73];[DATA.F118];[DATA.F163];[DATA.F208];[DATA.F253];[DATA.F298];[DATA.F343];[DATA.F388];[DATA.F433];[DATA.F478];[DATA.F523])" office:value-type="float" office:value="0.0761689166666667" calcext:value-type="float">
            <text:p>0,076168916666667</text:p>
          </table:table-cell>
          <table:table-cell table:formula="of:=AVERAGE([DATA.G28];[DATA.G73];[DATA.G118];[DATA.G163];[DATA.G208];[DATA.G253];[DATA.G298];[DATA.G343];[DATA.G388];[DATA.G433];[DATA.G478];[DATA.G523])" office:value-type="float" office:value="0.00612475" calcext:value-type="float">
            <text:p>0,00612475</text:p>
          </table:table-cell>
          <table:table-cell table:formula="of:=AVERAGE([DATA.H28];[DATA.H73];[DATA.H118];[DATA.H163];[DATA.H208];[DATA.H253];[DATA.H298];[DATA.H343];[DATA.H388];[DATA.H433];[DATA.H478];[DATA.H523])" office:value-type="float" office:value="22.5960598333333" calcext:value-type="float">
            <text:p>22,5960598333333</text:p>
          </table:table-cell>
          <table:table-cell table:formula="of:=AVERAGE([DATA.I28];[DATA.I73];[DATA.I118];[DATA.I163];[DATA.I208];[DATA.I253];[DATA.I298];[DATA.I343];[DATA.I388];[DATA.I433];[DATA.I478];[DATA.I523])" office:value-type="float" office:value="60.9927621666667" calcext:value-type="float">
            <text:p>60,9927621666667</text:p>
          </table:table-cell>
          <table:table-cell table:formula="of:=AVERAGE([DATA.J28];[DATA.J73];[DATA.J118];[DATA.J163];[DATA.J208];[DATA.J253];[DATA.J298];[DATA.J343];[DATA.J388];[DATA.J433];[DATA.J478];[DATA.J523])" office:value-type="float" office:value="0.0581306666666667" calcext:value-type="float">
            <text:p>0,058130666666667</text:p>
          </table:table-cell>
          <table:table-cell table:formula="of:=AVERAGE([DATA.K28];[DATA.K73];[DATA.K118];[DATA.K163];[DATA.K208];[DATA.K253];[DATA.K298];[DATA.K343];[DATA.K388];[DATA.K433];[DATA.K478];[DATA.K523])" office:value-type="float" office:value="0.00348433333333333" calcext:value-type="float">
            <text:p>0,003484333333333</text:p>
          </table:table-cell>
          <table:table-cell table:formula="of:=AVERAGE([DATA.L28];[DATA.L73];[DATA.L118];[DATA.L163];[DATA.L208];[DATA.L253];[DATA.L298];[DATA.L343];[DATA.L388];[DATA.L433];[DATA.L478];[DATA.L523])" office:value-type="float" office:value="24.8624724166667" calcext:value-type="float">
            <text:p>24,8624724166667</text:p>
          </table:table-cell>
          <table:table-cell table:formula="of:=AVERAGE([DATA.M28];[DATA.M73];[DATA.M118];[DATA.M163];[DATA.M208];[DATA.M253];[DATA.M298];[DATA.M343];[DATA.M388];[DATA.M433];[DATA.M478];[DATA.M523])" office:value-type="float" office:value="64.4323680833333" calcext:value-type="float">
            <text:p>64,43236808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table:formula="of:=AVERAGE([DATA.D29];[DATA.D74];[DATA.D119];[DATA.D164];[DATA.D209])" office:value-type="float" office:value="6492979.2" calcext:value-type="float">
            <text:p>6492979,2</text:p>
          </table:table-cell>
          <table:table-cell table:formula="of:=[.C29]/7162928.2" office:value-type="float" office:value="0.906469954564112" calcext:value-type="float">
            <text:p>0,906469954564112</text:p>
          </table:table-cell>
          <table:table-cell table:formula="of:=AVERAGE([DATA.F29];[DATA.F74];[DATA.F119];[DATA.F164];[DATA.F209];[DATA.F254];[DATA.F299];[DATA.F344];[DATA.F389];[DATA.F434];[DATA.F479];[DATA.F524])" office:value-type="float" office:value="0.0759250833333333" calcext:value-type="float">
            <text:p>0,075925083333333</text:p>
          </table:table-cell>
          <table:table-cell table:formula="of:=AVERAGE([DATA.G29];[DATA.G74];[DATA.G119];[DATA.G164];[DATA.G209];[DATA.G254];[DATA.G299];[DATA.G344];[DATA.G389];[DATA.G434];[DATA.G479];[DATA.G524])" office:value-type="float" office:value="0.00608583333333333" calcext:value-type="float">
            <text:p>0,006085833333333</text:p>
          </table:table-cell>
          <table:table-cell table:formula="of:=AVERAGE([DATA.H29];[DATA.H74];[DATA.H119];[DATA.H164];[DATA.H209];[DATA.H254];[DATA.H299];[DATA.H344];[DATA.H389];[DATA.H434];[DATA.H479];[DATA.H524])" office:value-type="float" office:value="22.6238911666667" calcext:value-type="float">
            <text:p>22,6238911666667</text:p>
          </table:table-cell>
          <table:table-cell table:formula="of:=AVERAGE([DATA.I29];[DATA.I74];[DATA.I119];[DATA.I164];[DATA.I209];[DATA.I254];[DATA.I299];[DATA.I344];[DATA.I389];[DATA.I434];[DATA.I479];[DATA.I524])" office:value-type="float" office:value="61.9340995" calcext:value-type="float">
            <text:p>61,9340995</text:p>
          </table:table-cell>
          <table:table-cell table:formula="of:=AVERAGE([DATA.J29];[DATA.J74];[DATA.J119];[DATA.J164];[DATA.J209];[DATA.J254];[DATA.J299];[DATA.J344];[DATA.J389];[DATA.J434];[DATA.J479];[DATA.J524])" office:value-type="float" office:value="0.05807275" calcext:value-type="float">
            <text:p>0,05807275</text:p>
          </table:table-cell>
          <table:table-cell table:formula="of:=AVERAGE([DATA.K29];[DATA.K74];[DATA.K119];[DATA.K164];[DATA.K209];[DATA.K254];[DATA.K299];[DATA.K344];[DATA.K389];[DATA.K434];[DATA.K479];[DATA.K524])" office:value-type="float" office:value="0.00347825" calcext:value-type="float">
            <text:p>0,00347825</text:p>
          </table:table-cell>
          <table:table-cell table:formula="of:=AVERAGE([DATA.L29];[DATA.L74];[DATA.L119];[DATA.L164];[DATA.L209];[DATA.L254];[DATA.L299];[DATA.L344];[DATA.L389];[DATA.L434];[DATA.L479];[DATA.L524])" office:value-type="float" office:value="24.8722166666667" calcext:value-type="float">
            <text:p>24,8722166666667</text:p>
          </table:table-cell>
          <table:table-cell table:formula="of:=AVERAGE([DATA.M29];[DATA.M74];[DATA.M119];[DATA.M164];[DATA.M209];[DATA.M254];[DATA.M299];[DATA.M344];[DATA.M389];[DATA.M434];[DATA.M479];[DATA.M524])" office:value-type="float" office:value="65.1848083333334" calcext:value-type="float">
            <text:p>65,184808333333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table:formula="of:=AVERAGE([DATA.D30];[DATA.D75];[DATA.D120];[DATA.D165];[DATA.D210])" office:value-type="float" office:value="8116224" calcext:value-type="float">
            <text:p>8116224</text:p>
          </table:table-cell>
          <table:table-cell table:formula="of:=[.C30]/7162928.2" office:value-type="float" office:value="1.13308744320514" calcext:value-type="float">
            <text:p>1,13308744320514</text:p>
          </table:table-cell>
          <table:table-cell table:formula="of:=AVERAGE([DATA.F30];[DATA.F75];[DATA.F120];[DATA.F165];[DATA.F210];[DATA.F255];[DATA.F300];[DATA.F345];[DATA.F390];[DATA.F435];[DATA.F480];[DATA.F525])" office:value-type="float" office:value="0.0758669166666667" calcext:value-type="float">
            <text:p>0,075866916666667</text:p>
          </table:table-cell>
          <table:table-cell table:formula="of:=AVERAGE([DATA.G30];[DATA.G75];[DATA.G120];[DATA.G165];[DATA.G210];[DATA.G255];[DATA.G300];[DATA.G345];[DATA.G390];[DATA.G435];[DATA.G480];[DATA.G525])" office:value-type="float" office:value="0.00607641666666667" calcext:value-type="float">
            <text:p>0,006076416666667</text:p>
          </table:table-cell>
          <table:table-cell table:formula="of:=AVERAGE([DATA.H30];[DATA.H75];[DATA.H120];[DATA.H165];[DATA.H210];[DATA.H255];[DATA.H300];[DATA.H345];[DATA.H390];[DATA.H435];[DATA.H480];[DATA.H525])" office:value-type="float" office:value="22.630535" calcext:value-type="float">
            <text:p>22,630535</text:p>
          </table:table-cell>
          <table:table-cell table:formula="of:=AVERAGE([DATA.I30];[DATA.I75];[DATA.I120];[DATA.I165];[DATA.I210];[DATA.I255];[DATA.I300];[DATA.I345];[DATA.I390];[DATA.I435];[DATA.I480];[DATA.I525])" office:value-type="float" office:value="61.09226275" calcext:value-type="float">
            <text:p>61,09226275</text:p>
          </table:table-cell>
          <table:table-cell table:formula="of:=AVERAGE([DATA.J30];[DATA.J75];[DATA.J120];[DATA.J165];[DATA.J210];[DATA.J255];[DATA.J300];[DATA.J345];[DATA.J390];[DATA.J435];[DATA.J480];[DATA.J525])" office:value-type="float" office:value="0.0580606666666667" calcext:value-type="float">
            <text:p>0,058060666666667</text:p>
          </table:table-cell>
          <table:table-cell table:formula="of:=AVERAGE([DATA.K30];[DATA.K75];[DATA.K120];[DATA.K165];[DATA.K210];[DATA.K255];[DATA.K300];[DATA.K345];[DATA.K390];[DATA.K435];[DATA.K480];[DATA.K525])" office:value-type="float" office:value="0.003477" calcext:value-type="float">
            <text:p>0,003477</text:p>
          </table:table-cell>
          <table:table-cell table:formula="of:=AVERAGE([DATA.L30];[DATA.L75];[DATA.L120];[DATA.L165];[DATA.L210];[DATA.L255];[DATA.L300];[DATA.L345];[DATA.L390];[DATA.L435];[DATA.L480];[DATA.L525])" office:value-type="float" office:value="24.8742998333333" calcext:value-type="float">
            <text:p>24,8742998333333</text:p>
          </table:table-cell>
          <table:table-cell table:formula="of:=AVERAGE([DATA.M30];[DATA.M75];[DATA.M120];[DATA.M165];[DATA.M210];[DATA.M255];[DATA.M300];[DATA.M345];[DATA.M390];[DATA.M435];[DATA.M480];[DATA.M525])" office:value-type="float" office:value="63.4841710833333" calcext:value-type="float">
            <text:p>63,48417108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table:formula="of:=AVERAGE([DATA.D31];[DATA.D76];[DATA.D121];[DATA.D166];[DATA.D211])" office:value-type="float" office:value="3246489.6" calcext:value-type="float">
            <text:p>3246489,6</text:p>
          </table:table-cell>
          <table:table-cell table:formula="of:=[.C31]/7162928.2" office:value-type="float" office:value="0.453234977282056" calcext:value-type="float">
            <text:p>0,453234977282056</text:p>
          </table:table-cell>
          <table:table-cell table:formula="of:=AVERAGE([DATA.F31];[DATA.F76];[DATA.F121];[DATA.F166];[DATA.F211];[DATA.F256];[DATA.F301];[DATA.F346];[DATA.F391];[DATA.F436];[DATA.F481];[DATA.F526])" office:value-type="float" office:value="0.0891115833333333" calcext:value-type="float">
            <text:p>0,089111583333333</text:p>
          </table:table-cell>
          <table:table-cell table:formula="of:=AVERAGE([DATA.G31];[DATA.G76];[DATA.G121];[DATA.G166];[DATA.G211];[DATA.G256];[DATA.G301];[DATA.G346];[DATA.G391];[DATA.G436];[DATA.G481];[DATA.G526])" office:value-type="float" office:value="0.00826775" calcext:value-type="float">
            <text:p>0,00826775</text:p>
          </table:table-cell>
          <table:table-cell table:formula="of:=AVERAGE([DATA.H31];[DATA.H76];[DATA.H121];[DATA.H166];[DATA.H211];[DATA.H256];[DATA.H301];[DATA.H346];[DATA.H391];[DATA.H436];[DATA.H481];[DATA.H526])" office:value-type="float" office:value="21.1743456666667" calcext:value-type="float">
            <text:p>21,1743456666667</text:p>
          </table:table-cell>
          <table:table-cell table:formula="of:=AVERAGE([DATA.I31];[DATA.I76];[DATA.I121];[DATA.I166];[DATA.I211];[DATA.I256];[DATA.I301];[DATA.I346];[DATA.I391];[DATA.I436];[DATA.I481];[DATA.I526])" office:value-type="float" office:value="65.977901" calcext:value-type="float">
            <text:p>65,977901</text:p>
          </table:table-cell>
          <table:table-cell table:formula="of:=AVERAGE([DATA.J31];[DATA.J76];[DATA.J121];[DATA.J166];[DATA.J211];[DATA.J256];[DATA.J301];[DATA.J346];[DATA.J391];[DATA.J436];[DATA.J481];[DATA.J526])" office:value-type="float" office:value="0.070215" calcext:value-type="float">
            <text:p>0,070215</text:p>
          </table:table-cell>
          <table:table-cell table:formula="of:=AVERAGE([DATA.K31];[DATA.K76];[DATA.K121];[DATA.K166];[DATA.K211];[DATA.K256];[DATA.K301];[DATA.K346];[DATA.K391];[DATA.K436];[DATA.K481];[DATA.K526])" office:value-type="float" office:value="0.0050625" calcext:value-type="float">
            <text:p>0,0050625</text:p>
          </table:table-cell>
          <table:table-cell table:formula="of:=AVERAGE([DATA.L31];[DATA.L76];[DATA.L121];[DATA.L166];[DATA.L211];[DATA.L256];[DATA.L301];[DATA.L346];[DATA.L391];[DATA.L436];[DATA.L481];[DATA.L526])" office:value-type="float" office:value="23.2016168333333" calcext:value-type="float">
            <text:p>23,2016168333333</text:p>
          </table:table-cell>
          <table:table-cell table:formula="of:=AVERAGE([DATA.M31];[DATA.M76];[DATA.M121];[DATA.M166];[DATA.M211];[DATA.M256];[DATA.M301];[DATA.M346];[DATA.M391];[DATA.M436];[DATA.M481];[DATA.M526])" office:value-type="float" office:value="67.8170689166667" calcext:value-type="float">
            <text:p>67,81706891666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table:formula="of:=AVERAGE([DATA.D32];[DATA.D77];[DATA.D122];[DATA.D167];[DATA.D212])" office:value-type="float" office:value="4869734.4" calcext:value-type="float">
            <text:p>4869734,4</text:p>
          </table:table-cell>
          <table:table-cell table:formula="of:=[.C32]/7162928.2" office:value-type="float" office:value="0.679852465923084" calcext:value-type="float">
            <text:p>0,679852465923084</text:p>
          </table:table-cell>
          <table:table-cell table:formula="of:=AVERAGE([DATA.F32];[DATA.F77];[DATA.F122];[DATA.F167];[DATA.F212];[DATA.F257];[DATA.F302];[DATA.F347];[DATA.F392];[DATA.F437];[DATA.F482];[DATA.F527])" office:value-type="float" office:value="0.0876589166666667" calcext:value-type="float">
            <text:p>0,087658916666667</text:p>
          </table:table-cell>
          <table:table-cell table:formula="of:=AVERAGE([DATA.G32];[DATA.G77];[DATA.G122];[DATA.G167];[DATA.G212];[DATA.G257];[DATA.G302];[DATA.G347];[DATA.G392];[DATA.G437];[DATA.G482];[DATA.G527])" office:value-type="float" office:value="0.00799983333333333" calcext:value-type="float">
            <text:p>0,007999833333333</text:p>
          </table:table-cell>
          <table:table-cell table:formula="of:=AVERAGE([DATA.H32];[DATA.H77];[DATA.H122];[DATA.H167];[DATA.H212];[DATA.H257];[DATA.H302];[DATA.H347];[DATA.H392];[DATA.H437];[DATA.H482];[DATA.H527])" office:value-type="float" office:value="21.3170175" calcext:value-type="float">
            <text:p>21,3170175</text:p>
          </table:table-cell>
          <table:table-cell table:formula="of:=AVERAGE([DATA.I32];[DATA.I77];[DATA.I122];[DATA.I167];[DATA.I212];[DATA.I257];[DATA.I302];[DATA.I347];[DATA.I392];[DATA.I437];[DATA.I482];[DATA.I527])" office:value-type="float" office:value="62.6435295" calcext:value-type="float">
            <text:p>62,6435295</text:p>
          </table:table-cell>
          <table:table-cell table:formula="of:=AVERAGE([DATA.J32];[DATA.J77];[DATA.J122];[DATA.J167];[DATA.J212];[DATA.J257];[DATA.J302];[DATA.J347];[DATA.J392];[DATA.J437];[DATA.J482];[DATA.J527])" office:value-type="float" office:value="0.0685373333333333" calcext:value-type="float">
            <text:p>0,068537333333333</text:p>
          </table:table-cell>
          <table:table-cell table:formula="of:=AVERAGE([DATA.K32];[DATA.K77];[DATA.K122];[DATA.K167];[DATA.K212];[DATA.K257];[DATA.K302];[DATA.K347];[DATA.K392];[DATA.K437];[DATA.K482];[DATA.K527])" office:value-type="float" office:value="0.00482741666666667" calcext:value-type="float">
            <text:p>0,004827416666667</text:p>
          </table:table-cell>
          <table:table-cell table:formula="of:=AVERAGE([DATA.L32];[DATA.L77];[DATA.L122];[DATA.L167];[DATA.L212];[DATA.L257];[DATA.L302];[DATA.L347];[DATA.L392];[DATA.L437];[DATA.L482];[DATA.L527])" office:value-type="float" office:value="23.4132509166667" calcext:value-type="float">
            <text:p>23,4132509166667</text:p>
          </table:table-cell>
          <table:table-cell table:formula="of:=AVERAGE([DATA.M32];[DATA.M77];[DATA.M122];[DATA.M167];[DATA.M212];[DATA.M257];[DATA.M302];[DATA.M347];[DATA.M392];[DATA.M437];[DATA.M482];[DATA.M527])" office:value-type="float" office:value="66.7878579166667" calcext:value-type="float">
            <text:p>66,78785791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table:formula="of:=AVERAGE([DATA.D33];[DATA.D78];[DATA.D123];[DATA.D168];[DATA.D213])" office:value-type="float" office:value="6492979.2" calcext:value-type="float">
            <text:p>6492979,2</text:p>
          </table:table-cell>
          <table:table-cell table:formula="of:=[.C33]/7162928.2" office:value-type="float" office:value="0.906469954564112" calcext:value-type="float">
            <text:p>0,906469954564112</text:p>
          </table:table-cell>
          <table:table-cell table:formula="of:=AVERAGE([DATA.F33];[DATA.F78];[DATA.F123];[DATA.F168];[DATA.F213];[DATA.F258];[DATA.F303];[DATA.F348];[DATA.F393];[DATA.F438];[DATA.F483];[DATA.F528])" office:value-type="float" office:value="0.0873616666666667" calcext:value-type="float">
            <text:p>0,087361666666667</text:p>
          </table:table-cell>
          <table:table-cell table:formula="of:=AVERAGE([DATA.G33];[DATA.G78];[DATA.G123];[DATA.G168];[DATA.G213];[DATA.G258];[DATA.G303];[DATA.G348];[DATA.G393];[DATA.G438];[DATA.G483];[DATA.G528])" office:value-type="float" office:value="0.00794691666666667" calcext:value-type="float">
            <text:p>0,007946916666667</text:p>
          </table:table-cell>
          <table:table-cell table:formula="of:=AVERAGE([DATA.H33];[DATA.H78];[DATA.H123];[DATA.H168];[DATA.H213];[DATA.H258];[DATA.H303];[DATA.H348];[DATA.H393];[DATA.H438];[DATA.H483];[DATA.H528])" office:value-type="float" office:value="21.3471515833333" calcext:value-type="float">
            <text:p>21,3471515833333</text:p>
          </table:table-cell>
          <table:table-cell table:formula="of:=AVERAGE([DATA.I33];[DATA.I78];[DATA.I123];[DATA.I168];[DATA.I213];[DATA.I258];[DATA.I303];[DATA.I348];[DATA.I393];[DATA.I438];[DATA.I483];[DATA.I528])" office:value-type="float" office:value="63.15582175" calcext:value-type="float">
            <text:p>63,15582175</text:p>
          </table:table-cell>
          <table:table-cell table:formula="of:=AVERAGE([DATA.J33];[DATA.J78];[DATA.J123];[DATA.J168];[DATA.J213];[DATA.J258];[DATA.J303];[DATA.J348];[DATA.J393];[DATA.J438];[DATA.J483];[DATA.J528])" office:value-type="float" office:value="0.0686095" calcext:value-type="float">
            <text:p>0,0686095</text:p>
          </table:table-cell>
          <table:table-cell table:formula="of:=AVERAGE([DATA.K33];[DATA.K78];[DATA.K123];[DATA.K168];[DATA.K213];[DATA.K258];[DATA.K303];[DATA.K348];[DATA.K393];[DATA.K438];[DATA.K483];[DATA.K528])" office:value-type="float" office:value="0.00483733333333333" calcext:value-type="float">
            <text:p>0,004837333333333</text:p>
          </table:table-cell>
          <table:table-cell table:formula="of:=AVERAGE([DATA.L33];[DATA.L78];[DATA.L123];[DATA.L168];[DATA.L213];[DATA.L258];[DATA.L303];[DATA.L348];[DATA.L393];[DATA.L438];[DATA.L483];[DATA.L528])" office:value-type="float" office:value="23.4036348333333" calcext:value-type="float">
            <text:p>23,4036348333333</text:p>
          </table:table-cell>
          <table:table-cell table:formula="of:=AVERAGE([DATA.M33];[DATA.M78];[DATA.M123];[DATA.M168];[DATA.M213];[DATA.M258];[DATA.M303];[DATA.M348];[DATA.M393];[DATA.M438];[DATA.M483];[DATA.M528])" office:value-type="float" office:value="68.4644295" calcext:value-type="float">
            <text:p>68,464429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table:formula="of:=AVERAGE([DATA.D34];[DATA.D79];[DATA.D124];[DATA.D169];[DATA.D214])" office:value-type="float" office:value="8116224" calcext:value-type="float">
            <text:p>8116224</text:p>
          </table:table-cell>
          <table:table-cell table:formula="of:=[.C34]/7162928.2" office:value-type="float" office:value="1.13308744320514" calcext:value-type="float">
            <text:p>1,13308744320514</text:p>
          </table:table-cell>
          <table:table-cell table:formula="of:=AVERAGE([DATA.F34];[DATA.F79];[DATA.F124];[DATA.F169];[DATA.F214];[DATA.F259];[DATA.F304];[DATA.F349];[DATA.F394];[DATA.F439];[DATA.F484];[DATA.F529])" office:value-type="float" office:value="0.0872930833333333" calcext:value-type="float">
            <text:p>0,087293083333333</text:p>
          </table:table-cell>
          <table:table-cell table:formula="of:=AVERAGE([DATA.G34];[DATA.G79];[DATA.G124];[DATA.G169];[DATA.G214];[DATA.G259];[DATA.G304];[DATA.G349];[DATA.G394];[DATA.G439];[DATA.G484];[DATA.G529])" office:value-type="float" office:value="0.00793475" calcext:value-type="float">
            <text:p>0,00793475</text:p>
          </table:table-cell>
          <table:table-cell table:formula="of:=AVERAGE([DATA.H34];[DATA.H79];[DATA.H124];[DATA.H169];[DATA.H214];[DATA.H259];[DATA.H304];[DATA.H349];[DATA.H394];[DATA.H439];[DATA.H484];[DATA.H529])" office:value-type="float" office:value="21.3541874166667" calcext:value-type="float">
            <text:p>21,3541874166667</text:p>
          </table:table-cell>
          <table:table-cell table:formula="of:=AVERAGE([DATA.I34];[DATA.I79];[DATA.I124];[DATA.I169];[DATA.I214];[DATA.I259];[DATA.I304];[DATA.I349];[DATA.I394];[DATA.I439];[DATA.I484];[DATA.I529])" office:value-type="float" office:value="63.3870178333333" calcext:value-type="float">
            <text:p>63,3870178333333</text:p>
          </table:table-cell>
          <table:table-cell table:formula="of:=AVERAGE([DATA.J34];[DATA.J79];[DATA.J124];[DATA.J169];[DATA.J214];[DATA.J259];[DATA.J304];[DATA.J349];[DATA.J394];[DATA.J439];[DATA.J484];[DATA.J529])" office:value-type="float" office:value="0.0685643333333333" calcext:value-type="float">
            <text:p>0,068564333333333</text:p>
          </table:table-cell>
          <table:table-cell table:formula="of:=AVERAGE([DATA.K34];[DATA.K79];[DATA.K124];[DATA.K169];[DATA.K214];[DATA.K259];[DATA.K304];[DATA.K349];[DATA.K394];[DATA.K439];[DATA.K484];[DATA.K529])" office:value-type="float" office:value="0.00483008333333333" calcext:value-type="float">
            <text:p>0,004830083333333</text:p>
          </table:table-cell>
          <table:table-cell table:formula="of:=AVERAGE([DATA.L34];[DATA.L79];[DATA.L124];[DATA.L169];[DATA.L214];[DATA.L259];[DATA.L304];[DATA.L349];[DATA.L394];[DATA.L439];[DATA.L484];[DATA.L529])" office:value-type="float" office:value="23.4087235833333" calcext:value-type="float">
            <text:p>23,4087235833333</text:p>
          </table:table-cell>
          <table:table-cell table:formula="of:=AVERAGE([DATA.M34];[DATA.M79];[DATA.M124];[DATA.M169];[DATA.M214];[DATA.M259];[DATA.M304];[DATA.M349];[DATA.M394];[DATA.M439];[DATA.M484];[DATA.M529])" office:value-type="float" office:value="67.6886870833333" calcext:value-type="float">
            <text:p>67,68868708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table:formula="of:=AVERAGE([DATA.D35];[DATA.D80];[DATA.D125];[DATA.D170];[DATA.D215])" office:value-type="float" office:value="3246489.6" calcext:value-type="float">
            <text:p>3246489,6</text:p>
          </table:table-cell>
          <table:table-cell table:formula="of:=[.C35]/7162928.2" office:value-type="float" office:value="0.453234977282056" calcext:value-type="float">
            <text:p>0,453234977282056</text:p>
          </table:table-cell>
          <table:table-cell table:formula="of:=AVERAGE([DATA.F35];[DATA.F80];[DATA.F125];[DATA.F170];[DATA.F215];[DATA.F260];[DATA.F305];[DATA.F350];[DATA.F395];[DATA.F440];[DATA.F485];[DATA.F530])" office:value-type="float" office:value="0.150021916666667" calcext:value-type="float">
            <text:p>0,150021916666667</text:p>
          </table:table-cell>
          <table:table-cell table:formula="of:=AVERAGE([DATA.G35];[DATA.G80];[DATA.G125];[DATA.G170];[DATA.G215];[DATA.G260];[DATA.G305];[DATA.G350];[DATA.G395];[DATA.G440];[DATA.G485];[DATA.G530])" office:value-type="float" office:value="0.0234579166666667" calcext:value-type="float">
            <text:p>0,023457916666667</text:p>
          </table:table-cell>
          <table:table-cell table:formula="of:=AVERAGE([DATA.H35];[DATA.H80];[DATA.H125];[DATA.H170];[DATA.H215];[DATA.H260];[DATA.H305];[DATA.H350];[DATA.H395];[DATA.H440];[DATA.H485];[DATA.H530])" office:value-type="float" office:value="16.6591224166667" calcext:value-type="float">
            <text:p>16,6591224166667</text:p>
          </table:table-cell>
          <table:table-cell table:formula="of:=AVERAGE([DATA.I35];[DATA.I80];[DATA.I125];[DATA.I170];[DATA.I215];[DATA.I260];[DATA.I305];[DATA.I350];[DATA.I395];[DATA.I440];[DATA.I485];[DATA.I530])" office:value-type="float" office:value="88.864585" calcext:value-type="float">
            <text:p>88,864585</text:p>
          </table:table-cell>
          <table:table-cell table:formula="of:=AVERAGE([DATA.J35];[DATA.J80];[DATA.J125];[DATA.J170];[DATA.J215];[DATA.J260];[DATA.J305];[DATA.J350];[DATA.J395];[DATA.J440];[DATA.J485];[DATA.J530])" office:value-type="float" office:value="0.09083" calcext:value-type="float">
            <text:p>0,09083</text:p>
          </table:table-cell>
          <table:table-cell table:formula="of:=AVERAGE([DATA.K35];[DATA.K80];[DATA.K125];[DATA.K170];[DATA.K215];[DATA.K260];[DATA.K305];[DATA.K350];[DATA.K395];[DATA.K440];[DATA.K485];[DATA.K530])" office:value-type="float" office:value="0.00844966666666667" calcext:value-type="float">
            <text:p>0,008449666666667</text:p>
          </table:table-cell>
          <table:table-cell table:formula="of:=AVERAGE([DATA.L35];[DATA.L80];[DATA.L125];[DATA.L170];[DATA.L215];[DATA.L260];[DATA.L305];[DATA.L350];[DATA.L395];[DATA.L440];[DATA.L485];[DATA.L530])" office:value-type="float" office:value="20.9493946666667" calcext:value-type="float">
            <text:p>20,9493946666667</text:p>
          </table:table-cell>
          <table:table-cell table:formula="of:=AVERAGE([DATA.M35];[DATA.M80];[DATA.M125];[DATA.M170];[DATA.M215];[DATA.M260];[DATA.M305];[DATA.M350];[DATA.M395];[DATA.M440];[DATA.M485];[DATA.M530])" office:value-type="float" office:value="86.4680806666667" calcext:value-type="float">
            <text:p>86,46808066666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table:formula="of:=AVERAGE([DATA.D36];[DATA.D81];[DATA.D126];[DATA.D171];[DATA.D216])" office:value-type="float" office:value="4869734.4" calcext:value-type="float">
            <text:p>4869734,4</text:p>
          </table:table-cell>
          <table:table-cell table:formula="of:=[.C36]/7162928.2" office:value-type="float" office:value="0.679852465923084" calcext:value-type="float">
            <text:p>0,679852465923084</text:p>
          </table:table-cell>
          <table:table-cell table:formula="of:=AVERAGE([DATA.F36];[DATA.F81];[DATA.F126];[DATA.F171];[DATA.F216];[DATA.F261];[DATA.F306];[DATA.F351];[DATA.F396];[DATA.F441];[DATA.F486];[DATA.F531])" office:value-type="float" office:value="0.215241666666667" calcext:value-type="float">
            <text:p>0,215241666666667</text:p>
          </table:table-cell>
          <table:table-cell table:formula="of:=AVERAGE([DATA.G36];[DATA.G81];[DATA.G126];[DATA.G171];[DATA.G216];[DATA.G261];[DATA.G306];[DATA.G351];[DATA.G396];[DATA.G441];[DATA.G486];[DATA.G531])" office:value-type="float" office:value="0.04766875" calcext:value-type="float">
            <text:p>0,04766875</text:p>
          </table:table-cell>
          <table:table-cell table:formula="of:=AVERAGE([DATA.H36];[DATA.H81];[DATA.H126];[DATA.H171];[DATA.H216];[DATA.H261];[DATA.H306];[DATA.H351];[DATA.H396];[DATA.H441];[DATA.H486];[DATA.H531])" office:value-type="float" office:value="13.48051825" calcext:value-type="float">
            <text:p>13,48051825</text:p>
          </table:table-cell>
          <table:table-cell table:formula="of:=AVERAGE([DATA.I36];[DATA.I81];[DATA.I126];[DATA.I171];[DATA.I216];[DATA.I261];[DATA.I306];[DATA.I351];[DATA.I396];[DATA.I441];[DATA.I486];[DATA.I531])" office:value-type="float" office:value="105.165202583333" calcext:value-type="float">
            <text:p>105,165202583333</text:p>
          </table:table-cell>
          <table:table-cell table:formula="of:=AVERAGE([DATA.J36];[DATA.J81];[DATA.J126];[DATA.J171];[DATA.J216];[DATA.J261];[DATA.J306];[DATA.J351];[DATA.J396];[DATA.J441];[DATA.J486];[DATA.J531])" office:value-type="float" office:value="0.11918725" calcext:value-type="float">
            <text:p>0,11918725</text:p>
          </table:table-cell>
          <table:table-cell table:formula="of:=AVERAGE([DATA.K36];[DATA.K81];[DATA.K126];[DATA.K171];[DATA.K216];[DATA.K261];[DATA.K306];[DATA.K351];[DATA.K396];[DATA.K441];[DATA.K486];[DATA.K531])" office:value-type="float" office:value="0.0145569166666667" calcext:value-type="float">
            <text:p>0,014556916666667</text:p>
          </table:table-cell>
          <table:table-cell table:formula="of:=AVERAGE([DATA.L36];[DATA.L81];[DATA.L126];[DATA.L171];[DATA.L216];[DATA.L261];[DATA.L306];[DATA.L351];[DATA.L396];[DATA.L441];[DATA.L486];[DATA.L531])" office:value-type="float" office:value="18.5860709166667" calcext:value-type="float">
            <text:p>18,5860709166667</text:p>
          </table:table-cell>
          <table:table-cell table:formula="of:=AVERAGE([DATA.M36];[DATA.M81];[DATA.M126];[DATA.M171];[DATA.M216];[DATA.M261];[DATA.M306];[DATA.M351];[DATA.M396];[DATA.M441];[DATA.M486];[DATA.M531])" office:value-type="float" office:value="100.345846666667" calcext:value-type="float">
            <text:p>100,34584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table:formula="of:=AVERAGE([DATA.D37];[DATA.D82];[DATA.D127];[DATA.D172];[DATA.D217])" office:value-type="float" office:value="6492979.2" calcext:value-type="float">
            <text:p>6492979,2</text:p>
          </table:table-cell>
          <table:table-cell table:formula="of:=[.C37]/7162928.2" office:value-type="float" office:value="0.906469954564112" calcext:value-type="float">
            <text:p>0,906469954564112</text:p>
          </table:table-cell>
          <table:table-cell table:formula="of:=AVERAGE([DATA.F37];[DATA.F82];[DATA.F127];[DATA.F172];[DATA.F217];[DATA.F262];[DATA.F307];[DATA.F352];[DATA.F397];[DATA.F442];[DATA.F487];[DATA.F532])" office:value-type="float" office:value="0.272496583333333" calcext:value-type="float">
            <text:p>0,272496583333333</text:p>
          </table:table-cell>
          <table:table-cell table:formula="of:=AVERAGE([DATA.G37];[DATA.G82];[DATA.G127];[DATA.G172];[DATA.G217];[DATA.G262];[DATA.G307];[DATA.G352];[DATA.G397];[DATA.G442];[DATA.G487];[DATA.G532])" office:value-type="float" office:value="0.07668725" calcext:value-type="float">
            <text:p>0,07668725</text:p>
          </table:table-cell>
          <table:table-cell table:formula="of:=AVERAGE([DATA.H37];[DATA.H82];[DATA.H127];[DATA.H172];[DATA.H217];[DATA.H262];[DATA.H307];[DATA.H352];[DATA.H397];[DATA.H442];[DATA.H487];[DATA.H532])" office:value-type="float" office:value="11.4500414166667" calcext:value-type="float">
            <text:p>11,4500414166667</text:p>
          </table:table-cell>
          <table:table-cell table:formula="of:=AVERAGE([DATA.I37];[DATA.I82];[DATA.I127];[DATA.I172];[DATA.I217];[DATA.I262];[DATA.I307];[DATA.I352];[DATA.I397];[DATA.I442];[DATA.I487];[DATA.I532])" office:value-type="float" office:value="121.03246175" calcext:value-type="float">
            <text:p>121,03246175</text:p>
          </table:table-cell>
          <table:table-cell table:formula="of:=AVERAGE([DATA.J37];[DATA.J82];[DATA.J127];[DATA.J172];[DATA.J217];[DATA.J262];[DATA.J307];[DATA.J352];[DATA.J397];[DATA.J442];[DATA.J487];[DATA.J532])" office:value-type="float" office:value="0.144792333333333" calcext:value-type="float">
            <text:p>0,144792333333333</text:p>
          </table:table-cell>
          <table:table-cell table:formula="of:=AVERAGE([DATA.K37];[DATA.K82];[DATA.K127];[DATA.K172];[DATA.K217];[DATA.K262];[DATA.K307];[DATA.K352];[DATA.K397];[DATA.K442];[DATA.K487];[DATA.K532])" office:value-type="float" office:value="0.0215616666666667" calcext:value-type="float">
            <text:p>0,021561666666667</text:p>
          </table:table-cell>
          <table:table-cell table:formula="of:=AVERAGE([DATA.L37];[DATA.L82];[DATA.L127];[DATA.L172];[DATA.L217];[DATA.L262];[DATA.L307];[DATA.L352];[DATA.L397];[DATA.L442];[DATA.L487];[DATA.L532])" office:value-type="float" office:value="16.9130011666667" calcext:value-type="float">
            <text:p>16,9130011666667</text:p>
          </table:table-cell>
          <table:table-cell table:formula="of:=AVERAGE([DATA.M37];[DATA.M82];[DATA.M127];[DATA.M172];[DATA.M217];[DATA.M262];[DATA.M307];[DATA.M352];[DATA.M397];[DATA.M442];[DATA.M487];[DATA.M532])" office:value-type="float" office:value="120.4064215" calcext:value-type="float">
            <text:p>120,40642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table:formula="of:=AVERAGE([DATA.D38];[DATA.D83];[DATA.D128];[DATA.D173];[DATA.D218])" office:value-type="float" office:value="8116224" calcext:value-type="float">
            <text:p>8116224</text:p>
          </table:table-cell>
          <table:table-cell table:formula="of:=[.C38]/7162928.2" office:value-type="float" office:value="1.13308744320514" calcext:value-type="float">
            <text:p>1,13308744320514</text:p>
          </table:table-cell>
          <table:table-cell table:formula="of:=AVERAGE([DATA.F38];[DATA.F83];[DATA.F128];[DATA.F173];[DATA.F218];[DATA.F263];[DATA.F308];[DATA.F353];[DATA.F398];[DATA.F443];[DATA.F488];[DATA.F533])" office:value-type="float" office:value="0.312345916666667" calcext:value-type="float">
            <text:p>0,312345916666667</text:p>
          </table:table-cell>
          <table:table-cell table:formula="of:=AVERAGE([DATA.G38];[DATA.G83];[DATA.G128];[DATA.G173];[DATA.G218];[DATA.G263];[DATA.G308];[DATA.G353];[DATA.G398];[DATA.G443];[DATA.G488];[DATA.G533])" office:value-type="float" office:value="0.0998865833333333" calcext:value-type="float">
            <text:p>0,099886583333333</text:p>
          </table:table-cell>
          <table:table-cell table:formula="of:=AVERAGE([DATA.H38];[DATA.H83];[DATA.H128];[DATA.H173];[DATA.H218];[DATA.H263];[DATA.H308];[DATA.H353];[DATA.H398];[DATA.H443];[DATA.H488];[DATA.H533])" office:value-type="float" office:value="10.2204729166667" calcext:value-type="float">
            <text:p>10,2204729166667</text:p>
          </table:table-cell>
          <table:table-cell table:formula="of:=AVERAGE([DATA.I38];[DATA.I83];[DATA.I128];[DATA.I173];[DATA.I218];[DATA.I263];[DATA.I308];[DATA.I353];[DATA.I398];[DATA.I443];[DATA.I488];[DATA.I533])" office:value-type="float" office:value="140.663762333333" calcext:value-type="float">
            <text:p>140,663762333333</text:p>
          </table:table-cell>
          <table:table-cell table:formula="of:=AVERAGE([DATA.J38];[DATA.J83];[DATA.J128];[DATA.J173];[DATA.J218];[DATA.J263];[DATA.J308];[DATA.J353];[DATA.J398];[DATA.J443];[DATA.J488];[DATA.J533])" office:value-type="float" office:value="0.167948666666667" calcext:value-type="float">
            <text:p>0,167948666666667</text:p>
          </table:table-cell>
          <table:table-cell table:formula="of:=AVERAGE([DATA.K38];[DATA.K83];[DATA.K128];[DATA.K173];[DATA.K218];[DATA.K263];[DATA.K308];[DATA.K353];[DATA.K398];[DATA.K443];[DATA.K488];[DATA.K533])" office:value-type="float" office:value="0.0289091666666667" calcext:value-type="float">
            <text:p>0,028909166666667</text:p>
          </table:table-cell>
          <table:table-cell table:formula="of:=AVERAGE([DATA.L38];[DATA.L83];[DATA.L128];[DATA.L173];[DATA.L218];[DATA.L263];[DATA.L308];[DATA.L353];[DATA.L398];[DATA.L443];[DATA.L488];[DATA.L533])" office:value-type="float" office:value="15.6113806666667" calcext:value-type="float">
            <text:p>15,6113806666667</text:p>
          </table:table-cell>
          <table:table-cell table:formula="of:=AVERAGE([DATA.M38];[DATA.M83];[DATA.M128];[DATA.M173];[DATA.M218];[DATA.M263];[DATA.M308];[DATA.M353];[DATA.M398];[DATA.M443];[DATA.M488];[DATA.M533])" office:value-type="float" office:value="138.461362833333" calcext:value-type="float">
            <text:p>138,4613628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table:formula="of:=AVERAGE([DATA.D39];[DATA.D84];[DATA.D129];[DATA.D174];[DATA.D219])" office:value-type="float" office:value="3246489.6" calcext:value-type="float">
            <text:p>3246489,6</text:p>
          </table:table-cell>
          <table:table-cell table:formula="of:=[.C39]/7162928.2" office:value-type="float" office:value="0.453234977282056" calcext:value-type="float">
            <text:p>0,453234977282056</text:p>
          </table:table-cell>
          <table:table-cell table:formula="of:=AVERAGE([DATA.F39];[DATA.F84];[DATA.F129];[DATA.F174];[DATA.F219];[DATA.F264];[DATA.F309];[DATA.F354];[DATA.F399];[DATA.F444];[DATA.F489];[DATA.F534])" office:value-type="float" office:value="0.307998333333333" calcext:value-type="float">
            <text:p>0,307998333333333</text:p>
          </table:table-cell>
          <table:table-cell table:formula="of:=AVERAGE([DATA.G39];[DATA.G84];[DATA.G129];[DATA.G174];[DATA.G219];[DATA.G264];[DATA.G309];[DATA.G354];[DATA.G399];[DATA.G444];[DATA.G489];[DATA.G534])" office:value-type="float" office:value="0.0968425833333333" calcext:value-type="float">
            <text:p>0,096842583333333</text:p>
          </table:table-cell>
          <table:table-cell table:formula="of:=AVERAGE([DATA.H39];[DATA.H84];[DATA.H129];[DATA.H174];[DATA.H219];[DATA.H264];[DATA.H309];[DATA.H354];[DATA.H399];[DATA.H444];[DATA.H489];[DATA.H534])" office:value-type="float" office:value="10.32733425" calcext:value-type="float">
            <text:p>10,32733425</text:p>
          </table:table-cell>
          <table:table-cell table:formula="of:=AVERAGE([DATA.I39];[DATA.I84];[DATA.I129];[DATA.I174];[DATA.I219];[DATA.I264];[DATA.I309];[DATA.I354];[DATA.I399];[DATA.I444];[DATA.I489];[DATA.I534])" office:value-type="float" office:value="145.731696416667" calcext:value-type="float">
            <text:p>145,731696416667</text:p>
          </table:table-cell>
          <table:table-cell table:formula="of:=AVERAGE([DATA.J39];[DATA.J84];[DATA.J129];[DATA.J174];[DATA.J219];[DATA.J264];[DATA.J309];[DATA.J354];[DATA.J399];[DATA.J444];[DATA.J489];[DATA.J534])" office:value-type="float" office:value="0.166462" calcext:value-type="float">
            <text:p>0,166462</text:p>
          </table:table-cell>
          <table:table-cell table:formula="of:=AVERAGE([DATA.K39];[DATA.K84];[DATA.K129];[DATA.K174];[DATA.K219];[DATA.K264];[DATA.K309];[DATA.K354];[DATA.K399];[DATA.K444];[DATA.K489];[DATA.K534])" office:value-type="float" office:value="0.0284808333333333" calcext:value-type="float">
            <text:p>0,028480833333333</text:p>
          </table:table-cell>
          <table:table-cell table:formula="of:=AVERAGE([DATA.L39];[DATA.L84];[DATA.L129];[DATA.L174];[DATA.L219];[DATA.L264];[DATA.L309];[DATA.L354];[DATA.L399];[DATA.L444];[DATA.L489];[DATA.L534])" office:value-type="float" office:value="15.70546075" calcext:value-type="float">
            <text:p>15,70546075</text:p>
          </table:table-cell>
          <table:table-cell table:formula="of:=AVERAGE([DATA.M39];[DATA.M84];[DATA.M129];[DATA.M174];[DATA.M219];[DATA.M264];[DATA.M309];[DATA.M354];[DATA.M399];[DATA.M444];[DATA.M489];[DATA.M534])" office:value-type="float" office:value="137.10435375" calcext:value-type="float">
            <text:p>137,104353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table:formula="of:=AVERAGE([DATA.D40];[DATA.D85];[DATA.D130];[DATA.D175];[DATA.D220])" office:value-type="float" office:value="4869734.4" calcext:value-type="float">
            <text:p>4869734,4</text:p>
          </table:table-cell>
          <table:table-cell table:formula="of:=[.C40]/7162928.2" office:value-type="float" office:value="0.679852465923084" calcext:value-type="float">
            <text:p>0,679852465923084</text:p>
          </table:table-cell>
          <table:table-cell table:formula="of:=AVERAGE([DATA.F40];[DATA.F85];[DATA.F130];[DATA.F175];[DATA.F220];[DATA.F265];[DATA.F310];[DATA.F355];[DATA.F400];[DATA.F445];[DATA.F490];[DATA.F535])" office:value-type="float" office:value="0.30691875" calcext:value-type="float">
            <text:p>0,30691875</text:p>
          </table:table-cell>
          <table:table-cell table:formula="of:=AVERAGE([DATA.G40];[DATA.G85];[DATA.G130];[DATA.G175];[DATA.G220];[DATA.G265];[DATA.G310];[DATA.G355];[DATA.G400];[DATA.G445];[DATA.G490];[DATA.G535])" office:value-type="float" office:value="0.0961165" calcext:value-type="float">
            <text:p>0,0961165</text:p>
          </table:table-cell>
          <table:table-cell table:formula="of:=AVERAGE([DATA.H40];[DATA.H85];[DATA.H130];[DATA.H175];[DATA.H220];[DATA.H265];[DATA.H310];[DATA.H355];[DATA.H400];[DATA.H445];[DATA.H490];[DATA.H535])" office:value-type="float" office:value="10.35577125" calcext:value-type="float">
            <text:p>10,35577125</text:p>
          </table:table-cell>
          <table:table-cell table:formula="of:=AVERAGE([DATA.I40];[DATA.I85];[DATA.I130];[DATA.I175];[DATA.I220];[DATA.I265];[DATA.I310];[DATA.I355];[DATA.I400];[DATA.I445];[DATA.I490];[DATA.I535])" office:value-type="float" office:value="144.175030583333" calcext:value-type="float">
            <text:p>144,175030583333</text:p>
          </table:table-cell>
          <table:table-cell table:formula="of:=AVERAGE([DATA.J40];[DATA.J85];[DATA.J130];[DATA.J175];[DATA.J220];[DATA.J265];[DATA.J310];[DATA.J355];[DATA.J400];[DATA.J445];[DATA.J490];[DATA.J535])" office:value-type="float" office:value="0.165787916666667" calcext:value-type="float">
            <text:p>0,165787916666667</text:p>
          </table:table-cell>
          <table:table-cell table:formula="of:=AVERAGE([DATA.K40];[DATA.K85];[DATA.K130];[DATA.K175];[DATA.K220];[DATA.K265];[DATA.K310];[DATA.K355];[DATA.K400];[DATA.K445];[DATA.K490];[DATA.K535])" office:value-type="float" office:value="0.0282421666666667" calcext:value-type="float">
            <text:p>0,028242166666667</text:p>
          </table:table-cell>
          <table:table-cell table:formula="of:=AVERAGE([DATA.L40];[DATA.L85];[DATA.L130];[DATA.L175];[DATA.L220];[DATA.L265];[DATA.L310];[DATA.L355];[DATA.L400];[DATA.L445];[DATA.L490];[DATA.L535])" office:value-type="float" office:value="15.7389279166667" calcext:value-type="float">
            <text:p>15,7389279166667</text:p>
          </table:table-cell>
          <table:table-cell table:formula="of:=AVERAGE([DATA.M40];[DATA.M85];[DATA.M130];[DATA.M175];[DATA.M220];[DATA.M265];[DATA.M310];[DATA.M355];[DATA.M400];[DATA.M445];[DATA.M490];[DATA.M535])" office:value-type="float" office:value="137.36299175" calcext:value-type="float">
            <text:p>137,362991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table:formula="of:=AVERAGE([DATA.D41];[DATA.D86];[DATA.D131];[DATA.D176];[DATA.D221])" office:value-type="float" office:value="6492979.2" calcext:value-type="float">
            <text:p>6492979,2</text:p>
          </table:table-cell>
          <table:table-cell table:formula="of:=[.C41]/7162928.2" office:value-type="float" office:value="0.906469954564112" calcext:value-type="float">
            <text:p>0,906469954564112</text:p>
          </table:table-cell>
          <table:table-cell table:formula="of:=AVERAGE([DATA.F41];[DATA.F86];[DATA.F131];[DATA.F176];[DATA.F221];[DATA.F266];[DATA.F311];[DATA.F356];[DATA.F401];[DATA.F446];[DATA.F491];[DATA.F536])" office:value-type="float" office:value="0.306436583333333" calcext:value-type="float">
            <text:p>0,306436583333333</text:p>
          </table:table-cell>
          <table:table-cell table:formula="of:=AVERAGE([DATA.G41];[DATA.G86];[DATA.G131];[DATA.G176];[DATA.G221];[DATA.G266];[DATA.G311];[DATA.G356];[DATA.G401];[DATA.G446];[DATA.G491];[DATA.G536])" office:value-type="float" office:value="0.0957866666666667" calcext:value-type="float">
            <text:p>0,095786666666667</text:p>
          </table:table-cell>
          <table:table-cell table:formula="of:=AVERAGE([DATA.H41];[DATA.H86];[DATA.H131];[DATA.H176];[DATA.H221];[DATA.H266];[DATA.H311];[DATA.H356];[DATA.H401];[DATA.H446];[DATA.H491];[DATA.H536])" office:value-type="float" office:value="10.3680674166667" calcext:value-type="float">
            <text:p>10,3680674166667</text:p>
          </table:table-cell>
          <table:table-cell table:formula="of:=AVERAGE([DATA.I41];[DATA.I86];[DATA.I131];[DATA.I176];[DATA.I221];[DATA.I266];[DATA.I311];[DATA.I356];[DATA.I401];[DATA.I446];[DATA.I491];[DATA.I536])" office:value-type="float" office:value="147.7603015" calcext:value-type="float">
            <text:p>147,7603015</text:p>
          </table:table-cell>
          <table:table-cell table:formula="of:=AVERAGE([DATA.J41];[DATA.J86];[DATA.J131];[DATA.J176];[DATA.J221];[DATA.J266];[DATA.J311];[DATA.J356];[DATA.J401];[DATA.J446];[DATA.J491];[DATA.J536])" office:value-type="float" office:value="0.165569583333333" calcext:value-type="float">
            <text:p>0,165569583333333</text:p>
          </table:table-cell>
          <table:table-cell table:formula="of:=AVERAGE([DATA.K41];[DATA.K86];[DATA.K131];[DATA.K176];[DATA.K221];[DATA.K266];[DATA.K311];[DATA.K356];[DATA.K401];[DATA.K446];[DATA.K491];[DATA.K536])" office:value-type="float" office:value="0.0281655833333333" calcext:value-type="float">
            <text:p>0,028165583333333</text:p>
          </table:table-cell>
          <table:table-cell table:formula="of:=AVERAGE([DATA.L41];[DATA.L86];[DATA.L131];[DATA.L176];[DATA.L221];[DATA.L266];[DATA.L311];[DATA.L356];[DATA.L401];[DATA.L446];[DATA.L491];[DATA.L536])" office:value-type="float" office:value="15.7499218333333" calcext:value-type="float">
            <text:p>15,7499218333333</text:p>
          </table:table-cell>
          <table:table-cell table:formula="of:=AVERAGE([DATA.M41];[DATA.M86];[DATA.M131];[DATA.M176];[DATA.M221];[DATA.M266];[DATA.M311];[DATA.M356];[DATA.M401];[DATA.M446];[DATA.M491];[DATA.M536])" office:value-type="float" office:value="140.286112083333" calcext:value-type="float">
            <text:p>140,2861120833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table:formula="of:=AVERAGE([DATA.D42];[DATA.D87];[DATA.D132];[DATA.D177];[DATA.D222])" office:value-type="float" office:value="8116224" calcext:value-type="float">
            <text:p>8116224</text:p>
          </table:table-cell>
          <table:table-cell table:formula="of:=[.C42]/7162928.2" office:value-type="float" office:value="1.13308744320514" calcext:value-type="float">
            <text:p>1,13308744320514</text:p>
          </table:table-cell>
          <table:table-cell table:formula="of:=AVERAGE([DATA.F42];[DATA.F87];[DATA.F132];[DATA.F177];[DATA.F222];[DATA.F267];[DATA.F312];[DATA.F357];[DATA.F402];[DATA.F447];[DATA.F492];[DATA.F537])" office:value-type="float" office:value="0.30636125" calcext:value-type="float">
            <text:p>0,30636125</text:p>
          </table:table-cell>
          <table:table-cell table:formula="of:=AVERAGE([DATA.G42];[DATA.G87];[DATA.G132];[DATA.G177];[DATA.G222];[DATA.G267];[DATA.G312];[DATA.G357];[DATA.G402];[DATA.G447];[DATA.G492];[DATA.G537])" office:value-type="float" office:value="0.09573975" calcext:value-type="float">
            <text:p>0,09573975</text:p>
          </table:table-cell>
          <table:table-cell table:formula="of:=AVERAGE([DATA.H42];[DATA.H87];[DATA.H132];[DATA.H177];[DATA.H222];[DATA.H267];[DATA.H312];[DATA.H357];[DATA.H402];[DATA.H447];[DATA.H492];[DATA.H537])" office:value-type="float" office:value="10.3702225" calcext:value-type="float">
            <text:p>10,3702225</text:p>
          </table:table-cell>
          <table:table-cell table:formula="of:=AVERAGE([DATA.I42];[DATA.I87];[DATA.I132];[DATA.I177];[DATA.I222];[DATA.I267];[DATA.I312];[DATA.I357];[DATA.I402];[DATA.I447];[DATA.I492];[DATA.I537])" office:value-type="float" office:value="148.513264" calcext:value-type="float">
            <text:p>148,513264</text:p>
          </table:table-cell>
          <table:table-cell table:formula="of:=AVERAGE([DATA.J42];[DATA.J87];[DATA.J132];[DATA.J177];[DATA.J222];[DATA.J267];[DATA.J312];[DATA.J357];[DATA.J402];[DATA.J447];[DATA.J492];[DATA.J537])" office:value-type="float" office:value="0.16555425" calcext:value-type="float">
            <text:p>0,16555425</text:p>
          </table:table-cell>
          <table:table-cell table:formula="of:=AVERAGE([DATA.K42];[DATA.K87];[DATA.K132];[DATA.K177];[DATA.K222];[DATA.K267];[DATA.K312];[DATA.K357];[DATA.K402];[DATA.K447];[DATA.K492];[DATA.K537])" office:value-type="float" office:value="0.0281615833333333" calcext:value-type="float">
            <text:p>0,028161583333333</text:p>
          </table:table-cell>
          <table:table-cell table:formula="of:=AVERAGE([DATA.L42];[DATA.L87];[DATA.L132];[DATA.L177];[DATA.L222];[DATA.L267];[DATA.L312];[DATA.L357];[DATA.L402];[DATA.L447];[DATA.L492];[DATA.L537])" office:value-type="float" office:value="15.7509198333333" calcext:value-type="float">
            <text:p>15,7509198333333</text:p>
          </table:table-cell>
          <table:table-cell table:formula="of:=AVERAGE([DATA.M42];[DATA.M87];[DATA.M132];[DATA.M177];[DATA.M222];[DATA.M267];[DATA.M312];[DATA.M357];[DATA.M402];[DATA.M447];[DATA.M492];[DATA.M537])" office:value-type="float" office:value="140.061009083333" calcext:value-type="float">
            <text:p>140,06100908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table:formula="of:=AVERAGE([DATA.D43];[DATA.D88];[DATA.D133];[DATA.D178];[DATA.D223])" office:value-type="float" office:value="3246489.6" calcext:value-type="float">
            <text:p>3246489,6</text:p>
          </table:table-cell>
          <table:table-cell table:formula="of:=[.C43]/7162928.2" office:value-type="float" office:value="0.453234977282056" calcext:value-type="float">
            <text:p>0,453234977282056</text:p>
          </table:table-cell>
          <table:table-cell table:formula="of:=AVERAGE([DATA.F43];[DATA.F88];[DATA.F133];[DATA.F178];[DATA.F223];[DATA.F268];[DATA.F313];[DATA.F358];[DATA.F403];[DATA.F448];[DATA.F493];[DATA.F538])" office:value-type="float" office:value="0.300055083333333" calcext:value-type="float">
            <text:p>0,300055083333333</text:p>
          </table:table-cell>
          <table:table-cell table:formula="of:=AVERAGE([DATA.G43];[DATA.G88];[DATA.G133];[DATA.G178];[DATA.G223];[DATA.G268];[DATA.G313];[DATA.G358];[DATA.G403];[DATA.G448];[DATA.G493];[DATA.G538])" office:value-type="float" office:value="0.0915790833333333" calcext:value-type="float">
            <text:p>0,091579083333333</text:p>
          </table:table-cell>
          <table:table-cell table:formula="of:=AVERAGE([DATA.H43];[DATA.H88];[DATA.H133];[DATA.H178];[DATA.H223];[DATA.H268];[DATA.H313];[DATA.H358];[DATA.H403];[DATA.H448];[DATA.H493];[DATA.H538])" office:value-type="float" office:value="10.5350745833333" calcext:value-type="float">
            <text:p>10,5350745833333</text:p>
          </table:table-cell>
          <table:table-cell table:formula="of:=AVERAGE([DATA.I43];[DATA.I88];[DATA.I133];[DATA.I178];[DATA.I223];[DATA.I268];[DATA.I313];[DATA.I358];[DATA.I403];[DATA.I448];[DATA.I493];[DATA.I538])" office:value-type="float" office:value="139.023453583333" calcext:value-type="float">
            <text:p>139,023453583333</text:p>
          </table:table-cell>
          <table:table-cell table:formula="of:=AVERAGE([DATA.J43];[DATA.J88];[DATA.J133];[DATA.J178];[DATA.J223];[DATA.J268];[DATA.J313];[DATA.J358];[DATA.J403];[DATA.J448];[DATA.J493];[DATA.J538])" office:value-type="float" office:value="0.163080166666667" calcext:value-type="float">
            <text:p>0,163080166666667</text:p>
          </table:table-cell>
          <table:table-cell table:formula="of:=AVERAGE([DATA.K43];[DATA.K88];[DATA.K133];[DATA.K178];[DATA.K223];[DATA.K268];[DATA.K313];[DATA.K358];[DATA.K403];[DATA.K448];[DATA.K493];[DATA.K538])" office:value-type="float" office:value="0.0273144166666667" calcext:value-type="float">
            <text:p>0,027314416666667</text:p>
          </table:table-cell>
          <table:table-cell table:formula="of:=AVERAGE([DATA.L43];[DATA.L88];[DATA.L133];[DATA.L178];[DATA.L223];[DATA.L268];[DATA.L313];[DATA.L358];[DATA.L403];[DATA.L448];[DATA.L493];[DATA.L538])" office:value-type="float" office:value="15.8811749166667" calcext:value-type="float">
            <text:p>15,8811749166667</text:p>
          </table:table-cell>
          <table:table-cell table:formula="of:=AVERAGE([DATA.M43];[DATA.M88];[DATA.M133];[DATA.M178];[DATA.M223];[DATA.M268];[DATA.M313];[DATA.M358];[DATA.M403];[DATA.M448];[DATA.M493];[DATA.M538])" office:value-type="float" office:value="129.749808333333" calcext:value-type="float">
            <text:p>129,74980833333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table:formula="of:=AVERAGE([DATA.D44];[DATA.D89];[DATA.D134];[DATA.D179];[DATA.D224])" office:value-type="float" office:value="4869734.4" calcext:value-type="float">
            <text:p>4869734,4</text:p>
          </table:table-cell>
          <table:table-cell table:formula="of:=[.C44]/7162928.2" office:value-type="float" office:value="0.679852465923084" calcext:value-type="float">
            <text:p>0,679852465923084</text:p>
          </table:table-cell>
          <table:table-cell table:formula="of:=AVERAGE([DATA.F44];[DATA.F89];[DATA.F134];[DATA.F179];[DATA.F224];[DATA.F269];[DATA.F314];[DATA.F359];[DATA.F404];[DATA.F449];[DATA.F494];[DATA.F539])" office:value-type="float" office:value="0.297989916666667" calcext:value-type="float">
            <text:p>0,297989916666667</text:p>
          </table:table-cell>
          <table:table-cell table:formula="of:=AVERAGE([DATA.G44];[DATA.G89];[DATA.G134];[DATA.G179];[DATA.G224];[DATA.G269];[DATA.G314];[DATA.G359];[DATA.G404];[DATA.G449];[DATA.G494];[DATA.G539])" office:value-type="float" office:value="0.0903223333333333" calcext:value-type="float">
            <text:p>0,090322333333333</text:p>
          </table:table-cell>
          <table:table-cell table:formula="of:=AVERAGE([DATA.H44];[DATA.H89];[DATA.H134];[DATA.H179];[DATA.H224];[DATA.H269];[DATA.H314];[DATA.H359];[DATA.H404];[DATA.H449];[DATA.H494];[DATA.H539])" office:value-type="float" office:value="10.5948394166667" calcext:value-type="float">
            <text:p>10,5948394166667</text:p>
          </table:table-cell>
          <table:table-cell table:formula="of:=AVERAGE([DATA.I44];[DATA.I89];[DATA.I134];[DATA.I179];[DATA.I224];[DATA.I269];[DATA.I314];[DATA.I359];[DATA.I404];[DATA.I449];[DATA.I494];[DATA.I539])" office:value-type="float" office:value="140.91379175" calcext:value-type="float">
            <text:p>140,91379175</text:p>
          </table:table-cell>
          <table:table-cell table:formula="of:=AVERAGE([DATA.J44];[DATA.J89];[DATA.J134];[DATA.J179];[DATA.J224];[DATA.J269];[DATA.J314];[DATA.J359];[DATA.J404];[DATA.J449];[DATA.J494];[DATA.J539])" office:value-type="float" office:value="0.162338" calcext:value-type="float">
            <text:p>0,162338</text:p>
          </table:table-cell>
          <table:table-cell table:formula="of:=AVERAGE([DATA.K44];[DATA.K89];[DATA.K134];[DATA.K179];[DATA.K224];[DATA.K269];[DATA.K314];[DATA.K359];[DATA.K404];[DATA.K449];[DATA.K494];[DATA.K539])" office:value-type="float" office:value="0.0270651666666667" calcext:value-type="float">
            <text:p>0,027065166666667</text:p>
          </table:table-cell>
          <table:table-cell table:formula="of:=AVERAGE([DATA.L44];[DATA.L89];[DATA.L134];[DATA.L179];[DATA.L224];[DATA.L269];[DATA.L314];[DATA.L359];[DATA.L404];[DATA.L449];[DATA.L494];[DATA.L539])" office:value-type="float" office:value="15.9199256666667" calcext:value-type="float">
            <text:p>15,9199256666667</text:p>
          </table:table-cell>
          <table:table-cell table:formula="of:=AVERAGE([DATA.M44];[DATA.M89];[DATA.M134];[DATA.M179];[DATA.M224];[DATA.M269];[DATA.M314];[DATA.M359];[DATA.M404];[DATA.M449];[DATA.M494];[DATA.M539])" office:value-type="float" office:value="133.0691935" calcext:value-type="float">
            <text:p>133,06919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table:formula="of:=AVERAGE([DATA.D45];[DATA.D90];[DATA.D135];[DATA.D180];[DATA.D225])" office:value-type="float" office:value="6492979.2" calcext:value-type="float">
            <text:p>6492979,2</text:p>
          </table:table-cell>
          <table:table-cell table:formula="of:=[.C45]/7162928.2" office:value-type="float" office:value="0.906469954564112" calcext:value-type="float">
            <text:p>0,906469954564112</text:p>
          </table:table-cell>
          <table:table-cell table:formula="of:=AVERAGE([DATA.F45];[DATA.F90];[DATA.F135];[DATA.F180];[DATA.F225];[DATA.F270];[DATA.F315];[DATA.F360];[DATA.F405];[DATA.F450];[DATA.F495];[DATA.F540])" office:value-type="float" office:value="0.298070583333333" calcext:value-type="float">
            <text:p>0,298070583333333</text:p>
          </table:table-cell>
          <table:table-cell table:formula="of:=AVERAGE([DATA.G45];[DATA.G90];[DATA.G135];[DATA.G180];[DATA.G225];[DATA.G270];[DATA.G315];[DATA.G360];[DATA.G405];[DATA.G450];[DATA.G495];[DATA.G540])" office:value-type="float" office:value="0.090353" calcext:value-type="float">
            <text:p>0,090353</text:p>
          </table:table-cell>
          <table:table-cell table:formula="of:=AVERAGE([DATA.H45];[DATA.H90];[DATA.H135];[DATA.H180];[DATA.H225];[DATA.H270];[DATA.H315];[DATA.H360];[DATA.H405];[DATA.H450];[DATA.H495];[DATA.H540])" office:value-type="float" office:value="10.5915025833333" calcext:value-type="float">
            <text:p>10,5915025833333</text:p>
          </table:table-cell>
          <table:table-cell table:formula="of:=AVERAGE([DATA.I45];[DATA.I90];[DATA.I135];[DATA.I180];[DATA.I225];[DATA.I270];[DATA.I315];[DATA.I360];[DATA.I405];[DATA.I450];[DATA.I495];[DATA.I540])" office:value-type="float" office:value="138.816266" calcext:value-type="float">
            <text:p>138,816266</text:p>
          </table:table-cell>
          <table:table-cell table:formula="of:=AVERAGE([DATA.J45];[DATA.J90];[DATA.J135];[DATA.J180];[DATA.J225];[DATA.J270];[DATA.J315];[DATA.J360];[DATA.J405];[DATA.J450];[DATA.J495];[DATA.J540])" office:value-type="float" office:value="0.16226025" calcext:value-type="float">
            <text:p>0,16226025</text:p>
          </table:table-cell>
          <table:table-cell table:formula="of:=AVERAGE([DATA.K45];[DATA.K90];[DATA.K135];[DATA.K180];[DATA.K225];[DATA.K270];[DATA.K315];[DATA.K360];[DATA.K405];[DATA.K450];[DATA.K495];[DATA.K540])" office:value-type="float" office:value="0.02703775" calcext:value-type="float">
            <text:p>0,02703775</text:p>
          </table:table-cell>
          <table:table-cell table:formula="of:=AVERAGE([DATA.L45];[DATA.L90];[DATA.L135];[DATA.L180];[DATA.L225];[DATA.L270];[DATA.L315];[DATA.L360];[DATA.L405];[DATA.L450];[DATA.L495];[DATA.L540])" office:value-type="float" office:value="15.9237805833333" calcext:value-type="float">
            <text:p>15,9237805833333</text:p>
          </table:table-cell>
          <table:table-cell table:formula="of:=AVERAGE([DATA.M45];[DATA.M90];[DATA.M135];[DATA.M180];[DATA.M225];[DATA.M270];[DATA.M315];[DATA.M360];[DATA.M405];[DATA.M450];[DATA.M495];[DATA.M540])" office:value-type="float" office:value="130.423115583333" calcext:value-type="float">
            <text:p>130,4231155833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table:formula="of:=AVERAGE([DATA.D46];[DATA.D91];[DATA.D136];[DATA.D181];[DATA.D226])" office:value-type="float" office:value="8116224" calcext:value-type="float">
            <text:p>8116224</text:p>
          </table:table-cell>
          <table:table-cell table:formula="of:=[.C46]/7162928.2" office:value-type="float" office:value="1.13308744320514" calcext:value-type="float">
            <text:p>1,13308744320514</text:p>
          </table:table-cell>
          <table:table-cell table:formula="of:=AVERAGE([DATA.F46];[DATA.F91];[DATA.F136];[DATA.F181];[DATA.F226];[DATA.F271];[DATA.F316];[DATA.F361];[DATA.F406];[DATA.F451];[DATA.F496];[DATA.F541])" office:value-type="float" office:value="0.298100166666667" calcext:value-type="float">
            <text:p>0,298100166666667</text:p>
          </table:table-cell>
          <table:table-cell table:formula="of:=AVERAGE([DATA.G46];[DATA.G91];[DATA.G136];[DATA.G181];[DATA.G226];[DATA.G271];[DATA.G316];[DATA.G361];[DATA.G406];[DATA.G451];[DATA.G496];[DATA.G541])" office:value-type="float" office:value="0.09037025" calcext:value-type="float">
            <text:p>0,09037025</text:p>
          </table:table-cell>
          <table:table-cell table:formula="of:=AVERAGE([DATA.H46];[DATA.H91];[DATA.H136];[DATA.H181];[DATA.H226];[DATA.H271];[DATA.H316];[DATA.H361];[DATA.H406];[DATA.H451];[DATA.H496];[DATA.H541])" office:value-type="float" office:value="10.590601" calcext:value-type="float">
            <text:p>10,590601</text:p>
          </table:table-cell>
          <table:table-cell table:formula="of:=AVERAGE([DATA.I46];[DATA.I91];[DATA.I136];[DATA.I181];[DATA.I226];[DATA.I271];[DATA.I316];[DATA.I361];[DATA.I406];[DATA.I451];[DATA.I496];[DATA.I541])" office:value-type="float" office:value="138.8393815" calcext:value-type="float">
            <text:p>138,8393815</text:p>
          </table:table-cell>
          <table:table-cell table:formula="of:=AVERAGE([DATA.J46];[DATA.J91];[DATA.J136];[DATA.J181];[DATA.J226];[DATA.J271];[DATA.J316];[DATA.J361];[DATA.J406];[DATA.J451];[DATA.J496];[DATA.J541])" office:value-type="float" office:value="0.162228416666667" calcext:value-type="float">
            <text:p>0,162228416666667</text:p>
          </table:table-cell>
          <table:table-cell table:formula="of:=AVERAGE([DATA.K46];[DATA.K91];[DATA.K136];[DATA.K181];[DATA.K226];[DATA.K271];[DATA.K316];[DATA.K361];[DATA.K406];[DATA.K451];[DATA.K496];[DATA.K541])" office:value-type="float" office:value="0.0270276666666667" calcext:value-type="float">
            <text:p>0,027027666666667</text:p>
          </table:table-cell>
          <table:table-cell table:formula="of:=AVERAGE([DATA.L46];[DATA.L91];[DATA.L136];[DATA.L181];[DATA.L226];[DATA.L271];[DATA.L316];[DATA.L361];[DATA.L406];[DATA.L451];[DATA.L496];[DATA.L541])" office:value-type="float" office:value="15.9255619166667" calcext:value-type="float">
            <text:p>15,9255619166667</text:p>
          </table:table-cell>
          <table:table-cell table:formula="of:=AVERAGE([DATA.M46];[DATA.M91];[DATA.M136];[DATA.M181];[DATA.M226];[DATA.M271];[DATA.M316];[DATA.M361];[DATA.M406];[DATA.M451];[DATA.M496];[DATA.M541])" office:value-type="float" office:value="131.799441416667" calcext:value-type="float">
            <text:p>131,799441416667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  <table:table-cell table:style-name="Default"/>
          <table:table-cell/>
        </table:table-row>
        <table:table-row table:style-name="ro1">
          <table:table-cell table:number-columns-repeated="5"/>
          <table:table-cell table:formula="of:=AVERAGE([DATA.F3])" office:value-type="float" office:value="0.017679" calcext:value-type="float">
            <text:p>0,017679</text:p>
          </table:table-cell>
          <table:table-cell table:number-columns-repeated="6"/>
          <table:table-cell table:style-name="Default"/>
          <table:table-cell/>
        </table:table-row>
      </table:table>
      <table:table table:name="MEDIAN" table:style-name="ta2">
        <office:forms form:automatic-focus="false" form:apply-design-mode="false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row table:style-name="ro2">
          <table:table-cell table:style-name="ce4" office:value-type="string" calcext:value-type="string">
            <text:p>Depth</text:p>
          </table:table-cell>
          <table:table-cell table:style-name="ce4" office:value-type="string" calcext:value-type="string">
            <text:p>ColorSpac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Relative Size to Original</text:p>
          </table:table-cell>
          <table:table-cell table:style-name="ce4" office:value-type="string" calcext:value-type="string">
            <text:p>AbsoluteErrorMetric</text:p>
          </table:table-cell>
          <table:table-cell table:style-name="ce4" office:value-type="string" calcext:value-type="string">
            <text:p>FuzzErrorMetric</text:p>
          </table:table-cell>
          <table:table-cell table:style-name="ce4" office:value-type="string" calcext:value-type="string">
            <text:p>MeanAbsoluteErrorMetric</text:p>
          </table:table-cell>
          <table:table-cell table:style-name="ce4" office:value-type="string" calcext:value-type="string">
            <text:p>MeanErrorPerPixelMetric</text:p>
          </table:table-cell>
          <table:table-cell table:style-name="ce4" office:value-type="string" calcext:value-type="string">
            <text:p>MeanSquareErrorMetric</text:p>
          </table:table-cell>
          <table:table-cell table:style-name="ce4" office:value-type="string" calcext:value-type="string">
            <text:p>NormalizedCrossCorrelationErrorMetric</text:p>
          </table:table-cell>
          <table:table-cell table:style-name="ce4" office:value-type="string" calcext:value-type="string">
            <text:p>PeakAbsoluteErrorMetric</text:p>
          </table:table-cell>
          <table:table-cell table:style-name="ce4" office:value-type="string" calcext:value-type="string">
            <text:p>PeakSignalToRatioErrorMetric</text:p>
          </table:table-cell>
          <table:table-cell table:style-name="ce4" office:value-type="string" calcext:value-type="string">
            <text:p>PerceptualErrorMetric</text:p>
          </table:table-cell>
          <table:table-cell table:style-name="ce4" office:value-type="string" calcext:value-type="string">
            <text:p>RootMeanSquaredErrorMetri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table:formula="of:=MEDIAN([DATA.D26];[DATA.D71];[DATA.D116];[DATA.D161];[DATA.D206])" office:value-type="float" office:value="11796480" calcext:value-type="float">
            <text:p>11796480</text:p>
          </table:table-cell>
          <table:table-cell table:formula="of:=MEDIAN([DATA.E26];[DATA.E71];[DATA.E116];[DATA.E161];[DATA.E206])" office:value-type="string" office:string-value="" calcext:value-type="error">
            <text:p>#WERT!</text:p>
          </table:table-cell>
          <table:table-cell table:formula="of:=MEDIAN([DATA.F26];[DATA.F71];[DATA.F116];[DATA.F161];[DATA.F206])" office:value-type="float" office:value="0.079545" calcext:value-type="float">
            <text:p>0,079545</text:p>
          </table:table-cell>
          <table:table-cell table:formula="of:=MEDIAN([DATA.G26];[DATA.G71];[DATA.G116];[DATA.G161];[DATA.G206])" office:value-type="float" office:value="0.006327" calcext:value-type="float">
            <text:p>0,006327</text:p>
          </table:table-cell>
          <table:table-cell table:formula="of:=MEDIAN([DATA.H26];[DATA.H71];[DATA.H116];[DATA.H161];[DATA.H206])" office:value-type="float" office:value="21.987703" calcext:value-type="float">
            <text:p>21,987703</text:p>
          </table:table-cell>
          <table:table-cell table:formula="of:=MEDIAN([DATA.I26];[DATA.I71];[DATA.I116];[DATA.I161];[DATA.I206])" office:value-type="float" office:value="43.0759" calcext:value-type="float">
            <text:p>43,0759</text:p>
          </table:table-cell>
          <table:table-cell table:formula="of:=MEDIAN([DATA.J26];[DATA.J71];[DATA.J116];[DATA.J161];[DATA.J206])" office:value-type="float" office:value="0.059164" calcext:value-type="float">
            <text:p>0,059164</text:p>
          </table:table-cell>
          <table:table-cell table:formula="of:=MEDIAN([DATA.K26];[DATA.K71];[DATA.K116];[DATA.K161];[DATA.K206])" office:value-type="float" office:value="0.0035" calcext:value-type="float">
            <text:p>0,0035</text:p>
          </table:table-cell>
          <table:table-cell table:formula="of:=MEDIAN([DATA.L26];[DATA.L71];[DATA.L116];[DATA.L161];[DATA.L206])" office:value-type="float" office:value="24.558791" calcext:value-type="float">
            <text:p>24,558791</text:p>
          </table:table-cell>
          <table:table-cell table:formula="of:=MEDIAN([DATA.M26];[DATA.M71];[DATA.M116];[DATA.M161];[DATA.M206])" office:value-type="float" office:value="38.387694" calcext:value-type="float">
            <text:p>38,387694</text:p>
          </table:table-cell>
          <table:table-cell table:formula="of:=MEDIAN([DATA.N26];[DATA.N71];[DATA.N116];[DATA.N161];[DATA.N206])" office:value-type="string" office:string-value="" calcext:value-type="error">
            <text:p>#WERT!</text:p>
          </table:table-cell>
          <table:table-cell table:formula="of:=MEDIAN([DATA.O26];[DATA.O71];[DATA.O116];[DATA.O161];[DATA.O206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table:formula="of:=MEDIAN([DATA.D25];[DATA.D70];[DATA.D115];[DATA.D160];[DATA.D205])" office:value-type="float" office:value="9437184" calcext:value-type="float">
            <text:p>9437184</text:p>
          </table:table-cell>
          <table:table-cell table:formula="of:=MEDIAN([DATA.E25];[DATA.E70];[DATA.E115];[DATA.E160];[DATA.E205])" office:value-type="string" office:string-value="" calcext:value-type="error">
            <text:p>#WERT!</text:p>
          </table:table-cell>
          <table:table-cell table:formula="of:=MEDIAN([DATA.F25];[DATA.F70];[DATA.F115];[DATA.F160];[DATA.F205])" office:value-type="float" office:value="0.079559" calcext:value-type="float">
            <text:p>0,079559</text:p>
          </table:table-cell>
          <table:table-cell table:formula="of:=MEDIAN([DATA.G25];[DATA.G70];[DATA.G115];[DATA.G160];[DATA.G205])" office:value-type="float" office:value="0.00633" calcext:value-type="float">
            <text:p>0,00633</text:p>
          </table:table-cell>
          <table:table-cell table:formula="of:=MEDIAN([DATA.H25];[DATA.H70];[DATA.H115];[DATA.H160];[DATA.H205])" office:value-type="float" office:value="21.986248" calcext:value-type="float">
            <text:p>21,986248</text:p>
          </table:table-cell>
          <table:table-cell table:formula="of:=MEDIAN([DATA.I25];[DATA.I70];[DATA.I115];[DATA.I160];[DATA.I205])" office:value-type="float" office:value="41.547627" calcext:value-type="float">
            <text:p>41,547627</text:p>
          </table:table-cell>
          <table:table-cell table:formula="of:=MEDIAN([DATA.J25];[DATA.J70];[DATA.J115];[DATA.J160];[DATA.J205])" office:value-type="float" office:value="0.05913" calcext:value-type="float">
            <text:p>0,05913</text:p>
          </table:table-cell>
          <table:table-cell table:formula="of:=MEDIAN([DATA.K25];[DATA.K70];[DATA.K115];[DATA.K160];[DATA.K205])" office:value-type="float" office:value="0.003496" calcext:value-type="float">
            <text:p>0,003496</text:p>
          </table:table-cell>
          <table:table-cell table:formula="of:=MEDIAN([DATA.L25];[DATA.L70];[DATA.L115];[DATA.L160];[DATA.L205])" office:value-type="float" office:value="24.563825" calcext:value-type="float">
            <text:p>24,563825</text:p>
          </table:table-cell>
          <table:table-cell table:formula="of:=MEDIAN([DATA.M25];[DATA.M70];[DATA.M115];[DATA.M160];[DATA.M205])" office:value-type="float" office:value="38.306768" calcext:value-type="float">
            <text:p>38,306768</text:p>
          </table:table-cell>
          <table:table-cell table:formula="of:=MEDIAN([DATA.N25];[DATA.N70];[DATA.N115];[DATA.N160];[DATA.N205])" office:value-type="string" office:string-value="" calcext:value-type="error">
            <text:p>#WERT!</text:p>
          </table:table-cell>
          <table:table-cell table:formula="of:=MEDIAN([DATA.O25];[DATA.O70];[DATA.O115];[DATA.O160];[DATA.O205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table:formula="of:=MEDIAN([DATA.D24];[DATA.D69];[DATA.D114];[DATA.D159];[DATA.D204])" office:value-type="float" office:value="7077888" calcext:value-type="float">
            <text:p>7077888</text:p>
          </table:table-cell>
          <table:table-cell table:formula="of:=MEDIAN([DATA.E24];[DATA.E69];[DATA.E114];[DATA.E159];[DATA.E204])" office:value-type="string" office:string-value="" calcext:value-type="error">
            <text:p>#WERT!</text:p>
          </table:table-cell>
          <table:table-cell table:formula="of:=MEDIAN([DATA.F24];[DATA.F69];[DATA.F114];[DATA.F159];[DATA.F204])" office:value-type="float" office:value="0.07962" calcext:value-type="float">
            <text:p>0,07962</text:p>
          </table:table-cell>
          <table:table-cell table:formula="of:=MEDIAN([DATA.G24];[DATA.G69];[DATA.G114];[DATA.G159];[DATA.G204])" office:value-type="float" office:value="0.006339" calcext:value-type="float">
            <text:p>0,006339</text:p>
          </table:table-cell>
          <table:table-cell table:formula="of:=MEDIAN([DATA.H24];[DATA.H69];[DATA.H114];[DATA.H159];[DATA.H204])" office:value-type="float" office:value="21.979528" calcext:value-type="float">
            <text:p>21,979528</text:p>
          </table:table-cell>
          <table:table-cell table:formula="of:=MEDIAN([DATA.I24];[DATA.I69];[DATA.I114];[DATA.I159];[DATA.I204])" office:value-type="float" office:value="37.008918" calcext:value-type="float">
            <text:p>37,008918</text:p>
          </table:table-cell>
          <table:table-cell table:formula="of:=MEDIAN([DATA.J24];[DATA.J69];[DATA.J114];[DATA.J159];[DATA.J204])" office:value-type="float" office:value="0.058997" calcext:value-type="float">
            <text:p>0,058997</text:p>
          </table:table-cell>
          <table:table-cell table:formula="of:=MEDIAN([DATA.K24];[DATA.K69];[DATA.K114];[DATA.K159];[DATA.K204])" office:value-type="float" office:value="0.003481" calcext:value-type="float">
            <text:p>0,003481</text:p>
          </table:table-cell>
          <table:table-cell table:formula="of:=MEDIAN([DATA.L24];[DATA.L69];[DATA.L114];[DATA.L159];[DATA.L204])" office:value-type="float" office:value="24.58345" calcext:value-type="float">
            <text:p>24,58345</text:p>
          </table:table-cell>
          <table:table-cell table:formula="of:=MEDIAN([DATA.M24];[DATA.M69];[DATA.M114];[DATA.M159];[DATA.M204])" office:value-type="float" office:value="38.020277" calcext:value-type="float">
            <text:p>38,020277</text:p>
          </table:table-cell>
          <table:table-cell table:formula="of:=MEDIAN([DATA.N24];[DATA.N69];[DATA.N114];[DATA.N159];[DATA.N204])" office:value-type="string" office:string-value="" calcext:value-type="error">
            <text:p>#WERT!</text:p>
          </table:table-cell>
          <table:table-cell table:formula="of:=MEDIAN([DATA.O24];[DATA.O69];[DATA.O114];[DATA.O159];[DATA.O204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table:formula="of:=MEDIAN([DATA.D34];[DATA.D79];[DATA.D124];[DATA.D169];[DATA.D214])" office:value-type="float" office:value="11796480" calcext:value-type="float">
            <text:p>11796480</text:p>
          </table:table-cell>
          <table:table-cell table:formula="of:=MEDIAN([DATA.E34];[DATA.E79];[DATA.E124];[DATA.E169];[DATA.E214])" office:value-type="string" office:string-value="" calcext:value-type="error">
            <text:p>#WERT!</text:p>
          </table:table-cell>
          <table:table-cell table:formula="of:=MEDIAN([DATA.F34];[DATA.F79];[DATA.F124];[DATA.F169];[DATA.F214])" office:value-type="float" office:value="0.104628" calcext:value-type="float">
            <text:p>0,104628</text:p>
          </table:table-cell>
          <table:table-cell table:formula="of:=MEDIAN([DATA.G34];[DATA.G79];[DATA.G124];[DATA.G169];[DATA.G214])" office:value-type="float" office:value="0.010947" calcext:value-type="float">
            <text:p>0,010947</text:p>
          </table:table-cell>
          <table:table-cell table:formula="of:=MEDIAN([DATA.H34];[DATA.H79];[DATA.H124];[DATA.H169];[DATA.H214])" office:value-type="float" office:value="19.607039" calcext:value-type="float">
            <text:p>19,607039</text:p>
          </table:table-cell>
          <table:table-cell table:formula="of:=MEDIAN([DATA.I34];[DATA.I79];[DATA.I124];[DATA.I169];[DATA.I214])" office:value-type="float" office:value="37.240986" calcext:value-type="float">
            <text:p>37,240986</text:p>
          </table:table-cell>
          <table:table-cell table:formula="of:=MEDIAN([DATA.J34];[DATA.J79];[DATA.J124];[DATA.J169];[DATA.J214])" office:value-type="float" office:value="0.066505" calcext:value-type="float">
            <text:p>0,066505</text:p>
          </table:table-cell>
          <table:table-cell table:formula="of:=MEDIAN([DATA.K34];[DATA.K79];[DATA.K124];[DATA.K169];[DATA.K214])" office:value-type="float" office:value="0.004423" calcext:value-type="float">
            <text:p>0,004423</text:p>
          </table:table-cell>
          <table:table-cell table:formula="of:=MEDIAN([DATA.L34];[DATA.L79];[DATA.L124];[DATA.L169];[DATA.L214])" office:value-type="float" office:value="23.542852" calcext:value-type="float">
            <text:p>23,542852</text:p>
          </table:table-cell>
          <table:table-cell table:formula="of:=MEDIAN([DATA.M34];[DATA.M79];[DATA.M124];[DATA.M169];[DATA.M214])" office:value-type="float" office:value="29.489774" calcext:value-type="float">
            <text:p>29,489774</text:p>
          </table:table-cell>
          <table:table-cell table:formula="of:=MEDIAN([DATA.N34];[DATA.N79];[DATA.N124];[DATA.N169];[DATA.N214])" office:value-type="string" office:string-value="" calcext:value-type="error">
            <text:p>#WERT!</text:p>
          </table:table-cell>
          <table:table-cell table:formula="of:=MEDIAN([DATA.O34];[DATA.O79];[DATA.O124];[DATA.O169];[DATA.O214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table:formula="of:=MEDIAN([DATA.D33];[DATA.D78];[DATA.D123];[DATA.D168];[DATA.D213])" office:value-type="float" office:value="9437184" calcext:value-type="float">
            <text:p>9437184</text:p>
          </table:table-cell>
          <table:table-cell table:formula="of:=MEDIAN([DATA.E33];[DATA.E78];[DATA.E123];[DATA.E168];[DATA.E213])" office:value-type="string" office:string-value="" calcext:value-type="error">
            <text:p>#WERT!</text:p>
          </table:table-cell>
          <table:table-cell table:formula="of:=MEDIAN([DATA.F33];[DATA.F78];[DATA.F123];[DATA.F168];[DATA.F213])" office:value-type="float" office:value="0.104644" calcext:value-type="float">
            <text:p>0,104644</text:p>
          </table:table-cell>
          <table:table-cell table:formula="of:=MEDIAN([DATA.G33];[DATA.G78];[DATA.G123];[DATA.G168];[DATA.G213])" office:value-type="float" office:value="0.01095" calcext:value-type="float">
            <text:p>0,01095</text:p>
          </table:table-cell>
          <table:table-cell table:formula="of:=MEDIAN([DATA.H33];[DATA.H78];[DATA.H123];[DATA.H168];[DATA.H213])" office:value-type="float" office:value="19.605747" calcext:value-type="float">
            <text:p>19,605747</text:p>
          </table:table-cell>
          <table:table-cell table:formula="of:=MEDIAN([DATA.I33];[DATA.I78];[DATA.I123];[DATA.I168];[DATA.I213])" office:value-type="float" office:value="37.567656" calcext:value-type="float">
            <text:p>37,567656</text:p>
          </table:table-cell>
          <table:table-cell table:formula="of:=MEDIAN([DATA.J33];[DATA.J78];[DATA.J123];[DATA.J168];[DATA.J213])" office:value-type="float" office:value="0.066488" calcext:value-type="float">
            <text:p>0,066488</text:p>
          </table:table-cell>
          <table:table-cell table:formula="of:=MEDIAN([DATA.K33];[DATA.K78];[DATA.K123];[DATA.K168];[DATA.K213])" office:value-type="float" office:value="0.004421" calcext:value-type="float">
            <text:p>0,004421</text:p>
          </table:table-cell>
          <table:table-cell table:formula="of:=MEDIAN([DATA.L33];[DATA.L78];[DATA.L123];[DATA.L168];[DATA.L213])" office:value-type="float" office:value="23.545192" calcext:value-type="float">
            <text:p>23,545192</text:p>
          </table:table-cell>
          <table:table-cell table:formula="of:=MEDIAN([DATA.M33];[DATA.M78];[DATA.M123];[DATA.M168];[DATA.M213])" office:value-type="float" office:value="35.740781" calcext:value-type="float">
            <text:p>35,740781</text:p>
          </table:table-cell>
          <table:table-cell table:formula="of:=MEDIAN([DATA.N33];[DATA.N78];[DATA.N123];[DATA.N168];[DATA.N213])" office:value-type="string" office:string-value="" calcext:value-type="error">
            <text:p>#WERT!</text:p>
          </table:table-cell>
          <table:table-cell table:formula="of:=MEDIAN([DATA.O33];[DATA.O78];[DATA.O123];[DATA.O168];[DATA.O213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table:formula="of:=MEDIAN([DATA.D32];[DATA.D77];[DATA.D122];[DATA.D167];[DATA.D212])" office:value-type="float" office:value="7077888" calcext:value-type="float">
            <text:p>7077888</text:p>
          </table:table-cell>
          <table:table-cell table:formula="of:=MEDIAN([DATA.E32];[DATA.E77];[DATA.E122];[DATA.E167];[DATA.E212])" office:value-type="string" office:string-value="" calcext:value-type="error">
            <text:p>#WERT!</text:p>
          </table:table-cell>
          <table:table-cell table:formula="of:=MEDIAN([DATA.F32];[DATA.F77];[DATA.F122];[DATA.F167];[DATA.F212])" office:value-type="float" office:value="0.104757" calcext:value-type="float">
            <text:p>0,104757</text:p>
          </table:table-cell>
          <table:table-cell table:formula="of:=MEDIAN([DATA.G32];[DATA.G77];[DATA.G122];[DATA.G167];[DATA.G212])" office:value-type="float" office:value="0.010974" calcext:value-type="float">
            <text:p>0,010974</text:p>
          </table:table-cell>
          <table:table-cell table:formula="of:=MEDIAN([DATA.H32];[DATA.H77];[DATA.H122];[DATA.H167];[DATA.H212])" office:value-type="float" office:value="19.596363" calcext:value-type="float">
            <text:p>19,596363</text:p>
          </table:table-cell>
          <table:table-cell table:formula="of:=MEDIAN([DATA.I32];[DATA.I77];[DATA.I122];[DATA.I167];[DATA.I212])" office:value-type="float" office:value="38.519761" calcext:value-type="float">
            <text:p>38,519761</text:p>
          </table:table-cell>
          <table:table-cell table:formula="of:=MEDIAN([DATA.J32];[DATA.J77];[DATA.J122];[DATA.J167];[DATA.J212])" office:value-type="float" office:value="0.066419" calcext:value-type="float">
            <text:p>0,066419</text:p>
          </table:table-cell>
          <table:table-cell table:formula="of:=MEDIAN([DATA.K32];[DATA.K77];[DATA.K122];[DATA.K167];[DATA.K212])" office:value-type="float" office:value="0.004411" calcext:value-type="float">
            <text:p>0,004411</text:p>
          </table:table-cell>
          <table:table-cell table:formula="of:=MEDIAN([DATA.L32];[DATA.L77];[DATA.L122];[DATA.L167];[DATA.L212])" office:value-type="float" office:value="23.554214" calcext:value-type="float">
            <text:p>23,554214</text:p>
          </table:table-cell>
          <table:table-cell table:formula="of:=MEDIAN([DATA.M32];[DATA.M77];[DATA.M122];[DATA.M167];[DATA.M212])" office:value-type="float" office:value="29.773605" calcext:value-type="float">
            <text:p>29,773605</text:p>
          </table:table-cell>
          <table:table-cell table:formula="of:=MEDIAN([DATA.N32];[DATA.N77];[DATA.N122];[DATA.N167];[DATA.N212])" office:value-type="string" office:string-value="" calcext:value-type="error">
            <text:p>#WERT!</text:p>
          </table:table-cell>
          <table:table-cell table:formula="of:=MEDIAN([DATA.O32];[DATA.O77];[DATA.O122];[DATA.O167];[DATA.O212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table:formula="of:=MEDIAN([DATA.D31];[DATA.D76];[DATA.D121];[DATA.D166];[DATA.D211])" office:value-type="float" office:value="4718592" calcext:value-type="float">
            <text:p>4718592</text:p>
          </table:table-cell>
          <table:table-cell table:formula="of:=MEDIAN([DATA.E31];[DATA.E76];[DATA.E121];[DATA.E166];[DATA.E211])" office:value-type="string" office:string-value="" calcext:value-type="error">
            <text:p>#WERT!</text:p>
          </table:table-cell>
          <table:table-cell table:formula="of:=MEDIAN([DATA.F31];[DATA.F76];[DATA.F121];[DATA.F166];[DATA.F211])" office:value-type="float" office:value="0.105637" calcext:value-type="float">
            <text:p>0,105637</text:p>
          </table:table-cell>
          <table:table-cell table:formula="of:=MEDIAN([DATA.G31];[DATA.G76];[DATA.G121];[DATA.G166];[DATA.G211])" office:value-type="float" office:value="0.011159" calcext:value-type="float">
            <text:p>0,011159</text:p>
          </table:table-cell>
          <table:table-cell table:formula="of:=MEDIAN([DATA.H31];[DATA.H76];[DATA.H121];[DATA.H166];[DATA.H211])" office:value-type="float" office:value="19.523638" calcext:value-type="float">
            <text:p>19,523638</text:p>
          </table:table-cell>
          <table:table-cell table:formula="of:=MEDIAN([DATA.I31];[DATA.I76];[DATA.I121];[DATA.I166];[DATA.I211])" office:value-type="float" office:value="67.464798" calcext:value-type="float">
            <text:p>67,464798</text:p>
          </table:table-cell>
          <table:table-cell table:formula="of:=MEDIAN([DATA.J31];[DATA.J76];[DATA.J121];[DATA.J166];[DATA.J211])" office:value-type="float" office:value="0.070063" calcext:value-type="float">
            <text:p>0,070063</text:p>
          </table:table-cell>
          <table:table-cell table:formula="of:=MEDIAN([DATA.K31];[DATA.K76];[DATA.K121];[DATA.K166];[DATA.K211])" office:value-type="float" office:value="0.004909" calcext:value-type="float">
            <text:p>0,004909</text:p>
          </table:table-cell>
          <table:table-cell table:formula="of:=MEDIAN([DATA.L31];[DATA.L76];[DATA.L121];[DATA.L166];[DATA.L211])" office:value-type="float" office:value="23.090269" calcext:value-type="float">
            <text:p>23,090269</text:p>
          </table:table-cell>
          <table:table-cell table:formula="of:=MEDIAN([DATA.M31];[DATA.M76];[DATA.M121];[DATA.M166];[DATA.M211])" office:value-type="float" office:value="57.461822" calcext:value-type="float">
            <text:p>57,461822</text:p>
          </table:table-cell>
          <table:table-cell table:formula="of:=MEDIAN([DATA.N31];[DATA.N76];[DATA.N121];[DATA.N166];[DATA.N211])" office:value-type="string" office:string-value="" calcext:value-type="error">
            <text:p>#WERT!</text:p>
          </table:table-cell>
          <table:table-cell table:formula="of:=MEDIAN([DATA.O31];[DATA.O76];[DATA.O121];[DATA.O166];[DATA.O211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table:formula="of:=MEDIAN([DATA.D23];[DATA.D68];[DATA.D113];[DATA.D158];[DATA.D203])" office:value-type="float" office:value="4718592" calcext:value-type="float">
            <text:p>4718592</text:p>
          </table:table-cell>
          <table:table-cell table:formula="of:=MEDIAN([DATA.E23];[DATA.E68];[DATA.E113];[DATA.E158];[DATA.E203])" office:value-type="string" office:string-value="" calcext:value-type="error">
            <text:p>#WERT!</text:p>
          </table:table-cell>
          <table:table-cell table:formula="of:=MEDIAN([DATA.F23];[DATA.F68];[DATA.F113];[DATA.F158];[DATA.F203])" office:value-type="float" office:value="0.080009" calcext:value-type="float">
            <text:p>0,080009</text:p>
          </table:table-cell>
          <table:table-cell table:formula="of:=MEDIAN([DATA.G23];[DATA.G68];[DATA.G113];[DATA.G158];[DATA.G203])" office:value-type="float" office:value="0.006401" calcext:value-type="float">
            <text:p>0,006401</text:p>
          </table:table-cell>
          <table:table-cell table:formula="of:=MEDIAN([DATA.H23];[DATA.H68];[DATA.H113];[DATA.H158];[DATA.H203])" office:value-type="float" office:value="21.93721" calcext:value-type="float">
            <text:p>21,93721</text:p>
          </table:table-cell>
          <table:table-cell table:formula="of:=MEDIAN([DATA.I23];[DATA.I68];[DATA.I113];[DATA.I158];[DATA.I203])" office:value-type="float" office:value="27.18957" calcext:value-type="float">
            <text:p>27,18957</text:p>
          </table:table-cell>
          <table:table-cell table:formula="of:=MEDIAN([DATA.J23];[DATA.J68];[DATA.J113];[DATA.J158];[DATA.J203])" office:value-type="float" office:value="0.058612" calcext:value-type="float">
            <text:p>0,058612</text:p>
          </table:table-cell>
          <table:table-cell table:formula="of:=MEDIAN([DATA.K23];[DATA.K68];[DATA.K113];[DATA.K158];[DATA.K203])" office:value-type="float" office:value="0.003435" calcext:value-type="float">
            <text:p>0,003435</text:p>
          </table:table-cell>
          <table:table-cell table:formula="of:=MEDIAN([DATA.L23];[DATA.L68];[DATA.L113];[DATA.L158];[DATA.L203])" office:value-type="float" office:value="24.640279" calcext:value-type="float">
            <text:p>24,640279</text:p>
          </table:table-cell>
          <table:table-cell table:formula="of:=MEDIAN([DATA.M23];[DATA.M68];[DATA.M113];[DATA.M158];[DATA.M203])" office:value-type="float" office:value="30.612973" calcext:value-type="float">
            <text:p>30,612973</text:p>
          </table:table-cell>
          <table:table-cell table:formula="of:=MEDIAN([DATA.N23];[DATA.N68];[DATA.N113];[DATA.N158];[DATA.N203])" office:value-type="string" office:string-value="" calcext:value-type="error">
            <text:p>#WERT!</text:p>
          </table:table-cell>
          <table:table-cell table:formula="of:=MEDIAN([DATA.O23];[DATA.O68];[DATA.O113];[DATA.O158];[DATA.O203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table:formula="of:=MEDIAN([DATA.D27];[DATA.D72];[DATA.D117];[DATA.D162];[DATA.D207])" office:value-type="float" office:value="4718592" calcext:value-type="float">
            <text:p>4718592</text:p>
          </table:table-cell>
          <table:table-cell table:formula="of:=MEDIAN([DATA.E27];[DATA.E72];[DATA.E117];[DATA.E162];[DATA.E207])" office:value-type="string" office:string-value="" calcext:value-type="error">
            <text:p>#WERT!</text:p>
          </table:table-cell>
          <table:table-cell table:formula="of:=MEDIAN([DATA.F27];[DATA.F72];[DATA.F117];[DATA.F162];[DATA.F207])" office:value-type="float" office:value="0.084027" calcext:value-type="float">
            <text:p>0,084027</text:p>
          </table:table-cell>
          <table:table-cell table:formula="of:=MEDIAN([DATA.G27];[DATA.G72];[DATA.G117];[DATA.G162];[DATA.G207])" office:value-type="float" office:value="0.007061" calcext:value-type="float">
            <text:p>0,007061</text:p>
          </table:table-cell>
          <table:table-cell table:formula="of:=MEDIAN([DATA.H27];[DATA.H72];[DATA.H117];[DATA.H162];[DATA.H207])" office:value-type="float" office:value="21.511625" calcext:value-type="float">
            <text:p>21,511625</text:p>
          </table:table-cell>
          <table:table-cell table:formula="of:=MEDIAN([DATA.I27];[DATA.I72];[DATA.I117];[DATA.I162];[DATA.I207])" office:value-type="float" office:value="37.330503" calcext:value-type="float">
            <text:p>37,330503</text:p>
          </table:table-cell>
          <table:table-cell table:formula="of:=MEDIAN([DATA.J27];[DATA.J72];[DATA.J117];[DATA.J162];[DATA.J207])" office:value-type="float" office:value="0.060215" calcext:value-type="float">
            <text:p>0,060215</text:p>
          </table:table-cell>
          <table:table-cell table:formula="of:=MEDIAN([DATA.K27];[DATA.K72];[DATA.K117];[DATA.K162];[DATA.K207])" office:value-type="float" office:value="0.003626" calcext:value-type="float">
            <text:p>0,003626</text:p>
          </table:table-cell>
          <table:table-cell table:formula="of:=MEDIAN([DATA.L27];[DATA.L72];[DATA.L117];[DATA.L162];[DATA.L207])" office:value-type="float" office:value="24.405898" calcext:value-type="float">
            <text:p>24,405898</text:p>
          </table:table-cell>
          <table:table-cell table:formula="of:=MEDIAN([DATA.M27];[DATA.M72];[DATA.M117];[DATA.M162];[DATA.M207])" office:value-type="float" office:value="41.377649" calcext:value-type="float">
            <text:p>41,377649</text:p>
          </table:table-cell>
          <table:table-cell table:formula="of:=MEDIAN([DATA.N27];[DATA.N72];[DATA.N117];[DATA.N162];[DATA.N207])" office:value-type="string" office:string-value="" calcext:value-type="error">
            <text:p>#WERT!</text:p>
          </table:table-cell>
          <table:table-cell table:formula="of:=MEDIAN([DATA.O27];[DATA.O72];[DATA.O117];[DATA.O162];[DATA.O207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table:formula="of:=MEDIAN([DATA.D28];[DATA.D73];[DATA.D118];[DATA.D163];[DATA.D208])" office:value-type="float" office:value="7077888" calcext:value-type="float">
            <text:p>7077888</text:p>
          </table:table-cell>
          <table:table-cell table:formula="of:=MEDIAN([DATA.E28];[DATA.E73];[DATA.E118];[DATA.E163];[DATA.E208])" office:value-type="string" office:string-value="" calcext:value-type="error">
            <text:p>#WERT!</text:p>
          </table:table-cell>
          <table:table-cell table:formula="of:=MEDIAN([DATA.F28];[DATA.F73];[DATA.F118];[DATA.F163];[DATA.F208])" office:value-type="float" office:value="0.083192" calcext:value-type="float">
            <text:p>0,083192</text:p>
          </table:table-cell>
          <table:table-cell table:formula="of:=MEDIAN([DATA.G28];[DATA.G73];[DATA.G118];[DATA.G163];[DATA.G208])" office:value-type="float" office:value="0.006921" calcext:value-type="float">
            <text:p>0,006921</text:p>
          </table:table-cell>
          <table:table-cell table:formula="of:=MEDIAN([DATA.H28];[DATA.H73];[DATA.H118];[DATA.H163];[DATA.H208])" office:value-type="float" office:value="21.598411" calcext:value-type="float">
            <text:p>21,598411</text:p>
          </table:table-cell>
          <table:table-cell table:formula="of:=MEDIAN([DATA.I28];[DATA.I73];[DATA.I118];[DATA.I163];[DATA.I208])" office:value-type="float" office:value="36.944032" calcext:value-type="float">
            <text:p>36,944032</text:p>
          </table:table-cell>
          <table:table-cell table:formula="of:=MEDIAN([DATA.J28];[DATA.J73];[DATA.J118];[DATA.J163];[DATA.J208])" office:value-type="float" office:value="0.059831" calcext:value-type="float">
            <text:p>0,059831</text:p>
          </table:table-cell>
          <table:table-cell table:formula="of:=MEDIAN([DATA.K28];[DATA.K73];[DATA.K118];[DATA.K163];[DATA.K208])" office:value-type="float" office:value="0.00358" calcext:value-type="float">
            <text:p>0,00358</text:p>
          </table:table-cell>
          <table:table-cell table:formula="of:=MEDIAN([DATA.L28];[DATA.L73];[DATA.L118];[DATA.L163];[DATA.L208])" office:value-type="float" office:value="24.461455" calcext:value-type="float">
            <text:p>24,461455</text:p>
          </table:table-cell>
          <table:table-cell table:formula="of:=MEDIAN([DATA.M28];[DATA.M73];[DATA.M118];[DATA.M163];[DATA.M208])" office:value-type="float" office:value="41.581954" calcext:value-type="float">
            <text:p>41,581954</text:p>
          </table:table-cell>
          <table:table-cell table:formula="of:=MEDIAN([DATA.N28];[DATA.N73];[DATA.N118];[DATA.N163];[DATA.N208])" office:value-type="string" office:string-value="" calcext:value-type="error">
            <text:p>#WERT!</text:p>
          </table:table-cell>
          <table:table-cell table:formula="of:=MEDIAN([DATA.O28];[DATA.O73];[DATA.O118];[DATA.O163];[DATA.O208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table:formula="of:=MEDIAN([DATA.D30];[DATA.D75];[DATA.D120];[DATA.D165];[DATA.D210])" office:value-type="float" office:value="11796480" calcext:value-type="float">
            <text:p>11796480</text:p>
          </table:table-cell>
          <table:table-cell table:formula="of:=MEDIAN([DATA.E30];[DATA.E75];[DATA.E120];[DATA.E165];[DATA.E210])" office:value-type="string" office:string-value="" calcext:value-type="error">
            <text:p>#WERT!</text:p>
          </table:table-cell>
          <table:table-cell table:formula="of:=MEDIAN([DATA.F30];[DATA.F75];[DATA.F120];[DATA.F165];[DATA.F210])" office:value-type="float" office:value="0.08299" calcext:value-type="float">
            <text:p>0,08299</text:p>
          </table:table-cell>
          <table:table-cell table:formula="of:=MEDIAN([DATA.G30];[DATA.G75];[DATA.G120];[DATA.G165];[DATA.G210])" office:value-type="float" office:value="0.006887" calcext:value-type="float">
            <text:p>0,006887</text:p>
          </table:table-cell>
          <table:table-cell table:formula="of:=MEDIAN([DATA.H30];[DATA.H75];[DATA.H120];[DATA.H165];[DATA.H210])" office:value-type="float" office:value="21.619454" calcext:value-type="float">
            <text:p>21,619454</text:p>
          </table:table-cell>
          <table:table-cell table:formula="of:=MEDIAN([DATA.I30];[DATA.I75];[DATA.I120];[DATA.I165];[DATA.I210])" office:value-type="float" office:value="37.045248" calcext:value-type="float">
            <text:p>37,045248</text:p>
          </table:table-cell>
          <table:table-cell table:formula="of:=MEDIAN([DATA.J30];[DATA.J75];[DATA.J120];[DATA.J165];[DATA.J210])" office:value-type="float" office:value="0.059743" calcext:value-type="float">
            <text:p>0,059743</text:p>
          </table:table-cell>
          <table:table-cell table:formula="of:=MEDIAN([DATA.K30];[DATA.K75];[DATA.K120];[DATA.K165];[DATA.K210])" office:value-type="float" office:value="0.003569" calcext:value-type="float">
            <text:p>0,003569</text:p>
          </table:table-cell>
          <table:table-cell table:formula="of:=MEDIAN([DATA.L30];[DATA.L75];[DATA.L120];[DATA.L165];[DATA.L210])" office:value-type="float" office:value="24.47431" calcext:value-type="float">
            <text:p>24,47431</text:p>
          </table:table-cell>
          <table:table-cell table:formula="of:=MEDIAN([DATA.M30];[DATA.M75];[DATA.M120];[DATA.M165];[DATA.M210])" office:value-type="float" office:value="41.71398" calcext:value-type="float">
            <text:p>41,71398</text:p>
          </table:table-cell>
          <table:table-cell table:formula="of:=MEDIAN([DATA.N30];[DATA.N75];[DATA.N120];[DATA.N165];[DATA.N210])" office:value-type="string" office:string-value="" calcext:value-type="error">
            <text:p>#WERT!</text:p>
          </table:table-cell>
          <table:table-cell table:formula="of:=MEDIAN([DATA.O30];[DATA.O75];[DATA.O120];[DATA.O165];[DATA.O210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table:formula="of:=MEDIAN([DATA.D29];[DATA.D74];[DATA.D119];[DATA.D164];[DATA.D209])" office:value-type="float" office:value="9437184" calcext:value-type="float">
            <text:p>9437184</text:p>
          </table:table-cell>
          <table:table-cell table:formula="of:=MEDIAN([DATA.E29];[DATA.E74];[DATA.E119];[DATA.E164];[DATA.E209])" office:value-type="string" office:string-value="" calcext:value-type="error">
            <text:p>#WERT!</text:p>
          </table:table-cell>
          <table:table-cell table:formula="of:=MEDIAN([DATA.F29];[DATA.F74];[DATA.F119];[DATA.F164];[DATA.F209])" office:value-type="float" office:value="0.083028" calcext:value-type="float">
            <text:p>0,083028</text:p>
          </table:table-cell>
          <table:table-cell table:formula="of:=MEDIAN([DATA.G29];[DATA.G74];[DATA.G119];[DATA.G164];[DATA.G209])" office:value-type="float" office:value="0.006894" calcext:value-type="float">
            <text:p>0,006894</text:p>
          </table:table-cell>
          <table:table-cell table:formula="of:=MEDIAN([DATA.H29];[DATA.H74];[DATA.H119];[DATA.H164];[DATA.H209])" office:value-type="float" office:value="21.615505" calcext:value-type="float">
            <text:p>21,615505</text:p>
          </table:table-cell>
          <table:table-cell table:formula="of:=MEDIAN([DATA.I29];[DATA.I74];[DATA.I119];[DATA.I164];[DATA.I209])" office:value-type="float" office:value="37.028035" calcext:value-type="float">
            <text:p>37,028035</text:p>
          </table:table-cell>
          <table:table-cell table:formula="of:=MEDIAN([DATA.J29];[DATA.J74];[DATA.J119];[DATA.J164];[DATA.J209])" office:value-type="float" office:value="0.059758" calcext:value-type="float">
            <text:p>0,059758</text:p>
          </table:table-cell>
          <table:table-cell table:formula="of:=MEDIAN([DATA.K29];[DATA.K74];[DATA.K119];[DATA.K164];[DATA.K209])" office:value-type="float" office:value="0.003571" calcext:value-type="float">
            <text:p>0,003571</text:p>
          </table:table-cell>
          <table:table-cell table:formula="of:=MEDIAN([DATA.L29];[DATA.L74];[DATA.L119];[DATA.L164];[DATA.L209])" office:value-type="float" office:value="24.47214" calcext:value-type="float">
            <text:p>24,47214</text:p>
          </table:table-cell>
          <table:table-cell table:formula="of:=MEDIAN([DATA.M29];[DATA.M74];[DATA.M119];[DATA.M164];[DATA.M209])" office:value-type="float" office:value="44.929918" calcext:value-type="float">
            <text:p>44,929918</text:p>
          </table:table-cell>
          <table:table-cell table:formula="of:=MEDIAN([DATA.N29];[DATA.N74];[DATA.N119];[DATA.N164];[DATA.N209])" office:value-type="string" office:string-value="" calcext:value-type="error">
            <text:p>#WERT!</text:p>
          </table:table-cell>
          <table:table-cell table:formula="of:=MEDIAN([DATA.O29];[DATA.O74];[DATA.O119];[DATA.O164];[DATA.O209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table:formula="of:=MEDIAN([DATA.D11];[DATA.D56];[DATA.D101];[DATA.D146];[DATA.D191])" office:value-type="float" office:value="4718592" calcext:value-type="float">
            <text:p>4718592</text:p>
          </table:table-cell>
          <table:table-cell table:formula="of:=MEDIAN([DATA.E11];[DATA.E56];[DATA.E101];[DATA.E146];[DATA.E191])" office:value-type="string" office:string-value="" calcext:value-type="error">
            <text:p>#WERT!</text:p>
          </table:table-cell>
          <table:table-cell table:formula="of:=MEDIAN([DATA.F11];[DATA.F56];[DATA.F101];[DATA.F146];[DATA.F191])" office:value-type="float" office:value="0.042193" calcext:value-type="float">
            <text:p>0,042193</text:p>
          </table:table-cell>
          <table:table-cell table:formula="of:=MEDIAN([DATA.G11];[DATA.G56];[DATA.G101];[DATA.G146];[DATA.G191])" office:value-type="float" office:value="0.00178" calcext:value-type="float">
            <text:p>0,00178</text:p>
          </table:table-cell>
          <table:table-cell table:formula="of:=MEDIAN([DATA.H11];[DATA.H56];[DATA.H101];[DATA.H146];[DATA.H191])" office:value-type="float" office:value="27.495253" calcext:value-type="float">
            <text:p>27,495253</text:p>
          </table:table-cell>
          <table:table-cell table:formula="of:=MEDIAN([DATA.I11];[DATA.I56];[DATA.I101];[DATA.I146];[DATA.I191])" office:value-type="float" office:value="45.325671" calcext:value-type="float">
            <text:p>45,325671</text:p>
          </table:table-cell>
          <table:table-cell table:formula="of:=MEDIAN([DATA.J11];[DATA.J56];[DATA.J101];[DATA.J146];[DATA.J191])" office:value-type="float" office:value="0.025929" calcext:value-type="float">
            <text:p>0,025929</text:p>
          </table:table-cell>
          <table:table-cell table:formula="of:=MEDIAN([DATA.K11];[DATA.K56];[DATA.K101];[DATA.K146];[DATA.K191])" office:value-type="float" office:value="0.000672" calcext:value-type="float">
            <text:p>0,000672</text:p>
          </table:table-cell>
          <table:table-cell table:formula="of:=MEDIAN([DATA.L11];[DATA.L56];[DATA.L101];[DATA.L146];[DATA.L191])" office:value-type="float" office:value="31.724131" calcext:value-type="float">
            <text:p>31,724131</text:p>
          </table:table-cell>
          <table:table-cell table:formula="of:=MEDIAN([DATA.M11];[DATA.M56];[DATA.M101];[DATA.M146];[DATA.M191])" office:value-type="float" office:value="39.335263" calcext:value-type="float">
            <text:p>39,335263</text:p>
          </table:table-cell>
          <table:table-cell table:formula="of:=MEDIAN([DATA.N11];[DATA.N56];[DATA.N101];[DATA.N146];[DATA.N191])" office:value-type="string" office:string-value="" calcext:value-type="error">
            <text:p>#WERT!</text:p>
          </table:table-cell>
          <table:table-cell table:formula="of:=MEDIAN([DATA.O11];[DATA.O56];[DATA.O101];[DATA.O146];[DATA.O191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table:formula="of:=MEDIAN([DATA.D14];[DATA.D59];[DATA.D104];[DATA.D149];[DATA.D194])" office:value-type="float" office:value="11796480" calcext:value-type="float">
            <text:p>11796480</text:p>
          </table:table-cell>
          <table:table-cell table:formula="of:=MEDIAN([DATA.E14];[DATA.E59];[DATA.E104];[DATA.E149];[DATA.E194])" office:value-type="string" office:string-value="" calcext:value-type="error">
            <text:p>#WERT!</text:p>
          </table:table-cell>
          <table:table-cell table:formula="of:=MEDIAN([DATA.F14];[DATA.F59];[DATA.F104];[DATA.F149];[DATA.F194])" office:value-type="float" office:value="0.040815" calcext:value-type="float">
            <text:p>0,040815</text:p>
          </table:table-cell>
          <table:table-cell table:formula="of:=MEDIAN([DATA.G14];[DATA.G59];[DATA.G104];[DATA.G149];[DATA.G194])" office:value-type="float" office:value="0.001666" calcext:value-type="float">
            <text:p>0,001666</text:p>
          </table:table-cell>
          <table:table-cell table:formula="of:=MEDIAN([DATA.H14];[DATA.H59];[DATA.H104];[DATA.H149];[DATA.H194])" office:value-type="float" office:value="27.783647" calcext:value-type="float">
            <text:p>27,783647</text:p>
          </table:table-cell>
          <table:table-cell table:formula="of:=MEDIAN([DATA.I14];[DATA.I59];[DATA.I104];[DATA.I149];[DATA.I194])" office:value-type="float" office:value="38.861775" calcext:value-type="float">
            <text:p>38,861775</text:p>
          </table:table-cell>
          <table:table-cell table:formula="of:=MEDIAN([DATA.J14];[DATA.J59];[DATA.J104];[DATA.J149];[DATA.J194])" office:value-type="float" office:value="0.025263" calcext:value-type="float">
            <text:p>0,025263</text:p>
          </table:table-cell>
          <table:table-cell table:formula="of:=MEDIAN([DATA.K14];[DATA.K59];[DATA.K104];[DATA.K149];[DATA.K194])" office:value-type="float" office:value="0.000638" calcext:value-type="float">
            <text:p>0,000638</text:p>
          </table:table-cell>
          <table:table-cell table:formula="of:=MEDIAN([DATA.L14];[DATA.L59];[DATA.L104];[DATA.L149];[DATA.L194])" office:value-type="float" office:value="31.950391" calcext:value-type="float">
            <text:p>31,950391</text:p>
          </table:table-cell>
          <table:table-cell table:formula="of:=MEDIAN([DATA.M14];[DATA.M59];[DATA.M104];[DATA.M149];[DATA.M194])" office:value-type="float" office:value="31.901629" calcext:value-type="float">
            <text:p>31,901629</text:p>
          </table:table-cell>
          <table:table-cell table:formula="of:=MEDIAN([DATA.N14];[DATA.N59];[DATA.N104];[DATA.N149];[DATA.N194])" office:value-type="string" office:string-value="" calcext:value-type="error">
            <text:p>#WERT!</text:p>
          </table:table-cell>
          <table:table-cell table:formula="of:=MEDIAN([DATA.O14];[DATA.O59];[DATA.O104];[DATA.O149];[DATA.O194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table:formula="of:=MEDIAN([DATA.D13];[DATA.D58];[DATA.D103];[DATA.D148];[DATA.D193])" office:value-type="float" office:value="9437184" calcext:value-type="float">
            <text:p>9437184</text:p>
          </table:table-cell>
          <table:table-cell table:formula="of:=MEDIAN([DATA.E13];[DATA.E58];[DATA.E103];[DATA.E148];[DATA.E193])" office:value-type="string" office:string-value="" calcext:value-type="error">
            <text:p>#WERT!</text:p>
          </table:table-cell>
          <table:table-cell table:formula="of:=MEDIAN([DATA.F13];[DATA.F58];[DATA.F103];[DATA.F148];[DATA.F193])" office:value-type="float" office:value="0.040811" calcext:value-type="float">
            <text:p>0,040811</text:p>
          </table:table-cell>
          <table:table-cell table:formula="of:=MEDIAN([DATA.G13];[DATA.G58];[DATA.G103];[DATA.G148];[DATA.G193])" office:value-type="float" office:value="0.001666" calcext:value-type="float">
            <text:p>0,001666</text:p>
          </table:table-cell>
          <table:table-cell table:formula="of:=MEDIAN([DATA.H13];[DATA.H58];[DATA.H103];[DATA.H148];[DATA.H193])" office:value-type="float" office:value="27.784371" calcext:value-type="float">
            <text:p>27,784371</text:p>
          </table:table-cell>
          <table:table-cell table:formula="of:=MEDIAN([DATA.I13];[DATA.I58];[DATA.I103];[DATA.I148];[DATA.I193])" office:value-type="float" office:value="38.950172" calcext:value-type="float">
            <text:p>38,950172</text:p>
          </table:table-cell>
          <table:table-cell table:formula="of:=MEDIAN([DATA.J13];[DATA.J58];[DATA.J103];[DATA.J148];[DATA.J193])" office:value-type="float" office:value="0.025218" calcext:value-type="float">
            <text:p>0,025218</text:p>
          </table:table-cell>
          <table:table-cell table:formula="of:=MEDIAN([DATA.K13];[DATA.K58];[DATA.K103];[DATA.K148];[DATA.K193])" office:value-type="float" office:value="0.000636" calcext:value-type="float">
            <text:p>0,000636</text:p>
          </table:table-cell>
          <table:table-cell table:formula="of:=MEDIAN([DATA.L13];[DATA.L58];[DATA.L103];[DATA.L148];[DATA.L193])" office:value-type="float" office:value="31.965659" calcext:value-type="float">
            <text:p>31,965659</text:p>
          </table:table-cell>
          <table:table-cell table:formula="of:=MEDIAN([DATA.M13];[DATA.M58];[DATA.M103];[DATA.M148];[DATA.M193])" office:value-type="float" office:value="32.000038" calcext:value-type="float">
            <text:p>32,000038</text:p>
          </table:table-cell>
          <table:table-cell table:formula="of:=MEDIAN([DATA.N13];[DATA.N58];[DATA.N103];[DATA.N148];[DATA.N193])" office:value-type="string" office:string-value="" calcext:value-type="error">
            <text:p>#WERT!</text:p>
          </table:table-cell>
          <table:table-cell table:formula="of:=MEDIAN([DATA.O13];[DATA.O58];[DATA.O103];[DATA.O148];[DATA.O193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table:formula="of:=MEDIAN([DATA.D12];[DATA.D57];[DATA.D102];[DATA.D147];[DATA.D192])" office:value-type="float" office:value="7077888" calcext:value-type="float">
            <text:p>7077888</text:p>
          </table:table-cell>
          <table:table-cell table:formula="of:=MEDIAN([DATA.E12];[DATA.E57];[DATA.E102];[DATA.E147];[DATA.E192])" office:value-type="string" office:string-value="" calcext:value-type="error">
            <text:p>#WERT!</text:p>
          </table:table-cell>
          <table:table-cell table:formula="of:=MEDIAN([DATA.F12];[DATA.F57];[DATA.F102];[DATA.F147];[DATA.F192])" office:value-type="float" office:value="0.040798" calcext:value-type="float">
            <text:p>0,040798</text:p>
          </table:table-cell>
          <table:table-cell table:formula="of:=MEDIAN([DATA.G12];[DATA.G57];[DATA.G102];[DATA.G147];[DATA.G192])" office:value-type="float" office:value="0.001664" calcext:value-type="float">
            <text:p>0,001664</text:p>
          </table:table-cell>
          <table:table-cell table:formula="of:=MEDIAN([DATA.H12];[DATA.H57];[DATA.H102];[DATA.H147];[DATA.H192])" office:value-type="float" office:value="27.78718" calcext:value-type="float">
            <text:p>27,78718</text:p>
          </table:table-cell>
          <table:table-cell table:formula="of:=MEDIAN([DATA.I12];[DATA.I57];[DATA.I102];[DATA.I147];[DATA.I192])" office:value-type="float" office:value="39.013834" calcext:value-type="float">
            <text:p>39,013834</text:p>
          </table:table-cell>
          <table:table-cell table:formula="of:=MEDIAN([DATA.J12];[DATA.J57];[DATA.J102];[DATA.J147];[DATA.J192])" office:value-type="float" office:value="0.025294" calcext:value-type="float">
            <text:p>0,025294</text:p>
          </table:table-cell>
          <table:table-cell table:formula="of:=MEDIAN([DATA.K12];[DATA.K57];[DATA.K102];[DATA.K147];[DATA.K192])" office:value-type="float" office:value="0.00064" calcext:value-type="float">
            <text:p>0,00064</text:p>
          </table:table-cell>
          <table:table-cell table:formula="of:=MEDIAN([DATA.L12];[DATA.L57];[DATA.L102];[DATA.L147];[DATA.L192])" office:value-type="float" office:value="31.939726" calcext:value-type="float">
            <text:p>31,939726</text:p>
          </table:table-cell>
          <table:table-cell table:formula="of:=MEDIAN([DATA.M12];[DATA.M57];[DATA.M102];[DATA.M147];[DATA.M192])" office:value-type="float" office:value="32.491134" calcext:value-type="float">
            <text:p>32,491134</text:p>
          </table:table-cell>
          <table:table-cell table:formula="of:=MEDIAN([DATA.N12];[DATA.N57];[DATA.N102];[DATA.N147];[DATA.N192])" office:value-type="string" office:string-value="" calcext:value-type="error">
            <text:p>#WERT!</text:p>
          </table:table-cell>
          <table:table-cell table:formula="of:=MEDIAN([DATA.O12];[DATA.O57];[DATA.O102];[DATA.O147];[DATA.O192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table:formula="of:=MEDIAN([DATA.D39];[DATA.D84];[DATA.D129];[DATA.D174];[DATA.D219])" office:value-type="float" office:value="4718592" calcext:value-type="float">
            <text:p>4718592</text:p>
          </table:table-cell>
          <table:table-cell table:formula="of:=MEDIAN([DATA.E39];[DATA.E84];[DATA.E129];[DATA.E174];[DATA.E219])" office:value-type="string" office:string-value="" calcext:value-type="error">
            <text:p>#WERT!</text:p>
          </table:table-cell>
          <table:table-cell table:formula="of:=MEDIAN([DATA.F39];[DATA.F84];[DATA.F129];[DATA.F174];[DATA.F219])" office:value-type="float" office:value="0.318715" calcext:value-type="float">
            <text:p>0,318715</text:p>
          </table:table-cell>
          <table:table-cell table:formula="of:=MEDIAN([DATA.G39];[DATA.G84];[DATA.G129];[DATA.G174];[DATA.G219])" office:value-type="float" office:value="0.101579" calcext:value-type="float">
            <text:p>0,101579</text:p>
          </table:table-cell>
          <table:table-cell table:formula="of:=MEDIAN([DATA.H39];[DATA.H84];[DATA.H129];[DATA.H174];[DATA.H219])" office:value-type="float" office:value="9.931942" calcext:value-type="float">
            <text:p>9,931942</text:p>
          </table:table-cell>
          <table:table-cell table:formula="of:=MEDIAN([DATA.I39];[DATA.I84];[DATA.I129];[DATA.I174];[DATA.I219])" office:value-type="float" office:value="124.432654" calcext:value-type="float">
            <text:p>124,432654</text:p>
          </table:table-cell>
          <table:table-cell table:formula="of:=MEDIAN([DATA.J39];[DATA.J84];[DATA.J129];[DATA.J174];[DATA.J219])" office:value-type="float" office:value="0.168515" calcext:value-type="float">
            <text:p>0,168515</text:p>
          </table:table-cell>
          <table:table-cell table:formula="of:=MEDIAN([DATA.K39];[DATA.K84];[DATA.K129];[DATA.K174];[DATA.K219])" office:value-type="float" office:value="0.028397" calcext:value-type="float">
            <text:p>0,028397</text:p>
          </table:table-cell>
          <table:table-cell table:formula="of:=MEDIAN([DATA.L39];[DATA.L84];[DATA.L129];[DATA.L174];[DATA.L219])" office:value-type="float" office:value="15.467248" calcext:value-type="float">
            <text:p>15,467248</text:p>
          </table:table-cell>
          <table:table-cell table:formula="of:=MEDIAN([DATA.M39];[DATA.M84];[DATA.M129];[DATA.M174];[DATA.M219])" office:value-type="float" office:value="108.300662" calcext:value-type="float">
            <text:p>108,300662</text:p>
          </table:table-cell>
          <table:table-cell table:formula="of:=MEDIAN([DATA.N39];[DATA.N84];[DATA.N129];[DATA.N174];[DATA.N219])" office:value-type="string" office:string-value="" calcext:value-type="error">
            <text:p>#WERT!</text:p>
          </table:table-cell>
          <table:table-cell table:formula="of:=MEDIAN([DATA.O39];[DATA.O84];[DATA.O129];[DATA.O174];[DATA.O219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table:formula="of:=MEDIAN([DATA.D43];[DATA.D88];[DATA.D133];[DATA.D178];[DATA.D223])" office:value-type="float" office:value="4718592" calcext:value-type="float">
            <text:p>4718592</text:p>
          </table:table-cell>
          <table:table-cell table:formula="of:=MEDIAN([DATA.E43];[DATA.E88];[DATA.E133];[DATA.E178];[DATA.E223])" office:value-type="string" office:string-value="" calcext:value-type="error">
            <text:p>#WERT!</text:p>
          </table:table-cell>
          <table:table-cell table:formula="of:=MEDIAN([DATA.F43];[DATA.F88];[DATA.F133];[DATA.F178];[DATA.F223])" office:value-type="float" office:value="0.322099" calcext:value-type="float">
            <text:p>0,322099</text:p>
          </table:table-cell>
          <table:table-cell table:formula="of:=MEDIAN([DATA.G43];[DATA.G88];[DATA.G133];[DATA.G178];[DATA.G223])" office:value-type="float" office:value="0.103748" calcext:value-type="float">
            <text:p>0,103748</text:p>
          </table:table-cell>
          <table:table-cell table:formula="of:=MEDIAN([DATA.H43];[DATA.H88];[DATA.H133];[DATA.H178];[DATA.H223])" office:value-type="float" office:value="9.840218" calcext:value-type="float">
            <text:p>9,840218</text:p>
          </table:table-cell>
          <table:table-cell table:formula="of:=MEDIAN([DATA.I43];[DATA.I88];[DATA.I133];[DATA.I178];[DATA.I223])" office:value-type="float" office:value="140.158523" calcext:value-type="float">
            <text:p>140,158523</text:p>
          </table:table-cell>
          <table:table-cell table:formula="of:=MEDIAN([DATA.J43];[DATA.J88];[DATA.J133];[DATA.J178];[DATA.J223])" office:value-type="float" office:value="0.161891" calcext:value-type="float">
            <text:p>0,161891</text:p>
          </table:table-cell>
          <table:table-cell table:formula="of:=MEDIAN([DATA.K43];[DATA.K88];[DATA.K133];[DATA.K178];[DATA.K223])" office:value-type="float" office:value="0.026209" calcext:value-type="float">
            <text:p>0,026209</text:p>
          </table:table-cell>
          <table:table-cell table:formula="of:=MEDIAN([DATA.L43];[DATA.L88];[DATA.L133];[DATA.L178];[DATA.L223])" office:value-type="float" office:value="15.815529" calcext:value-type="float">
            <text:p>15,815529</text:p>
          </table:table-cell>
          <table:table-cell table:formula="of:=MEDIAN([DATA.M43];[DATA.M88];[DATA.M133];[DATA.M178];[DATA.M223])" office:value-type="float" office:value="92.449843" calcext:value-type="float">
            <text:p>92,449843</text:p>
          </table:table-cell>
          <table:table-cell table:formula="of:=MEDIAN([DATA.N43];[DATA.N88];[DATA.N133];[DATA.N178];[DATA.N223])" office:value-type="string" office:string-value="" calcext:value-type="error">
            <text:p>#WERT!</text:p>
          </table:table-cell>
          <table:table-cell table:formula="of:=MEDIAN([DATA.O43];[DATA.O88];[DATA.O133];[DATA.O178];[DATA.O223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table:formula="of:=MEDIAN([DATA.D6];[DATA.D51];[DATA.D96];[DATA.D141];[DATA.D186])" office:value-type="float" office:value="15728640" calcext:value-type="float">
            <text:p>15728640</text:p>
          </table:table-cell>
          <table:table-cell table:formula="of:=MEDIAN([DATA.E6];[DATA.E51];[DATA.E96];[DATA.E141];[DATA.E186])" office:value-type="string" office:string-value="" calcext:value-type="error">
            <text:p>#WERT!</text:p>
          </table:table-cell>
          <table:table-cell table:formula="of:=MEDIAN([DATA.F6];[DATA.F51];[DATA.F96];[DATA.F141];[DATA.F186])" office:value-type="float" office:value="0.018269" calcext:value-type="float">
            <text:p>0,018269</text:p>
          </table:table-cell>
          <table:table-cell table:formula="of:=MEDIAN([DATA.G6];[DATA.G51];[DATA.G96];[DATA.G141];[DATA.G186])" office:value-type="float" office:value="0.000334" calcext:value-type="float">
            <text:p>0,000334</text:p>
          </table:table-cell>
          <table:table-cell table:formula="of:=MEDIAN([DATA.H6];[DATA.H51];[DATA.H96];[DATA.H141];[DATA.H186])" office:value-type="float" office:value="34.765628" calcext:value-type="float">
            <text:p>34,765628</text:p>
          </table:table-cell>
          <table:table-cell table:formula="of:=MEDIAN([DATA.I6];[DATA.I51];[DATA.I96];[DATA.I141];[DATA.I186])" office:value-type="float" office:value="1.527635" calcext:value-type="float">
            <text:p>1,527635</text:p>
          </table:table-cell>
          <table:table-cell table:formula="of:=MEDIAN([DATA.J6];[DATA.J51];[DATA.J96];[DATA.J141];[DATA.J186])" office:value-type="float" office:value="0.012347" calcext:value-type="float">
            <text:p>0,012347</text:p>
          </table:table-cell>
          <table:table-cell table:formula="of:=MEDIAN([DATA.K6];[DATA.K51];[DATA.K96];[DATA.K141];[DATA.K186])" office:value-type="float" office:value="0.000152" calcext:value-type="float">
            <text:p>0,000152</text:p>
          </table:table-cell>
          <table:table-cell table:formula="of:=MEDIAN([DATA.L6];[DATA.L51];[DATA.L96];[DATA.L141];[DATA.L186])" office:value-type="float" office:value="38.168874" calcext:value-type="float">
            <text:p>38,168874</text:p>
          </table:table-cell>
          <table:table-cell table:formula="of:=MEDIAN([DATA.M6];[DATA.M51];[DATA.M96];[DATA.M141];[DATA.M186])" office:value-type="float" office:value="0.713705" calcext:value-type="float">
            <text:p>0,713705</text:p>
          </table:table-cell>
          <table:table-cell table:formula="of:=MEDIAN([DATA.N6];[DATA.N51];[DATA.N96];[DATA.N141];[DATA.N186])" office:value-type="string" office:string-value="" calcext:value-type="error">
            <text:p>#WERT!</text:p>
          </table:table-cell>
          <table:table-cell table:formula="of:=MEDIAN([DATA.O6];[DATA.O51];[DATA.O96];[DATA.O141];[DATA.O186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table:formula="of:=MEDIAN([DATA.D5];[DATA.D50];[DATA.D95];[DATA.D140];[DATA.D185])" office:value-type="float" office:value="12582912" calcext:value-type="float">
            <text:p>12582912</text:p>
          </table:table-cell>
          <table:table-cell table:formula="of:=MEDIAN([DATA.E5];[DATA.E50];[DATA.E95];[DATA.E140];[DATA.E185])" office:value-type="string" office:string-value="" calcext:value-type="error">
            <text:p>#WERT!</text:p>
          </table:table-cell>
          <table:table-cell table:formula="of:=MEDIAN([DATA.F5];[DATA.F50];[DATA.F95];[DATA.F140];[DATA.F185])" office:value-type="float" office:value="0.018215" calcext:value-type="float">
            <text:p>0,018215</text:p>
          </table:table-cell>
          <table:table-cell table:formula="of:=MEDIAN([DATA.G5];[DATA.G50];[DATA.G95];[DATA.G140];[DATA.G185])" office:value-type="float" office:value="0.000332" calcext:value-type="float">
            <text:p>0,000332</text:p>
          </table:table-cell>
          <table:table-cell table:formula="of:=MEDIAN([DATA.H5];[DATA.H50];[DATA.H95];[DATA.H140];[DATA.H185])" office:value-type="float" office:value="34.791405" calcext:value-type="float">
            <text:p>34,791405</text:p>
          </table:table-cell>
          <table:table-cell table:formula="of:=MEDIAN([DATA.I5];[DATA.I50];[DATA.I95];[DATA.I140];[DATA.I185])" office:value-type="float" office:value="1.156476" calcext:value-type="float">
            <text:p>1,156476</text:p>
          </table:table-cell>
          <table:table-cell table:formula="of:=MEDIAN([DATA.J5];[DATA.J50];[DATA.J95];[DATA.J140];[DATA.J185])" office:value-type="float" office:value="0.012316" calcext:value-type="float">
            <text:p>0,012316</text:p>
          </table:table-cell>
          <table:table-cell table:formula="of:=MEDIAN([DATA.K5];[DATA.K50];[DATA.K95];[DATA.K140];[DATA.K185])" office:value-type="float" office:value="0.000152" calcext:value-type="float">
            <text:p>0,000152</text:p>
          </table:table-cell>
          <table:table-cell table:formula="of:=MEDIAN([DATA.L5];[DATA.L50];[DATA.L95];[DATA.L140];[DATA.L185])" office:value-type="float" office:value="38.190297" calcext:value-type="float">
            <text:p>38,190297</text:p>
          </table:table-cell>
          <table:table-cell table:formula="of:=MEDIAN([DATA.M5];[DATA.M50];[DATA.M95];[DATA.M140];[DATA.M185])" office:value-type="float" office:value="0.624596" calcext:value-type="float">
            <text:p>0,624596</text:p>
          </table:table-cell>
          <table:table-cell table:formula="of:=MEDIAN([DATA.N5];[DATA.N50];[DATA.N95];[DATA.N140];[DATA.N185])" office:value-type="string" office:string-value="" calcext:value-type="error">
            <text:p>#WERT!</text:p>
          </table:table-cell>
          <table:table-cell table:formula="of:=MEDIAN([DATA.O5];[DATA.O50];[DATA.O95];[DATA.O140];[DATA.O185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table:formula="of:=MEDIAN([DATA.D4];[DATA.D49];[DATA.D94];[DATA.D139];[DATA.D184])" office:value-type="float" office:value="9437184" calcext:value-type="float">
            <text:p>9437184</text:p>
          </table:table-cell>
          <table:table-cell table:formula="of:=MEDIAN([DATA.E4];[DATA.E49];[DATA.E94];[DATA.E139];[DATA.E184])" office:value-type="string" office:string-value="" calcext:value-type="error">
            <text:p>#WERT!</text:p>
          </table:table-cell>
          <table:table-cell table:formula="of:=MEDIAN([DATA.F4];[DATA.F49];[DATA.F94];[DATA.F139];[DATA.F184])" office:value-type="float" office:value="0.01802" calcext:value-type="float">
            <text:p>0,01802</text:p>
          </table:table-cell>
          <table:table-cell table:formula="of:=MEDIAN([DATA.G4];[DATA.G49];[DATA.G94];[DATA.G139];[DATA.G184])" office:value-type="float" office:value="0.000325" calcext:value-type="float">
            <text:p>0,000325</text:p>
          </table:table-cell>
          <table:table-cell table:formula="of:=MEDIAN([DATA.H4];[DATA.H49];[DATA.H94];[DATA.H139];[DATA.H184])" office:value-type="float" office:value="34.884778" calcext:value-type="float">
            <text:p>34,884778</text:p>
          </table:table-cell>
          <table:table-cell table:formula="of:=MEDIAN([DATA.I4];[DATA.I49];[DATA.I94];[DATA.I139];[DATA.I184])" office:value-type="float" office:value="0.490857" calcext:value-type="float">
            <text:p>0,490857</text:p>
          </table:table-cell>
          <table:table-cell table:formula="of:=MEDIAN([DATA.J4];[DATA.J49];[DATA.J94];[DATA.J139];[DATA.J184])" office:value-type="float" office:value="0.012169" calcext:value-type="float">
            <text:p>0,012169</text:p>
          </table:table-cell>
          <table:table-cell table:formula="of:=MEDIAN([DATA.K4];[DATA.K49];[DATA.K94];[DATA.K139];[DATA.K184])" office:value-type="float" office:value="0.000148" calcext:value-type="float">
            <text:p>0,000148</text:p>
          </table:table-cell>
          <table:table-cell table:formula="of:=MEDIAN([DATA.L4];[DATA.L49];[DATA.L94];[DATA.L139];[DATA.L184])" office:value-type="float" office:value="38.294981" calcext:value-type="float">
            <text:p>38,294981</text:p>
          </table:table-cell>
          <table:table-cell table:formula="of:=MEDIAN([DATA.M4];[DATA.M49];[DATA.M94];[DATA.M139];[DATA.M184])" office:value-type="float" office:value="0.315741" calcext:value-type="float">
            <text:p>0,315741</text:p>
          </table:table-cell>
          <table:table-cell table:formula="of:=MEDIAN([DATA.N4];[DATA.N49];[DATA.N94];[DATA.N139];[DATA.N184])" office:value-type="string" office:string-value="" calcext:value-type="error">
            <text:p>#WERT!</text:p>
          </table:table-cell>
          <table:table-cell table:formula="of:=MEDIAN([DATA.O4];[DATA.O49];[DATA.O94];[DATA.O139];[DATA.O184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table:formula="of:=MEDIAN([DATA.D3];[DATA.D48];[DATA.D93];[DATA.D138];[DATA.D183])" office:value-type="float" office:value="6291456" calcext:value-type="float">
            <text:p>6291456</text:p>
          </table:table-cell>
          <table:table-cell table:formula="of:=MEDIAN([DATA.E3];[DATA.E48];[DATA.E93];[DATA.E138];[DATA.E183])" office:value-type="string" office:string-value="" calcext:value-type="error">
            <text:p>#WERT!</text:p>
          </table:table-cell>
          <table:table-cell table:formula="of:=MEDIAN([DATA.F3];[DATA.F48];[DATA.F93];[DATA.F138];[DATA.F183])" office:value-type="float" office:value="0.017679" calcext:value-type="float">
            <text:p>0,017679</text:p>
          </table:table-cell>
          <table:table-cell table:formula="of:=MEDIAN([DATA.G3];[DATA.G48];[DATA.G93];[DATA.G138];[DATA.G183])" office:value-type="float" office:value="0.000313" calcext:value-type="float">
            <text:p>0,000313</text:p>
          </table:table-cell>
          <table:table-cell table:formula="of:=MEDIAN([DATA.H3];[DATA.H48];[DATA.H93];[DATA.H138];[DATA.H183])" office:value-type="float" office:value="35.050813" calcext:value-type="float">
            <text:p>35,050813</text:p>
          </table:table-cell>
          <table:table-cell table:formula="of:=MEDIAN([DATA.I3];[DATA.I48];[DATA.I93];[DATA.I138];[DATA.I183])" office:value-type="float" office:value="0.389627" calcext:value-type="float">
            <text:p>0,389627</text:p>
          </table:table-cell>
          <table:table-cell table:formula="of:=MEDIAN([DATA.J3];[DATA.J48];[DATA.J93];[DATA.J138];[DATA.J183])" office:value-type="float" office:value="0.012028" calcext:value-type="float">
            <text:p>0,012028</text:p>
          </table:table-cell>
          <table:table-cell table:formula="of:=MEDIAN([DATA.K3];[DATA.K48];[DATA.K93];[DATA.K138];[DATA.K183])" office:value-type="float" office:value="0.000145" calcext:value-type="float">
            <text:p>0,000145</text:p>
          </table:table-cell>
          <table:table-cell table:formula="of:=MEDIAN([DATA.L3];[DATA.L48];[DATA.L93];[DATA.L138];[DATA.L183])" office:value-type="float" office:value="38.396261" calcext:value-type="float">
            <text:p>38,396261</text:p>
          </table:table-cell>
          <table:table-cell table:formula="of:=MEDIAN([DATA.M3];[DATA.M48];[DATA.M93];[DATA.M138];[DATA.M183])" office:value-type="float" office:value="0.884207" calcext:value-type="float">
            <text:p>0,884207</text:p>
          </table:table-cell>
          <table:table-cell table:formula="of:=MEDIAN([DATA.N3];[DATA.N48];[DATA.N93];[DATA.N138];[DATA.N183])" office:value-type="string" office:string-value="" calcext:value-type="error">
            <text:p>#WERT!</text:p>
          </table:table-cell>
          <table:table-cell table:formula="of:=MEDIAN([DATA.O3];[DATA.O48];[DATA.O93];[DATA.O138];[DATA.O183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CbCr</text:p>
          </table:table-cell>
          <table:table-cell table:formula="of:=MEDIAN([DATA.D9];[DATA.D54];[DATA.D99];[DATA.D144];[DATA.D189])" office:value-type="float" office:value="9437184" calcext:value-type="float">
            <text:p>9437184</text:p>
          </table:table-cell>
          <table:table-cell table:formula="of:=MEDIAN([DATA.E9];[DATA.E54];[DATA.E99];[DATA.E144];[DATA.E189])" office:value-type="string" office:string-value="" calcext:value-type="error">
            <text:p>#WERT!</text:p>
          </table:table-cell>
          <table:table-cell table:formula="of:=MEDIAN([DATA.F9];[DATA.F54];[DATA.F99];[DATA.F144];[DATA.F189])" office:value-type="float" office:value="0.042004" calcext:value-type="float">
            <text:p>0,042004</text:p>
          </table:table-cell>
          <table:table-cell table:formula="of:=MEDIAN([DATA.G9];[DATA.G54];[DATA.G99];[DATA.G144];[DATA.G189])" office:value-type="float" office:value="0.001764" calcext:value-type="float">
            <text:p>0,001764</text:p>
          </table:table-cell>
          <table:table-cell table:formula="of:=MEDIAN([DATA.H9];[DATA.H54];[DATA.H99];[DATA.H144];[DATA.H189])" office:value-type="float" office:value="27.53426" calcext:value-type="float">
            <text:p>27,53426</text:p>
          </table:table-cell>
          <table:table-cell table:formula="of:=MEDIAN([DATA.I9];[DATA.I54];[DATA.I99];[DATA.I144];[DATA.I189])" office:value-type="float" office:value="47.906349" calcext:value-type="float">
            <text:p>47,906349</text:p>
          </table:table-cell>
          <table:table-cell table:formula="of:=MEDIAN([DATA.J9];[DATA.J54];[DATA.J99];[DATA.J144];[DATA.J189])" office:value-type="float" office:value="0.025284" calcext:value-type="float">
            <text:p>0,025284</text:p>
          </table:table-cell>
          <table:table-cell table:formula="of:=MEDIAN([DATA.K9];[DATA.K54];[DATA.K99];[DATA.K144];[DATA.K189])" office:value-type="float" office:value="0.000639" calcext:value-type="float">
            <text:p>0,000639</text:p>
          </table:table-cell>
          <table:table-cell table:formula="of:=MEDIAN([DATA.L9];[DATA.L54];[DATA.L99];[DATA.L144];[DATA.L189])" office:value-type="float" office:value="31.943102" calcext:value-type="float">
            <text:p>31,943102</text:p>
          </table:table-cell>
          <table:table-cell table:formula="of:=MEDIAN([DATA.M9];[DATA.M54];[DATA.M99];[DATA.M144];[DATA.M189])" office:value-type="float" office:value="41.510095" calcext:value-type="float">
            <text:p>41,510095</text:p>
          </table:table-cell>
          <table:table-cell table:formula="of:=MEDIAN([DATA.N9];[DATA.N54];[DATA.N99];[DATA.N144];[DATA.N189])" office:value-type="string" office:string-value="" calcext:value-type="error">
            <text:p>#WERT!</text:p>
          </table:table-cell>
          <table:table-cell table:formula="of:=MEDIAN([DATA.O9];[DATA.O54];[DATA.O99];[DATA.O144];[DATA.O189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CbCr</text:p>
          </table:table-cell>
          <table:table-cell table:formula="of:=MEDIAN([DATA.D10];[DATA.D55];[DATA.D100];[DATA.D145];[DATA.D190])" office:value-type="float" office:value="11796480" calcext:value-type="float">
            <text:p>11796480</text:p>
          </table:table-cell>
          <table:table-cell table:formula="of:=MEDIAN([DATA.E10];[DATA.E55];[DATA.E100];[DATA.E145];[DATA.E190])" office:value-type="string" office:string-value="" calcext:value-type="error">
            <text:p>#WERT!</text:p>
          </table:table-cell>
          <table:table-cell table:formula="of:=MEDIAN([DATA.F10];[DATA.F55];[DATA.F100];[DATA.F145];[DATA.F190])" office:value-type="float" office:value="0.042246" calcext:value-type="float">
            <text:p>0,042246</text:p>
          </table:table-cell>
          <table:table-cell table:formula="of:=MEDIAN([DATA.G10];[DATA.G55];[DATA.G100];[DATA.G145];[DATA.G190])" office:value-type="float" office:value="0.001785" calcext:value-type="float">
            <text:p>0,001785</text:p>
          </table:table-cell>
          <table:table-cell table:formula="of:=MEDIAN([DATA.H10];[DATA.H55];[DATA.H100];[DATA.H145];[DATA.H190])" office:value-type="float" office:value="27.484283" calcext:value-type="float">
            <text:p>27,484283</text:p>
          </table:table-cell>
          <table:table-cell table:formula="of:=MEDIAN([DATA.I10];[DATA.I55];[DATA.I100];[DATA.I145];[DATA.I190])" office:value-type="float" office:value="48.215079" calcext:value-type="float">
            <text:p>48,215079</text:p>
          </table:table-cell>
          <table:table-cell table:formula="of:=MEDIAN([DATA.J10];[DATA.J55];[DATA.J100];[DATA.J145];[DATA.J190])" office:value-type="float" office:value="0.025457" calcext:value-type="float">
            <text:p>0,025457</text:p>
          </table:table-cell>
          <table:table-cell table:formula="of:=MEDIAN([DATA.K10];[DATA.K55];[DATA.K100];[DATA.K145];[DATA.K190])" office:value-type="float" office:value="0.000648" calcext:value-type="float">
            <text:p>0,000648</text:p>
          </table:table-cell>
          <table:table-cell table:formula="of:=MEDIAN([DATA.L10];[DATA.L55];[DATA.L100];[DATA.L145];[DATA.L190])" office:value-type="float" office:value="31.883962" calcext:value-type="float">
            <text:p>31,883962</text:p>
          </table:table-cell>
          <table:table-cell table:formula="of:=MEDIAN([DATA.M10];[DATA.M55];[DATA.M100];[DATA.M145];[DATA.M190])" office:value-type="float" office:value="41.481769" calcext:value-type="float">
            <text:p>41,481769</text:p>
          </table:table-cell>
          <table:table-cell table:formula="of:=MEDIAN([DATA.N10];[DATA.N55];[DATA.N100];[DATA.N145];[DATA.N190])" office:value-type="string" office:string-value="" calcext:value-type="error">
            <text:p>#WERT!</text:p>
          </table:table-cell>
          <table:table-cell table:formula="of:=MEDIAN([DATA.O10];[DATA.O55];[DATA.O100];[DATA.O145];[DATA.O190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CbCr</text:p>
          </table:table-cell>
          <table:table-cell table:formula="of:=MEDIAN([DATA.D8];[DATA.D53];[DATA.D98];[DATA.D143];[DATA.D188])" office:value-type="float" office:value="7077888" calcext:value-type="float">
            <text:p>7077888</text:p>
          </table:table-cell>
          <table:table-cell table:formula="of:=MEDIAN([DATA.E8];[DATA.E53];[DATA.E98];[DATA.E143];[DATA.E188])" office:value-type="string" office:string-value="" calcext:value-type="error">
            <text:p>#WERT!</text:p>
          </table:table-cell>
          <table:table-cell table:formula="of:=MEDIAN([DATA.F8];[DATA.F53];[DATA.F98];[DATA.F143];[DATA.F188])" office:value-type="float" office:value="0.04108" calcext:value-type="float">
            <text:p>0,04108</text:p>
          </table:table-cell>
          <table:table-cell table:formula="of:=MEDIAN([DATA.G8];[DATA.G53];[DATA.G98];[DATA.G143];[DATA.G188])" office:value-type="float" office:value="0.001688" calcext:value-type="float">
            <text:p>0,001688</text:p>
          </table:table-cell>
          <table:table-cell table:formula="of:=MEDIAN([DATA.H8];[DATA.H53];[DATA.H98];[DATA.H143];[DATA.H188])" office:value-type="float" office:value="27.727372" calcext:value-type="float">
            <text:p>27,727372</text:p>
          </table:table-cell>
          <table:table-cell table:formula="of:=MEDIAN([DATA.I8];[DATA.I53];[DATA.I98];[DATA.I143];[DATA.I188])" office:value-type="float" office:value="44.818958" calcext:value-type="float">
            <text:p>44,818958</text:p>
          </table:table-cell>
          <table:table-cell table:formula="of:=MEDIAN([DATA.J8];[DATA.J53];[DATA.J98];[DATA.J143];[DATA.J188])" office:value-type="float" office:value="0.024587" calcext:value-type="float">
            <text:p>0,024587</text:p>
          </table:table-cell>
          <table:table-cell table:formula="of:=MEDIAN([DATA.K8];[DATA.K53];[DATA.K98];[DATA.K143];[DATA.K188])" office:value-type="float" office:value="0.000605" calcext:value-type="float">
            <text:p>0,000605</text:p>
          </table:table-cell>
          <table:table-cell table:formula="of:=MEDIAN([DATA.L8];[DATA.L53];[DATA.L98];[DATA.L143];[DATA.L188])" office:value-type="float" office:value="32.185854" calcext:value-type="float">
            <text:p>32,185854</text:p>
          </table:table-cell>
          <table:table-cell table:formula="of:=MEDIAN([DATA.M8];[DATA.M53];[DATA.M98];[DATA.M143];[DATA.M188])" office:value-type="float" office:value="38.961506" calcext:value-type="float">
            <text:p>38,961506</text:p>
          </table:table-cell>
          <table:table-cell table:formula="of:=MEDIAN([DATA.N8];[DATA.N53];[DATA.N98];[DATA.N143];[DATA.N188])" office:value-type="string" office:string-value="" calcext:value-type="error">
            <text:p>#WERT!</text:p>
          </table:table-cell>
          <table:table-cell table:formula="of:=MEDIAN([DATA.O8];[DATA.O53];[DATA.O98];[DATA.O143];[DATA.O188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table:formula="of:=MEDIAN([DATA.D19];[DATA.D64];[DATA.D109];[DATA.D154];[DATA.D199])" office:value-type="float" office:value="4718592" calcext:value-type="float">
            <text:p>4718592</text:p>
          </table:table-cell>
          <table:table-cell table:formula="of:=MEDIAN([DATA.E19];[DATA.E64];[DATA.E109];[DATA.E154];[DATA.E199])" office:value-type="string" office:string-value="" calcext:value-type="error">
            <text:p>#WERT!</text:p>
          </table:table-cell>
          <table:table-cell table:formula="of:=MEDIAN([DATA.F19];[DATA.F64];[DATA.F109];[DATA.F154];[DATA.F199])" office:value-type="float" office:value="0.079208" calcext:value-type="float">
            <text:p>0,079208</text:p>
          </table:table-cell>
          <table:table-cell table:formula="of:=MEDIAN([DATA.G19];[DATA.G64];[DATA.G109];[DATA.G154];[DATA.G199])" office:value-type="float" office:value="0.006274" calcext:value-type="float">
            <text:p>0,006274</text:p>
          </table:table-cell>
          <table:table-cell table:formula="of:=MEDIAN([DATA.H19];[DATA.H64];[DATA.H109];[DATA.H154];[DATA.H199])" office:value-type="float" office:value="22.024662" calcext:value-type="float">
            <text:p>22,024662</text:p>
          </table:table-cell>
          <table:table-cell table:formula="of:=MEDIAN([DATA.I19];[DATA.I64];[DATA.I109];[DATA.I154];[DATA.I199])" office:value-type="float" office:value="22.817344" calcext:value-type="float">
            <text:p>22,817344</text:p>
          </table:table-cell>
          <table:table-cell table:formula="of:=MEDIAN([DATA.J19];[DATA.J64];[DATA.J109];[DATA.J154];[DATA.J199])" office:value-type="float" office:value="0.040331" calcext:value-type="float">
            <text:p>0,040331</text:p>
          </table:table-cell>
          <table:table-cell table:formula="of:=MEDIAN([DATA.K19];[DATA.K64];[DATA.K109];[DATA.K154];[DATA.K199])" office:value-type="float" office:value="0.001627" calcext:value-type="float">
            <text:p>0,001627</text:p>
          </table:table-cell>
          <table:table-cell table:formula="of:=MEDIAN([DATA.L19];[DATA.L64];[DATA.L109];[DATA.L154];[DATA.L199])" office:value-type="float" office:value="27.887248" calcext:value-type="float">
            <text:p>27,887248</text:p>
          </table:table-cell>
          <table:table-cell table:formula="of:=MEDIAN([DATA.M19];[DATA.M64];[DATA.M109];[DATA.M154];[DATA.M199])" office:value-type="float" office:value="19.114721" calcext:value-type="float">
            <text:p>19,114721</text:p>
          </table:table-cell>
          <table:table-cell table:formula="of:=MEDIAN([DATA.N19];[DATA.N64];[DATA.N109];[DATA.N154];[DATA.N199])" office:value-type="string" office:string-value="" calcext:value-type="error">
            <text:p>#WERT!</text:p>
          </table:table-cell>
          <table:table-cell table:formula="of:=MEDIAN([DATA.O19];[DATA.O64];[DATA.O109];[DATA.O154];[DATA.O199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CbCr</text:p>
          </table:table-cell>
          <table:table-cell table:formula="of:=MEDIAN([DATA.D7];[DATA.D52];[DATA.D97];[DATA.D142];[DATA.D187])" office:value-type="float" office:value="4718592" calcext:value-type="float">
            <text:p>4718592</text:p>
          </table:table-cell>
          <table:table-cell table:formula="of:=MEDIAN([DATA.E7];[DATA.E52];[DATA.E97];[DATA.E142];[DATA.E187])" office:value-type="string" office:string-value="" calcext:value-type="error">
            <text:p>#WERT!</text:p>
          </table:table-cell>
          <table:table-cell table:formula="of:=MEDIAN([DATA.F7];[DATA.F52];[DATA.F97];[DATA.F142];[DATA.F187])" office:value-type="float" office:value="0.039241" calcext:value-type="float">
            <text:p>0,039241</text:p>
          </table:table-cell>
          <table:table-cell table:formula="of:=MEDIAN([DATA.G7];[DATA.G52];[DATA.G97];[DATA.G142];[DATA.G187])" office:value-type="float" office:value="0.00154" calcext:value-type="float">
            <text:p>0,00154</text:p>
          </table:table-cell>
          <table:table-cell table:formula="of:=MEDIAN([DATA.H7];[DATA.H52];[DATA.H97];[DATA.H142];[DATA.H187])" office:value-type="float" office:value="28.125273" calcext:value-type="float">
            <text:p>28,125273</text:p>
          </table:table-cell>
          <table:table-cell table:formula="of:=MEDIAN([DATA.I7];[DATA.I52];[DATA.I97];[DATA.I142];[DATA.I187])" office:value-type="float" office:value="33.744012" calcext:value-type="float">
            <text:p>33,744012</text:p>
          </table:table-cell>
          <table:table-cell table:formula="of:=MEDIAN([DATA.J7];[DATA.J52];[DATA.J97];[DATA.J142];[DATA.J187])" office:value-type="float" office:value="0.022631" calcext:value-type="float">
            <text:p>0,022631</text:p>
          </table:table-cell>
          <table:table-cell table:formula="of:=MEDIAN([DATA.K7];[DATA.K52];[DATA.K97];[DATA.K142];[DATA.K187])" office:value-type="float" office:value="0.000512" calcext:value-type="float">
            <text:p>0,000512</text:p>
          </table:table-cell>
          <table:table-cell table:formula="of:=MEDIAN([DATA.L7];[DATA.L52];[DATA.L97];[DATA.L142];[DATA.L187])" office:value-type="float" office:value="32.906038" calcext:value-type="float">
            <text:p>32,906038</text:p>
          </table:table-cell>
          <table:table-cell table:formula="of:=MEDIAN([DATA.M7];[DATA.M52];[DATA.M97];[DATA.M142];[DATA.M187])" office:value-type="float" office:value="32.087918" calcext:value-type="float">
            <text:p>32,087918</text:p>
          </table:table-cell>
          <table:table-cell table:formula="of:=MEDIAN([DATA.N7];[DATA.N52];[DATA.N97];[DATA.N142];[DATA.N187])" office:value-type="string" office:string-value="" calcext:value-type="error">
            <text:p>#WERT!</text:p>
          </table:table-cell>
          <table:table-cell table:formula="of:=MEDIAN([DATA.O7];[DATA.O52];[DATA.O97];[DATA.O142];[DATA.O187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table:formula="of:=MEDIAN([DATA.D20];[DATA.D65];[DATA.D110];[DATA.D155];[DATA.D200])" office:value-type="float" office:value="7077888" calcext:value-type="float">
            <text:p>7077888</text:p>
          </table:table-cell>
          <table:table-cell table:formula="of:=MEDIAN([DATA.E20];[DATA.E65];[DATA.E110];[DATA.E155];[DATA.E200])" office:value-type="string" office:string-value="" calcext:value-type="error">
            <text:p>#WERT!</text:p>
          </table:table-cell>
          <table:table-cell table:formula="of:=MEDIAN([DATA.F20];[DATA.F65];[DATA.F110];[DATA.F155];[DATA.F200])" office:value-type="float" office:value="0.076174" calcext:value-type="float">
            <text:p>0,076174</text:p>
          </table:table-cell>
          <table:table-cell table:formula="of:=MEDIAN([DATA.G20];[DATA.G65];[DATA.G110];[DATA.G155];[DATA.G200])" office:value-type="float" office:value="0.005802" calcext:value-type="float">
            <text:p>0,005802</text:p>
          </table:table-cell>
          <table:table-cell table:formula="of:=MEDIAN([DATA.H20];[DATA.H65];[DATA.H110];[DATA.H155];[DATA.H200])" office:value-type="float" office:value="22.363904" calcext:value-type="float">
            <text:p>22,363904</text:p>
          </table:table-cell>
          <table:table-cell table:formula="of:=MEDIAN([DATA.I20];[DATA.I65];[DATA.I110];[DATA.I155];[DATA.I200])" office:value-type="float" office:value="18.299862" calcext:value-type="float">
            <text:p>18,299862</text:p>
          </table:table-cell>
          <table:table-cell table:formula="of:=MEDIAN([DATA.J20];[DATA.J65];[DATA.J110];[DATA.J155];[DATA.J200])" office:value-type="float" office:value="0.039817" calcext:value-type="float">
            <text:p>0,039817</text:p>
          </table:table-cell>
          <table:table-cell table:formula="of:=MEDIAN([DATA.K20];[DATA.K65];[DATA.K110];[DATA.K155];[DATA.K200])" office:value-type="float" office:value="0.001585" calcext:value-type="float">
            <text:p>0,001585</text:p>
          </table:table-cell>
          <table:table-cell table:formula="of:=MEDIAN([DATA.L20];[DATA.L65];[DATA.L110];[DATA.L155];[DATA.L200])" office:value-type="float" office:value="27.998732" calcext:value-type="float">
            <text:p>27,998732</text:p>
          </table:table-cell>
          <table:table-cell table:formula="of:=MEDIAN([DATA.M20];[DATA.M65];[DATA.M110];[DATA.M155];[DATA.M200])" office:value-type="float" office:value="16.847257" calcext:value-type="float">
            <text:p>16,847257</text:p>
          </table:table-cell>
          <table:table-cell table:formula="of:=MEDIAN([DATA.N20];[DATA.N65];[DATA.N110];[DATA.N155];[DATA.N200])" office:value-type="string" office:string-value="" calcext:value-type="error">
            <text:p>#WERT!</text:p>
          </table:table-cell>
          <table:table-cell table:formula="of:=MEDIAN([DATA.O20];[DATA.O65];[DATA.O110];[DATA.O155];[DATA.O200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table:formula="of:=MEDIAN([DATA.D41];[DATA.D86];[DATA.D131];[DATA.D176];[DATA.D221])" office:value-type="float" office:value="9437184" calcext:value-type="float">
            <text:p>9437184</text:p>
          </table:table-cell>
          <table:table-cell table:formula="of:=MEDIAN([DATA.E41];[DATA.E86];[DATA.E131];[DATA.E176];[DATA.E221])" office:value-type="string" office:string-value="" calcext:value-type="error">
            <text:p>#WERT!</text:p>
          </table:table-cell>
          <table:table-cell table:formula="of:=MEDIAN([DATA.F41];[DATA.F86];[DATA.F131];[DATA.F176];[DATA.F221])" office:value-type="float" office:value="0.317575" calcext:value-type="float">
            <text:p>0,317575</text:p>
          </table:table-cell>
          <table:table-cell table:formula="of:=MEDIAN([DATA.G41];[DATA.G86];[DATA.G131];[DATA.G176];[DATA.G221])" office:value-type="float" office:value="0.100854" calcext:value-type="float">
            <text:p>0,100854</text:p>
          </table:table-cell>
          <table:table-cell table:formula="of:=MEDIAN([DATA.H41];[DATA.H86];[DATA.H131];[DATA.H176];[DATA.H221])" office:value-type="float" office:value="9.963069" calcext:value-type="float">
            <text:p>9,963069</text:p>
          </table:table-cell>
          <table:table-cell table:formula="of:=MEDIAN([DATA.I41];[DATA.I86];[DATA.I131];[DATA.I176];[DATA.I221])" office:value-type="float" office:value="127.202121" calcext:value-type="float">
            <text:p>127,202121</text:p>
          </table:table-cell>
          <table:table-cell table:formula="of:=MEDIAN([DATA.J41];[DATA.J86];[DATA.J131];[DATA.J176];[DATA.J221])" office:value-type="float" office:value="0.167951" calcext:value-type="float">
            <text:p>0,167951</text:p>
          </table:table-cell>
          <table:table-cell table:formula="of:=MEDIAN([DATA.K41];[DATA.K86];[DATA.K131];[DATA.K176];[DATA.K221])" office:value-type="float" office:value="0.028207" calcext:value-type="float">
            <text:p>0,028207</text:p>
          </table:table-cell>
          <table:table-cell table:formula="of:=MEDIAN([DATA.L41];[DATA.L86];[DATA.L131];[DATA.L176];[DATA.L221])" office:value-type="float" office:value="15.496359" calcext:value-type="float">
            <text:p>15,496359</text:p>
          </table:table-cell>
          <table:table-cell table:formula="of:=MEDIAN([DATA.M41];[DATA.M86];[DATA.M131];[DATA.M176];[DATA.M221])" office:value-type="float" office:value="106.28037" calcext:value-type="float">
            <text:p>106,28037</text:p>
          </table:table-cell>
          <table:table-cell table:formula="of:=MEDIAN([DATA.N41];[DATA.N86];[DATA.N131];[DATA.N176];[DATA.N221])" office:value-type="string" office:string-value="" calcext:value-type="error">
            <text:p>#WERT!</text:p>
          </table:table-cell>
          <table:table-cell table:formula="of:=MEDIAN([DATA.O41];[DATA.O86];[DATA.O131];[DATA.O176];[DATA.O221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table:formula="of:=MEDIAN([DATA.D22];[DATA.D67];[DATA.D112];[DATA.D157];[DATA.D202])" office:value-type="float" office:value="11796480" calcext:value-type="float">
            <text:p>11796480</text:p>
          </table:table-cell>
          <table:table-cell table:formula="of:=MEDIAN([DATA.E22];[DATA.E67];[DATA.E112];[DATA.E157];[DATA.E202])" office:value-type="string" office:string-value="" calcext:value-type="error">
            <text:p>#WERT!</text:p>
          </table:table-cell>
          <table:table-cell table:formula="of:=MEDIAN([DATA.F22];[DATA.F67];[DATA.F112];[DATA.F157];[DATA.F202])" office:value-type="float" office:value="0.075839" calcext:value-type="float">
            <text:p>0,075839</text:p>
          </table:table-cell>
          <table:table-cell table:formula="of:=MEDIAN([DATA.G22];[DATA.G67];[DATA.G112];[DATA.G157];[DATA.G202])" office:value-type="float" office:value="0.005751" calcext:value-type="float">
            <text:p>0,005751</text:p>
          </table:table-cell>
          <table:table-cell table:formula="of:=MEDIAN([DATA.H22];[DATA.H67];[DATA.H112];[DATA.H157];[DATA.H202])" office:value-type="float" office:value="22.402196" calcext:value-type="float">
            <text:p>22,402196</text:p>
          </table:table-cell>
          <table:table-cell table:formula="of:=MEDIAN([DATA.I22];[DATA.I67];[DATA.I112];[DATA.I157];[DATA.I202])" office:value-type="float" office:value="18.256085" calcext:value-type="float">
            <text:p>18,256085</text:p>
          </table:table-cell>
          <table:table-cell table:formula="of:=MEDIAN([DATA.J22];[DATA.J67];[DATA.J112];[DATA.J157];[DATA.J202])" office:value-type="float" office:value="0.039768" calcext:value-type="float">
            <text:p>0,039768</text:p>
          </table:table-cell>
          <table:table-cell table:formula="of:=MEDIAN([DATA.K22];[DATA.K67];[DATA.K112];[DATA.K157];[DATA.K202])" office:value-type="float" office:value="0.001582" calcext:value-type="float">
            <text:p>0,001582</text:p>
          </table:table-cell>
          <table:table-cell table:formula="of:=MEDIAN([DATA.L22];[DATA.L67];[DATA.L112];[DATA.L157];[DATA.L202])" office:value-type="float" office:value="28.009264" calcext:value-type="float">
            <text:p>28,009264</text:p>
          </table:table-cell>
          <table:table-cell table:formula="of:=MEDIAN([DATA.M22];[DATA.M67];[DATA.M112];[DATA.M157];[DATA.M202])" office:value-type="float" office:value="19.824766" calcext:value-type="float">
            <text:p>19,824766</text:p>
          </table:table-cell>
          <table:table-cell table:formula="of:=MEDIAN([DATA.N22];[DATA.N67];[DATA.N112];[DATA.N157];[DATA.N202])" office:value-type="string" office:string-value="" calcext:value-type="error">
            <text:p>#WERT!</text:p>
          </table:table-cell>
          <table:table-cell table:formula="of:=MEDIAN([DATA.O22];[DATA.O67];[DATA.O112];[DATA.O157];[DATA.O202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table:formula="of:=MEDIAN([DATA.D21];[DATA.D66];[DATA.D111];[DATA.D156];[DATA.D201])" office:value-type="float" office:value="9437184" calcext:value-type="float">
            <text:p>9437184</text:p>
          </table:table-cell>
          <table:table-cell table:formula="of:=MEDIAN([DATA.E21];[DATA.E66];[DATA.E111];[DATA.E156];[DATA.E201])" office:value-type="string" office:string-value="" calcext:value-type="error">
            <text:p>#WERT!</text:p>
          </table:table-cell>
          <table:table-cell table:formula="of:=MEDIAN([DATA.F21];[DATA.F66];[DATA.F111];[DATA.F156];[DATA.F201])" office:value-type="float" office:value="0.075942" calcext:value-type="float">
            <text:p>0,075942</text:p>
          </table:table-cell>
          <table:table-cell table:formula="of:=MEDIAN([DATA.G21];[DATA.G66];[DATA.G111];[DATA.G156];[DATA.G201])" office:value-type="float" office:value="0.005767" calcext:value-type="float">
            <text:p>0,005767</text:p>
          </table:table-cell>
          <table:table-cell table:formula="of:=MEDIAN([DATA.H21];[DATA.H66];[DATA.H111];[DATA.H156];[DATA.H201])" office:value-type="float" office:value="22.39032" calcext:value-type="float">
            <text:p>22,39032</text:p>
          </table:table-cell>
          <table:table-cell table:formula="of:=MEDIAN([DATA.I21];[DATA.I66];[DATA.I111];[DATA.I156];[DATA.I201])" office:value-type="float" office:value="18.790389" calcext:value-type="float">
            <text:p>18,790389</text:p>
          </table:table-cell>
          <table:table-cell table:formula="of:=MEDIAN([DATA.J21];[DATA.J66];[DATA.J111];[DATA.J156];[DATA.J201])" office:value-type="float" office:value="0.039775" calcext:value-type="float">
            <text:p>0,039775</text:p>
          </table:table-cell>
          <table:table-cell table:formula="of:=MEDIAN([DATA.K21];[DATA.K66];[DATA.K111];[DATA.K156];[DATA.K201])" office:value-type="float" office:value="0.001582" calcext:value-type="float">
            <text:p>0,001582</text:p>
          </table:table-cell>
          <table:table-cell table:formula="of:=MEDIAN([DATA.L21];[DATA.L66];[DATA.L111];[DATA.L156];[DATA.L201])" office:value-type="float" office:value="28.007883" calcext:value-type="float">
            <text:p>28,007883</text:p>
          </table:table-cell>
          <table:table-cell table:formula="of:=MEDIAN([DATA.M21];[DATA.M66];[DATA.M111];[DATA.M156];[DATA.M201])" office:value-type="float" office:value="18.7789" calcext:value-type="float">
            <text:p>18,7789</text:p>
          </table:table-cell>
          <table:table-cell table:formula="of:=MEDIAN([DATA.N21];[DATA.N66];[DATA.N111];[DATA.N156];[DATA.N201])" office:value-type="string" office:string-value="" calcext:value-type="error">
            <text:p>#WERT!</text:p>
          </table:table-cell>
          <table:table-cell table:formula="of:=MEDIAN([DATA.O21];[DATA.O66];[DATA.O111];[DATA.O156];[DATA.O201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table:formula="of:=MEDIAN([DATA.D42];[DATA.D87];[DATA.D132];[DATA.D177];[DATA.D222])" office:value-type="float" office:value="11796480" calcext:value-type="float">
            <text:p>11796480</text:p>
          </table:table-cell>
          <table:table-cell table:formula="of:=MEDIAN([DATA.E42];[DATA.E87];[DATA.E132];[DATA.E177];[DATA.E222])" office:value-type="string" office:string-value="" calcext:value-type="error">
            <text:p>#WERT!</text:p>
          </table:table-cell>
          <table:table-cell table:formula="of:=MEDIAN([DATA.F42];[DATA.F87];[DATA.F132];[DATA.F177];[DATA.F222])" office:value-type="float" office:value="0.317366" calcext:value-type="float">
            <text:p>0,317366</text:p>
          </table:table-cell>
          <table:table-cell table:formula="of:=MEDIAN([DATA.G42];[DATA.G87];[DATA.G132];[DATA.G177];[DATA.G222])" office:value-type="float" office:value="0.100721" calcext:value-type="float">
            <text:p>0,100721</text:p>
          </table:table-cell>
          <table:table-cell table:formula="of:=MEDIAN([DATA.H42];[DATA.H87];[DATA.H132];[DATA.H177];[DATA.H222])" office:value-type="float" office:value="9.968792" calcext:value-type="float">
            <text:p>9,968792</text:p>
          </table:table-cell>
          <table:table-cell table:formula="of:=MEDIAN([DATA.I42];[DATA.I87];[DATA.I132];[DATA.I177];[DATA.I222])" office:value-type="float" office:value="126.714482" calcext:value-type="float">
            <text:p>126,714482</text:p>
          </table:table-cell>
          <table:table-cell table:formula="of:=MEDIAN([DATA.J42];[DATA.J87];[DATA.J132];[DATA.J177];[DATA.J222])" office:value-type="float" office:value="0.167899" calcext:value-type="float">
            <text:p>0,167899</text:p>
          </table:table-cell>
          <table:table-cell table:formula="of:=MEDIAN([DATA.K42];[DATA.K87];[DATA.K132];[DATA.K177];[DATA.K222])" office:value-type="float" office:value="0.02819" calcext:value-type="float">
            <text:p>0,02819</text:p>
          </table:table-cell>
          <table:table-cell table:formula="of:=MEDIAN([DATA.L42];[DATA.L87];[DATA.L132];[DATA.L177];[DATA.L222])" office:value-type="float" office:value="15.499046" calcext:value-type="float">
            <text:p>15,499046</text:p>
          </table:table-cell>
          <table:table-cell table:formula="of:=MEDIAN([DATA.M42];[DATA.M87];[DATA.M132];[DATA.M177];[DATA.M222])" office:value-type="float" office:value="106.136557" calcext:value-type="float">
            <text:p>106,136557</text:p>
          </table:table-cell>
          <table:table-cell table:formula="of:=MEDIAN([DATA.N42];[DATA.N87];[DATA.N132];[DATA.N177];[DATA.N222])" office:value-type="string" office:string-value="" calcext:value-type="error">
            <text:p>#WERT!</text:p>
          </table:table-cell>
          <table:table-cell table:formula="of:=MEDIAN([DATA.O42];[DATA.O87];[DATA.O132];[DATA.O177];[DATA.O222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table:formula="of:=MEDIAN([DATA.D45];[DATA.D90];[DATA.D135];[DATA.D180];[DATA.D225])" office:value-type="float" office:value="9437184" calcext:value-type="float">
            <text:p>9437184</text:p>
          </table:table-cell>
          <table:table-cell table:formula="of:=MEDIAN([DATA.E45];[DATA.E90];[DATA.E135];[DATA.E180];[DATA.E225])" office:value-type="string" office:string-value="" calcext:value-type="error">
            <text:p>#WERT!</text:p>
          </table:table-cell>
          <table:table-cell table:formula="of:=MEDIAN([DATA.F45];[DATA.F90];[DATA.F135];[DATA.F180];[DATA.F225])" office:value-type="float" office:value="0.320651" calcext:value-type="float">
            <text:p>0,320651</text:p>
          </table:table-cell>
          <table:table-cell table:formula="of:=MEDIAN([DATA.G45];[DATA.G90];[DATA.G135];[DATA.G180];[DATA.G225])" office:value-type="float" office:value="0.102817" calcext:value-type="float">
            <text:p>0,102817</text:p>
          </table:table-cell>
          <table:table-cell table:formula="of:=MEDIAN([DATA.H45];[DATA.H90];[DATA.H135];[DATA.H180];[DATA.H225])" office:value-type="float" office:value="9.879349" calcext:value-type="float">
            <text:p>9,879349</text:p>
          </table:table-cell>
          <table:table-cell table:formula="of:=MEDIAN([DATA.I45];[DATA.I90];[DATA.I135];[DATA.I180];[DATA.I225])" office:value-type="float" office:value="120.097434" calcext:value-type="float">
            <text:p>120,097434</text:p>
          </table:table-cell>
          <table:table-cell table:formula="of:=MEDIAN([DATA.J45];[DATA.J90];[DATA.J135];[DATA.J180];[DATA.J225])" office:value-type="float" office:value="0.160841" calcext:value-type="float">
            <text:p>0,160841</text:p>
          </table:table-cell>
          <table:table-cell table:formula="of:=MEDIAN([DATA.K45];[DATA.K90];[DATA.K135];[DATA.K180];[DATA.K225])" office:value-type="float" office:value="0.02587" calcext:value-type="float">
            <text:p>0,02587</text:p>
          </table:table-cell>
          <table:table-cell table:formula="of:=MEDIAN([DATA.L45];[DATA.L90];[DATA.L135];[DATA.L180];[DATA.L225])" office:value-type="float" office:value="15.872063" calcext:value-type="float">
            <text:p>15,872063</text:p>
          </table:table-cell>
          <table:table-cell table:formula="of:=MEDIAN([DATA.M45];[DATA.M90];[DATA.M135];[DATA.M180];[DATA.M225])" office:value-type="float" office:value="105.932351" calcext:value-type="float">
            <text:p>105,932351</text:p>
          </table:table-cell>
          <table:table-cell table:formula="of:=MEDIAN([DATA.N45];[DATA.N90];[DATA.N135];[DATA.N180];[DATA.N225])" office:value-type="string" office:string-value="" calcext:value-type="error">
            <text:p>#WERT!</text:p>
          </table:table-cell>
          <table:table-cell table:formula="of:=MEDIAN([DATA.O45];[DATA.O90];[DATA.O135];[DATA.O180];[DATA.O225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table:formula="of:=MEDIAN([DATA.D46];[DATA.D91];[DATA.D136];[DATA.D181];[DATA.D226])" office:value-type="float" office:value="11796480" calcext:value-type="float">
            <text:p>11796480</text:p>
          </table:table-cell>
          <table:table-cell table:formula="of:=MEDIAN([DATA.E46];[DATA.E91];[DATA.E136];[DATA.E181];[DATA.E226])" office:value-type="string" office:string-value="" calcext:value-type="error">
            <text:p>#WERT!</text:p>
          </table:table-cell>
          <table:table-cell table:formula="of:=MEDIAN([DATA.F46];[DATA.F91];[DATA.F136];[DATA.F181];[DATA.F226])" office:value-type="float" office:value="0.320754" calcext:value-type="float">
            <text:p>0,320754</text:p>
          </table:table-cell>
          <table:table-cell table:formula="of:=MEDIAN([DATA.G46];[DATA.G91];[DATA.G136];[DATA.G181];[DATA.G226])" office:value-type="float" office:value="0.102883" calcext:value-type="float">
            <text:p>0,102883</text:p>
          </table:table-cell>
          <table:table-cell table:formula="of:=MEDIAN([DATA.H46];[DATA.H91];[DATA.H136];[DATA.H181];[DATA.H226])" office:value-type="float" office:value="9.876561" calcext:value-type="float">
            <text:p>9,876561</text:p>
          </table:table-cell>
          <table:table-cell table:formula="of:=MEDIAN([DATA.I46];[DATA.I91];[DATA.I136];[DATA.I181];[DATA.I226])" office:value-type="float" office:value="120.717948" calcext:value-type="float">
            <text:p>120,717948</text:p>
          </table:table-cell>
          <table:table-cell table:formula="of:=MEDIAN([DATA.J46];[DATA.J91];[DATA.J136];[DATA.J181];[DATA.J226])" office:value-type="float" office:value="0.160824" calcext:value-type="float">
            <text:p>0,160824</text:p>
          </table:table-cell>
          <table:table-cell table:formula="of:=MEDIAN([DATA.K46];[DATA.K91];[DATA.K136];[DATA.K181];[DATA.K226])" office:value-type="float" office:value="0.025864" calcext:value-type="float">
            <text:p>0,025864</text:p>
          </table:table-cell>
          <table:table-cell table:formula="of:=MEDIAN([DATA.L46];[DATA.L91];[DATA.L136];[DATA.L181];[DATA.L226])" office:value-type="float" office:value="15.872968" calcext:value-type="float">
            <text:p>15,872968</text:p>
          </table:table-cell>
          <table:table-cell table:formula="of:=MEDIAN([DATA.M46];[DATA.M91];[DATA.M136];[DATA.M181];[DATA.M226])" office:value-type="float" office:value="93.516525" calcext:value-type="float">
            <text:p>93,516525</text:p>
          </table:table-cell>
          <table:table-cell table:formula="of:=MEDIAN([DATA.N46];[DATA.N91];[DATA.N136];[DATA.N181];[DATA.N226])" office:value-type="string" office:string-value="" calcext:value-type="error">
            <text:p>#WERT!</text:p>
          </table:table-cell>
          <table:table-cell table:formula="of:=MEDIAN([DATA.O46];[DATA.O91];[DATA.O136];[DATA.O181];[DATA.O226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table:formula="of:=MEDIAN([DATA.D40];[DATA.D85];[DATA.D130];[DATA.D175];[DATA.D220])" office:value-type="float" office:value="7077888" calcext:value-type="float">
            <text:p>7077888</text:p>
          </table:table-cell>
          <table:table-cell table:formula="of:=MEDIAN([DATA.E40];[DATA.E85];[DATA.E130];[DATA.E175];[DATA.E220])" office:value-type="string" office:string-value="" calcext:value-type="error">
            <text:p>#WERT!</text:p>
          </table:table-cell>
          <table:table-cell table:formula="of:=MEDIAN([DATA.F40];[DATA.F85];[DATA.F130];[DATA.F175];[DATA.F220])" office:value-type="float" office:value="0.31767" calcext:value-type="float">
            <text:p>0,31767</text:p>
          </table:table-cell>
          <table:table-cell table:formula="of:=MEDIAN([DATA.G40];[DATA.G85];[DATA.G130];[DATA.G175];[DATA.G220])" office:value-type="float" office:value="0.100914" calcext:value-type="float">
            <text:p>0,100914</text:p>
          </table:table-cell>
          <table:table-cell table:formula="of:=MEDIAN([DATA.H40];[DATA.H85];[DATA.H130];[DATA.H175];[DATA.H220])" office:value-type="float" office:value="9.960483" calcext:value-type="float">
            <text:p>9,960483</text:p>
          </table:table-cell>
          <table:table-cell table:formula="of:=MEDIAN([DATA.I40];[DATA.I85];[DATA.I130];[DATA.I175];[DATA.I220])" office:value-type="float" office:value="123.790054" calcext:value-type="float">
            <text:p>123,790054</text:p>
          </table:table-cell>
          <table:table-cell table:formula="of:=MEDIAN([DATA.J40];[DATA.J85];[DATA.J130];[DATA.J175];[DATA.J220])" office:value-type="float" office:value="0.168326" calcext:value-type="float">
            <text:p>0,168326</text:p>
          </table:table-cell>
          <table:table-cell table:formula="of:=MEDIAN([DATA.K40];[DATA.K85];[DATA.K130];[DATA.K175];[DATA.K220])" office:value-type="float" office:value="0.028334" calcext:value-type="float">
            <text:p>0,028334</text:p>
          </table:table-cell>
          <table:table-cell table:formula="of:=MEDIAN([DATA.L40];[DATA.L85];[DATA.L130];[DATA.L175];[DATA.L220])" office:value-type="float" office:value="15.476986" calcext:value-type="float">
            <text:p>15,476986</text:p>
          </table:table-cell>
          <table:table-cell table:formula="of:=MEDIAN([DATA.M40];[DATA.M85];[DATA.M130];[DATA.M175];[DATA.M220])" office:value-type="float" office:value="111.771489" calcext:value-type="float">
            <text:p>111,771489</text:p>
          </table:table-cell>
          <table:table-cell table:formula="of:=MEDIAN([DATA.N40];[DATA.N85];[DATA.N130];[DATA.N175];[DATA.N220])" office:value-type="string" office:string-value="" calcext:value-type="error">
            <text:p>#WERT!</text:p>
          </table:table-cell>
          <table:table-cell table:formula="of:=MEDIAN([DATA.O40];[DATA.O85];[DATA.O130];[DATA.O175];[DATA.O220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table:formula="of:=MEDIAN([DATA.D44];[DATA.D89];[DATA.D134];[DATA.D179];[DATA.D224])" office:value-type="float" office:value="7077888" calcext:value-type="float">
            <text:p>7077888</text:p>
          </table:table-cell>
          <table:table-cell table:formula="of:=MEDIAN([DATA.E44];[DATA.E89];[DATA.E134];[DATA.E179];[DATA.E224])" office:value-type="string" office:string-value="" calcext:value-type="error">
            <text:p>#WERT!</text:p>
          </table:table-cell>
          <table:table-cell table:formula="of:=MEDIAN([DATA.F44];[DATA.F89];[DATA.F134];[DATA.F179];[DATA.F224])" office:value-type="float" office:value="0.319959" calcext:value-type="float">
            <text:p>0,319959</text:p>
          </table:table-cell>
          <table:table-cell table:formula="of:=MEDIAN([DATA.G44];[DATA.G89];[DATA.G134];[DATA.G179];[DATA.G224])" office:value-type="float" office:value="0.102374" calcext:value-type="float">
            <text:p>0,102374</text:p>
          </table:table-cell>
          <table:table-cell table:formula="of:=MEDIAN([DATA.H44];[DATA.H89];[DATA.H134];[DATA.H179];[DATA.H224])" office:value-type="float" office:value="9.898105" calcext:value-type="float">
            <text:p>9,898105</text:p>
          </table:table-cell>
          <table:table-cell table:formula="of:=MEDIAN([DATA.I44];[DATA.I89];[DATA.I134];[DATA.I179];[DATA.I224])" office:value-type="float" office:value="120.160029" calcext:value-type="float">
            <text:p>120,160029</text:p>
          </table:table-cell>
          <table:table-cell table:formula="of:=MEDIAN([DATA.J44];[DATA.J89];[DATA.J134];[DATA.J179];[DATA.J224])" office:value-type="float" office:value="0.160775" calcext:value-type="float">
            <text:p>0,160775</text:p>
          </table:table-cell>
          <table:table-cell table:formula="of:=MEDIAN([DATA.K44];[DATA.K89];[DATA.K134];[DATA.K179];[DATA.K224])" office:value-type="float" office:value="0.025849" calcext:value-type="float">
            <text:p>0,025849</text:p>
          </table:table-cell>
          <table:table-cell table:formula="of:=MEDIAN([DATA.L44];[DATA.L89];[DATA.L134];[DATA.L179];[DATA.L224])" office:value-type="float" office:value="15.875641" calcext:value-type="float">
            <text:p>15,875641</text:p>
          </table:table-cell>
          <table:table-cell table:formula="of:=MEDIAN([DATA.M44];[DATA.M89];[DATA.M134];[DATA.M179];[DATA.M224])" office:value-type="float" office:value="93.691411" calcext:value-type="float">
            <text:p>93,691411</text:p>
          </table:table-cell>
          <table:table-cell table:formula="of:=MEDIAN([DATA.N44];[DATA.N89];[DATA.N134];[DATA.N179];[DATA.N224])" office:value-type="string" office:string-value="" calcext:value-type="error">
            <text:p>#WERT!</text:p>
          </table:table-cell>
          <table:table-cell table:formula="of:=MEDIAN([DATA.O44];[DATA.O89];[DATA.O134];[DATA.O179];[DATA.O224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table:formula="of:=MEDIAN([DATA.D16];[DATA.D61];[DATA.D106];[DATA.D151];[DATA.D196])" office:value-type="float" office:value="7077888" calcext:value-type="float">
            <text:p>7077888</text:p>
          </table:table-cell>
          <table:table-cell table:formula="of:=MEDIAN([DATA.E16];[DATA.E61];[DATA.E106];[DATA.E151];[DATA.E196])" office:value-type="string" office:string-value="" calcext:value-type="error">
            <text:p>#WERT!</text:p>
          </table:table-cell>
          <table:table-cell table:formula="of:=MEDIAN([DATA.F16];[DATA.F61];[DATA.F106];[DATA.F151];[DATA.F196])" office:value-type="float" office:value="0.060851" calcext:value-type="float">
            <text:p>0,060851</text:p>
          </table:table-cell>
          <table:table-cell table:formula="of:=MEDIAN([DATA.G16];[DATA.G61];[DATA.G106];[DATA.G151];[DATA.G196])" office:value-type="float" office:value="0.003703" calcext:value-type="float">
            <text:p>0,003703</text:p>
          </table:table-cell>
          <table:table-cell table:formula="of:=MEDIAN([DATA.H16];[DATA.H61];[DATA.H106];[DATA.H151];[DATA.H196])" office:value-type="float" office:value="24.314653" calcext:value-type="float">
            <text:p>24,314653</text:p>
          </table:table-cell>
          <table:table-cell table:formula="of:=MEDIAN([DATA.I16];[DATA.I61];[DATA.I106];[DATA.I151];[DATA.I196])" office:value-type="float" office:value="51.840468" calcext:value-type="float">
            <text:p>51,840468</text:p>
          </table:table-cell>
          <table:table-cell table:formula="of:=MEDIAN([DATA.J16];[DATA.J61];[DATA.J106];[DATA.J151];[DATA.J196])" office:value-type="float" office:value="0.035349" calcext:value-type="float">
            <text:p>0,035349</text:p>
          </table:table-cell>
          <table:table-cell table:formula="of:=MEDIAN([DATA.K16];[DATA.K61];[DATA.K106];[DATA.K151];[DATA.K196])" office:value-type="float" office:value="0.00125" calcext:value-type="float">
            <text:p>0,00125</text:p>
          </table:table-cell>
          <table:table-cell table:formula="of:=MEDIAN([DATA.L16];[DATA.L61];[DATA.L106];[DATA.L151];[DATA.L196])" office:value-type="float" office:value="29.032521" calcext:value-type="float">
            <text:p>29,032521</text:p>
          </table:table-cell>
          <table:table-cell table:formula="of:=MEDIAN([DATA.M16];[DATA.M61];[DATA.M106];[DATA.M151];[DATA.M196])" office:value-type="float" office:value="51.022031" calcext:value-type="float">
            <text:p>51,022031</text:p>
          </table:table-cell>
          <table:table-cell table:formula="of:=MEDIAN([DATA.N16];[DATA.N61];[DATA.N106];[DATA.N151];[DATA.N196])" office:value-type="string" office:string-value="" calcext:value-type="error">
            <text:p>#WERT!</text:p>
          </table:table-cell>
          <table:table-cell table:formula="of:=MEDIAN([DATA.O16];[DATA.O61];[DATA.O106];[DATA.O151];[DATA.O196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table:formula="of:=MEDIAN([DATA.D17];[DATA.D62];[DATA.D107];[DATA.D152];[DATA.D197])" office:value-type="float" office:value="9437184" calcext:value-type="float">
            <text:p>9437184</text:p>
          </table:table-cell>
          <table:table-cell table:formula="of:=MEDIAN([DATA.E17];[DATA.E62];[DATA.E107];[DATA.E152];[DATA.E197])" office:value-type="string" office:string-value="" calcext:value-type="error">
            <text:p>#WERT!</text:p>
          </table:table-cell>
          <table:table-cell table:formula="of:=MEDIAN([DATA.F17];[DATA.F62];[DATA.F107];[DATA.F152];[DATA.F197])" office:value-type="float" office:value="0.063154" calcext:value-type="float">
            <text:p>0,063154</text:p>
          </table:table-cell>
          <table:table-cell table:formula="of:=MEDIAN([DATA.G17];[DATA.G62];[DATA.G107];[DATA.G152];[DATA.G197])" office:value-type="float" office:value="0.003988" calcext:value-type="float">
            <text:p>0,003988</text:p>
          </table:table-cell>
          <table:table-cell table:formula="of:=MEDIAN([DATA.H17];[DATA.H62];[DATA.H107];[DATA.H152];[DATA.H197])" office:value-type="float" office:value="23.991965" calcext:value-type="float">
            <text:p>23,991965</text:p>
          </table:table-cell>
          <table:table-cell table:formula="of:=MEDIAN([DATA.I17];[DATA.I62];[DATA.I107];[DATA.I152];[DATA.I197])" office:value-type="float" office:value="52.268115" calcext:value-type="float">
            <text:p>52,268115</text:p>
          </table:table-cell>
          <table:table-cell table:formula="of:=MEDIAN([DATA.J17];[DATA.J62];[DATA.J107];[DATA.J152];[DATA.J197])" office:value-type="float" office:value="0.036038" calcext:value-type="float">
            <text:p>0,036038</text:p>
          </table:table-cell>
          <table:table-cell table:formula="of:=MEDIAN([DATA.K17];[DATA.K62];[DATA.K107];[DATA.K152];[DATA.K197])" office:value-type="float" office:value="0.001299" calcext:value-type="float">
            <text:p>0,001299</text:p>
          </table:table-cell>
          <table:table-cell table:formula="of:=MEDIAN([DATA.L17];[DATA.L62];[DATA.L107];[DATA.L152];[DATA.L197])" office:value-type="float" office:value="28.864728" calcext:value-type="float">
            <text:p>28,864728</text:p>
          </table:table-cell>
          <table:table-cell table:formula="of:=MEDIAN([DATA.M17];[DATA.M62];[DATA.M107];[DATA.M152];[DATA.M197])" office:value-type="float" office:value="49.930538" calcext:value-type="float">
            <text:p>49,930538</text:p>
          </table:table-cell>
          <table:table-cell table:formula="of:=MEDIAN([DATA.N17];[DATA.N62];[DATA.N107];[DATA.N152];[DATA.N197])" office:value-type="string" office:string-value="" calcext:value-type="error">
            <text:p>#WERT!</text:p>
          </table:table-cell>
          <table:table-cell table:formula="of:=MEDIAN([DATA.O17];[DATA.O62];[DATA.O107];[DATA.O152];[DATA.O197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table:formula="of:=MEDIAN([DATA.D18];[DATA.D63];[DATA.D108];[DATA.D153];[DATA.D198])" office:value-type="float" office:value="11796480" calcext:value-type="float">
            <text:p>11796480</text:p>
          </table:table-cell>
          <table:table-cell table:formula="of:=MEDIAN([DATA.E18];[DATA.E63];[DATA.E108];[DATA.E153];[DATA.E198])" office:value-type="string" office:string-value="" calcext:value-type="error">
            <text:p>#WERT!</text:p>
          </table:table-cell>
          <table:table-cell table:formula="of:=MEDIAN([DATA.F18];[DATA.F63];[DATA.F108];[DATA.F153];[DATA.F198])" office:value-type="float" office:value="0.063585" calcext:value-type="float">
            <text:p>0,063585</text:p>
          </table:table-cell>
          <table:table-cell table:formula="of:=MEDIAN([DATA.G18];[DATA.G63];[DATA.G108];[DATA.G153];[DATA.G198])" office:value-type="float" office:value="0.004043" calcext:value-type="float">
            <text:p>0,004043</text:p>
          </table:table-cell>
          <table:table-cell table:formula="of:=MEDIAN([DATA.H18];[DATA.H63];[DATA.H108];[DATA.H153];[DATA.H198])" office:value-type="float" office:value="23.932941" calcext:value-type="float">
            <text:p>23,932941</text:p>
          </table:table-cell>
          <table:table-cell table:formula="of:=MEDIAN([DATA.I18];[DATA.I63];[DATA.I108];[DATA.I153];[DATA.I198])" office:value-type="float" office:value="52.364288" calcext:value-type="float">
            <text:p>52,364288</text:p>
          </table:table-cell>
          <table:table-cell table:formula="of:=MEDIAN([DATA.J18];[DATA.J63];[DATA.J108];[DATA.J153];[DATA.J198])" office:value-type="float" office:value="0.036212" calcext:value-type="float">
            <text:p>0,036212</text:p>
          </table:table-cell>
          <table:table-cell table:formula="of:=MEDIAN([DATA.K18];[DATA.K63];[DATA.K108];[DATA.K153];[DATA.K198])" office:value-type="float" office:value="0.001311" calcext:value-type="float">
            <text:p>0,001311</text:p>
          </table:table-cell>
          <table:table-cell table:formula="of:=MEDIAN([DATA.L18];[DATA.L63];[DATA.L108];[DATA.L153];[DATA.L198])" office:value-type="float" office:value="28.822885" calcext:value-type="float">
            <text:p>28,822885</text:p>
          </table:table-cell>
          <table:table-cell table:formula="of:=MEDIAN([DATA.M18];[DATA.M63];[DATA.M108];[DATA.M153];[DATA.M198])" office:value-type="float" office:value="50.104836" calcext:value-type="float">
            <text:p>50,104836</text:p>
          </table:table-cell>
          <table:table-cell table:formula="of:=MEDIAN([DATA.N18];[DATA.N63];[DATA.N108];[DATA.N153];[DATA.N198])" office:value-type="string" office:string-value="" calcext:value-type="error">
            <text:p>#WERT!</text:p>
          </table:table-cell>
          <table:table-cell table:formula="of:=MEDIAN([DATA.O18];[DATA.O63];[DATA.O108];[DATA.O153];[DATA.O198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table:formula="of:=MEDIAN([DATA.D15];[DATA.D60];[DATA.D105];[DATA.D150];[DATA.D195])" office:value-type="float" office:value="4718592" calcext:value-type="float">
            <text:p>4718592</text:p>
          </table:table-cell>
          <table:table-cell table:formula="of:=MEDIAN([DATA.E15];[DATA.E60];[DATA.E105];[DATA.E150];[DATA.E195])" office:value-type="string" office:string-value="" calcext:value-type="error">
            <text:p>#WERT!</text:p>
          </table:table-cell>
          <table:table-cell table:formula="of:=MEDIAN([DATA.F15];[DATA.F60];[DATA.F105];[DATA.F150];[DATA.F195])" office:value-type="float" office:value="0.055658" calcext:value-type="float">
            <text:p>0,055658</text:p>
          </table:table-cell>
          <table:table-cell table:formula="of:=MEDIAN([DATA.G15];[DATA.G60];[DATA.G105];[DATA.G150];[DATA.G195])" office:value-type="float" office:value="0.003098" calcext:value-type="float">
            <text:p>0,003098</text:p>
          </table:table-cell>
          <table:table-cell table:formula="of:=MEDIAN([DATA.H15];[DATA.H60];[DATA.H105];[DATA.H150];[DATA.H195])" office:value-type="float" office:value="25.089434" calcext:value-type="float">
            <text:p>25,089434</text:p>
          </table:table-cell>
          <table:table-cell table:formula="of:=MEDIAN([DATA.I15];[DATA.I60];[DATA.I105];[DATA.I150];[DATA.I195])" office:value-type="float" office:value="50.248186" calcext:value-type="float">
            <text:p>50,248186</text:p>
          </table:table-cell>
          <table:table-cell table:formula="of:=MEDIAN([DATA.J15];[DATA.J60];[DATA.J105];[DATA.J150];[DATA.J195])" office:value-type="float" office:value="0.032841" calcext:value-type="float">
            <text:p>0,032841</text:p>
          </table:table-cell>
          <table:table-cell table:formula="of:=MEDIAN([DATA.K15];[DATA.K60];[DATA.K105];[DATA.K150];[DATA.K195])" office:value-type="float" office:value="0.001079" calcext:value-type="float">
            <text:p>0,001079</text:p>
          </table:table-cell>
          <table:table-cell table:formula="of:=MEDIAN([DATA.L15];[DATA.L60];[DATA.L105];[DATA.L150];[DATA.L195])" office:value-type="float" office:value="29.671683" calcext:value-type="float">
            <text:p>29,671683</text:p>
          </table:table-cell>
          <table:table-cell table:formula="of:=MEDIAN([DATA.M15];[DATA.M60];[DATA.M105];[DATA.M150];[DATA.M195])" office:value-type="float" office:value="37.650404" calcext:value-type="float">
            <text:p>37,650404</text:p>
          </table:table-cell>
          <table:table-cell table:formula="of:=MEDIAN([DATA.N15];[DATA.N60];[DATA.N105];[DATA.N150];[DATA.N195])" office:value-type="string" office:string-value="" calcext:value-type="error">
            <text:p>#WERT!</text:p>
          </table:table-cell>
          <table:table-cell table:formula="of:=MEDIAN([DATA.O15];[DATA.O60];[DATA.O105];[DATA.O150];[DATA.O195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table:formula="of:=MEDIAN([DATA.D37];[DATA.D82];[DATA.D127];[DATA.D172];[DATA.D217])" office:value-type="float" office:value="9437184" calcext:value-type="float">
            <text:p>9437184</text:p>
          </table:table-cell>
          <table:table-cell table:formula="of:=MEDIAN([DATA.E37];[DATA.E82];[DATA.E127];[DATA.E172];[DATA.E217])" office:value-type="string" office:string-value="" calcext:value-type="error">
            <text:p>#WERT!</text:p>
          </table:table-cell>
          <table:table-cell table:formula="of:=MEDIAN([DATA.F37];[DATA.F82];[DATA.F127];[DATA.F172];[DATA.F217])" office:value-type="float" office:value="0.291323" calcext:value-type="float">
            <text:p>0,291323</text:p>
          </table:table-cell>
          <table:table-cell table:formula="of:=MEDIAN([DATA.G37];[DATA.G82];[DATA.G127];[DATA.G172];[DATA.G217])" office:value-type="float" office:value="0.084869" calcext:value-type="float">
            <text:p>0,084869</text:p>
          </table:table-cell>
          <table:table-cell table:formula="of:=MEDIAN([DATA.H37];[DATA.H82];[DATA.H127];[DATA.H172];[DATA.H217])" office:value-type="float" office:value="10.712507" calcext:value-type="float">
            <text:p>10,712507</text:p>
          </table:table-cell>
          <table:table-cell table:formula="of:=MEDIAN([DATA.I37];[DATA.I82];[DATA.I127];[DATA.I172];[DATA.I217])" office:value-type="float" office:value="90.87134" calcext:value-type="float">
            <text:p>90,87134</text:p>
          </table:table-cell>
          <table:table-cell table:formula="of:=MEDIAN([DATA.J37];[DATA.J82];[DATA.J127];[DATA.J172];[DATA.J217])" office:value-type="float" office:value="0.143145" calcext:value-type="float">
            <text:p>0,143145</text:p>
          </table:table-cell>
          <table:table-cell table:formula="of:=MEDIAN([DATA.K37];[DATA.K82];[DATA.K127];[DATA.K172];[DATA.K217])" office:value-type="float" office:value="0.02049" calcext:value-type="float">
            <text:p>0,02049</text:p>
          </table:table-cell>
          <table:table-cell table:formula="of:=MEDIAN([DATA.L37];[DATA.L82];[DATA.L127];[DATA.L172];[DATA.L217])" office:value-type="float" office:value="16.884477" calcext:value-type="float">
            <text:p>16,884477</text:p>
          </table:table-cell>
          <table:table-cell table:formula="of:=MEDIAN([DATA.M37];[DATA.M82];[DATA.M127];[DATA.M172];[DATA.M217])" office:value-type="float" office:value="76.673556" calcext:value-type="float">
            <text:p>76,673556</text:p>
          </table:table-cell>
          <table:table-cell table:formula="of:=MEDIAN([DATA.N37];[DATA.N82];[DATA.N127];[DATA.N172];[DATA.N217])" office:value-type="string" office:string-value="" calcext:value-type="error">
            <text:p>#WERT!</text:p>
          </table:table-cell>
          <table:table-cell table:formula="of:=MEDIAN([DATA.O37];[DATA.O82];[DATA.O127];[DATA.O172];[DATA.O217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table:formula="of:=MEDIAN([DATA.D38];[DATA.D83];[DATA.D128];[DATA.D173];[DATA.D218])" office:value-type="float" office:value="11796480" calcext:value-type="float">
            <text:p>11796480</text:p>
          </table:table-cell>
          <table:table-cell table:formula="of:=MEDIAN([DATA.E38];[DATA.E83];[DATA.E128];[DATA.E173];[DATA.E218])" office:value-type="string" office:string-value="" calcext:value-type="error">
            <text:p>#WERT!</text:p>
          </table:table-cell>
          <table:table-cell table:formula="of:=MEDIAN([DATA.F38];[DATA.F83];[DATA.F128];[DATA.F173];[DATA.F218])" office:value-type="float" office:value="0.323986" calcext:value-type="float">
            <text:p>0,323986</text:p>
          </table:table-cell>
          <table:table-cell table:formula="of:=MEDIAN([DATA.G38];[DATA.G83];[DATA.G128];[DATA.G173];[DATA.G218])" office:value-type="float" office:value="0.104967" calcext:value-type="float">
            <text:p>0,104967</text:p>
          </table:table-cell>
          <table:table-cell table:formula="of:=MEDIAN([DATA.H38];[DATA.H83];[DATA.H128];[DATA.H173];[DATA.H218])" office:value-type="float" office:value="9.789488" calcext:value-type="float">
            <text:p>9,789488</text:p>
          </table:table-cell>
          <table:table-cell table:formula="of:=MEDIAN([DATA.I38];[DATA.I83];[DATA.I128];[DATA.I173];[DATA.I218])" office:value-type="float" office:value="115.029305" calcext:value-type="float">
            <text:p>115,029305</text:p>
          </table:table-cell>
          <table:table-cell table:formula="of:=MEDIAN([DATA.J38];[DATA.J83];[DATA.J128];[DATA.J173];[DATA.J218])" office:value-type="float" office:value="0.168244" calcext:value-type="float">
            <text:p>0,168244</text:p>
          </table:table-cell>
          <table:table-cell table:formula="of:=MEDIAN([DATA.K38];[DATA.K83];[DATA.K128];[DATA.K173];[DATA.K218])" office:value-type="float" office:value="0.028306" calcext:value-type="float">
            <text:p>0,028306</text:p>
          </table:table-cell>
          <table:table-cell table:formula="of:=MEDIAN([DATA.L38];[DATA.L83];[DATA.L128];[DATA.L173];[DATA.L218])" office:value-type="float" office:value="15.481231" calcext:value-type="float">
            <text:p>15,481231</text:p>
          </table:table-cell>
          <table:table-cell table:formula="of:=MEDIAN([DATA.M38];[DATA.M83];[DATA.M128];[DATA.M173];[DATA.M218])" office:value-type="float" office:value="103.321923" calcext:value-type="float">
            <text:p>103,321923</text:p>
          </table:table-cell>
          <table:table-cell table:formula="of:=MEDIAN([DATA.N38];[DATA.N83];[DATA.N128];[DATA.N173];[DATA.N218])" office:value-type="string" office:string-value="" calcext:value-type="error">
            <text:p>#WERT!</text:p>
          </table:table-cell>
          <table:table-cell table:formula="of:=MEDIAN([DATA.O38];[DATA.O83];[DATA.O128];[DATA.O173];[DATA.O218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table:formula="of:=MEDIAN([DATA.D36];[DATA.D81];[DATA.D126];[DATA.D171];[DATA.D216])" office:value-type="float" office:value="7077888" calcext:value-type="float">
            <text:p>7077888</text:p>
          </table:table-cell>
          <table:table-cell table:formula="of:=MEDIAN([DATA.E36];[DATA.E81];[DATA.E126];[DATA.E171];[DATA.E216])" office:value-type="string" office:string-value="" calcext:value-type="error">
            <text:p>#WERT!</text:p>
          </table:table-cell>
          <table:table-cell table:formula="of:=MEDIAN([DATA.F36];[DATA.F81];[DATA.F126];[DATA.F171];[DATA.F216])" office:value-type="float" office:value="0.242511" calcext:value-type="float">
            <text:p>0,242511</text:p>
          </table:table-cell>
          <table:table-cell table:formula="of:=MEDIAN([DATA.G36];[DATA.G81];[DATA.G126];[DATA.G171];[DATA.G216])" office:value-type="float" office:value="0.058812" calcext:value-type="float">
            <text:p>0,058812</text:p>
          </table:table-cell>
          <table:table-cell table:formula="of:=MEDIAN([DATA.H36];[DATA.H81];[DATA.H126];[DATA.H171];[DATA.H216])" office:value-type="float" office:value="12.30536" calcext:value-type="float">
            <text:p>12,30536</text:p>
          </table:table-cell>
          <table:table-cell table:formula="of:=MEDIAN([DATA.I36];[DATA.I81];[DATA.I126];[DATA.I171];[DATA.I216])" office:value-type="float" office:value="80.280558" calcext:value-type="float">
            <text:p>80,280558</text:p>
          </table:table-cell>
          <table:table-cell table:formula="of:=MEDIAN([DATA.J36];[DATA.J81];[DATA.J126];[DATA.J171];[DATA.J216])" office:value-type="float" office:value="0.121118" calcext:value-type="float">
            <text:p>0,121118</text:p>
          </table:table-cell>
          <table:table-cell table:formula="of:=MEDIAN([DATA.K36];[DATA.K81];[DATA.K126];[DATA.K171];[DATA.K216])" office:value-type="float" office:value="0.01467" calcext:value-type="float">
            <text:p>0,01467</text:p>
          </table:table-cell>
          <table:table-cell table:formula="of:=MEDIAN([DATA.L36];[DATA.L81];[DATA.L126];[DATA.L171];[DATA.L216])" office:value-type="float" office:value="18.335793" calcext:value-type="float">
            <text:p>18,335793</text:p>
          </table:table-cell>
          <table:table-cell table:formula="of:=MEDIAN([DATA.M36];[DATA.M81];[DATA.M126];[DATA.M171];[DATA.M216])" office:value-type="float" office:value="69.466367" calcext:value-type="float">
            <text:p>69,466367</text:p>
          </table:table-cell>
          <table:table-cell table:formula="of:=MEDIAN([DATA.N36];[DATA.N81];[DATA.N126];[DATA.N171];[DATA.N216])" office:value-type="string" office:string-value="" calcext:value-type="error">
            <text:p>#WERT!</text:p>
          </table:table-cell>
          <table:table-cell table:formula="of:=MEDIAN([DATA.O36];[DATA.O81];[DATA.O126];[DATA.O171];[DATA.O216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table:formula="of:=MEDIAN([DATA.D35];[DATA.D80];[DATA.D125];[DATA.D170];[DATA.D215])" office:value-type="float" office:value="4718592" calcext:value-type="float">
            <text:p>4718592</text:p>
          </table:table-cell>
          <table:table-cell table:formula="of:=MEDIAN([DATA.E35];[DATA.E80];[DATA.E125];[DATA.E170];[DATA.E215])" office:value-type="string" office:string-value="" calcext:value-type="error">
            <text:p>#WERT!</text:p>
          </table:table-cell>
          <table:table-cell table:formula="of:=MEDIAN([DATA.F35];[DATA.F80];[DATA.F125];[DATA.F170];[DATA.F215])" office:value-type="float" office:value="0.18095" calcext:value-type="float">
            <text:p>0,18095</text:p>
          </table:table-cell>
          <table:table-cell table:formula="of:=MEDIAN([DATA.G35];[DATA.G80];[DATA.G125];[DATA.G170];[DATA.G215])" office:value-type="float" office:value="0.032743" calcext:value-type="float">
            <text:p>0,032743</text:p>
          </table:table-cell>
          <table:table-cell table:formula="of:=MEDIAN([DATA.H35];[DATA.H80];[DATA.H125];[DATA.H170];[DATA.H215])" office:value-type="float" office:value="14.848844" calcext:value-type="float">
            <text:p>14,848844</text:p>
          </table:table-cell>
          <table:table-cell table:formula="of:=MEDIAN([DATA.I35];[DATA.I80];[DATA.I125];[DATA.I170];[DATA.I215])" office:value-type="float" office:value="74.167578" calcext:value-type="float">
            <text:p>74,167578</text:p>
          </table:table-cell>
          <table:table-cell table:formula="of:=MEDIAN([DATA.J35];[DATA.J80];[DATA.J125];[DATA.J170];[DATA.J215])" office:value-type="float" office:value="0.090597" calcext:value-type="float">
            <text:p>0,090597</text:p>
          </table:table-cell>
          <table:table-cell table:formula="of:=MEDIAN([DATA.K35];[DATA.K80];[DATA.K125];[DATA.K170];[DATA.K215])" office:value-type="float" office:value="0.008208" calcext:value-type="float">
            <text:p>0,008208</text:p>
          </table:table-cell>
          <table:table-cell table:formula="of:=MEDIAN([DATA.L35];[DATA.L80];[DATA.L125];[DATA.L170];[DATA.L215])" office:value-type="float" office:value="20.857693" calcext:value-type="float">
            <text:p>20,857693</text:p>
          </table:table-cell>
          <table:table-cell table:formula="of:=MEDIAN([DATA.M35];[DATA.M80];[DATA.M125];[DATA.M170];[DATA.M215])" office:value-type="float" office:value="64.570317" calcext:value-type="float">
            <text:p>64,570317</text:p>
          </table:table-cell>
          <table:table-cell table:formula="of:=MEDIAN([DATA.N35];[DATA.N80];[DATA.N125];[DATA.N170];[DATA.N215])" office:value-type="string" office:string-value="" calcext:value-type="error">
            <text:p>#WERT!</text:p>
          </table:table-cell>
          <table:table-cell table:formula="of:=MEDIAN([DATA.O35];[DATA.O80];[DATA.O125];[DATA.O170];[DATA.O215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GB(A)</text:p>
          </table:table-cell>
          <table:table-cell table:formula="of:=MEDIAN([DATA.D2];[DATA.D47];[DATA.D92];[DATA.D137];[DATA.D182])" office:value-type="float" office:value="10194519" calcext:value-type="float">
            <text:p>10194519</text:p>
          </table:table-cell>
          <table:table-cell table:number-columns-repeated="11"/>
        </table:table-row>
      </table:table>
      <table:table table:name="Sheet4" table:style-name="ta2">
        <office:forms form:automatic-focus="false" form:apply-design-mode="false"/>
        <table:shapes>
          <draw:frame draw:z-index="0" draw:style-name="gr1" draw:text-style-name="P1" svg:width="431.6mm" svg:height="247mm" svg:x="4.18mm" svg:y="63.07mm">
            <draw:object draw:notify-on-update-of-ranges="Sheet4.A2:Sheet4.A12 Sheet4.B1:Sheet4.B1 Sheet4.B2:Sheet4.B12 Sheet4.C1:Sheet4.C1 Sheet4.C2:Sheet4.C12 Sheet4.D1:Sheet4.D1 Sheet4.D2:Sheet4.D12 Sheet4.E1:Sheet4.E1 Sheet4.E2:Sheet4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itle:</text:p>
          </table:table-cell>
          <table:table-cell table:formula="of:=INDIRECT(&quot;Average.&quot; &amp;[.J1] &amp; &quot;1&quot;)" office:value-type="string" office:string-value="LABMeanSquareErrorMetric" calcext:value-type="string">
            <text:p>LABMeanSquareErrorMetric</text:p>
          </table:table-cell>
          <table:table-cell table:style-name="ce3" office:value-type="string" calcext:value-type="string">
            <text:p>Column: 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table:formula="of:=INDIRECT(&quot;Average.&quot; &amp;[.J1] &amp; &quot;23&quot;)" office:value-type="float" office:value="0.00345591666666667" calcext:value-type="float">
            <text:p>0,003455916666667</text:p>
          </table:table-cell>
          <table:table-cell table:formula="of:=INDIRECT(&quot;Average.&quot; &amp;[.J1] &amp; &quot;24&quot;)" office:value-type="float" office:value="0.00347275" calcext:value-type="float">
            <text:p>0,00347275</text:p>
          </table:table-cell>
          <table:table-cell table:formula="of:=INDIRECT(&quot;Average.&quot; &amp;[.J1] &amp; &quot;25&quot;)" office:value-type="float" office:value="0.00348025" calcext:value-type="float">
            <text:p>0,00348025</text:p>
          </table:table-cell>
          <table:table-cell table:formula="of:=INDIRECT(&quot;Average.&quot; &amp;[.J1] &amp; &quot;26&quot;)" office:value-type="float" office:value="0.00348208333333333" calcext:value-type="float">
            <text:p>0,00348208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GB</text:p>
          </table:table-cell>
          <table:table-cell table:formula="of:=INDIRECT(&quot;Average.&quot; &amp;[.J1] &amp; &quot;27&quot;)" office:value-type="float" office:value="0.003518" calcext:value-type="float">
            <text:p>0,003518</text:p>
          </table:table-cell>
          <table:table-cell table:formula="of:=INDIRECT(&quot;Average.&quot; &amp;[.J1] &amp; &quot;28&quot;)" office:value-type="float" office:value="0.00348433333333333" calcext:value-type="float">
            <text:p>0,003484333333333</text:p>
          </table:table-cell>
          <table:table-cell table:formula="of:=INDIRECT(&quot;Average.&quot; &amp;[.J1] &amp; &quot;29&quot;)" office:value-type="float" office:value="0.00347825" calcext:value-type="float">
            <text:p>0,00347825</text:p>
          </table:table-cell>
          <table:table-cell table:formula="of:=INDIRECT(&quot;Average.&quot; &amp;[.J1] &amp; &quot;30&quot;)" office:value-type="float" office:value="0.003477" calcext:value-type="float">
            <text:p>0,0034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YK</text:p>
          </table:table-cell>
          <table:table-cell table:formula="of:=INDIRECT(&quot;Average.&quot; &amp;[.J1] &amp; &quot;3&quot;)" office:value-type="float" office:value="0.0001335" calcext:value-type="float">
            <text:p>0,0001335</text:p>
          </table:table-cell>
          <table:table-cell table:formula="of:=INDIRECT(&quot;Average.&quot; &amp;[.J1] &amp; &quot;4&quot;)" office:value-type="float" office:value="0.000141416666666667" calcext:value-type="float">
            <text:p>0,000141416666667</text:p>
          </table:table-cell>
          <table:table-cell table:formula="of:=INDIRECT(&quot;Average.&quot; &amp;[.J1] &amp; &quot;5&quot;)" office:value-type="float" office:value="0.0001455" calcext:value-type="float">
            <text:p>0,0001455</text:p>
          </table:table-cell>
          <table:table-cell table:formula="of:=INDIRECT(&quot;Average.&quot; &amp;[.J1] &amp; &quot;6&quot;)" office:value-type="float" office:value="0.0001465" calcext:value-type="float">
            <text:p>0,0001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YZ</text:p>
          </table:table-cell>
          <table:table-cell table:formula="of:=INDIRECT(&quot;Average.&quot; &amp;[.J1] &amp; &quot;31&quot;)" office:value-type="float" office:value="0.0050625" calcext:value-type="float">
            <text:p>0,0050625</text:p>
          </table:table-cell>
          <table:table-cell table:formula="of:=INDIRECT(&quot;Average.&quot; &amp;[.J1] &amp; &quot;32&quot;)" office:value-type="float" office:value="0.00482741666666667" calcext:value-type="float">
            <text:p>0,004827416666667</text:p>
          </table:table-cell>
          <table:table-cell table:formula="of:=INDIRECT(&quot;Average.&quot; &amp;[.J1] &amp; &quot;33&quot;)" office:value-type="float" office:value="0.00483733333333333" calcext:value-type="float">
            <text:p>0,004837333333333</text:p>
          </table:table-cell>
          <table:table-cell table:formula="of:=INDIRECT(&quot;Average.&quot; &amp;[.J1] &amp; &quot;34&quot;)" office:value-type="float" office:value="0.00483008333333333" calcext:value-type="float">
            <text:p>0,00483008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v</text:p>
          </table:table-cell>
          <table:table-cell table:formula="of:=INDIRECT(&quot;Average.&quot; &amp;[.J1] &amp; &quot;19&quot;)" office:value-type="float" office:value="0.00146875" calcext:value-type="float">
            <text:p>0,00146875</text:p>
          </table:table-cell>
          <table:table-cell table:formula="of:=INDIRECT(&quot;Average.&quot; &amp;[.J1] &amp; &quot;20&quot;)" office:value-type="float" office:value="0.00144583333333333" calcext:value-type="float">
            <text:p>0,001445833333333</text:p>
          </table:table-cell>
          <table:table-cell table:formula="of:=INDIRECT(&quot;Average.&quot; &amp;[.J1] &amp; &quot;21&quot;)" office:value-type="float" office:value="0.00145083333333333" calcext:value-type="float">
            <text:p>0,001450833333333</text:p>
          </table:table-cell>
          <table:table-cell table:formula="of:=INDIRECT(&quot;Average.&quot; &amp;[.J1] &amp; &quot;22&quot;)" office:value-type="float" office:value="0.00145258333333333" calcext:value-type="float">
            <text:p>0,00145258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b</text:p>
          </table:table-cell>
          <table:table-cell table:formula="of:=INDIRECT(&quot;Average.&quot; &amp;[.J1] &amp; &quot;15&quot;)" office:value-type="float" office:value="0.00108683333333333" calcext:value-type="float">
            <text:p>0,001086833333333</text:p>
          </table:table-cell>
          <table:table-cell table:formula="of:=INDIRECT(&quot;Average.&quot; &amp;[.J1] &amp; &quot;16&quot;)" office:value-type="float" office:value="0.00131016666666667" calcext:value-type="float">
            <text:p>0,001310166666667</text:p>
          </table:table-cell>
          <table:table-cell table:formula="of:=INDIRECT(&quot;Average.&quot; &amp;[.J1] &amp; &quot;17&quot;)" office:value-type="float" office:value="0.00137141666666667" calcext:value-type="float">
            <text:p>0,001371416666667</text:p>
          </table:table-cell>
          <table:table-cell table:formula="of:=INDIRECT(&quot;Average.&quot; &amp;[.J1] &amp; &quot;18&quot;)" office:value-type="float" office:value="0.00138683333333333" calcext:value-type="float">
            <text:p>0,0013868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L</text:p>
          </table:table-cell>
          <table:table-cell table:formula="of:=INDIRECT(&quot;Average.&quot; &amp;[.J1] &amp; &quot;11&quot;)" office:value-type="float" office:value="0.000785916666666667" calcext:value-type="float">
            <text:p>0,000785916666667</text:p>
          </table:table-cell>
          <table:table-cell table:formula="of:=INDIRECT(&quot;Average.&quot; &amp;[.J1] &amp; &quot;12&quot;)" office:value-type="float" office:value="0.000759416666666666" calcext:value-type="float">
            <text:p>0,000759416666667</text:p>
          </table:table-cell>
          <table:table-cell table:formula="of:=INDIRECT(&quot;Average.&quot; &amp;[.J1] &amp; &quot;13&quot;)" office:value-type="float" office:value="0.000753416666666667" calcext:value-type="float">
            <text:p>0,000753416666667</text:p>
          </table:table-cell>
          <table:table-cell table:formula="of:=INDIRECT(&quot;Average.&quot; &amp;[.J1] &amp; &quot;14&quot;)" office:value-type="float" office:value="0.000752916666666667" calcext:value-type="float">
            <text:p>0,00075291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CC</text:p>
          </table:table-cell>
          <table:table-cell table:formula="of:=INDIRECT(&quot;Average.&quot; &amp;[.J1] &amp; &quot;35&quot;)" office:value-type="float" office:value="0.00844966666666667" calcext:value-type="float">
            <text:p>0,008449666666667</text:p>
          </table:table-cell>
          <table:table-cell table:formula="of:=INDIRECT(&quot;Average.&quot; &amp;[.J1] &amp; &quot;36&quot;)" office:value-type="float" office:value="0.0145569166666667" calcext:value-type="float">
            <text:p>0,014556916666667</text:p>
          </table:table-cell>
          <table:table-cell table:formula="of:=INDIRECT(&quot;Average.&quot; &amp;[.J1] &amp; &quot;37&quot;)" office:value-type="float" office:value="0.0215616666666667" calcext:value-type="float">
            <text:p>0,021561666666667</text:p>
          </table:table-cell>
          <table:table-cell table:formula="of:=INDIRECT(&quot;Average.&quot; &amp;[.J1] &amp; &quot;38&quot;)" office:value-type="float" office:value="0.0289091666666667" calcext:value-type="float">
            <text:p>0,0289091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PbPr</text:p>
          </table:table-cell>
          <table:table-cell table:formula="of:=INDIRECT(&quot;Average.&quot; &amp;[.J1] &amp; &quot;39&quot;)" office:value-type="float" office:value="0.0284808333333333" calcext:value-type="float">
            <text:p>0,028480833333333</text:p>
          </table:table-cell>
          <table:table-cell table:formula="of:=INDIRECT(&quot;Average.&quot; &amp;[.J1] &amp; &quot;40&quot;)" office:value-type="float" office:value="0.0282421666666667" calcext:value-type="float">
            <text:p>0,028242166666667</text:p>
          </table:table-cell>
          <table:table-cell table:formula="of:=INDIRECT(&quot;Average.&quot; &amp;[.J1] &amp; &quot;41&quot;)" office:value-type="float" office:value="0.0281655833333333" calcext:value-type="float">
            <text:p>0,028165583333333</text:p>
          </table:table-cell>
          <table:table-cell table:formula="of:=INDIRECT(&quot;Average.&quot; &amp;[.J1] &amp; &quot;42&quot;)" office:value-type="float" office:value="0.0281615833333333" calcext:value-type="float">
            <text:p>0,02816158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CbCr</text:p>
          </table:table-cell>
          <table:table-cell table:formula="of:=INDIRECT(&quot;Average.&quot; &amp;[.J1] &amp; &quot;7&quot;)" office:value-type="float" office:value="0.00051675" calcext:value-type="float">
            <text:p>0,00051675</text:p>
          </table:table-cell>
          <table:table-cell table:formula="of:=INDIRECT(&quot;Average.&quot; &amp;[.J1] &amp; &quot;8&quot;)" office:value-type="float" office:value="0.0006395" calcext:value-type="float">
            <text:p>0,0006395</text:p>
          </table:table-cell>
          <table:table-cell table:formula="of:=INDIRECT(&quot;Average.&quot; &amp;[.J1] &amp; &quot;9&quot;)" office:value-type="float" office:value="0.000675083333333333" calcext:value-type="float">
            <text:p>0,000675083333333</text:p>
          </table:table-cell>
          <table:table-cell table:formula="of:=INDIRECT(&quot;Average.&quot; &amp;[.J1] &amp; &quot;10&quot;)" office:value-type="float" office:value="0.000683666666666667" calcext:value-type="float">
            <text:p>0,000683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UV</text:p>
          </table:table-cell>
          <table:table-cell table:formula="of:=INDIRECT(&quot;Average.&quot; &amp;[.J1] &amp; &quot;43&quot;)" office:value-type="float" office:value="0.0273144166666667" calcext:value-type="float">
            <text:p>0,027314416666667</text:p>
          </table:table-cell>
          <table:table-cell table:formula="of:=INDIRECT(&quot;Average.&quot; &amp;[.J1] &amp; &quot;44&quot;)" office:value-type="float" office:value="0.0270651666666667" calcext:value-type="float">
            <text:p>0,027065166666667</text:p>
          </table:table-cell>
          <table:table-cell table:formula="of:=INDIRECT(&quot;Average.&quot; &amp;[.J1] &amp; &quot;45&quot;)" office:value-type="float" office:value="0.02703775" calcext:value-type="float">
            <text:p>0,02703775</text:p>
          </table:table-cell>
          <table:table-cell table:formula="of:=INDIRECT(&quot;Average.&quot; &amp;[.J1] &amp; &quot;46&quot;)" office:value-type="float" office:value="0.0270276666666667" calcext:value-type="float">
            <text:p>0,02702766666666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DATA.B1:DATA.I673" table:display-filter-buttons="true" table:orientation="column"/>
        <table:database-range table:name="__Anonymous_Sheet_DB__2" table:target-range-address="MEDIAN.A1:MEDIAN.N4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0" loext:min-decimal-places="0" number:min-integer-digits="0"/>
    </number:number-style>
    <number:number-style style:name="N113">
      <number:number number:decimal-places="5" loext:min-decimal-places="5" number:min-integer-digits="0"/>
    </number:number-style>
    <number:number-style style:name="N114" number:title="User-defined">
      <number:number number:decimal-places="5" loext:min-decimal-places="5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.00.0000</text:date>, <text:time style:data-style-name="N2" text:time-value="11:19:51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05T14:21:07.773000000</dc:date>
    <meta:editing-duration>PT10H3M9S</meta:editing-duration>
    <meta:editing-cycles>23</meta:editing-cycles>
    <meta:generator>LibreOffice/6.3.2.2$Windows_X86_64 LibreOffice_project/98b30e735bda24bc04ab42594c85f7fd8be07b9c</meta:generator>
    <meta:document-statistic meta:table-count="4" meta:cell-count="763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8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8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 style:rotation-angle="90"/>
      <style:graphic-properties draw:stroke="none" draw:fill-color="#ffd320" dr3d:edge-rounding="5%"/>
      <style:text-properties fo:font-size="18pt" style:font-size-asian="10pt" style:font-size-complex="10pt"/>
    </style:style>
    <style:style style:name="ch13" style:family="chart" style:data-style-name="N111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579d1c" dr3d:edge-rounding="5%"/>
      <style:text-properties fo:font-size="18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3.161cm" svg:height="24.701cm" xlink:href=".." xlink:type="simple" chart:class="chart:bar" chart:style-name="ch1">
        <chart:subtitle svg:x="40.909cm" svg:y="9.718cm" chart:style-name="ch2">
          <text:p>Tiefe:</text:p>
        </chart:subtitle>
        <chart:legend chart:legend-position="end" svg:x="41.323cm" svg:y="10.602cm" style:legend-expansion="high" chart:style-name="ch3"/>
        <chart:plot-area chart:style-name="ch4" table:cell-range-address="Sheet4.A1:Sheet4.E12" chart:data-source-has-labels="both" svg:x="0.863cm" svg:y="2.085cm" svg:width="39.597cm" svg:height="22.122cm">
          <chartooo:coordinate-region svg:x="2.675cm" svg:y="2.443cm" svg:width="37.785cm" svg:height="20.8cm"/>
          <chart:axis chart:dimension="x" chart:name="primary-x" chart:style-name="ch5" chartooo:axis-type="auto">
            <chartooo:date-scale/>
            <chart:categories table:cell-range-address="Sheet4.A2:Sheet4.A12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4.B2:Sheet4.B12" chart:label-cell-address="Sheet4.B1:Sheet4.B1" chart:class="chart:bar">
            <chart:data-point chart:repeated="11"/>
          </chart:series>
          <chart:series chart:attached-axis="primary-y" chart:style-name="ch11" chart:values-cell-range-address="Sheet4.C2:Sheet4.C12" chart:label-cell-address="Sheet4.C1:Sheet4.C1" chart:class="chart:bar">
            <chart:data-point chart:repeated="11"/>
          </chart:series>
          <chart:series chart:attached-axis="primary-y" chart:style-name="ch12" chart:values-cell-range-address="Sheet4.D2:Sheet4.D12" chart:label-cell-address="Sheet4.D1:Sheet4.D1" chart:class="chart:bar">
            <chart:data-point chart:repeated="11"/>
          </chart:series>
          <chart:series chart:attached-axis="primary-y" chart:style-name="ch13" chart:values-cell-range-address="Sheet4.E2:Sheet4.E12" chart:label-cell-address="Sheet4.E1:Sheet4.E1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Sheet4.B1:Sheet4.B1</svg:desc>
                </draw:g>
              </table:table-cell>
              <table:table-cell office:value-type="string">
                <text:p>6</text:p>
                <draw:g>
                  <svg:desc>Sheet4.C1:Sheet4.C1</svg:desc>
                </draw:g>
              </table:table-cell>
              <table:table-cell office:value-type="string">
                <text:p>8</text:p>
                <draw:g>
                  <svg:desc>Sheet4.D1:Sheet4.D1</svg:desc>
                </draw:g>
              </table:table-cell>
              <table:table-cell office:value-type="string">
                <text:p>10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GB</text:p>
                <draw:g>
                  <svg:desc>Sheet4.A2:Sheet4.A12</svg:desc>
                </draw:g>
              </table:table-cell>
              <table:table-cell office:value-type="float" office:value="0.00345591666666667">
                <text:p>0.00345591666666667</text:p>
                <draw:g>
                  <svg:desc>Sheet4.B2:Sheet4.B12</svg:desc>
                </draw:g>
              </table:table-cell>
              <table:table-cell office:value-type="float" office:value="0.00347275">
                <text:p>0.00347275</text:p>
                <draw:g>
                  <svg:desc>Sheet4.C2:Sheet4.C12</svg:desc>
                </draw:g>
              </table:table-cell>
              <table:table-cell office:value-type="float" office:value="0.00348025">
                <text:p>0.00348025</text:p>
                <draw:g>
                  <svg:desc>Sheet4.D2:Sheet4.D12</svg:desc>
                </draw:g>
              </table:table-cell>
              <table:table-cell office:value-type="float" office:value="0.00348208333333333">
                <text:p>0.00348208333333333</text:p>
                <draw:g>
                  <svg:desc>Sheet4.E2:Sheet4.E12</svg:desc>
                </draw:g>
              </table:table-cell>
            </table:table-row>
            <table:table-row>
              <table:table-cell office:value-type="string">
                <text:p>sRGB</text:p>
              </table:table-cell>
              <table:table-cell office:value-type="float" office:value="0.003518">
                <text:p>0.003518</text:p>
              </table:table-cell>
              <table:table-cell office:value-type="float" office:value="0.00348433333333333">
                <text:p>0.00348433333333333</text:p>
              </table:table-cell>
              <table:table-cell office:value-type="float" office:value="0.00347825">
                <text:p>0.00347825</text:p>
              </table:table-cell>
              <table:table-cell office:value-type="float" office:value="0.003477">
                <text:p>0.003477</text:p>
              </table:table-cell>
            </table:table-row>
            <table:table-row>
              <table:table-cell office:value-type="string">
                <text:p>CMYK</text:p>
              </table:table-cell>
              <table:table-cell office:value-type="float" office:value="0.0001335">
                <text:p>0.0001335</text:p>
              </table:table-cell>
              <table:table-cell office:value-type="float" office:value="0.000141416666666667">
                <text:p>0.000141416666666667</text:p>
              </table:table-cell>
              <table:table-cell office:value-type="float" office:value="0.0001455">
                <text:p>0.0001455</text:p>
              </table:table-cell>
              <table:table-cell office:value-type="float" office:value="0.0001465">
                <text:p>0.0001465</text:p>
              </table:table-cell>
            </table:table-row>
            <table:table-row>
              <table:table-cell office:value-type="string">
                <text:p>XYZ</text:p>
              </table:table-cell>
              <table:table-cell office:value-type="float" office:value="0.0050625">
                <text:p>0.0050625</text:p>
              </table:table-cell>
              <table:table-cell office:value-type="float" office:value="0.00482741666666667">
                <text:p>0.00482741666666667</text:p>
              </table:table-cell>
              <table:table-cell office:value-type="float" office:value="0.00483733333333333">
                <text:p>0.00483733333333333</text:p>
              </table:table-cell>
              <table:table-cell office:value-type="float" office:value="0.00483008333333333">
                <text:p>0.00483008333333333</text:p>
              </table:table-cell>
            </table:table-row>
            <table:table-row>
              <table:table-cell office:value-type="string">
                <text:p>Luv</text:p>
              </table:table-cell>
              <table:table-cell office:value-type="float" office:value="0.00146875">
                <text:p>0.00146875</text:p>
              </table:table-cell>
              <table:table-cell office:value-type="float" office:value="0.00144583333333333">
                <text:p>0.00144583333333333</text:p>
              </table:table-cell>
              <table:table-cell office:value-type="float" office:value="0.00145083333333333">
                <text:p>0.00145083333333333</text:p>
              </table:table-cell>
              <table:table-cell office:value-type="float" office:value="0.00145258333333333">
                <text:p>0.00145258333333333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0.00108683333333333">
                <text:p>0.00108683333333333</text:p>
              </table:table-cell>
              <table:table-cell office:value-type="float" office:value="0.00131016666666667">
                <text:p>0.00131016666666667</text:p>
              </table:table-cell>
              <table:table-cell office:value-type="float" office:value="0.00137141666666667">
                <text:p>0.00137141666666667</text:p>
              </table:table-cell>
              <table:table-cell office:value-type="float" office:value="0.00138683333333333">
                <text:p>0.00138683333333333</text:p>
              </table:table-cell>
            </table:table-row>
            <table:table-row>
              <table:table-cell office:value-type="string">
                <text:p>HCL</text:p>
              </table:table-cell>
              <table:table-cell office:value-type="float" office:value="0.000785916666666667">
                <text:p>0.000785916666666667</text:p>
              </table:table-cell>
              <table:table-cell office:value-type="float" office:value="0.000759416666666666">
                <text:p>0.000759416666666666</text:p>
              </table:table-cell>
              <table:table-cell office:value-type="float" office:value="0.000753416666666667">
                <text:p>0.000753416666666667</text:p>
              </table:table-cell>
              <table:table-cell office:value-type="float" office:value="0.000752916666666667">
                <text:p>0.000752916666666667</text:p>
              </table:table-cell>
            </table:table-row>
            <table:table-row>
              <table:table-cell office:value-type="string">
                <text:p>YCC</text:p>
              </table:table-cell>
              <table:table-cell office:value-type="float" office:value="0.00844966666666667">
                <text:p>0.00844966666666667</text:p>
              </table:table-cell>
              <table:table-cell office:value-type="float" office:value="0.0145569166666667">
                <text:p>0.0145569166666667</text:p>
              </table:table-cell>
              <table:table-cell office:value-type="float" office:value="0.0215616666666667">
                <text:p>0.0215616666666667</text:p>
              </table:table-cell>
              <table:table-cell office:value-type="float" office:value="0.0289091666666667">
                <text:p>0.0289091666666667</text:p>
              </table:table-cell>
            </table:table-row>
            <table:table-row>
              <table:table-cell office:value-type="string">
                <text:p>YPbPr</text:p>
              </table:table-cell>
              <table:table-cell office:value-type="float" office:value="0.0284808333333333">
                <text:p>0.0284808333333333</text:p>
              </table:table-cell>
              <table:table-cell office:value-type="float" office:value="0.0282421666666667">
                <text:p>0.0282421666666667</text:p>
              </table:table-cell>
              <table:table-cell office:value-type="float" office:value="0.0281655833333333">
                <text:p>0.0281655833333333</text:p>
              </table:table-cell>
              <table:table-cell office:value-type="float" office:value="0.0281615833333333">
                <text:p>0.0281615833333333</text:p>
              </table:table-cell>
            </table:table-row>
            <table:table-row>
              <table:table-cell office:value-type="string">
                <text:p>YCbCr</text:p>
              </table:table-cell>
              <table:table-cell office:value-type="float" office:value="0.00051675">
                <text:p>0.00051675</text:p>
              </table:table-cell>
              <table:table-cell office:value-type="float" office:value="0.0006395">
                <text:p>0.0006395</text:p>
              </table:table-cell>
              <table:table-cell office:value-type="float" office:value="0.000675083333333333">
                <text:p>0.000675083333333333</text:p>
              </table:table-cell>
              <table:table-cell office:value-type="float" office:value="0.000683666666666667">
                <text:p>0.000683666666666667</text:p>
              </table:table-cell>
            </table:table-row>
            <table:table-row>
              <table:table-cell office:value-type="string">
                <text:p>YUV</text:p>
              </table:table-cell>
              <table:table-cell office:value-type="float" office:value="0.0273144166666667">
                <text:p>0.0273144166666667</text:p>
              </table:table-cell>
              <table:table-cell office:value-type="float" office:value="0.0270651666666667">
                <text:p>0.0270651666666667</text:p>
              </table:table-cell>
              <table:table-cell office:value-type="float" office:value="0.02703775">
                <text:p>0.02703775</text:p>
              </table:table-cell>
              <table:table-cell office:value-type="float" office:value="0.0270276666666667">
                <text:p>0.027027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